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DejaVu Sans" svg:font-family="'DejaVu Sans'" style:font-adornments="Book" style:font-family-generic="swiss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pitch="variable"/>
    <style:font-face style:name="StarSymbol" svg:font-family="Star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normal" officeooo:rsid="019c44eb" officeooo:paragraph-rsid="019c44eb" style:font-size-asian="9pt" style:font-weight-asian="normal" style:font-name-complex="Rubik" style:font-size-complex="9pt" style:font-weight-complex="normal"/>
    </style:style>
    <style:style style:name="P3" style:family="paragraph" style:parent-style-name="Math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weight="bold" officeooo:rsid="017079b8" officeooo:paragraph-rsid="018bebca" style:font-weight-asian="bold" style:font-weight-complex="bold"/>
    </style:style>
    <style:style style:name="P5" style:family="paragraph" style:parent-style-name="Text_20_body">
      <style:text-properties officeooo:rsid="0191c27a" officeooo:paragraph-rsid="0191c27a"/>
    </style:style>
    <style:style style:name="P6" style:family="paragraph" style:parent-style-name="Text_20_body">
      <style:text-properties officeooo:rsid="0191c27a" officeooo:paragraph-rsid="019380f6"/>
    </style:style>
    <style:style style:name="P7" style:family="paragraph" style:parent-style-name="Heading_20_2">
      <style:paragraph-properties style:vertical-align="middl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8" style:family="paragraph" style:parent-style-name="Heading_20_3">
      <style:text-properties officeooo:paragraph-rsid="0161cac6"/>
    </style:style>
    <style:style style:name="P9" style:family="paragraph" style:parent-style-name="Heading_20_3">
      <style:text-properties officeooo:paragraph-rsid="01299dd2"/>
    </style:style>
    <style:style style:name="P10" style:family="paragraph" style:parent-style-name="Heading_20_3">
      <style:text-properties officeooo:paragraph-rsid="012442e7"/>
    </style:style>
    <style:style style:name="P11" style:family="paragraph" style:parent-style-name="Math" style:list-style-name="L1">
      <style:paragraph-properties fo:text-align="center" style:justify-single-word="false"/>
    </style:style>
    <style:style style:name="P12" style:family="paragraph" style:parent-style-name="Math" style:list-style-name="L3">
      <style:paragraph-properties fo:text-align="center" style:justify-single-word="false"/>
    </style:style>
    <style:style style:name="P13" style:family="paragraph" style:parent-style-name="Math" style:list-style-name="L4">
      <style:paragraph-properties fo:text-align="center" style:justify-single-word="false"/>
    </style:style>
    <style:style style:name="P14" style:family="paragraph" style:parent-style-name="Math" style:list-style-name="L5">
      <style:paragraph-properties fo:text-align="center" style:justify-single-word="false"/>
    </style:style>
    <style:style style:name="P15" style:family="paragraph" style:parent-style-name="Math" style:list-style-name="L6">
      <style:paragraph-properties fo:text-align="center" style:justify-single-word="false"/>
    </style:style>
    <style:style style:name="P16" style:family="paragraph" style:parent-style-name="Math" style:list-style-name="L7">
      <style:paragraph-properties fo:text-align="center" style:justify-single-word="false"/>
    </style:style>
    <style:style style:name="P17" style:family="paragraph" style:parent-style-name="Math" style:list-style-name="L8">
      <style:paragraph-properties fo:text-align="center" style:justify-single-word="false"/>
    </style:style>
    <style:style style:name="P18" style:family="paragraph" style:parent-style-name="Math" style:list-style-name="L10">
      <style:paragraph-properties fo:text-align="center" style:justify-single-word="false"/>
    </style:style>
    <style:style style:name="P19" style:family="paragraph" style:parent-style-name="Math" style:list-style-name="L11">
      <style:paragraph-properties fo:text-align="center" style:justify-single-word="false"/>
    </style:style>
    <style:style style:name="P20" style:family="paragraph" style:parent-style-name="Math" style:list-style-name="L12">
      <style:paragraph-properties fo:text-align="center" style:justify-single-word="false"/>
    </style:style>
    <style:style style:name="P21" style:family="paragraph" style:parent-style-name="Math" style:list-style-name="L9"/>
    <style:style style:name="P22" style:family="paragraph" style:parent-style-name="Standard" style:list-style-name="L1">
      <style:text-properties officeooo:rsid="006c830b" officeooo:paragraph-rsid="018bebca"/>
    </style:style>
    <style:style style:name="P23" style:family="paragraph" style:parent-style-name="Standard" style:list-style-name="L1">
      <style:text-properties officeooo:rsid="006d63cb" officeooo:paragraph-rsid="018bebca"/>
    </style:style>
    <style:style style:name="P24" style:family="paragraph" style:parent-style-name="Standard" style:list-style-name="L3">
      <style:text-properties officeooo:rsid="0078a6ea" officeooo:paragraph-rsid="0078a6ea"/>
    </style:style>
    <style:style style:name="P25" style:family="paragraph" style:parent-style-name="Standard" style:list-style-name="L3">
      <style:text-properties officeooo:rsid="00794af5" officeooo:paragraph-rsid="018bebca"/>
    </style:style>
    <style:style style:name="P26" style:family="paragraph" style:parent-style-name="Standard" style:list-style-name="L3">
      <style:text-properties officeooo:rsid="007a9310" officeooo:paragraph-rsid="018bebca"/>
    </style:style>
    <style:style style:name="P27" style:family="paragraph" style:parent-style-name="Standard" style:list-style-name="L3">
      <style:text-properties officeooo:rsid="00844abe" officeooo:paragraph-rsid="018bebca"/>
    </style:style>
    <style:style style:name="P28" style:family="paragraph" style:parent-style-name="Standard" style:list-style-name="L8">
      <style:text-properties officeooo:rsid="00e1bd8a" officeooo:paragraph-rsid="00e1bd8a"/>
    </style:style>
    <style:style style:name="P29" style:family="paragraph" style:parent-style-name="Standard" style:list-style-name="L8">
      <style:text-properties officeooo:rsid="00e50987" officeooo:paragraph-rsid="00e50987"/>
    </style:style>
    <style:style style:name="P30" style:family="paragraph" style:parent-style-name="Standard" style:list-style-name="L8">
      <style:text-properties officeooo:rsid="00e50987" officeooo:paragraph-rsid="018bebca"/>
    </style:style>
    <style:style style:name="P31" style:family="paragraph" style:parent-style-name="Standard" style:list-style-name="L8">
      <style:text-properties officeooo:rsid="00e7c758" officeooo:paragraph-rsid="018bebca"/>
    </style:style>
    <style:style style:name="P32" style:family="paragraph" style:parent-style-name="Standard" style:list-style-name="L8">
      <style:text-properties officeooo:rsid="00e97331" officeooo:paragraph-rsid="018bebca"/>
    </style:style>
    <style:style style:name="P33" style:family="paragraph" style:parent-style-name="Standard" style:list-style-name="L8">
      <style:text-properties officeooo:rsid="00ea9159" officeooo:paragraph-rsid="00ea9159"/>
    </style:style>
    <style:style style:name="P34" style:family="paragraph" style:parent-style-name="Standard" style:list-style-name="L8">
      <style:text-properties officeooo:rsid="00ea9159" officeooo:paragraph-rsid="018bebca"/>
    </style:style>
    <style:style style:name="P35" style:family="paragraph" style:parent-style-name="Standard" style:list-style-name="L8">
      <style:text-properties officeooo:rsid="00ea9159" officeooo:paragraph-rsid="0166593b"/>
    </style:style>
    <style:style style:name="P36" style:family="paragraph" style:parent-style-name="Standard" style:list-style-name="L8">
      <style:text-properties officeooo:rsid="00eb0965" officeooo:paragraph-rsid="018bebca"/>
    </style:style>
    <style:style style:name="P37" style:family="paragraph" style:parent-style-name="Text_20_body" style:list-style-name="L1">
      <style:text-properties officeooo:rsid="006c0c60" officeooo:paragraph-rsid="018bebca"/>
    </style:style>
    <style:style style:name="P38" style:family="paragraph" style:parent-style-name="Text_20_body" style:list-style-name="L1">
      <style:text-properties officeooo:rsid="006c0c60" officeooo:paragraph-rsid="006c0c60"/>
    </style:style>
    <style:style style:name="P39" style:family="paragraph" style:parent-style-name="Text_20_body" style:list-style-name="L2">
      <style:text-properties officeooo:rsid="007583d2" officeooo:paragraph-rsid="007583d2"/>
    </style:style>
    <style:style style:name="P40" style:family="paragraph" style:parent-style-name="Text_20_body" style:list-style-name="L4">
      <style:text-properties officeooo:rsid="0087476c" officeooo:paragraph-rsid="0087476c"/>
    </style:style>
    <style:style style:name="P41" style:family="paragraph" style:parent-style-name="Text_20_body" style:list-style-name="L4">
      <style:text-properties officeooo:rsid="0088a367" officeooo:paragraph-rsid="0088a367"/>
    </style:style>
    <style:style style:name="P42" style:family="paragraph" style:parent-style-name="Text_20_body" style:list-style-name="L4">
      <style:text-properties officeooo:rsid="0088a367" officeooo:paragraph-rsid="018bebca"/>
    </style:style>
    <style:style style:name="P43" style:family="paragraph" style:parent-style-name="Text_20_body" style:list-style-name="L4">
      <style:text-properties officeooo:rsid="008e8f99" officeooo:paragraph-rsid="018bebca"/>
    </style:style>
    <style:style style:name="P44" style:family="paragraph" style:parent-style-name="Text_20_body" style:list-style-name="L5">
      <style:text-properties officeooo:rsid="008f93dd" officeooo:paragraph-rsid="008f93dd"/>
    </style:style>
    <style:style style:name="P45" style:family="paragraph" style:parent-style-name="Text_20_body" style:list-style-name="L5">
      <style:text-properties officeooo:rsid="00929019" officeooo:paragraph-rsid="00929019"/>
    </style:style>
    <style:style style:name="P46" style:family="paragraph" style:parent-style-name="Text_20_body" style:list-style-name="L5">
      <style:text-properties officeooo:rsid="0094c98f" officeooo:paragraph-rsid="01980b1f"/>
    </style:style>
    <style:style style:name="P47" style:family="paragraph" style:parent-style-name="Text_20_body" style:list-style-name="L5">
      <style:text-properties officeooo:rsid="00986eb0" officeooo:paragraph-rsid="018bebca"/>
    </style:style>
    <style:style style:name="P48" style:family="paragraph" style:parent-style-name="Text_20_body" style:list-style-name="L6">
      <style:text-properties officeooo:rsid="00994737" officeooo:paragraph-rsid="00994737"/>
    </style:style>
    <style:style style:name="P49" style:family="paragraph" style:parent-style-name="Text_20_body" style:list-style-name="L6">
      <style:text-properties officeooo:rsid="009a8514" officeooo:paragraph-rsid="009a8514"/>
    </style:style>
    <style:style style:name="P50" style:family="paragraph" style:parent-style-name="Text_20_body" style:list-style-name="L6">
      <style:text-properties officeooo:rsid="0127f9bd" officeooo:paragraph-rsid="018bebca"/>
    </style:style>
    <style:style style:name="P51" style:family="paragraph" style:parent-style-name="Text_20_body" style:list-style-name="L6">
      <style:text-properties officeooo:rsid="0127f9bd" officeooo:paragraph-rsid="0127f9bd"/>
    </style:style>
    <style:style style:name="P52" style:family="paragraph" style:parent-style-name="Text_20_body" style:list-style-name="L6">
      <style:text-properties officeooo:rsid="01299dd2" officeooo:paragraph-rsid="01299dd2"/>
    </style:style>
    <style:style style:name="P53" style:family="paragraph" style:parent-style-name="Text_20_body" style:list-style-name="L6">
      <style:text-properties officeooo:rsid="01299dd2" officeooo:paragraph-rsid="018bebca"/>
    </style:style>
    <style:style style:name="P54" style:family="paragraph" style:parent-style-name="Text_20_body" style:list-style-name="L7">
      <style:text-properties officeooo:rsid="009bf9cd" officeooo:paragraph-rsid="009bf9cd"/>
    </style:style>
    <style:style style:name="P55" style:family="paragraph" style:parent-style-name="Text_20_body" style:list-style-name="L7">
      <style:paragraph-properties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b4e7e2" officeooo:paragraph-rsid="018bebca"/>
    </style:style>
    <style:style style:name="P56" style:family="paragraph" style:parent-style-name="Text_20_body" style:list-style-name="L7">
      <style:paragraph-properties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b675ea" officeooo:paragraph-rsid="00b675ea"/>
    </style:style>
    <style:style style:name="P57" style:family="paragraph" style:parent-style-name="Text_20_body" style:list-style-name="L7">
      <style:text-properties officeooo:rsid="00b7a439" officeooo:paragraph-rsid="00b7a439"/>
    </style:style>
    <style:style style:name="P58" style:family="paragraph" style:parent-style-name="Text_20_body" style:list-style-name="L7">
      <style:text-properties officeooo:rsid="009f92df" officeooo:paragraph-rsid="018bebca"/>
    </style:style>
    <style:style style:name="P59" style:family="paragraph" style:parent-style-name="Text_20_body" style:list-style-name="L7">
      <style:text-properties officeooo:rsid="009f92df" officeooo:paragraph-rsid="009f92df"/>
    </style:style>
    <style:style style:name="P60" style:family="paragraph" style:parent-style-name="Text_20_body" style:list-style-name="L7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11ac34c" officeooo:paragraph-rsid="018bebca"/>
    </style:style>
    <style:style style:name="P61" style:family="paragraph" style:parent-style-name="Text_20_body" style:list-style-name="L7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b03a25" officeooo:paragraph-rsid="018bebca"/>
    </style:style>
    <style:style style:name="P62" style:family="paragraph" style:parent-style-name="Text_20_body" style:list-style-name="L7">
      <style:text-properties officeooo:rsid="00c3a253" officeooo:paragraph-rsid="018bebca"/>
    </style:style>
    <style:style style:name="P63" style:family="paragraph" style:parent-style-name="Text_20_body" style:list-style-name="L7">
      <style:text-properties officeooo:rsid="00c5f1f3" officeooo:paragraph-rsid="018bebca"/>
    </style:style>
    <style:style style:name="P64" style:family="paragraph" style:parent-style-name="Text_20_body" style:list-style-name="L7">
      <style:text-properties officeooo:rsid="00d08bc8" officeooo:paragraph-rsid="00d08bc8"/>
    </style:style>
    <style:style style:name="P65" style:family="paragraph" style:parent-style-name="Text_20_body" style:list-style-name="L7">
      <style:text-properties officeooo:rsid="00d08bc8" officeooo:paragraph-rsid="018bebca"/>
    </style:style>
    <style:style style:name="P66" style:family="paragraph" style:parent-style-name="Text_20_body" style:list-style-name="L7">
      <style:text-properties officeooo:rsid="00dccafe" officeooo:paragraph-rsid="012378a9"/>
    </style:style>
    <style:style style:name="P67" style:family="paragraph" style:parent-style-name="Text_20_body" style:list-style-name="L7">
      <style:text-properties fo:font-weight="bold" officeooo:rsid="00dccafe" officeooo:paragraph-rsid="018bebca" style:font-weight-asian="bold" style:font-weight-complex="bold"/>
    </style:style>
    <style:style style:name="P68" style:family="paragraph" style:parent-style-name="Text_20_body" style:list-style-name="L12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weight="bold" officeooo:rsid="017079b8" officeooo:paragraph-rsid="018bebca" style:font-weight-asian="bold" style:font-weight-complex="bold"/>
    </style:style>
    <style:style style:name="P69" style:family="paragraph" style:parent-style-name="Text_20_body" style:list-style-name="L9">
      <style:text-properties officeooo:paragraph-rsid="018bebca"/>
    </style:style>
    <style:style style:name="P70" style:family="paragraph" style:parent-style-name="Text_20_body" style:list-style-name="L9">
      <style:text-properties officeooo:rsid="00ed79f7" officeooo:paragraph-rsid="00ed79f7"/>
    </style:style>
    <style:style style:name="P71" style:family="paragraph" style:parent-style-name="Text_20_body" style:list-style-name="L9">
      <style:text-properties officeooo:rsid="00ed79f7" officeooo:paragraph-rsid="018bebca"/>
    </style:style>
    <style:style style:name="P72" style:family="paragraph" style:parent-style-name="Text_20_body" style:list-style-name="L9">
      <style:text-properties officeooo:rsid="016b1624" officeooo:paragraph-rsid="018bebca"/>
    </style:style>
    <style:style style:name="P73" style:family="paragraph" style:parent-style-name="Text_20_body" style:list-style-name="L9">
      <style:text-properties officeooo:rsid="00ee62a1" officeooo:paragraph-rsid="018bebca"/>
    </style:style>
    <style:style style:name="P74" style:family="paragraph" style:parent-style-name="Text_20_body" style:list-style-name="L9">
      <style:text-properties officeooo:rsid="0144b50e" officeooo:paragraph-rsid="018d9847"/>
    </style:style>
    <style:style style:name="P75" style:family="paragraph" style:parent-style-name="Text_20_body" style:list-style-name="L9">
      <style:text-properties officeooo:rsid="016796b4" officeooo:paragraph-rsid="018bebca"/>
    </style:style>
    <style:style style:name="P76" style:family="paragraph" style:parent-style-name="Text_20_body" style:list-style-name="L9">
      <style:text-properties officeooo:rsid="00f2166e" officeooo:paragraph-rsid="018bebca"/>
    </style:style>
    <style:style style:name="P77" style:family="paragraph" style:parent-style-name="Text_20_body" style:list-style-name="L10">
      <style:text-properties officeooo:paragraph-rsid="018bebca"/>
    </style:style>
    <style:style style:name="P78" style:family="paragraph" style:parent-style-name="Text_20_body" style:list-style-name="L10">
      <style:text-properties officeooo:rsid="00f6618f" officeooo:paragraph-rsid="012611f6"/>
    </style:style>
    <style:style style:name="P79" style:family="paragraph" style:parent-style-name="Text_20_body" style:list-style-name="L10">
      <style:text-properties officeooo:rsid="018033c4" officeooo:paragraph-rsid="018bebca"/>
    </style:style>
    <style:style style:name="P80" style:family="paragraph" style:parent-style-name="Text_20_body" style:list-style-name="L10">
      <style:text-properties officeooo:rsid="00f81731" officeooo:paragraph-rsid="00f81731"/>
    </style:style>
    <style:style style:name="P81" style:family="paragraph" style:parent-style-name="Text_20_body" style:list-style-name="L10">
      <style:text-properties officeooo:rsid="0130f27f" officeooo:paragraph-rsid="018bebca"/>
    </style:style>
    <style:style style:name="P82" style:family="paragraph" style:parent-style-name="Text_20_body" style:list-style-name="L10">
      <style:text-properties officeooo:rsid="0180d8bb" officeooo:paragraph-rsid="018bebca"/>
    </style:style>
    <style:style style:name="P83" style:family="paragraph" style:parent-style-name="Text_20_body" style:list-style-name="L10">
      <style:text-properties officeooo:rsid="01831c7b" officeooo:paragraph-rsid="018bebca"/>
    </style:style>
    <style:style style:name="P84" style:family="paragraph" style:parent-style-name="Text_20_body" style:list-style-name="L10">
      <style:text-properties officeooo:rsid="0183efbf" officeooo:paragraph-rsid="018bebca"/>
    </style:style>
    <style:style style:name="P85" style:family="paragraph" style:parent-style-name="Text_20_body" style:list-style-name="L12">
      <style:text-properties officeooo:rsid="0183efbf" officeooo:paragraph-rsid="018bebca"/>
    </style:style>
    <style:style style:name="P86" style:family="paragraph" style:parent-style-name="Text_20_body" style:list-style-name="L12">
      <style:text-properties officeooo:rsid="0183efbf" officeooo:paragraph-rsid="0191c27a"/>
    </style:style>
    <style:style style:name="P87" style:family="paragraph" style:parent-style-name="Text_20_body" style:list-style-name="L12">
      <style:text-properties officeooo:rsid="0183efbf" officeooo:paragraph-rsid="01a87bc6"/>
    </style:style>
    <style:style style:name="P88" style:family="paragraph" style:parent-style-name="Text_20_body" style:list-style-name="L11">
      <style:text-properties officeooo:paragraph-rsid="018bebca"/>
    </style:style>
    <style:style style:name="P89" style:family="paragraph" style:parent-style-name="Text_20_body" style:list-style-name="L11">
      <style:text-properties officeooo:rsid="011346c6" officeooo:paragraph-rsid="011346c6"/>
    </style:style>
    <style:style style:name="P90" style:family="paragraph" style:parent-style-name="Text_20_body" style:list-style-name="L11">
      <style:text-properties officeooo:rsid="0174bc52" officeooo:paragraph-rsid="0174bc52"/>
    </style:style>
    <style:style style:name="P91" style:family="paragraph" style:parent-style-name="Text_20_body" style:list-style-name="L11">
      <style:text-properties officeooo:rsid="011893ca" officeooo:paragraph-rsid="018bebca"/>
    </style:style>
    <style:style style:name="P92" style:family="paragraph" style:parent-style-name="Text_20_body" style:list-style-name="L11">
      <style:text-properties officeooo:rsid="01197371" officeooo:paragraph-rsid="018bebca"/>
    </style:style>
    <style:style style:name="P93" style:family="paragraph" style:parent-style-name="Text_20_body" style:list-style-name="L11">
      <style:text-properties officeooo:rsid="011a1a34" officeooo:paragraph-rsid="014b1d1f"/>
    </style:style>
    <style:style style:name="P94" style:family="paragraph" style:parent-style-name="Text_20_body" style:list-style-name="L11">
      <style:text-properties officeooo:rsid="0153c545" officeooo:paragraph-rsid="018bebca"/>
    </style:style>
    <style:style style:name="P95" style:family="paragraph" style:parent-style-name="Text_20_body" style:list-style-name="L11">
      <style:text-properties officeooo:rsid="01556f19" officeooo:paragraph-rsid="018bebca"/>
    </style:style>
    <style:style style:name="P96" style:family="paragraph" style:parent-style-name="Text_20_body" style:list-style-name="L11">
      <style:text-properties officeooo:rsid="01591b66" officeooo:paragraph-rsid="01591b66"/>
    </style:style>
    <style:style style:name="P97" style:family="paragraph" style:parent-style-name="Text_20_body" style:list-style-name="L11">
      <style:text-properties officeooo:rsid="0189e92a" officeooo:paragraph-rsid="0199350a"/>
    </style:style>
    <style:style style:name="P98" style:family="paragraph" style:parent-style-name="Text_20_body" style:list-style-name="L11">
      <style:text-properties officeooo:rsid="015ed956" officeooo:paragraph-rsid="015ed956"/>
    </style:style>
    <style:style style:name="P99" style:family="paragraph" style:parent-style-name="Text_20_body" style:list-style-name="L11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178b054" officeooo:paragraph-rsid="018bebca"/>
    </style:style>
    <style:style style:name="P100" style:family="paragraph" style:parent-style-name="Text_20_body" style:list-style-name="L11">
      <style:text-properties officeooo:rsid="015f5ca1" officeooo:paragraph-rsid="018bebca"/>
    </style:style>
    <style:style style:name="P101" style:family="paragraph" style:parent-style-name="Text_20_body" style:list-style-name="L12">
      <style:text-properties officeooo:rsid="012442e7" officeooo:paragraph-rsid="012442e7"/>
    </style:style>
    <style:style style:name="P102" style:family="paragraph" style:parent-style-name="Text_20_body" style:list-style-name="L12">
      <style:text-properties officeooo:rsid="016e5815" officeooo:paragraph-rsid="016e5815"/>
    </style:style>
    <style:style style:name="P103" style:family="paragraph" style:parent-style-name="Text_20_body" style:list-style-name="L12">
      <style:text-properties fo:font-weight="normal" officeooo:rsid="0183efbf" officeooo:paragraph-rsid="0183efbf" style:font-weight-asian="normal" style:font-weight-complex="normal"/>
    </style:style>
    <style:style style:name="P104" style:family="paragraph" style:parent-style-name="Text_20_body" style:list-style-name="L12">
      <style:text-properties fo:font-weight="normal" officeooo:rsid="018538dd" officeooo:paragraph-rsid="018538dd" style:font-weight-asian="normal" style:font-weight-complex="normal"/>
    </style:style>
    <style:style style:name="P105" style:family="paragraph" style:parent-style-name="Text_20_body" style:list-style-name="L12">
      <style:text-properties officeooo:rsid="018538dd" officeooo:paragraph-rsid="01a985d0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2388" style:font-weight-asian="bold" style:font-weight-complex="bold"/>
    </style:style>
    <style:style style:name="T3" style:family="text">
      <style:text-properties fo:font-weight="bold" officeooo:rsid="01a6a3e3" style:font-weight-asian="bold" style:font-weight-complex="bold"/>
    </style:style>
    <style:style style:name="T4" style:family="text">
      <style:text-properties officeooo:rsid="006c0c60"/>
    </style:style>
    <style:style style:name="T5" style:family="text">
      <style:text-properties officeooo:rsid="006d63cb"/>
    </style:style>
    <style:style style:name="T6" style:family="text">
      <style:text-properties officeooo:rsid="00844abe"/>
    </style:style>
    <style:style style:name="T7" style:family="text">
      <style:text-properties officeooo:rsid="00846da8"/>
    </style:style>
    <style:style style:name="T8" style:family="text">
      <style:text-properties officeooo:rsid="00b7a439"/>
    </style:style>
    <style:style style:name="T9" style:family="text">
      <style:text-properties officeooo:rsid="00bc4079"/>
    </style:style>
    <style:style style:name="T10" style:family="text">
      <style:text-properties officeooo:rsid="00c51bf6"/>
    </style:style>
    <style:style style:name="T11" style:family="text">
      <style:text-properties officeooo:rsid="00c5f1f3"/>
    </style:style>
    <style:style style:name="T12" style:family="text">
      <style:text-properties officeooo:rsid="00c6eefb"/>
    </style:style>
    <style:style style:name="T13" style:family="text">
      <style:text-properties officeooo:rsid="00c7cca6"/>
    </style:style>
    <style:style style:name="T14" style:family="text">
      <style:text-properties officeooo:rsid="00ca78a8"/>
    </style:style>
    <style:style style:name="T15" style:family="text">
      <style:text-properties officeooo:rsid="00cbf2e3"/>
    </style:style>
    <style:style style:name="T16" style:family="text">
      <style:text-properties officeooo:rsid="00cfe057"/>
    </style:style>
    <style:style style:name="T17" style:family="text">
      <style:text-properties officeooo:rsid="00d08b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2378a9" style:font-weight-asian="normal" style:font-weight-complex="normal"/>
    </style:style>
    <style:style style:name="T20" style:family="text">
      <style:text-properties fo:font-weight="normal" officeooo:rsid="0166e7bd" style:font-weight-asian="normal" style:font-weight-complex="normal"/>
    </style:style>
    <style:style style:name="T21" style:family="text">
      <style:text-properties fo:font-weight="normal" officeooo:rsid="018538dd" style:font-weight-asian="normal" style:font-weight-complex="normal"/>
    </style:style>
    <style:style style:name="T22" style:family="text">
      <style:text-properties fo:font-weight="normal" officeooo:rsid="0185f900" style:font-weight-asian="normal" style:font-weight-complex="normal"/>
    </style:style>
    <style:style style:name="T23" style:family="text">
      <style:text-properties fo:font-weight="normal" officeooo:rsid="0187e7c5" style:font-weight-asian="normal" style:font-weight-complex="normal"/>
    </style:style>
    <style:style style:name="T24" style:family="text">
      <style:text-properties fo:font-weight="normal" officeooo:rsid="0189aced" style:font-weight-asian="normal" style:font-weight-complex="normal"/>
    </style:style>
    <style:style style:name="T25" style:family="text">
      <style:text-properties fo:font-weight="normal" officeooo:rsid="018fc6f1" style:font-weight-asian="normal" style:font-weight-complex="normal"/>
    </style:style>
    <style:style style:name="T26" style:family="text">
      <style:text-properties fo:font-weight="normal" officeooo:rsid="0191e59a" style:font-weight-asian="normal" style:font-weight-complex="normal"/>
    </style:style>
    <style:style style:name="T27" style:family="text">
      <style:text-properties fo:font-weight="normal" officeooo:rsid="01993abd" style:font-weight-asian="normal" style:font-weight-complex="normal"/>
    </style:style>
    <style:style style:name="T28" style:family="text">
      <style:text-properties fo:font-weight="normal" officeooo:rsid="01a87bc6" style:font-weight-asian="normal" style:font-weight-complex="normal"/>
    </style:style>
    <style:style style:name="T29" style:family="text">
      <style:text-properties fo:font-weight="normal" officeooo:rsid="01a985d0" style:font-weight-asian="normal" style:font-weight-complex="normal"/>
    </style:style>
    <style:style style:name="T30" style:family="text">
      <style:text-properties fo:font-weight="normal" officeooo:rsid="01a9e961" style:font-weight-asian="normal" style:font-weight-complex="normal"/>
    </style:style>
    <style:style style:name="T31" style:family="text">
      <style:text-properties officeooo:rsid="00d62388"/>
    </style:style>
    <style:style style:name="T32" style:family="text">
      <style:text-properties officeooo:rsid="00d99715"/>
    </style:style>
    <style:style style:name="T33" style:family="text">
      <style:text-properties officeooo:rsid="00e1bd8a"/>
    </style:style>
    <style:style style:name="T34" style:family="text">
      <style:text-properties officeooo:rsid="00eb1701"/>
    </style:style>
    <style:style style:name="T35" style:family="text">
      <style:text-properties officeooo:rsid="00ecc532"/>
    </style:style>
    <style:style style:name="T36" style:family="text">
      <style:text-properties officeooo:rsid="00ed79f7"/>
    </style:style>
    <style:style style:name="T37" style:family="text">
      <style:text-properties officeooo:rsid="00ee62a1"/>
    </style:style>
    <style:style style:name="T38" style:family="text">
      <style:text-properties officeooo:rsid="00f539b7"/>
    </style:style>
    <style:style style:name="T39" style:family="text">
      <style:text-properties officeooo:rsid="00f81731"/>
    </style:style>
    <style:style style:name="T40" style:family="text">
      <style:text-properties officeooo:rsid="01105978"/>
    </style:style>
    <style:style style:name="T41" style:family="text">
      <style:text-properties officeooo:rsid="0118b023"/>
    </style:style>
    <style:style style:name="T42" style:family="text">
      <style:text-properties officeooo:rsid="011bdd3c"/>
    </style:style>
    <style:style style:name="T43" style:family="text">
      <style:text-properties officeooo:rsid="011eb8dc"/>
    </style:style>
    <style:style style:name="T44" style:family="text">
      <style:text-properties officeooo:rsid="01263a4f"/>
    </style:style>
    <style:style style:name="T45" style:family="text">
      <style:text-properties officeooo:rsid="012e2f41"/>
    </style:style>
    <style:style style:name="T46" style:family="text">
      <style:text-properties officeooo:rsid="012f2f21"/>
    </style:style>
    <style:style style:name="T47" style:family="text">
      <style:text-properties officeooo:rsid="0130f27f"/>
    </style:style>
    <style:style style:name="T48" style:family="text">
      <style:text-properties officeooo:rsid="0142fce9"/>
    </style:style>
    <style:style style:name="T49" style:family="text">
      <style:text-properties officeooo:rsid="014453af"/>
    </style:style>
    <style:style style:name="T50" style:family="text">
      <style:text-properties officeooo:rsid="014b1d1f"/>
    </style:style>
    <style:style style:name="T51" style:family="text">
      <style:text-properties officeooo:rsid="014c7b99"/>
    </style:style>
    <style:style style:name="T52" style:family="text">
      <style:text-properties officeooo:rsid="0163493b"/>
    </style:style>
    <style:style style:name="T53" style:family="text">
      <style:text-properties officeooo:rsid="0166593b"/>
    </style:style>
    <style:style style:name="T54" style:family="text">
      <style:text-properties officeooo:rsid="0166e7bd"/>
    </style:style>
    <style:style style:name="T55" style:family="text">
      <style:text-properties officeooo:rsid="0169882d"/>
    </style:style>
    <style:style style:name="T56" style:family="text">
      <style:text-properties officeooo:rsid="01699aaa"/>
    </style:style>
    <style:style style:name="T57" style:family="text">
      <style:text-properties officeooo:rsid="016b2f4d"/>
    </style:style>
    <style:style style:name="T58" style:family="text">
      <style:text-properties officeooo:rsid="016d8c2e"/>
    </style:style>
    <style:style style:name="T59" style:family="text">
      <style:text-properties officeooo:rsid="017b5fad"/>
    </style:style>
    <style:style style:name="T60" style:family="text">
      <style:text-properties officeooo:rsid="018091e3"/>
    </style:style>
    <style:style style:name="T61" style:family="text">
      <style:text-properties officeooo:rsid="018195ee"/>
    </style:style>
    <style:style style:name="T62" style:family="text">
      <style:text-properties officeooo:rsid="0183efbf"/>
    </style:style>
    <style:style style:name="T63" style:family="text">
      <style:text-properties officeooo:rsid="0185f900"/>
    </style:style>
    <style:style style:name="T64" style:family="text">
      <style:text-properties officeooo:rsid="01a60a31"/>
    </style:style>
    <style:style style:name="T65" style:family="text">
      <style:text-properties officeooo:rsid="01a6a3e3"/>
    </style:style>
    <style:style style:name="T66" style:family="text">
      <style:text-properties officeooo:rsid="01aa75d2"/>
    </style:style>
    <text:list-style style:name="L1">
      <text:list-level-style-number text:level="1" text:style-name="Numbering_20_Symbols" loext:num-list-format="%1%." style:num-suffix="." style:num-format="א, י, ק, ...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Footnote_20_Symbol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loext:num-list-format="%4%" text:bullet-char="◽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loext:num-list-format="%5%" text:bullet-char="‣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loext:num-list-format="%6%" text:bullet-char="▹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loext:num-list-format="%7%" text:bullet-char="▹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loext:num-list-format="%8%" text:bullet-char="•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‣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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▸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▹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תרגיל בית 1</text:h>
      <text:h text:style-name="Heading_20_2" text:outline-level="2">מידע כללי</text:h>
      <text:p text:style-name="P5">מגיש: שחר פרץ</text:p>
      <text:p text:style-name="P6">ת.ז.: 334558962</text:p>
      <text:p text:style-name="P6">תאריך הגשה: 15.11.2023</text:p>
      <text:h text:style-name="P7" text:outline-level="2"><text:span text:style-name="T34">1.</text:span><text:span text:style-name="T4"> הצרנת תבניות</text:span></text:h>
      <text:list text:style-name="L1">
        <text:list-item>
          <text:p text:style-name="P37"><draw:g text:anchor-type="as-char" svg:y="-0.173cm" draw:z-index="105" draw:name="Shape1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הוא מספר ראשוני:</text:p>
          <text:list>
            <text:list-item>
              <text:p text:style-name="P37">הצרנה באמצעות <draw:g text:anchor-type="as-char" svg:y="-0.288cm" draw:z-index="106" draw:name="Shape2" draw:style-name="gr1"><svg:title>TexMaths</svg:title><svg:desc>11§display§\mid§svg§600§FALSE§</svg:desc><draw:path draw:style-name="gr2" draw:text-style-name="P106" svg:width="0.022cm" svg:height="0.344cm" svg:x="0.001cm" svg:y="0.018cm" svg:viewBox="0 0 23 345" svg:d="M0 0c8 0 15 0 23 0 0 115 0 230 0 345-8 0-15 0-23 0 0-115 0-230 0-345z"><text:p/></draw:path><draw:path draw:style-name="gr3" draw:text-style-name="P107" svg:width="0.014cm" svg:height="0.383cm" svg:x="0.026cm" svg:y="0cm" svg:viewBox="0 0 15 384" svg:d="M15 14c0-7 0-14-7-14-8 0-8 7-8 14 0 119 0 237 0 356 0 8 0 14 8 14 7 0 7-6 7-14 0-119 0-237 0-356z"><text:p/></draw:path></draw:g>:</text:p>
              <text:p text:style-name="P11"><draw:g text:anchor-type="as-char" svg:y="-0.288cm" draw:z-index="54" draw:name="Shape3" draw:style-name="gr1"><svg:title>TexMaths</svg:title><svg:desc>11§display§\forall a \in \mathbb{N}. (a \mid n) \rightarrow (a=1 \lor a=n) §svg§600§FALSE§</svg:desc><draw:path draw:style-name="gr2" draw:text-style-name="P106" svg:width="5.453cm" svg:height="0.344cm" svg:x="0.02cm" svg:y="0.018cm" svg:viewBox="0 0 5454 345" svg:d="M0 0c1818 0 3635 0 5454 0 0 115 0 230 0 345-1819 0-3636 0-5454 0 0-115 0-230 0-345z"><text:p/></draw:path><draw:path draw:style-name="gr3" draw:text-style-name="P107" svg:width="0.213cm" svg:height="0.273cm" svg:x="0cm" svg:y="0.019cm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107" svg:width="0.176cm" svg:height="0.173cm" svg:x="0.23cm" svg:y="0.115cm" svg:viewBox="0 0 177 174" svg:d="M129 24c-7-14-18-24-36-24-45 0-93 56-93 112 0 37 22 62 52 62 7 0 27-1 50-29 4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107" svg:width="0.191cm" svg:height="0.221cm" svg:x="0.559cm" svg:y="0.078cm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107" svg:width="0.261cm" svg:height="0.269cm" svg:x="0.901cm" svg:y="0.025cm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107" svg:width="0.041cm" svg:height="0.041cm" svg:x="1.203cm" svg:y="0.247cm" svg:viewBox="0 0 42 42" svg:d="M42 21c0-11-10-21-21-21s-21 10-21 21 10 21 21 21 21-10 21-21z"><text:p/></draw:path><draw:path draw:style-name="gr3" draw:text-style-name="P107" svg:width="0.088cm" svg:height="0.383cm" svg:x="1.317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107" svg:width="0.175cm" svg:height="0.173cm" svg:x="1.444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3-11 3-11 3-13 0-7-5-10-12-10-9 0-14 9-15 16zM103 124c-2 7-2 8-7 15-18 21-33 27-44 27-20 0-26-22-26-36 0-20 14-67 22-85 12-23 30-37 45-37 25 0 30 32 30 34s0 4-1 6c-7 26-12 51-19 76z"><text:p/></draw:path><draw:path draw:style-name="gr3" draw:text-style-name="P107" svg:width="0.014cm" svg:height="0.383cm" svg:x="1.786cm" svg:y="0cm" svg:viewBox="0 0 15 384" svg:d="M15 14c0-7 0-14-7-14-8 0-8 7-8 14 0 119 0 237 0 356 0 8 0 14 8 14 7 0 7-6 7-14 0-119 0-237 0-356z"><text:p/></draw:path><draw:path draw:style-name="gr3" draw:text-style-name="P107" svg:width="0.209cm" svg:height="0.173cm" svg:x="1.966cm" svg:y="0.115cm" svg:viewBox="0 0 210 174" svg:d="M23 148c-1 5-3 14-3 16 0 7 5 10 11 10 4 0 12-2 14-10 0-1 6-20 8-29 2-12 5-24 7-35 4-9 6-16 7-25 2-7 6-18 6-20 5-12 26-47 62-47 18 0 21 14 21 27 0 24-19 73-25 91-3 8-3 13-3 17 0 18 13 31 31 31 37 0 51-56 51-59 0-4-3-4-5-4-4 0-4 1-6 7-8 26-20 48-40 48-6 0-8-4-8-13 0-10 3-19 6-27 8-20 24-63 24-85 0-26-16-41-45-41-34 0-54 24-60 33-1-21-18-33-35-33-18 0-26 14-29 22-7 13-12 35-12 37 0 4 3 3 4 4 5 0 5 0 7-9 7-28 14-46 29-46 7 0 12 5 12 18 0 8-1 13-7 32-8 30-14 60-22 90z"><text:p/></draw:path><draw:path draw:style-name="gr3" draw:text-style-name="P107" svg:width="0.089cm" svg:height="0.383cm" svg:x="2.209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107" svg:width="0.342cm" svg:height="0.198cm" svg:x="2.466cm" svg:y="0.092cm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107" svg:width="0.089cm" svg:height="0.383cm" svg:x="2.975cm" svg:y="0cm" svg:viewBox="0 0 90 384" svg:d="M90 380c0-1 0-1-6-8-49-48-62-121-62-179 0-67 15-135 63-183 5-4 5-4 5-7 0-2-2-3-4-3-4 0-39 26-62 75-20 43-24 86-24 118 0 28 4 76 25 119 23 47 57 72 61 72 2 0 4-1 4-4z"><text:p/></draw:path><draw:path draw:style-name="gr3" draw:text-style-name="P107" svg:width="0.176cm" svg:height="0.173cm" svg:x="3.103cm" svg:y="0.115cm" svg:viewBox="0 0 177 174" svg:d="M129 24c-7-14-19-24-36-24-45 0-93 56-93 112 0 37 21 62 52 62 7 0 26-1 49-29 3 17 17 29 35 29 15 0 23-9 29-21 7-14 12-37 12-38 0-4-3-4-4-4-5 0-5 1-6 7-6 25-14 48-30 48-9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107" svg:width="0.256cm" svg:height="0.089cm" svg:x="3.42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6cm" svg:x="3.841cm" svg:y="0.032cm" svg:viewBox="0 0 128 257" svg:d="M79 10c0-9 0-10-9-10-23 25-57 25-70 25 0 5 0 8 0 12 8 0 31 0 51-9 0 66 0 132 0 198 0 13-2 18-36 18-4 0-7 0-12 0 0 5 0 9 0 13 13-3 45-3 62-3 15 0 49 0 63 3 0-4 0-8 0-13-5 0-8 0-13 0-34 0-36-4-36-18 0-72 0-145 0-216z"><text:p/></draw:path><draw:path draw:style-name="gr3" draw:text-style-name="P107" svg:width="0.215cm" svg:height="0.237cm" svg:x="4.107cm" svg:y="0.055cm" svg:viewBox="0 0 216 238" svg:d="M212 15c2-4 4-5 4-7 0-5-5-8-8-8-5 0-7 3-9 9-31 67-60 135-91 202-31-67-61-135-92-202-2-8-5-9-8-9-5 0-8 3-8 8 0 1 0 2 2 6 32 72 65 145 97 216 3 7 5 8 9 8 5 0 6-2 9-8 31-71 63-143 95-215z"><text:p/></draw:path><draw:path draw:style-name="gr3" draw:text-style-name="P107" svg:width="0.176cm" svg:height="0.173cm" svg:x="4.445cm" svg:y="0.115cm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3 124c-1 7-1 8-7 15-17 21-32 27-43 27-20 0-26-22-26-36 0-20 14-67 22-85 11-23 29-37 44-37 26 0 31 32 31 34s-1 4-1 6c-6 26-13 51-20 76z"><text:p/></draw:path><draw:path draw:style-name="gr3" draw:text-style-name="P107" svg:width="0.256cm" svg:height="0.089cm" svg:x="4.76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3cm" svg:x="5.161cm" svg:y="0.115cm" svg:viewBox="0 0 209 174" svg:d="M22 148c-1 5-3 14-3 16 0 7 5 10 11 10 5 0 12-2 14-10 1-1 5-20 8-29 3-12 5-24 8-35 3-9 5-16 7-25 1-7 4-18 4-20 7-12 27-47 64-47 18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107" svg:width="0.089cm" svg:height="0.383cm" svg:x="5.403cm" svg:y="0cm" svg:viewBox="0 0 90 384" svg:d="M90 193c0-30-4-77-25-120-23-48-56-73-61-73-2 0-4 1-4 3 0 3 0 3 8 10 38 38 60 99 60 180 0 65-14 132-63 181-5 5-5 5-5 6 0 3 2 4 4 4 5 0 39-26 62-75 20-43 24-85 24-116z"><text:p/></draw:path></draw:g></text:p>
            </text:list-item>
            <text:list-item>
              <text:p text:style-name="P38">הצרנה בלי הסימן:</text:p>
              <text:p text:style-name="P11"><draw:g text:anchor-type="as-char" svg:y="-0.446cm" draw:z-index="55" draw:name="Shape4" draw:style-name="gr1"><svg:title>TexMaths</svg:title><svg:desc>11§display§\forall a \in \mathbb{N}. \left(\frac{n}{a} \in \mathbb{Z}\right) \rightarrow (a=1 \lor a=n) §svg§600§FALSE§</svg:desc><draw:path draw:style-name="gr2" draw:text-style-name="P106" svg:width="5.975cm" svg:height="0.672cm" svg:x="0.02cm" svg:y="0.02cm" svg:viewBox="0 0 5976 673" svg:d="M0 0c1992 0 3984 0 5976 0 0 225 0 448 0 673-1992 0-3984 0-5976 0 0-225 0-448 0-673z"><text:p/></draw:path><draw:path draw:style-name="gr3" draw:text-style-name="P107" svg:width="0.213cm" svg:height="0.275cm" svg:x="0cm" svg:y="0.176cm" svg:viewBox="0 0 214 276" svg:d="M213 14c1-4 1-4 1-6 0-5-2-8-7-8s-7 4-9 9c-11 28-21 56-32 85-40 0-78 0-118 0-11-29-21-57-32-85-2-6-3-9-8-9-4 0-8 3-8 8 0 1 0 1 2 6 32 85 65 169 97 253 1 6 3 9 9 9 5 0 6-4 7-7 33-85 65-170 98-255zM55 109c35 0 69 0 104 0-17 45-34 91-51 138-18-47-35-93-53-138z"><text:p/></draw:path><draw:path draw:style-name="gr3" draw:text-style-name="P107" svg:width="0.176cm" svg:height="0.174cm" svg:x="0.23cm" svg:y="0.273cm" svg:viewBox="0 0 177 175" svg:d="M129 25c-7-14-18-25-36-25-45 0-93 57-93 113 0 37 22 62 52 62 7 0 27-1 50-29 4 17 17 29 35 29 14 0 22-9 29-21 7-14 11-37 11-38 0-4-3-4-4-4-4 0-5 1-6 7-6 25-13 48-30 48-9 0-11-11-11-18 0-8 2-11 5-28 4-16 5-21 9-35 4-18 10-36 14-54 2-11 2-12 2-13 0-7-4-11-11-11-9 0-15 9-16 17zM103 125c-1 7-1 8-7 15-17 21-32 27-43 27-20 0-26-22-26-36 0-20 13-67 22-85 11-23 29-37 44-37 26 0 31 32 31 34s-1 4-1 7c-6 25-13 50-20 75z"><text:p/></draw:path><draw:path draw:style-name="gr3" draw:text-style-name="P107" svg:width="0.191cm" svg:height="0.224cm" svg:x="0.559cm" svg:y="0.236cm" svg:viewBox="0 0 192 225" svg:d="M179 120c7 0 13 0 13-8 0-7-6-7-13-7-55 0-109 0-164 0 5-52 50-90 104-90 20 0 40 0 60 0 7 0 13 0 13-7 0-8-6-8-13-8-20 0-40 0-60 0-66 0-119 51-119 112 0 62 53 113 119 113 20 0 40 0 60 0 7 0 13-2 13-9 0-9-6-8-13-8-20 0-40 0-60 0-54 0-99-36-104-88 55 0 109 0 164 0z"><text:p/></draw:path><draw:path draw:style-name="gr3" draw:text-style-name="P107" svg:width="0.261cm" svg:height="0.271cm" svg:x="0.901cm" svg:y="0.179cm" svg:viewBox="0 0 262 272" svg:d="M34 35c0 63 0 126 0 188 0 21-3 28-23 28-4 0-11 1-11 7s7 6 13 6c20 0 41 0 61 0 6 0 12 0 12-6s-6-7-11-7c-22 0-24-9-24-29 0-59 0-117 0-176 55 73 111 147 166 220 4 5 5 6 8 6 7 0 7-6 7-12 0-74 0-147 0-219 0-21 3-27 21-28 2 0 9 0 9-6 0-7-6-7-12-7-19 0-39 0-58 0-6 0-13 0-13 7 0 6 8 6 12 6 21 1 25 9 25 29 0 41 0 80 0 121-39-53-79-105-117-157-4-6-6-6-14-6-22 0-45 0-67 0-7 0-13 0-13 7 0 6 6 6 8 6 10 1 18 8 22 12-1 4-1 5-1 10zM219 245c-56-74-112-148-168-222-5-4-5-5-9-10 15 0 31 0 46 0 44 59 87 117 131 176 0 19 0 38 0 56z"><text:p/></draw:path><draw:path draw:style-name="gr3" draw:text-style-name="P107" svg:width="0.04cm" svg:height="0.04cm" svg:x="1.204cm" svg:y="0.402cm" svg:viewBox="0 0 41 41" svg:d="M41 21c0-11-10-21-21-21s-20 10-20 21 9 20 20 20 21-9 21-20z"><text:p/></draw:path><draw:path draw:style-name="gr3" draw:text-style-name="P107" svg:width="0.145cm" svg:height="0.693cm" svg:x="1.412cm" svg:y="0cm" svg:viewBox="0 0 146 694" svg:d="M129 689c1 1 4 5 5 5 2 0 6 0 8 0 1 0 4 0 4-4 0-2 0-2-1-3-14-14-35-35-59-78-41-74-57-170-57-261 0-172 49-273 116-341 1-1 1-1 1-3 0-4-2-4-6-4-6 0-7 0-10 3-37 32-78 85-105 167-16 51-25 113-25 177 0 91 16 195 77 284 11 15 16 21 25 31 4 5 9 11 12 14 5 4 10 9 15 13z"><text:p/></draw:path><draw:path draw:style-name="gr3" draw:text-style-name="P107" svg:width="0.208cm" svg:height="0.174cm" svg:x="1.631cm" svg:y="0.012cm" svg:viewBox="0 0 209 175" svg:d="M22 148c-1 6-3 15-3 17 0 7 5 10 12 10 4 0 11-3 14-11 0-1 4-19 7-29 3-12 5-23 8-34 3-9 5-17 7-26 1-7 4-18 4-19 7-12 27-47 64-47 18 0 21 14 21 26 0 24-19 74-25 90-3 9-5 14-5 18 0 19 15 32 32 32 37 0 51-56 51-59 0-5-3-5-4-5-5 0-5 1-6 8-8 26-21 47-40 47-6 0-9-3-9-12 0-10 4-20 7-27 7-21 23-63 23-85 0-27-16-42-44-42-35 0-54 25-60 34-2-22-18-34-35-34-19 0-26 15-30 22-6 13-11 36-11 37 0 5 3 5 4 5 4 0 5-1 7-9 7-27 14-46 29-46 7 0 11 4 11 17 0 8-2 13-6 32-8 30-15 60-23 90z"><text:p/></draw:path><draw:path draw:style-name="gr3" draw:text-style-name="P107" svg:width="0.23cm" svg:height="0.014cm" svg:x="1.62cm" svg:y="0.34cm" svg:viewBox="0 0 231 15" svg:d="M0 0c77 0 154 0 231 0 0 6 0 10 0 15-77 0-154 0-231 0 0-5 0-9 0-15z"><text:p/></draw:path><draw:path draw:style-name="gr3" draw:text-style-name="P107" svg:width="0.176cm" svg:height="0.174cm" svg:x="1.649cm" svg:y="0.537cm" svg:viewBox="0 0 177 175" svg:d="M129 25c-7-14-18-25-36-25-45 0-93 57-93 113 0 37 22 62 52 62 7 0 27-1 50-29 2 16 17 29 35 29 14 0 22-9 29-21 7-14 11-37 11-38 0-5-3-5-4-5-5 0-5 2-6 8-6 25-13 47-30 47-9 0-11-10-11-17 0-9 0-11 5-29 4-17 5-20 9-34 4-19 10-36 14-55 2-10 2-11 2-12 0-7-4-11-11-11-9 0-15 9-16 17zM103 124c-1 8-1 8-7 15-17 22-33 27-43 27-20 0-26-21-26-36 0-19 13-66 21-85 12-22 30-36 45-36 26 0 31 32 31 34s-1 4-1 7c-6 25-13 49-20 74z"><text:p/></draw:path><draw:path draw:style-name="gr3" draw:text-style-name="P107" svg:width="0.193cm" svg:height="0.224cm" svg:x="2.037cm" svg:y="0.236cm" svg:viewBox="0 0 194 225" svg:d="M180 120c7 0 14 0 14-8 0-7-7-7-14-7-55 0-109 0-164 0 5-52 49-90 104-90 20 0 41 0 60 0 7 0 14 0 14-7 0-8-7-8-14-8-21 0-40 0-61 0-66 0-119 51-119 112 0 62 53 113 119 113 21 0 40 0 61 0 7 0 14-2 14-9 0-9-7-8-14-8-19 0-40 0-60 0-55 0-99-36-104-88 55 0 109 0 164 0z"><text:p/></draw:path><draw:path draw:style-name="gr3" draw:text-style-name="P107" svg:width="0.234cm" svg:height="0.263cm" svg:x="2.381cm" svg:y="0.179cm" svg:viewBox="0 0 235 264" svg:d="M220 14c3-5 3-5 3-7 0-7-5-7-13-7-59 0-118 0-177 0-12 0-12 1-13 11-2 18-4 35-6 53 0 1-1 3-1 4 0 6 5 8 7 8 3 0 6-3 6-6 3-9 6-26 29-41 22-15 49-16 63-16 10 0 21 0 30 0-48 79-96 159-145 238-3 4-3 5-3 7 0 6 7 6 13 6 66 0 132 0 198 0 12 0 12 0 13-10 4-25 8-50 11-76 0-4-3-7-6-7-7 0-7 4-8 12-7 32-37 68-92 68-19 0-37 0-55 0 48-79 98-157 146-237zM33 13c7 0 14 0 21 0v1c-11 6-19 12-23 17 1-6 1-12 2-18zM165 13c13 0 26 0 40 0-49 79-98 159-147 238-13 0-26 0-39 0 48-79 98-159 146-238zM185 251c11-7 21-14 29-25 0 7-1 12-3 25-9 0-17 0-26 0z"><text:p/></draw:path><draw:path draw:style-name="gr3" draw:text-style-name="P107" svg:width="0.146cm" svg:height="0.693cm" svg:x="2.642cm" svg:y="0cm" svg:viewBox="0 0 147 694" svg:d="M147 347c0-110-26-228-102-315-5-7-20-22-29-30-3-2-4-2-8-2-5 0-8 0-8 4 0 2 2 3 2 4 13 13 34 35 58 77 42 75 58 169 58 262 0 167-47 269-116 340-1 1-2 2-2 3 0 4 3 4 8 4 4 0 5 0 8-4 38-31 79-85 105-166 18-53 26-116 26-177z"><text:p/></draw:path><draw:path draw:style-name="gr3" draw:text-style-name="P107" svg:width="0.342cm" svg:height="0.2cm" svg:x="2.988cm" svg:y="0.246cm" svg:viewBox="0 0 343 201" svg:d="M301 109c-21 16-32 32-35 36-16 28-13 34-20 52 0 4 5 4 8 4 7 0 7 0 9-7 9-38 31-71 75-88 4-1 5-3 5-5 0-3-1-3-2-4-18-7-64-27-79-91-1-5-1-6-8-6-3 0-8 0-8 4 0 2 4 26 20 52 8 11 19 25 35 38-95 0-191 0-287 0-6 0-14 0-14 7 0 8 8 8 14 8 96 0 192 0 287 0z"><text:p/></draw:path><draw:path draw:style-name="gr3" draw:text-style-name="P107" svg:width="0.088cm" svg:height="0.384cm" svg:x="3.498cm" svg:y="0.154cm" svg:viewBox="0 0 89 385" svg:d="M89 382c0-1 0-2-7-9-48-47-60-121-60-179 0-67 15-135 63-183 4-4 4-5 4-7 0-3-1-4-3-4-5 0-39 26-62 76-20 42-24 85-24 118 0 29 4 77 25 120 23 46 56 71 61 71 2 0 3-1 3-3z"><text:p/></draw:path><draw:path draw:style-name="gr3" draw:text-style-name="P107" svg:width="0.176cm" svg:height="0.174cm" svg:x="3.625cm" svg:y="0.273cm" svg:viewBox="0 0 177 175" svg:d="M129 25c-8-14-19-25-37-25-45 0-92 57-92 113 0 37 21 62 51 62 7 0 27-1 50-29 3 17 17 29 35 29 14 0 23-9 29-21 7-14 12-37 12-38 0-4-3-4-5-4-4 0-4 1-5 7-6 25-14 48-30 48-11 0-12-11-12-18 0-8 1-11 6-28 4-16 4-21 9-35 4-18 8-36 13-54 3-11 3-12 3-13 0-7-5-11-11-11-10 0-15 9-16 17zM103 125c-2 7-2 8-7 15-18 21-33 27-44 27-19 0-25-22-25-36 0-20 13-67 21-85 12-23 30-37 45-37 26 0 31 32 31 34s-1 4-2 7c-7 25-12 50-19 75z"><text:p/></draw:path><draw:path draw:style-name="gr3" draw:text-style-name="P107" svg:width="0.255cm" svg:height="0.089cm" svg:x="3.943cm" svg:y="0.30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127cm" svg:height="0.255cm" svg:x="4.364cm" svg:y="0.187cm" svg:viewBox="0 0 128 256" svg:d="M79 10c0-9 0-10-9-10-24 24-57 24-70 24 0 5 0 8 0 12 8 0 31 0 51-10 0 68 0 134 0 201 0 13-2 18-36 18-4 0-8 0-13 0 0 4 0 7 0 11 14-1 47-1 63-1 15 0 49 0 63 1 0-4 0-7 0-11-5 0-8 0-13 0-35 0-36-4-36-18 0-73 0-144 0-217z"><text:p/></draw:path><draw:path draw:style-name="gr3" draw:text-style-name="P107" svg:width="0.215cm" svg:height="0.238cm" svg:x="4.63cm" svg:y="0.213cm" svg:viewBox="0 0 216 239" svg:d="M212 15c2-5 4-6 4-7 0-5-5-8-9-8s-6 2-9 8c-30 68-61 136-90 204-31-68-61-136-92-204-3-8-5-8-8-8-5 0-8 3-8 8 1 2 0 1 2 5 32 73 65 146 97 218 3 7 5 8 9 8s5-2 9-8c31-72 63-144 95-216z"><text:p/></draw:path><draw:path draw:style-name="gr3" draw:text-style-name="P107" svg:width="0.176cm" svg:height="0.174cm" svg:x="4.967cm" svg:y="0.273cm" svg:viewBox="0 0 177 175" svg:d="M129 25c-7-14-18-25-36-25-45 0-93 57-93 113 0 37 22 62 52 62 7 0 27-1 50-29 2 17 17 29 35 29 14 0 22-9 29-21 7-14 11-37 11-38 0-4-3-4-4-4-5 0-5 1-6 7-6 25-13 48-30 48-9 0-11-11-11-18 0-8 2-11 5-28 4-16 5-21 9-35 4-18 10-36 14-54 2-11 2-12 2-13 0-7-4-11-11-11-9 0-15 9-16 17zM103 125c-1 7-1 8-7 15-17 21-32 27-43 27-20 0-26-22-26-36 0-20 13-67 22-85 11-23 29-37 44-37 26 0 31 32 31 34s-1 4-1 7c-6 25-13 50-20 75z"><text:p/></draw:path><draw:path draw:style-name="gr3" draw:text-style-name="P107" svg:width="0.256cm" svg:height="0.089cm" svg:x="5.285cm" svg:y="0.3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5.684cm" svg:y="0.273cm" svg:viewBox="0 0 209 175" svg:d="M22 149c-1 5-3 14-3 16 0 7 5 10 11 10 5 0 12-2 14-10 1-1 5-20 8-28 3-13 5-24 8-36 3-9 5-16 7-26 1-6 4-18 4-19 7-12 27-47 64-47 18 0 21 14 21 27 0 23-20 73-25 89-3 9-5 15-5 19 0 18 15 31 32 31 37 0 51-56 51-59 0-4-3-4-4-4-5 0-5 1-6 7-8 26-21 48-40 48-6 0-9-4-9-13 0-10 4-19 7-27 7-20 23-63 23-85 0-27-16-42-44-42-35 0-54 25-60 34-2-22-18-34-35-34-19 0-26 15-30 22-6 13-11 36-11 37 0 5 3 5 4 5 4 0 5 0 7-9 7-27 14-46 29-46 7 0 11 5 11 17 0 9-2 13-6 33-8 30-15 60-23 90z"><text:p/></draw:path><draw:path draw:style-name="gr3" draw:text-style-name="P107" svg:width="0.089cm" svg:height="0.384cm" svg:x="5.926cm" svg:y="0.154cm" svg:viewBox="0 0 90 385" svg:d="M90 194c0-31-4-77-25-121-23-48-57-73-61-73-2 0-4 2-4 4s0 3 8 9c38 39 60 99 60 181 0 66-14 134-63 181-5 5-5 6-5 7 0 2 2 3 4 3 4 0 39-26 62-73 20-43 24-86 24-118z"><text:p/></draw:path></draw:g></text:p>
            </text:list-item>
          </text:list>
        </text:list-item>
        <text:list-item>
          <text:p text:style-name="P22">קבוצת המספרים <draw:g text:anchor-type="as-char" svg:y="-0.275cm" draw:z-index="107" draw:name="Shape5" draw:style-name="gr1"><svg:title>TexMaths</svg:title><svg:desc>11§display§A§svg§600§FALSE§</svg:desc><draw:path draw:style-name="gr2" draw:text-style-name="P106" svg:width="0.236cm" svg:height="0.234cm" svg:x="0.008cm" svg:y="0.02cm" svg:viewBox="0 0 237 235" svg:d="M0 0c79 0 158 0 237 0 0 78 0 157 0 235-79 0-158 0-237 0 0-78 0-157 0-235z"><text:p/></draw:path><draw:path draw:style-name="gr3" draw:text-style-name="P10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היא מחזורית<text:span text:style-name="T5">:</text:span></text:p>
          <text:p text:style-name="P11"><draw:g text:anchor-type="as-char" svg:y="-0.288cm" draw:z-index="164" draw:name="Shape6" draw:style-name="gr1"><svg:title>TexMaths</svg:title><svg:desc>11§display§\exists t \in R. (t \ge 0) \land (\forall a \in A. \forall b \in \mathbb{Z}. a + t \cdot b \in A)§svg§600§FALSE§</svg:desc><draw:path draw:style-name="gr2" draw:text-style-name="P106" svg:width="7.561cm" svg:height="0.345cm" svg:x="0.001cm" svg:y="0.018cm" svg:viewBox="0 0 7562 346" svg:d="M3782 346c-1261 0-2521 0-3782 0 0-116 0-230 0-346 2520 0 5042 0 7562 0 0 116 0 230 0 346-1260 0-2520 0-3780 0z"><text:p/></draw:path><draw:path draw:style-name="gr3" draw:text-style-name="P107" svg:width="0.171cm" svg:height="0.265cm" svg:x="0.003cm" svg:y="0.018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107" svg:width="0.117cm" svg:height="0.243cm" svg:x="0.206cm" svg:y="0.048cm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0-11 2-18 10-38 19-76 28-113z"><text:p/></draw:path><draw:path draw:style-name="gr3" draw:text-style-name="P107" svg:width="0.193cm" svg:height="0.221cm" svg:x="0.475cm" svg:y="0.078cm" svg:viewBox="0 0 194 222" svg:d="M180 120c6 0 14 0 14-8 0-9-8-9-14-9-55 0-108 0-163 0 4-50 48-88 103-88 20 0 41 0 60 0 6 0 14 0 14-7 0-8-8-8-14-8-20 0-40 0-61 0-66 0-119 50-119 112s53 110 119 110c21 0 41 0 61 0 6 0 14 0 14-7s-8-7-14-7c-19 0-40 0-60 0-55 0-99-37-103-88 55 0 108 0 163 0z"><text:p/></draw:path><draw:path draw:style-name="gr3" draw:text-style-name="P107" svg:width="0.275cm" svg:height="0.27cm" svg:x="0.824cm" svg:y="0.025cm" svg:viewBox="0 0 276 271" svg:d="M130 26c2-9 3-13 10-14 4 0 16 0 24 0 27 0 70 0 70 38 0 13-6 39-22 55-10 10-29 22-65 22-14 0-28 0-42 0 8-35 16-68 25-101zM185 132c39-9 86-35 86-75 0-33-36-57-86-57-36 0-74 0-110 0-8 0-11 0-11 8 0 4 3 4 10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1-6 1-13 1-19 0-29-25-42-36-45z"><text:p/></draw:path><draw:path draw:style-name="gr3" draw:text-style-name="P107" svg:width="0.04cm" svg:height="0.04cm" svg:x="1.139cm" svg:y="0.247cm" svg:viewBox="0 0 41 41" svg:d="M41 21c0-12-10-21-21-21s-20 9-20 21c0 11 9 20 20 20s21-9 21-20z"><text:p/></draw:path><draw:path draw:style-name="gr3" draw:text-style-name="P107" svg:width="0.088cm" svg:height="0.384cm" svg:x="1.251cm" svg:y="0cm" svg:viewBox="0 0 89 385" svg:d="M89 381c0-1 0-1-6-8-49-49-61-122-61-179 0-68 14-136 63-183 4-5 4-5 4-7 0-3-1-4-3-4-5 0-39 26-62 76-20 42-24 85-24 118 0 28 4 75 25 119 23 47 56 72 61 72 2 0 3-1 3-4z"><text:p/></draw:path><draw:path draw:style-name="gr3" draw:text-style-name="P107" svg:width="0.118cm" svg:height="0.243cm" svg:x="1.372cm" svg:y="0.048cm" svg:viewBox="0 0 119 244" svg:d="M70 87c13 0 25 0 37 0 7 0 12 0 12-8 0-4-5-4-11-4-11 0-23 0-34 0 13-55 15-63 15-65 0-7-4-10-11-10-1 0-12 0-15 13-6 21-10 41-16 62-12 0-24 0-36 0-8 0-11 0-11 8 0 4 3 4 11 4 11 0 22 0 33 0-27 109-29 116-29 122 0 21 15 35 36 35 39 0 61-55 61-58s-3-3-4-3c-3 0-5 1-7 4-16 40-36 49-49 49-9 0-12-5-12-18 0-9 1-11 2-18 10-38 19-76 28-113z"><text:p/></draw:path><draw:path draw:style-name="gr3" draw:text-style-name="P107" svg:width="0.236cm" svg:height="0.296cm" svg:x="1.641cm" svg:y="0.041cm" svg:viewBox="0 0 237 297" svg:d="M229 121c5-3 8-5 8-9s-2-6-8-9c-72-34-142-67-214-100-5-3-6-3-7-3-5 0-8 3-8 8 0 4 3 6 8 9 67 31 135 62 202 94-67 32-134 64-201 96-8 2-9 5-9 8 0 4 3 7 8 7 1 0 2 0 7-2 72-33 142-66 214-99zM223 297c7 0 14 0 14-7 0-8-8-8-15-8-69 0-138 0-208 0-5 0-14 0-14 8 0 7 8 7 14 7 70 0 140 0 209 0z"><text:p/></draw:path><draw:path draw:style-name="gr3" draw:text-style-name="P107" svg:width="0.162cm" svg:height="0.263cm" svg:x="2.033cm" svg:y="0.033cm" svg:viewBox="0 0 163 264" svg:d="M163 133c0-31-2-61-16-90-18-37-49-43-66-43-23 0-51 10-67 45-13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107" svg:width="0.088cm" svg:height="0.384cm" svg:x="2.233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107" svg:width="0.214cm" svg:height="0.238cm" svg:x="2.469cm" svg:y="0.055cm" svg:viewBox="0 0 215 239" svg:d="M117 9c-4-7-6-9-10-9-5 0-6 3-8 9-32 71-65 143-97 215-2 4-2 5-2 7 0 5 3 8 8 8 2 0 5-1 9-8 29-67 60-135 90-203 31 68 60 136 91 203 3 8 8 8 9 8 4 0 8-3 8-8 0-1 0-2-3-6-32-72-63-145-95-216z"><text:p/></draw:path><draw:path draw:style-name="gr3" draw:text-style-name="P107" svg:width="0.088cm" svg:height="0.384cm" svg:x="2.829cm" svg:y="0cm" svg:viewBox="0 0 89 385" svg:d="M89 381c0-1 0-1-6-8-49-49-61-122-61-179 0-68 14-136 63-183 4-5 4-5 4-7 0-3-1-4-3-4-5 0-40 26-62 76-20 42-24 85-24 118 0 28 3 75 25 119 23 47 56 72 61 72 2 0 3-1 3-4z"><text:p/></draw:path><draw:path draw:style-name="gr3" draw:text-style-name="P107" svg:width="0.215cm" svg:height="0.274cm" svg:x="2.941cm" svg:y="0.018cm" svg:viewBox="0 0 216 275" svg:d="M213 14c3-4 3-4 3-6 0-5-4-8-8-8-6 0-8 4-9 9-11 28-21 56-32 85-39 0-78 0-117 0-11-29-21-57-32-85-3-6-5-9-9-9-5 0-9 3-9 8 0 1 0 1 3 6 32 84 64 169 96 252 2 6 4 9 9 9s6-4 9-7c32-84 65-169 96-254zM55 109c35 0 70 0 106 0-18 45-36 91-53 137-18-46-35-92-53-137z"><text:p/></draw:path><draw:path draw:style-name="gr3" draw:text-style-name="P107" svg:width="0.176cm" svg:height="0.174cm" svg:x="3.172cm" svg:y="0.115cm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107" svg:width="0.193cm" svg:height="0.221cm" svg:x="3.499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107" svg:width="0.264cm" svg:height="0.274cm" svg:x="3.845cm" svg:y="0.011cm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107" svg:width="0.04cm" svg:height="0.04cm" svg:x="4.155cm" svg:y="0.247cm" svg:viewBox="0 0 41 41" svg:d="M41 21c0-12-10-21-21-21-12 0-20 9-20 21 0 11 8 20 20 20 11 0 21-9 21-20z"><text:p/></draw:path><draw:path draw:style-name="gr3" draw:text-style-name="P107" svg:width="0.214cm" svg:height="0.274cm" svg:x="4.229cm" svg:y="0.018cm" svg:viewBox="0 0 215 275" svg:d="M213 14c2-4 2-4 2-6 0-5-3-8-8-8s-7 4-9 9c-11 28-21 56-32 85-39 0-78 0-118 0-11-29-20-57-31-85-3-6-4-9-9-9-4 0-8 3-8 8 0 1 0 1 2 6 32 84 65 169 97 252 1 6 3 9 9 9 5 0 6-4 9-7 32-84 65-169 96-254zM55 109c35 0 70 0 106 0-18 45-36 91-53 137-18-46-35-92-53-137z"><text:p/></draw:path><draw:path draw:style-name="gr3" draw:text-style-name="P107" svg:width="0.141cm" svg:height="0.27cm" svg:x="4.462cm" svg:y="0.018cm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107" svg:width="0.193cm" svg:height="0.221cm" svg:x="4.749cm" svg:y="0.07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107" svg:width="0.234cm" svg:height="0.262cm" svg:x="5.092cm" svg:y="0.025cm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7 159-146 237-13 0-26 0-39 0 48-78 97-158 145-237zM186 250c11-7 21-15 30-26-1 7-3 12-4 26-8 0-17 0-26 0z"><text:p/></draw:path><draw:path draw:style-name="gr3" draw:text-style-name="P107" svg:width="0.04cm" svg:height="0.04cm" svg:x="5.373cm" svg:y="0.247cm" svg:viewBox="0 0 41 41" svg:d="M41 21c0-12-9-21-20-21s-21 9-21 21c0 11 10 20 21 20s20-9 20-20z"><text:p/></draw:path><draw:path draw:style-name="gr3" draw:text-style-name="P107" svg:width="0.175cm" svg:height="0.174cm" svg:x="5.463cm" svg:y="0.115cm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107" svg:width="0.256cm" svg:height="0.254cm" svg:x="5.759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107" svg:width="0.118cm" svg:height="0.243cm" svg:x="6.133cm" svg:y="0.048cm" svg:viewBox="0 0 119 244" svg:d="M70 87c13 0 25 0 37 0 7 0 12 0 12-8 0-4-5-4-11-4-11 0-23 0-34 0 14-55 15-63 15-65 0-7-4-10-11-10-1 0-12 0-15 13-6 21-10 41-16 62-12 0-24 0-36 0-8 0-11 0-11 8 0 4 3 4 11 4 11 0 23 0 34 0-28 109-30 116-30 122 0 21 15 35 36 35 39 0 61-55 61-58s-3-3-4-3c-3 0-5 1-6 4-17 40-37 49-50 49-9 0-12-5-12-18 0-9 1-11 2-18 10-38 19-76 28-113z"><text:p/></draw:path><draw:path draw:style-name="gr3" draw:text-style-name="P107" svg:width="0.04cm" svg:height="0.04cm" svg:x="6.383cm" svg:y="0.173cm" svg:viewBox="0 0 41 41" svg:d="M41 21c0-12-9-21-20-21-12 0-21 9-21 21 0 11 9 20 21 20 11 0 20-9 20-20z"><text:p/></draw:path><draw:path draw:style-name="gr3" draw:text-style-name="P107" svg:width="0.141cm" svg:height="0.27cm" svg:x="6.561cm" svg:y="0.018cm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107" svg:width="0.193cm" svg:height="0.221cm" svg:x="6.848cm" svg:y="0.078cm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107" svg:width="0.264cm" svg:height="0.274cm" svg:x="7.195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107" svg:width="0.089cm" svg:height="0.384cm" svg:x="7.493cm" svg:y="0cm" svg:viewBox="0 0 90 385" svg:d="M90 194c0-31-4-77-25-121-24-48-57-73-61-73-2 0-4 2-4 4s0 2 8 9c37 38 59 99 59 181 0 64-14 132-61 180-6 6-6 6-6 7 0 2 2 4 4 4 4 0 39-26 62-76 20-41 24-84 24-115z"><text:p/></draw:path></draw:g></text:p>
        </text:list-item>
        <text:list-item>
          <text:p text:style-name="P23"><draw:g text:anchor-type="as-char" svg:y="-0.173cm" draw:z-index="108" draw:name="Shape7" draw:style-name="gr1"><svg:title>TexMaths</svg:title><svg:desc>11§display§z§svg§600§FALSE§</svg:desc><draw:path draw:style-name="gr2" draw:text-style-name="P106" svg:width="0.137cm" svg:height="0.132cm" svg:x="0.004cm" svg:y="0.018cm" svg:viewBox="0 0 138 133" svg:d="M0 0c46 0 92 0 138 0 0 44 0 89 0 133-46 0-92 0-138 0 0-44 0-89 0-133z"><text:p/></draw:path><draw:path draw:style-name="gr3" draw:text-style-name="P107" svg:width="0.16cm" svg:height="0.172cm" svg:x="0.001cm" svg:y="0cm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text:s/>הוא העיגול כלפי מטה של המספר הממשי <draw:g text:anchor-type="as-char" svg:y="-0.173cm" draw:z-index="109" draw:name="Shape8" draw:style-name="gr1"><svg:title>TexMaths</svg:title><svg:desc>11§display§r§svg§600§FALSE§</svg:desc><draw:path draw:style-name="gr2" draw:text-style-name="P106" svg:width="0.128cm" svg:height="0.132cm" svg:x="0.009cm" svg:y="0.018cm" svg:viewBox="0 0 129 133" svg:d="M0 0c43 0 86 0 129 0 0 44 0 89 0 133-43 0-86 0-129 0 0-44 0-89 0-133z"><text:p/></draw:path><draw:path draw:style-name="gr3" draw:text-style-name="P107" svg:width="0.154cm" svg:height="0.172cm" svg:x="0.001cm" svg:y="0cm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:</text:p>
          <text:p text:style-name="P11"><draw:g text:anchor-type="as-char" svg:y="-0.288cm" draw:z-index="110" draw:name="Shape9" draw:style-name="gr1"><svg:title>TexMaths</svg:title><svg:desc>11§display§(z \in \mathbb{Z}) \land (r \in \mathbb{R}) \land (\exists a \in \mathbb{R}. (0 \le a &lt; 1) \rightarrow (r - a = z))§svg§600§FALSE§</svg:desc><draw:path draw:style-name="gr2" draw:text-style-name="P106" svg:width="9.221cm" svg:height="0.344cm" svg:x="0.001cm" svg:y="0.018cm" svg:viewBox="0 0 9222 345" svg:d="M0 0c3074 0 6148 0 9222 0 0 115 0 230 0 345-3074 0-6148 0-9222 0 0-115 0-230 0-345z"><text:p/></draw:path><draw:path draw:style-name="gr3" draw:text-style-name="P107" svg:width="0.088cm" svg:height="0.383cm" svg:x="0.02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107" svg:width="0.163cm" svg:height="0.173cm" svg:x="0.149cm" svg:y="0.115cm" svg:viewBox="0 0 164 174" svg:d="M34 138c21-22 33-32 46-43 0-1 24-21 39-36 36-36 45-53 45-56s-3-3-5-3c-3 0-4 0-5 4-12 18-21 25-30 25-10 0-13-6-20-12-6-9-13-17-26-17-29 0-46 35-46 44 0 1 1 4 4 4 4 0 5-2 5-4 7-18 29-19 33-19 8 0 15 4 24 6 15 6 20 6 30 6-14 17-47 44-53 51-12 10-23 21-35 32-27 25-40 47-40 51 0 3 3 3 4 3 4 0 5 0 7-4 9-14 20-25 32-25 10 0 13 4 23 15 7 8 13 14 24 14 39 0 62-48 62-59 0-2-2-4-6-4-3 0-4 2-5 5-9 25-33 33-46 33-8 0-15-3-24-6-12-4-18-6-26-6-1 0-7 0-11 1z"><text:p/></draw:path><draw:path draw:style-name="gr3" draw:text-style-name="P107" svg:width="0.193cm" svg:height="0.221cm" svg:x="0.468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107" svg:width="0.234cm" svg:height="0.262cm" svg:x="0.812cm" svg:y="0.025cm" svg:viewBox="0 0 235 263" svg:d="M220 13c3-4 3-5 3-6 0-7-6-7-13-7-59 0-118 0-177 0-12 0-12 1-13 11-2 18-4 34-6 52 0 1-1 3-1 5 0 6 5 7 7 7 3 0 5-2 6-6 3-8 6-26 29-40 22-15 49-16 63-16 10 0 21 0 30 0-48 78-96 158-145 236-3 4-3 5-3 6 0 8 7 8 13 8 66 0 132 0 198 0 12 0 12-1 13-11 4-25 8-51 11-75 0-4-4-7-6-7-7 0-7 4-8 12-7 30-37 67-92 67-19 0-37 0-55 0 48-78 98-158 146-236zM33 13c7 0 13 0 20 0-10 7-18 13-22 18 1-6 1-12 2-18zM165 13c13 0 25 0 38 0-48 78-96 158-145 236-13 0-26 0-39 0 48-78 98-158 146-236zM185 249c11-7 21-14 29-25 0 7-1 12-3 25-9 0-17 0-26 0z"><text:p/></draw:path><draw:path draw:style-name="gr3" draw:text-style-name="P107" svg:width="0.089cm" svg:height="0.383cm" svg:x="1.08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107" svg:width="0.215cm" svg:height="0.237cm" svg:x="1.316cm" svg:y="0.055cm" svg:viewBox="0 0 216 238" svg:d="M117 9c-4-7-6-9-9-9-5 0-6 3-9 9-32 71-64 143-96 213-2 6-3 6-3 8 0 5 4 8 9 8 2 0 5-1 9-8 29-67 60-135 90-204 31 69 60 137 91 204 3 8 7 8 9 8 4 0 8-3 8-8-2-1 0-1-3-5-32-72-65-145-96-216z"><text:p/></draw:path><draw:path draw:style-name="gr3" draw:text-style-name="P107" svg:width="0.089cm" svg:height="0.383cm" svg:x="1.676cm" svg:y="0cm" svg:viewBox="0 0 90 384" svg:d="M90 380c0-1 0-1-6-8-49-48-61-121-61-179 0-67 14-135 62-183 5-4 5-4 5-7 0-2-2-3-4-3-4 0-39 26-62 75-19 43-24 86-24 118 0 28 4 76 26 119 23 47 56 72 60 72 2 0 4-1 4-4z"><text:p/></draw:path><draw:path draw:style-name="gr3" draw:text-style-name="P107" svg:width="0.156cm" svg:height="0.173cm" svg:x="1.8cm" svg:y="0.115cm" svg:viewBox="0 0 157 174" svg:d="M23 148c-1 5-3 14-3 16 0 7 5 10 11 10 4 0 12-2 14-10 1-2 14-54 15-62 4-12 10-39 13-49 2-6 13-23 22-32 3-2 14-13 30-13 10 0 11 3 17 5-12 1-20 11-20 21 0 7 3 13 14 13 10 0 21-8 21-22s-12-25-32-25c-25 0-41 19-49 30-3-18-17-30-35-30s-26 14-29 22c-7 13-12 36-12 37 0 4 4 4 5 4 4 0 4 0 7-9 7-28 14-46 28-46 6 0 12 3 12 18 0 8-1 13-6 32-8 30-15 60-23 90z"><text:p/></draw:path><draw:path draw:style-name="gr3" draw:text-style-name="P107" svg:width="0.193cm" svg:height="0.221cm" svg:x="2.113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107" svg:width="0.264cm" svg:height="0.262cm" svg:x="2.453cm" svg:y="0.025cm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7 10 47 77 80 109-12 0-25 0-37 0-23-35-47-71-71-106z"><text:p/></draw:path><draw:path draw:style-name="gr3" draw:text-style-name="P107" svg:width="0.088cm" svg:height="0.383cm" svg:x="2.748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107" svg:width="0.213cm" svg:height="0.237cm" svg:x="2.983cm" svg:y="0.055cm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107" svg:width="0.088cm" svg:height="0.383cm" svg:x="3.344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107" svg:width="0.171cm" svg:height="0.265cm" svg:x="3.477cm" svg:y="0.019cm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107" svg:width="0.176cm" svg:height="0.173cm" svg:x="3.686cm" svg:y="0.115cm" svg:viewBox="0 0 177 174" svg:d="M129 24c-7-14-19-24-36-24-45 0-93 56-93 112 0 37 21 62 52 62 7 0 26-1 49-29 3 17 18 29 35 29 15 0 23-9 29-21 7-14 12-37 12-38 0-4-3-4-4-4-5 0-5 1-6 7-6 25-14 48-30 48-9 0-11-10-11-17 0-9 0-12 5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107" svg:width="0.193cm" svg:height="0.221cm" svg:x="4.014cm" svg:y="0.078cm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107" svg:width="0.264cm" svg:height="0.262cm" svg:x="4.354cm" svg:y="0.025cm" svg:viewBox="0 0 265 263" svg:d="M97 143c4 0 10 0 14 0 20 30 39 58 58 88 4 6 14 21 18 27 2 5 3 5 12 5 18 0 36 0 54 0 7 0 12 0 12-8 0-3-2-5-5-6-15-3-33-29-43-41-3-3-22-27-48-69 34-7 67-21 67-67 0-53-56-72-102-72-41 0-80 0-121 0-8 0-13 0-13 7 0 6 8 6 10 6 22 0 24 2 24 22 0 64 0 128 0 192 0 20-2 22-24 22-2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107" svg:width="0.041cm" svg:height="0.041cm" svg:x="4.658cm" svg:y="0.247cm" svg:viewBox="0 0 42 42" svg:d="M42 21c0-11-10-21-21-21s-21 10-21 21 10 21 21 21 21-10 21-21z"><text:p/></draw:path><draw:path draw:style-name="gr3" draw:text-style-name="P107" svg:width="0.089cm" svg:height="0.383cm" svg:x="4.77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107" svg:width="0.162cm" svg:height="0.263cm" svg:x="4.898cm" svg:y="0.032cm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3" draw:text-style-name="P107" svg:width="0.235cm" svg:height="0.295cm" svg:x="5.216cm" svg:y="0.041cm" svg:viewBox="0 0 236 296" svg:d="M229 17c4-3 7-5 7-9 0-5-3-8-7-8-2 0-6 1-8 2-71 33-142 66-213 100-7 4-8 7-8 9 0 5 2 7 8 9 71 33 142 66 213 99 6 3 6 3 8 3 3 0 7-4 7-7 0-5-2-7-8-9-67-31-136-63-203-95 68-32 136-63 204-94zM222 296c7 0 14 0 14-8 0-7-8-7-14-7-69 0-140 0-209 0-5 0-13 0-13 7 0 8 7 8 13 8 69 0 140 0 209 0z"><text:p/></draw:path><draw:path draw:style-name="gr3" draw:text-style-name="P107" svg:width="0.176cm" svg:height="0.173cm" svg:x="5.608cm" svg:y="0.115cm" svg:viewBox="0 0 177 174" svg:d="M129 24c-8-14-19-24-37-24-45 0-92 56-92 112 0 37 21 62 51 62 7 0 27-1 50-29 3 17 17 29 35 29 14 0 22-9 29-21 7-14 12-37 12-38 0-4-4-4-5-4-4 0-4 1-6 7-5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107" svg:width="0.235cm" svg:height="0.221cm" svg:x="5.935cm" svg:y="0.078cm" svg:viewBox="0 0 236 222" svg:d="M229 17c4-3 7-6 7-9 0-5-3-8-7-8-1 0-2 0-7 3-71 33-143 66-214 100-5 3-8 5-8 9 0 5 3 7 8 9 71 33 143 66 214 99 5 2 6 2 7 2 4 0 7-3 7-7s-3-6-7-8c-67-31-136-63-203-95 67-32 136-64 203-95z"><text:p/></draw:path><draw:path draw:style-name="gr3" draw:text-style-name="P107" svg:width="0.127cm" svg:height="0.256cm" svg:x="6.346cm" svg:y="0.032cm" svg:viewBox="0 0 128 257" svg:d="M79 10c0-9 0-10-9-10-24 25-58 25-70 25 0 5 0 8 0 12 8 0 31 0 51-9 0 66 0 132 0 198 0 13-2 18-36 18-4 0-8 0-13 0 0 5 0 9 0 13 14-3 47-3 63-3 15 0 49 0 63 3 0-4 0-8 0-13-5 0-8 0-13 0-35 0-36-4-36-18 0-72 0-145 0-216z"><text:p/></draw:path><draw:path draw:style-name="gr3" draw:text-style-name="P107" svg:width="0.088cm" svg:height="0.383cm" svg:x="6.527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107" svg:width="0.342cm" svg:height="0.198cm" svg:x="6.783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107" svg:width="0.088cm" svg:height="0.383cm" svg:x="7.295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107" svg:width="0.156cm" svg:height="0.173cm" svg:x="7.418cm" svg:y="0.115cm" svg:viewBox="0 0 157 174" svg:d="M23 148c-1 5-4 14-4 16 0 7 5 10 12 10 4 0 11-2 14-10 0-2 13-54 15-62 4-12 10-39 13-49 1-6 12-23 22-32 2-2 14-13 30-13 10 0 16 5 17 5-12 1-21 11-21 21 0 7 4 13 15 13 10 0 21-8 21-22s-12-25-32-25c-25 0-43 19-49 30-3-18-18-30-35-30-18 0-26 14-29 22-8 13-12 36-12 37 0 4 3 4 4 4 5 0 5 0 7-9 7-28 14-46 29-46 6 0 12 3 12 18 0 8-1 13-7 32-8 30-14 60-22 90z"><text:p/></draw:path><draw:path draw:style-name="gr3" draw:text-style-name="P107" svg:width="0.235cm" svg:height="0.014cm" svg:x="7.71cm" svg:y="0.182cm" svg:viewBox="0 0 236 15" svg:d="M223 15c7 0 13 0 13-7 0-8-6-8-13-8-69 0-139 0-209 0-6 0-14 0-14 8 0 7 8 7 14 7 70 0 140 0 209 0z"><text:p/></draw:path><draw:path draw:style-name="gr3" draw:text-style-name="P107" svg:width="0.176cm" svg:height="0.173cm" svg:x="8.08cm" svg:y="0.115cm" svg:viewBox="0 0 177 174" svg:d="M129 24c-8-14-19-24-37-24-45 0-92 56-92 112 0 37 21 62 51 62 7 0 27-1 50-29 3 17 17 29 35 29 14 0 22-9 29-21 7-14 12-37 12-38 0-4-4-4-5-4-4 0-5 1-6 7-7 25-13 48-29 48-11 0-12-10-12-17 0-9 1-12 6-29 4-17 4-21 8-35 4-19 9-37 14-54 3-11 3-11 3-13 0-7-5-10-12-10-9 0-14 9-15 16zM103 124c-2 7-2 8-7 15-18 21-33 27-44 27-20 0-25-22-25-36 0-20 13-67 21-85 12-23 30-37 45-37 25 0 30 32 30 34s0 4-1 6c-7 26-12 51-19 76z"><text:p/></draw:path><draw:path draw:style-name="gr3" draw:text-style-name="P107" svg:width="0.255cm" svg:height="0.089cm" svg:x="8.398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163cm" svg:height="0.173cm" svg:x="8.801cm" svg:y="0.115cm" svg:viewBox="0 0 164 174" svg:d="M35 138c21-22 32-32 45-43 0-1 24-21 39-36 36-36 45-53 45-56s-3-3-5-3-3 0-5 4c-12 18-21 25-30 25-10 0-13-6-18-12-8-9-15-17-28-17-29 0-46 35-46 44 0 1 1 4 4 4 4 0 5-2 6-4 6-18 29-19 32-19 8 0 16 4 25 6 15 6 20 6 30 6-15 17-48 44-54 51-12 10-23 21-35 32-27 25-40 47-40 51 0 3 3 2 4 3 4 0 5 0 7-4 9-14 20-25 33-25 9 0 12 4 22 15 7 8 13 14 25 14 38 0 61-48 61-59 0-2-2-4-5-4-4 0-4 2-5 5-9 25-34 33-47 33-8 0-15-3-22-6-14-4-20-6-28-6-1 0-7 0-10 1z"><text:p/></draw:path><draw:path draw:style-name="gr3" draw:text-style-name="P107" svg:width="0.088cm" svg:height="0.383cm" svg:x="9.003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107" svg:width="0.089cm" svg:height="0.383cm" svg:x="9.153cm" svg:y="0cm" svg:viewBox="0 0 90 384" svg:d="M90 193c0-30-4-77-25-120-23-48-57-73-61-73-2 0-4 1-4 3 0 3 0 3 8 10 38 38 60 99 60 180 0 65-14 132-63 181-5 5-5 5-5 6 0 3 2 4 4 4 4 0 39-26 62-75 20-43 24-85 24-116z"><text:p/></draw:path></draw:g></text:p>
        </text:list-item>
      </text:list>
      <text:h text:style-name="Heading_20_2" text:outline-level="2"><text:span text:style-name="T34">2.</text:span> הוכח<text:span text:style-name="T38">ות</text:span> באינדוקציה</text:h>
      <text:h text:style-name="Heading_20_3" text:outline-level="3">סעיף <text:span text:style-name="T6">(</text:span>א<text:span text:style-name="T6">)</text:span></text:h>
      <text:list text:style-name="L2">
        <text:list-item>
          <text:p text:style-name="P39">צ.ל.:</text:p>
        </text:list-item>
      </text:list>
      <text:p text:style-name="P3"><draw:g text:anchor-type="as-char" svg:y="-0.827cm" draw:z-index="114" draw:name="Shape10" draw:style-name="gr1"><svg:title>TexMaths</svg:title><svg:desc>11§latex§\begin{align*}
  S_n :&amp;= \sum_{k = 1}^n(2k - 1) \\
  \forall n &amp;\in \mathbb{N}. S_n = n^2
\end{align*}§svg§600§FALSE§</svg:desc><draw:path draw:style-name="gr2" draw:text-style-name="P106" svg:width="3.033cm" svg:height="1.612cm" svg:x="0.001cm" svg:y="0.02cm" svg:viewBox="0 0 3034 1613" svg:d="M0 0c1011 0 2023 0 3034 0 0 538 0 1076 0 1613-1011 0-2023 0-3034 0 0-537 0-1075 0-1613z"><text:p/></draw:path><draw:path draw:style-name="gr3" draw:text-style-name="P107" svg:width="0.229cm" svg:height="0.279cm" svg:x="0.001cm" svg:y="0.33cm" svg:viewBox="0 0 230 280" svg:d="M230 3c0-1-1-3-4-3s-3 0-8 5c-6 8-12 15-18 22-11-17-31-27-56-27-48 0-94 44-94 91 0 31 19 49 39 55 14 4 28 7 42 10 14 5 35 10 35 42 0 34-32 70-69 70-25 0-68-7-68-56 0-9 2-18 2-21 1-1 1-1 1-2 0-4-2-4-4-4-3 0-4 0-5 1-1 2-23 90-23 91 0 2 2 3 4 3 3 0 3 0 7-5 7-8 13-14 20-22 16 22 43 27 65 27 53 0 98-51 98-99 0-26-14-39-19-45-9-8-14-11-50-19-7-3-22-6-25-7-11-3-24-14-24-35 0-31 32-64 68-64 32 0 56 16 56 59 0 12-2 20-2 22 1 1 0 4 4 4 5 0 5-1 7-8 7-29 14-56 21-85z"><text:p/></draw:path><draw:path draw:style-name="gr3" draw:text-style-name="P107" svg:width="0.164cm" svg:height="0.121cm" svg:x="0.231cm" svg:y="0.543cm" svg:viewBox="0 0 165 122" svg:d="M20 102c-1 4-2 10-2 11 0 6 4 9 8 9 6 0 10-4 11-7 2-2 4-11 5-16 2-6 4-18 6-24 2-7 4-12 5-19 3-11 3-13 11-24s21-24 41-24c15 0 16 13 16 18 0 17-12 47-16 58-4 7-5 9-5 14 0 14 12 24 27 24 26 0 38-37 38-42 0-3-3-3-4-3-4 0-4 1-5 4-6 22-18 33-28 33-7 0-8-4-8-10s2-9 7-22c3-7 14-37 14-51 0-27-21-31-35-31-22 0-38 13-45 24-3-19-19-24-30-24s-18 8-21 14c-7 10-10 26-10 27 0 3 3 3 4 3 5 0 5 0 7-8 3-15 9-28 20-28 6 0 9 5 9 13 0 4-4 14-5 22-2 8-4 19-6 24-4 12-6 23-9 35z"><text:p/></draw:path><draw:path draw:style-name="gr3" draw:text-style-name="P107" svg:width="0.041cm" svg:height="0.165cm" svg:x="0.569cm" svg:y="0.437cm" svg:viewBox="0 0 42 166" svg:d="M42 21c0-12-10-21-21-21s-21 9-21 21c0 11 10 20 21 20s21-9 21-20zM42 146c0-11-10-21-21-21s-21 10-21 21 10 20 21 20 21-9 21-20z"><text:p/></draw:path><draw:path draw:style-name="gr3" draw:text-style-name="P107" svg:width="0.257cm" svg:height="0.089cm" svg:x="0.773cm" svg:y="0.461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107" svg:width="0.165cm" svg:height="0.121cm" svg:x="1.357cm" svg:y="0cm" svg:viewBox="0 0 166 122" svg:d="M21 102c-1 4-3 10-3 11 0 6 5 9 10 9 4 0 7-4 9-7 3-3 5-11 6-16 1-4 4-18 5-24 3-6 4-12 5-18 3-11 4-13 12-24s20-25 41-25c15 0 15 13 15 18 0 17-11 47-15 58-4 7-5 11-5 15 0 14 12 23 26 23 27 0 39-37 39-42 0-3-3-3-4-3-5 0-5 2-6 4-6 22-17 33-28 33-6 0-7-3-7-10 0-5 1-8 7-22 2-7 14-36 14-51 0-27-21-31-35-31-23 0-39 14-46 24-3-19-18-24-29-24-12 0-19 9-22 14-6 10-10 26-10 28 0 3 4 3 6 3 3 0 3-1 5-9 4-15 9-28 20-28 6 0 9 5 9 13 0 5-3 14-5 22-2 6-4 19-5 24-4 12-6 23-9 35z"><text:p/></draw:path><draw:path draw:style-name="gr3" draw:text-style-name="P107" svg:width="0.513cm" svg:height="0.539cm" svg:x="1.183cm" svg:y="0.236cm" svg:viewBox="0 0 514 540" svg:d="M468 540c15-42 31-82 46-123-3 0-7 0-10 0-14 41-55 66-100 78-8 2-46 12-120 12-78 0-155 0-233 0 66-77 131-154 197-231 2-3 3-4 3-5 0-2 0-3-2-7-61-81-120-164-181-245 71 0 141 0 212 0 51 0 86 5 91 5 21 3 54 10 85 30 9 5 36 23 48 54 3 0 7 0 10 0-15-37-31-72-46-108-152 0-305 0-457 0-10 0-10 0-11 2 0 1 0 9 0 13 68 94 136 186 205 280-67 78-133 156-201 234-4 4-4 7-4 8 0 3 3 3 11 3 152 0 305 0 457 0z"><text:p/></draw:path><draw:path draw:style-name="gr3" draw:text-style-name="P107" svg:width="0.132cm" svg:height="0.189cm" svg:x="1.18cm" svg:y="0.878cm" svg:viewBox="0 0 133 190" svg:d="M64 9c0-1 1-4 1-5 0-2-1-4-4-4-6 0-28 2-35 3-2 0-6 0-6 6 0 4 4 4 8 4 13 0 13 1 13 3 0 3-1 5-1 7-14 51-26 102-39 153-1 4-1 3-1 5 0 5 3 9 9 9 8 0 11-5 12-11 1-1 12-48 13-53 20 3 35 9 35 22 0 3 0 4-1 6-1 4-1 5-1 9 0 18 17 27 29 27 26 0 23-27 35-40 0-5-3-4-4-5-5 0-5 2-6 7-3 12-11 31-24 31-7 0-9-7-9-14 0-5 0-5 1-12 0-1 1-5 1-9 0-24-32-27-44-28 9-6 19-14 23-18 14-13 28-26 42-26 3 0 8 1 10 3-12 2-14 12-14 16 0 6 4 9 11 9 6 0 15-5 15-16 0-9-6-20-21-20s-29 11-44 24c-11 11-20 20-31 25 9-37 18-72 27-108z"><text:p/></draw:path><draw:path draw:style-name="gr3" draw:text-style-name="P107" svg:width="0.198cm" svg:height="0.072cm" svg:x="1.349cm" svg:y="0.961cm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107" svg:width="0.097cm" svg:height="0.178cm" svg:x="1.596cm" svg:y="0.886cm" svg:viewBox="0 0 98 179" svg:d="M62 7c0-7-1-7-9-7-18 16-42 16-53 16 0 4 0 7 0 10 7 0 24 0 40-7 0 46 0 92 0 138 0 9 0 12-28 12-3 0-6 0-10 0 0 4 0 7 0 10 5 0 38-1 48-1 8 0 42 1 48 1 0-3 0-6 0-10-3 0-7 0-10 0-26 0-26-3-26-12 0-50 0-100 0-150z"><text:p/></draw:path><draw:path draw:style-name="gr3" draw:text-style-name="P107" svg:width="0.088cm" svg:height="0.385cm" svg:x="1.759cm" svg:y="0.312cm" svg:viewBox="0 0 89 386" svg:d="M89 383c0-1 0-2-5-9-49-48-62-122-62-180 0-68 15-136 63-184 4-5 4-5 4-6 0-3-1-4-3-4-5 0-39 26-62 75-20 43-24 86-24 119 0 29 4 77 25 119 23 48 56 73 61 73 2 0 3-1 3-3z"><text:p/></draw:path><draw:path draw:style-name="gr3" draw:text-style-name="P107" svg:width="0.154cm" svg:height="0.255cm" svg:x="1.89cm" svg:y="0.347cm" svg:viewBox="0 0 155 256" svg:d="M30 227c14-14 27-27 42-40 59-53 83-74 83-112 0-44-35-75-82-75-44 0-73 35-73 69 0 22 20 22 21 22 7 0 20-4 20-21 0-10-7-19-20-19-3 0-4 0-6 0 9-26 30-40 53-40 34 0 52 32 52 64 0 31-20 60-41 84-25 28-49 55-75 83-4 4-4 5-4 14 48 0 96 0 144 0 3-22 8-45 11-67-3 0-6 0-10 0-2 12-4 29-9 35-2 3-28 3-36 3-23 0-47 0-70 0z"><text:p/></draw:path><draw:path draw:style-name="gr3" draw:text-style-name="P107" svg:width="0.174cm" svg:height="0.271cm" svg:x="2.085cm" svg:y="0.334cm" svg:viewBox="0 0 175 272" svg:d="M89 4c0-1 0-4-4-4-9 0-38 2-48 3-3 1-7 1-7 8 0 4 3 4 10 4 18 0 18 4 18 7 0 2-1 5-1 8-18 74-37 148-56 223-1 5-1 5-1 8 0 10 8 11 11 11 6 0 11-4 13-8 2-3 20-75 22-85 13 1 44 8 44 33 0 2 0 5-1 8 0 4-1 10-1 14 0 22 15 38 35 38 12 0 22-6 31-20 10-18 14-39 14-40 0-3-4-3-5-3-3 0-3 1-6 7-7 28-16 48-33 48-7 0-12-4-12-19 0-6 1-15 4-22 1-6 1-7 1-12 0-24-25-36-58-39 13-8 25-20 33-29 19-21 37-37 55-37 3 0 4 0 5 0 4 1 4 1 8 3 1 0 1 1 1 1-19 2-22 16-22 21 0 6 4 14 15 14 10 0 21-9 21-24 0-11-9-24-26-24-11 0-29 3-57 34-13 14-28 30-42 36 13-54 26-109 39-163z"><text:p/></draw:path><draw:path draw:style-name="gr3" draw:text-style-name="P107" svg:width="0.234cm" svg:height="0.014cm" svg:x="2.396cm" svg:y="0.498cm" svg:viewBox="0 0 235 15" svg:d="M222 15c7 0 13 0 13-7 0-8-6-8-13-8-69 0-139 0-209 0-6 0-13 0-13 8 0 7 7 7 13 7 70 0 140 0 209 0z"><text:p/></draw:path><draw:path draw:style-name="gr3" draw:text-style-name="P107" svg:width="0.127cm" svg:height="0.255cm" svg:x="2.784cm" svg:y="0.347cm" svg:viewBox="0 0 128 256" svg:d="M79 10c0-10 0-10-9-10-24 24-58 24-70 24 0 5 0 8 0 12 8 0 31 0 51-10 0 67 0 133 0 201 0 13-1 18-37 18-4 0-7 0-12 0 0 4 0 8 0 11 13-1 48-1 63-1s49 0 63 1c0-3 0-7 0-11-5 0-8 0-12 0-36 0-37-4-37-18 0-73 0-145 0-217z"><text:p/></draw:path><draw:path draw:style-name="gr3" draw:text-style-name="P107" svg:width="0.089cm" svg:height="0.385cm" svg:x="2.965cm" svg:y="0.312cm" svg:viewBox="0 0 90 386" svg:d="M90 194c0-31-4-77-25-121-23-48-56-73-61-73-2 0-4 1-4 4 0 1 0 1 8 9 38 38 60 99 60 181 0 66-14 133-62 182-6 5-6 6-6 7 0 2 2 3 4 3 5 0 39-26 62-75 20-43 24-86 24-117z"><text:p/></draw:path><draw:path draw:style-name="gr3" draw:text-style-name="P107" svg:width="0.214cm" svg:height="0.276cm" svg:x="0.197cm" svg:y="1.326cm" svg:viewBox="0 0 215 277" svg:d="M212 14c3-3 3-4 3-6 0-4-4-8-8-8-5 0-8 4-9 9-11 28-21 56-32 84-39 0-78 0-118 0-11-28-20-56-31-84-3-6-5-9-9-9-5 0-8 4-8 8 0 1 0 2 2 6 32 85 64 170 96 254 2 5 4 9 9 9s7-4 9-9c31-84 64-169 96-254zM55 110c35 0 69 0 105 0-18 46-36 91-53 137-18-46-34-91-52-137z"><text:p/></draw:path><draw:path draw:style-name="gr3" draw:text-style-name="P107" svg:width="0.209cm" svg:height="0.174cm" svg:x="0.423cm" svg:y="1.423cm" svg:viewBox="0 0 210 175" svg:d="M23 147c-1 6-3 15-3 17 0 8 5 11 11 11 4 0 11-3 14-11 0-1 5-19 8-29 2-12 5-23 8-35 2-8 5-16 6-25 2-7 5-18 6-20 5-12 26-47 62-47 18 0 21 14 21 27 0 24-18 74-25 90-3 9-3 14-3 18 0 18 13 32 32 32 36 0 50-57 50-60 0-4-4-4-5-4-4 0-4 1-6 7-8 26-21 48-39 48-7 0-9-4-9-13s3-19 6-28c8-19 25-62 25-84 0-26-18-41-46-41-34 0-53 24-60 33-1-21-18-33-35-33-18 0-26 14-29 22-6 13-12 35-12 37 0 4 3 3 4 4 5 0 5 0 7-9 7-28 14-46 29-46 7 0 12 5 12 18 0 8-1 12-7 32-8 30-14 60-22 89z"><text:p/></draw:path><draw:path draw:style-name="gr3" draw:text-style-name="P107" svg:width="0.192cm" svg:height="0.223cm" svg:x="0.784cm" svg:y="1.383cm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3" draw:text-style-name="P107" svg:width="0.261cm" svg:height="0.272cm" svg:x="1.126cm" svg:y="1.327cm" svg:viewBox="0 0 262 273" svg:d="M34 35c0 63 0 126 0 188 0 21-3 28-23 29-4 0-11 0-11 6 0 7 7 7 13 7 20 0 40 0 60 0 7 0 13 0 13-7 0-6-7-6-12-6-21-1-24-9-24-29 0-59 0-117 0-177 56 74 111 146 167 220 3 5 5 7 7 7 7 0 7-7 7-13 0-73 0-146 0-218 0-22 4-28 22-28 2 0 9-1 9-6 0-8-6-8-13-8-19 0-38 0-56 0-7 0-14 0-14 8 0 6 7 6 11 6 22 0 26 8 26 29 0 39 0 80 0 120-39-53-78-105-117-158-4-5-5-5-14-5-22 0-45 0-67 0-8 0-14 0-14 8 0 5 6 6 9 6 10 1 18 7 21 11 0 4 0 5 0 10zM218 245c-56-73-112-148-168-222-4-4-4-5-8-9 15 0 31 0 46 0 43 59 87 117 130 175 0 19 0 38 0 56z"><text:p/></draw:path><draw:path draw:style-name="gr3" draw:text-style-name="P107" svg:width="0.04cm" svg:height="0.04cm" svg:x="1.428cm" svg:y="1.552cm" svg:viewBox="0 0 41 41" svg:d="M41 20c0-11-9-20-20-20s-21 9-21 20 10 21 21 21 20-10 20-21z"><text:p/></draw:path><draw:path draw:style-name="gr3" draw:text-style-name="P107" svg:width="0.228cm" svg:height="0.281cm" svg:x="1.522cm" svg:y="1.319cm" svg:viewBox="0 0 229 282" svg:d="M229 4c0-1-1-4-5-4-2 0-2 1-6 7-7 7-12 14-19 22-10-19-30-29-55-29-49 0-96 45-96 91 0 32 21 50 41 55 13 4 28 8 41 11 14 4 35 9 35 41 0 35-31 71-69 71-24 0-67-8-67-57 0-9 2-17 2-21 0-1 1-1 1-2 0-4-4-4-6-4s-2 0-3 2c-2 1-23 89-23 90 0 2 2 5 4 5s3-2 7-7c7-8 12-14 19-22 16 23 43 29 66 29 51 0 98-52 98-101 0-26-14-39-19-45-10-8-15-10-50-18-8-3-22-7-26-8-10-3-23-14-23-35 0-31 31-64 67-64 33 0 56 16 56 60 0 13-1 19-1 21 0 1 0 5 4 5s5-1 6-8c7-29 14-56 21-85z"><text:p/></draw:path><draw:path draw:style-name="gr3" draw:text-style-name="P107" svg:width="0.165cm" svg:height="0.121cm" svg:x="1.751cm" svg:y="1.531cm" svg:viewBox="0 0 166 122" svg:d="M21 102c-1 4-3 10-3 11 0 7 5 9 10 9 4 0 7-3 9-5 2-4 5-11 6-18 1-4 4-18 5-24 3-6 4-12 5-18 3-11 4-13 12-24s20-25 41-25c15 0 15 14 15 18 0 17-11 47-15 59-4 6-5 10-5 14 0 14 12 23 26 23 27 0 39-37 39-42 0-3-3-3-4-3-5 0-5 2-6 4-6 22-17 33-28 33-6 0-7-3-7-8 0-7 1-10 7-22 3-9 14-38 14-53 0-27-21-31-35-31-23 0-39 14-46 24-3-17-18-24-29-24-12 0-18 9-22 14-6 10-10 27-10 28 0 3 4 3 6 3 3 0 3-1 5-8 4-16 9-29 20-29 6 0 9 5 9 13 0 5-3 14-5 22-2 6-4 19-5 25-4 11-6 23-9 34z"><text:p/></draw:path><draw:path draw:style-name="gr3" draw:text-style-name="P107" svg:width="0.257cm" svg:height="0.089cm" svg:x="2.078cm" svg:y="1.45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107" svg:width="0.208cm" svg:height="0.174cm" svg:x="2.476cm" svg:y="1.423cm" svg:viewBox="0 0 209 175" svg:d="M22 147c-1 6-3 15-3 17 0 8 5 11 12 11 4 0 11-3 14-11 0-1 5-19 7-29 3-12 5-23 9-35 2-8 4-16 6-25 1-7 5-18 5-20 6-12 26-47 63-47 18 0 21 14 21 27 0 24-20 74-25 90-3 9-4 14-4 18 0 18 14 32 31 32 37 0 51-57 51-60 0-4-3-4-4-4-5 0-5 1-6 7-8 26-21 48-39 48-7 0-10-4-10-13s4-19 7-28c7-19 23-62 23-84 0-26-16-41-44-41-35 0-53 24-60 33-2-21-18-33-35-33-19 0-26 14-30 22-5 13-11 35-11 37 0 4 3 4 4 4 4 0 5 0 7-9 7-28 14-46 29-46 7 0 11 5 11 18 0 8-1 12-6 32-8 30-15 60-23 89z"><text:p/></draw:path><draw:path draw:style-name="gr3" draw:text-style-name="P107" svg:width="0.119cm" svg:height="0.178cm" svg:x="2.714cm" svg:y="1.253cm" svg:viewBox="0 0 120 179" svg:d="M120 130c-3 0-7 0-10 0 0 6-3 22-7 24-2 2-23 2-26 2-16 0-34 0-51 0 29-25 39-33 54-45 21-16 40-33 40-58 0-33-29-53-64-53-33 0-56 23-56 48 0 14 11 15 14 15 7 0 15-5 15-15 0-4-3-14-17-14 9-19 28-25 40-25 27 0 42 22 42 44 0 23-17 42-26 51-22 21-44 43-66 64-2 2-2 4-2 11 37 0 74 0 111 0 3-16 6-33 9-49z"><text:p/></draw:path></draw:g></text:p>
      <text:list text:style-name="L3">
        <text:list-item>
          <text:p text:style-name="P24">נוכיח באינדוקציה:</text:p>
          <text:list>
            <text:list-item>
              <text:p text:style-name="P25">בסיס האידוקציה (<draw:g text:anchor-type="as-char" svg:y="-0.259cm" draw:z-index="111" draw:name="Shape11" draw:style-name="gr1"><svg:title>TexMaths</svg:title><svg:desc>11§display§n=1§svg§600§FALSE§</svg:desc><draw:path draw:style-name="gr2" draw:text-style-name="P106" svg:width="0.868cm" svg:height="0.218cm" svg:x="0.01cm" svg:y="0.019cm" svg:viewBox="0 0 869 219" svg:d="M0 0c290 0 580 0 869 0 0 73 0 146 0 219-289 0-579 0-869 0 0-73 0-146 0-219z"><text:p/></draw:path><draw:path draw:style-name="gr3" draw:text-style-name="P107" svg:width="0.208cm" svg:height="0.172cm" svg:x="0.001cm" svg:y="0.086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107" svg:width="0.256cm" svg:height="0.089cm" svg:x="0.352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107" svg:width="0.127cm" svg:height="0.254cm" svg:x="0.771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):</text:p>
            </text:list-item>
          </text:list>
          <text:p text:style-name="P12"><draw:g text:anchor-type="as-char" svg:y="-0.309cm" draw:z-index="112" draw:name="Shape12" draw:style-name="gr1"><svg:title>TexMaths</svg:title><svg:desc>11§display§2 \cdot 1 - 1 = 1^2§svg§600§FALSE§</svg:desc><draw:path draw:style-name="gr2" draw:text-style-name="P106" svg:width="2.135cm" svg:height="0.298cm" svg:x="0.001cm" svg:y="0.018cm" svg:viewBox="0 0 2136 299" svg:d="M1069 299c-356 0-713 0-1069 0 0-99 0-200 0-299 712 0 1424 0 2136 0 0 99 0 200 0 299-355 0-712 0-1067 0z"><text:p/></draw:path><draw:path draw:style-name="gr3" draw:text-style-name="P107" svg:width="0.153cm" svg:height="0.256cm" svg:x="0.001cm" svg:y="0.082cm" svg:viewBox="0 0 154 257" svg:d="M30 227c13-13 27-26 40-39 61-53 84-74 84-113 0-44-35-75-83-75-42 0-71 36-71 71 0 21 19 21 20 21 6 0 21-5 21-20 0-10-8-20-21-20-4 0-4 0-6 0 10-26 31-40 53-40 35 0 52 32 52 63s-20 62-41 86c-24 27-49 54-74 82-4 4-4 4-4 14 47 0 96 0 143 0 3-22 8-44 11-67-3 0-7 0-10 0-2 11-4 28-9 34-2 3-27 3-36 3-23 0-46 0-69 0z"><text:p/></draw:path><draw:path draw:style-name="gr3" draw:text-style-name="P107" svg:width="0.04cm" svg:height="0.04cm" svg:x="0.294cm" svg:y="0.219cm" svg:viewBox="0 0 41 41" svg:d="M41 20c0-11-9-20-20-20s-21 9-21 20 10 21 21 21 20-10 20-21z"><text:p/></draw:path><draw:path draw:style-name="gr3" draw:text-style-name="P107" svg:width="0.127cm" svg:height="0.256cm" svg:x="0.488cm" svg:y="0.082cm" svg:viewBox="0 0 128 257" svg:d="M79 10c0-9 0-10-9-10-24 25-58 25-70 25 0 5 0 8 0 13 8 0 31 0 51-10 0 66 0 132 0 198 0 15-2 19-37 19-4 0-7 0-12 0 0 4 0 9 0 12 13-1 47-1 63-1 15 0 49 0 63 1 0-3 0-8 0-12-5 0-8 0-13 0-35 0-36-4-36-19 0-72 0-144 0-216z"><text:p/></draw:path><draw:path draw:style-name="gr3" draw:text-style-name="P107" svg:width="0.234cm" svg:height="0.014cm" svg:x="0.766cm" svg:y="0.234cm" svg:viewBox="0 0 235 15" svg:d="M222 15c7 0 13 0 13-7 0-8-6-8-13-8-69 0-140 0-209 0-6 0-13 0-13 8 0 7 7 7 13 7 69 0 140 0 209 0z"><text:p/></draw:path><draw:path draw:style-name="gr3" draw:text-style-name="P107" svg:width="0.127cm" svg:height="0.256cm" svg:x="1.153cm" svg:y="0.082cm" svg:viewBox="0 0 128 257" svg:d="M79 10c0-9 0-10-9-10-24 25-58 25-70 25 0 5 0 8 0 13 8 0 31 0 51-10 0 66 0 132 0 198 0 15-2 19-37 19-4 0-7 0-12 0 0 4 0 9 0 12 13-1 47-1 63-1 15 0 49 0 63 1 0-3 0-8 0-12-5 0-8 0-13 0-35 0-36-4-36-19 0-72 0-144 0-216z"><text:p/></draw:path><draw:path draw:style-name="gr3" draw:text-style-name="P107" svg:width="0.255cm" svg:height="0.089cm" svg:x="1.441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127cm" svg:height="0.256cm" svg:x="1.861cm" svg:y="0.082cm" svg:viewBox="0 0 128 257" svg:d="M79 10c0-9 0-10-9-10-24 25-58 25-70 25 0 5 0 8 0 13 8 0 31 0 51-10 0 66 0 132 0 198 0 15-2 19-36 19-4 0-8 0-13 0 0 4 0 9 0 12 14-1 47-1 63-1 15 0 49 0 63 1 0-3 0-8 0-12-5 0-8 0-13 0-35 0-36-4-36-19 0-72 0-144 0-216z"><text:p/></draw:path><draw:path draw:style-name="gr3" draw:text-style-name="P107" svg:width="0.119cm" svg:height="0.179cm" svg:x="2.037cm" svg:y="0cm" svg:viewBox="0 0 120 180" svg:d="M120 130c-3 0-7 0-10 0 0 7-3 22-7 26-2 1-23 1-26 1-17 0-34 0-51 0 29-26 39-32 55-46 20-15 39-33 39-58 0-33-29-53-64-53-33 0-56 24-56 49 0 14 12 15 14 15 7 0 15-4 15-14 0-6-3-15-16-15 8-20 27-25 40-25 26 0 40 21 40 43 0 23-16 42-25 52-22 21-43 43-65 65-3 2-3 2-3 10 37 0 74 0 111 0 3-17 6-33 9-50z"><text:p/></draw:path></draw:g></text:p>
          <text:list text:continue-numbering="true">
            <text:list-item>
              <text:p text:style-name="P26"><text:soft-page-break/>צעד האינדוקציה: נניח <draw:g text:anchor-type="as-char" svg:y="-0.339cm" draw:z-index="113" draw:name="Shape13" draw:style-name="gr1"><svg:title>TexMaths</svg:title><svg:desc>11§display§S_n = n^2§svg§600§FALSE§</svg:desc><draw:path draw:style-name="gr2" draw:text-style-name="P106" svg:width="1.29cm" svg:height="0.358cm" svg:x="0.001cm" svg:y="0.018cm" svg:viewBox="0 0 1291 359" svg:d="M0 0c430 0 861 0 1291 0 0 120 0 239 0 359-430 0-861 0-1291 0 0-120 0-239 0-359z"><text:p/></draw:path><draw:path draw:style-name="gr3" draw:text-style-name="P107" svg:width="0.229cm" svg:height="0.279cm" svg:x="0.001cm" svg:y="0.068cm" svg:viewBox="0 0 230 280" svg:d="M230 3c0-1-1-3-4-3s-3 0-8 6c-6 7-12 14-18 22-11-19-30-28-56-28-48 0-94 44-94 90 0 32 19 50 39 56 14 3 28 6 42 11 14 3 35 8 35 40 0 35-32 71-69 71-25 0-68-9-68-56 0-10 2-18 2-20 1-2 1-2 1-3 0-4-2-5-4-5-3 0-4 1-5 2s-23 89-23 90c0 2 2 4 4 4 3 0 3-1 7-7 7-6 13-14 20-22 16 24 43 29 65 29 53 0 98-52 98-99 0-27-13-40-19-45-9-9-14-10-50-19-7-2-22-7-25-7-11-4-24-15-24-35 0-32 32-65 68-65 32 0 56 16 56 61 0 12-2 18-2 21 0 1 0 4 5 4 4 0 4-1 6-8 7-28 13-56 21-85z"><text:p/></draw:path><draw:path draw:style-name="gr3" draw:text-style-name="P107" svg:width="0.164cm" svg:height="0.121cm" svg:x="0.231cm" svg:y="0.277cm" svg:viewBox="0 0 165 122" svg:d="M20 103c-1 3-2 9-2 11 0 6 4 8 8 8 6 0 10-3 11-5 2-3 4-11 5-18 2-4 4-17 6-24 2-6 4-12 5-18 3-11 3-13 11-24s21-25 41-25c15 0 16 14 16 18 0 17-12 47-16 59-4 7-5 10-5 14 0 15 12 23 27 23 26 0 38-37 38-42 0-3-3-3-4-3-4 0-4 2-5 5-6 22-18 33-28 33-7 0-8-4-8-9 0-7 2-10 7-22 3-9 14-38 14-53 0-27-21-31-35-31-22 0-38 14-45 25-3-18-19-25-30-25s-18 9-21 15c-7 10-10 26-10 27 0 3 3 3 4 3 5 0 5-1 7-8 3-16 9-29 19-29 7 0 10 6 10 13 0 5-4 15-5 23-2 7-5 18-6 24-4 11-6 22-9 35z"><text:p/></draw:path><draw:path draw:style-name="gr3" draw:text-style-name="P107" svg:width="0.255cm" svg:height="0.089cm" svg:x="0.558cm" svg:y="0.198cm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107" svg:width="0.209cm" svg:height="0.174cm" svg:x="0.954cm" svg:y="0.168cm" svg:viewBox="0 0 210 175" svg:d="M23 148c-1 5-3 15-3 16 0 8 5 11 11 11 4 0 11-3 14-11 0-1 5-18 8-28 2-13 5-25 8-36 2-7 5-16 6-25 2-7 6-18 6-20 5-12 26-46 62-46 18 0 21 14 21 26 0 25-18 74-25 91-3 8-3 13-3 17 0 19 13 32 32 32 36 0 50-56 50-59 0-5-4-5-5-5-4 0-4 1-6 8-7 25-21 47-39 47-7 0-9-3-9-13 0-9 3-19 6-26 8-21 25-64 25-86 0-26-18-41-46-41-34 0-53 24-60 33-1-21-18-33-35-33-18 0-26 15-29 22-6 13-12 35-12 38s3 2 4 3c5 0 5 0 7-9 7-28 14-45 29-45 7 0 12 4 12 17 0 8-1 13-7 32-8 30-14 60-22 90z"><text:p/></draw:path><draw:path draw:style-name="gr3" draw:text-style-name="P107" svg:width="0.119cm" svg:height="0.179cm" svg:x="1.192cm" svg:y="0cm" svg:viewBox="0 0 120 180" svg:d="M120 130c-3 0-6 0-9 0-1 7-4 22-8 25-2 2-23 2-26 2-16 0-33 0-49 0 27-26 37-34 53-46 20-16 39-33 39-58 0-33-29-53-64-53-33 0-56 23-56 49 0 13 12 15 14 15 7 0 15-4 15-14 0-6-1-15-16-15 8-20 27-25 40-25 26 0 41 21 41 43 0 23-17 42-26 52-22 21-43 42-65 64-3 3-3 3-3 11 37 0 75 0 112 0 2-17 6-33 8-50z"><text:p/></draw:path></draw:g>, ונוכיח עבור <draw:g text:anchor-type="as-char" svg:y="-0.337cm" draw:z-index="115" draw:name="Shape14" draw:style-name="gr1"><svg:title>TexMaths</svg:title><svg:desc>11§display§S_{n + 1}= (n + 1)^2§svg§600§FALSE§</svg:desc><draw:path draw:style-name="gr2" draw:text-style-name="P106" svg:width="2.649cm" svg:height="0.395cm" svg:x="0.001cm" svg:y="0.021cm" svg:viewBox="0 0 2650 396" svg:d="M1326 396c-442 0-884 0-1326 0 0-132 0-264 0-396 884 0 1766 0 2650 0 0 132 0 264 0 396-442 0-883 0-1324 0z"><text:p/></draw:path><draw:path draw:style-name="gr3" draw:text-style-name="P107" svg:width="0.229cm" svg:height="0.279cm" svg:x="0.001cm" svg:y="0.069cm" svg:viewBox="0 0 230 280" svg:d="M230 3c0-1-1-3-4-3s-3 0-7 6c-7 7-12 14-19 22-10-18-31-28-55-28-49 0-95 44-95 92 0 30 19 48 39 54 14 3 28 6 42 11 14 3 35 10 35 40 0 36-32 71-69 71-24 0-68-9-68-55 0-10 2-19 3-21 0-2 0-2 0-3 0-4-2-5-4-5-3 0-3 1-4 2-2 1-24 89-24 90 0 2 2 4 4 4 3 0 3-1 8-5 7-7 12-15 19-22 16 22 43 27 65 27 53 0 99-51 99-98 0-28-13-40-20-45-9-9-14-11-48-20-9-2-24-7-27-7-10-3-23-15-23-35 0-32 31-64 67-64 32 0 56 17 56 60 0 12-2 19-2 22 2 1 0 3 6 3 3 0 3-1 5-8 7-28 14-56 21-85z"><text:p/></draw:path><draw:path draw:style-name="gr3" draw:text-style-name="P107" svg:width="0.165cm" svg:height="0.121cm" svg:x="0.231cm" svg:y="0.278cm" svg:viewBox="0 0 166 122" svg:d="M21 103c-1 3-2 6-3 11 0 6 5 8 10 8 4 0 8-3 9-5 2-2 4-11 6-17 1-5 4-17 5-25 3-6 4-11 5-18 3-11 3-13 12-24 7-11 20-25 40-25 16 0 16 14 16 18 0 17-12 47-16 59-3 8-4 10-4 14 0 15 12 23 26 23 27 0 39-37 39-40 0-5-3-4-4-5-5 0-5 2-6 6-6 21-17 32-28 32-6 0-7-4-7-9 0-7 1-10 6-22 3-9 14-38 14-53 0-25-21-31-35-31-22 0-38 14-45 25-3-18-18-25-29-25-12 0-19 9-22 15-6 10-10 26-10 27 0 3 3 2 4 3 5 0 5-1 7-8 4-16 9-29 20-29 6 0 9 6 9 13 0 5-3 15-5 23-2 7-4 18-5 24-4 11-6 22-9 35z"><text:p/></draw:path><draw:path draw:style-name="gr3" draw:text-style-name="P107" svg:width="0.198cm" svg:height="0.199cm" svg:x="0.429cm" svg:y="0.231cm" svg:viewBox="0 0 199 200" svg:d="M106 106c27 0 56 0 83 0 4 0 10 0 10-7 0-6-6-6-10-6-27 0-56 0-83 0 0-28 0-56 0-83 0-3 0-10-7-10s-7 6-7 10c0 27 0 55 0 83-27 0-55 0-82 0-3 0-10 0-10 6 0 7 6 7 10 7 27 0 55 0 82 0 0 27 0 55 0 84 0 3 0 10 7 10s7-7 7-10c0-29 0-57 0-84z"><text:p/></draw:path><draw:path draw:style-name="gr3" draw:text-style-name="P107" svg:width="0.097cm" svg:height="0.179cm" svg:x="0.677cm" svg:y="0.219cm" svg:viewBox="0 0 98 180" svg:d="M61 8c0-8 0-8-8-8-18 17-42 17-53 17 0 3 0 6 0 9 7 0 24 0 40-7 0 46 0 92 0 139 0 9 0 12-28 12-3 0-6 0-10 0 0 3 0 6 0 10 5-1 38-1 48-1 8 0 42 0 48 1 0-4 0-7 0-10-3 0-7 0-10 0-27 0-27-3-27-12 0-51 0-101 0-150z"><text:p/></draw:path><draw:path draw:style-name="gr3" draw:text-style-name="P107" svg:width="0.256cm" svg:height="0.089cm" svg:x="0.95cm" svg:y="0.19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089cm" svg:height="0.385cm" svg:x="1.373cm" svg:y="0.051cm" svg:viewBox="0 0 90 386" svg:d="M90 382c0-2 0-2-6-8-49-50-62-123-62-181 0-67 15-135 63-183 5-4 5-4 5-6 0-3-2-4-4-4-5 0-39 26-62 75-20 43-24 86-24 118 0 31 4 76 25 120 23 48 56 73 61 73 2 0 4-1 4-4z"><text:p/></draw:path><draw:path draw:style-name="gr3" draw:text-style-name="P107" svg:width="0.208cm" svg:height="0.174cm" svg:x="1.497cm" svg:y="0.17cm" svg:viewBox="0 0 209 175" svg:d="M23 148c-1 6-3 15-3 16 0 8 5 11 11 11 4 0 11-3 14-11 0-1 5-18 7-28 3-13 5-24 9-35 2-8 4-17 6-26 2-7 5-18 6-19 5-12 26-47 62-47 18 0 21 14 21 26 0 25-18 74-25 91-3 9-3 13-3 17 0 19 13 32 30 32 37 0 51-56 51-59 0-5-3-5-4-5-4 0-4 1-6 8-8 27-21 48-39 48-7 0-9-4-9-13 0-10 3-19 6-27 8-21 23-63 23-85 0-27-16-42-44-42-35 0-53 24-60 34-1-22-18-34-35-34-18 0-26 15-29 22-6 13-12 36-12 38 0 4 3 3 4 4 5 0 5-1 7-9 7-27 14-46 29-46 7 0 12 4 12 17 0 8-1 13-7 32-8 30-14 60-22 90z"><text:p/></draw:path><draw:path draw:style-name="gr3" draw:text-style-name="P107" svg:width="0.255cm" svg:height="0.255cm" svg:x="1.826cm" svg:y="0.115cm" svg:viewBox="0 0 256 256" svg:d="M136 136c37 0 72 0 108 0 6 0 12 0 12-8s-6-8-12-8c-36 0-71 0-108 0 0-36 0-71 0-108 0-5 0-12-7-12-8 0-8 7-8 12 0 37 0 72 0 108-36 0-73 0-109 0-5 0-12 0-12 8s7 8 12 8c36 0 73 0 109 0 0 36 0 72 0 108 0 5 0 12 8 12 7 0 7-7 7-12 0-36 0-72 0-108z"><text:p/></draw:path><draw:path draw:style-name="gr3" draw:text-style-name="P107" svg:width="0.126cm" svg:height="0.256cm" svg:x="2.225cm" svg:y="0.083cm" svg:viewBox="0 0 127 257" svg:d="M79 11c0-10 0-11-10-11-23 25-57 25-69 25 0 5 0 8 0 12 8 0 30 0 51-9 0 66 0 132 0 199 0 13-3 18-37 18-4 0-7 0-12 0 0 4 0 9 0 12 13-1 46-1 63-1 15 0 48 0 62 1 0-3 0-8 0-12-5 0-8 0-13 0-34 0-35-5-35-18 0-73 0-144 0-216z"><text:p/></draw:path><draw:path draw:style-name="gr3" draw:text-style-name="P107" svg:width="0.088cm" svg:height="0.385cm" svg:x="2.405cm" svg:y="0.051cm" svg:viewBox="0 0 89 386" svg:d="M89 193c0-30-3-76-25-120-23-48-56-73-61-73-2 0-3 1-3 4 0 2 0 2 8 9 37 38 59 99 59 180 0 65-14 133-61 182-6 5-6 5-6 7s1 4 3 4c5 0 40-27 62-76 20-42 24-84 24-117z"><text:p/></draw:path><draw:path draw:style-name="gr3" draw:text-style-name="P107" svg:width="0.119cm" svg:height="0.179cm" svg:x="2.551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:</text:p>
            </text:list-item>
          </text:list>
          <text:p text:style-name="P12"><draw:g text:anchor-type="as-char" svg:y="-0.82cm" draw:z-index="116" draw:name="Shape15" draw:style-name="gr1"><svg:title>TexMaths</svg:title><svg:desc>11§latex§\begin{align*}
  S_{n + 1} &amp;= S_n + 2(n + 1) - 1 \\
  &amp;= n^2 + 2n + 1 \\
  &amp;= (n + 1)^2
\end{align*}§svg§600§FALSE§</svg:desc><draw:path draw:style-name="gr2" draw:text-style-name="P106" svg:width="4.257cm" svg:height="1.599cm" svg:x="0.001cm" svg:y="0.021cm" svg:viewBox="0 0 4258 1600" svg:d="M2130 1600c-710 0-1420 0-2130 0 0-534 0-1067 0-1600 1420 0 2839 0 4258 0 0 533 0 1066 0 1600-709 0-1418 0-2128 0z"><text:p/></draw:path><draw:path draw:style-name="gr3" draw:text-style-name="P107" svg:width="0.229cm" svg:height="0.279cm" svg:x="0.001cm" svg:y="0.02cm" svg:viewBox="0 0 230 280" svg:d="M230 4c0-2-1-4-5-4-2 0-2 0-6 5-7 8-12 15-19 22-10-17-31-27-55-27-49 0-96 44-96 91 0 31 20 49 40 55 14 4 28 8 42 11 14 4 35 9 35 41 0 34-32 70-69 70-26 0-68-7-68-56 0-9 2-19 3-21 0-1 0-1 0-2 0-4-2-4-5-4-2 0-2 0-3 1-2 2-24 90-24 91 0 2 2 3 4 3 3 0 3 0 8-5 7-8 12-14 19-22 16 22 43 27 65 27 52 0 99-50 99-99 0-26-14-39-20-45-9-8-14-11-49-19-8-3-23-6-26-7-10-3-23-14-23-35 0-31 31-64 67-64 32 0 56 16 56 59 0 14-2 20-2 22 2 1 0 4 5 4 4 0 4-1 6-8 7-28 14-56 21-84z"><text:p/></draw:path><draw:path draw:style-name="gr3" draw:text-style-name="P107" svg:width="0.164cm" svg:height="0.121cm" svg:x="0.231cm" svg:y="0.231cm" svg:viewBox="0 0 165 122" svg:d="M21 102c-1 4-3 10-3 11 0 6 5 9 9 9 5 0 9-4 10-7 1-2 4-11 6-16 1-6 4-18 5-24s4-12 5-19c3-11 3-13 12-24 6-11 20-24 39-24 17 0 17 13 17 18 0 17-12 47-17 58-2 7-3 9-3 15 0 14 12 23 25 23 28 0 39-37 39-42 0-3-2-2-3-3-5 0-5 1-6 4-6 22-17 33-28 33-6 0-7-4-7-10 0-5 1-9 5-22 4-7 15-36 15-51 0-27-21-31-35-31-22 0-38 13-46 24-2-19-17-24-28-24-12 0-19 8-22 14-6 10-10 26-10 27 0 4 3 3 4 4 5 0 5-1 7-9 4-15 9-28 20-28 6 0 9 5 9 13 0 4-3 14-5 22-2 6-4 19-5 24-4 12-6 23-9 35z"><text:p/></draw:path><draw:path draw:style-name="gr3" draw:text-style-name="P107" svg:width="0.198cm" svg:height="0.198cm" svg:x="0.429cm" svg:y="0.181cm" svg:viewBox="0 0 199 199" svg:d="M106 107c27 0 55 0 82 0 4 0 11 0 11-7s-7-7-11-7c-27 0-55 0-82 0 0-27 0-56 0-83 0-3 0-10-7-10s-7 7-7 10c0 27 0 56 0 83-27 0-55 0-82 0-5 0-10 0-10 7s5 7 10 7c27 0 55 0 82 0 0 27 0 55 0 82 0 3 0 10 7 10s7-6 7-10c0-27 0-55 0-82z"><text:p/></draw:path><draw:path draw:style-name="gr3" draw:text-style-name="P107" svg:width="0.097cm" svg:height="0.178cm" svg:x="0.676cm" svg:y="0.171cm" svg:viewBox="0 0 98 179" svg:d="M60 8c0-8 0-8-7-8-18 18-42 18-53 18 0 3 0 6 0 9 7 0 24 0 40-7 0 46 0 91 0 137 0 9 0 12-28 12-3 0-7 0-10 0 0 4 0 7 0 10 5 0 38-1 47-1s43 1 49 1c0-3 0-6 0-10-3 0-7 0-10 0-28 0-28-3-28-12 0-49 0-100 0-149z"><text:p/></draw:path><draw:path draw:style-name="gr3" draw:text-style-name="P107" svg:width="0.256cm" svg:height="0.089cm" svg:x="0.949cm" svg:y="0.14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229cm" svg:height="0.279cm" svg:x="1.355cm" svg:y="0.02cm" svg:viewBox="0 0 230 280" svg:d="M230 4c0-2-1-4-5-4-2 0-2 0-6 5-7 8-12 15-19 22-10-17-31-27-56-27-48 0-95 44-95 91 0 31 20 49 40 55 14 4 28 8 42 11 14 4 35 9 35 41 0 34-32 70-69 70-26 0-68-7-68-56 0-9 2-19 2-21 1-1 1-1 1-2 0-4-2-4-5-4-2 0-2-1-4 1-2 1-23 90-23 91 0 2 2 3 4 3 3 0 3 0 8-5 7-8 12-14 19-22 16 22 43 27 65 27 52 0 98-50 98-99 0-26-14-39-19-45-9-8-14-11-49-19-8-3-23-6-26-7-10-3-23-14-23-35 0-31 31-64 67-64 32 0 56 16 56 59 0 14-2 20-2 22 1 1 0 4 4 4 5 0 5-1 7-8 7-28 14-56 21-84z"><text:p/></draw:path><draw:path draw:style-name="gr3" draw:text-style-name="P107" svg:width="0.164cm" svg:height="0.121cm" svg:x="1.585cm" svg:y="0.231cm" svg:viewBox="0 0 165 122" svg:d="M21 102c-1 4-3 10-3 11 0 6 5 9 8 9 6 0 10-4 11-7 1-2 4-11 5-16 2-6 4-18 6-24 1-6 4-12 5-19 3-11 3-13 11-24 7-11 21-24 40-24 17 0 17 13 17 18 0 17-12 47-17 58-2 7-3 9-3 15 0 14 11 23 25 23 28 0 39-37 39-42 0-3-3-3-4-3-4 0-4 1-5 4-6 22-17 33-28 33-6 0-7-4-7-10 0-5 1-9 5-22 4-7 15-36 15-51 0-27-21-31-35-31-22 0-38 13-46 24-2-19-18-24-29-24s-18 8-21 14c-6 10-10 26-10 27 0 4 3 3 4 4 5 0 5-1 7-9 3-15 9-28 20-28 6 0 9 5 9 13 0 4-3 14-5 22-2 6-4 19-6 24-3 12-6 23-8 35z"><text:p/></draw:path><draw:path draw:style-name="gr3" draw:text-style-name="P107" svg:width="0.255cm" svg:height="0.256cm" svg:x="1.891cm" svg:y="0.067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107" svg:width="0.153cm" svg:height="0.256cm" svg:x="2.273cm" svg:y="0.036cm" svg:viewBox="0 0 154 257" svg:d="M30 228c13-14 27-28 40-41 61-53 84-74 84-112 0-44-35-75-83-75-42 0-71 35-71 69 0 22 19 22 20 22 6 0 21-4 21-21 0-10-8-19-21-19-4 0-4 0-6 0 10-25 31-39 53-39 35 0 52 31 52 63 0 31-20 61-41 84-24 28-49 56-74 84-4 3-4 4-4 14 47 0 96 0 143 0 3-23 8-45 11-68-3 0-7 0-10 0-2 12-4 29-9 35-2 4-27 4-36 4-23 0-46 0-69 0z"><text:p/></draw:path><draw:path draw:style-name="gr3" draw:text-style-name="P107" svg:width="0.088cm" svg:height="0.385cm" svg:x="2.486cm" svg:y="0.001cm" svg:viewBox="0 0 89 386" svg:d="M89 383c0-2 0-3-7-9-48-49-60-122-60-181 0-67 14-134 63-182 4-6 4-6 4-7 0-3-1-4-3-4-5 0-39 26-62 76-20 42-24 85-24 117 0 30 4 77 25 120 23 49 56 73 61 73 2 0 3-1 3-3z"><text:p/></draw:path><draw:path draw:style-name="gr3" draw:text-style-name="P107" svg:width="0.208cm" svg:height="0.174cm" svg:x="2.609cm" svg:y="0.12cm" svg:viewBox="0 0 209 175" svg:d="M22 148c-1 6-3 15-3 17 0 7 5 10 11 10 5 0 12-2 14-10 1-1 5-20 8-29 3-12 5-23 8-35 3-9 5-16 7-26 1-6 4-18 4-19 7-12 27-47 64-47 17 0 21 14 21 27 0 23-20 73-25 89-3 10-5 15-5 19 0 18 15 31 32 31 37 0 51-56 51-60 0-3-3-3-4-3-5 0-5 1-6 7-8 26-21 48-40 48-6 0-9-4-9-13 0-10 4-19 7-28 7-19 23-62 23-84 0-27-16-42-44-42-35 0-54 25-60 34-2-22-18-34-35-34-19 0-26 15-30 22-6 13-11 36-11 37 0 5 3 5 4 5 4 0 5 0 7-9 7-28 14-46 29-46 7 0 11 5 11 17 0 9-2 12-6 33-8 30-15 60-23 89z"><text:p/></draw:path><draw:path draw:style-name="gr3" draw:text-style-name="P107" svg:width="0.256cm" svg:height="0.256cm" svg:x="2.936cm" svg:y="0.067cm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3" draw:text-style-name="P107" svg:width="0.127cm" svg:height="0.256cm" svg:x="3.336cm" svg:y="0.036cm" svg:viewBox="0 0 128 257" svg:d="M79 10c0-10 0-10-9-10-24 24-58 24-70 24 0 5 0 8 0 12 8 0 31 0 51-10 0 67 0 133 0 200 0 14-2 19-37 19-4 0-7 0-12 0 0 5 0 8 0 12 14-1 47-1 63-1 15 0 49 0 63 1 0-4 0-7 0-12-5 0-8 0-13 0-35 0-36-4-36-19 0-72 0-144 0-216z"><text:p/></draw:path><draw:path draw:style-name="gr3" draw:text-style-name="P107" svg:width="0.088cm" svg:height="0.385cm" svg:x="3.517cm" svg:y="0.001cm" svg:viewBox="0 0 89 386" svg:d="M89 193c0-30-4-76-25-120-23-48-56-73-61-73-2 0-3 2-3 4 0 1 0 1 7 9 38 39 60 99 60 180 0 66-14 135-63 183-4 4-4 5-4 7s1 3 3 3c5 0 39-26 62-75 20-43 24-86 24-118z"><text:p/></draw:path><draw:path draw:style-name="gr3" draw:text-style-name="P107" svg:width="0.235cm" svg:height="0.014cm" svg:x="3.762cm" svg:y="0.187cm" svg:viewBox="0 0 236 15" svg:d="M223 15c7 0 13 0 13-7 0-8-6-8-13-8-69 0-139 0-209 0-6 0-14 0-14 8 0 7 8 7 14 7 70 0 140 0 209 0z"><text:p/></draw:path><draw:path draw:style-name="gr3" draw:text-style-name="P107" svg:width="0.127cm" svg:height="0.256cm" svg:x="4.152cm" svg:y="0.036cm" svg:viewBox="0 0 128 257" svg:d="M79 10c0-10 0-10-9-10-24 24-58 24-70 24 0 5 0 8 0 12 8 0 31 0 51-10 0 67 0 133 0 200 0 14-2 19-37 19-4 0-7 0-12 0 0 5 0 8 0 12 13-1 47-1 63-1 15 0 48 0 63 1 0-4 0-7 0-12-5 0-8 0-13 0-35 0-36-4-36-19 0-72 0-144 0-216z"><text:p/></draw:path><draw:path draw:style-name="gr3" draw:text-style-name="P107" svg:width="0.256cm" svg:height="0.089cm" svg:x="0.949cm" svg:y="0.77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209cm" svg:height="0.174cm" svg:x="1.346cm" svg:y="0.747cm" svg:viewBox="0 0 210 175" svg:d="M23 147c-1 6-3 15-3 17 0 6 5 11 11 11 4 0 12-3 14-11 0-1 6-19 8-29 2-12 5-23 7-35 4-8 6-16 7-25 2-7 6-18 6-20 5-12 26-47 62-47 18 0 21 14 21 27 0 24-19 74-25 90-3 9-3 14-3 18 0 18 13 32 31 32 37 0 51-57 51-60 0-4-3-4-4-4-5 0-5 1-7 7-8 26-20 48-40 48-6 0-8-4-8-13s3-19 6-28c8-19 24-62 24-84 0-26-16-41-45-41-34 0-54 24-59 33-2-22-19-33-36-33-18 0-26 14-29 22-7 13-12 35-12 37 0 4 4 4 5 4 4 0 4 0 6-9 7-28 14-46 29-46 7 0 12 5 12 17 0 9-1 13-7 33-8 30-14 60-22 89z"><text:p/></draw:path><draw:path draw:style-name="gr3" draw:text-style-name="P107" svg:width="0.119cm" svg:height="0.178cm" svg:x="1.584cm" svg:y="0.581cm" svg:viewBox="0 0 120 179" svg:d="M120 130c-3 0-6 0-9 0-1 5-3 22-8 24-2 2-22 2-26 2-17 0-33 0-50 0 29-25 38-33 54-45 20-16 39-33 39-58 0-33-29-53-63-53s-57 23-57 48c0 14 12 15 15 15 6 0 15-5 15-15 0-4-3-14-17-14 9-19 27-25 40-25 27 0 40 22 40 44 0 23-16 42-25 51-22 21-43 43-65 64-3 2-3 4-3 11 37 0 75 0 112 0 2-16 6-33 8-49z"><text:p/></draw:path><draw:path draw:style-name="gr3" draw:text-style-name="P107" svg:width="0.256cm" svg:height="0.256cm" svg:x="1.848cm" svg:y="0.693cm" svg:viewBox="0 0 257 257" svg:d="M136 136c37 0 72 0 108 0 6 0 13 0 13-7 0-8-7-8-13-8-36 0-71 0-108 0 0-36 0-72 0-108 0-5 0-13-7-13-8 0-8 8-8 13 0 36 0 72 0 108-36 0-72 0-108 0-5 0-13 0-13 8 0 7 8 7 13 7 36 0 72 0 108 0 0 37 0 72 0 108 0 6 0 13 8 13 7 0 7-7 7-13 0-36 0-71 0-108z"><text:p/></draw:path><draw:path draw:style-name="gr3" draw:text-style-name="P107" svg:width="0.153cm" svg:height="0.256cm" svg:x="2.232cm" svg:y="0.662cm" svg:viewBox="0 0 154 257" svg:d="M30 228c13-14 27-27 40-40 61-54 84-75 84-113 0-44-35-75-83-75-42 0-71 35-71 69 0 22 19 22 20 22 6 0 20-4 20-20 0-11-7-20-20-20-4 0-5 0-6 1 9-26 30-40 53-40 35 0 52 31 52 63 0 31-20 61-41 86-25 27-49 54-75 82-3 4-3 4-3 14 47 0 96 0 143 0 3-22 8-45 11-67-3 0-7 0-10 0-2 11-4 29-9 34-2 4-27 4-36 4-23 0-46 0-69 0z"><text:p/></draw:path><draw:path draw:style-name="gr3" draw:text-style-name="P107" svg:width="0.208cm" svg:height="0.174cm" svg:x="2.416cm" svg:y="0.747cm" svg:viewBox="0 0 209 175" svg:d="M23 147c-1 6-4 15-4 17 0 6 5 11 12 11 4 0 11-3 14-11 0-1 4-19 7-29 3-12 5-23 8-35 3-8 5-16 7-25 1-7 4-18 6-20 5-12 25-47 62-47 18 0 21 14 21 27 0 24-19 74-25 90-3 9-5 14-5 18 0 18 15 32 32 32 37 0 51-57 51-60 0-4-3-4-4-4-4 0-4 1-6 7-8 26-21 48-40 48-6 0-8-4-8-13s3-19 6-28c8-19 23-62 23-84 0-26-16-41-44-41-35 0-54 24-60 33-2-22-18-33-35-33-18 0-26 14-30 22-6 13-11 35-11 37 0 4 3 4 4 4 5 0 5 0 7-9 7-28 14-46 29-46 7 0 12 5 12 17 0 9-1 13-7 33-8 30-14 60-22 89z"><text:p/></draw:path><draw:path draw:style-name="gr3" draw:text-style-name="P107" svg:width="0.256cm" svg:height="0.256cm" svg:x="2.744cm" svg:y="0.693cm" svg:viewBox="0 0 257 257" svg:d="M136 136c37 0 72 0 108 0 6 0 13 0 13-7 0-8-7-8-13-8-36 0-71 0-108 0 0-36 0-72 0-108 0-5 0-13-7-13-8 0-8 8-8 13 0 36 0 72 0 108-36 0-72 0-108 0-5 0-13 0-13 8 0 7 8 7 13 7 36 0 72 0 108 0 0 37 0 72 0 108 0 6 0 13 8 13 7 0 7-7 7-13 0-36 0-71 0-108z"><text:p/></draw:path><draw:path draw:style-name="gr3" draw:text-style-name="P107" svg:width="0.127cm" svg:height="0.256cm" svg:x="3.143cm" svg:y="0.662cm" svg:viewBox="0 0 128 257" svg:d="M79 10c0-9 0-10-9-10-24 24-57 24-70 24 0 5 0 8 0 12 8 0 31 0 51-10 0 67 0 133 0 200 0 15-2 19-36 19-4 0-8 0-13 0 0 5 0 8 0 12 14-1 47-1 63-1 15 0 49 0 63 1 0-4 0-7 0-12-5 0-8 0-13 0-35 0-36-4-36-19 0-72 0-144 0-216z"><text:p/></draw:path><draw:path draw:style-name="gr3" draw:text-style-name="P107" svg:width="0.256cm" svg:height="0.089cm" svg:x="0.949cm" svg:y="1.40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088cm" svg:height="0.385cm" svg:x="1.374cm" svg:y="1.254cm" svg:viewBox="0 0 89 386" svg:d="M89 381c0-1 0-1-7-7-47-50-60-122-60-182 0-67 15-134 63-182 4-5 4-6 4-7 0-2-1-3-3-3-5 0-39 26-62 75-20 43-24 86-24 117s4 77 25 121c23 48 56 73 61 73 2 0 3-1 3-5z"><text:p/></draw:path><draw:path draw:style-name="gr3" draw:text-style-name="P107" svg:width="0.208cm" svg:height="0.174cm" svg:x="1.497cm" svg:y="1.374cm" svg:viewBox="0 0 209 175" svg:d="M23 147c-1 7-3 16-3 17 0 8 4 11 11 11 4 0 11-3 14-11 0-1 4-19 7-29 3-12 5-23 8-35 3-8 5-16 7-25 1-7 4-18 6-20 5-12 26-46 62-46 18 0 21 14 21 26 0 24-19 74-25 90-3 9-3 14-3 18 0 19 13 32 30 32 37 0 51-56 51-60s-3-4-4-4c-4 0-4 1-6 8-8 25-21 47-40 47-6 0-8-3-8-12 0-10 3-20 6-28 8-20 23-63 23-85 0-26-16-41-44-41-35 0-54 24-60 33-2-21-18-33-35-33-18 0-26 15-30 22-6 13-11 35-11 37 0 4 3 4 4 4 5 0 5 0 7-9 7-28 14-45 29-45 7 0 12 4 12 17 0 8-1 12-7 32-8 30-14 60-22 89z"><text:p/></draw:path><draw:path draw:style-name="gr3" draw:text-style-name="P107" svg:width="0.256cm" svg:height="0.256cm" svg:x="1.825cm" svg:y="1.32cm" svg:viewBox="0 0 257 257" svg:d="M136 136c37 0 72 0 108 0 6 0 13 0 13-7 0-8-7-8-13-8-36 0-71 0-108 0 0-36 0-72 0-108 0-5 0-13-7-13-8 0-8 8-8 13 0 36 0 72 0 108-36 0-72 0-108 0-5 0-13 0-13 8 0 7 8 7 13 7 36 0 72 0 108 0 0 37 0 73 0 109 0 5 0 12 8 12 7 0 7-7 7-12 0-36 0-72 0-109z"><text:p/></draw:path><draw:path draw:style-name="gr3" draw:text-style-name="P107" svg:width="0.127cm" svg:height="0.256cm" svg:x="2.223cm" svg:y="1.286cm" svg:viewBox="0 0 128 257" svg:d="M79 10c0-9 0-10-9-10-24 25-57 25-70 25 0 5 0 8 0 12 8 0 31 0 51-11 0 67 0 133 0 200 0 15-2 19-36 19-4 0-8 0-13 0 0 5 0 8 0 12 14-1 47-1 63-1 15 0 49 0 63 1 0-4 0-7 0-12-5 0-8 0-13 0-35 0-36-4-36-19 0-72 0-144 0-216z"><text:p/></draw:path><draw:path draw:style-name="gr3" draw:text-style-name="P107" svg:width="0.088cm" svg:height="0.385cm" svg:x="2.404cm" svg:y="1.254cm" svg:viewBox="0 0 89 386" svg:d="M89 192c0-29-4-77-25-119-23-49-56-73-61-73-2 0-3 1-3 3 0 1 0 2 7 9 38 39 60 100 60 180 0 66-14 135-63 183-4 5-4 5-4 6 0 3 1 5 3 5 5 0 39-26 62-76 20-42 24-85 24-118z"><text:p/></draw:path><draw:path draw:style-name="gr3" draw:text-style-name="P107" svg:width="0.119cm" svg:height="0.178cm" svg:x="2.549cm" svg:y="1.205cm" svg:viewBox="0 0 120 179" svg:d="M120 130c-3 0-7 0-10 0-1 6-3 22-7 25-2 1-23 1-27 1-17 0-33 0-50 0 29-25 39-33 54-45 21-16 40-33 40-58 0-33-30-53-64-53-33 0-56 23-56 48 0 14 11 16 14 16 7 0 15-6 15-15 0-5-3-14-17-14 9-20 28-25 40-25 27 0 41 21 41 43 0 23-17 42-25 51-22 21-44 43-66 64-2 4-2 4-2 11 37 0 74 0 111 0 3-16 6-33 9-49z"><text:p/></draw:path></draw:g></text:p>
        </text:list-item>
        <text:list-item>
          <text:p text:style-name="P27"><text:span text:style-name="T1">מש"ל</text:span> <draw:g text:anchor-type="as-char" svg:y="-0.265cm" draw:z-index="87" draw:name="Shape16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<text:span text:style-name="T7">(ב)</text:span></text:h>
      <text:list text:style-name="L4">
        <text:list-item>
          <text:p text:style-name="P40">צ.ל.:</text:p>
          <text:p text:style-name="P13"><draw:g text:anchor-type="as-char" svg:y="-1.039cm" draw:z-index="101" draw:name="Shape17" draw:style-name="gr1"><svg:title>TexMaths</svg:title><svg:desc>11§latex§\begin{align*}
  S_n :&amp;= \sum_{i = 0}^n i^2 \\
  \forall n \in \mathbb{N}. S_n &amp;= \frac{n(n + 1)(2n + 1)}{6}
\end{align*}§svg§600§FALSE§</svg:desc><draw:path draw:style-name="gr2" draw:text-style-name="P106" svg:width="5.096cm" svg:height="2.035cm" svg:x="0.021cm" svg:y="0.037cm" svg:viewBox="0 0 5097 2036" svg:d="M2549 2036c-850 0-1700 0-2549 0 0-678 0-1357 0-2036 1699 0 3398 0 5097 0 0 679 0 1358 0 2036-849 0-1699 0-2548 0z"><text:p/></draw:path><draw:path draw:style-name="gr3" draw:text-style-name="P107" svg:width="0.229cm" svg:height="0.281cm" svg:x="1.112cm" svg:y="0.33cm" svg:viewBox="0 0 230 282" svg:d="M230 4c0-1-1-4-4-4s-3 0-8 6c-6 7-12 14-18 22-11-18-31-28-56-28-48 0-96 45-96 91 0 31 21 50 41 55 14 4 28 8 42 11 14 4 35 9 35 41 0 35-32 72-69 72-25 0-68-9-68-58 0-8 2-18 2-21 1-1 1-1 1-2 0-4-2-4-4-4-3 0-4 0-5 1-1 2-23 90-23 91 0 2 2 5 4 5 3 0 3-1 7-7 7-8 13-14 20-22 16 23 43 29 65 29 53 0 98-52 98-100 0-27-14-40-19-46-9-8-14-9-50-18-7-4-22-7-25-8-11-3-24-14-24-35 0-31 32-64 68-64 32 0 56 17 56 59 0 14-2 20-2 22 1 2 0 5 4 5 5 0 5-1 7-8 7-28 14-56 21-85z"><text:p/></draw:path><draw:path draw:style-name="gr3" draw:text-style-name="P107" svg:width="0.164cm" svg:height="0.121cm" svg:x="1.342cm" svg:y="0.541cm" svg:viewBox="0 0 165 122" svg:d="M20 102c-1 4-2 10-2 11 0 6 4 9 8 9 6 0 10-3 11-5 2-4 4-12 5-18 2-4 4-18 6-24s4-12 5-18c3-11 3-13 11-24s21-25 41-25c15 0 16 13 16 18 0 17-12 47-16 59-4 6-5 10-5 14 0 14 12 23 27 23 26 0 38-37 38-42 0-3-3-3-4-3-4 0-4 2-5 4-6 22-18 33-28 33-7 0-8-3-8-9s2-9 7-21c3-9 14-38 14-53 0-27-21-31-35-31-22 0-38 14-45 24-3-18-19-24-30-24s-18 9-21 14c-7 10-10 26-10 28 0 3 3 3 4 3 5 0 5-1 7-9 3-15 9-28 20-28 6 0 9 5 9 13 0 5-4 14-5 22-2 7-4 19-6 25-4 11-6 23-9 34z"><text:p/></draw:path><draw:path draw:style-name="gr3" draw:text-style-name="P107" svg:width="0.041cm" svg:height="0.166cm" svg:x="1.68cm" svg:y="0.436cm" svg:viewBox="0 0 42 167" svg:d="M42 21c0-11-10-21-21-21s-21 10-21 21 10 21 21 21 21-10 21-21zM42 146c0-11-10-19-21-19s-21 8-21 19 10 21 21 21 21-10 21-21z"><text:p/></draw:path><draw:path draw:style-name="gr3" draw:text-style-name="P107" svg:width="0.256cm" svg:height="0.089cm" svg:x="1.883cm" svg:y="0.46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64cm" svg:height="0.121cm" svg:x="2.467cm" svg:y="0cm" svg:viewBox="0 0 165 122" svg:d="M20 102c-1 4-1 8-2 11 0 7 4 9 8 9 6 0 10-3 11-5 2-3 4-11 5-18 1-4 4-18 6-24s4-11 5-18c3-11 3-13 11-24s21-25 41-25c15 0 16 14 16 18 0 17-12 47-16 59-4 7-5 10-5 14 0 14 12 23 27 23 26 0 38-37 38-41s-3-4-4-4c-4 0-4 2-5 4-6 22-18 33-29 33-6 0-7-3-7-8 0-7 2-10 7-22 3-9 14-38 14-53 0-27-21-31-35-31-22 0-38 14-47 25-1-18-17-25-28-25s-18 9-21 15c-7 10-10 26-10 27 0 3 3 3 4 3 4 0 5-1 6-8 4-16 10-29 20-29 7 0 10 6 10 13 0 5-4 15-5 23-2 8-5 18-6 24-4 11-6 23-9 34z"><text:p/></draw:path><draw:path draw:style-name="gr3" draw:text-style-name="P107" svg:width="0.514cm" svg:height="0.54cm" svg:x="2.292cm" svg:y="0.235cm" svg:viewBox="0 0 515 541" svg:d="M468 541c15-42 31-83 47-124-3 0-7 0-10 0-15 41-56 67-100 78-9 2-46 12-121 12-78 0-155 0-233 0 66-77 131-154 197-230 3-3 3-4 3-6 0-1 0-3-2-6-61-82-120-164-181-246 71 0 142 0 213 0 51 0 86 5 90 6 21 3 55 9 84 29 10 7 37 23 50 55 3 0 7 0 10 0-16-36-32-73-47-109-152 0-305 0-457 0-9 0-10 0-11 3 0 1 0 8 0 12 68 94 136 186 205 280-67 78-133 156-201 235-4 5-3 5-4 7 0 4 4 4 11 4 152 0 305 0 457 0z"><text:p/></draw:path><draw:path draw:style-name="gr3" draw:text-style-name="P107" svg:width="0.082cm" svg:height="0.182cm" svg:x="2.311cm" svg:y="0.879cm" svg:viewBox="0 0 83 183" svg:d="M75 11c0-4-3-11-11-11-7 0-14 8-14 15 0 5 3 10 9 10 9 0 16-7 16-14zM20 149c-1 3-2 6-2 11 0 12 11 23 25 23 27 0 40-38 40-42 0-3-4-2-5-3-4 0-4 1-5 4-7 22-18 33-29 33-5 0-7-3-7-10 0-5 3-11 5-16 2-8 5-16 9-22 2-7 12-31 13-35 0-3 1-6 1-8 0-14-11-23-25-23-28 0-40 36-40 40 0 5 3 4 4 5 5 0 5-3 6-5 7-23 19-33 29-33 4 0 6 2 6 9s-1 11-8 28c-5 14-12 29-17 44z"><text:p/></draw:path><draw:path draw:style-name="gr3" draw:text-style-name="P107" svg:width="0.198cm" svg:height="0.072cm" svg:x="2.427cm" svg:y="0.955cm" svg:viewBox="0 0 199 73" svg:d="M189 13c5 0 10 0 10-6 0-7-6-7-10-7-59 0-120 0-179 0-3 0-10 0-10 7 0 6 7 6 11 6 59 0 119 0 178 0zM189 73c4 0 10 0 10-7s-5-7-10-7c-59 0-119 0-178 0-4 0-11 0-11 7s7 7 10 7c59 0 120 0 179 0z"><text:p/></draw:path><draw:path draw:style-name="gr3" draw:text-style-name="P107" svg:width="0.126cm" svg:height="0.184cm" svg:x="2.658cm" svg:y="0.879cm" svg:viewBox="0 0 127 185" svg:d="M127 94c0-30-5-52-17-71-9-12-25-23-46-23-64 0-64 74-64 94 0 19 0 91 64 91 63 0 63-72 63-91zM64 177c-13 0-30-6-35-28-4-17-4-39-4-59s0-40 5-56c5-21 22-26 34-26 14 0 28 9 33 24 4 15 4 34 4 58 0 20 0 40-3 57-6 25-24 30-34 30z"><text:p/></draw:path><draw:path draw:style-name="gr3" draw:text-style-name="P107" svg:width="0.1cm" svg:height="0.259cm" svg:x="2.903cm" svg:y="0.346cm" svg:viewBox="0 0 101 260" svg:d="M98 13c0-7-6-13-14-13-10 0-21 10-21 20 0 8 5 14 15 14 9 0 20-9 20-21zM69 158c5-11 5-12 8-22 3-7 6-13 6-20 0-17-13-31-32-31-37 0-51 55-51 59 0 3 3 3 4 3 4 0 5-1 6-6 11-36 26-49 40-49 3 0 9 0 9 13 0 8-3 16-4 20-3 10-21 55-26 72-5 10-9 22-9 31 0 17 13 32 31 32 36 0 50-56 50-60s-3-4-4-4c-3 0-3 1-6 6-6 26-19 49-39 49-7 0-9-5-9-13 0-9 2-15 11-39 5-13 10-27 15-41z"><text:p/></draw:path><draw:path draw:style-name="gr3" draw:text-style-name="P107" svg:width="0.119cm" svg:height="0.179cm" svg:x="3.042cm" svg:y="0.263cm" svg:viewBox="0 0 120 180" svg:d="M120 131c-3 0-7 0-10 0 0 5-3 22-7 24-2 2-23 2-26 2-16 0-34 0-51 0 29-25 39-33 55-45 20-16 39-33 39-59 0-32-29-53-64-53-33 0-56 24-56 48 0 15 12 16 14 16 7 0 15-5 15-14 0-5-3-15-16-15 8-18 27-25 39-25 27 0 42 21 42 43 0 24-17 43-26 53-22 21-44 43-66 63-2 3-2 4-2 11 37 0 74 0 111 0 3-16 6-33 9-49z"><text:p/></draw:path><draw:path draw:style-name="gr3" draw:text-style-name="P107" svg:width="0.215cm" svg:height="0.276cm" svg:x="0.001cm" svg:y="1.533cm" svg:viewBox="0 0 216 277" svg:d="M213 15c3-4 3-5 3-7 0-4-4-8-8-8-6 0-8 4-10 9-11 28-21 57-32 86-39 0-78 0-118 0-11-29-20-58-31-86-2-6-4-9-9-9-4 0-8 4-8 8 0 1 0 2 2 7 32 85 65 169 97 253 2 6 3 9 9 9 5 0 6-4 9-9 32-84 65-168 96-253zM55 110c35 0 70 0 106 0-18 46-36 91-53 138-18-47-35-92-53-138z"><text:p/></draw:path><draw:path draw:style-name="gr3" draw:text-style-name="P107" svg:width="0.208cm" svg:height="0.174cm" svg:x="0.228cm" svg:y="1.631cm" svg:viewBox="0 0 209 175" svg:d="M22 147c-1 7-3 16-3 17 0 8 5 11 11 11 5 0 12-3 14-11 1-1 6-19 8-29 3-12 5-23 9-35 2-8 4-16 6-25 1-7 5-18 5-20 6-12 26-46 63-46 17 0 21 14 21 26 0 24-20 74-25 90-3 9-4 14-4 18 0 19 14 32 31 32 37 0 51-56 51-59 0-5-3-5-4-5-5 0-5 1-6 8-8 26-21 47-39 47-7 0-10-3-10-12 0-10 3-20 7-27 7-21 23-64 23-86 0-26-16-41-44-41-35 0-53 24-60 33-2-21-18-33-35-33-19 0-26 14-30 22-5 13-11 35-11 37 0 4 3 4 4 4 4 0 5 0 7-9 7-28 14-45 28-45 7 0 12 4 12 17 0 8-1 13-6 32-8 30-15 60-23 89z"><text:p/></draw:path><draw:path draw:style-name="gr3" draw:text-style-name="P107" svg:width="0.193cm" svg:height="0.223cm" svg:x="0.588cm" svg:y="1.593cm" svg:viewBox="0 0 194 224" svg:d="M179 120c7 0 15 0 15-8 0-7-8-7-15-7-54 0-109 0-162 0 4-52 48-90 103-90 20 0 40 0 59 0 7 0 15 0 15-7 0-8-8-8-15-8-19 0-40 0-60 0-66 0-119 51-119 112 0 62 53 112 119 112 20 0 41 0 60 0 7 0 15 0 15-7 0-8-8-8-15-8-19 0-39 0-59 0-55 0-99-37-103-89 53 0 108 0 162 0z"><text:p/></draw:path><draw:path draw:style-name="gr3" draw:text-style-name="P107" svg:width="0.26cm" svg:height="0.272cm" svg:x="0.931cm" svg:y="1.537cm" svg:viewBox="0 0 261 273" svg:d="M33 35c0 63 0 126 0 188 0 21-3 28-23 29-3 0-10 0-10 7 0 6 6 6 13 6 20 0 40 0 60 0 6 0 13 0 13-6 0-7-7-7-12-7-21-1-24-9-24-29 0-59 0-117 0-177 56 74 111 147 167 220 3 6 5 7 7 7 7 0 7-7 7-13 0-73 0-146 0-218 0-22 3-28 21-28 2 0 9-1 9-6 0-8-6-8-12-8-19 0-38 0-56 0-8 0-14 0-14 8 0 6 7 6 11 6 21 0 25 8 25 29 0 41 0 80 0 121-39-53-79-106-117-158-3-6-4-6-13-6-23 0-45 0-68 0-7 0-13 0-13 8 0 5 6 6 8 6 11 1 18 7 22 12-1 3-1 4-1 9zM218 245c-56-73-112-148-168-222-5-4-5-5-8-9 15 0 30 0 45 0 44 59 87 118 131 176 0 19 0 37 0 55z"><text:p/></draw:path><draw:path draw:style-name="gr3" draw:text-style-name="P107" svg:width="0.04cm" svg:height="0.04cm" svg:x="1.233cm" svg:y="1.761cm" svg:viewBox="0 0 41 41" svg:d="M41 20c0-11-10-20-21-20-12 0-20 8-20 20 0 11 8 21 20 21 11 0 21-9 21-21z"><text:p/></draw:path><draw:path draw:style-name="gr3" draw:text-style-name="P107" svg:width="0.229cm" svg:height="0.281cm" svg:x="1.327cm" svg:y="1.529cm" svg:viewBox="0 0 230 282" svg:d="M230 4c0-1-1-4-4-4s-3 1-7 7c-7 7-12 14-19 22-10-19-31-29-56-29-48 0-94 45-94 91 0 32 19 50 39 55 14 4 28 8 42 11 14 4 35 9 35 41 0 35-32 72-69 72-25 0-68-9-68-57 0-9 2-18 3-20 0-3 0-3 0-4 0-3-2-4-4-4-3 0-3 1-4 2-2 1-24 89-24 90 0 2 2 5 4 5 3 0 3-1 8-6 7-8 12-14 19-22 16 22 43 28 65 28 53 0 98-52 98-99 0-28-12-41-19-47-9-8-14-9-48-18-9-2-24-7-27-7-10-4-23-15-23-35 0-32 31-65 67-65 32 0 56 17 56 61 0 12-2 18-2 20s0 5 6 5c3 0 3-1 5-8 7-28 14-56 21-85z"><text:p/></draw:path><draw:path draw:style-name="gr3" draw:text-style-name="P107" svg:width="0.164cm" svg:height="0.121cm" svg:x="1.557cm" svg:y="1.74cm" svg:viewBox="0 0 165 122" svg:d="M21 102c-1 4-2 8-3 11 0 7 5 9 10 9 4 0 8-3 9-5 2-3 4-11 6-17 1-5 3-17 5-25 2-6 4-11 5-18 3-11 3-13 11-24s21-25 41-25c16 0 16 14 16 18 0 17-12 47-16 59-3 7-4 10-4 14 0 14 11 23 26 23 27 0 38-37 38-41s-2-3-3-4c-5 0-5 2-6 6-6 20-17 31-28 31-6 0-7-3-7-8 0-7 1-10 6-22 3-9 14-38 14-53 0-25-21-31-35-31-22 0-38 14-45 25-3-18-18-25-30-25-11 0-18 9-21 15-6 10-10 26-10 27 0 3 3 2 4 3 5 0 5-1 7-8 3-16 9-29 20-29 6 0 9 6 9 13 0 5-3 15-5 23-2 7-4 18-6 24-3 11-6 23-8 34z"><text:p/></draw:path><draw:path draw:style-name="gr3" draw:text-style-name="P107" svg:width="0.256cm" svg:height="0.089cm" svg:x="1.883cm" svg:y="1.6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2.328cm" svg:y="1.37cm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1 13-6 33-8 30-15 60-23 90z"><text:p/></draw:path><draw:path draw:style-name="gr3" draw:text-style-name="P107" svg:width="0.089cm" svg:height="0.385cm" svg:x="2.585cm" svg:y="1.251cm" svg:viewBox="0 0 90 386" svg:d="M90 383c0-1 0-2-6-9-49-48-61-122-61-180 0-69 14-136 62-184 5-4 5-4 5-7 0-2-2-3-4-3-3 0-39 26-62 75-20 43-24 86-24 119 0 29 4 76 25 120 23 47 58 72 61 72 2 0 4-1 4-3z"><text:p/></draw:path><draw:path draw:style-name="gr3" draw:text-style-name="P107" svg:width="0.209cm" svg:height="0.174cm" svg:x="2.709cm" svg:y="1.37cm" svg:viewBox="0 0 210 175" svg:d="M23 149c-1 5-3 14-3 16 0 7 5 10 11 10 4 0 12-3 14-11 2-10 6-19 8-29 2-11 5-23 8-34 3-9 5-17 6-26 2-7 6-18 6-19 5-12 26-47 62-47 18 0 21 14 21 26 0 24-18 74-25 90-3 9-3 15-3 18 0 19 13 32 32 32 36 0 50-56 50-59 0-4-3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107" svg:width="0.255cm" svg:height="0.256cm" svg:x="3.037cm" svg:y="1.316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3.437cm" svg:y="1.283cm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107" svg:width="0.089cm" svg:height="0.385cm" svg:x="3.617cm" svg:y="1.251cm" svg:viewBox="0 0 90 386" svg:d="M90 194c0-31-4-77-26-121-23-48-56-73-60-73-2 0-4 1-4 3 0 3 0 3 8 10 37 38 59 99 59 181 0 66-14 133-61 182-6 5-6 6-6 7 0 2 2 3 4 3 4 0 39-26 62-75 19-43 24-85 24-117z"><text:p/></draw:path><draw:path draw:style-name="gr3" draw:text-style-name="P107" svg:width="0.088cm" svg:height="0.385cm" svg:x="3.784cm" svg:y="1.251cm" svg:viewBox="0 0 89 386" svg:d="M89 383c0-1 0-2-6-9-49-48-61-122-61-180 0-69 14-136 62-184 5-4 5-4 5-7 0-2-1-3-3-3-5 0-40 26-62 75-20 43-24 86-24 119 0 29 3 76 25 120 23 47 56 72 61 72 2 0 3-1 3-3z"><text:p/></draw:path><draw:path draw:style-name="gr3" draw:text-style-name="P107" svg:width="0.153cm" svg:height="0.256cm" svg:x="3.915cm" svg:y="1.283cm" svg:viewBox="0 0 154 257" svg:d="M30 228c13-13 27-27 40-40 61-53 84-74 84-112 0-44-34-76-81-76-44 0-73 36-73 70 0 22 20 22 21 22 7 0 20-5 20-20 0-10-7-20-21-20-3 0-3 0-5 0 9-26 30-40 52-40 35 0 52 32 52 64 0 31-19 60-41 85-24 27-49 55-74 82-4 5-4 6-4 14 47 0 96 0 143 0 3-22 8-45 11-67-3 0-7 0-10 0-1 12-4 29-8 36-3 2-28 2-37 2-23 0-46 0-69 0z"><text:p/></draw:path><draw:path draw:style-name="gr3" draw:text-style-name="P107" svg:width="0.209cm" svg:height="0.174cm" svg:x="4.1cm" svg:y="1.37cm" svg:viewBox="0 0 210 175" svg:d="M23 149c-1 5-3 14-3 16 0 7 5 10 11 10 4 0 12-3 14-11 2-10 6-19 8-29 2-11 5-23 8-34 3-9 5-17 6-26 2-7 6-18 6-19 5-12 26-47 62-47 18 0 21 14 21 26 0 24-18 74-25 90-3 9-3 15-3 18 0 19 13 32 32 32 36 0 50-56 50-59 0-4-3-4-4-4-5 0-5 1-7 7-8 26-20 48-39 48-7 0-9-4-9-13 0-10 3-19 6-27 8-21 25-63 25-85 0-27-17-42-46-42-34 0-53 25-59 34-2-22-19-34-36-34-18 0-26 15-29 22-6 13-12 36-12 37 0 5 3 4 4 5 5 0 5-1 7-9 7-27 14-46 29-46 7 0 12 4 12 17 0 8-1 13-7 33-8 30-14 60-22 90z"><text:p/></draw:path><draw:path draw:style-name="gr3" draw:text-style-name="P107" svg:width="0.255cm" svg:height="0.256cm" svg:x="4.429cm" svg:y="1.316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4.828cm" svg:y="1.283cm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107" svg:width="0.089cm" svg:height="0.385cm" svg:x="5.009cm" svg:y="1.251cm" svg:viewBox="0 0 90 386" svg:d="M90 194c0-31-4-77-26-121-23-48-56-73-60-73-2 0-4 1-4 3 0 3 0 3 8 10 37 38 59 99 59 181 0 66-14 133-61 182-6 5-6 6-6 7 0 2 2 3 4 3 4 0 39-26 62-75 19-43 24-85 24-117z"><text:p/></draw:path><draw:path draw:style-name="gr3" draw:text-style-name="P107" svg:width="2.82cm" svg:height="0.014cm" svg:x="2.317cm" svg:y="1.697cm" svg:viewBox="0 0 2821 15" svg:d="M1410 15c-471 0-940 0-1410 0 0-5 0-9 0-15 941 0 1881 0 2821 0 0 6 0 10 0 15-470 0-941 0-1411 0z"><text:p/></draw:path><draw:path draw:style-name="gr3" draw:text-style-name="P107" svg:width="0.16cm" svg:height="0.265cm" svg:x="3.646cm" svg:y="1.81cm" svg:viewBox="0 0 161 266" svg:d="M35 131c0-3 0-7 0-10 0-97 48-111 67-111 10 0 26 2 34 15-5 0-20 0-20 18 0 12 8 18 17 18 7 0 18-4 18-19 0-23-17-42-50-42-48 0-101 50-101 135 0 104 45 131 81 131 43 0 80-36 80-88 0-48-34-86-77-86-27 0-41 20-49 39zM81 255c-25 0-36-23-38-28-8-19-8-50-8-56 0-31 13-70 48-70 6 0 24 0 36 24 6 15 6 35 6 53 0 19 0 38-6 52-11 23-29 25-38 25z"><text:p/></draw:path></draw:g></text:p>
        </text:list-item>
        <text:list-item>
          <text:p text:style-name="P41">נוכיח באינדוקציה:</text:p>
          <text:list>
            <text:list-item>
              <text:p text:style-name="P42">בסיס (<draw:g text:anchor-type="as-char" svg:y="-0.265cm" draw:z-index="104" draw:name="Shape18" draw:style-name="gr1"><svg:title>TexMaths</svg:title><svg:desc>11§display§n=0§svg§600§FALSE§</svg:desc><draw:path draw:style-name="gr2" draw:text-style-name="P106" svg:width="0.882cm" svg:height="0.224cm" svg:x="0.01cm" svg:y="0.018cm" svg:viewBox="0 0 883 225" svg:d="M0 0c295 0 589 0 883 0 0 75 0 150 0 225-294 0-588 0-883 0 0-75 0-150 0-225z"><text:p/></draw:path><draw:path draw:style-name="gr3" draw:text-style-name="P107" svg:width="0.208cm" svg:height="0.173cm" svg:x="0.001cm" svg:y="0.085cm" svg:viewBox="0 0 209 174" svg:d="M23 148c-1 5-3 14-3 16 0 7 5 10 11 10 4 0 11-3 14-11 2-9 5-19 8-28 2-11 5-22 8-34 2-8 4-17 6-26 2-7 5-18 6-19 5-12 26-47 62-47 18 0 21 14 21 27 0 24-18 73-25 90-3 7-3 13-3 16 0 19 13 32 30 32 37 0 51-55 51-58 0-4-3-4-4-4-4 0-4 2-6 7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107" svg:width="0.255cm" svg:height="0.089cm" svg:x="0.351cm" svg:y="0.115cm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107" svg:width="0.162cm" svg:height="0.264cm" svg:x="0.75cm" svg:y="0cm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):</text:p>
              <text:p text:style-name="P13"><draw:g text:anchor-type="as-char" svg:y="-0.556cm" draw:z-index="103" draw:name="Shape19" draw:style-name="gr1"><svg:title>TexMaths</svg:title><svg:desc>11§display§0^2 = \frac{0(0 + 1)(2 \cdot0 + 1)}{6} = 0§svg§600§FALSE§</svg:desc><draw:path draw:style-name="gr2" draw:text-style-name="P106" svg:width="4.611cm" svg:height="0.784cm" svg:x="0.006cm" svg:y="0.018cm" svg:viewBox="0 0 4612 785" svg:d="M2307 785c-769 0-1538 0-2307 0 0-262 0-523 0-785 1538 0 3075 0 4612 0 0 262 0 523 0 785-768 0-1537 0-2305 0z"><text:p/></draw:path><draw:path draw:style-name="gr3" draw:text-style-name="P107" svg:width="0.162cm" svg:height="0.266cm" svg:x="0.001cm" svg:y="0.294cm" svg:viewBox="0 0 163 267" svg:d="M163 134c0-30-2-61-16-90-17-37-49-44-66-44-23 0-51 10-67 46-12 27-14 58-14 88 0 29 1 64 18 93 16 32 44 40 63 40 21 0 50-8 68-46 12-26 14-56 14-87zM81 258c-15 0-38-10-45-47-4-23-4-59-4-81 0-25 0-51 3-72 8-46 37-49 46-49 13 0 39 6 46 45 4 22 4 51 4 76 0 29 0 55-4 79-6 38-28 49-46 49z"><text:p/></draw:path><draw:path draw:style-name="gr3" draw:text-style-name="P107" svg:width="0.119cm" svg:height="0.179cm" svg:x="0.196cm" svg:y="0.212cm" svg:viewBox="0 0 120 180" svg:d="M120 130c-3 0-6 0-9 0-1 7-3 22-8 25-2 1-23 1-26 1-16 0-33 0-49 0 28-25 37-32 53-45 20-16 39-33 39-58 0-33-29-53-63-53s-57 23-57 48c0 14 12 16 14 16 7 0 15-5 15-14 0-6-1-15-16-15 9-20 27-25 40-25 26 0 41 21 41 43 0 23-17 42-26 52-22 22-43 43-65 65-3 2-3 2-3 10 37 0 75 0 112 0 2-17 6-34 8-50z"><text:p/></draw:path><draw:path draw:style-name="gr3" draw:text-style-name="P107" svg:width="0.255cm" svg:height="0.089cm" svg:x="0.482cm" svg:y="0.406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107" svg:width="0.162cm" svg:height="0.264cm" svg:x="0.93cm" svg:y="0.033cm" svg:viewBox="0 0 163 265" svg:d="M163 133c0-31-2-61-16-90-17-37-49-43-66-43-23 0-51 10-67 46-12 27-14 56-14 87 0 30 1 64 18 94 16 31 44 38 63 38 21 0 50-7 68-44 12-27 14-57 14-88zM81 258c-15 0-38-10-45-48-4-23-4-58-4-81 0-24 0-51 3-72 8-45 37-49 46-49 13 0 38 7 46 46 4 21 4 51 4 75 0 29 0 55-4 80-6 37-29 49-46 49z"><text:p/></draw:path><draw:path draw:style-name="gr3" draw:text-style-name="P107" svg:width="0.088cm" svg:height="0.386cm" svg:x="1.146cm" svg:y="0cm" svg:viewBox="0 0 89 387" svg:d="M89 383c0-1 0-2-6-9-49-48-61-121-61-180 0-67 14-135 63-183 4-5 4-5 4-7 0-3-1-4-3-4-5 0-39 26-62 76-20 42-24 85-24 118 0 30 4 77 25 120 23 48 56 73 61 73 2 0 3-2 3-4z"><text:p/></draw:path><draw:path draw:style-name="gr3" draw:text-style-name="P107" svg:width="0.162cm" svg:height="0.264cm" svg:x="1.273cm" svg:y="0.033cm" svg:viewBox="0 0 163 265" svg:d="M163 133c0-31-2-61-16-90-17-37-49-43-66-43-23 0-50 10-67 46-12 27-14 56-14 87 0 30 2 64 18 94 16 31 45 38 63 38 21 0 51-7 68-44 12-27 14-57 14-88zM81 258c-15 0-37-10-45-48-4-23-4-58-4-81 0-24 0-51 3-72 8-45 37-49 46-49 14 0 39 7 46 46 4 21 4 51 4 75 0 29 0 55-4 80-6 37-28 49-46 49z"><text:p/></draw:path><draw:path draw:style-name="gr3" draw:text-style-name="P107" svg:width="0.256cm" svg:height="0.257cm" svg:x="1.559cm" svg:y="0.064cm" svg:viewBox="0 0 257 258" svg:d="M136 137c37 0 72 0 108 0 6 0 13 0 13-8s-7-8-13-8c-36 0-71 0-108 0 0-36 0-73 0-109 0-4 0-12-7-12-8 0-8 8-8 12 0 36 0 73 0 109-36 0-71 0-108 0-5 0-13 0-13 8s8 8 13 8c37 0 72 0 108 0 0 35 0 71 0 108 0 5 0 13 8 13 7 0 7-8 7-13 0-37 0-73 0-108z"><text:p/></draw:path><draw:path draw:style-name="gr3" draw:text-style-name="P107" svg:width="0.127cm" svg:height="0.257cm" svg:x="1.958cm" svg:y="0.033cm" svg:viewBox="0 0 128 258" svg:d="M79 10c0-10 0-10-9-10-24 24-58 24-70 24 0 5 0 8 0 12 8 0 31 0 51-10 0 68 0 134 0 201 0 13-1 19-37 19-4 0-7 0-12 0 0 3 0 7 0 12 13-1 48-1 63-1s49 0 63 1c0-5 0-9 0-12-5 0-8 0-12 0-36 0-37-5-37-19 0-73 0-144 0-217z"><text:p/></draw:path><draw:path draw:style-name="gr3" draw:text-style-name="P107" svg:width="0.089cm" svg:height="0.386cm" svg:x="2.139cm" svg:y="0cm" svg:viewBox="0 0 90 387" svg:d="M90 194c0-31-4-77-25-121-23-48-57-73-61-73-2 0-4 2-4 4s0 2 8 9c37 39 59 99 59 181 0 66-14 134-61 183-6 4-6 5-6 6 0 2 2 4 4 4 4 0 39-26 62-75 20-43 24-86 24-118z"><text:p/></draw:path><draw:path draw:style-name="gr3" draw:text-style-name="P107" svg:width="0.088cm" svg:height="0.386cm" svg:x="2.306cm" svg:y="0cm" svg:viewBox="0 0 89 387" svg:d="M89 383c0-1 0-2-6-9-49-48-61-121-61-180 0-67 14-135 63-183 4-5 4-5 4-7 0-3-1-4-3-4-5 0-39 26-62 76-20 42-24 85-24 118 0 30 4 77 25 120 23 48 56 73 61 73 2 0 3-2 3-4z"><text:p/></draw:path><draw:path draw:style-name="gr3" draw:text-style-name="P107" svg:width="0.153cm" svg:height="0.257cm" svg:x="2.436cm" svg:y="0.033cm" svg:viewBox="0 0 154 258" svg:d="M30 228c13-14 27-28 40-41 61-53 84-74 84-112 0-44-34-75-81-75-44 0-73 35-73 69 0 22 20 22 21 22 7 0 20-4 20-21 0-9-7-19-21-19-2 0-3 0-5 0 9-25 30-39 52-39 35 0 52 31 52 63 0 31-19 62-41 85-24 27-49 55-74 83-4 4-4 5-4 15 48 0 96 0 144 0 3-23 7-47 10-69-3 0-5 0-9 0-2 13-5 29-9 36-3 3-28 3-37 3-23 0-46 0-69 0z"><text:p/></draw:path><draw:path draw:style-name="gr3" draw:text-style-name="P107" svg:width="0.04cm" svg:height="0.04cm" svg:x="2.729cm" svg:y="0.172cm" svg:viewBox="0 0 41 41" svg:d="M41 21c0-11-10-21-21-21s-20 10-20 21 9 20 20 20 21-9 21-20z"><text:p/></draw:path><draw:path draw:style-name="gr3" draw:text-style-name="P107" svg:width="0.162cm" svg:height="0.264cm" svg:x="2.904cm" svg:y="0.033cm" svg:viewBox="0 0 163 265" svg:d="M163 133c0-31-2-61-16-90-18-37-49-43-66-43-23 0-51 10-67 46-12 27-14 56-14 87 0 30 1 64 18 94 16 31 44 38 63 38 21 0 50-7 68-44 12-27 14-57 14-88zM81 258c-15 0-38-10-45-48-4-23-4-58-4-81 0-24 0-51 3-72 7-45 37-49 46-49 13 0 38 7 46 46 4 21 4 51 4 75 0 29 0 55-4 80-7 37-29 49-46 49z"><text:p/></draw:path><draw:path draw:style-name="gr3" draw:text-style-name="P107" svg:width="0.256cm" svg:height="0.257cm" svg:x="3.189cm" svg:y="0.064cm" svg:viewBox="0 0 257 258" svg:d="M138 137c36 0 71 0 107 0 5 0 12 0 12-8s-7-8-12-8c-36 0-71 0-107 0 0-36 0-73 0-109 0-4-2-12-9-12-9 0-8 8-8 12 0 36 0 73 0 109-36 0-71 0-108 0-5 0-13 0-13 8s8 8 13 8c37 0 72 0 108 0 0 35 0 71 0 108 0 5-1 13 8 13 7 0 9-8 9-13 0-37 0-73 0-108z"><text:p/></draw:path><draw:path draw:style-name="gr3" draw:text-style-name="P107" svg:width="0.127cm" svg:height="0.257cm" svg:x="3.588cm" svg:y="0.033cm" svg:viewBox="0 0 128 258" svg:d="M79 10c0-10 0-10-9-10-23 24-57 24-70 24 0 5 0 8 0 12 8 0 31 0 51-10 0 68 0 134 0 201 0 13-1 19-36 19-4 0-7 0-12 0 0 3 0 7 0 12 14-1 45-1 62-1 15 0 49 0 63 1 0-5 0-9 0-12-5 0-8 0-12 0-35 0-37-5-37-19 0-73 0-144 0-217z"><text:p/></draw:path><draw:path draw:style-name="gr3" draw:text-style-name="P107" svg:width="0.088cm" svg:height="0.386cm" svg:x="3.77cm" svg:y="0cm" svg:viewBox="0 0 89 387" svg:d="M89 194c0-31-3-77-25-121-23-48-56-73-61-73-2 0-3 2-3 4s0 2 8 9c37 39 59 99 59 181 0 66-14 134-63 183-4 4-4 5-4 6 0 2 1 4 3 4 5 0 40-26 62-75 20-43 24-86 24-118z"><text:p/></draw:path><draw:path draw:style-name="gr3" draw:text-style-name="P107" svg:width="2.982cm" svg:height="0.014cm" svg:x="0.914cm" svg:y="0.445cm" svg:viewBox="0 0 2983 15" svg:d="M1493 15c-499 0-996 0-1493 0 0-5 0-9 0-15 994 0 1989 0 2983 0 0 6 0 10 0 15-497 0-993 0-1490 0z"><text:p/></draw:path><draw:path draw:style-name="gr3" draw:text-style-name="P107" svg:width="0.16cm" svg:height="0.266cm" svg:x="2.326cm" svg:y="0.556cm" svg:viewBox="0 0 161 267" svg:d="M34 131c0-3 0-7 0-10 0-97 49-111 68-111 9 0 26 2 34 15-5 0-22 0-22 18 0 12 10 18 19 18 6 0 18-4 18-19 0-23-18-42-50-42-49 0-101 50-101 135 0 104 45 132 80 132 43 0 81-37 81-89 0-48-36-85-78-85-27 0-41 19-49 38zM80 256c-24 0-35-24-38-29-7-19-7-50-7-56 0-31 12-70 48-70 6 0 24 0 36 25 6 14 6 34 6 52 0 19 0 38-6 52-12 23-30 26-39 26z"><text:p/></draw:path><draw:path draw:style-name="gr3" draw:text-style-name="P107" svg:width="0.256cm" svg:height="0.089cm" svg:x="4.074cm" svg:y="0.40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62cm" svg:height="0.266cm" svg:x="4.475cm" svg:y="0.294cm" svg:viewBox="0 0 163 267" svg:d="M163 134c0-30-2-61-16-90-17-37-49-44-66-44-23 0-51 10-67 46-12 27-14 58-14 88 0 29 1 64 18 93 16 32 44 40 63 40 21 0 50-8 68-46 12-26 14-56 14-87zM81 258c-15 0-38-10-45-47-4-23-4-59-4-81 0-25 0-51 3-72 7-46 37-49 46-49 13 0 38 6 46 45 4 22 4 51 4 76 0 29 0 55-4 79-7 38-29 49-46 49z"><text:p/></draw:path></draw:g></text:p>
            </text:list-item>
            <text:list-item>
              <text:p text:style-name="P42">צעד: נניח <text:s/><draw:g text:anchor-type="as-char" svg:y="-0.393cm" draw:z-index="85" draw:name="Shape20" draw:style-name="gr1"><svg:title>TexMaths</svg:title><svg:desc>11§display§S_n = \tfrac{n(n + 1)(2n + 1)}{6}§svg§600§FALSE§</svg:desc><draw:path draw:style-name="gr2" draw:text-style-name="P106" svg:width="2.959cm" svg:height="0.486cm" svg:x="0.001cm" svg:y="0.019cm" svg:viewBox="0 0 2960 487" svg:d="M0 0c986 0 1974 0 2960 0 0 163 0 324 0 487-986 0-1974 0-2960 0 0-163 0-324 0-487z"><text:p/></draw:path><draw:path draw:style-name="gr3" draw:text-style-name="P107" svg:width="0.229cm" svg:height="0.278cm" svg:x="0.001cm" svg:y="0.117cm" svg:viewBox="0 0 230 279" svg:d="M230 3c0-1-1-3-5-3-2 0-2 0-7 5-6 8-12 15-18 22-11-17-31-27-56-27-48 0-95 44-95 91 0 31 20 49 40 55 14 4 28 7 42 10s35 10 35 41c0 35-32 70-69 70-26 0-68-8-68-55 0-10 2-19 2-21 1-2 1-2 1-3 0-3-2-3-5-3-2 0-3 0-4 1s-23 88-23 89c0 2 2 4 4 4 3 0 3 0 7-5 7-7 13-15 20-21 16 21 43 26 65 26 52 0 98-50 98-98 0-26-14-39-19-45-9-8-14-11-50-19-7-3-22-6-25-7-11-3-24-14-24-35 0-31 32-64 68-64 32 0 56 16 56 59 0 12-2 20-2 22 1 1 0 4 4 4 5 0 5-1 7-8 7-29 14-56 21-85z"><text:p/></draw:path><draw:path draw:style-name="gr3" draw:text-style-name="P107" svg:width="0.164cm" svg:height="0.12cm" svg:x="0.231cm" svg:y="0.327cm" svg:viewBox="0 0 165 121" svg:d="M20 101c-1 3-1 7-2 11 0 7 4 9 8 9 6 0 10-3 11-6 1-2 4-11 5-16 2-6 4-18 6-24 1-7 4-12 5-19 3-11 3-13 11-24 7-11 21-25 40-25 16 0 17 14 17 19 0 16-12 47-17 58-3 7-4 9-4 14 0 14 12 23 26 23 27 0 39-37 39-41s-3-4-4-4c-4 0-4 2-5 5-6 21-19 32-28 32-7 0-8-3-8-9s2-9 6-22c4-8 15-37 15-51 0-27-21-31-35-31-22 0-38 13-46 24-2-19-18-24-29-24s-18 8-21 14c-7 10-10 26-10 27 0 3 3 3 4 3 5 0 5 0 7-8 3-16 9-29 20-29 6 0 9 6 9 13 0 5-4 15-5 23-2 6-4 17-6 24-4 11-6 22-9 34z"><text:p/></draw:path><draw:path draw:style-name="gr3" draw:text-style-name="P107" svg:width="0.256cm" svg:height="0.09cm" svg:x="0.558cm" svg:y="0.247cm" svg:viewBox="0 0 257 91" svg:d="M244 16c6 0 13-1 13-8 0-8-7-8-13-8-77 0-154 0-231 0-5 0-13 0-13 8 0 7 8 8 13 8 77 0 154 0 231 0zM244 91c6 0 13 0 13-7 0-8-7-8-13-8-77 0-154 0-231 0-5 0-13 0-13 8 0 7 8 7 13 7 77 0 154 0 231 0z"><text:p/></draw:path><draw:path draw:style-name="gr3" draw:text-style-name="P107" svg:width="0.164cm" svg:height="0.121cm" svg:x="1.003cm" svg:y="0.083cm" svg:viewBox="0 0 165 122" svg:d="M20 102c-1 4-2 10-2 11 0 6 4 9 8 9 6 0 10-4 11-7 1-2 4-11 5-16 1-6 4-18 6-24 1-7 4-12 5-19 3-11 3-13 11-24 7-11 21-24 40-24 16 0 17 13 17 18 0 17-12 47-17 58-3 7-4 9-4 14 0 14 12 24 26 24 27 0 39-37 39-42 0-3-3-3-4-3-4 0-5 1-5 4-6 22-19 33-30 33-5 0-6-4-6-10s2-9 6-22c4-7 15-36 15-51 0-27-21-31-35-31-22 0-38 13-47 24-1-19-17-24-28-24s-18 8-21 14c-7 10-10 26-10 27 0 4 3 4 4 4 4 0 5-1 6-9 4-15 10-28 20-28 7 0 10 5 10 13 0 4-4 14-5 22-2 8-5 19-6 24-4 12-6 23-9 35z"><text:p/></draw:path><draw:path draw:style-name="gr3" draw:text-style-name="P107" svg:width="0.069cm" svg:height="0.267cm" svg:x="1.212cm" svg:y="0cm" svg:viewBox="0 0 70 268" svg:d="M65 0c-51 36-65 93-65 134 0 39 12 98 65 134 2 0 5 0 5-3 0-1-1-1-2-2-36-33-49-79-49-128 0-73 27-109 49-128 1-2 2-3 2-4 0-3-3-3-5-3z"><text:p/></draw:path><draw:path draw:style-name="gr3" draw:text-style-name="P107" svg:width="0.165cm" svg:height="0.121cm" svg:x="1.314cm" svg:y="0.083cm" svg:viewBox="0 0 166 122" svg:d="M21 102c-1 4-3 10-3 11 0 6 5 9 9 9 5 0 9-4 10-7 1-2 4-11 6-16 1-6 4-18 5-24 3-7 4-12 5-19 3-11 3-13 12-24 6-11 20-24 39-24 17 0 17 13 17 18 0 17-12 47-17 58-2 7-3 9-3 14 0 14 12 24 25 24 28 0 40-37 40-42 0-3-3-2-4-3-5 0-5 1-6 4-6 22-17 33-28 33-6 0-7-4-7-10s1-9 5-22c4-7 15-36 15-51 0-27-20-31-35-31-22 0-38 13-46 24-2-19-17-24-28-24-12 0-19 8-22 14-6 10-10 26-10 27 0 4 3 3 4 4 5 0 5-1 7-9 4-15 9-28 20-28 6 0 9 5 9 13 0 4-3 14-5 22s-4 19-5 24c-4 12-6 23-9 35z"><text:p/></draw:path><draw:path draw:style-name="gr3" draw:text-style-name="P107" svg:width="0.198cm" svg:height="0.198cm" svg:x="1.511cm" svg:y="0.035cm" svg:viewBox="0 0 199 199" svg:d="M106 107c27 0 56 0 83 0 3 0 10 0 10-7s-7-7-10-7c-27 0-56 0-83 0 0-27 0-56 0-83 0-3 0-10-7-10s-7 7-7 10c0 27 0 56 0 83-27 0-55 0-82 0-3 0-10 0-10 6 0 8 5 8 10 8 27 0 55 0 82 0 0 27 0 55 0 82 0 3 0 10 7 10s7-7 7-10c0-27 0-55 0-82z"><text:p/></draw:path><draw:path draw:style-name="gr3" draw:text-style-name="P107" svg:width="0.097cm" svg:height="0.178cm" svg:x="1.758cm" svg:y="0.023cm" svg:viewBox="0 0 98 179" svg:d="M62 8c0-8-2-8-9-8-18 18-42 18-53 18 0 3 0 6 0 9 7 0 24 0 40-7 0 46 0 91 0 137 0 9 0 12-28 12-3 0-7 0-10 0 0 4 0 7 0 10 5 0 38-1 47-1s43 1 49 1c0-3 0-6 0-10-3 0-7 0-10 0-26 0-26-3-26-12 0-50 0-100 0-149z"><text:p/></draw:path><draw:path draw:style-name="gr3" draw:text-style-name="P107" svg:width="0.068cm" svg:height="0.267cm" svg:x="1.902cm" svg:y="0cm" svg:viewBox="0 0 69 268" svg:d="M4 0c-1 0-4 0-4 3 0 1 0 2 2 5 23 21 50 57 50 126 0 57-18 100-48 127-4 3-4 3-4 4 0 2 0 3 3 3 4 0 29-16 46-50 13-22 20-52 20-83 0-38-11-98-65-135z"><text:p/></draw:path><draw:path draw:style-name="gr3" draw:text-style-name="P107" svg:width="0.069cm" svg:height="0.267cm" svg:x="2.034cm" svg:y="0cm" svg:viewBox="0 0 70 268" svg:d="M65 0c-51 36-65 93-65 134 0 39 12 98 65 134 2 0 5 0 5-3 0-1-1-1-2-2-36-33-49-79-49-128 0-73 27-109 49-128 1-2 2-3 2-4 0-3-3-3-5-3z"><text:p/></draw:path><draw:path draw:style-name="gr3" draw:text-style-name="P107" svg:width="0.119cm" svg:height="0.178cm" svg:x="2.141cm" svg:y="0.023cm" svg:viewBox="0 0 120 179" svg:d="M120 130c-3 0-6 0-9 0-1 6-4 22-8 25-2 1-23 1-26 1-17 0-33 0-50 0 28-25 38-32 54-45 20-15 39-33 39-58 0-33-29-53-64-53-33 0-56 23-56 48 0 15 12 16 14 16 7 0 15-5 15-15 0-5-2-14-16-14 8-20 27-25 40-25 26 0 40 21 40 43 0 23-16 42-25 51-22 21-43 43-65 65-3 2-3 2-3 10 37 0 75 0 112 0 2-16 6-33 8-49z"><text:p/></draw:path><draw:path draw:style-name="gr3" draw:text-style-name="P107" svg:width="0.165cm" svg:height="0.121cm" svg:x="2.291cm" svg:y="0.083cm" svg:viewBox="0 0 166 122" svg:d="M21 102c-1 4-3 10-3 11 0 6 5 9 9 9 5 0 8-4 10-7 3-2 4-11 6-16 1-6 4-18 5-24 3-7 4-12 5-19 3-11 4-13 12-24s20-24 41-24c15 0 15 13 15 18 0 17-12 47-15 58-4 7-5 9-5 14 0 14 12 24 25 24 28 0 40-37 40-42 0-3-3-2-4-3-5 0-5 1-6 4-6 22-17 33-28 33-6 0-7-4-7-10s1-9 5-22c4-7 15-36 15-51 0-27-20-31-34-31-23 0-39 13-47 24-2-19-17-24-28-24-12 0-19 8-22 14-6 10-10 26-10 27 0 4 4 4 5 4 4 0 4-1 6-9 4-15 9-28 20-28 6 0 9 5 9 13 0 4-3 14-5 22s-4 19-5 24c-4 12-6 23-9 35z"><text:p/></draw:path><draw:path draw:style-name="gr3" draw:text-style-name="P107" svg:width="0.198cm" svg:height="0.198cm" svg:x="2.488cm" svg:y="0.035cm" svg:viewBox="0 0 199 199" svg:d="M106 107c27 0 56 0 83 0 3 0 10 0 10-7s-7-7-10-7c-27 0-56 0-83 0 0-27 0-56 0-83 0-3 0-10-7-10s-7 7-7 10c0 27 0 56 0 83-27 0-55 0-82 0-3 0-10 0-10 6 0 8 5 8 10 8 27 0 55 0 82 0 0 27 0 55 0 82 0 3 0 10 7 10s7-7 7-10c0-27 0-55 0-82z"><text:p/></draw:path><draw:path draw:style-name="gr3" draw:text-style-name="P107" svg:width="0.097cm" svg:height="0.178cm" svg:x="2.736cm" svg:y="0.023cm" svg:viewBox="0 0 98 179" svg:d="M62 8c0-8-2-8-9-8-18 18-42 18-53 18 0 3 0 6 0 9 7 0 24 0 40-7 0 46 0 91 0 137 0 9 0 12-28 12-3 0-7 0-10 0 0 4 0 7 0 10 5 0 38-1 47-1s43 1 49 1c0-3 0-6 0-10-3 0-7 0-10 0-26 0-26-3-26-12 0-50 0-100 0-149z"><text:p/></draw:path><draw:path draw:style-name="gr3" draw:text-style-name="P107" svg:width="0.068cm" svg:height="0.267cm" svg:x="2.88cm" svg:y="0cm" svg:viewBox="0 0 69 268" svg:d="M4 0c-1 0-4 0-4 3 0 1 0 2 2 5 23 21 50 57 50 126 0 57-18 100-48 127-4 3-4 3-4 4 0 2 0 3 3 3 4 0 29-16 46-50 13-22 20-52 20-83 0-38-11-98-65-135z"><text:p/></draw:path><draw:path draw:style-name="gr3" draw:text-style-name="P107" svg:width="1.99cm" svg:height="0.015cm" svg:x="0.99cm" svg:y="0.283cm" svg:viewBox="0 0 1991 16" svg:d="M0 0c664 0 1328 0 1991 0 0 5 0 11 0 16-663 0-1327 0-1991 0 0-5 0-11 0-16z"><text:p/></draw:path><draw:path draw:style-name="gr3" draw:text-style-name="P107" svg:width="0.124cm" svg:height="0.184cm" svg:x="1.922cm" svg:y="0.342cm" svg:viewBox="0 0 125 185" svg:d="M26 91c0-22 3-42 12-58 9-15 25-25 41-25 9 0 20 2 25 10-7 0-13 4-13 13 0 6 5 12 13 12s14-6 14-13c0-16-12-30-39-30-38 0-79 36-79 93 0 71 33 92 63 92 33 0 62-26 62-61 0-34-27-59-59-59-22 0-34 14-40 26zM63 176c-14 0-23-8-30-20-3-8-6-21-6-37 0-27 16-46 38-46 12 0 21 4 27 14 7 10 7 22 7 37 0 16 0 27-8 38-6 8-14 14-28 14z"><text:p/></draw:path></draw:g><text:s/>ונוכיח <draw:g text:anchor-type="as-char" svg:y="-0.416cm" draw:z-index="86" draw:name="Shape21" draw:style-name="gr1"><svg:title>TexMaths</svg:title><svg:desc>11§latex§S_{n + 1} = \tfrac{(n + 1)(n + 2)(2n + 3)}{6}§svg§600§FALSE§</svg:desc><draw:path draw:style-name="gr2" draw:text-style-name="P106" svg:width="3.963cm" svg:height="0.487cm" svg:x="0.001cm" svg:y="0.019cm" svg:viewBox="0 0 3964 488" svg:d="M1983 488c-661 0-1322 0-1983 0 0-163 0-325 0-488 1321 0 2643 0 3964 0 0 163 0 325 0 488-660 0-1321 0-1981 0z"><text:p/></draw:path><draw:path draw:style-name="gr3" draw:text-style-name="P107" svg:width="0.171cm" svg:height="0.279cm" svg:x="0.003cm" svg:y="0.116cm" svg:viewBox="0 0 172 280" svg:d="M113 123c-16-4-33-9-49-12-24-7-40-27-40-49 0-27 21-51 52-51 64 0 72 64 75 80 1 4 1 6 5 6 5 0 5-2 5-10 0-25 0-52 0-77 0-7 0-10-5-10-2 0-3 1-5 5-5 8-9 15-14 22-12-11-27-27-62-27-43 0-75 34-75 75 0 33 21 60 51 71 4 1 24 6 50 12 11 4 22 6 33 20 9 10 12 23 12 35 0 28-18 56-51 56-11 0-41-2-62-21-22-20-23-46-23-59-1-4-3-4-6-4-4 0-4 3-4 10 0 25 0 50 0 77 0 6 0 8 4 8 3 0 4-1 6-4 4-8 1-1 14-22 12 13 36 26 71 26 45 0 77-37 77-79 0-39-27-70-59-78z"><text:p/></draw:path><draw:path draw:style-name="gr3" draw:text-style-name="P107" svg:width="0.164cm" svg:height="0.121cm" svg:x="0.209cm" svg:y="0.326cm" svg:viewBox="0 0 165 122" svg:d="M20 102c-1 4-2 10-2 11 0 6 4 9 8 9 6 0 10-3 11-5 1-4 4-13 5-18 2-4 4-18 6-24 1-6 4-12 5-18 3-11 3-13 11-24 7-11 21-25 40-25 16 0 17 14 17 18 0 17-12 47-17 59-2 6-3 10-3 14 0 14 11 23 25 23 27 0 39-37 39-42 0-3-3-3-4-3-4 0-4 2-5 4-6 22-19 33-28 33-7 0-8-3-8-10 0-5 2-8 6-20 4-9 15-38 15-53 0-27-21-31-35-31-22 0-38 14-46 24-2-19-18-24-29-24s-18 9-21 14c-7 10-10 26-10 28 0 3 3 3 4 3 5 0 5-1 7-8 3-16 9-29 20-29 6 0 9 5 9 13 0 5-4 14-5 22-2 6-4 19-6 25-4 11-6 23-9 34z"><text:p/></draw:path><draw:path draw:style-name="gr3" draw:text-style-name="P107" svg:width="0.198cm" svg:height="0.198cm" svg:x="0.406cm" svg:y="0.28cm" svg:viewBox="0 0 199 199" svg:d="M107 107c27 0 55 0 82 0 5 0 10 0 10-7s-5-7-10-7c-27 0-55 0-82 0 0-27 0-56 0-83 0-3 0-10-7-10s-7 7-7 10c0 27 0 56 0 83-27 0-56 0-83 0-3 0-10 0-10 7s7 7 10 7c27 0 56 0 83 0 0 27 0 55 0 82 0 4 0 10 7 10s7-6 7-10c0-27 0-55 0-82z"><text:p/></draw:path><draw:path draw:style-name="gr3" draw:text-style-name="P107" svg:width="0.097cm" svg:height="0.178cm" svg:x="0.654cm" svg:y="0.266cm" svg:viewBox="0 0 98 179" svg:d="M60 8c0-7 0-8-7-8-18 18-42 18-53 18 0 3 0 6 0 9 7 0 24 0 38-7 0 46 0 91 0 137 0 9 0 13-26 13-3 0-8 0-11 0 0 3 0 6 0 9 6 0 39-1 48-1s43 1 49 1c0-3 0-6 0-9-3 0-7 0-10 0-28 0-28-4-28-13 0-50 0-100 0-149z"><text:p/></draw:path><draw:path draw:style-name="gr3" draw:text-style-name="P107" svg:width="0.256cm" svg:height="0.089cm" svg:x="0.927cm" svg:y="0.25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107" svg:width="0.068cm" svg:height="0.269cm" svg:x="1.391cm" svg:y="0cm" svg:viewBox="0 0 69 270" svg:d="M65 0c-52 36-65 93-65 135 0 38 11 97 65 135 2 0 4 0 4-3 0-2 0-2-2-4-36-32-49-78-49-128 0-72 28-109 50-128 1-2 1-3 1-4 0-3-2-3-4-3z"><text:p/></draw:path><draw:path draw:style-name="gr3" draw:text-style-name="P107" svg:width="0.164cm" svg:height="0.121cm" svg:x="1.494cm" svg:y="0.083cm" svg:viewBox="0 0 165 122" svg:d="M20 102c-1 4-2 10-2 11 0 7 4 9 8 9 5 0 9-3 11-5 3-4 4-11 5-18 1-4 4-18 5-24 2-6 4-12 6-18 2-11 3-13 11-24 7-11 20-25 40-25 16 0 16 14 16 18 0 17-11 47-16 59-3 6-4 10-4 14 0 14 12 23 26 23 27 0 39-37 39-42 0-3-3-3-4-3-4 0-5 2-6 4-5 22-18 33-29 33-5 0-6-3-6-8 0-7 1-10 6-22 4-9 15-38 15-53 0-27-21-31-35-31-24 0-38 14-47 25-1-18-17-25-28-25-12 0-18 9-22 14-6 11-9 27-9 28 0 3 3 3 4 3 4 0 5-1 6-8 4-16 10-29 20-29 7 0 8 5 8 13 0 5-3 14-4 22-2 6-4 19-5 25-4 11-6 23-9 34z"><text:p/></draw:path><draw:path draw:style-name="gr3" draw:text-style-name="P107" svg:width="0.198cm" svg:height="0.199cm" svg:x="1.691cm" svg:y="0.035cm" svg:viewBox="0 0 199 200" svg:d="M107 107c27 0 55 0 82 0 3 0 10 0 10-7s-7-7-10-7c-27 0-55 0-82 0 0-27 0-55 0-82 0-4 0-11-7-11s-7 7-7 11c0 27 0 55 0 82-27 0-56 0-83 0-3 0-10 0-10 7s7 7 10 7c27 0 56 0 83 0 0 27 0 55 0 82 0 4 0 11 7 11s7-7 7-11c0-27 0-55 0-82z"><text:p/></draw:path><draw:path draw:style-name="gr3" draw:text-style-name="P107" svg:width="0.098cm" svg:height="0.179cm" svg:x="1.938cm" svg:y="0.023cm" svg:viewBox="0 0 99 180" svg:d="M62 8c0-7-2-8-8-8-18 18-43 18-54 18 0 3 0 6 0 9 7 0 24 0 40-7 0 46 0 91 0 137 0 9 0 13-28 13-3 0-7 0-10 0 0 4 0 7 0 10 5-1 39-1 49-1 7 0 41 0 48 1 0-3 0-6 0-10-3 0-7 0-10 0-27 0-27-4-27-13 0-50 0-100 0-149z"><text:p/></draw:path><draw:path draw:style-name="gr3" draw:text-style-name="P107" svg:width="0.069cm" svg:height="0.269cm" svg:x="2.081cm" svg:y="0cm" svg:viewBox="0 0 70 270" svg:d="M5 0c-2 0-5 0-5 3 0 1 1 2 2 5 23 21 50 57 50 127 0 56-18 99-48 126-4 4-4 5-4 6s1 3 3 3c4 0 30-17 48-51 12-23 19-52 19-84 0-38-12-97-65-135z"><text:p/></draw:path><draw:path draw:style-name="gr3" draw:text-style-name="P107" svg:width="0.069cm" svg:height="0.269cm" svg:x="2.214cm" svg:y="0cm" svg:viewBox="0 0 70 270" svg:d="M65 0c-52 36-65 93-65 135 0 38 11 97 65 135 2 0 5 0 5-3 0-2-1-2-3-4-36-32-49-78-49-128 0-72 28-109 50-128 1-2 2-3 2-4 0-3-3-3-5-3z"><text:p/></draw:path><draw:path draw:style-name="gr3" draw:text-style-name="P107" svg:width="0.164cm" svg:height="0.121cm" svg:x="2.316cm" svg:y="0.083cm" svg:viewBox="0 0 165 122" svg:d="M20 102c-1 4-2 10-2 11 0 7 4 9 8 9 6 0 9-3 11-5 3-4 4-11 5-18 1-4 4-18 6-24 1-6 4-12 5-18 2-11 3-13 11-24 7-11 21-25 40-25 16 0 16 14 16 18 0 17-11 47-16 59-3 6-4 10-4 14 0 14 12 23 26 23 27 0 39-37 39-42 0-3-3-3-4-3-4 0-5 2-6 4-5 22-18 33-29 33-5 0-6-3-6-8 0-7 1-10 6-22 4-9 15-38 15-53 0-27-21-31-35-31-22 0-38 14-47 25-1-18-17-25-28-25-12 0-18 9-21 14-7 11-10 27-10 28 0 3 3 3 4 3 4 0 5-1 6-8 4-16 10-29 20-29 7 0 8 5 8 13 0 5-2 14-3 22-2 6-5 19-6 25-4 11-6 23-9 34z"><text:p/></draw:path><draw:path draw:style-name="gr3" draw:text-style-name="P107" svg:width="0.198cm" svg:height="0.199cm" svg:x="2.513cm" svg:y="0.035cm" svg:viewBox="0 0 199 200" svg:d="M107 107c27 0 55 0 82 0 3 0 10 0 10-7s-5-7-10-7c-27 0-55 0-82 0 0-27 0-55 0-82 0-4 0-11-7-11s-7 7-7 11c0 27 0 55 0 82-27 0-56 0-83 0-3 0-10 0-10 7s7 7 10 7c27 0 56 0 83 0 0 27 0 55 0 82 0 4 0 11 7 11s7-7 7-11c0-27 0-55 0-82z"><text:p/></draw:path><draw:path draw:style-name="gr3" draw:text-style-name="P107" svg:width="0.119cm" svg:height="0.179cm" svg:x="2.749cm" svg:y="0.023cm" svg:viewBox="0 0 120 180" svg:d="M120 131c-3 0-6 0-9 0-1 5-4 22-8 24-2 2-23 2-26 2-17 0-33 0-50 0 28-25 38-33 54-46 20-15 39-32 39-58 0-32-29-53-64-53-33 0-56 24-56 48 0 15 12 16 14 16 7 0 15-5 15-15 0-4-2-14-16-14 8-19 27-25 40-25 26 0 40 21 40 43 0 24-16 43-25 51-22 21-43 43-65 65-3 2-3 4-3 11 37 0 75 0 112 0 2-16 6-33 8-49z"><text:p/></draw:path><draw:path draw:style-name="gr3" draw:text-style-name="P107" svg:width="0.069cm" svg:height="0.269cm" svg:x="2.905cm" svg:y="0cm" svg:viewBox="0 0 70 270" svg:d="M5 0c-2 0-5 0-5 3 0 1 1 2 2 5 24 21 50 57 50 127 0 56-18 99-47 126-5 4-5 5-5 6s1 3 3 3c4 0 30-17 48-51 12-23 19-52 19-84 0-38-11-97-65-135z"><text:p/></draw:path><draw:path draw:style-name="gr3" draw:text-style-name="P107" svg:width="0.069cm" svg:height="0.269cm" svg:x="3.038cm" svg:y="0cm" svg:viewBox="0 0 70 270" svg:d="M65 0c-52 36-65 93-65 135 0 38 11 97 65 135 2 0 5 0 5-3 0-2-1-2-3-4-35-32-48-78-48-128 0-72 27-109 49-128 1-2 2-3 2-4 0-3-3-3-5-3z"><text:p/></draw:path><draw:path draw:style-name="gr3" draw:text-style-name="P107" svg:width="0.119cm" svg:height="0.179cm" svg:x="3.145cm" svg:y="0.023cm" svg:viewBox="0 0 120 180" svg:d="M120 131c-3 0-7 0-10 0-1 5-3 22-7 24-2 2-23 2-27 2-17 0-33 0-50 0 29-25 39-33 54-46 21-15 40-32 40-58 0-32-29-53-64-53-33 0-56 24-56 48 0 15 11 16 14 16 7 0 15-5 15-15 0-4-3-14-17-14 9-19 28-25 40-25 27 0 41 21 41 43 0 24-17 43-25 51-22 21-44 43-66 65-2 2-2 4-2 11 37 0 74 0 111 0 3-16 6-33 9-49z"><text:p/></draw:path><draw:path draw:style-name="gr3" draw:text-style-name="P107" svg:width="0.164cm" svg:height="0.121cm" svg:x="3.294cm" svg:y="0.083cm" svg:viewBox="0 0 165 122" svg:d="M20 102c-1 4-2 10-2 11 0 7 4 9 8 9 6 0 10-3 11-5 1-4 4-11 5-18 2-4 4-18 6-24 1-6 4-12 5-18 3-11 3-13 11-24 7-11 21-25 40-25 16 0 17 14 17 18 0 17-12 47-17 59-3 6-3 10-3 14 0 14 11 23 25 23 27 0 39-37 39-42 0-3-3-3-4-3-4 0-4 2-5 4-6 22-19 33-28 33-7 0-8-3-8-8 0-7 2-10 6-22 4-9 15-38 15-53 0-27-21-31-35-31-22 0-38 14-46 25-2-18-18-25-29-25s-18 9-21 14c-7 11-10 27-10 28 0 3 3 3 4 3 5 0 5-1 7-8 3-16 9-29 20-29 6 0 9 5 9 13 0 5-4 14-5 22-2 6-4 19-6 25-4 11-6 23-9 34z"><text:p/></draw:path><draw:path draw:style-name="gr3" draw:text-style-name="P107" svg:width="0.198cm" svg:height="0.199cm" svg:x="3.491cm" svg:y="0.035cm" svg:viewBox="0 0 199 200" svg:d="M107 107c27 0 55 0 82 0 5 0 10 0 10-7s-5-7-10-7c-27 0-55 0-82 0 0-27 0-55 0-82 0-4 0-11-7-11s-7 7-7 11c0 27 0 55 0 82-27 0-56 0-83 0-3 0-10 0-10 7s7 7 10 7c27 0 56 0 83 0 0 27 0 55 0 82 0 4 0 11 7 11s7-7 7-11c0-27 0-55 0-82z"><text:p/></draw:path><draw:path draw:style-name="gr3" draw:text-style-name="P107" svg:width="0.123cm" svg:height="0.184cm" svg:x="3.724cm" svg:y="0.023cm" svg:viewBox="0 0 124 185" svg:d="M59 89c21 0 37 15 37 44 0 33-20 44-36 44-11 0-34-3-46-20 13 0 16-9 16-14 0-9-6-15-15-15-7 0-15 4-15 15 0 25 29 42 62 42 37 0 62-25 62-52 0-21-16-42-46-48 28-10 39-31 39-48 0-21-26-37-55-37-30 0-53 15-53 36 0 10 5 15 14 15 8 0 13-6 13-14 0-7-5-14-13-14 9-12 28-15 37-15 13 0 30 6 30 29 0 12-4 25-11 33-9 10-16 10-30 11-6 1-7 1-8 1s-4 0-4 4c0 3 4 3 8 3s10 0 14 0z"><text:p/></draw:path><draw:path draw:style-name="gr3" draw:text-style-name="P107" svg:width="0.069cm" svg:height="0.269cm" svg:x="3.883cm" svg:y="0cm" svg:viewBox="0 0 70 270" svg:d="M5 0c-2 0-5 0-5 3 0 1 1 2 3 5 23 21 49 57 49 127 0 56-18 99-47 126-4 4-5 5-5 6s1 3 4 3c4 0 29-17 47-51 12-23 19-52 19-84 0-38-11-97-65-135z"><text:p/></draw:path><draw:path draw:style-name="gr3" draw:text-style-name="P107" svg:width="2.624cm" svg:height="0.014cm" svg:x="1.359cm" svg:y="0.284cm" svg:viewBox="0 0 2625 15" svg:d="M1313 15c-438 0-875 0-1313 0 0-5 0-10 0-15 875 0 1751 0 2625 0 0 5 0 10 0 15-437 0-874 0-1312 0z"><text:p/></draw:path><draw:path draw:style-name="gr3" draw:text-style-name="P107" svg:width="0.123cm" svg:height="0.184cm" svg:x="2.609cm" svg:y="0.341cm" svg:viewBox="0 0 124 185" svg:d="M26 91c0-23 3-43 12-59 9-14 25-24 41-24 9 0 20 2 24 8-6 2-12 6-12 14 0 6 5 13 13 13s14-6 14-13c0-17-12-30-39-30-39 0-79 35-79 93 0 71 33 92 63 92 33 0 61-26 61-61 0-34-26-60-58-60-22 0-34 14-40 27zM63 176c-14 0-25-8-30-20-3-8-6-22-6-37 0-27 16-48 38-48 12 0 20 6 27 16s7 21 7 37 0 27-8 38c-6 8-15 14-28 14z"><text:p/></draw:path></draw:g></text:p>
              <text:p text:style-name="P13"><draw:g text:anchor-type="as-char" svg:y="-2.21cm" draw:z-index="102" draw:name="Shape22" draw:style-name="gr1"><svg:title>TexMaths</svg:title><svg:desc>11§latex§\begin{align*}
  S_{n + 1} &amp;= S_n + (n + 1)^2 \\
  &amp;= \frac{n(n + 1)(2n + 1)}{6} + n^2 + 2n + 1 \\
  &amp;= \frac{(n + 1)(2n + 1) \cdot n + 6(n + 1)^2}{6} \\
  &amp;= \frac{(n + 1)(2n^2 + n + 6n + 6)}{6} \\
  &amp;= \frac{(n + 1)(n + 2)(2n + 3)}{6}
\end{align*}§svg§600§FALSE§</svg:desc><draw:path draw:style-name="gr2" draw:text-style-name="P106" svg:width="6.637cm" svg:height="4.38cm" svg:x="0.001cm" svg:y="0.021cm" svg:viewBox="0 0 6638 4381" svg:d="M3320 4381c-1107 0-2213 0-3320 0 0-1460 0-2921 0-4381 2213 0 4425 0 6638 0 0 1460 0 2921 0 4381-1106 0-2213 0-3318 0z"><text:p/></draw:path><draw:path draw:style-name="gr3" draw:text-style-name="P107" svg:width="0.229cm" svg:height="0.28cm" svg:x="0.001cm" svg:y="0.068cm" svg:viewBox="0 0 230 281" svg:d="M230 3c0-1-1-3-5-3-2 0-2 0-6 6-7 7-12 14-19 22-10-18-31-28-55-28-49 0-96 44-96 91 0 31 20 49 40 55 14 4 28 8 42 11 14 4 35 9 35 41 0 34-32 70-69 70-24 0-67-7-67-56 0-8 1-18 2-21 0-1 0-1 0-2 0-4-2-4-5-4-2 0-2 0-3 1-2 2-24 90-24 91 0 2 2 4 4 4 3 0 3 0 8-6 7-8 12-14 19-22 16 22 43 28 65 28 52 0 99-51 99-99 0-27-14-40-20-46-9-8-14-11-49-19-8-3-23-6-26-7-10-3-23-14-23-35 0-31 31-64 67-64 32 0 56 17 56 59 0 13-2 20-2 22 2 2 0 4 5 4 4 0 4-1 6-8 7-29 14-56 21-85z"><text:p/></draw:path><draw:path draw:style-name="gr3" draw:text-style-name="P107" svg:width="0.165cm" svg:height="0.121cm" svg:x="0.231cm" svg:y="0.279cm" svg:viewBox="0 0 166 122" svg:d="M21 102c-1 4-3 10-3 11 0 6 5 9 9 9 5 0 9-4 10-6 1-4 4-11 6-17 1-5 4-18 5-24 3-6 4-12 5-19 3-11 3-13 12-24 6-10 20-24 39-24 17 0 17 13 17 18 0 17-12 47-17 58-2 7-3 10-3 15 0 14 12 23 25 23 28 0 40-37 40-42 0-3-3-2-4-3-5 0-5 1-6 4-6 22-17 33-28 33-6 0-7-4-7-9 0-6 1-10 5-22 4-8 15-37 15-52 0-27-21-31-35-31-22 0-38 13-46 24-2-18-17-24-28-24-12 0-19 8-22 14-6 10-10 26-10 27 0 4 3 3 4 4 5 0 5-1 7-9 4-15 9-28 20-28 6 0 9 5 9 13 0 4-3 14-5 22-2 7-4 19-5 24-4 12-6 23-9 35z"><text:p/></draw:path><draw:path draw:style-name="gr3" draw:text-style-name="P107" svg:width="0.198cm" svg:height="0.198cm" svg:x="0.429cm" svg:y="0.231cm" svg:viewBox="0 0 199 199" svg:d="M106 107c27 0 56 0 83 0 3 0 10 0 10-7 0-6-7-6-10-6-27 0-56 0-83 0 0-28 0-57 0-84 0-3 0-10-7-10s-7 7-7 10c0 27 0 56 0 84-27 0-55 0-82 0-3 0-10 0-10 6 0 7 5 7 10 7 27 0 55 0 82 0 0 27 0 55 0 82 0 4 0 10 7 10s7-5 7-10c0-27 0-55 0-82z"><text:p/></draw:path><draw:path draw:style-name="gr3" draw:text-style-name="P107" svg:width="0.097cm" svg:height="0.178cm" svg:x="0.677cm" svg:y="0.219cm" svg:viewBox="0 0 98 179" svg:d="M62 8c0-8-2-8-9-8-18 17-42 18-53 18 0 3 0 6 0 10 7 0 24 0 40-8 0 46 0 91 0 137 0 9 0 12-28 12-3 0-7 0-10 0 0 4 0 7 0 10 5 0 38-1 47-1s43 1 49 1c0-3 0-6 0-10-3 0-7 0-10 0-26 0-26-3-26-12 0-49 0-100 0-149z"><text:p/></draw:path><draw:path draw:style-name="gr3" draw:text-style-name="P107" svg:width="0.256cm" svg:height="0.089cm" svg:x="0.949cm" svg:y="0.20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28cm" svg:height="0.28cm" svg:x="1.356cm" svg:y="0.068cm" svg:viewBox="0 0 229 281" svg:d="M229 3c0-1-1-3-5-3-2 0-2 0-6 6-7 7-12 14-19 22-10-18-31-28-55-28-49 0-96 44-96 91 0 31 20 49 40 55 14 4 27 8 42 11 14 4 35 9 35 41 0 34-32 70-69 70-25 0-67-7-67-56 0-8 1-18 2-21 0-1 0-1 0-2 0-4-2-4-5-4-2 0-2 0-3 1-2 2-23 90-23 91 0 2 1 4 3 4s4 0 8-6c7-8 12-14 19-22 16 22 43 28 65 28 52 0 99-51 99-99 0-27-14-40-20-46-9-8-15-11-49-19-8-3-23-6-26-7-10-3-23-14-23-35 0-31 31-64 67-64 32 0 56 17 56 59 0 13-2 20-2 22 2 2 0 4 5 4 4 0 5-1 6-8 6-29 14-56 21-85z"><text:p/></draw:path><draw:path draw:style-name="gr3" draw:text-style-name="P107" svg:width="0.165cm" svg:height="0.121cm" svg:x="1.585cm" svg:y="0.279cm" svg:viewBox="0 0 166 122" svg:d="M21 102c-1 4-3 10-3 11 0 6 5 9 9 9 5 0 9-4 10-6 1-4 4-11 6-17 1-5 4-18 5-24 3-6 4-12 5-19 3-11 3-13 12-24 6-10 20-24 39-24 17 0 17 13 17 18 0 17-12 47-17 58-2 7-3 10-3 15 0 14 12 23 25 23 28 0 40-37 40-42 0-3-3-2-4-3-5 0-5 1-6 4-6 22-17 33-28 33-6 0-7-4-7-9 0-6 1-10 5-22 4-8 15-37 15-52 0-27-20-31-35-31-22 0-38 13-46 24-2-18-17-24-28-24-12 0-19 8-22 14-6 10-10 26-10 27 0 4 3 3 4 4 5 0 5-1 7-9 4-15 9-28 20-28 6 0 9 5 9 13 0 4-3 14-5 22-2 7-4 19-5 24-4 12-6 23-9 35z"><text:p/></draw:path><draw:path draw:style-name="gr3" draw:text-style-name="P107" svg:width="0.255cm" svg:height="0.256cm" svg:x="1.891cm" svg:y="0.117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089cm" svg:height="0.385cm" svg:x="2.293cm" svg:y="0.051cm" svg:viewBox="0 0 90 386" svg:d="M90 383c0-1 0-2-6-9-49-48-61-121-61-180 0-67 14-136 62-183 5-5 5-5 5-7 0-3-2-4-4-4-4 0-39 26-62 76-20 42-24 85-24 118 0 29 4 77 25 120 24 48 57 72 61 72 2 0 4-1 4-3z"><text:p/></draw:path><draw:path draw:style-name="gr3" draw:text-style-name="P107" svg:width="0.209cm" svg:height="0.174cm" svg:x="2.417cm" svg:y="0.171cm" svg:viewBox="0 0 210 175" svg:d="M23 149c-1 5-3 14-3 16 0 7 5 10 11 10 4 0 12-2 14-10 0-1 6-20 8-29 2-12 5-23 7-35 4-9 6-16 7-26 2-7 6-18 6-19 5-12 26-47 62-47 18 0 21 14 21 27 0 23-19 73-25 89-3 10-3 15-3 19 0 18 13 31 31 31 37 0 51-56 51-59 0-4-3-4-4-4-5 0-5 1-7 7-8 26-20 48-40 48-6 0-8-4-8-13 0-10 3-19 6-27 8-20 24-63 24-85 0-27-16-42-45-42-34 0-52 25-59 34-2-22-19-34-36-34-18 0-26 15-29 22-7 13-12 36-12 37 0 5 4 5 5 5 4 0 4 0 7-9 6-27 14-46 28-46 7 0 12 5 12 17 0 9-1 13-7 33-8 30-14 60-22 90z"><text:p/></draw:path><draw:path draw:style-name="gr3" draw:text-style-name="P107" svg:width="0.255cm" svg:height="0.256cm" svg:x="2.746cm" svg:y="0.117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3.145cm" svg:y="0.084cm" svg:viewBox="0 0 128 257" svg:d="M79 10c0-10 0-10-9-10-24 24-58 24-70 24 0 5 0 8 0 12 8 0 31 0 51-10 0 68 0 134 0 201 0 13-2 18-37 18-4 0-7 0-12 0 0 5 0 8 0 12 13-1 47-1 63-1 15 0 48 0 63 1 0-4 0-7 0-12-5 0-9 0-14 0-34 0-35-4-35-18 0-73 0-144 0-217z"><text:p/></draw:path><draw:path draw:style-name="gr3" draw:text-style-name="P107" svg:width="0.089cm" svg:height="0.385cm" svg:x="3.324cm" svg:y="0.051cm" svg:viewBox="0 0 90 386" svg:d="M90 194c0-31-4-77-25-121-24-48-57-73-61-73-2 0-4 1-4 4 0 2 0 2 8 9 37 38 59 99 59 181 0 66-14 134-62 182-5 5-5 6-5 7 0 2 2 3 4 3 4 0 39-25 62-75 20-43 24-85 24-117z"><text:p/></draw:path><draw:path draw:style-name="gr3" draw:text-style-name="P107" svg:width="0.119cm" svg:height="0.179cm" svg:x="3.469cm" svg:y="0.001cm" svg:viewBox="0 0 120 180" svg:d="M120 131c-3 0-6 0-9 0-1 5-3 22-8 24-2 2-23 2-26 2-17 0-33 0-50 0 29-25 38-33 54-46 20-15 39-32 39-58 0-33-29-53-63-53s-57 24-57 48c0 15 12 16 14 16 7 0 15-5 15-14 0-5-2-15-16-15 9-20 27-25 40-25 26 0 40 21 40 43 0 24-16 43-25 52-22 22-43 42-65 64-3 3-3 4-3 11 37 0 75 0 112 0 2-16 6-33 8-49z"><text:p/></draw:path><draw:path draw:style-name="gr3" draw:text-style-name="P107" svg:width="0.256cm" svg:height="0.089cm" svg:x="0.949cm" svg:y="1.04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1.394cm" svg:y="0.753cm" svg:viewBox="0 0 209 175" svg:d="M22 147c-1 7-3 16-3 18 0 7 5 10 11 10 5 0 12-3 14-11 1-1 5-19 8-29 3-11 5-23 8-34 3-9 5-17 7-26 1-7 4-18 4-20 7-11 27-46 64-46 17 0 21 14 21 26 0 24-20 74-25 90-3 9-5 14-5 18 0 19 15 32 32 32 37 0 51-56 51-59 0-5-3-5-4-5-5 0-5 1-6 8-8 26-21 47-40 47-6 0-9-3-9-12 0-10 3-20 7-27 7-21 23-64 23-86 0-26-16-41-44-41-35 0-54 24-60 33-2-21-18-33-35-33-19 0-26 15-30 22-6 13-11 36-11 37 0 4 3 4 4 4 4 0 5 0 7-9 7-28 14-45 27-45 8 0 13 4 13 17 0 8-2 13-6 32-8 30-15 60-23 89z"><text:p/></draw:path><draw:path draw:style-name="gr3" draw:text-style-name="P107" svg:width="0.089cm" svg:height="0.385cm" svg:x="1.652cm" svg:y="0.635cm" svg:viewBox="0 0 90 386" svg:d="M90 382c0-1 0-1-6-8-49-49-61-122-61-181 0-68 14-135 62-183 5-4 5-6 5-7 0-2-2-3-4-3-4 0-39 26-62 75-20 43-24 86-24 118 0 30 4 77 25 121 23 47 57 72 61 72 2 0 4-1 4-4z"><text:p/></draw:path><draw:path draw:style-name="gr3" draw:text-style-name="P107" svg:width="0.209cm" svg:height="0.174cm" svg:x="1.775cm" svg:y="0.753cm" svg:viewBox="0 0 210 175" svg:d="M23 147c-1 7-3 16-3 18 0 7 5 10 11 10 4 0 11-3 14-11 0-1 6-19 8-29 2-11 5-23 7-34 3-9 6-17 7-26 2-7 6-18 6-20 5-11 26-46 62-46 18 0 21 14 21 26 0 24-19 74-25 90-3 9-3 14-3 18 0 19 13 32 31 32 37 0 51-56 51-59 0-5-4-5-5-5-4 0-4 1-6 8-8 26-20 47-40 47-6 0-8-3-8-12 0-10 3-20 6-27 8-21 24-64 24-86 0-26-16-41-45-41-34 0-54 24-60 33-1-21-18-33-35-33-18 0-26 15-29 22-7 13-12 36-12 37 0 4 3 3 4 4 5 0 5 0 7-9 7-28 14-45 29-45 7 0 12 4 12 17 0 8-1 13-7 32-8 30-14 60-22 89z"><text:p/></draw:path><draw:path draw:style-name="gr3" draw:text-style-name="P107" svg:width="0.255cm" svg:height="0.256cm" svg:x="2.104cm" svg:y="0.7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107" svg:width="0.127cm" svg:height="0.256cm" svg:x="2.504cm" svg:y="0.667cm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3" draw:text-style-name="P107" svg:width="0.089cm" svg:height="0.385cm" svg:x="2.684cm" svg:y="0.635cm" svg:viewBox="0 0 90 386" svg:d="M90 193c0-30-4-77-26-120-23-49-56-73-60-73-2 0-4 1-4 3 0 1 0 3 8 9 37 39 59 100 59 181 0 66-14 134-62 182-5 6-5 6-5 7 0 3 2 4 4 4 4 0 39-26 61-76 20-42 25-84 25-117z"><text:p/></draw:path><draw:path draw:style-name="gr3" draw:text-style-name="P107" svg:width="0.088cm" svg:height="0.385cm" svg:x="2.851cm" svg:y="0.635cm" svg:viewBox="0 0 89 386" svg:d="M89 382c0-1 0-1-7-8-48-49-60-122-60-181 0-68 14-135 62-183 5-4 5-6 5-7 0-2-1-3-3-3-5 0-40 26-62 75-20 43-24 86-24 118 0 30 3 77 25 121 23 47 56 72 61 72 2 0 3-1 3-4z"><text:p/></draw:path><draw:path draw:style-name="gr3" draw:text-style-name="P107" svg:width="0.153cm" svg:height="0.256cm" svg:x="2.982cm" svg:y="0.667cm" svg:viewBox="0 0 154 257" svg:d="M30 228c13-13 27-27 40-40 61-54 84-75 84-113 0-44-34-75-81-75-44 0-73 35-73 70 0 21 20 21 21 21 6 0 20-4 20-19 0-10-7-20-21-20-4 0-4 0-5 0 9-26 30-40 52-40 35 0 52 31 52 63 0 31-19 61-41 86-24 27-49 55-74 82-4 5-4 6-4 14 47 0 96 0 143 0 3-22 8-45 11-67-3 0-7 0-10 0-1 12-4 29-8 34-3 4-28 4-37 4-23 0-46 0-69 0z"><text:p/></draw:path><draw:path draw:style-name="gr3" draw:text-style-name="P107" svg:width="0.209cm" svg:height="0.174cm" svg:x="3.167cm" svg:y="0.753cm" svg:viewBox="0 0 210 175" svg:d="M23 147c-1 7-3 16-3 18 0 7 5 10 11 10 4 0 12-3 14-11 0-1 6-19 8-29 2-11 5-23 7-34 4-9 6-17 7-26 2-7 6-18 6-20 5-11 26-46 62-46 18 0 21 14 21 26 0 24-19 74-25 90-3 9-3 14-3 18 0 19 13 32 31 32 37 0 51-56 51-59 0-5-3-5-5-5-4 0-4 1-6 8-8 26-20 47-40 47-6 0-8-3-8-12 0-10 3-20 6-27 8-21 24-64 24-86 0-26-16-41-45-41-34 0-54 24-60 33-1-21-18-33-35-33-18 0-26 15-29 22-7 13-12 36-12 37 0 4 3 3 4 4 5 0 5 0 7-9 7-28 14-45 29-45 7 0 12 4 12 17 0 8-1 13-7 32-8 30-14 60-22 89z"><text:p/></draw:path><draw:path draw:style-name="gr3" draw:text-style-name="P107" svg:width="0.255cm" svg:height="0.256cm" svg:x="3.495cm" svg:y="0.7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107" svg:width="0.127cm" svg:height="0.256cm" svg:x="3.894cm" svg:y="0.667cm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3" draw:text-style-name="P107" svg:width="0.089cm" svg:height="0.385cm" svg:x="4.074cm" svg:y="0.635cm" svg:viewBox="0 0 90 386" svg:d="M90 193c0-30-4-77-25-120-24-49-57-73-61-73-2 0-4 1-4 3 0 1 0 3 8 9 37 39 59 100 59 181 0 66-14 134-62 182-5 6-5 6-5 7 0 3 2 4 4 4 4 0 39-26 62-76 19-42 24-84 24-117z"><text:p/></draw:path><draw:path draw:style-name="gr3" draw:text-style-name="P107" svg:width="2.822cm" svg:height="0.014cm" svg:x="1.382cm" svg:y="1.083cm" svg:viewBox="0 0 2823 15" svg:d="M1411 15c-471 0-940 0-1411 0 0-5 0-9 0-15 940 0 1881 0 2823 0 0 6 0 10 0 15-471 0-942 0-1412 0z"><text:p/></draw:path><draw:path draw:style-name="gr3" draw:text-style-name="P107" svg:width="0.16cm" svg:height="0.265cm" svg:x="2.713cm" svg:y="1.194cm" svg:viewBox="0 0 161 266" svg:d="M35 131c0-3 0-7 0-10 0-98 47-111 67-111 10 0 26 2 34 15-5 0-21 0-21 17 0 12 9 19 18 19 7 0 18-5 18-19 0-23-17-42-50-42-49 0-101 50-101 135 0 104 45 131 80 131 43 0 81-36 81-88 0-48-35-86-77-86-27 0-41 20-49 39zM80 255c-24 0-35-23-37-29-8-18-8-49-8-57 0-29 13-68 47-68 7 0 25 0 37 24 6 15 6 35 6 53 0 19 0 38-6 52-11 23-29 25-39 25z"><text:p/></draw:path><draw:path draw:style-name="gr3" draw:text-style-name="P107" svg:width="0.255cm" svg:height="0.256cm" svg:x="4.357cm" svg:y="0.962cm" svg:viewBox="0 0 256 257" svg:d="M136 136c37 0 72 0 108 0 6 0 12 0 12-7 0-8-6-8-12-8-36 0-71 0-108 0 0-36 0-71 0-108 0-5 0-13-7-13-8 0-8 8-8 13 0 37 0 72 0 108-36 0-73 0-109 0-5 0-12 0-12 8 0 7 7 7 12 7 36 0 73 0 109 0 0 37 0 72 0 108 0 6 0 13 8 13 7 0 7-7 7-13 0-36 0-71 0-108z"><text:p/></draw:path><draw:path draw:style-name="gr3" draw:text-style-name="P107" svg:width="0.208cm" svg:height="0.174cm" svg:x="4.733cm" svg:y="1.015cm" svg:viewBox="0 0 209 175" svg:d="M22 147c-1 6-3 15-3 17 0 8 5 11 11 11 5 0 12-3 14-11 1-1 5-19 8-29 3-12 5-23 8-35 3-8 5-16 7-25 1-7 4-18 4-20 7-12 27-47 64-47 17 0 21 14 21 27 0 24-20 74-25 90-3 9-5 14-5 18 0 18 15 32 32 32 37 0 51-57 51-59 0-5-3-5-4-5-5 0-5 1-6 7-8 26-21 48-40 48-6 0-9-4-9-13s3-19 7-28c7-19 23-62 23-84 0-26-16-41-44-41-35 0-54 24-60 33-2-22-18-33-35-33-19 0-26 14-30 22-6 13-11 35-11 37 0 4 3 4 4 4 4 0 5 0 7-9 7-28 14-46 27-46 8 0 13 5 13 17 0 9-2 14-6 33-8 30-15 60-23 89z"><text:p/></draw:path><draw:path draw:style-name="gr3" draw:text-style-name="P107" svg:width="0.119cm" svg:height="0.179cm" svg:x="4.971cm" svg:y="0.846cm" svg:viewBox="0 0 120 180" svg:d="M120 131c-3 0-7 0-10 0-1 5-3 22-7 24-2 2-23 2-27 2-17 0-33 0-50 0 29-25 39-33 54-45 21-16 40-33 40-59 0-32-30-53-64-53-33 0-56 24-56 48 0 15 11 16 14 16 7 0 15-5 15-14 0-5-3-15-17-15 9-18 28-25 40-25 27 0 41 21 41 43 0 24-17 43-25 53-22 21-44 43-66 63-2 3-2 4-2 11 37 0 74 0 111 0 3-16 6-33 9-49z"><text:p/></draw:path><draw:path draw:style-name="gr3" draw:text-style-name="P107" svg:width="0.255cm" svg:height="0.256cm" svg:x="5.235cm" svg:y="0.962cm" svg:viewBox="0 0 256 257" svg:d="M136 136c37 0 72 0 108 0 6 0 12 0 12-7 0-8-6-8-12-8-36 0-71 0-108 0 0-36 0-71 0-108 0-5 0-13-7-13-8 0-8 8-8 13 0 37 0 72 0 108-36 0-73 0-109 0-5 0-12 0-12 8 0 7 7 7 12 7 36 0 73 0 109 0 0 37 0 72 0 108 0 6 0 13 8 13 7 0 7-7 7-13 0-36 0-71 0-108z"><text:p/></draw:path><draw:path draw:style-name="gr3" draw:text-style-name="P107" svg:width="0.153cm" svg:height="0.256cm" svg:x="5.619cm" svg:y="0.928cm" svg:viewBox="0 0 154 257" svg:d="M30 228c13-13 27-27 40-40 61-54 84-75 84-113 0-44-34-75-81-75-44 0-73 35-73 69 0 22 20 22 21 22 6 0 20-4 20-21 0-9-7-19-21-19-4 0-4 0-5 1 9-26 30-40 52-40 35 0 52 31 52 63 0 31-19 61-41 86-24 27-49 55-74 82-4 5-4 5-4 14 47 0 96 0 143 0 3-22 8-45 11-67-3 0-7 0-10 0-1 11-4 29-8 34-3 4-28 4-37 4-23 0-46 0-69 0z"><text:p/></draw:path><draw:path draw:style-name="gr3" draw:text-style-name="P107" svg:width="0.209cm" svg:height="0.174cm" svg:x="5.804cm" svg:y="1.015cm" svg:viewBox="0 0 210 175" svg:d="M23 147c-1 6-3 15-3 17 0 8 5 11 11 11 4 0 12-3 14-11 0-1 6-19 8-29 3-12 5-23 9-35 2-8 4-16 5-25 2-7 6-18 6-20 5-12 26-47 62-47 18 0 21 14 21 27 0 24-19 74-25 90-3 9-3 14-3 18 0 18 13 32 31 32 37 0 51-57 51-59 0-5-3-5-4-5-5 0-5 1-7 7-8 26-20 48-40 48-6 0-8-4-8-13s3-19 6-28c8-19 24-62 24-84 0-26-16-41-45-41-34 0-52 24-59 33-2-22-19-33-36-33-18 0-26 14-29 22-7 13-12 35-12 37 0 4 4 4 5 4 4 0 4 0 7-9 7-28 14-46 28-46 7 0 12 5 12 17 0 9-1 14-7 33-8 30-14 60-22 89z"><text:p/></draw:path><draw:path draw:style-name="gr3" draw:text-style-name="P107" svg:width="0.256cm" svg:height="0.256cm" svg:x="6.132cm" svg:y="0.962cm" svg:viewBox="0 0 257 257" svg:d="M136 136c37 0 72 0 108 0 6 0 13 0 13-7 0-8-7-8-13-8-36 0-71 0-108 0 0-36 0-71 0-108 0-5 0-13-7-13-8 0-8 8-8 13 0 37 0 72 0 108-36 0-73 0-109 0-4 0-12 0-12 8 0 7 8 7 12 7 36 0 73 0 109 0 0 37 0 72 0 108 0 6 0 13 8 13 7 0 7-7 7-13 0-36 0-71 0-108z"><text:p/></draw:path><draw:path draw:style-name="gr3" draw:text-style-name="P107" svg:width="0.127cm" svg:height="0.256cm" svg:x="6.532cm" svg:y="0.928cm" svg:viewBox="0 0 128 257" svg:d="M79 10c0-9 0-10-9-10-24 24-58 24-70 24 0 5 0 8 0 12 8 0 31 0 51-10 0 68 0 134 0 201 0 14-2 18-37 18-4 0-7 0-12 0 0 5 0 8 0 12 13-1 47-1 63-1 15 0 48 0 63 1 0-4 0-7 0-12-5 0-8 0-13 0-35 0-36-4-36-18 0-73 0-144 0-217z"><text:p/></draw:path><draw:path draw:style-name="gr3" draw:text-style-name="P107" svg:width="0.256cm" svg:height="0.089cm" svg:x="0.949cm" svg:y="2.0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089cm" svg:height="0.385cm" svg:x="1.42cm" svg:y="1.63cm" svg:viewBox="0 0 90 386" svg:d="M90 383c0-1 0-2-6-9-49-48-61-122-61-180 0-69 14-136 62-184 5-4 5-6 5-7 0-2-2-3-4-3-4 0-39 26-62 75-20 43-24 86-24 119 0 29 4 76 25 120 23 47 57 72 61 72 2 0 4-1 4-3z"><text:p/></draw:path><draw:path draw:style-name="gr3" draw:text-style-name="P107" svg:width="0.209cm" svg:height="0.174cm" svg:x="1.543cm" svg:y="1.749cm" svg:viewBox="0 0 210 175" svg:d="M23 149c-1 5-3 14-3 16 0 7 5 10 11 10 4 0 12-3 14-11 2-10 6-19 8-29 2-11 5-23 7-34 4-9 6-17 7-26 2-7 6-18 6-19 5-12 26-47 62-47 18 0 21 14 21 26 0 24-19 74-25 90-3 9-3 15-3 18 0 19 13 32 31 32 37 0 51-56 51-59 0-4-3-4-4-4-5 0-5 1-7 7-8 26-20 48-40 48-6 0-8-4-8-13 0-10 3-19 6-27 8-21 24-63 24-85 0-27-16-42-45-42-34 0-54 25-60 34-1-22-18-34-35-34-18 0-26 15-29 22-7 13-12 36-12 37 0 5 3 4 4 5 5 0 5-1 7-9 7-27 14-46 29-46 7 0 12 4 12 17 0 8-1 13-7 32-8 30-14 61-22 91z"><text:p/></draw:path><draw:path draw:style-name="gr3" draw:text-style-name="P107" svg:width="0.255cm" svg:height="0.256cm" svg:x="1.872cm" svg:y="1.695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2.271cm" svg:y="1.664cm" svg:viewBox="0 0 128 257" svg:d="M79 11c0-10 0-11-9-11-24 25-58 25-70 25 0 5 0 8 0 12 8 0 30 0 51-9 0 67 0 133 0 200 0 13-2 17-37 17-4 0-7 0-12 0 0 5 0 8 0 12 13-1 47-1 63-1 15 0 48 0 63 1 0-4 0-7 0-12-5 0-9 0-14 0-34 0-35-3-35-17 0-73 0-144 0-217z"><text:p/></draw:path><draw:path draw:style-name="gr3" draw:text-style-name="P107" svg:width="0.089cm" svg:height="0.385cm" svg:x="2.452cm" svg:y="1.63cm" svg:viewBox="0 0 90 386" svg:d="M90 194c0-31-4-77-25-121-24-48-57-73-61-73-2 0-4 1-4 3 0 1 0 3 8 9 37 39 59 100 59 182 0 66-14 133-62 182-5 5-5 6-5 7 0 2 2 3 4 3 4 0 39-26 62-75 19-43 24-85 24-117z"><text:p/></draw:path><draw:path draw:style-name="gr3" draw:text-style-name="P107" svg:width="0.088cm" svg:height="0.385cm" svg:x="2.619cm" svg:y="1.63cm" svg:viewBox="0 0 89 386" svg:d="M89 383c0-1 0-2-7-9-48-48-60-122-60-180 0-69 14-136 63-184 4-4 4-6 4-7 0-2-1-3-3-3-5 0-40 26-62 75-20 43-24 86-24 119 0 29 3 76 25 120 23 47 56 72 61 72 2 0 3-1 3-3z"><text:p/></draw:path><draw:path draw:style-name="gr3" draw:text-style-name="P107" svg:width="0.153cm" svg:height="0.256cm" svg:x="2.75cm" svg:y="1.664cm" svg:viewBox="0 0 154 257" svg:d="M30 228c13-13 27-27 40-40 61-53 84-74 84-112 0-45-34-76-81-76-44 0-73 36-73 70 0 22 20 22 21 22 6 0 20-5 20-20 0-10-7-20-21-20-4 0-4 0-5 0 9-26 30-40 52-40 35 0 52 32 52 64 0 31-19 60-41 85-24 27-49 55-74 82-4 5-4 6-4 14 47 0 96 0 143 0 3-22 8-45 11-67-3 0-7 0-10 0-1 12-4 29-8 36-3 2-28 2-37 2-23 0-46 0-69 0z"><text:p/></draw:path><draw:path draw:style-name="gr3" draw:text-style-name="P107" svg:width="0.209cm" svg:height="0.174cm" svg:x="2.935cm" svg:y="1.749cm" svg:viewBox="0 0 210 175" svg:d="M23 149c-1 5-3 14-3 16 0 7 5 10 11 10 4 0 12-3 14-11 2-10 6-19 8-29 3-11 5-23 9-34 2-9 4-17 5-26 2-7 6-18 6-19 5-12 26-47 62-47 18 0 21 14 21 26 0 24-19 74-25 90-3 9-3 15-3 18 0 19 13 32 31 32 37 0 51-56 51-59 0-4-3-4-4-4-5 0-5 1-7 7-8 26-20 48-40 48-6 0-8-4-8-13 0-10 3-19 6-27 8-21 24-63 24-85 0-27-16-42-45-42-34 0-52 25-59 34-2-22-19-34-36-34-18 0-26 15-29 22-7 13-12 36-12 37 0 5 4 5 5 5 4 0 4-1 7-9 7-27 14-46 28-46 7 0 12 4 12 17 0 8-1 13-7 32-8 30-14 61-22 91z"><text:p/></draw:path><draw:path draw:style-name="gr3" draw:text-style-name="P107" svg:width="0.256cm" svg:height="0.256cm" svg:x="3.264cm" svg:y="1.695cm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107" svg:width="0.127cm" svg:height="0.256cm" svg:x="3.662cm" svg:y="1.664cm" svg:viewBox="0 0 128 257" svg:d="M79 11c0-10 0-11-9-11-24 25-58 25-70 25 0 5 0 8 0 12 8 0 31 0 51-9 0 67 0 133 0 200 0 13-2 17-37 17-4 0-7 0-12 0 0 5 0 8 0 12 13-1 47-1 63-1 15 0 48 0 63 1 0-4 0-7 0-12-5 0-8 0-13 0-35 0-36-3-36-17 0-73 0-144 0-217z"><text:p/></draw:path><draw:path draw:style-name="gr3" draw:text-style-name="P107" svg:width="0.089cm" svg:height="0.385cm" svg:x="3.842cm" svg:y="1.63cm" svg:viewBox="0 0 90 386" svg:d="M90 194c0-31-4-77-25-121-23-48-57-73-61-73-2 0-4 1-4 3 0 1 0 3 8 9 37 39 59 100 59 182 0 66-14 133-62 182-5 5-5 6-5 7 0 2 2 3 4 3 4 0 39-26 62-75 20-43 24-85 24-117z"><text:p/></draw:path><draw:path draw:style-name="gr3" draw:text-style-name="P107" svg:width="0.04cm" svg:height="0.04cm" svg:x="4.09cm" svg:y="1.803cm" svg:viewBox="0 0 41 41" svg:d="M41 21c0-12-9-21-20-21s-21 9-21 21c0 11 10 20 21 20s20-9 20-20z"><text:p/></draw:path><draw:path draw:style-name="gr3" draw:text-style-name="P107" svg:width="0.208cm" svg:height="0.174cm" svg:x="4.261cm" svg:y="1.749cm" svg:viewBox="0 0 209 175" svg:d="M23 149c-1 5-4 14-4 16 0 7 5 10 12 10 4 0 11-3 14-11 2-10 4-19 7-29 3-11 5-23 8-34 3-9 5-17 7-26 1-7 4-18 6-19 5-12 25-47 62-47 18 0 21 14 21 26 0 24-19 74-25 90-3 9-5 15-5 18 0 19 15 32 32 32 37 0 51-56 51-59 0-4-3-4-4-4-4 0-4 1-6 7-8 26-21 48-40 48-6 0-8-4-8-13 0-10 3-19 6-27 8-21 23-63 23-85 0-27-16-42-44-42-35 0-54 25-60 34-2-22-18-34-35-34-18 0-26 15-30 22-6 13-11 36-11 37 0 5 3 5 4 5 5 0 5-1 7-9 7-27 14-46 29-46 7 0 12 4 12 17 0 8-1 13-7 32-8 30-14 61-22 91z"><text:p/></draw:path><draw:path draw:style-name="gr3" draw:text-style-name="P107" svg:width="0.256cm" svg:height="0.256cm" svg:x="4.589cm" svg:y="1.695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107" svg:width="0.16cm" svg:height="0.265cm" svg:x="4.971cm" svg:y="1.664cm" svg:viewBox="0 0 161 266" svg:d="M34 131c0-3 0-6 0-9 0-98 48-112 68-112 9 0 26 2 34 15-5 0-21 0-21 18 0 12 9 18 18 18 6 0 18-4 18-19 0-23-18-42-50-42-49 0-101 51-101 135 0 104 45 131 80 131 43 0 81-36 81-87 0-49-36-87-79-87-26 0-40 20-48 39zM80 255c-24 0-35-23-38-28-7-19-7-50-7-56 0-30 12-70 47-70 7 0 25 0 37 24 6 15 6 35 6 53 0 19 0 39-6 52-12 24-30 25-39 25z"><text:p/></draw:path><draw:path draw:style-name="gr3" draw:text-style-name="P107" svg:width="0.088cm" svg:height="0.385cm" svg:x="5.186cm" svg:y="1.63cm" svg:viewBox="0 0 89 386" svg:d="M89 383c0-1 0-2-7-9-48-48-60-122-60-180 0-69 14-136 62-184 5-4 5-6 5-7 0-2-1-3-3-3-5 0-40 26-62 75-20 43-24 86-24 119 0 29 3 76 25 120 23 47 56 72 61 72 2 0 3-1 3-3z"><text:p/></draw:path><draw:path draw:style-name="gr3" draw:text-style-name="P107" svg:width="0.208cm" svg:height="0.174cm" svg:x="5.31cm" svg:y="1.749cm" svg:viewBox="0 0 209 175" svg:d="M22 149c-1 5-3 14-3 16 0 7 5 10 11 10 5 0 12-3 14-11 1 0 5-19 8-29 3-11 5-23 8-34 3-9 5-17 7-26 1-7 4-18 4-19 7-12 27-47 64-47 17 0 21 14 21 26 0 24-20 74-25 90-3 9-5 15-5 18 0 19 14 32 32 32 37 0 51-56 51-59 0-4-3-4-4-4-5 0-5 1-6 7-8 26-21 48-40 48-6 0-9-4-9-13 0-10 3-19 7-27 7-21 23-63 23-85 0-27-16-42-44-42-35 0-54 25-60 34-2-22-19-34-36-34-19 0-25 15-29 22-6 13-11 36-11 37 0 5 3 5 4 5 4 0 5-1 7-9 7-27 14-46 27-46 8 0 13 4 13 17 0 8-2 13-6 32-8 30-15 61-23 91z"><text:p/></draw:path><draw:path draw:style-name="gr3" draw:text-style-name="P107" svg:width="0.256cm" svg:height="0.256cm" svg:x="5.637cm" svg:y="1.695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107" svg:width="0.127cm" svg:height="0.256cm" svg:x="6.037cm" svg:y="1.664cm" svg:viewBox="0 0 128 257" svg:d="M79 11c0-10 0-11-9-11-24 25-58 25-70 25 0 5 0 8 0 12 8 0 31 0 51-9 0 67 0 133 0 200 0 13-2 17-37 17-4 0-7 0-12 0 0 5 0 8 0 12 13-1 47-1 63-1 15 0 49 0 63 1 0-4 0-7 0-12-5 0-8 0-13 0-35 0-36-3-36-17 0-73 0-144 0-217z"><text:p/></draw:path><draw:path draw:style-name="gr3" draw:text-style-name="P107" svg:width="0.088cm" svg:height="0.385cm" svg:x="6.218cm" svg:y="1.63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107" svg:width="0.118cm" svg:height="0.178cm" svg:x="6.363cm" svg:y="1.603cm" svg:viewBox="0 0 119 179" svg:d="M119 130c-4 0-6 0-9 0-1 6-3 22-7 24-2 2-23 2-27 2-17 0-33 0-50 0 29-25 38-33 54-45 20-16 39-33 39-58 0-33-29-53-63-53s-56 23-56 48c0 14 11 15 14 15 7 0 15-5 15-15 0-4-3-14-17-14 9-19 28-25 40-25 27 0 40 22 40 44 0 23-16 42-25 52-22 20-43 42-65 63-2 3-2 4-2 11 37 0 74 0 111 0 2-16 6-33 8-49z"><text:p/></draw:path><draw:path draw:style-name="gr3" draw:text-style-name="P107" svg:width="5.137cm" svg:height="0.014cm" svg:x="1.382cm" svg:y="2.077cm" svg:viewBox="0 0 5138 15" svg:d="M2570 15c-857 0-1713 0-2570 0 0-5 0-9 0-15 1713 0 3425 0 5138 0 0 6 0 10 0 15-856 0-1713 0-2568 0z"><text:p/></draw:path><draw:path draw:style-name="gr3" draw:text-style-name="P107" svg:width="0.16cm" svg:height="0.265cm" svg:x="3.87cm" svg:y="2.189cm" svg:viewBox="0 0 161 266" svg:d="M35 131c0-3 0-7 0-10 0-97 47-111 67-111 10 0 26 2 34 15-5 0-21 0-21 18 0 12 9 18 18 18 7 0 18-4 18-19 0-23-17-42-50-42-49 0-101 50-101 135 0 104 45 131 80 131 43 0 81-36 81-88 0-48-35-86-77-86-27 0-41 20-49 39zM80 255c-24 0-35-23-37-28-8-19-8-50-8-56 0-31 13-70 47-70 7 0 25 0 37 24 6 15 6 35 6 53 0 19 0 38-6 52-11 23-29 25-39 25z"><text:p/></draw:path><draw:path draw:style-name="gr3" draw:text-style-name="P107" svg:width="0.256cm" svg:height="0.09cm" svg:x="0.949cm" svg:y="3.034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107" svg:width="0.089cm" svg:height="0.385cm" svg:x="1.42cm" svg:y="2.625cm" svg:viewBox="0 0 90 386" svg:d="M90 383c0-1 0-2-6-9-49-48-61-121-61-180 0-67 14-136 62-183 5-5 5-5 5-7 0-3-2-4-4-4-4 0-39 26-62 76-20 42-24 85-24 118 0 29 4 77 25 120 23 48 57 72 61 72 2 0 4-1 4-3z"><text:p/></draw:path><draw:path draw:style-name="gr3" draw:text-style-name="P107" svg:width="0.209cm" svg:height="0.174cm" svg:x="1.543cm" svg:y="2.746cm" svg:viewBox="0 0 210 175" svg:d="M23 149c-1 5-3 14-3 16 0 7 5 10 11 10 4 0 12-2 14-10 0-1 6-20 8-29 2-12 5-23 7-35 4-9 6-16 7-26 2-7 6-18 6-19 5-12 26-47 62-47 18 0 21 14 21 27 0 23-19 73-25 89-3 10-3 15-3 19 0 18 13 31 31 31 37 0 51-56 51-59 0-4-3-4-4-4-5 0-5 1-7 7-8 26-20 48-40 48-6 0-8-4-8-13 0-10 3-19 6-27 8-20 24-63 24-85 0-27-16-42-45-42-34 0-54 25-60 34-1-22-18-34-35-34-18 0-26 15-29 22-7 13-12 36-12 37 0 5 3 4 4 5 5 0 5 0 7-9 7-27 14-46 29-46 7 0 12 5 12 17 0 9-1 13-7 33-8 30-14 60-22 90z"><text:p/></draw:path><draw:path draw:style-name="gr3" draw:text-style-name="P107" svg:width="0.255cm" svg:height="0.256cm" svg:x="1.872cm" svg:y="2.69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2.271cm" svg:y="2.658cm" svg:viewBox="0 0 128 257" svg:d="M79 10c0-10 0-10-9-10-24 24-58 24-70 24 0 5 0 8 0 12 8 0 30 0 51-10 0 68 0 134 0 201 0 13-2 18-37 18-4 0-7 0-12 0 0 5 0 8 0 12 13-1 47-1 63-1 15 0 48 0 63 1 0-4 0-7 0-12-5 0-9 0-14 0-34 0-35-4-35-18 0-73 0-144 0-217z"><text:p/></draw:path><draw:path draw:style-name="gr3" draw:text-style-name="P107" svg:width="0.089cm" svg:height="0.385cm" svg:x="2.452cm" svg:y="2.625cm" svg:viewBox="0 0 90 386" svg:d="M90 194c0-31-4-77-25-121-24-48-57-73-61-73-2 0-4 1-4 4 0 2 0 2 8 9 37 38 59 99 59 181 0 66-14 134-62 182-5 5-5 6-5 7 0 2 2 3 4 3 4 0 39-25 62-75 19-43 24-85 24-117z"><text:p/></draw:path><draw:path draw:style-name="gr3" draw:text-style-name="P107" svg:width="0.088cm" svg:height="0.385cm" svg:x="2.619cm" svg:y="2.625cm" svg:viewBox="0 0 89 386" svg:d="M89 383c0-1 0-2-7-9-48-48-60-121-60-180 0-67 14-136 63-183 4-5 4-5 4-7 0-3-1-4-3-4-5 0-40 26-62 76-20 42-24 85-24 118 0 29 3 77 25 120 23 48 56 72 61 72 2 0 3-1 3-3z"><text:p/></draw:path><draw:path draw:style-name="gr3" draw:text-style-name="P107" svg:width="0.153cm" svg:height="0.256cm" svg:x="2.75cm" svg:y="2.658cm" svg:viewBox="0 0 154 257" svg:d="M30 228c13-13 27-28 40-41 61-53 84-74 84-112 0-44-34-75-81-75-44 0-73 35-73 69 0 22 20 22 21 22 6 0 20-4 20-21 0-9-7-19-21-19-4 0-4 0-5 0 9-26 30-40 52-40 35 0 52 32 52 64 0 31-19 61-41 85-24 27-49 56-74 83-4 3-4 5-4 14 47 0 96 0 143 0 3-23 8-45 11-68-3 0-7 0-10 0-1 12-4 29-8 35-3 4-28 4-37 4-23 0-46 0-69 0z"><text:p/></draw:path><draw:path draw:style-name="gr3" draw:text-style-name="P107" svg:width="0.209cm" svg:height="0.174cm" svg:x="2.935cm" svg:y="2.746cm" svg:viewBox="0 0 210 175" svg:d="M23 149c-1 5-3 14-3 16 0 7 5 10 11 10 4 0 12-2 14-10 0-1 6-20 8-29 3-12 5-23 9-35 2-9 4-16 5-26 2-7 6-18 6-19 5-12 26-47 62-47 18 0 21 14 21 27 0 23-19 73-25 89-3 10-3 15-3 19 0 18 13 31 31 31 37 0 51-56 51-59 0-4-3-4-4-4-5 0-5 1-7 7-8 26-20 48-40 48-6 0-8-4-8-13 0-10 3-19 6-27 8-20 24-63 24-85 0-27-16-42-45-42-34 0-52 25-59 34-2-22-19-34-36-34-18 0-26 15-29 22-7 13-12 36-12 37 0 5 4 5 5 5 4 0 4 0 7-9 7-27 14-46 28-46 7 0 12 5 12 17 0 9-1 13-7 33-8 30-14 60-22 90z"><text:p/></draw:path><draw:path draw:style-name="gr3" draw:text-style-name="P107" svg:width="0.118cm" svg:height="0.178cm" svg:x="3.173cm" svg:y="2.595cm" svg:viewBox="0 0 119 179" svg:d="M119 130c-4 0-6 0-9 0-1 6-3 22-7 25-2 1-23 1-27 1-17 0-33 0-50 0 29-25 38-33 54-45 20-16 39-33 39-58 0-33-29-53-63-53s-56 23-56 48c0 14 11 16 14 16 7 0 15-6 15-14 0-6-3-15-17-15 9-20 26-25 40-25 27 0 40 21 40 43 0 23-16 42-25 52-22 22-43 42-65 64-2 3-2 3-2 10 37 0 74 0 111 0 2-16 6-33 8-49z"><text:p/></draw:path><draw:path draw:style-name="gr3" draw:text-style-name="P107" svg:width="0.256cm" svg:height="0.256cm" svg:x="3.435cm" svg:y="2.69cm" svg:viewBox="0 0 257 257" svg:d="M137 136c37 0 72 0 108 0 5 0 12 0 12-7 0-8-7-8-12-8-36 0-71 0-108 0 0-36 0-73 0-109 0-5-1-12-8-12-9 0-8 7-8 12 0 36 0 73 0 109-36 0-72 0-108 0-5 0-13 0-13 8 0 7 8 7 13 7 36 0 72 0 108 0 0 37 0 72 0 108 0 6-1 13 8 13 7 0 8-7 8-13 0-36 0-71 0-108z"><text:p/></draw:path><draw:path draw:style-name="gr3" draw:text-style-name="P107" svg:width="0.209cm" svg:height="0.174cm" svg:x="3.811cm" svg:y="2.746cm" svg:viewBox="0 0 210 175" svg:d="M23 149c-1 5-3 14-3 16 0 7 5 10 11 10 4 0 12-2 14-10 0-1 6-20 8-29 3-12 5-23 9-35 2-9 4-16 6-26 1-7 5-18 5-19 5-12 26-47 62-47 18 0 21 14 21 27 0 23-19 73-25 89-3 10-3 15-3 19 0 18 13 31 31 31 37 0 51-56 51-59 0-4-3-4-4-4-5 0-5 1-7 7-8 26-20 48-40 48-5 0-8-4-8-13 0-10 3-19 6-27 8-20 24-63 24-85 0-27-16-42-45-42-34 0-52 25-59 34-2-22-19-34-36-34-18 0-26 15-29 22-7 13-12 36-12 37 0 5 4 5 5 5 4 0 4 0 7-9 7-27 14-46 28-46 7 0 12 5 12 17 0 9-1 13-7 33-8 30-14 60-22 90z"><text:p/></draw:path><draw:path draw:style-name="gr3" draw:text-style-name="P107" svg:width="0.256cm" svg:height="0.256cm" svg:x="4.14cm" svg:y="2.69cm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107" svg:width="0.16cm" svg:height="0.264cm" svg:x="4.521cm" svg:y="2.658cm" svg:viewBox="0 0 161 265" svg:d="M35 130c0-3 0-6 0-9 0-98 49-112 67-112 10 0 27 2 34 15-5 0-21 0-21 18 0 12 9 17 18 17 7 0 18-3 18-17 0-24-17-42-49-42-49 0-102 50-102 135 0 103 45 130 81 130 43 0 80-36 80-87 0-49-35-86-77-86-27 0-41 19-49 38zM81 254c-24 0-36-23-38-28-7-18-7-49-7-57 0-29 12-68 48-68 5 0 23 0 35 23 7 15 7 34 7 54 0 18 0 38-6 52-12 23-30 24-39 24z"><text:p/></draw:path><draw:path draw:style-name="gr3" draw:text-style-name="P107" svg:width="0.209cm" svg:height="0.174cm" svg:x="4.709cm" svg:y="2.746cm" svg:viewBox="0 0 210 175" svg:d="M23 149c-1 5-3 14-3 16 0 7 5 10 11 10 4 0 12-2 14-10 1-1 6-20 8-29 3-12 5-23 9-35 2-9 4-16 6-26 1-7 5-18 5-19 5-12 26-47 62-47 18 0 21 14 21 27 0 23-19 73-24 89-4 10-4 15-4 19 0 18 13 31 31 31 37 0 51-56 51-59 0-4-3-4-4-4-5 0-5 1-7 7-8 26-20 48-38 48-7 0-10-4-10-13 0-10 3-19 6-27 8-20 24-63 24-85 0-27-16-42-45-42-34 0-52 25-59 34-2-22-19-34-36-34-19 0-25 15-29 22-7 13-12 36-12 37 0 5 4 5 5 5 4 0 5 0 7-9 7-27 14-46 28-46 7 0 12 5 12 17 0 9-1 13-6 33-8 30-15 60-23 90z"><text:p/></draw:path><draw:path draw:style-name="gr3" draw:text-style-name="P107" svg:width="0.256cm" svg:height="0.256cm" svg:x="5.038cm" svg:y="2.69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107" svg:width="0.16cm" svg:height="0.264cm" svg:x="5.419cm" svg:y="2.658cm" svg:viewBox="0 0 161 265" svg:d="M35 130c0-3 0-6 0-9 0-98 49-112 68-112 9 0 26 2 33 15-5 0-21 0-21 18 0 12 10 17 18 17 7 0 18-3 18-17 0-24-17-42-49-42-49 0-102 50-102 135 0 103 45 130 81 130 43 0 80-36 80-87 0-49-35-86-77-86-27 0-41 19-49 38zM81 254c-24 0-36-23-38-28-7-18-7-49-7-57 0-29 12-68 48-68 5 0 23 0 35 23 7 15 7 34 7 54 0 18 0 38-6 52-12 23-30 24-39 24z"><text:p/></draw:path><draw:path draw:style-name="gr3" draw:text-style-name="P107" svg:width="0.089cm" svg:height="0.385cm" svg:x="5.618cm" svg:y="2.625cm" svg:viewBox="0 0 90 386" svg:d="M90 194c0-31-4-77-25-121-23-48-57-73-61-73-2 0-4 1-4 4 0 2 0 2 8 9 37 38 60 99 60 181 0 66-14 134-63 182-5 5-5 6-5 7 0 2 2 3 4 3 4 0 39-25 62-75 20-43 24-85 24-117z"><text:p/></draw:path><draw:path draw:style-name="gr3" draw:text-style-name="P107" svg:width="4.364cm" svg:height="0.014cm" svg:x="1.382cm" svg:y="3.071cm" svg:viewBox="0 0 4365 15" svg:d="M2183 15c-728 0-1455 0-2183 0 0-5 0-9 0-15 1455 0 2911 0 4365 0 0 6 0 10 0 15-727 0-1454 0-2182 0z"><text:p/></draw:path><draw:path draw:style-name="gr3" draw:text-style-name="P107" svg:width="0.158cm" svg:height="0.265cm" svg:x="3.484cm" svg:y="3.184cm" svg:viewBox="0 0 159 266" svg:d="M34 131c0-3 0-6 0-9 0-98 48-112 68-112 9 0 26 2 34 15-6 0-22 0-22 18 0 12 10 18 18 18 7 0 19-4 19-19 0-23-18-42-50-42-49 0-101 51-101 135 0 104 44 131 80 131 43 0 79-36 79-87 0-49-34-87-77-87-26 0-40 20-48 39zM80 255c-24 0-36-23-38-28-7-19-7-50-7-56 0-31 12-70 47-70 6 0 25 0 36 24 7 15 7 35 7 53 0 19 0 39-6 52-12 23-30 25-39 25z"><text:p/></draw:path><draw:path draw:style-name="gr3" draw:text-style-name="P107" svg:width="0.256cm" svg:height="0.089cm" svg:x="0.949cm" svg:y="4.00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089cm" svg:height="0.385cm" svg:x="1.42cm" svg:y="3.598cm" svg:viewBox="0 0 90 386" svg:d="M90 383c0-1 0-2-6-9-49-48-61-122-61-180 0-69 14-136 62-184 5-4 5-6 5-7 0-2-2-3-4-3-4 0-39 26-62 75-20 43-24 86-24 119 0 29 4 76 25 120 23 47 57 72 61 72 2 0 4-1 4-3z"><text:p/></draw:path><draw:path draw:style-name="gr3" draw:text-style-name="P107" svg:width="0.209cm" svg:height="0.174cm" svg:x="1.543cm" svg:y="3.715cm" svg:viewBox="0 0 210 175" svg:d="M23 149c-1 5-3 14-3 16 0 7 5 10 11 10 4 0 12-3 14-11 2-10 6-19 8-29 2-11 5-23 7-34 4-9 6-17 7-26 2-7 6-18 6-19 5-12 26-47 62-47 18 0 21 14 21 26 0 24-19 74-25 90-3 9-3 15-3 18 0 19 13 32 31 32 37 0 51-56 51-59 0-4-3-4-4-4-5 0-5 1-7 7-8 26-20 47-40 47-6 0-8-3-8-12 0-10 3-19 6-27 8-21 24-63 24-85 0-27-16-42-45-42-34 0-54 25-60 34-1-22-18-34-35-34-18 0-26 15-29 22-7 13-12 36-12 37 0 5 3 4 4 5 5 0 5-1 7-9 7-27 14-46 29-46 7 0 12 4 12 17 0 8-1 13-7 32-8 30-14 61-22 91z"><text:p/></draw:path><draw:path draw:style-name="gr3" draw:text-style-name="P107" svg:width="0.255cm" svg:height="0.256cm" svg:x="1.872cm" svg:y="3.661cm" svg:viewBox="0 0 256 257" svg:d="M136 136c37 0 72 0 108 0 6 0 12 0 12-7 0-9-6-9-12-9-36 0-71 0-108 0 0-36 0-72 0-108 0-5 0-12-7-12-8 0-8 7-8 12 0 36 0 72 0 108-36 0-73 0-109 0-5 0-12 0-12 9 0 7 7 7 12 7 36 0 73 0 109 0 0 37 0 72 0 108 0 6 0 13 8 13 7 0 7-7 7-13 0-36 0-71 0-108z"><text:p/></draw:path><draw:path draw:style-name="gr3" draw:text-style-name="P107" svg:width="0.127cm" svg:height="0.256cm" svg:x="2.271cm" svg:y="3.63cm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3" draw:text-style-name="P107" svg:width="0.089cm" svg:height="0.385cm" svg:x="2.452cm" svg:y="3.598cm" svg:viewBox="0 0 90 386" svg:d="M90 194c0-31-4-77-25-121-24-48-57-73-61-73-2 0-4 1-4 3 0 1 0 3 8 9 37 39 59 100 59 182 0 66-14 133-62 182-5 5-5 6-5 7 0 2 2 3 4 3 4 0 39-26 62-75 19-43 24-85 24-117z"><text:p/></draw:path><draw:path draw:style-name="gr3" draw:text-style-name="P107" svg:width="0.088cm" svg:height="0.385cm" svg:x="2.619cm" svg:y="3.598cm" svg:viewBox="0 0 89 386" svg:d="M89 383c0-1 0-2-7-9-48-48-60-122-60-180 0-69 14-136 63-184 4-4 4-6 4-7 0-2-1-3-3-3-5 0-40 26-62 75-20 43-24 86-24 119 0 29 3 76 25 120 23 47 56 72 61 72 2 0 3-1 3-3z"><text:p/></draw:path><draw:path draw:style-name="gr3" draw:text-style-name="P107" svg:width="0.208cm" svg:height="0.174cm" svg:x="2.742cm" svg:y="3.715cm" svg:viewBox="0 0 209 175" svg:d="M22 149c-1 5-3 14-3 16 0 7 5 10 11 10 5 0 12-3 14-11 1 0 5-19 8-29 3-11 5-23 8-34 3-9 5-17 7-26 1-7 4-18 4-19 7-12 27-47 64-47 17 0 21 14 21 26 0 24-20 74-25 90-3 9-5 15-5 18 0 19 15 32 32 32 37 0 51-56 51-59 0-4-3-4-4-4-5 0-5 1-6 7-8 26-21 47-40 47-6 0-9-3-9-12 0-10 4-19 7-27 7-21 23-63 23-85 0-27-16-42-44-42-35 0-54 25-60 34-2-22-18-34-35-34-19 0-26 15-30 22-6 13-11 36-11 37 0 5 3 5 4 5 4 0 5-1 7-9 7-27 14-46 27-46 9 0 13 4 13 17 0 8-2 13-6 32-8 30-15 61-23 91z"><text:p/></draw:path><draw:path draw:style-name="gr3" draw:text-style-name="P107" svg:width="0.256cm" svg:height="0.256cm" svg:x="3.07cm" svg:y="3.661cm" svg:viewBox="0 0 257 257" svg:d="M136 136c37 0 72 0 108 0 6 0 13 0 13-7 0-9-7-9-13-9-36 0-71 0-108 0 0-36 0-72 0-108 0-5 0-12-7-12-8 0-8 7-8 12 0 36 0 72 0 108-36 0-72 0-108 0-5 0-13 0-13 9 0 7 8 7 13 7 36 0 72 0 108 0 0 37 0 72 0 108 0 6 0 13 8 13 7 0 7-7 7-13 0-36 0-71 0-108z"><text:p/></draw:path><draw:path draw:style-name="gr3" draw:text-style-name="P107" svg:width="0.154cm" svg:height="0.256cm" svg:x="3.453cm" svg:y="3.63cm" svg:viewBox="0 0 155 257" svg:d="M30 228c14-13 27-27 41-40 61-53 84-74 84-112 0-45-35-76-82-76-44 0-73 36-73 70 0 22 20 22 21 22 6 0 20-5 20-20 0-10-7-20-20-20-3 0-5 0-6 0 9-26 30-40 53-40 35 0 52 32 52 64 0 31-20 60-41 85-25 27-49 55-75 82-4 5-4 6-4 14 48 0 96 0 144 0 3-22 8-45 11-67-3 0-7 0-10 0-2 12-4 29-9 34-2 4-28 4-36 4-23 0-47 0-70 0z"><text:p/></draw:path><draw:path draw:style-name="gr3" draw:text-style-name="P107" svg:width="0.088cm" svg:height="0.385cm" svg:x="3.65cm" svg:y="3.598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107" svg:width="0.089cm" svg:height="0.385cm" svg:x="3.816cm" svg:y="3.598cm" svg:viewBox="0 0 90 386" svg:d="M90 383c0-1 0-2-6-9-49-48-62-122-62-180 0-69 15-136 63-184 5-4 5-6 5-7 0-2-2-3-4-3-5 0-39 26-62 75-20 43-24 86-24 119 0 29 4 76 25 120 23 47 56 72 61 72 2 0 4-1 4-3z"><text:p/></draw:path><draw:path draw:style-name="gr3" draw:text-style-name="P107" svg:width="0.154cm" svg:height="0.256cm" svg:x="3.947cm" svg:y="3.63cm" svg:viewBox="0 0 155 257" svg:d="M30 228c14-13 27-27 41-40 61-53 84-74 84-112 0-45-35-76-82-76-44 0-73 36-73 70 0 22 20 22 21 22 6 0 20-5 20-20 0-10-7-20-20-20-3 0-5 0-6 0 9-26 30-40 53-40 35 0 52 32 52 64 0 31-20 60-41 85-25 27-49 55-75 82-4 5-4 6-4 14 48 0 96 0 144 0 3-22 8-45 11-67-3 0-7 0-10 0-2 12-4 29-9 34-2 4-28 4-36 4-23 0-47 0-70 0z"><text:p/></draw:path><draw:path draw:style-name="gr3" draw:text-style-name="P107" svg:width="0.208cm" svg:height="0.174cm" svg:x="4.133cm" svg:y="3.715cm" svg:viewBox="0 0 209 175" svg:d="M22 149c-1 5-3 14-3 16 0 7 5 10 11 10 5 0 12-3 14-11 1 0 5-19 8-29 3-11 5-23 8-34 3-9 5-17 7-26 1-7 4-18 4-19 7-12 27-47 64-47 18 0 21 14 21 26 0 24-20 74-25 90-3 9-5 15-5 18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1-23 91z"><text:p/></draw:path><draw:path draw:style-name="gr3" draw:text-style-name="P107" svg:width="0.256cm" svg:height="0.256cm" svg:x="4.46cm" svg:y="3.661cm" svg:viewBox="0 0 257 257" svg:d="M136 136c37 0 72 0 108 0 6 0 13 0 13-7 0-9-7-9-13-9-36 0-71 0-108 0 0-36 0-72 0-108 0-5 0-12-7-12-8 0-8 7-8 12 0 36 0 72 0 108-36 0-72 0-108 0-5 0-13 0-13 9 0 7 8 7 13 7 36 0 72 0 108 0 0 37 0 72 0 108 0 6 0 13 8 13 7 0 7-7 7-13 0-36 0-71 0-108z"><text:p/></draw:path><draw:path draw:style-name="gr3" draw:text-style-name="P107" svg:width="0.16cm" svg:height="0.265cm" svg:x="4.842cm" svg:y="3.63cm" svg:viewBox="0 0 161 266" svg:d="M96 122c32-11 54-37 54-68 0-32-35-54-72-54-38 0-68 23-68 53 0 13 9 20 20 20 12 0 19-8 19-20 0-19-18-19-24-19 12-19 38-24 52-24 15 0 37 9 37 43 0 5-1 27-11 45-12 18-25 19-34 20-3 0-13 1-15 1-3 0-6 1-6 4 0 5 3 5 9 5s12 0 18 0c31 0 45 26 45 63 0 53-27 64-43 64-18 0-46-6-59-28 13 1 25-7 25-22 0-14-10-21-22-21-9 0-21 4-21 22 0 35 35 60 78 60 47 0 83-35 83-75 0-31-26-61-65-69z"><text:p/></draw:path><draw:path draw:style-name="gr3" draw:text-style-name="P107" svg:width="0.088cm" svg:height="0.385cm" svg:x="5.041cm" svg:y="3.598cm" svg:viewBox="0 0 89 386" svg:d="M89 194c0-31-4-77-25-121-23-48-56-73-61-73-2 0-3 1-3 3 0 1 0 3 7 9 38 39 60 100 60 182 0 66-14 133-63 182-4 5-4 6-4 7 0 2 1 3 3 3 5 0 39-26 62-75 20-43 24-85 24-117z"><text:p/></draw:path><draw:path draw:style-name="gr3" draw:text-style-name="P107" svg:width="3.786cm" svg:height="0.014cm" svg:x="1.382cm" svg:y="4.043cm" svg:viewBox="0 0 3787 15" svg:d="M1894 15c-631 0-1263 0-1894 0 0-5 0-9 0-15 1263 0 2526 0 3787 0 0 6 0 10 0 15-630 0-1261 0-1893 0z"><text:p/></draw:path><draw:path draw:style-name="gr3" draw:text-style-name="P107" svg:width="0.16cm" svg:height="0.265cm" svg:x="3.195cm" svg:y="4.155cm" svg:viewBox="0 0 161 266" svg:d="M35 131c0-3 0-7 0-10 0-98 47-111 67-111 10 0 27 2 34 15-5 0-21 0-21 18 0 12 9 18 18 18 7 0 18-4 18-19 0-23-17-42-49-42-49 0-102 50-102 135 0 104 45 131 81 131 43 0 80-36 80-88 0-48-35-86-77-86-27 0-41 20-49 39zM81 255c-24 0-36-23-38-28-7-19-7-50-7-56 0-31 12-70 46-70 7 0 25 0 37 24 6 15 6 35 6 53 0 19 0 38-6 52-11 23-29 25-38 25z"><text:p/></draw:path></draw:g></text:p>
            </text:list-item>
          </text:list>
        </text:list-item>
        <text:list-item>
          <text:p text:style-name="P43"><text:span text:style-name="T1">מש"ל</text:span> <draw:g text:anchor-type="as-char" svg:y="-0.265cm" draw:z-index="88" draw:name="Shape23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ג)</text:h>
      <text:list text:style-name="L5">
        <text:list-item>
          <text:p text:style-name="P44">צ.ל.:</text:p>
          <text:p text:style-name="P14"><draw:g text:anchor-type="as-char" svg:y="-1.034cm" draw:z-index="130" draw:name="Shape24" draw:style-name="gr1"><svg:title>TexMaths</svg:title><svg:desc>11§latex§\begin{gather*}
  S_n := \sum_{k = 0=1}^{n} \frac{1}{k(k + 1)} \\
  \forall n \in \mathbb{N}. n \ge 1 \rightarrow S_n = 1 - \frac{1}{n + 1}
\end{gather*}§svg§600§FALSE§</svg:desc><draw:path draw:style-name="gr2" draw:text-style-name="P106" svg:width="5.38cm" svg:height="2.027cm" svg:x="0.021cm" svg:y="0.018cm" svg:viewBox="0 0 5381 2028" svg:d="M2691 2028c-898 0-1794 0-2691 0 0-676 0-1352 0-2028 1793 0 3588 0 5381 0 0 676 0 1352 0 2028-896 0-1793 0-2690 0z"><text:p/></draw:path><draw:path draw:style-name="gr3" draw:text-style-name="P107" svg:width="0.228cm" svg:height="0.28cm" svg:x="0.968cm" svg:y="0.33cm" svg:viewBox="0 0 229 281" svg:d="M229 4c0-1-1-4-5-4-1 0-2 0-6 6-7 7-12 14-19 22-10-18-30-28-55-28-49 0-96 44-96 91 0 31 21 50 41 55 13 4 28 8 41 11 14 4 36 9 36 41 0 35-32 72-70 72-24 0-67-9-67-58 0-8 2-18 2-21 0-1 1-1 1-2 0-4-4-4-6-4s-2 0-3 1c-2 2-23 90-23 91 0 3 2 4 4 4s3 0 7-6c7-8 12-14 19-22 16 22 43 28 66 28 51 0 98-51 98-99 0-27-14-40-19-46-9-8-15-9-50-19-8-3-22-6-26-7-10-3-23-14-23-35 0-31 31-64 67-64 33 0 56 17 56 59 0 14-1 20-1 22 1 2 0 5 4 5s5-2 6-9c7-27 14-56 21-84z"><text:p/></draw:path><draw:path draw:style-name="gr3" draw:text-style-name="P107" svg:width="0.164cm" svg:height="0.121cm" svg:x="1.198cm" svg:y="0.541cm" svg:viewBox="0 0 165 122" svg:d="M20 102c-1 4-2 10-2 11 0 6 4 9 8 9 5 0 8-3 10-6 3-4 5-11 6-17 1-4 4-18 5-24 3-6 4-12 5-18 3-12 4-13 12-25 8-10 20-24 41-24 15 0 15 13 15 18 0 17-11 47-15 58-4 7-5 11-5 15 0 14 12 23 25 23 28 0 40-37 40-42 0-3-3-3-4-3-5 0-5 1-6 4-5 22-17 33-28 33-6 0-7-4-7-9 0-6 1-10 7-22 3-8 14-37 14-52 0-27-21-31-35-31-23 0-38 13-47 24-2-18-17-24-28-24-12 0-18 9-22 14-6 10-9 26-9 28 0 3 3 3 4 3 4 0 4-1 6-9 4-15 9-28 20-28 6 0 9 5 9 13 0 5-4 14-5 22-2 8-4 19-5 24-4 12-6 23-9 35z"><text:p/></draw:path><draw:path draw:style-name="gr3" draw:text-style-name="P107" svg:width="0.04cm" svg:height="0.166cm" svg:x="1.536cm" svg:y="0.435cm" svg:viewBox="0 0 41 167" svg:d="M41 21c0-11-9-21-20-21-12 0-21 10-21 21s9 21 21 21c11 0 20-10 20-21zM41 146c0-11-9-21-20-21-12 0-21 10-21 21s9 21 21 21c11 0 20-10 20-21z"><text:p/></draw:path><draw:path draw:style-name="gr3" draw:text-style-name="P107" svg:width="0.256cm" svg:height="0.089cm" svg:x="1.632cm" svg:y="0.45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64cm" svg:height="0.121cm" svg:x="2.413cm" svg:y="0cm" svg:viewBox="0 0 165 122" svg:d="M20 102c-1 4-2 10-2 11 0 7 4 9 8 9 5 0 8-3 10-5 1-4 5-11 6-18 1-4 4-18 5-24 3-6 4-11 6-18 2-11 3-13 11-24s20-25 41-25c15 0 15 14 15 18 0 17-11 47-15 59-4 7-5 10-5 14 0 14 12 23 25 23 28 0 40-37 40-42 0-3-3-3-4-3-5 0-5 2-6 4-5 22-17 33-28 33-6 0-7-3-7-8 0-7 1-10 7-22 3-9 14-38 14-53 0-27-21-31-35-31-23 0-38 14-47 25-2-18-17-25-28-25-12 0-18 9-22 14-6 11-9 27-9 28 0 3 3 3 4 3 4 0 4-1 6-8 4-16 9-29 20-29 6 0 9 6 9 13 0 5-4 15-5 23-2 7-4 18-5 24-4 11-6 23-9 34z"><text:p/></draw:path><draw:path draw:style-name="gr3" draw:text-style-name="P107" svg:width="0.513cm" svg:height="0.54cm" svg:x="2.238cm" svg:y="0.235cm" svg:viewBox="0 0 514 541" svg:d="M468 541c15-41 30-83 46-124-3 0-6 0-9 0-15 41-56 67-101 78-8 2-46 12-120 12-78 0-155 0-233 0 66-77 131-154 197-231 2-2 3-3 3-5 0-1 0-2-2-6-61-82-120-164-181-246 71 0 141 0 211 0 53 0 88 5 92 5 21 4 54 10 85 30 9 5 36 23 49 55 3 0 6 0 9 0-16-36-31-73-46-109-152 0-305 0-457 0-10 0-10 0-11 2 0 2 0 9 0 13 68 94 136 186 205 280-67 78-133 156-201 235-4 5-3 5-4 7 0 4 3 4 11 4 152 0 305 0 457 0z"><text:p/></draw:path><draw:path draw:style-name="gr3" draw:text-style-name="P107" svg:width="0.132cm" svg:height="0.189cm" svg:x="2.039cm" svg:y="0.877cm" svg:viewBox="0 0 133 190" svg:d="M64 8c1-1 1-4 1-5s-1-3-4-3c-6 0-28 1-35 2-2 0-5 0-5 7 0 3 3 3 7 3 13 0 13 2 13 5 0 1-1 3-1 5-14 51-26 102-39 153-1 5-1 5-1 7 0 3 3 8 9 8 8 0 11-5 13-12 0-1 12-48 13-51 19 1 34 7 34 22 0 1 0 2 0 5-1 3-1 6-1 8 0 20 16 28 29 28 25 0 23-27 34-41 0-4-3-4-4-4-5 0-5 1-6 7-3 11-11 31-24 31-7 0-9-7-9-15 0-4 0-5 1-12 0-1 1-5 1-9 0-24-32-27-43-28 8-5 18-13 22-18 15-13 28-25 43-25 4 0 7 0 9 3-12 2-14 11-14 16s4 10 11 10c6 0 15-7 15-18 0-9-6-19-21-19s-29 11-43 23c-12 11-21 20-32 25 9-37 18-72 27-108z"><text:p/></draw:path><draw:path draw:style-name="gr3" draw:text-style-name="P107" svg:width="0.198cm" svg:height="0.073cm" svg:x="2.208cm" svg:y="0.96cm" svg:viewBox="0 0 199 74" svg:d="M189 14c4 0 10 0 10-7s-6-7-10-7c-59 0-120 0-179 0-3 0-10 0-10 7s7 7 10 7c59 0 120 0 179 0zM189 74c4 0 10 0 10-7 0-6-6-6-10-6-59 0-120 0-179 0-3 0-10 0-10 6 0 7 7 7 10 7 59 0 120 0 179 0z"><text:p/></draw:path><draw:path draw:style-name="gr3" draw:text-style-name="P107" svg:width="0.124cm" svg:height="0.184cm" svg:x="2.44cm" svg:y="0.884cm" svg:viewBox="0 0 125 185" svg:d="M125 94c0-30-3-52-15-71-9-12-25-23-47-23-63 0-63 74-63 94 0 18 0 91 63 91 62 0 62-73 62-91zM63 177c-12 0-29-6-34-30-4-15-4-37-4-57s0-40 4-56c5-21 23-26 34-26 15 0 28 9 34 24 4 14 4 34 4 58 0 20 0 40-3 56-6 26-24 31-35 31z"><text:p/></draw:path><draw:path draw:style-name="gr3" draw:text-style-name="P107" svg:width="0.198cm" svg:height="0.073cm" svg:x="2.6cm" svg:y="0.96cm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107" svg:width="0.098cm" svg:height="0.178cm" svg:x="2.846cm" svg:y="0.884cm" svg:viewBox="0 0 99 179" svg:d="M62 8c0-8-1-8-9-8-18 17-42 18-53 18 0 3 0 5 0 8 7 0 24 0 40-6 0 46 0 91 0 137 0 9 0 12-28 12-3 0-6 0-10 0 0 4 0 7 0 10 5 0 38-1 49-1 7 0 41 1 48 1 0-3 0-6 0-10-3 0-8 0-11 0-26 0-26-3-26-12 0-49 0-100 0-149z"><text:p/></draw:path><draw:path draw:style-name="gr3" draw:text-style-name="P107" svg:width="0.127cm" svg:height="0.257cm" svg:x="3.717cm" svg:y="0.083cm" svg:viewBox="0 0 128 258" svg:d="M79 10c0-9 0-10-9-10-24 25-58 25-70 25 0 5 0 8 0 12 8 0 30 0 51-11 0 68 0 134 0 201 0 14-1 18-37 18-4 0-7 0-12 0 0 5 0 8 0 13 13-2 48-2 63-2s48 0 63 2c0-5 0-8 0-13-5 0-9 0-14 0-34 0-35-4-35-18 0-73 0-144 0-217z"><text:p/></draw:path><draw:path draw:style-name="gr3" draw:text-style-name="P107" svg:width="1.393cm" svg:height="0.014cm" svg:x="3.082cm" svg:y="0.496cm" svg:viewBox="0 0 1394 15" svg:d="M696 15c-232 0-464 0-696 0 0-5 0-9 0-15 464 0 929 0 1394 0 0 6 0 10 0 15-233 0-465 0-698 0z"><text:p/></draw:path><draw:path draw:style-name="gr3" draw:text-style-name="P107" svg:width="0.175cm" svg:height="0.271cm" svg:x="3.103cm" svg:y="0.599cm" svg:viewBox="0 0 176 272" svg:d="M90 4c0-1 0-4-5-4-9 0-37 3-48 3-2 1-6 1-6 8 0 6 3 6 9 6 18 0 19 2 19 6 0 2-1 6-1 8-18 74-37 148-56 222-2 6-2 7-2 9 0 9 8 10 12 10 5 0 10-3 12-8 2-3 20-75 22-85 13 1 45 8 45 33 0 3 0 5-1 8-1 6-2 10-2 14 0 22 17 38 36 38 11 0 22-6 31-20 9-18 13-39 13-40 0-3-3-3-4-3-4 0-4 1-6 7-7 28-16 48-34 48-6 0-12-4-12-19 0-6 2-15 4-21 1-6 1-8 1-12 0-25-25-36-58-40 13-8 26-20 35-29 18-21 36-37 55-37 2 0 2 0 3 0 4 1 5 1 8 3 1 1 1 1 2 2-19 1-22 16-22 21 0 6 4 13 14 13s22-9 22-24c0-11-10-24-26-24-11 0-29 3-58 34-13 15-27 31-42 36 13-54 27-109 40-163z"><text:p/></draw:path><draw:path draw:style-name="gr3" draw:text-style-name="P107" svg:width="0.088cm" svg:height="0.385cm" svg:x="3.334cm" svg:y="0.577cm" svg:viewBox="0 0 89 386" svg:d="M89 383c0-1 0-2-6-9-49-48-61-121-61-180 0-67 15-135 63-183 4-5 4-5 4-7 0-3-1-4-3-4-5 0-39 26-62 76-20 42-24 85-24 118 0 29 4 77 25 120 23 48 56 72 61 72 2 0 3-1 3-3z"><text:p/></draw:path><draw:path draw:style-name="gr3" draw:text-style-name="P107" svg:width="0.174cm" svg:height="0.271cm" svg:x="3.467cm" svg:y="0.599cm" svg:viewBox="0 0 175 272" svg:d="M90 4c0-1 0-4-5-4-9 0-38 3-48 3-3 1-7 1-7 8 0 6 4 6 10 6 18 0 18 2 18 6 0 2-1 6-1 8-18 74-37 148-56 222-1 6-1 7-1 9 0 9 8 10 11 10 6 0 11-3 13-8 2-3 20-75 22-85 13 1 45 8 45 33 0 3 0 5-1 8-1 6-2 10-2 14 0 22 15 38 35 38 12 0 22-6 31-20 10-18 14-39 14-40 0-3-3-3-4-3-4 0-4 1-6 7-7 28-16 48-34 48-7 0-12-4-12-19 0-6 1-15 4-21 1-6 1-8 1-12 0-25-25-36-58-40 13-8 25-20 33-29 19-21 37-37 57-37 2 0 2 0 3 0 4 1 4 1 8 3 1 1 1 1 2 2-19 1-22 16-22 21 0 6 3 13 14 13 10 0 21-9 21-24 0-11-9-24-26-24-11 0-29 3-57 34-13 15-28 31-42 36 13-54 27-109 40-163z"><text:p/></draw:path><draw:path draw:style-name="gr3" draw:text-style-name="P107" svg:width="0.256cm" svg:height="0.257cm" svg:x="3.766cm" svg:y="0.642cm" svg:viewBox="0 0 257 258" svg:d="M136 136c37 0 73 0 109 0 5 0 12 0 12-7 0-8-7-8-12-8-36 0-72 0-109 0 0-36 0-73 0-109 0-4 0-12-7-12-8 0-8 8-8 12 0 36 0 73 0 109-36 0-71 0-108 0-5 0-13 0-13 8 0 7 8 7 13 7 37 0 72 0 108 0 0 37 0 72 0 108 0 6 0 14 8 14 7 0 7-8 7-14 0-36 0-71 0-108z"><text:p/></draw:path><draw:path draw:style-name="gr3" draw:text-style-name="P107" svg:width="0.127cm" svg:height="0.257cm" svg:x="4.166cm" svg:y="0.609cm" svg:viewBox="0 0 128 258" svg:d="M79 10c0-10 0-10-9-10-23 24-57 24-70 24 0 5 0 8 0 12 8 0 31 0 51-10 0 68 0 134 0 201 0 14-1 18-36 18-4 0-7 0-12 0 0 5 0 8 0 13 14-2 45-2 62-2 15 0 49 0 63 2 0-5 0-8 0-13-5 0-8 0-12 0-35 0-37-4-37-18 0-73 0-144 0-217z"><text:p/></draw:path><draw:path draw:style-name="gr3" draw:text-style-name="P107" svg:width="0.088cm" svg:height="0.385cm" svg:x="4.347cm" svg:y="0.577cm" svg:viewBox="0 0 89 386" svg:d="M89 194c0-31-3-77-25-121-23-48-56-73-61-73-2 0-3 2-3 4s0 2 8 9c37 39 59 99 59 181 0 66-14 134-63 182-4 5-4 6-4 7 0 2 1 3 3 3 5 0 40-25 62-75 20-42 24-85 24-117z"><text:p/></draw:path><draw:path draw:style-name="gr3" draw:text-style-name="P107" svg:width="0.215cm" svg:height="0.275cm" svg:x="0.001cm" svg:y="1.502cm" svg:viewBox="0 0 216 276" svg:d="M213 14c3-4 3-4 3-6 0-5-4-8-8-8-6 0-8 4-10 9-11 28-21 56-32 85-38 0-78 0-116 0-11-29-22-57-33-85-2-6-4-9-9-9-4 0-8 3-8 8 0 1 0 1 2 6 32 85 65 169 97 253 2 6 3 9 9 9 5 0 6-3 9-7 32-85 65-170 96-255zM55 109c35 0 70 0 106 0-18 46-36 91-53 138-18-47-35-92-53-138z"><text:p/></draw:path><draw:path draw:style-name="gr3" draw:text-style-name="P107" svg:width="0.208cm" svg:height="0.175cm" svg:x="0.228cm" svg:y="1.599cm" svg:viewBox="0 0 209 176" svg:d="M22 149c-1 5-3 14-3 16 0 7 5 11 11 11 5 0 12-3 14-11 1-1 6-19 8-29 3-12 5-23 9-35 2-9 4-16 6-25 1-7 5-19 5-20 6-12 26-47 63-47 17 0 21 14 21 27 0 25-20 74-25 91-3 8-4 13-4 17 0 18 14 32 31 32 37 0 51-57 51-60 0-4-3-4-4-4-5 0-5 1-6 7-8 26-21 48-39 48-7 0-10-4-10-13 0-10 3-19 7-27 7-20 23-63 23-85 0-25-16-42-44-42-35 0-53 25-60 34-2-22-18-34-35-34-19 0-26 15-30 22-5 13-11 36-11 39s3 3 4 3c4 0 5 0 7-9 7-27 14-46 28-46 8 0 12 5 12 17 0 9-1 14-6 33-8 30-15 60-23 90z"><text:p/></draw:path><draw:path draw:style-name="gr3" draw:text-style-name="P107" svg:width="0.193cm" svg:height="0.223cm" svg:x="0.588cm" svg:y="1.561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107" svg:width="0.261cm" svg:height="0.271cm" svg:x="0.931cm" svg:y="1.505cm" svg:viewBox="0 0 262 272" svg:d="M33 35c0 63 0 126 0 188 0 21-3 28-23 28-3 0-10 1-10 7 0 7 6 7 13 7 20 0 40 0 60 0 6 0 13 0 13-7 0-6-7-7-12-7-21 0-24-8-24-29 0-58 0-117 0-176 56 74 111 147 167 220 3 5 5 6 7 6 7 0 7-6 7-12 0-73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107" svg:width="0.04cm" svg:height="0.041cm" svg:x="1.233cm" svg:y="1.728cm" svg:viewBox="0 0 41 42" svg:d="M41 21c0-11-10-21-21-21-12 0-20 10-20 21s8 21 20 21c11 0 21-10 21-21z"><text:p/></draw:path><draw:path draw:style-name="gr3" draw:text-style-name="P107" svg:width="0.209cm" svg:height="0.175cm" svg:x="1.318cm" svg:y="1.599cm" svg:viewBox="0 0 210 176" svg:d="M23 149c-1 5-3 14-3 16 0 7 5 11 11 11 4 0 12-3 14-11 1-1 6-19 8-29 3-12 5-23 9-35 2-9 4-16 6-25 1-7 5-19 5-20 5-12 26-47 62-47 18 0 21 14 21 27 0 25-18 74-24 91-4 8-4 13-4 17 0 18 13 32 32 32 36 0 50-57 50-60 0-4-3-4-4-4-5 0-5 1-7 7-8 26-20 48-38 48-7 0-10-4-10-13 0-10 3-19 6-27 8-20 25-63 25-85 0-25-17-42-46-42-34 0-52 25-59 34-2-22-19-34-36-34-19 0-24 15-29 22-6 13-12 36-12 39s4 3 6 3c3 0 4 0 6-9 7-27 14-46 28-46 7 0 12 5 12 17 0 9-1 14-6 33-7 30-15 60-23 90z"><text:p/></draw:path><draw:path draw:style-name="gr3" draw:text-style-name="P107" svg:width="0.236cm" svg:height="0.298cm" svg:x="1.679cm" svg:y="1.524cm" svg:viewBox="0 0 237 299" svg:d="M229 121c5-2 8-5 8-9 0-3-3-5-8-9-72-33-142-67-214-100-5-3-6-3-7-3-5 0-8 3-8 8s3 6 8 9c67 31 135 63 202 95-67 32-135 64-202 96-8 3-8 7-8 9 0 4 3 7 8 7 1 0 2 0 6-3 72-33 143-67 215-100zM222 299c7 0 15 0 15-7 0-8-9-8-15-8-69 0-138 0-208 0-6 0-14 0-14 8 0 7 7 7 13 7 70 0 140 0 209 0z"><text:p/></draw:path><draw:path draw:style-name="gr3" draw:text-style-name="P107" svg:width="0.127cm" svg:height="0.257cm" svg:x="2.089cm" svg:y="1.512cm" svg:viewBox="0 0 128 258" svg:d="M79 10c0-10 0-10-9-10-24 24-58 24-70 24 0 5 0 8 0 12 8 0 31 0 51-10 0 68 0 134 0 201 0 14-1 18-37 18-4 0-7 0-12 0 0 5 0 8 0 13 13-2 48-2 63-2s49 0 63 2c0-5 0-8 0-13-5 0-8 0-12 0-36 0-37-4-37-18 0-73 0-144 0-217z"><text:p/></draw:path><draw:path draw:style-name="gr3" draw:text-style-name="P107" svg:width="0.342cm" svg:height="0.201cm" svg:x="2.377cm" svg:y="1.572cm" svg:viewBox="0 0 343 202" svg:d="M301 109c-20 16-31 32-35 37-16 27-13 34-20 51 0 5 5 5 8 5 7 0 7-1 9-7 9-39 31-71 75-89 4-1 5-3 5-5 0-3-1-3-2-4-18-7-64-27-79-91-1-5-1-6-8-6-3 0-8 0-8 4 0 2 4 26 20 52 8 11 19 25 35 38-95 0-191 0-287 0-6 0-14 0-14 7 0 8 8 8 14 8 96 0 192 0 287 0z"><text:p/></draw:path><draw:path draw:style-name="gr3" draw:text-style-name="P107" svg:width="0.229cm" svg:height="0.28cm" svg:x="2.868cm" svg:y="1.497cm" svg:viewBox="0 0 230 281" svg:d="M230 4c0-1-1-4-4-4s-3 0-8 6c-6 7-12 14-18 22-11-18-31-28-56-28-48 0-94 44-94 91 0 31 19 50 39 55 14 4 28 8 42 11 14 4 35 9 35 41 0 35-32 72-69 72-25 0-68-9-68-58 0-8 2-18 2-21 1-1 1-1 1-2 0-4-2-4-4-4-3 0-4 0-5 1-1 2-23 90-23 91 0 3 2 4 4 4 3 0 3 0 7-6 7-8 13-14 20-22 16 23 43 28 65 28 53 0 98-51 98-99 0-27-14-40-19-46-9-8-14-9-48-18-9-4-24-7-27-8-11-3-23-14-23-35 0-31 31-64 67-64 32 0 56 17 56 59 0 14-2 20-2 22 1 2 0 5 4 5 5 0 5-2 7-8 7-28 14-56 21-85z"><text:p/></draw:path><draw:path draw:style-name="gr3" draw:text-style-name="P107" svg:width="0.164cm" svg:height="0.121cm" svg:x="3.098cm" svg:y="1.706cm" svg:viewBox="0 0 165 122" svg:d="M21 102c-1 4-3 10-3 11 0 6 4 9 8 9 6 0 10-4 11-6 2-4 4-11 5-17 2-4 4-18 6-24s4-12 5-18c3-11 3-13 11-25 8-10 21-24 41-24 16 0 16 13 16 18 0 17-12 47-16 58-3 7-4 11-4 15 0 14 11 23 26 23 27 0 38-37 38-42 0-3-3-3-4-3-4 0-4 2-5 4-6 22-17 33-28 33-6 0-7-3-7-9s1-9 6-22c3-8 14-37 14-52 0-27-21-31-35-31-22 0-38 14-45 24-3-18-19-24-30-24s-18 9-21 14c-6 10-10 26-10 28 0 3 3 2 4 3 5 0 5-1 7-9 3-15 9-28 20-28 6 0 9 5 9 13 0 5-3 14-5 22-2 7-4 19-6 24-3 12-6 23-8 35z"><text:p/></draw:path><draw:path draw:style-name="gr3" draw:text-style-name="P107" svg:width="0.256cm" svg:height="0.089cm" svg:x="3.425cm" svg:y="1.6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7cm" svg:x="3.847cm" svg:y="1.512cm" svg:viewBox="0 0 128 258" svg:d="M79 10c0-10 0-10-9-10-24 24-58 24-70 24 0 5 0 8 0 12 8 0 30 0 51-10 0 68 0 134 0 201 0 14-1 18-37 18-4 0-7 0-12 0 0 5 0 8 0 13 13-2 48-2 63-2s48 0 63 2c0-5 0-8 0-13-5 0-9 0-14 0-34 0-35-4-35-18 0-73 0-144 0-217z"><text:p/></draw:path><draw:path draw:style-name="gr3" draw:text-style-name="P107" svg:width="0.236cm" svg:height="0.014cm" svg:x="4.123cm" svg:y="1.666cm" svg:viewBox="0 0 237 15" svg:d="M223 15c7 0 14 0 14-7 0-8-7-8-14-8-69 0-139 0-209 0-6 0-14 0-14 8 0 7 8 7 14 7 70 0 140 0 209 0z"><text:p/></draw:path><draw:path draw:style-name="gr3" draw:text-style-name="P107" svg:width="0.127cm" svg:height="0.257cm" svg:x="4.91cm" svg:y="1.251cm" svg:viewBox="0 0 128 258" svg:d="M79 10c0-9 0-10-9-10-24 25-58 25-70 25 0 5 0 8 0 12 8 0 31 0 51-11 0 68 0 134 0 201 0 14-1 18-37 18-4 0-7 0-12 0 0 5 0 8 0 13 15-2 48-2 63-2s49 0 63 2c0-5 0-8 0-13-5 0-8 0-12 0-36 0-37-4-37-18 0-73 0-144 0-217z"><text:p/></draw:path><draw:path draw:style-name="gr3" draw:text-style-name="P107" svg:width="0.897cm" svg:height="0.014cm" svg:x="4.524cm" svg:y="1.666cm" svg:viewBox="0 0 898 15" svg:d="M449 15c-150 0-299 0-449 0 0-5 0-9 0-15 299 0 599 0 898 0 0 6 0 10 0 15-150 0-299 0-449 0z"><text:p/></draw:path><draw:path draw:style-name="gr3" draw:text-style-name="P107" svg:width="0.208cm" svg:height="0.174cm" svg:x="4.535cm" svg:y="1.863cm" svg:viewBox="0 0 209 175" svg:d="M23 149c-1 5-4 14-4 16 0 7 5 10 12 10 4 0 11-2 14-10 0-1 5-20 7-29 3-12 5-23 9-35 2-9 4-16 6-25 1-7 5-19 6-20 5-12 25-47 62-47 18 0 21 14 21 27 0 23-18 73-25 91-3 8-4 13-4 17 0 18 14 31 31 31 37 0 51-56 51-59 0-4-3-4-4-4-4 0-4 1-6 7-8 26-21 48-39 48-7 0-9-4-9-13 0-10 3-19 6-27 8-20 23-63 23-85 0-27-16-42-44-42-35 0-53 25-60 34-2-22-18-34-35-34-18 0-26 15-30 22-5 13-11 36-11 37 0 5 3 5 4 5 5 0 5 0 7-9 7-27 14-46 29-46 7 0 12 5 12 17 0 9-1 14-7 33-8 30-14 60-22 90z"><text:p/></draw:path><draw:path draw:style-name="gr3" draw:text-style-name="P107" svg:width="0.256cm" svg:height="0.257cm" svg:x="4.863cm" svg:y="1.81cm" svg:viewBox="0 0 257 258" svg:d="M136 136c37 0 72 0 108 0 6 0 13 0 13-7 0-8-7-8-13-8-36 0-71 0-108 0 0-36 0-73 0-109 0-4 0-12-7-12-8 0-8 8-8 12 0 36 0 73 0 109-36 0-71 0-108 0-5 0-13 0-13 8 0 7 8 7 13 7 37 0 72 0 108 0 0 37 0 72 0 108 0 6 0 14 8 14 7 0 7-8 7-14 0-36 0-71 0-108z"><text:p/></draw:path><draw:path draw:style-name="gr3" draw:text-style-name="P107" svg:width="0.127cm" svg:height="0.257cm" svg:x="5.263cm" svg:y="1.778cm" svg:viewBox="0 0 128 258" svg:d="M79 10c0-10 0-10-9-10-23 24-57 24-70 24 0 5 0 8 0 12 8 0 31 0 51-10 0 68 0 134 0 201 0 14-1 18-36 18-4 0-8 0-13 0 0 5 0 8 0 13 15-2 48-2 63-2s49 0 63 2c0-5 0-8 0-13-5 0-8 0-12 0-36 0-37-4-37-18 0-73 0-144 0-217z"><text:p/></draw:path></draw:g></text:p>
        </text:list-item>
        <text:list-item>
          <text:p text:style-name="P45">נוכיח באינדוקציה:</text:p>
          <text:list>
            <text:list-item>
              <text:p text:style-name="P45"><text:soft-page-break/>בסיס:</text:p>
              <text:p text:style-name="P14"><draw:g text:anchor-type="as-char" svg:y="-0.513cm" draw:z-index="100" draw:name="Shape25" draw:style-name="gr1"><svg:title>TexMaths</svg:title><svg:desc>11§display§\frac{1}{1(1 + 1)} = 1 - \frac{1}{2}§svg§600§FALSE§</svg:desc><draw:path draw:style-name="gr2" draw:text-style-name="P106" svg:width="2.778cm" svg:height="0.838cm" svg:x="0.021cm" svg:y="0.02cm" svg:viewBox="0 0 2779 839" svg:d="M1390 839c-464 0-927 0-1390 0 0-279 0-560 0-839 926 0 1853 0 2779 0 0 279 0 560 0 839-463 0-926 0-1389 0z"><text:p/></draw:path><draw:path draw:style-name="gr3" draw:text-style-name="P107" svg:width="0.127cm" svg:height="0.256cm" svg:x="0.616cm" svg:y="0cm" svg:viewBox="0 0 128 257" svg:d="M79 10c0-9 0-10-9-10-24 25-58 25-70 25 0 5 0 8 0 12 8 0 30 0 51-11 0 67 0 133 0 200 0 15-2 19-37 19-4 0-7 0-12 0 0 3 0 8 0 12 13-1 47-1 63-1 15 0 48 0 63 1 0-4 0-9 0-12-5 0-9 0-14 0-34 0-35-4-35-19 0-72 0-144 0-216z"><text:p/></draw:path><draw:path draw:style-name="gr3" draw:text-style-name="P107" svg:width="1.352cm" svg:height="0.014cm" svg:x="0.001cm" svg:y="0.416cm" svg:viewBox="0 0 1353 15" svg:d="M676 15c-225 0-451 0-676 0 0-5 0-10 0-15 451 0 902 0 1353 0 0 5 0 10 0 15-226 0-451 0-677 0z"><text:p/></draw:path><draw:path draw:style-name="gr3" draw:text-style-name="P107" svg:width="0.127cm" svg:height="0.256cm" svg:x="0.035cm" svg:y="0.527cm" svg:viewBox="0 0 128 257" svg:d="M80 10c0-9 0-10-10-10-23 25-57 25-70 25 0 5 0 8 0 12 9 0 31 0 52-10 0 66 0 132 0 199 0 15-3 19-37 19-4 0-7 0-12 0 0 3 0 8 0 12 13-1 46-1 63-1 15 0 48 0 62 1 0-4 0-9 0-12-5 0-8 0-13 0-34 0-35-4-35-19 0-72 0-144 0-216z"><text:p/></draw:path><draw:path draw:style-name="gr3" draw:text-style-name="P107" svg:width="0.088cm" svg:height="0.385cm" svg:x="0.233cm" svg:y="0.492cm" svg:viewBox="0 0 89 386" svg:d="M89 381c0-1 0-1-7-7-48-50-60-122-60-182 0-67 14-134 63-182 4-5 4-6 4-7 0-2-1-3-3-3-5 0-39 26-62 75-20 43-24 86-24 117s4 77 25 121c23 48 56 73 61 73 2 0 3-1 3-5z"><text:p/></draw:path><draw:path draw:style-name="gr3" draw:text-style-name="P107" svg:width="0.127cm" svg:height="0.256cm" svg:x="0.379cm" svg:y="0.527cm" svg:viewBox="0 0 128 257" svg:d="M79 10c0-9 0-10-9-10-24 25-58 25-70 25 0 5 0 8 0 12 8 0 31 0 51-10 0 66 0 132 0 199 0 15-2 19-37 19-4 0-7 0-12 0 0 3 0 8 0 12 13-1 47-1 63-1 15 0 49 0 63 1 0-4 0-9 0-12-5 0-8 0-13 0-35 0-36-4-36-19 0-72 0-144 0-216z"><text:p/></draw:path><draw:path draw:style-name="gr3" draw:text-style-name="P107" svg:width="0.256cm" svg:height="0.256cm" svg:x="0.646cm" svg:y="0.557cm" svg:viewBox="0 0 257 257" svg:d="M136 136c37 0 72 0 108 0 6 0 13 0 13-7 0-8-7-8-13-8-36 0-71 0-108 0 0-36 0-72 0-108 0-5 0-13-7-13-8 0-8 8-8 13 0 36 0 72 0 108-36 0-72 0-108 0-5 0-13 0-13 8 0 7 8 7 13 7 36 0 72 0 108 0 0 37 0 73 0 109 0 6 0 12 8 12 7 0 7-6 7-12 0-36 0-72 0-109z"><text:p/></draw:path><draw:path draw:style-name="gr3" draw:text-style-name="P107" svg:width="0.127cm" svg:height="0.256cm" svg:x="1.045cm" svg:y="0.527cm" svg:viewBox="0 0 128 257" svg:d="M79 10c0-9 0-10-9-10-24 25-58 25-70 25 0 5 0 8 0 12 8 0 31 0 51-10 0 66 0 132 0 199 0 15-2 19-37 19-4 0-7 0-12 0 0 3 0 8 0 12 13-1 47-1 63-1 15 0 49 0 63 1 0-4 0-9 0-12-5 0-8 0-13 0-35 0-36-4-36-19 0-72 0-144 0-216z"><text:p/></draw:path><draw:path draw:style-name="gr3" draw:text-style-name="P107" svg:width="0.089cm" svg:height="0.385cm" svg:x="1.225cm" svg:y="0.492cm" svg:viewBox="0 0 90 386" svg:d="M90 192c0-29-4-77-25-119-23-48-57-73-61-73-2 0-4 1-4 3 0 1 0 2 8 9 38 39 60 100 60 180 0 66-14 135-63 183-5 5-5 5-5 6 0 3 2 5 4 5 4 0 39-27 62-76 20-42 24-85 24-118z"><text:p/></draw:path><draw:path draw:style-name="gr3" draw:text-style-name="P107" svg:width="0.255cm" svg:height="0.089cm" svg:x="1.529cm" svg:y="0.378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07" svg:width="0.127cm" svg:height="0.255cm" svg:x="1.949cm" svg:y="0.262cm" svg:viewBox="0 0 128 256" svg:d="M79 10c0-10 0-10-9-10-24 24-58 24-70 24 0 5 0 8 0 12 8 0 31 0 51-10 0 67 0 133 0 200 0 14-2 18-37 18-4 0-7 0-12 0 0 3 0 8 0 12 13-1 47-1 63-1 15 0 49 0 63 1 0-4 0-9 0-12-5 0-8 0-13 0-35 0-36-3-36-18 0-72 0-144 0-216z"><text:p/></draw:path><draw:path draw:style-name="gr3" draw:text-style-name="P107" svg:width="0.234cm" svg:height="0.014cm" svg:x="2.226cm" svg:y="0.416cm" svg:viewBox="0 0 235 15" svg:d="M222 15c7 0 13 0 13-7 0-8-6-8-13-8-69 0-140 0-209 0-6 0-13 0-13 8 0 7 7 7 13 7 69 0 140 0 209 0z"><text:p/></draw:path><draw:path draw:style-name="gr3" draw:text-style-name="P107" svg:width="0.127cm" svg:height="0.256cm" svg:x="2.66cm" svg:y="0cm" svg:viewBox="0 0 128 257" svg:d="M79 10c0-9 0-10-9-10-23 25-57 25-70 25 0 5 0 8 0 12 8 0 31 0 51-11 0 67 0 133 0 200 0 15-2 19-36 19-4 0-8 0-13 0 0 3 0 8 0 12 14-1 47-1 63-1 15 0 49 0 63 1 0-4 0-9 0-12-5 0-8 0-13 0-35 0-36-4-36-19 0-72 0-144 0-216z"><text:p/></draw:path><draw:path draw:style-name="gr3" draw:text-style-name="P107" svg:width="0.193cm" svg:height="0.014cm" svg:x="2.626cm" svg:y="0.416cm" svg:viewBox="0 0 194 15" svg:d="M97 15c-32 0-65 0-97 0 0-5 0-10 0-15 65 0 129 0 194 0 0 5 0 10 0 15-32 0-65 0-97 0z"><text:p/></draw:path><draw:path draw:style-name="gr3" draw:text-style-name="P107" svg:width="0.153cm" svg:height="0.256cm" svg:x="2.646cm" svg:y="0.527cm" svg:viewBox="0 0 154 257" svg:d="M30 228c13-14 27-27 40-40 61-54 84-74 84-113 0-44-35-75-83-75-42 0-71 36-71 70 0 22 19 22 20 22 6 0 21-5 21-21 0-9-8-19-21-19-4 0-5 0-6 0 9-26 30-40 53-40 35 0 52 32 52 63s-20 61-41 86c-24 27-49 54-74 82-4 4-4 5-4 14 47 0 96 0 143 0 3-23 8-45 11-67-3 0-7 0-10 0-2 12-4 29-9 34-2 4-27 4-36 4-23 0-46 0-69 0z"><text:p/></draw:path></draw:g></text:p>
            </text:list-item>
            <text:list-item>
              <text:p text:style-name="P46">צעד: נניח ש־<draw:g text:anchor-type="as-char" svg:y="-0.33cm" draw:z-index="165" draw:name="Shape26" draw:style-name="gr1"><svg:title>TexMaths</svg:title><svg:desc>11§display§S_n = 1 - \tfrac{1}{n + 1}§svg§600§FALSE§</svg:desc><draw:path draw:style-name="gr2" draw:text-style-name="P106" svg:width="2.215cm" svg:height="0.455cm" svg:x="0.001cm" svg:y="0.018cm" svg:viewBox="0 0 2216 456" svg:d="M1109 456c-370 0-739 0-1109 0 0-152 0-304 0-456 739 0 1477 0 2216 0 0 152 0 304 0 456-369 0-739 0-1107 0z"><text:p/></draw:path><draw:path draw:style-name="gr3" draw:text-style-name="P107" svg:width="0.229cm" svg:height="0.279cm" svg:x="0.001cm" svg:y="0.061cm" svg:viewBox="0 0 230 280" svg:d="M230 3c0-1-1-3-5-3-2 0-2 0-6 6-7 7-12 14-19 22-10-18-31-28-55-28-49 0-96 44-96 91 0 31 20 49 40 54 14 4 28 7 42 11s35 10 35 41c0 36-32 71-69 71-26 0-68-8-68-55 0-10 2-19 3-21 0-2 0-2 0-4 0-3-2-4-5-4-2 0-2 1-3 2-2 1-24 88-24 89 0 3 2 5 4 5 3 0 3-1 8-7 7-6 12-13 19-20 16 21 43 27 65 27 52 0 98-51 98-98 0-27-13-40-19-45-9-9-14-11-49-20-8-2-23-6-26-7-10-3-23-14-23-35 0-31 31-64 67-64 32 0 56 17 56 60 0 12-2 19-2 22 2 1 0 3 5 3 4 0 4-1 6-8 7-28 14-56 21-85z"><text:p/></draw:path><draw:path draw:style-name="gr3" draw:text-style-name="P107" svg:width="0.164cm" svg:height="0.121cm" svg:x="0.231cm" svg:y="0.27cm" svg:viewBox="0 0 165 122" svg:d="M21 102c-1 4-3 10-3 12 0 6 5 8 9 8 5 0 9-3 10-5 1-3 4-11 6-18 1-4 3-17 5-24 1-6 4-11 5-18 3-11 3-13 11-24 7-11 21-25 40-25 17 0 17 14 17 18 0 17-12 47-17 59-2 8-3 10-3 14 0 15 11 23 25 23 28 0 39-37 39-40 0-5-2-4-3-5-5 0-5 2-6 5-6 22-17 33-28 33-6 0-7-4-7-9 0-7 1-10 5-22 4-9 15-38 15-53 0-25-21-31-35-31-22 0-38 14-46 25-2-18-17-25-29-25-11 0-18 9-21 15-6 10-10 26-10 27 0 3 3 2 4 3 5 0 5-1 7-8 3-16 9-29 20-29 6 0 9 6 9 13 0 5-3 15-5 23-2 7-4 18-5 24-4 11-6 22-9 34z"><text:p/></draw:path><draw:path draw:style-name="gr3" draw:text-style-name="P107" svg:width="0.256cm" svg:height="0.089cm" svg:x="0.558cm" svg:y="0.19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5cm" svg:height="0.256cm" svg:x="0.979cm" svg:y="0.076cm" svg:viewBox="0 0 126 257" svg:d="M79 10c0-10 0-10-10-10-23 24-57 24-69 24 0 5 0 8 0 12 8 0 30 0 51-10 0 67 0 133 0 200 0 14-3 19-37 19-4 0-7 0-12 0 0 3 0 7 0 12 13-1 46-1 63-1 15 0 48 0 61 1 0-5 0-9 0-12-4 0-7 0-12 0-34 0-35-5-35-19 0-73 0-144 0-216z"><text:p/></draw:path><draw:path draw:style-name="gr3" draw:text-style-name="P107" svg:width="0.235cm" svg:height="0.014cm" svg:x="1.254cm" svg:y="0.228cm" svg:viewBox="0 0 236 15" svg:d="M222 15c7 0 14 0 14-7 0-8-7-8-14-8-69 0-140 0-209 0-6 0-13 0-13 8 0 7 7 7 13 7 69 0 140 0 209 0z"><text:p/></draw:path><draw:path draw:style-name="gr3" draw:text-style-name="P107" svg:width="0.097cm" svg:height="0.179cm" svg:x="1.898cm" svg:y="0.001cm" svg:viewBox="0 0 98 180" svg:d="M60 8c0-8 0-8-7-8-18 18-42 18-53 18 0 3 0 6 0 10 7 0 24 0 40-8 0 46 0 91 0 138 0 8 0 12-28 12-3 0-7 0-10 0 0 3 0 6 0 10 5 0 38-1 47-1s43 1 49 1c0-4 0-7 0-10-3 0-7 0-10 0-28 0-28-4-28-12 0-51 0-101 0-150z"><text:p/></draw:path><draw:path draw:style-name="gr3" draw:text-style-name="P107" svg:width="0.582cm" svg:height="0.014cm" svg:x="1.654cm" svg:y="0.228cm" svg:viewBox="0 0 583 15" svg:d="M291 15c-96 0-194 0-291 0 0-5 0-9 0-15 195 0 388 0 583 0 0 6 0 10 0 15-98 0-195 0-292 0z"><text:p/></draw:path><draw:path draw:style-name="gr3" draw:text-style-name="P107" svg:width="0.164cm" svg:height="0.12cm" svg:x="1.667cm" svg:y="0.346cm" svg:viewBox="0 0 165 121" svg:d="M20 101c-1 5-1 7-2 11 0 7 4 9 8 9 6 0 10-3 11-5s4-11 5-17c2-5 4-17 6-24 1-7 4-12 5-19 3-11 3-13 11-24 7-11 21-24 40-24 16 0 17 13 17 18 0 16-12 47-17 58-3 7-4 10-4 14 0 14 12 23 26 23 27 0 39-37 39-41 0-3-3-3-4-3-4 0-4 1-5 5-6 20-19 32-28 32-7 0-8-4-8-9 0-7 2-10 6-22 4-9 15-38 15-52 0-27-21-31-35-31-22 0-38 13-46 24-2-18-18-24-29-24s-18 8-21 14c-7 10-10 26-10 27 0 3 3 3 4 3 5 0 5 0 7-8 3-15 9-28 20-28 6 0 9 5 9 13 0 4-4 14-5 22-2 8-4 19-6 24-4 11-6 22-9 34z"><text:p/></draw:path><draw:path draw:style-name="gr3" draw:text-style-name="P107" svg:width="0.198cm" svg:height="0.198cm" svg:x="1.864cm" svg:y="0.298cm" svg:viewBox="0 0 199 199" svg:d="M107 106c27 0 55 0 82 0 3 0 10 0 10-6 0-7-5-7-10-7-27 0-55 0-82 0 0-28 0-56 0-83 0-3 0-10-7-10s-7 7-7 10c0 27 0 55 0 83-27 0-56 0-83 0-3 0-10 0-10 6 0 7 7 7 10 7 27 0 56 0 83 0 0 27 0 55 0 84 0 3 0 9 7 9s7-6 7-9c0-29 0-57 0-84z"><text:p/></draw:path><draw:path draw:style-name="gr3" draw:text-style-name="P107" svg:width="0.097cm" svg:height="0.179cm" svg:x="2.113cm" svg:y="0.286cm" svg:viewBox="0 0 98 180" svg:d="M60 8c0-8 0-8-7-8-18 17-42 18-53 18 0 3 0 6 0 10 5 0 24 0 38-8 0 46 0 91 0 138 0 8 0 12-26 12-3 0-8 0-11 0 0 3 0 6 0 10 6 0 39-1 48-1s43 1 49 1c0-4 0-7 0-10-3 0-7 0-10 0-28 0-28-4-28-12 0-51 0-101 0-150z"><text:p/></draw:path></draw:g> ונוכיח <draw:g text:anchor-type="as-char" svg:y="-0.33cm" draw:z-index="166" draw:name="Shape27" draw:style-name="gr1"><svg:title>TexMaths</svg:title><svg:desc>11§display§S_{n + 1} = 1 - \tfrac{1}{n + 2}§svg§600§FALSE§</svg:desc><draw:path draw:style-name="gr2" draw:text-style-name="P106" svg:width="2.606cm" svg:height="0.455cm" svg:x="0.001cm" svg:y="0.018cm" svg:viewBox="0 0 2607 456" svg:d="M1304 456c-435 0-870 0-1304 0 0-152 0-304 0-456 869 0 1739 0 2607 0 0 152 0 304 0 456-434 0-868 0-1303 0z"><text:p/></draw:path><draw:path draw:style-name="gr3" draw:text-style-name="P107" svg:width="0.229cm" svg:height="0.279cm" svg:x="0.001cm" svg:y="0.061cm" svg:viewBox="0 0 230 280" svg:d="M230 3c0-1-1-3-5-3-2 0-2 0-6 6-7 7-12 14-19 22-10-18-31-28-55-28-49 0-96 44-96 91 0 31 20 49 40 54 14 4 28 7 42 11s35 10 35 41c0 36-32 71-69 71-26 0-68-8-68-55 0-10 2-19 3-21 0-2 0-2 0-4 0-3-2-4-5-4-2 0-2 1-3 2-2 1-24 88-24 89 0 3 2 5 4 5 3 0 3-1 8-7 7-6 12-13 19-20 16 21 43 27 65 27 52 0 99-51 99-98 0-27-14-40-20-45-9-9-14-11-49-20-8-2-23-6-26-7-10-3-23-14-23-35 0-31 31-64 67-64 32 0 56 17 56 60 0 12-2 19-2 22 2 1 0 3 5 3 4 0 4-1 6-8 7-28 14-56 21-85z"><text:p/></draw:path><draw:path draw:style-name="gr3" draw:text-style-name="P107" svg:width="0.164cm" svg:height="0.121cm" svg:x="0.231cm" svg:y="0.27cm" svg:viewBox="0 0 165 122" svg:d="M21 102c-1 4-3 10-3 12 0 6 5 8 9 8 5 0 9-3 10-5 1-3 4-11 6-18 1-4 4-17 5-24 1-6 4-11 5-18 3-11 3-13 12-24 6-11 20-25 39-25 17 0 17 14 17 18 0 17-12 47-17 59-2 8-3 10-3 14 0 15 12 23 25 23 28 0 39-37 39-40 0-5-2-4-3-5-5 0-5 2-6 5-6 22-17 33-28 33-6 0-7-4-7-9 0-7 1-10 5-22 4-9 15-38 15-53 0-25-21-31-35-31-22 0-38 14-46 25-2-18-17-25-28-25-12 0-19 9-22 15-6 10-10 26-10 27 0 3 3 2 4 3 5 0 5-1 7-8 4-16 9-29 20-29 6 0 9 6 9 13 0 5-3 15-5 23-2 7-4 18-5 24-4 11-6 22-9 34z"><text:p/></draw:path><draw:path draw:style-name="gr3" draw:text-style-name="P107" svg:width="0.198cm" svg:height="0.198cm" svg:x="0.429cm" svg:y="0.224cm" svg:viewBox="0 0 199 199" svg:d="M106 106c27 0 55 0 82 0 4 0 11 0 11-7 0-6-7-6-11-6-27 0-55 0-82 0 0-28 0-56 0-83 0-3 0-10-7-10s-7 6-7 10c0 27 0 55 0 83-27 0-55 0-82 0-5 0-10 0-10 6 0 7 5 7 10 7 27 0 55 0 82 0 0 27 0 55 0 82 0 5 0 11 7 11s7-6 7-11c0-27 0-55 0-82z"><text:p/></draw:path><draw:path draw:style-name="gr3" draw:text-style-name="P107" svg:width="0.097cm" svg:height="0.179cm" svg:x="0.676cm" svg:y="0.212cm" svg:viewBox="0 0 98 180" svg:d="M60 8c0-8 0-8-7-8-18 17-42 17-53 17 0 3 0 6 0 9 7 0 24 0 40-7 0 46 0 91 0 137 0 10 0 14-28 14-3 0-7 0-10 0 0 3 0 6 0 10 5-1 38-1 47-1s43 0 49 1c0-4 0-7 0-10-3 0-7 0-10 0-28 0-28-4-28-14 0-49 0-99 0-148z"><text:p/></draw:path><draw:path draw:style-name="gr3" draw:text-style-name="P107" svg:width="0.256cm" svg:height="0.089cm" svg:x="0.949cm" svg:y="0.19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6cm" svg:x="1.368cm" svg:y="0.076cm" svg:viewBox="0 0 128 257" svg:d="M79 10c0-10 0-10-9-10-23 24-57 24-70 24 0 5 0 8 0 12 8 0 31 0 51-10 0 67 0 133 0 200 0 14-2 19-36 19-4 0-8 0-13 0 0 3 0 7 0 12 14-1 47-1 63-1 15 0 49 0 63 1 0-5 0-9 0-12-5 0-8 0-13 0-35 0-36-5-36-19 0-73 0-144 0-216z"><text:p/></draw:path><draw:path draw:style-name="gr3" draw:text-style-name="P107" svg:width="0.235cm" svg:height="0.014cm" svg:x="1.645cm" svg:y="0.228cm" svg:viewBox="0 0 236 15" svg:d="M222 15c7 0 14 0 14-7 0-8-7-8-14-8-69 0-140 0-209 0-6 0-13 0-13 8 0 7 7 7 13 7 69 0 140 0 209 0z"><text:p/></draw:path><draw:path draw:style-name="gr3" draw:text-style-name="P107" svg:width="0.097cm" svg:height="0.179cm" svg:x="2.29cm" svg:y="0.001cm" svg:viewBox="0 0 98 180" svg:d="M60 8c0-8 0-8-7-8-18 18-42 18-53 18 0 3 0 6 0 10 7 0 24 0 40-8 0 46 0 91 0 138 0 8 0 12-28 12-3 0-7 0-10 0 0 3 0 6 0 10 5 0 38-1 47-1s43 1 49 1c0-4 0-7 0-10-3 0-7 0-10 0-28 0-28-4-28-12 0-51 0-101 0-150z"><text:p/></draw:path><draw:path draw:style-name="gr3" draw:text-style-name="P107" svg:width="0.582cm" svg:height="0.014cm" svg:x="2.046cm" svg:y="0.228cm" svg:viewBox="0 0 583 15" svg:d="M291 15c-96 0-194 0-291 0 0-5 0-9 0-15 195 0 388 0 583 0 0 6 0 10 0 15-98 0-195 0-292 0z"><text:p/></draw:path><draw:path draw:style-name="gr3" draw:text-style-name="P107" svg:width="0.164cm" svg:height="0.12cm" svg:x="2.059cm" svg:y="0.346cm" svg:viewBox="0 0 165 121" svg:d="M20 101c-1 5-1 7-2 11 0 7 4 9 8 9 6 0 10-3 11-5s4-11 5-17c2-5 4-17 6-24 1-7 4-12 5-19 3-11 3-13 11-24 7-11 21-24 40-24 16 0 17 13 17 18 0 16-12 47-17 58-3 7-4 10-4 14 0 14 12 23 26 23 27 0 39-37 39-41 0-3-3-3-4-3-4 0-4 1-5 5-6 20-19 32-28 32-7 0-8-4-8-9 0-7 2-10 6-22 4-9 15-38 15-52 0-27-21-31-35-31-22 0-38 13-46 24-2-18-18-24-29-24s-18 8-21 14c-7 10-10 26-10 27 0 3 3 3 4 3 5 0 5 0 7-8 3-15 9-28 19-28 7 0 10 5 10 13 0 4-4 14-5 22-2 8-5 19-6 24-4 11-6 22-9 34z"><text:p/></draw:path><draw:path draw:style-name="gr3" draw:text-style-name="P107" svg:width="0.198cm" svg:height="0.198cm" svg:x="2.256cm" svg:y="0.298cm" svg:viewBox="0 0 199 199" svg:d="M107 106c27 0 55 0 82 0 3 0 10 0 10-6 0-7-5-7-10-7-27 0-55 0-82 0 0-28 0-56 0-83 0-3 0-10-7-10s-7 7-7 10c0 27 0 55 0 83-27 0-56 0-83 0-3 0-10 0-10 6 0 7 7 7 10 7 27 0 56 0 83 0 0 27 0 55 0 84 0 3 0 9 7 9s7-6 7-9c0-29 0-57 0-84z"><text:p/></draw:path><draw:path draw:style-name="gr3" draw:text-style-name="P107" svg:width="0.119cm" svg:height="0.179cm" svg:x="2.491cm" svg:y="0.286cm" svg:viewBox="0 0 120 180" svg:d="M120 130c-3 0-6 0-9 0-1 7-4 22-8 25-2 1-23 1-26 1-17 0-33 0-50 0 28-25 38-33 54-45 20-16 39-33 39-58 0-33-29-53-64-53-33 0-56 23-56 48 0 14 12 16 14 16 7 0 15-6 15-14 0-6-2-15-16-15 8-20 27-25 40-25 26 0 40 21 40 43 0 23-16 42-25 52-22 21-43 42-65 64-3 3-3 3-3 11 37 0 75 0 112 0 2-17 6-33 8-50z"><text:p/></draw:path></draw:g>:</text:p>
              <text:p text:style-name="P14"><draw:g text:anchor-type="as-char" svg:y="-1.949cm" draw:z-index="117" draw:name="Shape28" draw:style-name="gr1"><svg:title>TexMaths</svg:title><svg:desc>11§latex§\begin{align*}
  S_{n + 1} &amp;= S_n + \frac{1}{(n + 1)(n + 2)} \\
  &amp;= 1 - \frac{1}{n + 1} + \frac{1}{(n + 1)(n + 2)} \\
  &amp;= 1 + \frac{-n - 2 + 1}{(n + 1)(n + 2)} \\
  &amp;= 1 - \frac{1}{n + 2}
\end{align*}§svg§600§FALSE§</svg:desc><draw:path draw:style-name="gr2" draw:text-style-name="P106" svg:width="5.886cm" svg:height="3.856cm" svg:x="0.001cm" svg:y="0.021cm" svg:viewBox="0 0 5887 3857" svg:d="M2944 3857c-981 0-1963 0-2944 0 0-1286 0-2571 0-3857 1963 0 3925 0 5887 0 0 1286 0 2571 0 3857-981 0-1962 0-2943 0z"><text:p/></draw:path><draw:path draw:style-name="gr3" draw:text-style-name="P107" svg:width="0.228cm" svg:height="0.281cm" svg:x="0.002cm" svg:y="0.247cm" svg:viewBox="0 0 229 282" svg:d="M229 4c0-1-1-4-5-4-2 0-2 1-6 6-7 7-12 15-19 23-10-19-31-29-55-29-49 0-96 45-96 91 0 32 20 50 40 55 14 4 28 8 42 11 14 4 35 9 35 41 0 35-32 72-69 72-24 0-67-9-67-58 0-8 1-17 2-19 0-3 0-3 0-4 0-3-2-4-5-4-2 0-2 1-3 2-2 1-23 89-23 90 0 2 1 5 3 5 3 0 3-1 8-7 7-8 12-14 19-22 16 23 43 29 65 29 52 0 99-52 99-100 0-27-14-40-20-46-9-8-14-9-49-18-8-2-23-7-26-8-10-3-23-14-23-35 0-31 31-64 67-64 32 0 56 17 56 61 0 12-2 18-2 20s0 5 5 5c4 0 5-1 6-8 7-28 14-56 21-85z"><text:p/></draw:path><draw:path draw:style-name="gr3" draw:text-style-name="P107" svg:width="0.165cm" svg:height="0.121cm" svg:x="0.231cm" svg:y="0.459cm" svg:viewBox="0 0 166 122" svg:d="M21 102c-1 4-3 10-3 11 0 7 5 9 10 9 4 0 8-3 9-5 2-4 4-11 6-18 1-4 4-18 5-24 3-6 4-12 5-18 3-11 3-13 12-24 7-11 20-25 40-25 16 0 16 14 16 18 0 17-12 47-16 59-3 7-4 10-4 14 0 14 12 23 26 23 27 0 39-37 39-42 0-3-3-2-4-3-5 0-5 2-6 4-6 22-17 33-28 33-6 0-7-3-7-8 0-7 1-10 6-22 3-9 14-38 14-53 0-27-20-31-35-31-22 0-38 14-45 25-3-18-18-25-29-25-12 0-19 9-22 14-6 11-10 27-10 28 0 3 3 2 4 3 5 0 5-1 7-8 4-16 9-29 20-29 6 0 9 5 9 13 0 5-3 15-5 23-2 7-4 18-5 24-4 11-6 23-9 34z"><text:p/></draw:path><draw:path draw:style-name="gr3" draw:text-style-name="P107" svg:width="0.198cm" svg:height="0.199cm" svg:x="0.429cm" svg:y="0.41cm" svg:viewBox="0 0 199 200" svg:d="M106 107c27 0 56 0 83 0 4 0 10 0 10-7 0-6-6-6-10-6-27 0-56 0-83 0 0-28 0-57 0-84 0-3 0-10-7-10s-7 7-7 10c0 27 0 56 0 84-27 0-55 0-82 0-3 0-10 0-10 6 0 7 6 7 10 7 27 0 55 0 82 0 0 27 0 56 0 83 0 4 0 10 7 10s7-6 7-10c0-27 0-56 0-83z"><text:p/></draw:path><draw:path draw:style-name="gr3" draw:text-style-name="P107" svg:width="0.098cm" svg:height="0.179cm" svg:x="0.677cm" svg:y="0.398cm" svg:viewBox="0 0 99 180" svg:d="M62 8c0-7-1-8-9-8-18 18-42 18-53 18 0 3 0 6 0 10 7 0 24 0 40-8 0 46 0 91 0 137 0 10 0 14-28 14-3 0-6 0-10 0 0 3 0 6 0 9 5-1 38-1 48-1 8 0 42 0 49 1 0-3 0-6 0-9-3 0-8 0-11 0-26 0-26-4-26-14 0-49 0-100 0-149z"><text:p/></draw:path><draw:path draw:style-name="gr3" draw:text-style-name="P107" svg:width="0.256cm" svg:height="0.089cm" svg:x="0.95cm" svg:y="0.37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28cm" svg:height="0.281cm" svg:x="1.357cm" svg:y="0.247cm" svg:viewBox="0 0 229 282" svg:d="M229 4c0-1-1-4-5-4-2 0-2 1-6 6-7 7-12 15-19 23-10-19-30-29-55-29-49 0-96 45-96 91 0 32 21 50 40 55 14 4 28 8 42 11 14 4 35 9 35 41 0 35-31 72-69 72-24 0-67-9-67-58 0-8 1-17 2-19 0-3 0-3 0-4 0-3-3-4-5-4s-2 1-3 2c-2 1-23 89-23 90 0 2 1 5 4 5 2 0 3-1 7-7 7-8 12-14 19-22 16 23 43 29 65 29 52 0 99-52 99-100 0-27-14-40-19-46-10-8-15-9-50-18-8-2-23-7-26-8-10-3-23-14-23-35 0-31 31-64 67-64 33 0 56 17 56 61 0 12-1 18-1 20s0 5 4 5 5-1 6-8c7-28 14-56 21-85z"><text:p/></draw:path><draw:path draw:style-name="gr3" draw:text-style-name="P107" svg:width="0.165cm" svg:height="0.121cm" svg:x="1.585cm" svg:y="0.459cm" svg:viewBox="0 0 166 122" svg:d="M21 102c-1 4-3 10-3 11 0 7 5 9 10 9 4 0 7-3 9-5 2-4 5-11 6-18 1-4 4-18 5-24 3-6 4-12 5-18 3-11 4-13 12-24s20-25 41-25c15 0 15 14 15 18 0 17-11 47-15 59-4 7-5 10-5 14 0 14 12 23 26 23 27 0 39-37 39-42 0-3-3-3-4-3-5 0-5 2-6 4-6 22-17 33-28 33-6 0-7-3-7-8 0-7 1-10 7-22 3-9 14-38 14-53 0-27-21-31-35-31-23 0-39 14-46 25-3-18-18-25-29-25-12 0-19 9-22 14-6 11-10 27-10 28 0 3 4 3 6 3 3 0 3-1 5-8 4-16 9-29 20-29 6 0 9 5 9 13 0 5-3 15-5 23-2 7-4 18-5 24-4 11-6 23-9 34z"><text:p/></draw:path><draw:path draw:style-name="gr3" draw:text-style-name="P107" svg:width="0.256cm" svg:height="0.256cm" svg:x="1.891cm" svg:y="0.297cm" svg:viewBox="0 0 257 257" svg:d="M136 136c37 0 72 0 108 0 6 0 13 0 13-7 0-8-7-8-13-8-36 0-71 0-108 0 0-36 0-71 0-108 0-5 0-13-7-13-8 0-8 8-8 13 0 37 0 72 0 108-36 0-71 0-108 0-5 0-13 0-13 8 0 7 8 7 13 7 37 0 72 0 108 0 0 37 0 73 0 109 0 5 0 12 8 12 7 0 7-7 7-12 0-36 0-72 0-109z"><text:p/></draw:path><draw:path draw:style-name="gr3" draw:text-style-name="P107" svg:width="0.127cm" svg:height="0.256cm" svg:x="3.438cm" svg:y="0.001cm" svg:viewBox="0 0 128 257" svg:d="M79 10c0-9 0-10-9-10-24 25-58 25-70 25 0 5 0 8 0 12 8 0 31 0 51-11 0 68 0 134 0 201 0 14-1 18-37 18-4 0-7 0-12 0 0 5 0 8 0 12 13-1 48-1 63-1s48 0 63 1c0-4 0-7 0-12-5 0-9 0-14 0-34 0-35-4-35-18 0-73 0-144 0-217z"><text:p/></draw:path><draw:path draw:style-name="gr3" draw:text-style-name="P107" svg:width="2.396cm" svg:height="0.014cm" svg:x="2.303cm" svg:y="0.418cm" svg:viewBox="0 0 2397 15" svg:d="M1198 15c-399 0-799 0-1198 0 0-5 0-9 0-15 799 0 1598 0 2397 0 0 6 0 10 0 15-400 0-799 0-1199 0z"><text:p/></draw:path><draw:path draw:style-name="gr3" draw:text-style-name="P107" svg:width="0.088cm" svg:height="0.386cm" svg:x="2.341cm" svg:y="0.495cm" svg:viewBox="0 0 89 387" svg:d="M89 383c0-1 0-1-6-8-49-49-61-122-61-181 0-67 14-135 63-183 4-4 4-5 4-7 0-3-1-4-3-4-5 0-39 26-62 76-20 43-24 86-24 118 0 30 4 77 25 121 23 47 56 72 61 72 2 0 3-1 3-4z"><text:p/></draw:path><draw:path draw:style-name="gr3" draw:text-style-name="P107" svg:width="0.208cm" svg:height="0.174cm" svg:x="2.465cm" svg:y="0.617cm" svg:viewBox="0 0 209 175" svg:d="M22 147c-1 7-3 16-3 17 0 8 5 11 11 11 5 0 12-3 14-11 1-1 6-19 8-29 3-12 5-23 9-35 2-8 4-16 6-25 1-7 5-18 5-20 6-12 26-47 63-47 18 0 21 14 21 27 0 24-20 74-25 90-3 9-4 14-4 18 0 19 14 32 31 32 37 0 51-56 51-59 0-5-3-5-4-5-5 0-5 1-6 8-8 25-21 47-39 47-7 0-10-3-10-12 0-10 4-20 7-27 7-21 23-64 23-86 0-26-16-41-44-41-35 0-53 24-60 33-2-21-18-33-35-33-19 0-26 14-30 22-5 13-11 35-11 37 0 4 3 4 4 4 4 0 5 0 7-9 7-28 14-46 29-46 7 0 11 5 11 18 0 8-1 13-6 32-8 30-15 60-23 89z"><text:p/></draw:path><draw:path draw:style-name="gr3" draw:text-style-name="P107" svg:width="0.256cm" svg:height="0.256cm" svg:x="2.792cm" svg:y="0.56cm" svg:viewBox="0 0 257 257" svg:d="M136 136c37 0 72 0 108 0 6 0 13 0 13-7 0-8-7-8-13-8-36 0-71 0-108 0 0-36 0-71 0-108 0-5 0-13-7-13-8 0-8 8-8 13 0 37 0 72 0 108-36 0-71 0-108 0-5 0-13 0-13 8 0 7 8 7 13 7 37 0 72 0 108 0 0 37 0 73 0 109 0 5 0 12 8 12 7 0 7-7 7-12 0-36 0-72 0-109z"><text:p/></draw:path><draw:path draw:style-name="gr3" draw:text-style-name="P107" svg:width="0.127cm" svg:height="0.256cm" svg:x="3.191cm" svg:y="0.528cm" svg:viewBox="0 0 128 257" svg:d="M79 10c0-9 0-10-9-10-24 24-58 24-70 24 0 5 0 8 0 12 8 0 31 0 51-10 0 68 0 134 0 201 0 14-1 18-36 18-4 0-8 0-13 0 0 5 0 8 0 12 15-1 48-1 63-1s49 0 63 1c0-4 0-7 0-12-5 0-8 0-12 0-36 0-37-4-37-18 0-73 0-144 0-217z"><text:p/></draw:path><draw:path draw:style-name="gr3" draw:text-style-name="P107" svg:width="0.088cm" svg:height="0.386cm" svg:x="3.372cm" svg:y="0.495cm" svg:viewBox="0 0 89 387" svg:d="M89 194c0-30-4-77-25-121-23-48-56-73-61-73-2 0-3 2-3 4s0 3 7 9c38 39 60 100 60 181 0 66-14 134-63 182-4 6-4 6-4 7 0 2 1 4 3 4 5 0 39-26 62-76 20-41 24-84 24-117z"><text:p/></draw:path><draw:path draw:style-name="gr3" draw:text-style-name="P107" svg:width="0.089cm" svg:height="0.386cm" svg:x="3.538cm" svg:y="0.495cm" svg:viewBox="0 0 90 387" svg:d="M90 383c0-1 0-1-6-8-49-49-61-122-61-181 0-67 14-135 62-183 5-4 5-5 5-7 0-3-2-4-4-4-3 0-39 26-62 76-20 43-24 86-24 118 0 30 4 77 25 121 23 47 58 72 61 72 2 0 4-1 4-4z"><text:p/></draw:path><draw:path draw:style-name="gr3" draw:text-style-name="P107" svg:width="0.209cm" svg:height="0.174cm" svg:x="3.662cm" svg:y="0.617cm" svg:viewBox="0 0 210 175" svg:d="M23 147c-1 7-3 16-3 17 0 8 5 11 11 11 4 0 11-3 14-11 0-1 6-19 8-29 2-12 5-23 8-35 2-8 5-16 6-25 2-7 6-18 6-20 5-12 26-47 62-47 18 0 21 14 21 27 0 24-18 74-25 90-3 9-3 14-3 18 0 19 13 32 32 32 36 0 50-56 50-59 0-5-3-5-5-5-4 0-4 1-6 8-8 25-20 47-39 47-7 0-9-3-9-12 0-10 3-20 6-27 8-21 25-64 25-86 0-26-17-41-46-41-34 0-53 24-60 33-1-21-18-33-35-33-18 0-26 14-29 22-6 13-12 35-12 37 0 4 3 3 4 4 5 0 5 0 7-9 7-28 14-46 29-46 7 0 12 5 12 18 0 8-1 13-7 32-8 30-14 60-22 89z"><text:p/></draw:path><draw:path draw:style-name="gr3" draw:text-style-name="P107" svg:width="0.255cm" svg:height="0.256cm" svg:x="3.991cm" svg:y="0.56cm" svg:viewBox="0 0 256 257" svg:d="M136 136c37 0 72 0 108 0 6 0 12 0 12-7 0-8-6-8-12-8-36 0-71 0-108 0 0-36 0-71 0-108 0-5 0-13-7-13-8 0-8 8-8 13 0 37 0 72 0 108-36 0-73 0-109 0-5 0-12 0-12 8 0 7 7 7 12 7 36 0 73 0 109 0 0 37 0 73 0 109 0 5 0 12 8 12 7 0 7-7 7-12 0-36 0-72 0-109z"><text:p/></draw:path><draw:path draw:style-name="gr3" draw:text-style-name="P107" svg:width="0.153cm" svg:height="0.256cm" svg:x="4.375cm" svg:y="0.528cm" svg:viewBox="0 0 154 257" svg:d="M30 228c13-13 27-27 40-40 61-54 84-75 84-113 0-44-34-75-81-75-44 0-73 35-73 70 0 21 20 21 21 21 7 0 20-4 20-19 0-11-7-21-21-21-3 0-3 0-5 1 9-26 30-40 52-40 35 0 52 31 52 63 0 31-19 61-41 86-24 27-49 55-74 82-4 5-4 6-4 14 47 0 96 0 143 0 3-22 8-45 11-67-3 0-7 0-10 0-1 11-4 29-8 34-3 4-28 4-37 4-23 0-46 0-69 0z"><text:p/></draw:path><draw:path draw:style-name="gr3" draw:text-style-name="P107" svg:width="0.089cm" svg:height="0.386cm" svg:x="4.57cm" svg:y="0.495cm" svg:viewBox="0 0 90 387" svg:d="M90 194c0-30-4-77-25-121-24-48-57-73-61-73-2 0-4 2-4 4s0 3 8 9c37 39 59 100 59 181 0 66-14 134-61 182-6 6-6 6-6 7 0 2 2 4 4 4 4 0 39-26 62-76 20-41 24-84 24-117z"><text:p/></draw:path><draw:path draw:style-name="gr3" draw:text-style-name="P107" svg:width="0.256cm" svg:height="0.089cm" svg:x="0.95cm" svg:y="1.40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6cm" svg:x="1.371cm" svg:y="1.289cm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107" svg:width="0.236cm" svg:height="0.014cm" svg:x="1.647cm" svg:y="1.443cm" svg:viewBox="0 0 237 15" svg:d="M223 15c7 0 14 0 14-7 0-8-7-8-14-8-69 0-139 0-209 0-6 0-14 0-14 8 0 7 8 7 14 7 70 0 140 0 209 0z"><text:p/></draw:path><draw:path draw:style-name="gr3" draw:text-style-name="P107" svg:width="0.127cm" svg:height="0.256cm" svg:x="2.435cm" svg:y="1.03cm" svg:viewBox="0 0 128 257" svg:d="M79 10c0-10 0-10-9-10-24 24-57 24-70 24 0 5 0 8 0 12 8 0 31 0 51-10 0 68 0 134 0 201 0 14-1 18-36 18-4 0-8 0-13 0 0 5 0 8 0 12 15-1 48-1 63-1s49 0 63 1c0-4 0-7 0-12-5 0-8 0-12 0-36 0-37-4-37-18 0-73 0-144 0-217z"><text:p/></draw:path><draw:path draw:style-name="gr3" draw:text-style-name="P107" svg:width="0.897cm" svg:height="0.014cm" svg:x="2.049cm" svg:y="1.443cm" svg:viewBox="0 0 898 15" svg:d="M449 15c-150 0-299 0-449 0 0-5 0-9 0-15 299 0 599 0 898 0 0 6 0 10 0 15-150 0-299 0-449 0z"><text:p/></draw:path><draw:path draw:style-name="gr3" draw:text-style-name="P107" svg:width="0.208cm" svg:height="0.174cm" svg:x="2.06cm" svg:y="1.641cm" svg:viewBox="0 0 209 175" svg:d="M23 149c-1 5-3 14-3 16 0 7 4 10 11 10 4 0 11-2 14-10 0-1 5-20 7-29 3-12 5-23 9-35 2-9 4-17 6-26 2-7 5-18 6-19 5-12 26-47 62-47 18 0 21 14 21 27 0 23-18 73-25 89-3 9-3 15-3 19 0 18 13 31 30 31 37 0 51-56 51-59 0-4-3-4-4-4-4 0-4 1-6 7-8 26-21 48-39 48-7 0-9-4-9-13 0-10 3-19 6-27 8-21 23-63 23-85 0-27-16-42-44-42-35 0-53 25-60 34-2-22-18-34-35-34-18 0-26 15-29 22-6 13-12 36-12 37 0 5 3 5 4 5 5 0 5-1 7-9 7-27 14-46 29-46 7 0 12 5 12 17 0 8-1 13-7 33-8 30-14 60-22 90z"><text:p/></draw:path><draw:path draw:style-name="gr3" draw:text-style-name="P107" svg:width="0.256cm" svg:height="0.256cm" svg:x="2.388cm" svg:y="1.589cm" svg:viewBox="0 0 257 257" svg:d="M138 136c36 0 71 0 107 0 6 0 12 0 12-7 0-8-6-8-12-8-36 0-71 0-107 0 0-36 0-73 0-109 0-5 0-12-8-12-9 0-9 7-9 12 0 36 0 73 0 109-36 0-71 0-108 0-5 0-13 0-13 8 0 7 8 7 13 7 37 0 72 0 108 0 0 37 0 72 0 108 0 6 0 13 9 13 8 0 8-7 8-13 0-36 0-71 0-108z"><text:p/></draw:path><draw:path draw:style-name="gr3" draw:text-style-name="P107" svg:width="0.126cm" svg:height="0.258cm" svg:x="2.788cm" svg:y="1.554cm" svg:viewBox="0 0 127 259" svg:d="M79 11c0-10 0-11-10-11-23 25-57 25-69 25 0 5 0 8 0 12 8 0 30 0 51-9 0 67 0 133 0 200 0 13-3 18-37 18-4 0-7 0-12 0 0 5 0 8 0 13 13-3 46-3 63-3 15 0 48 0 62 3 0-5 0-8 0-13-5 0-8 0-13 0-34 0-35-4-35-18 0-73 0-144 0-217z"><text:p/></draw:path><draw:path draw:style-name="gr3" draw:text-style-name="P107" svg:width="0.256cm" svg:height="0.256cm" svg:x="3.099cm" svg:y="1.322cm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107" svg:width="0.127cm" svg:height="0.256cm" svg:x="4.647cm" svg:y="1.03cm" svg:viewBox="0 0 128 257" svg:d="M79 10c0-10 0-10-9-10-24 24-58 24-70 24 0 5 0 8 0 12 8 0 30 0 51-10 0 68 0 134 0 201 0 14-1 18-37 18-4 0-7 0-12 0 0 5 0 8 0 12 13-1 48-1 63-1s48 0 63 1c0-4 0-7 0-12-5 0-9 0-14 0-34 0-35-4-35-18 0-73 0-144 0-217z"><text:p/></draw:path><draw:path draw:style-name="gr3" draw:text-style-name="P107" svg:width="2.396cm" svg:height="0.014cm" svg:x="3.511cm" svg:y="1.443cm" svg:viewBox="0 0 2397 15" svg:d="M1198 15c-399 0-799 0-1198 0 0-5 0-9 0-15 799 0 1598 0 2397 0 0 6 0 10 0 15-400 0-799 0-1199 0z"><text:p/></draw:path><draw:path draw:style-name="gr3" draw:text-style-name="P107" svg:width="0.088cm" svg:height="0.385cm" svg:x="3.549cm" svg:y="1.523cm" svg:viewBox="0 0 89 386" svg:d="M89 383c0-1 0-2-6-9-49-48-61-122-61-180 0-67 14-136 63-184 4-4 4-4 4-7 0-2-1-3-3-3-5 0-40 26-62 76-20 42-24 85-24 118 0 29 3 77 25 120 23 48 56 72 61 72 2 0 3-1 3-3z"><text:p/></draw:path><draw:path draw:style-name="gr3" draw:text-style-name="P107" svg:width="0.208cm" svg:height="0.174cm" svg:x="3.673cm" svg:y="1.641cm" svg:viewBox="0 0 209 175" svg:d="M22 149c-1 5-3 14-3 16 0 7 5 10 11 10 5 0 12-2 14-10 1-1 6-20 8-29 3-12 5-23 9-35 2-9 4-17 6-26 1-7 5-18 5-19 6-12 26-47 63-47 17 0 21 14 21 27 0 23-20 73-25 89-3 9-4 15-4 19 0 18 14 31 31 31 37 0 51-56 51-59 0-4-3-4-4-4-5 0-5 1-6 7-8 26-21 48-39 48-7 0-10-4-10-13 0-10 4-19 7-27 7-21 23-63 23-85 0-27-16-42-44-42-35 0-53 25-60 34-2-22-18-34-35-34-19 0-26 15-30 22-5 13-11 36-11 37 0 5 3 5 4 5 4 0 5-1 7-9 7-27 14-46 28-46 8 0 12 5 12 17 0 8-1 13-6 33-8 30-15 60-23 90z"><text:p/></draw:path><draw:path draw:style-name="gr3" draw:text-style-name="P107" svg:width="0.256cm" svg:height="0.256cm" svg:x="4cm" svg:y="1.589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107" svg:width="0.127cm" svg:height="0.258cm" svg:x="4.4cm" svg:y="1.554cm" svg:viewBox="0 0 128 259" svg:d="M79 11c0-10 0-11-9-11-24 25-58 25-70 25 0 5 0 8 0 12 8 0 31 0 51-9 0 67 0 133 0 200 0 13-1 18-36 18-4 0-8 0-13 0 0 5 0 8 0 13 15-3 48-3 63-3s49 0 63 3c0-5 0-8 0-13-5 0-8 0-12 0-36 0-37-4-37-18 0-73 0-144 0-217z"><text:p/></draw:path><draw:path draw:style-name="gr3" draw:text-style-name="P107" svg:width="0.088cm" svg:height="0.385cm" svg:x="4.581cm" svg:y="1.523cm" svg:viewBox="0 0 89 386" svg:d="M89 194c0-31-4-77-25-121-23-48-56-73-61-73-2 0-3 1-3 3 0 3 0 3 7 10 38 38 60 99 60 181 0 66-14 134-63 182-4 5-4 6-4 7 0 2 1 3 3 3 5 0 39-26 62-75 20-43 24-85 24-117z"><text:p/></draw:path><draw:path draw:style-name="gr3" draw:text-style-name="P107" svg:width="0.089cm" svg:height="0.385cm" svg:x="4.748cm" svg:y="1.523cm" svg:viewBox="0 0 90 386" svg:d="M90 383c0-1 0-2-6-9-49-48-62-122-62-180 0-67 15-136 63-184 5-4 5-4 5-7 0-2-2-3-4-3-3 0-39 26-62 76-20 42-24 85-24 118 0 29 4 77 25 120 23 48 58 72 61 72 2 0 4-1 4-3z"><text:p/></draw:path><draw:path draw:style-name="gr3" draw:text-style-name="P107" svg:width="0.209cm" svg:height="0.174cm" svg:x="4.871cm" svg:y="1.641cm" svg:viewBox="0 0 210 175" svg:d="M23 149c-1 5-3 14-3 16 0 7 5 10 11 10 4 0 11-2 14-10 0-1 5-20 8-29 2-12 5-23 8-35 2-9 5-17 6-26 2-7 6-18 6-19 5-12 26-47 62-47 18 0 21 14 21 27 0 23-18 73-25 89-3 9-3 15-3 19 0 18 13 31 32 31 36 0 50-56 50-59 0-4-4-4-5-4-4 0-4 1-6 7-8 26-21 48-39 48-7 0-9-4-9-13 0-10 3-19 6-27 8-21 25-63 25-85 0-27-18-42-46-42-34 0-53 25-60 34-1-22-18-34-35-34-18 0-26 15-29 22-6 13-12 36-12 37 0 5 3 4 4 5 5 0 5-1 7-9 7-27 14-46 29-46 7 0 12 5 12 17 0 8-1 13-7 33-8 30-14 60-22 90z"><text:p/></draw:path><draw:path draw:style-name="gr3" draw:text-style-name="P107" svg:width="0.255cm" svg:height="0.256cm" svg:x="5.2cm" svg:y="1.589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53cm" svg:height="0.258cm" svg:x="5.584cm" svg:y="1.554cm" svg:viewBox="0 0 154 259" svg:d="M30 228c13-13 27-27 40-40 61-53 84-74 84-112 0-44-34-76-81-76-44 0-73 36-73 70 0 22 20 22 21 22 7 0 20-4 20-20 0-10-7-20-21-20-3 0-3 0-5 0 9-26 30-40 52-40 35 0 52 32 52 64 0 31-19 62-41 85-24 27-49 56-74 83-4 4-4 5-4 15 47 0 96 0 143 0 3-24 8-46 11-69-3 0-7 0-10 0-1 12-4 29-8 36-3 2-28 2-37 2-23 0-46 0-69 0z"><text:p/></draw:path><draw:path draw:style-name="gr3" draw:text-style-name="P107" svg:width="0.089cm" svg:height="0.385cm" svg:x="5.78cm" svg:y="1.523cm" svg:viewBox="0 0 90 386" svg:d="M90 194c0-31-4-77-26-121-23-48-56-73-60-73-2 0-4 1-4 3 0 3 0 3 8 10 37 38 59 99 59 181 0 66-14 134-61 182-6 5-6 6-6 7 0 2 2 3 4 3 4 0 39-26 62-75 19-43 24-85 24-117z"><text:p/></draw:path><draw:path draw:style-name="gr3" draw:text-style-name="P107" svg:width="0.256cm" svg:height="0.089cm" svg:x="0.95cm" svg:y="2.43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6cm" svg:x="1.371cm" svg:y="2.316cm" svg:viewBox="0 0 128 257" svg:d="M79 10c0-9 0-10-9-10-24 25-58 25-70 25 0 4 0 8 0 11 8 0 30 0 51-10 0 68 0 134 0 201 0 14-1 18-37 18-4 0-7 0-12 0 0 5 0 8 0 12 13-1 48-1 63-1s48 0 63 1c0-4 0-7 0-12-5 0-9 0-14 0-34 0-35-4-35-18 0-73 0-144 0-217z"><text:p/></draw:path><draw:path draw:style-name="gr3" draw:text-style-name="P107" svg:width="0.256cm" svg:height="0.256cm" svg:x="1.637cm" svg:y="2.348cm" svg:viewBox="0 0 257 257" svg:d="M136 136c37 0 72 0 108 0 6 0 13 0 13-7 0-8-7-8-13-8-36 0-71 0-108 0 0-36 0-71 0-108 0-5 0-13-7-13-8 0-8 8-8 13 0 37 0 72 0 108-36 0-73 0-109 0-4 0-12 0-12 8 0 7 8 7 12 7 36 0 73 0 109 0 0 37 0 73 0 109 0 6 0 12 8 12 7 0 7-6 7-12 0-36 0-72 0-109z"><text:p/></draw:path><draw:path draw:style-name="gr3" draw:text-style-name="P107" svg:width="0.236cm" svg:height="0.016cm" svg:x="2.347cm" svg:y="2.207cm" svg:viewBox="0 0 237 17" svg:d="M222 17c7 0 15 0 15-9 0-8-8-8-15-8-69 0-139 0-209 0-6 0-13 0-13 8 0 9 7 9 13 9 70 0 140 0 209 0z"><text:p/></draw:path><draw:path draw:style-name="gr3" draw:text-style-name="P107" svg:width="0.209cm" svg:height="0.174cm" svg:x="2.626cm" svg:y="2.141cm" svg:viewBox="0 0 210 175" svg:d="M23 149c-1 5-3 14-3 16 0 7 5 10 11 10 4 0 12-3 14-11 1 0 6-19 8-29 3-11 5-23 9-34 2-9 4-17 6-26 1-7 5-18 5-19 5-12 26-47 62-47 18 0 21 14 21 26 0 24-18 74-24 90-4 9-4 15-4 18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1-23 91z"><text:p/></draw:path><draw:path draw:style-name="gr3" draw:text-style-name="P107" svg:width="0.236cm" svg:height="0.016cm" svg:x="2.964cm" svg:y="2.207cm" svg:viewBox="0 0 237 17" svg:d="M223 17c7 0 14 0 14-9 0-8-7-8-14-8-69 0-139 0-209 0-6 0-14 0-14 8 0 9 8 9 14 9 70 0 140 0 209 0z"><text:p/></draw:path><draw:path draw:style-name="gr3" draw:text-style-name="P107" svg:width="0.153cm" svg:height="0.256cm" svg:x="3.338cm" svg:y="2.054cm" svg:viewBox="0 0 154 257" svg:d="M30 228c14-13 27-27 42-40 59-53 82-74 82-113 0-44-34-75-81-75-44 0-73 36-73 70 0 22 20 22 21 22 7 0 20-5 20-20 0-10-7-20-20-20-3 0-4 0-6 0 9-26 30-40 52-40 35 0 52 32 52 63 0 32-19 61-40 86-25 27-49 55-75 82-4 5-4 6-4 14 48 0 96 0 144 0 3-22 7-45 10-67-3 0-5 0-9 0-2 12-5 29-9 34-2 4-28 4-36 4-23 0-47 0-70 0z"><text:p/></draw:path><draw:path draw:style-name="gr3" draw:text-style-name="P107" svg:width="0.256cm" svg:height="0.258cm" svg:x="3.62cm" svg:y="2.086cm" svg:viewBox="0 0 257 259" svg:d="M136 138c37 0 72 0 108 0 6 0 13-2 13-9 0-9-7-8-13-8-36 0-71 0-108 0 0-36 0-71 0-108 0-5 0-13-7-13-8 0-8 8-8 13 0 37 0 72 0 108-36 0-71 0-108 0-5 0-13-1-13 8 0 7 8 9 13 9 37 0 72 0 108 0 0 36 0 71 0 107 0 6 0 14 8 14 7 0 7-8 7-14 0-36 0-71 0-107z"><text:p/></draw:path><draw:path draw:style-name="gr3" draw:text-style-name="P107" svg:width="0.127cm" svg:height="0.256cm" svg:x="4.019cm" svg:y="2.054cm" svg:viewBox="0 0 128 257" svg:d="M79 10c0-9 0-10-9-10-24 25-58 25-70 25 0 5 0 8 0 12 8 0 31 0 51-9 0 67 0 133 0 200 0 13-1 17-36 17-4 0-8 0-13 0 0 5 0 8 0 12 15-1 48-1 63-1s49 0 63 1c0-4 0-7 0-12-5 0-8 0-12 0-36 0-37-3-37-17 0-73 0-145 0-218z"><text:p/></draw:path><draw:path draw:style-name="gr3" draw:text-style-name="P107" svg:width="2.396cm" svg:height="0.014cm" svg:x="2.049cm" svg:y="2.469cm" svg:viewBox="0 0 2397 15" svg:d="M1198 15c-399 0-799 0-1198 0 0-5 0-9 0-15 799 0 1598 0 2397 0 0 6 0 10 0 15-400 0-799 0-1199 0z"><text:p/></draw:path><draw:path draw:style-name="gr3" draw:text-style-name="P107" svg:width="0.088cm" svg:height="0.385cm" svg:x="2.087cm" svg:y="2.549cm" svg:viewBox="0 0 89 386" svg:d="M89 382c0-1 0-1-6-8-49-49-61-122-61-181 0-68 14-135 63-183 4-4 4-6 4-7 0-2-1-3-3-3-5 0-40 25-62 75-20 43-24 86-24 118 0 30 3 77 25 121 23 47 56 72 61 72 2 0 3-1 3-4z"><text:p/></draw:path><draw:path draw:style-name="gr3" draw:text-style-name="P107" svg:width="0.208cm" svg:height="0.174cm" svg:x="2.21cm" svg:y="2.668cm" svg:viewBox="0 0 209 175" svg:d="M22 147c-1 7-3 16-3 17 0 8 5 11 11 11 5 0 12-3 14-11 1-1 6-19 8-29 3-12 5-23 9-35 2-8 4-16 6-25 1-7 5-18 5-20 6-12 26-47 63-47 17 0 21 14 21 27 0 24-20 74-25 90-3 9-4 14-4 18 0 19 14 32 31 32 37 0 51-56 51-59 0-5-3-5-4-5-5 0-5 1-6 8-8 26-21 47-39 47-7 0-10-3-10-12 0-10 4-20 7-27 7-21 23-64 23-86 0-26-16-41-44-41-35 0-53 24-60 33-2-21-18-33-35-33-19 0-26 14-30 22-5 13-11 35-11 37 0 4 3 4 4 4 4 0 5 0 7-9 7-28 14-46 28-46 8 0 12 5 12 18 0 8-1 13-6 32-8 30-15 60-23 89z"><text:p/></draw:path><draw:path draw:style-name="gr3" draw:text-style-name="P107" svg:width="0.256cm" svg:height="0.256cm" svg:x="2.538cm" svg:y="2.614cm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3" draw:text-style-name="P107" svg:width="0.127cm" svg:height="0.256cm" svg:x="2.938cm" svg:y="2.583cm" svg:viewBox="0 0 128 257" svg:d="M79 10c0-9 0-10-9-10-24 25-58 25-70 25 0 4 0 8 0 11 8 0 31 0 51-10 0 68 0 134 0 201 0 14-1 18-36 18-4 0-8 0-13 0 0 5 0 8 0 12 15-1 48-1 63-1s49 0 63 1c0-4 0-7 0-12-5 0-8 0-12 0-36 0-37-4-37-18 0-73 0-144 0-217z"><text:p/></draw:path><draw:path draw:style-name="gr3" draw:text-style-name="P107" svg:width="0.088cm" svg:height="0.385cm" svg:x="3.118cm" svg:y="2.549cm" svg:viewBox="0 0 89 386" svg:d="M89 193c0-30-4-77-25-120-23-49-56-73-61-73-2 0-3 1-3 3 0 1 0 3 7 9 38 39 60 100 60 181 0 66-14 134-63 182-4 6-4 6-4 7 0 2 1 4 3 4 5 0 39-26 62-76 20-42 24-84 24-117z"><text:p/></draw:path><draw:path draw:style-name="gr3" draw:text-style-name="P107" svg:width="0.089cm" svg:height="0.385cm" svg:x="3.284cm" svg:y="2.549cm" svg:viewBox="0 0 90 386" svg:d="M90 382c0-1 0-1-6-8-49-49-62-122-62-181 0-68 15-135 63-183 5-4 5-6 5-7 0-2-2-3-4-3-3 0-39 25-62 75-20 43-24 86-24 118 0 30 4 77 25 121 23 47 58 72 61 72 2 0 4-1 4-4z"><text:p/></draw:path><draw:path draw:style-name="gr3" draw:text-style-name="P107" svg:width="0.209cm" svg:height="0.174cm" svg:x="3.407cm" svg:y="2.668cm" svg:viewBox="0 0 210 175" svg:d="M23 147c-1 7-3 16-3 17 0 8 5 11 11 11 4 0 11-3 14-11 0-1 5-19 8-29 2-12 5-23 8-35 2-8 5-16 6-25 2-7 5-18 6-20 5-12 26-47 62-47 18 0 21 14 21 27 0 24-18 74-25 90-3 9-3 14-3 18 0 19 13 32 32 32 36 0 50-56 50-59 0-5-4-5-5-5-4 0-4 1-6 8-8 26-21 47-39 47-7 0-9-3-9-12 0-10 3-20 6-27 8-21 25-64 25-86 0-26-18-41-46-41-34 0-53 24-60 33-1-21-18-33-35-33-18 0-26 14-29 22-6 13-12 35-12 37 0 4 3 3 4 4 5 0 5 0 7-9 7-28 14-46 29-46 7 0 12 5 12 18 0 8-1 13-7 32-8 30-14 60-22 89z"><text:p/></draw:path><draw:path draw:style-name="gr3" draw:text-style-name="P107" svg:width="0.255cm" svg:height="0.256cm" svg:x="3.736cm" svg:y="2.614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107" svg:width="0.153cm" svg:height="0.256cm" svg:x="4.12cm" svg:y="2.583cm" svg:viewBox="0 0 154 257" svg:d="M30 228c13-13 27-27 40-40 61-54 84-75 84-113 0-44-34-75-81-75-44 0-73 35-73 70 0 21 20 21 21 21 7 0 20-4 20-19 0-10-7-21-21-21-3 0-3 0-5 1 9-26 30-40 52-40 35 0 52 31 52 63 0 31-19 61-41 86-24 27-49 55-74 82-4 5-4 6-4 14 47 0 96 0 143 0 3-22 8-45 11-67-3 0-7 0-10 0-1 11-4 29-8 34-3 4-28 4-37 4-23 0-46 0-69 0z"><text:p/></draw:path><draw:path draw:style-name="gr3" draw:text-style-name="P107" svg:width="0.089cm" svg:height="0.385cm" svg:x="4.316cm" svg:y="2.549cm" svg:viewBox="0 0 90 386" svg:d="M90 193c0-30-4-77-26-120-23-49-56-73-60-73-2 0-4 1-4 3 0 1 0 3 8 9 37 39 59 100 59 181 0 66-14 134-61 182-6 6-6 6-6 7 0 2 2 4 4 4 4 0 39-26 62-76 19-42 24-84 24-117z"><text:p/></draw:path><draw:path draw:style-name="gr3" draw:text-style-name="P107" svg:width="0.256cm" svg:height="0.089cm" svg:x="0.95cm" svg:y="3.45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6cm" svg:x="1.371cm" svg:y="3.345cm" svg:viewBox="0 0 128 257" svg:d="M79 10c0-10 0-10-9-10-24 24-58 24-70 24 0 5 0 8 0 12 8 0 30 0 51-10 0 68 0 134 0 201 0 13-1 18-37 18-4 0-7 0-12 0 0 5 0 8 0 12 13-1 48-1 63-1s48 0 63 1c0-4 0-7 0-12-5 0-9 0-14 0-34 0-35-4-35-18 0-73 0-144 0-217z"><text:p/></draw:path><draw:path draw:style-name="gr3" draw:text-style-name="P107" svg:width="0.236cm" svg:height="0.014cm" svg:x="1.647cm" svg:y="3.496cm" svg:viewBox="0 0 237 15" svg:d="M223 15c7 0 14 0 14-7 0-8-7-8-14-8-69 0-139 0-209 0-6 0-14 0-14 8 0 7 8 7 14 7 70 0 140 0 209 0z"><text:p/></draw:path><draw:path draw:style-name="gr3" draw:text-style-name="P107" svg:width="0.127cm" svg:height="0.256cm" svg:x="2.435cm" svg:y="3.083cm" svg:viewBox="0 0 128 257" svg:d="M79 10c0-9 0-10-9-10-24 24-57 24-70 24 0 5 0 8 0 12 8 0 31 0 51-10 0 68 0 134 0 201 0 14-1 18-36 18-4 0-8 0-13 0 0 5 0 8 0 12 15-1 48-1 63-1s49 0 63 1c0-4 0-7 0-12-5 0-8 0-12 0-36 0-37-4-37-18 0-73 0-144 0-217z"><text:p/></draw:path><draw:path draw:style-name="gr3" draw:text-style-name="P107" svg:width="0.897cm" svg:height="0.014cm" svg:x="2.049cm" svg:y="3.496cm" svg:viewBox="0 0 898 15" svg:d="M449 15c-150 0-299 0-449 0 0-5 0-9 0-15 299 0 599 0 898 0 0 6 0 10 0 15-150 0-299 0-449 0z"><text:p/></draw:path><draw:path draw:style-name="gr3" draw:text-style-name="P107" svg:width="0.208cm" svg:height="0.174cm" svg:x="2.06cm" svg:y="3.696cm" svg:viewBox="0 0 209 175" svg:d="M23 149c-1 5-3 14-3 16 0 7 4 10 11 10 4 0 11-2 14-10 0-1 5-20 7-29 3-12 5-23 9-35 2-9 4-16 6-26 2-7 5-18 6-19 5-12 26-47 62-47 18 0 21 14 21 27 0 23-18 73-25 91-3 8-3 13-3 17 0 18 13 31 30 31 37 0 51-56 51-59 0-4-3-4-4-4-4 0-4 1-6 7-8 26-21 48-39 48-7 0-9-4-9-13 0-10 3-19 6-27 8-20 23-63 23-85 0-27-16-42-44-42-35 0-53 25-60 34-2-22-18-34-35-34-18 0-26 15-29 22-6 13-12 36-12 37 0 5 3 5 4 5 5 0 5 0 7-9 7-27 14-46 29-46 7 0 12 5 12 17 0 9-1 13-7 33-8 30-14 60-22 90z"><text:p/></draw:path><draw:path draw:style-name="gr3" draw:text-style-name="P107" svg:width="0.256cm" svg:height="0.256cm" svg:x="2.388cm" svg:y="3.64cm" svg:viewBox="0 0 257 257" svg:d="M138 136c36 0 71 0 107 0 6 0 12 0 12-7 0-8-6-8-12-8-36 0-71 0-107 0 0-36 0-73 0-109 0-5 0-12-8-12-9 0-9 7-9 12 0 36 0 73 0 109-36 0-71 0-108 0-5 0-13 0-13 8 0 7 8 7 13 7 37 0 72 0 108 0 0 37 0 72 0 108 0 6 0 13 9 13 8 0 8-7 8-13 0-36 0-71 0-108z"><text:p/></draw:path><draw:path draw:style-name="gr3" draw:text-style-name="P107" svg:width="0.153cm" svg:height="0.256cm" svg:x="2.773cm" svg:y="3.608cm" svg:viewBox="0 0 154 257" svg:d="M30 228c13-13 27-28 40-41 61-53 84-74 84-112 0-44-35-75-81-75-44 0-73 35-73 69 0 22 19 22 20 22 6 0 21-4 21-21 0-9-8-19-21-19-3 0-3 0-5 0 9-26 30-40 52-40 35 0 52 32 52 64 0 31-20 61-41 85-24 27-49 56-74 83-4 3-4 5-4 14 47 0 96 0 143 0 3-23 8-45 11-68-3 0-7 0-10 0-2 12-4 29-9 35-2 4-27 4-36 4-23 0-46 0-69 0z"><text:p/></draw:path></draw:g></text:p>
            </text:list-item>
          </text:list>
        </text:list-item>
        <text:list-item>
          <text:p text:style-name="P47"><text:span text:style-name="T1">מש"ל</text:span> <draw:g text:anchor-type="as-char" svg:y="-0.265cm" draw:z-index="89" draw:name="Shape29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ד)</text:h>
      <text:list text:style-name="L6">
        <text:list-item>
          <text:p text:style-name="P48">צ.ל.:</text:p>
          <text:p text:style-name="P15"><draw:g text:anchor-type="as-char" svg:y="-1.088cm" draw:z-index="118" draw:name="Shape30" draw:style-name="gr1"><svg:title>TexMaths</svg:title><svg:desc>11§latex§\begin{gather*}
  S_n :=\sum_{i = 1}^n \frac{1}{n + i} \\
  \forall n \in \mathbb{N}. n \ge 3 \rightarrow \left( S_n &gt; \frac{3}{5}\right)
\end{gather}§svg§600§FALSE§</svg:desc><draw:path draw:style-name="gr2" draw:text-style-name="P106" svg:width="4.543cm" svg:height="2.136cm" svg:x="0.02cm" svg:y="0.019cm" svg:viewBox="0 0 4544 2137" svg:d="M0 0c1515 0 3029 0 4544 0 0 713 0 1424 0 2137-1515 0-3029 0-4544 0 0-713 0-1424 0-2137z"><text:p/></draw:path><draw:path draw:style-name="gr3" draw:text-style-name="P107" svg:width="0.228cm" svg:height="0.279cm" svg:x="1.042cm" svg:y="0.33cm" svg:viewBox="0 0 229 280" svg:d="M229 3c0-1-1-3-5-3-2 0-2 0-6 5-7 8-12 15-19 22-10-17-31-27-55-27-49 0-96 44-96 91 0 31 20 49 40 55 14 4 27 7 42 10 14 5 35 10 35 42 0 34-31 70-69 70-25 0-67-7-67-56 0-9 1-18 2-21 0-1 0-1 0-2 0-4-2-4-5-4-2 0-2 0-3 1-2 2-23 90-23 91 0 2 1 3 3 3s4 0 8-5c7-8 12-14 19-22 16 22 43 27 65 27 52 0 99-51 99-99 0-26-14-39-20-45-9-8-15-11-49-19-8-3-23-6-26-7-10-3-23-14-23-35 0-31 31-64 67-64 32 0 56 16 56 59 0 12-1 20-1 22 1 1 0 4 4 4s5-1 6-8c6-29 14-56 21-85z"><text:p/></draw:path><draw:path draw:style-name="gr3" draw:text-style-name="P107" svg:width="0.165cm" svg:height="0.121cm" svg:x="1.27cm" svg:y="0.543cm" svg:viewBox="0 0 166 122" svg:d="M21 102c-1 4-3 10-3 11 0 6 5 9 9 9 5 0 8-4 10-7 3-2 4-11 6-16 1-6 4-18 5-24 3-7 4-12 5-19 3-11 4-13 12-24s20-24 41-24c15 0 15 13 15 18 0 17-12 47-15 58-4 7-5 9-5 14 0 14 12 24 25 24 28 0 40-37 40-42 0-3-3-2-4-3-5 0-5 1-6 4-6 22-17 33-28 33-6 0-7-4-7-10s1-9 5-22c4-7 16-37 16-51 0-27-21-31-35-31-23 0-39 13-47 24-2-19-17-24-28-24-12 0-19 8-22 14-6 10-10 26-10 27 0 4 4 4 5 4 4 0 4-1 6-9 4-15 9-28 20-28 6 0 9 5 9 13 0 4-3 14-5 22s-4 19-5 24c-4 12-6 23-9 35z"><text:p/></draw:path><draw:path draw:style-name="gr3" draw:text-style-name="P107" svg:width="0.04cm" svg:height="0.165cm" svg:x="1.609cm" svg:y="0.437cm" svg:viewBox="0 0 41 166" svg:d="M41 21c0-12-9-21-20-21-12 0-21 9-21 21 0 11 9 20 21 20 11 0 20-9 20-20zM41 146c0-11-9-21-20-21-12 0-21 10-21 21s9 20 21 20c11 0 20-9 20-20z"><text:p/></draw:path><draw:path draw:style-name="gr3" draw:text-style-name="P107" svg:width="0.256cm" svg:height="0.089cm" svg:x="1.705cm" svg:y="0.46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164cm" svg:height="0.121cm" svg:x="2.288cm" svg:y="0cm" svg:viewBox="0 0 165 122" svg:d="M20 102c-1 4-2 10-2 11 0 6 4 9 8 9 5 0 9-4 11-7 1-3 4-11 5-16 1-4 4-18 5-24 2-6 4-12 6-18 2-11 3-13 11-24 7-11 20-25 40-25 16 0 16 13 16 18 0 17-11 47-16 58-3 7-4 11-4 15 0 14 12 23 26 23 27 0 39-37 39-42 0-3-3-3-4-3-4 0-5 2-6 4-5 22-18 33-29 33-5 0-6-3-6-10 0-5 1-8 6-22 4-7 15-36 15-51 0-27-21-31-35-31-24 0-38 14-47 24-1-19-17-24-28-24-12 0-18 9-21 14-7 10-10 26-10 28 0 3 3 3 4 3 4 0 5-1 6-9 4-15 10-28 20-28 7 0 8 5 8 13 0 5-3 14-4 22-2 8-4 19-5 24-4 12-6 23-9 35z"><text:p/></draw:path><draw:path draw:style-name="gr3" draw:text-style-name="P107" svg:width="0.514cm" svg:height="0.539cm" svg:x="2.113cm" svg:y="0.236cm" svg:viewBox="0 0 515 540" svg:d="M467 540c16-42 32-82 48-123-4 0-7 0-10 0-16 41-56 67-101 78-8 2-45 12-120 12-78 0-155 0-233 0 66-77 130-154 196-231 4-3 4-4 4-5 0-2 0-3-2-7-61-81-120-164-181-245 71 0 142 0 212 0 52 0 87 5 91 5 21 3 54 10 84 30 10 5 37 23 50 54 3 0 6 0 10 0-16-37-32-72-48-108-151 0-304 0-456 0-9 0-10 0-11 2 0 1 0 9 0 13 68 94 136 186 205 280-68 78-134 156-201 234-4 6-4 7-4 8 0 3 3 3 11 3 152 0 305 0 456 0z"><text:p/></draw:path><draw:path draw:style-name="gr3" draw:text-style-name="P107" svg:width="0.08cm" svg:height="0.18cm" svg:x="2.133cm" svg:y="0.878cm" svg:viewBox="0 0 81 181" svg:d="M75 10c0-5-4-10-11-10s-16 7-16 14c0 6 5 11 11 11 8 0 16-7 16-15zM20 147c-1 4-2 7-2 11 0 14 11 23 25 23 27 0 38-37 38-40 0-5-2-4-3-5-4 0-4 3-5 6-7 21-19 32-29 32-6 0-7-4-7-9 0-7 1-12 5-18 2-7 5-14 7-22 4-6 14-30 15-34 0-2 1-5 1-9 0-12-11-23-25-23-28 0-40 38-40 42 0 3 3 3 4 3 5 0 5-1 6-4 6-23 19-33 28-33 5 0 7 2 7 10 0 7-1 10-9 26-5 15-11 30-16 44z"><text:p/></draw:path><draw:path draw:style-name="gr3" draw:text-style-name="P107" svg:width="0.198cm" svg:height="0.072cm" svg:x="2.248cm" svg:y="0.954cm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107" svg:width="0.098cm" svg:height="0.178cm" svg:x="2.495cm" svg:y="0.878cm" svg:viewBox="0 0 99 179" svg:d="M62 7c0-7-2-7-8-7-18 16-43 16-54 16 0 4 0 7 0 10 7 0 24 0 40-7 0 46 0 92 0 138 0 9 0 12-28 12-3 0-7 0-10 0 0 4 0 7 0 10 6 0 39-1 49-1 7 0 41 1 48 1 0-3 0-6 0-10-3 0-7 0-10 0-27 0-27-3-27-12 0-50 0-100 0-150z"><text:p/></draw:path><draw:path draw:style-name="gr3" draw:text-style-name="P107" svg:width="0.127cm" svg:height="0.256cm" svg:x="3.116cm" svg:y="0.083cm" svg:viewBox="0 0 128 257" svg:d="M79 10c0-9 0-10-9-10-24 24-58 24-70 24 0 5 0 8 0 12 8 0 30 0 51-10 0 67 0 133 0 201 0 14-2 18-37 18-4 0-7 0-12 0 0 5 0 8 0 12 13-1 47-1 63-1 15 0 48 0 63 1 0-4 0-7 0-12-5 0-9 0-14 0-34 0-35-4-35-18 0-73 0-145 0-217z"><text:p/></draw:path><draw:path draw:style-name="gr3" draw:text-style-name="P107" svg:width="0.836cm" svg:height="0.014cm" svg:x="2.76cm" svg:y="0.498cm" svg:viewBox="0 0 837 15" svg:d="M0 0c279 0 558 0 837 0 0 5 0 10 0 15-279 0-558 0-837 0 0-5 0-10 0-15z"><text:p/></draw:path><draw:path draw:style-name="gr3" draw:text-style-name="P107" svg:width="0.208cm" svg:height="0.174cm" svg:x="2.771cm" svg:y="0.7cm" svg:viewBox="0 0 209 175" svg:d="M22 148c-1 6-3 15-3 17 0 7 5 10 11 10 5 0 12-3 14-11 1 0 5-19 8-29 3-11 5-23 8-34 3-9 5-17 7-26 1-7 4-18 4-19 7-12 27-47 64-47 18 0 21 14 21 26 0 24-20 74-25 90-3 9-5 15-5 18 0 19 15 32 32 32 37 0 51-56 51-60 0-3-3-3-4-3-5 0-5 1-6 7-8 26-21 47-40 47-6 0-9-3-9-12 0-10 4-19 7-28 7-20 23-62 23-84 0-27-16-42-44-42-35 0-54 25-60 34-2-22-18-34-35-34-19 0-26 15-30 22-6 13-11 36-11 37 0 5 3 5 4 5 4 0 5-1 7-9 7-28 14-46 29-46 7 0 11 4 11 17 0 8-2 12-6 33-8 30-15 60-23 89z"><text:p/></draw:path><draw:path draw:style-name="gr3" draw:text-style-name="P107" svg:width="0.256cm" svg:height="0.256cm" svg:x="3.098cm" svg:y="0.642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107" svg:width="0.101cm" svg:height="0.259cm" svg:x="3.475cm" svg:y="0.611cm" svg:viewBox="0 0 102 260" svg:d="M99 14c0-7-6-14-14-14-11 0-21 10-21 21 0 6 5 13 14 13s21-9 21-20zM69 159c5-11 5-12 9-22 3-7 4-13 4-20 0-18-12-32-30-32-38 0-52 56-52 59 0 4 3 3 4 4 5 0 5-1 7-7 10-37 26-48 38-48 4 0 10 0 10 13 0 7-2 16-4 19-2 10-20 55-26 72-4 10-9 23-9 31 0 18 13 32 32 32 36 0 50-57 50-60s-3-3-4-3c-5 0-5 1-7 6-6 25-20 48-38 48-7 0-10-4-10-12 0-10 2-16 11-39 5-13 10-27 15-41z"><text:p/></draw:path><draw:path draw:style-name="gr3" draw:text-style-name="P107" svg:width="0.213cm" svg:height="0.275cm" svg:x="0cm" svg:y="1.543cm" svg:viewBox="0 0 214 276" svg:d="M213 14c1-4 1-4 1-6 0-5-2-8-7-8s-7 4-9 9c-11 28-21 56-32 84-40 0-78 0-118 0-11-28-21-56-32-84-2-6-3-9-8-9-4 0-8 3-8 8 0 1 0 1 2 6 32 85 65 169 97 253 1 6 3 9 9 9 5 0 6-3 7-8 33-84 65-169 98-254zM55 109c35 0 69 0 104 0-17 46-34 91-51 137-18-46-35-91-53-137z"><text:p/></draw:path><draw:path draw:style-name="gr3" draw:text-style-name="P107" svg:width="0.209cm" svg:height="0.175cm" svg:x="0.225cm" svg:y="1.64cm" svg:viewBox="0 0 210 176" svg:d="M23 148c-1 6-3 15-3 17 0 7 5 11 11 11 4 0 12-3 14-11 1-1 6-19 8-29 3-12 5-23 9-35 2-9 4-16 6-25 1-7 5-19 5-20 5-12 26-47 62-47 18 0 21 14 21 27 0 24-19 74-24 90-4 9-4 14-4 18 0 18 13 32 31 32 37 0 51-57 51-61 0-3-3-3-4-3-5 0-5 1-7 7-8 26-20 48-38 48-7 0-10-4-10-13 0-10 3-19 6-28 8-19 24-62 24-84 0-26-16-42-45-42-34 0-52 25-59 34-2-22-19-34-36-34-18 0-26 15-29 22-7 13-12 36-12 38 0 4 4 4 5 4 4 0 4 0 7-9 7-28 14-46 28-46 7 0 12 5 12 17 0 9-1 14-6 33-8 30-15 60-23 89z"><text:p/></draw:path><draw:path draw:style-name="gr3" draw:text-style-name="P107" svg:width="0.193cm" svg:height="0.223cm" svg:x="0.586cm" svg:y="1.603cm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107" svg:width="0.261cm" svg:height="0.271cm" svg:x="0.928cm" svg:y="1.545cm" svg:viewBox="0 0 262 272" svg:d="M34 35c0 63 0 126 0 188 0 21-3 28-23 28-4 0-11 1-11 6 0 8 7 8 13 8 20 0 41 0 61 0 6 0 12 0 12-8 0-5-6-6-11-6-21 0-24-8-24-29 0-58 0-118 0-176 56 74 111 146 167 220 3 5 4 6 7 6 7 0 7-6 7-12 0-73 0-147 0-219 0-21 3-27 21-28 2 0 9 0 9-6 0-7-6-7-12-7-19 0-39 0-58 0-6 0-13 0-13 7 0 6 8 6 12 6 21 1 25 9 25 29 0 40 0 80 0 121-39-53-79-105-117-158-3-5-6-5-14-5-22 0-45 0-67 0-7 0-13 0-13 7 0 6 6 6 8 6 11 1 18 8 22 12-1 4-1 5-1 10zM219 245c-56-73-112-148-168-222-5-4-5-5-9-10 15 0 31 0 46 0 44 58 87 118 131 176 0 19 0 38 0 56z"><text:p/></draw:path><draw:path draw:style-name="gr3" draw:text-style-name="P107" svg:width="0.04cm" svg:height="0.041cm" svg:x="1.232cm" svg:y="1.768cm" svg:viewBox="0 0 41 42" svg:d="M41 21c0-11-10-21-21-21s-20 10-20 21 9 21 20 21 21-10 21-21z"><text:p/></draw:path><draw:path draw:style-name="gr3" draw:text-style-name="P107" svg:width="0.209cm" svg:height="0.175cm" svg:x="1.317cm" svg:y="1.64cm" svg:viewBox="0 0 210 176" svg:d="M23 148c-1 6-3 15-3 17 0 7 5 11 11 11 4 0 12-3 14-11 0-1 6-19 8-29 2-12 5-23 7-35 4-9 6-16 7-25 2-7 6-19 6-20 5-12 26-47 62-47 18 0 21 14 21 27 0 24-19 74-25 90-3 9-3 14-3 18 0 18 13 32 31 32 37 0 51-57 51-61 0-3-3-3-5-3-4 0-4 1-6 7-8 26-20 48-40 48-6 0-8-4-8-13 0-10 3-19 6-28 8-19 24-62 24-84 0-26-16-42-45-42-34 0-54 25-60 34-1-22-18-34-35-34-18 0-26 15-29 22-7 13-12 36-12 38 0 4 3 3 4 4 5 0 5 0 7-9 7-28 14-46 29-46 7 0 12 5 12 17 0 9-1 14-7 33-8 30-14 60-22 89z"><text:p/></draw:path><draw:path draw:style-name="gr3" draw:text-style-name="P107" svg:width="0.234cm" svg:height="0.298cm" svg:x="1.677cm" svg:y="1.566cm" svg:viewBox="0 0 235 299" svg:d="M228 121c5-2 7-6 7-9s-1-5-7-9c-71-33-142-67-213-100-5-3-5-2-7-3-5 0-8 3-8 8s3 6 7 8c68 32 135 64 203 96-67 32-135 64-202 96-8 3-8 6-8 9 0 4 3 7 8 7 1 0 2 0 6-3 72-33 142-67 214-100zM222 299c7 0 13 0 13-8 0-7-7-7-13-7-69 0-140 0-209 0-5 0-13 0-13 7 0 8 7 8 13 8 69 0 140 0 209 0z"><text:p/></draw:path><draw:path draw:style-name="gr3" draw:text-style-name="P107" svg:width="0.16cm" svg:height="0.264cm" svg:x="2.069cm" svg:y="1.553cm" svg:viewBox="0 0 161 265" svg:d="M96 121c32-10 55-37 55-68 0-32-34-53-72-53-39 0-68 23-68 53 0 12 8 20 20 20s20-9 20-20c0-20-19-20-25-20 12-19 38-23 52-23 15 0 36 8 36 43 0 4 0 26-11 44s-24 20-34 20c-3 1-12 1-15 1-2 1-6 1-6 4 0 4 4 4 10 4s11 0 17 0c32 0 46 27 46 65 0 52-26 64-44 64-17 0-45-6-59-30 14 3 26-6 26-20 0-15-11-22-22-22-10 0-22 5-22 22 0 35 36 60 78 60 47 0 83-35 83-74 0-32-25-62-65-70z"><text:p/></draw:path><draw:path draw:style-name="gr3" draw:text-style-name="P107" svg:width="0.342cm" svg:height="0.201cm" svg:x="2.374cm" svg:y="1.612cm" svg:viewBox="0 0 343 202" svg:d="M301 109c-21 16-32 32-35 37-17 27-13 34-20 51 0 5 5 5 8 5 7 0 7-1 8-7 9-39 32-71 76-89 4-2 5-3 5-5 0-3-2-4-3-4-17-7-64-26-78-92-1-4-1-5-8-5-3 0-8 0-8 4 0 1 4 26 20 52 8 11 19 25 35 37-95 0-191 0-287 0-7 0-14 0-14 8s7 8 14 8c96 0 192 0 287 0z"><text:p/></draw:path><draw:path draw:style-name="gr3" draw:text-style-name="P107" svg:width="0.189cm" svg:height="0.926cm" svg:x="2.927cm" svg:y="1.249cm" svg:viewBox="0 0 190 927" svg:d="M190 923c0-1-1-2-2-4-14-14-40-39-66-81-62-100-90-225-90-374 0-104 14-237 78-353 30-55 62-87 79-103 1-1 1-3 1-4 0-4-3-4-9-4-5 0-5 0-11 7-129 117-170 294-170 457 0 152 35 305 133 420 8 9 22 24 39 39 4 4 4 4 9 4 6 0 9 0 9-4z"><text:p/></draw:path><draw:path draw:style-name="gr3" draw:text-style-name="P107" svg:width="0.228cm" svg:height="0.279cm" svg:x="3.151cm" svg:y="1.537cm" svg:viewBox="0 0 229 280" svg:d="M229 4c0-1-1-4-5-4-1 0-2 0-6 5-7 8-12 15-19 22-10-17-30-27-55-27-49 0-96 44-96 91 0 31 21 50 41 55 13 4 28 8 41 11 14 4 36 9 36 41 0 35-32 71-70 71-25 0-67-8-67-57 0-9 2-18 2-21 0-1 1-1 1-2 0-4-5-4-6-4-2 0-2 0-3 1-2 2-23 90-23 91 0 2 2 3 4 3 1 0 3 0 7-5 7-8 12-14 19-22 16 23 43 27 66 27 51 0 98-50 98-99 0-26-14-39-19-45-9-8-16-10-50-18-8-4-22-7-26-8-10-3-23-14-23-35 0-31 31-64 67-64 33 0 56 16 56 59 0 14-1 20-1 22 1 1 0 5 4 5s5-2 6-8c6-29 14-56 21-85z"><text:p/></draw:path><draw:path draw:style-name="gr3" draw:text-style-name="P107" svg:width="0.164cm" svg:height="0.121cm" svg:x="3.381cm" svg:y="1.748cm" svg:viewBox="0 0 165 122" svg:d="M20 102c-1 4-2 10-2 11 0 6 4 9 8 9 5 0 8-3 10-7 2-3 5-11 6-16 1-4 4-18 5-24 2-6 4-12 5-18 3-11 4-13 12-25 7-10 20-24 40-24 16 0 16 13 16 18 0 17-11 47-16 58-3 7-4 11-4 15 0 14 12 23 25 23 28 0 40-37 40-42 0-3-3-3-4-3-5 0-5 2-6 4-5 22-18 33-29 33-5 0-6-3-6-10 0-5 1-8 6-22 4-7 15-36 15-51 0-27-21-31-35-31-24 0-38 14-47 24-2-19-17-24-28-24-12 0-18 9-22 14-6 10-9 26-9 28 0 3 3 3 4 3 4 0 4-1 6-9 4-15 9-28 20-28 6 0 8 5 8 13 0 5-3 14-4 22-2 8-4 19-5 24-4 12-6 23-9 35z"><text:p/></draw:path><draw:path draw:style-name="gr3" draw:text-style-name="P107" svg:width="0.235cm" svg:height="0.223cm" svg:x="3.718cm" svg:y="1.603cm" svg:viewBox="0 0 236 224" svg:d="M229 121c4-2 7-4 7-9 0-4-3-6-7-9-72-33-143-67-215-100-4-3-5-3-6-3-5 0-8 3-8 8 0 3 2 5 8 8 67 32 135 64 202 96-67 32-135 64-202 96-6 2-8 5-8 9s3 7 8 7c1 0 2 0 6-3 72-33 143-67 215-100z"><text:p/></draw:path><draw:path draw:style-name="gr3" draw:text-style-name="P107" svg:width="0.16cm" svg:height="0.265cm" svg:x="4.157cm" svg:y="1.291cm" svg:viewBox="0 0 161 266" svg:d="M96 121c32-10 54-37 54-67 0-32-35-54-72-54-38 0-68 23-68 53 0 13 9 20 20 20 12 0 19-9 19-20 0-19-17-19-24-19 12-19 38-24 52-24 15 0 37 9 37 43 0 5-1 27-11 44-12 18-25 20-34 21-3 0-13 1-15 1-3 0-6 0-6 4 0 5 3 5 9 5s12 0 18 0c31 0 45 26 45 63 0 53-27 64-43 64-17 0-46-6-59-30 13 3 25-6 25-20 0-15-10-22-22-22-9 0-21 5-21 23 0 35 35 60 78 60 47 0 83-35 83-75 0-32-26-61-65-70z"><text:p/></draw:path><draw:path draw:style-name="gr3" draw:text-style-name="P107" svg:width="0.193cm" svg:height="0.014cm" svg:x="4.14cm" svg:y="1.707cm" svg:viewBox="0 0 194 15" svg:d="M0 0c65 0 129 0 194 0 0 5 0 10 0 15-65 0-129 0-194 0 0-5 0-10 0-15z"><text:p/></draw:path><draw:path draw:style-name="gr3" draw:text-style-name="P107" svg:width="0.153cm" svg:height="0.264cm" svg:x="4.16cm" svg:y="1.82cm" svg:viewBox="0 0 154 265" svg:d="M154 179c0-46-32-84-74-84-18 0-35 6-49 19 0-25 0-49 0-74 7 2 21 4 33 4 47 0 75-35 75-40 0-3-2-4-4-4-1 0-2 0-3 1-8 3-28 11-53 11-15 0-33-3-52-11-3-1-3-1-4-1-4 0-4 3-4 9 0 38 0 76 0 114 0 8 0 11 5 11 3 0 5-1 6-4 4-6 18-27 49-27 21 0 30 18 33 25 7 14 7 29 7 49 0 13 0 36-9 53-9 14-23 25-42 25-27 0-49-21-56-44 1 1 2 1 7 1 12 0 18-10 18-18 0-10-6-20-18-20-6 0-19 3-19 21 0 33 26 70 69 70 45 0 85-36 85-86z"><text:p/></draw:path><draw:path draw:style-name="gr3" draw:text-style-name="P107" svg:width="0.189cm" svg:height="0.926cm" svg:x="4.393cm" svg:y="1.249cm" svg:viewBox="0 0 190 927" svg:d="M190 464c0-152-35-305-133-420-8-9-22-25-38-39-5-5-6-5-11-5s-8 0-8 4c0 1 1 3 2 4 14 14 40 40 66 82 62 99 90 225 90 374 0 104-14 238-78 353-31 54-62 87-78 102-1 2-2 3-2 4 0 4 3 4 8 4s6 0 12-5c130-118 170-295 170-458z"><text:p/></draw:path></draw:g></text:p>
        </text:list-item>
        <text:list-item>
          <text:p text:style-name="P49">נוכיח באינדוקציה:</text:p>
          <text:list>
            <text:list-item>
              <text:p text:style-name="P49">בסיס:</text:p>
              <text:p text:style-name="P15"><draw:g text:anchor-type="as-char" svg:y="-0.517cm" draw:z-index="83" draw:name="Shape31" draw:style-name="gr1"><svg:title>TexMaths</svg:title><svg:desc>11§display§\frac{1}{3 + 1} + \frac{1}{3 + 2} + \frac{1}{3 + 3} = \frac{37}{60} &gt; \frac{3}{5}§svg§600§FALSE§</svg:desc><draw:path draw:style-name="gr2" draw:text-style-name="P106" svg:width="5.461cm" svg:height="0.777cm" svg:x="0.02cm" svg:y="0.018cm" svg:viewBox="0 0 5462 778" svg:d="M0 0c1820 0 3641 0 5462 0 0 259 0 519 0 778-1821 0-3642 0-5462 0 0-259 0-519 0-778z"><text:p/></draw:path><draw:path draw:style-name="gr3" draw:text-style-name="P107" svg:width="0.127cm" svg:height="0.255cm" svg:x="0.367cm" svg:y="0.005cm" svg:viewBox="0 0 128 256" svg:d="M79 10c0-10 0-10-9-10-24 24-58 24-70 24 0 5 0 8 0 12 8 0 31 0 51-10 0 67 0 133 0 201 0 13-2 18-37 18-4 0-7 0-12 0 0 3 0 7 0 11 13-1 47-1 63-1 15 0 49 0 63 1 0-4 0-8 0-11-5 0-8 0-13 0-35 0-36-4-36-18 0-73 0-145 0-217z"><text:p/></draw:path><draw:path draw:style-name="gr3" draw:text-style-name="P107" svg:width="0.858cm" svg:height="0.014cm" svg:x="0cm" svg:y="0.417cm" svg:viewBox="0 0 859 15" svg:d="M0 0c286 0 573 0 859 0 0 5 0 10 0 15-286 0-573 0-859 0 0-5 0-10 0-15z"><text:p/></draw:path><draw:path draw:style-name="gr3" draw:text-style-name="P107" svg:width="0.16cm" svg:height="0.265cm" svg:x="0.016cm" svg:y="0.529cm" svg:viewBox="0 0 161 266" svg:d="M96 121c32-10 54-37 54-68s-35-53-72-53c-38 0-68 23-68 53 0 12 9 20 20 20 12 0 19-9 19-20 0-19-17-19-24-19 12-20 38-24 52-24 15 0 37 8 37 43 0 4-1 27-11 44-12 18-25 20-34 20-3 1-13 1-15 1-3 1-6 1-6 5 0 5 3 5 9 5s12 0 18 0c31 0 45 25 45 63 0 53-27 64-43 64-17 0-46-7-59-30 13 3 25-6 25-20 0-15-10-22-22-22-9 0-21 5-21 22 0 35 35 61 78 61 47 0 83-35 83-75 0-32-26-61-65-70z"><text:p/></draw:path><draw:path draw:style-name="gr3" draw:text-style-name="P107" svg:width="0.256cm" svg:height="0.256cm" svg:x="0.3cm" svg:y="0.561cm" svg:viewBox="0 0 257 257" svg:d="M136 136c37 0 73 0 109 0 5 0 12 0 12-7 0-8-7-8-12-8-36 0-72 0-109 0 0-36 0-72 0-108 0-5 0-13-7-13-8 0-8 8-8 13 0 36 0 72 0 108-36 0-72 0-108 0-5 0-13 0-13 8 0 7 8 7 13 7 36 0 72 0 108 0 0 36 0 72 0 108 0 6 0 13 8 13 7 0 7-7 7-13 0-36 0-72 0-108z"><text:p/></draw:path><draw:path draw:style-name="gr3" draw:text-style-name="P107" svg:width="0.127cm" svg:height="0.256cm" svg:x="0.699cm" svg:y="0.529cm" svg:viewBox="0 0 128 257" svg:d="M79 10c0-9 0-10-9-10-23 24-57 24-70 24 0 5 0 8 0 12 8 0 31 0 51-10 0 67 0 133 0 201 0 14-2 18-36 18-4 0-7 0-12 0 0 3 0 8 0 12 13-1 45-1 62-1 15 0 49 0 63 1 0-4 0-9 0-12-5 0-8 0-13 0-34 0-36-4-36-18 0-73 0-145 0-217z"><text:p/></draw:path><draw:path draw:style-name="gr3" draw:text-style-name="P107" svg:width="0.255cm" svg:height="0.256cm" svg:x="1.013cm" svg:y="0.295cm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107" svg:width="0.125cm" svg:height="0.255cm" svg:x="1.792cm" svg:y="0.005cm" svg:viewBox="0 0 126 256" svg:d="M79 10c0-10 0-10-10-10-23 24-57 24-69 24 0 5 0 8 0 12 8 0 30 0 51-10 0 67 0 133 0 201 0 13-2 18-37 18-4 0-7 0-12 0 0 3 0 7 0 11 13-1 47-1 63-1 15 0 48 0 61 1 0-4 0-8 0-11-4 0-7 0-12 0-34 0-35-4-35-18 0-73 0-145 0-217z"><text:p/></draw:path><draw:path draw:style-name="gr3" draw:text-style-name="P107" svg:width="0.858cm" svg:height="0.014cm" svg:x="1.424cm" svg:y="0.417cm" svg:viewBox="0 0 859 15" svg:d="M0 0c286 0 573 0 859 0 0 5 0 10 0 15-286 0-573 0-859 0 0-5 0-10 0-15z"><text:p/></draw:path><draw:path draw:style-name="gr3" draw:text-style-name="P107" svg:width="0.16cm" svg:height="0.265cm" svg:x="1.44cm" svg:y="0.529cm" svg:viewBox="0 0 161 266" svg:d="M97 121c31-10 54-37 54-68s-34-53-72-53-68 23-68 53c0 12 9 20 20 20 12 0 20-9 20-20 0-19-19-19-25-19 12-20 38-24 52-24 15 0 36 8 36 43 0 4 0 27-10 44-12 18-25 20-35 20-2 1-12 1-14 1-3 1-7 1-7 5 0 5 4 5 10 5s11 0 17 0c32 0 46 25 46 63 0 53-26 64-44 64-17 0-45-7-58-30 13 3 25-6 25-20 0-15-11-22-22-22-9 0-22 5-22 22 0 35 36 61 78 61 47 0 83-35 83-75 0-32-25-61-64-70z"><text:p/></draw:path><draw:path draw:style-name="gr3" draw:text-style-name="P107" svg:width="0.256cm" svg:height="0.256cm" svg:x="1.724cm" svg:y="0.561cm" svg:viewBox="0 0 257 257" svg:d="M136 136c37 0 72 0 108 0 6 0 13 0 13-7 0-8-7-8-13-8-36 0-71 0-108 0 0-36 0-72 0-108 0-5 0-13-7-13-8 0-8 8-8 13 0 36 0 72 0 108-36 0-72 0-108 0-5 0-13 0-13 8 0 7 8 7 13 7 36 0 72 0 108 0 0 36 0 72 0 108 0 6 0 13 8 13 7 0 7-7 7-13 0-36 0-72 0-108z"><text:p/></draw:path><draw:path draw:style-name="gr3" draw:text-style-name="P107" svg:width="0.154cm" svg:height="0.256cm" svg:x="2.108cm" svg:y="0.529cm" svg:viewBox="0 0 155 257" svg:d="M30 228c14-14 27-27 41-40 61-54 84-75 84-113 0-44-35-75-82-75-44 0-73 35-73 70 0 21 20 21 21 21 6 0 20-4 20-20 0-11-7-20-20-20-3 0-5 0-6 1 9-26 30-40 53-40 35 0 52 31 52 63 0 31-20 61-41 86-25 27-49 55-75 82-4 4-4 4-4 14 48 0 96 0 144 0 3-23 8-45 11-67-3 0-7 0-10 0-2 11-4 29-9 34-2 4-28 4-36 4-23 0-47 0-70 0z"><text:p/></draw:path><draw:path draw:style-name="gr3" draw:text-style-name="P107" svg:width="0.256cm" svg:height="0.256cm" svg:x="2.436cm" svg:y="0.295cm" svg:viewBox="0 0 257 257" svg:d="M137 136c37 0 72 0 108 0 5 0 12 0 12-7 0-8-7-8-12-8-36 0-71 0-108 0 0-36 0-72 0-108 0-5-1-13-8-13-9 0-8 8-8 13 0 36 0 72 0 108-36 0-72 0-108 0-5 0-13 0-13 8 0 7 8 7 13 7 36 0 72 0 108 0 0 37 0 73 0 109 0 5-1 12 8 12 7 0 8-7 8-12 0-36 0-72 0-109z"><text:p/></draw:path><draw:path draw:style-name="gr3" draw:text-style-name="P107" svg:width="0.127cm" svg:height="0.255cm" svg:x="3.214cm" svg:y="0.005cm" svg:viewBox="0 0 128 256" svg:d="M79 10c0-10 0-10-9-10-24 24-58 24-70 24 0 5 0 8 0 12 8 0 31 0 51-10 0 67 0 133 0 201 0 13-2 18-36 18-4 0-8 0-13 0 0 3 0 7 0 11 14-1 47-1 63-1 15 0 49 0 63 1 0-4 0-8 0-11-5 0-8 0-13 0-35 0-36-4-36-18 0-73 0-145 0-217z"><text:p/></draw:path><draw:path draw:style-name="gr3" draw:text-style-name="P107" svg:width="0.858cm" svg:height="0.014cm" svg:x="2.846cm" svg:y="0.417cm" svg:viewBox="0 0 859 15" svg:d="M0 0c286 0 573 0 859 0 0 5 0 10 0 15-286 0-573 0-859 0 0-5 0-10 0-15z"><text:p/></draw:path><draw:path draw:style-name="gr3" draw:text-style-name="P107" svg:width="0.16cm" svg:height="0.265cm" svg:x="2.863cm" svg:y="0.529cm" svg:viewBox="0 0 161 266" svg:d="M96 121c32-10 54-37 54-68s-33-53-71-53c-39 0-68 23-68 53 0 12 8 20 20 20 11 0 18-9 18-20 0-19-17-19-23-19 12-20 38-24 51-24 16 0 37 8 37 43 0 4-1 27-11 44-11 18-24 20-34 20-3 1-12 1-15 1-3 1-6 1-6 5 0 5 3 5 9 5s12 0 18 0c32 0 46 25 46 63 0 53-28 64-44 64-17 0-45-7-59-30 14 3 25-6 25-20 0-15-10-22-21-22-10 0-22 5-22 22 0 35 36 61 78 61 47 0 83-35 83-75 0-32-25-61-65-70z"><text:p/></draw:path><draw:path draw:style-name="gr3" draw:text-style-name="P107" svg:width="0.255cm" svg:height="0.256cm" svg:x="3.148cm" svg:y="0.561cm" svg:viewBox="0 0 256 257" svg:d="M136 136c37 0 72 0 108 0 6 0 12 0 12-7 0-8-6-8-12-8-36 0-71 0-108 0 0-36 0-72 0-108 0-5 0-13-7-13-8 0-8 8-8 13 0 36 0 72 0 108-36 0-73 0-109 0-5 0-12 0-12 8 0 7 7 7 12 7 36 0 73 0 109 0 0 36 0 72 0 108 0 6 0 13 8 13 7 0 7-7 7-13 0-36 0-72 0-108z"><text:p/></draw:path><draw:path draw:style-name="gr3" draw:text-style-name="P107" svg:width="0.16cm" svg:height="0.265cm" svg:x="3.528cm" svg:y="0.529cm" svg:viewBox="0 0 161 266" svg:d="M96 121c32-10 55-37 55-68s-34-53-72-53c-39 0-68 23-68 53 0 12 8 20 20 20s20-9 20-20c0-19-19-19-25-19 12-20 38-24 52-24 15 0 36 8 36 43 0 4 0 27-11 44-11 18-24 20-34 20-3 1-12 1-15 1-2 1-6 1-6 5 0 5 4 5 10 5s11 0 17 0c32 0 46 25 46 63 0 53-26 64-44 64-17 0-45-7-59-30 14 3 26-6 26-20 0-15-11-22-22-22-9 0-22 5-22 22 0 35 36 61 78 61 47 0 83-35 83-75 0-32-25-61-65-70z"><text:p/></draw:path><draw:path draw:style-name="gr3" draw:text-style-name="P107" svg:width="0.255cm" svg:height="0.089cm" svg:x="3.881cm" svg:y="0.381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107" svg:width="0.16cm" svg:height="0.264cm" svg:x="4.33cm" svg:y="0.005cm" svg:viewBox="0 0 161 265" svg:d="M96 121c32-11 54-37 54-68 0-32-35-53-71-53-39 0-69 23-69 52 0 13 9 21 20 21 12 0 19-9 19-20 0-20-17-20-24-20 12-19 38-24 52-24 16 0 37 9 37 44 0 4-1 26-11 44-12 18-24 20-34 20-3 0-13 1-15 1-3 0-6 1-6 4 0 4 3 4 9 4s12 0 18 0c31 0 45 27 45 64 0 53-27 64-43 64-17 0-46-7-59-29 13 2 25-6 25-22 0-13-10-20-22-20-9 0-21 5-21 22 0 35 36 60 78 60 47 0 83-35 83-75 0-31-25-61-65-69z"><text:p/></draw:path><draw:path draw:style-name="gr3" draw:text-style-name="P107" svg:width="0.165cm" svg:height="0.268cm" svg:x="4.528cm" svg:y="0cm" svg:viewBox="0 0 166 269" svg:d="M163 26c3-5 3-5 3-14-31 0-63 0-93 0-48 0-49-4-50-12-3 0-7 0-10 0-4 26-9 53-13 79 3 0 7 0 10 0 1-5 4-30 10-35 2-2 33-2 37-2 27 0 54 0 80 0-4 6-34 48-42 61-36 52-48 106-48 145 0 4 0 21 18 21 17 0 17-17 17-21 0-6 0-13 0-19 0-21 2-43 5-64 1-9 6-42 24-66s34-48 52-73z"><text:p/></draw:path><draw:path draw:style-name="gr3" draw:text-style-name="P107" svg:width="0.385cm" svg:height="0.014cm" svg:x="4.313cm" svg:y="0.417cm" svg:viewBox="0 0 386 15" svg:d="M0 0c129 0 257 0 386 0 0 5 0 10 0 15-129 0-257 0-386 0 0-5 0-10 0-15z"><text:p/></draw:path><draw:path draw:style-name="gr3" draw:text-style-name="P107" svg:width="0.16cm" svg:height="0.265cm" svg:x="4.33cm" svg:y="0.529cm" svg:viewBox="0 0 161 266" svg:d="M34 131c0-3 0-7 0-10 0-98 48-111 68-111 9 0 26 2 34 15-5 0-21 0-21 18 0 11 9 17 18 17 6 0 18-3 18-18 0-23-18-42-50-42-49 0-101 49-101 135 0 104 45 131 80 131 43 0 81-36 81-88 0-48-36-86-79-86-26 0-40 20-48 39zM80 255c-24 0-35-23-38-30-7-17-7-48-7-56 0-29 12-68 47-68 7 0 25 0 37 24 6 15 6 34 6 53s0 38-6 52c-11 23-30 25-39 25z"><text:p/></draw:path><draw:path draw:style-name="gr3" draw:text-style-name="P107" svg:width="0.162cm" svg:height="0.265cm" svg:x="4.521cm" svg:y="0.529cm" svg:viewBox="0 0 163 266" svg:d="M163 133c0-31-1-62-16-90-17-36-49-43-65-43-23 0-51 10-68 46-12 27-14 56-14 87 0 30 2 64 18 94 16 31 45 39 63 39 21 0 51-9 67-45 14-26 15-57 15-88zM81 257c-14 0-37-10-45-47-3-23-3-58-3-81 0-25 0-50 2-71 8-46 36-49 46-49 14 0 39 6 47 45 3 21 3 50 3 75 0 29 0 55-5 80-5 36-27 48-45 48z"><text:p/></draw:path><draw:path draw:style-name="gr3" draw:text-style-name="P107" svg:width="0.235cm" svg:height="0.223cm" svg:x="4.885cm" svg:y="0.314cm" svg:viewBox="0 0 236 224" svg:d="M229 121c4-2 7-4 7-9 0-4-3-6-7-9-72-33-142-67-214-100-5-3-6-3-7-3-4 0-8 3-8 8 0 4 2 6 8 8 68 32 135 64 203 96-68 32-135 64-203 96-6 3-8 5-8 9s4 7 8 7c1 0 2 0 7-2 72-34 142-68 214-101z"><text:p/></draw:path><draw:path draw:style-name="gr3" draw:text-style-name="P107" svg:width="0.16cm" svg:height="0.264cm" svg:x="5.324cm" svg:y="0.005cm" svg:viewBox="0 0 161 265" svg:d="M96 121c32-11 54-37 54-68 0-32-35-53-71-53-39 0-68 23-68 52 0 13 8 21 19 21 12 0 19-9 19-20 0-20-17-20-23-20 11-19 38-24 51-24 16 0 37 9 37 44 0 4-1 26-11 44-11 18-24 20-34 20-3 0-12 1-15 1s-6 1-6 4c0 4 3 4 9 4s12 0 18 0c32 0 46 27 46 64 0 53-28 64-44 64-17 0-45-7-59-29 14 2 25-6 25-22 0-13-10-20-21-20-10 0-22 5-22 22 0 35 36 60 78 60 47 0 83-35 83-75 0-31-25-61-65-69z"><text:p/></draw:path><draw:path draw:style-name="gr3" draw:text-style-name="P107" svg:width="0.193cm" svg:height="0.014cm" svg:x="5.308cm" svg:y="0.417cm" svg:viewBox="0 0 194 15" svg:d="M0 0c65 0 129 0 194 0 0 5 0 10 0 15-65 0-129 0-194 0 0-5 0-10 0-15z"><text:p/></draw:path><draw:path draw:style-name="gr3" draw:text-style-name="P107" svg:width="0.153cm" svg:height="0.265cm" svg:x="5.327cm" svg:y="0.529cm" svg:viewBox="0 0 154 266" svg:d="M154 179c0-46-32-84-74-84-18 0-35 6-48 19 0-25 0-49 0-74 8 2 20 4 33 4 47 0 74-35 74-40 0-2-2-4-4-4-1 0-1 0-3 1-8 3-26 11-53 11-15 0-33-2-50-11-4-1-5-1-6-1-3 0-3 3-3 10 0 38 0 76 0 114 0 7 0 10 5 10 2 0 4-1 5-3 4-7 18-28 50-28 20 0 30 18 32 26 7 14 8 28 8 48 0 13 0 36-10 53-9 15-23 25-41 25-28 0-50-21-57-44 1 1 2 1 7 1 13 0 19-10 19-18 0-10-6-19-19-19-6 0-19 2-19 20 0 34 26 71 69 71 45 0 85-37 85-87z"><text:p/></draw:path></draw:g></text:p>
            </text:list-item>
            <text:list-item>
              <text:p text:style-name="P50">צעד: נניח שזה נכון על <draw:g text:anchor-type="as-char" svg:y="-0.173cm" draw:z-index="82" draw:name="Shape32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וכיח עבור <draw:g text:anchor-type="as-char" svg:y="-0.254cm" draw:z-index="81" draw:name="Shape33" draw:style-name="gr1"><svg:title>TexMaths</svg:title><svg:desc>11§display§n + 1§svg§600§FALSE§</svg:desc><draw:path draw:style-name="gr2" draw:text-style-name="P106" svg:width="0.824cm" svg:height="0.247cm" svg:x="0.01cm" svg:y="0.02cm" svg:viewBox="0 0 825 248" svg:d="M0 0c275 0 550 0 825 0 0 83 0 165 0 248-275 0-550 0-825 0 0-83 0-165 0-248z"><text:p/></draw:path><draw:path draw:style-name="gr3" draw:text-style-name="P107" svg:width="0.208cm" svg:height="0.173cm" svg:x="0.001cm" svg:y="0.086cm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107" svg:width="0.256cm" svg:height="0.255cm" svg:x="0.329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107" svg:width="0.127cm" svg:height="0.255cm" svg:x="0.727cm" svg:y="0cm" svg:viewBox="0 0 128 256" svg:d="M79 10c0-9 0-10-9-10-24 24-58 24-70 24 0 5 0 8 0 12 8 0 31 0 51-10 0 67 0 133 0 199 0 14-2 18-37 18-4 0-7 0-12 0 0 5 0 8 0 13 14-2 48-2 63-2s49 0 63 2c0-5 0-8 0-13-5 0-8 0-13 0-35 0-36-4-36-18 0-72 0-144 0-215z"><text:p/></draw:path></draw:g>:</text:p>
              <text:list>
                <text:list-item>
                  <text:p text:style-name="P51">במילים אחרות, הנחת האינדוקציה הינה:</text:p>
                  <text:p text:style-name="P15"><draw:g text:anchor-type="as-char" svg:y="-0.515cm" draw:z-index="80" draw:name="Shape34" draw:style-name="gr1"><svg:title>TexMaths</svg:title><svg:desc>11§display§a := \frac{1}{n + 1} + \frac{1}{n + 2} + \dots + \frac{1}{2n} &gt; \frac{3}{5}§svg§600§FALSE§</svg:desc><draw:path draw:style-name="gr2" draw:text-style-name="P106" svg:width="5.909cm" svg:height="0.774cm" svg:x="0.006cm" svg:y="0.021cm" svg:viewBox="0 0 5910 775" svg:d="M2955 775c-986 0-1970 0-2955 0 0-258 0-516 0-775 1970 0 3939 0 5910 0 0 259 0 517 0 775-985 0-1971 0-2955 0z"><text:p/></draw:path><draw:path draw:style-name="gr3" draw:text-style-name="P107" svg:width="0.176cm" svg:height="0.175cm" svg:x="0.001cm" svg:y="0.349cm" svg:viewBox="0 0 177 176" svg:d="M129 25c-7-14-18-25-35-25-46 0-94 57-94 113 0 37 22 63 52 63 7 0 27-2 50-30 4 17 17 30 36 30 13 0 22-9 28-22 7-13 11-37 11-39 0-3-3-3-4-3-5 0-5 1-6 7-6 25-13 48-29 48-10 0-11-10-11-17 0-9 1-13 4-29 4-17 5-21 9-35 4-18 10-37 14-54 2-11 2-12 2-13 0-7-4-10-11-10-9 0-15 8-16 16zM103 125c-1 7-1 8-7 15-17 21-32 27-43 27-20 0-25-21-25-36 0-20 12-67 22-85 11-23 28-37 44-37 25 0 30 32 30 34s-1 4-1 6c-6 26-13 51-20 76z"><text:p/></draw:path><draw:path draw:style-name="gr3" draw:text-style-name="P107" svg:width="0.04cm" svg:height="0.166cm" svg:x="0.331cm" svg:y="0.353cm" svg:viewBox="0 0 41 167" svg:d="M41 21c0-11-10-21-21-21-12 0-20 10-20 21s8 21 20 21c11 0 21-10 21-21zM41 146c0-11-10-21-21-21-12 0-20 10-20 21s8 21 20 21c11 0 21-10 21-21z"><text:p/></draw:path><draw:path draw:style-name="gr3" draw:text-style-name="P107" svg:width="0.256cm" svg:height="0.089cm" svg:x="0.427cm" svg:y="0.378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107" svg:width="0.127cm" svg:height="0.256cm" svg:x="1.246cm" svg:y="0.001cm" svg:viewBox="0 0 128 257" svg:d="M79 10c0-9 0-10-9-10-24 25-58 25-70 25 0 5 0 8 0 12 8 0 31 0 51-11 0 67 0 133 0 201 0 14-1 18-37 18-4 0-7 0-12 0 0 4 0 8 0 12 13-1 48-1 63-1s48 0 63 1c0-4 0-8 0-12-5 0-9 0-14 0-34 0-35-4-35-18 0-73 0-144 0-217z"><text:p/></draw:path><draw:path draw:style-name="gr3" draw:text-style-name="P107" svg:width="0.897cm" svg:height="0.014cm" svg:x="0.859cm" svg:y="0.417cm" svg:viewBox="0 0 898 15" svg:d="M449 15c-150 0-299 0-449 0 0-5 0-9 0-15 299 0 598 0 898 0 0 6 0 10 0 15-150 0-300 0-449 0z"><text:p/></draw:path><draw:path draw:style-name="gr3" draw:text-style-name="P107" svg:width="0.209cm" svg:height="0.174cm" svg:x="0.87cm" svg:y="0.613cm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4-42-36 0-54 25-61 34-2-22-19-34-36-34-19 0-24 15-29 22-6 13-12 36-12 37 0 5 4 5 6 5 3 0 4 0 6-9 7-28 14-46 28-46 7 0 12 5 12 17 0 9-1 14-6 33-7 30-15 60-23 89z"><text:p/></draw:path><draw:path draw:style-name="gr3" draw:text-style-name="P107" svg:width="0.256cm" svg:height="0.256cm" svg:x="1.199cm" svg:y="0.559cm" svg:viewBox="0 0 257 257" svg:d="M136 136c37 0 72 0 108 0 6 0 13 0 13-7 0-8-7-8-13-8-36 0-71 0-108 0 0-36 0-73 0-109 0-4 0-12-7-12-8 0-8 8-8 12 0 36 0 73 0 109-36 0-71 0-108 0-5 0-13 0-13 8 0 7 8 7 13 7 37 0 72 0 108 0 0 36 0 72 0 108 0 6 0 13 8 13 7 0 7-7 7-13 0-36 0-72 0-108z"><text:p/></draw:path><draw:path draw:style-name="gr3" draw:text-style-name="P107" svg:width="0.127cm" svg:height="0.256cm" svg:x="1.598cm" svg:y="0.527cm" svg:viewBox="0 0 128 257" svg:d="M79 10c0-10 0-10-9-10-24 24-58 24-70 24 0 5 0 8 0 12 8 0 31 0 51-10 0 67 0 133 0 201 0 14-1 18-37 18-4 0-7 0-12 0 0 4 0 8 0 12 13-1 48-1 63-1s49 0 63 1c0-4 0-8 0-12-5 0-8 0-12 0-36 0-37-4-37-18 0-73 0-144 0-217z"><text:p/></draw:path><draw:path draw:style-name="gr3" draw:text-style-name="P107" svg:width="0.256cm" svg:height="0.256cm" svg:x="1.911cm" svg:y="0.295cm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107" svg:width="0.127cm" svg:height="0.256cm" svg:x="2.71cm" svg:y="0.001cm" svg:viewBox="0 0 128 257" svg:d="M79 10c0-9 0-10-9-10-24 25-58 25-70 25 0 5 0 8 0 12 8 0 30 0 51-11 0 67 0 133 0 201 0 14-1 18-37 18-4 0-7 0-12 0 0 4 0 8 0 12 13-1 48-1 63-1s48 0 63 1c0-4 0-8 0-12-5 0-9 0-14 0-34 0-35-4-35-18 0-73 0-144 0-217z"><text:p/></draw:path><draw:path draw:style-name="gr3" draw:text-style-name="P107" svg:width="0.897cm" svg:height="0.014cm" svg:x="2.322cm" svg:y="0.417cm" svg:viewBox="0 0 898 15" svg:d="M449 15c-150 0-299 0-449 0 0-5 0-9 0-15 299 0 598 0 898 0 0 6 0 10 0 15-150 0-300 0-449 0z"><text:p/></draw:path><draw:path draw:style-name="gr3" draw:text-style-name="P107" svg:width="0.209cm" svg:height="0.174cm" svg:x="2.333cm" svg:y="0.613cm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6-42-34 0-52 25-59 34-2-22-19-34-36-34-18 0-26 15-29 22-6 13-12 36-12 37 0 5 4 5 6 5 3 0 3 0 6-9 7-28 14-46 28-46 7 0 12 5 12 17 0 9-1 14-6 33-7 30-15 60-23 89z"><text:p/></draw:path><draw:path draw:style-name="gr3" draw:text-style-name="P107" svg:width="0.256cm" svg:height="0.256cm" svg:x="2.662cm" svg:y="0.559cm" svg:viewBox="0 0 257 257" svg:d="M136 136c37 0 72 0 108 0 6 0 13 0 13-7 0-8-7-8-13-8-36 0-71 0-108 0 0-36 0-73 0-109 0-4 0-12-7-12-8 0-8 8-8 12 0 36 0 73 0 109-36 0-73 0-109 0-4 0-12 0-12 8 0 7 8 7 12 7 36 0 73 0 109 0 0 36 0 72 0 108 0 6 0 13 8 13 7 0 7-7 7-13 0-36 0-72 0-108z"><text:p/></draw:path><draw:path draw:style-name="gr3" draw:text-style-name="P107" svg:width="0.153cm" svg:height="0.256cm" svg:x="3.045cm" svg:y="0.527cm" svg:viewBox="0 0 154 257" svg:d="M30 228c13-15 27-28 40-41 61-53 84-74 84-112 0-44-34-75-81-75-44 0-73 35-73 69 0 22 20 22 21 22 7 0 20-4 20-21 0-9-7-19-21-19-2 0-3 0-5 0 9-25 30-39 52-39 35 0 52 31 52 63 0 31-19 61-40 85-25 27-49 55-75 83-4 3-4 4-4 14 48 0 96 0 144 0 3-23 7-45 10-67-3 0-5 0-9 0-2 11-5 29-9 34-3 4-28 4-37 4-23 0-46 0-69 0z"><text:p/></draw:path><draw:path draw:style-name="gr3" draw:text-style-name="P107" svg:width="0.256cm" svg:height="0.256cm" svg:x="3.373cm" svg:y="0.295cm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107" svg:width="0.04cm" svg:height="0.041cm" svg:x="3.771cm" svg:y="0.403cm" svg:viewBox="0 0 41 42" svg:d="M41 21c0-11-9-21-20-21s-21 10-21 21 10 21 21 21 20-10 20-21z"><text:p/></draw:path><draw:path draw:style-name="gr3" draw:text-style-name="P107" svg:width="0.041cm" svg:height="0.041cm" svg:x="3.943cm" svg:y="0.403cm" svg:viewBox="0 0 42 42" svg:d="M42 21c0-11-10-21-21-21s-21 10-21 21 10 21 21 21 21-10 21-21z"><text:p/></draw:path><draw:path draw:style-name="gr3" draw:text-style-name="P107" svg:width="0.04cm" svg:height="0.041cm" svg:x="4.115cm" svg:y="0.403cm" svg:viewBox="0 0 41 42" svg:d="M41 21c0-11-10-21-21-21s-20 10-20 21 9 21 20 21 21-10 21-21z"><text:p/></draw:path><draw:path draw:style-name="gr3" draw:text-style-name="P107" svg:width="0.255cm" svg:height="0.256cm" svg:x="4.297cm" svg:y="0.295cm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3" draw:text-style-name="P107" svg:width="0.127cm" svg:height="0.256cm" svg:x="4.858cm" svg:y="0.001cm" svg:viewBox="0 0 128 257" svg:d="M79 10c0-9 0-10-9-10-24 25-57 25-70 25 0 5 0 8 0 12 8 0 31 0 51-11 0 67 0 133 0 201 0 14-1 18-36 18-4 0-8 0-13 0 0 4 0 8 0 12 15-1 48-1 63-1s49 0 63 1c0-4 0-8 0-12-5 0-8 0-12 0-36 0-37-4-37-18 0-73 0-144 0-217z"><text:p/></draw:path><draw:path draw:style-name="gr3" draw:text-style-name="P107" svg:width="0.424cm" svg:height="0.014cm" svg:x="4.708cm" svg:y="0.417cm" svg:viewBox="0 0 425 15" svg:d="M212 15c-70 0-142 0-212 0 0-5 0-9 0-15 142 0 283 0 425 0 0 6 0 10 0 15-71 0-142 0-213 0z"><text:p/></draw:path><draw:path draw:style-name="gr3" draw:text-style-name="P107" svg:width="0.153cm" svg:height="0.256cm" svg:x="4.727cm" svg:y="0.527cm" svg:viewBox="0 0 154 257" svg:d="M30 228c13-15 27-28 40-41 61-53 84-74 84-112 0-44-34-75-81-75-44 0-73 35-73 69 0 22 20 22 21 22 7 0 20-4 20-21 0-9-7-19-21-19-2 0-3 0-5 0 9-25 30-39 52-39 35 0 52 31 52 63 0 31-19 61-41 85-24 27-49 55-74 83-4 3-4 4-4 14 48 0 96 0 144 0 3-23 7-45 10-67-3 0-5 0-9 0-2 11-5 29-9 34-3 4-28 4-37 4-23 0-46 0-69 0z"><text:p/></draw:path><draw:path draw:style-name="gr3" draw:text-style-name="P107" svg:width="0.209cm" svg:height="0.174cm" svg:x="4.912cm" svg:y="0.613cm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4-42-36 0-54 25-61 34-2-22-19-34-36-34-19 0-24 15-29 22-6 13-12 36-12 37 0 5 4 5 6 5 3 0 4 0 6-9 7-28 14-46 28-46 7 0 12 5 12 17 0 9-1 14-6 33-7 30-15 60-23 89z"><text:p/></draw:path><draw:path draw:style-name="gr3" draw:text-style-name="P107" svg:width="0.236cm" svg:height="0.223cm" svg:x="5.319cm" svg:y="0.311cm" svg:viewBox="0 0 237 224" svg:d="M229 121c4-2 8-4 8-9 0-4-4-6-8-9-72-33-142-67-214-100-5-3-6-3-7-3-5 0-8 3-8 8 0 3 2 5 8 9 67 31 135 63 202 95-67 32-135 64-202 96-6 2-8 5-8 9s3 7 8 7c1 0 2 0 7-3 72-34 142-67 214-100z"><text:p/></draw:path><draw:path draw:style-name="gr3" draw:text-style-name="P107" svg:width="0.16cm" svg:height="0.265cm" svg:x="5.758cm" svg:y="0.001cm" svg:viewBox="0 0 161 266" svg:d="M96 121c32-10 54-37 54-67 0-32-34-54-71-54-39 0-69 23-69 53 0 13 9 20 20 20 12 0 20-8 20-20 0-19-18-19-25-19 12-19 38-24 52-24 17 0 37 9 37 43 0 5-1 27-11 44-12 19-24 20-34 21-3 0-13 1-15 1-3 0-6 0-6 4 0 5 3 5 9 5s12 0 18 0c31 0 45 26 45 63 0 53-26 64-43 64-16 0-46-6-59-29 13 2 25-7 25-21 0-15-10-22-21-22-10 0-22 5-22 23 0 35 36 60 78 60 47 0 83-35 83-75 0-32-25-61-65-70z"><text:p/></draw:path><draw:path draw:style-name="gr3" draw:text-style-name="P107" svg:width="0.193cm" svg:height="0.014cm" svg:x="5.741cm" svg:y="0.417cm" svg:viewBox="0 0 194 15" svg:d="M97 15c-32 0-65 0-97 0 0-5 0-9 0-15 65 0 129 0 194 0 0 6 0 10 0 15-32 0-65 0-97 0z"><text:p/></draw:path><draw:path draw:style-name="gr3" draw:text-style-name="P107" svg:width="0.153cm" svg:height="0.264cm" svg:x="5.761cm" svg:y="0.527cm" svg:viewBox="0 0 154 265" svg:d="M154 179c0-46-32-84-74-84-18 0-35 6-49 19 0-25 0-49 0-74 8 2 21 4 33 4 48 0 75-35 75-40 0-3-1-4-4-4-1 0-1 0-3 1-8 3-26 11-53 11-15 0-33-2-51-11-4-1-4-1-5-1-3 0-3 3-3 10 0 37 0 76 0 113 0 8 0 11 4 11s5-1 6-4c4-6 18-27 49-27 21 0 30 18 33 25 7 14 8 29 8 49 0 13 0 36-10 53-9 14-23 25-41 25-28 0-50-21-57-44 1 1 2 1 7 1 12 0 18-10 18-18 0-10-6-20-18-20-6 0-19 3-19 21 0 33 26 70 69 70 45 0 85-36 85-86z"><text:p/></draw:path></draw:g></text:p>
                </text:list-item>
                <text:list-item>
                  <text:p text:style-name="P51">וצ.ל.:</text:p>
                  <text:p text:style-name="P15"><draw:g text:anchor-type="as-char" svg:y="-0.517cm" draw:z-index="79" draw:name="Shape35" draw:style-name="gr1"><svg:title>TexMaths</svg:title><svg:desc>11§display§b := \frac{1}{n + 2} + \dots + \frac{1}{2n + 1} + \frac{1}{2n + 2} &gt; \frac{3}{5}§svg§600§FALSE§</svg:desc><draw:path draw:style-name="gr2" draw:text-style-name="P106" svg:width="6.73cm" svg:height="0.775cm" svg:x="0.001cm" svg:y="0.018cm" svg:viewBox="0 0 6731 776" svg:d="M3366 776c-1122 0-2244 0-3366 0 0-258 0-518 0-776 2244 0 4487 0 6731 0 0 258 0 518 0 776-1122 0-2243 0-3365 0z"><text:p/></draw:path><draw:path draw:style-name="gr3" draw:text-style-name="P107" svg:width="0.141cm" svg:height="0.272cm" svg:x="0cm" svg:y="0.249cm" svg:viewBox="0 0 142 273" svg:d="M74 4c0-1 0-4-5-4-9 0-37 3-47 3-3 1-8 1-8 9 0 4 4 4 10 4 18 0 19 3 19 7 0 2-3 15-6 23-11 42-20 85-31 127-5 19-6 25-6 38 0 38 20 62 48 62 47 0 94-59 94-114 0-35-21-62-52-62-17 0-33 12-45 24 10-39 19-78 29-117zM37 151c3-9 3-10 6-15 20-25 36-30 47-30 13 0 24 12 24 36 0 23-13 67-19 82-14 26-31 40-47 40-13 0-25-11-25-40 0-6 0-14 6-38 3-12 5-23 8-35z"><text:p/></draw:path><draw:path draw:style-name="gr3" draw:text-style-name="P107" svg:width="0.04cm" svg:height="0.166cm" svg:x="0.288cm" svg:y="0.352cm" svg:viewBox="0 0 41 167" svg:d="M41 21c0-11-9-21-21-21-11 0-20 10-20 21s9 21 20 21c12 0 21-10 21-21zM41 146c0-11-9-21-21-21-11 0-20 10-20 21s9 21 20 21c12 0 21-10 21-21z"><text:p/></draw:path><draw:path draw:style-name="gr3" draw:text-style-name="P107" svg:width="0.256cm" svg:height="0.089cm" svg:x="0.384cm" svg:y="0.37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127cm" svg:height="0.256cm" svg:x="1.203cm" svg:y="0cm" svg:viewBox="0 0 128 257" svg:d="M79 10c0-9 0-10-9-10-24 25-58 25-70 25 0 5 0 8 0 12 8 0 31 0 51-11 0 67 0 133 0 201 0 14-2 18-37 18-4 0-7 0-12 0 0 5 0 8 0 12 13-1 48-1 63-1s48 0 63 1c0-4 0-7 0-12-5 0-8 0-13 0-35 0-36-4-36-18 0-73 0-145 0-217z"><text:p/></draw:path><draw:path draw:style-name="gr3" draw:text-style-name="P107" svg:width="0.897cm" svg:height="0.014cm" svg:x="0.816cm" svg:y="0.415cm" svg:viewBox="0 0 898 15" svg:d="M449 15c-150 0-299 0-449 0 0-5 0-10 0-15 299 0 598 0 898 0 0 5 0 10 0 15-150 0-300 0-449 0z"><text:p/></draw:path><draw:path draw:style-name="gr3" draw:text-style-name="P107" svg:width="0.208cm" svg:height="0.174cm" svg:x="0.828cm" svg:y="0.613cm" svg:viewBox="0 0 209 175" svg:d="M22 148c-1 6-3 15-3 17 0 7 5 10 11 10 5 0 12-2 14-10 1-1 6-20 8-29 3-12 5-23 9-35 2-9 4-16 6-25 1-7 5-19 5-20 6-12 26-47 63-47 17 0 21 14 21 27 0 23-20 73-25 90-3 9-4 14-4 18 0 18 13 31 31 31 37 0 51-56 51-60 0-3-3-3-4-3-5 0-5 1-6 7-9 26-21 48-39 48-7 0-10-4-10-13 0-10 3-19 7-28 7-19 23-62 23-84 0-27-16-42-44-42-35 0-53 25-60 34-2-22-18-34-36-34s-25 15-29 22c-7 13-11 36-11 37 0 5 3 5 4 5 4 0 5 0 7-9 7-28 14-46 28-46 7 0 12 5 12 17 0 9-1 14-6 33-8 30-15 60-23 89z"><text:p/></draw:path><draw:path draw:style-name="gr3" draw:text-style-name="P107" svg:width="0.256cm" svg:height="0.256cm" svg:x="1.156cm" svg:y="0.559cm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3" draw:text-style-name="P107" svg:width="0.154cm" svg:height="0.256cm" svg:x="1.54cm" svg:y="0.526cm" svg:viewBox="0 0 155 257" svg:d="M30 228c14-14 27-28 41-41 60-53 84-74 84-112 0-44-35-75-82-75-44 0-73 35-73 69 0 22 20 22 21 22 6 0 20-4 20-21 0-10-7-19-20-19-3 0-5 0-6 0 9-25 30-39 52-39 35 0 53 31 53 63 0 31-20 61-41 84-25 28-49 57-75 84-4 3-4 4-4 14 48 0 96 0 144 0 3-22 8-45 11-67-3 0-7 0-10 0-2 11-4 29-9 34-2 4-28 4-36 4-23 0-47 0-70 0z"><text:p/></draw:path><draw:path draw:style-name="gr3" draw:text-style-name="P107" svg:width="0.256cm" svg:height="0.256cm" svg:x="1.868cm" svg:y="0.294cm" svg:viewBox="0 0 257 257" svg:d="M136 136c37 0 72 0 108 0 6 0 13 0 13-7 0-8-7-8-13-8-36 0-71 0-108 0 0-36 0-72 0-108 0-5 0-13-7-13-8 0-8 8-8 13 0 36 0 72 0 108-36 0-71 0-108 0-5 0-13 0-13 8 0 7 8 7 13 7 37 0 72 0 108 0 0 37 0 72 0 108 0 6 0 13 8 13 7 0 7-7 7-13 0-36 0-71 0-108z"><text:p/></draw:path><draw:path draw:style-name="gr3" draw:text-style-name="P107" svg:width="0.041cm" svg:height="0.041cm" svg:x="2.266cm" svg:y="0.402cm" svg:viewBox="0 0 42 42" svg:d="M42 21c0-11-10-21-21-21s-21 10-21 21 10 21 21 21 21-10 21-21z"><text:p/></draw:path><draw:path draw:style-name="gr3" draw:text-style-name="P107" svg:width="0.04cm" svg:height="0.041cm" svg:x="2.439cm" svg:y="0.402cm" svg:viewBox="0 0 41 42" svg:d="M41 21c0-11-10-21-21-21s-20 10-20 21 9 21 20 21 21-10 21-21z"><text:p/></draw:path><draw:path draw:style-name="gr3" draw:text-style-name="P107" svg:width="0.04cm" svg:height="0.041cm" svg:x="2.61cm" svg:y="0.402cm" svg:viewBox="0 0 41 42" svg:d="M41 21c0-11-9-21-21-21-11 0-20 10-20 21s9 21 20 21c12 0 21-10 21-21z"><text:p/></draw:path><draw:path draw:style-name="gr3" draw:text-style-name="P107" svg:width="0.256cm" svg:height="0.256cm" svg:x="2.792cm" svg:y="0.294cm" svg:viewBox="0 0 257 257" svg:d="M136 136c37 0 72 0 108 0 6 0 13 0 13-7 0-8-7-8-13-8-36 0-71 0-108 0 0-36 0-72 0-108 0-5 0-13-7-13-8 0-8 8-8 13 0 36 0 72 0 108-36 0-73 0-109 0-4 0-12 0-12 8 0 7 8 7 12 7 36 0 73 0 109 0 0 37 0 72 0 108 0 6 0 13 8 13 7 0 7-7 7-13 0-36 0-71 0-108z"><text:p/></draw:path><draw:path draw:style-name="gr3" draw:text-style-name="P107" svg:width="0.127cm" svg:height="0.256cm" svg:x="3.686cm" svg:y="0cm" svg:viewBox="0 0 128 257" svg:d="M79 10c0-9 0-10-9-10-24 25-58 25-70 25 0 5 0 8 0 12 8 0 31 0 51-11 0 67 0 133 0 201 0 14-2 18-37 18-4 0-7 0-12 0 0 5 0 8 0 12 13-1 48-1 63-1s49 0 63 1c0-4 0-7 0-12-5 0-8 0-13 0-35 0-36-4-36-18 0-73 0-145 0-217z"><text:p/></draw:path><draw:path draw:style-name="gr3" draw:text-style-name="P107" svg:width="1.09cm" svg:height="0.014cm" svg:x="3.203cm" svg:y="0.415cm" svg:viewBox="0 0 1091 15" svg:d="M546 15c-182 0-364 0-546 0 0-5 0-10 0-15 364 0 727 0 1091 0 0 5 0 10 0 15-181 0-364 0-545 0z"><text:p/></draw:path><draw:path draw:style-name="gr3" draw:text-style-name="P107" svg:width="0.154cm" svg:height="0.256cm" svg:x="3.222cm" svg:y="0.526cm" svg:viewBox="0 0 155 257" svg:d="M30 228c14-14 27-28 42-41 59-53 83-74 83-112 0-44-35-75-82-75-44 0-73 35-73 69 0 22 20 22 21 22 6 0 20-4 20-21 0-10-7-19-20-19-3 0-4 0-6 0 9-25 30-39 52-39 35 0 53 31 53 63 0 31-20 61-41 84-25 28-49 57-75 84-4 3-4 4-4 14 48 0 96 0 144 0 3-22 8-45 11-67-3 0-6 0-10 0-2 11-4 29-9 34-2 4-28 4-36 4-23 0-47 0-70 0z"><text:p/></draw:path><draw:path draw:style-name="gr3" draw:text-style-name="P107" svg:width="0.208cm" svg:height="0.174cm" svg:x="3.408cm" svg:y="0.613cm" svg:viewBox="0 0 209 175" svg:d="M22 148c-1 6-3 15-3 17 0 7 5 10 11 10 5 0 12-2 14-10 1-1 5-20 8-29 3-12 5-23 8-35 3-9 5-16 7-25 1-7 5-19 5-20 6-12 26-47 63-47 17 0 21 14 21 27 0 23-20 73-25 90-3 9-5 14-5 18 0 18 15 31 32 31 37 0 51-56 51-60 0-3-3-3-4-3-5 0-5 1-6 7-8 26-21 48-40 48-6 0-9-4-9-13 0-10 3-19 7-28 7-19 23-62 23-84 0-27-16-42-44-42-35 0-54 25-60 34-2-22-17-34-35-34s-26 15-30 22c-6 13-11 36-11 37 0 5 3 5 4 5 4 0 5 0 7-9 7-28 14-46 27-46 9 0 13 5 13 17 0 9-2 14-6 33-8 30-15 60-23 89z"><text:p/></draw:path><draw:path draw:style-name="gr3" draw:text-style-name="P107" svg:width="0.256cm" svg:height="0.256cm" svg:x="3.736cm" svg:y="0.559cm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107" svg:width="0.127cm" svg:height="0.256cm" svg:x="4.135cm" svg:y="0.526cm" svg:viewBox="0 0 128 257" svg:d="M79 10c0-10 0-10-9-10-24 24-58 24-70 24 0 5 0 8 0 12 8 0 31 0 51-10 0 67 0 133 0 201 0 14-1 18-37 18-4 0-7 0-12 0 0 5 0 8 0 12 15-1 48-1 63-1s49 0 63 1c0-4 0-7 0-12-5 0-8 0-12 0-36 0-37-4-37-18 0-73 0-145 0-217z"><text:p/></draw:path><draw:path draw:style-name="gr3" draw:text-style-name="P107" svg:width="0.256cm" svg:height="0.256cm" svg:x="4.447cm" svg:y="0.294cm" svg:viewBox="0 0 257 257" svg:d="M137 136c37 0 72 0 108 0 6 0 12 0 12-7 0-8-6-8-12-8-36 0-71 0-108 0 0-36 0-72 0-108 0-5 2-13-7-13-8 0-9 8-9 13 0 36 0 72 0 108-36 0-72 0-108 0-5 0-13 0-13 8 0 7 8 7 13 7 36 0 72 0 108 0 0 37 0 72 0 108 0 6 1 13 9 13 9 0 7-7 7-13 0-36 0-71 0-108z"><text:p/></draw:path><draw:path draw:style-name="gr3" draw:text-style-name="P107" svg:width="0.127cm" svg:height="0.256cm" svg:x="5.343cm" svg:y="0cm" svg:viewBox="0 0 128 257" svg:d="M79 10c0-9 0-10-9-10-24 25-58 25-70 25 0 5 0 8 0 12 8 0 30 0 51-11 0 67 0 133 0 201 0 14-1 18-37 18-4 0-7 0-12 0 0 5 0 8 0 12 13-1 48-1 63-1s48 0 63 1c0-4 0-7 0-12-5 0-9 0-14 0-34 0-35-4-35-18 0-73 0-145 0-217z"><text:p/></draw:path><draw:path draw:style-name="gr3" draw:text-style-name="P107" svg:width="1.09cm" svg:height="0.014cm" svg:x="4.859cm" svg:y="0.415cm" svg:viewBox="0 0 1091 15" svg:d="M546 15c-182 0-364 0-546 0 0-5 0-10 0-15 364 0 727 0 1091 0 0 5 0 10 0 15-181 0-364 0-545 0z"><text:p/></draw:path><draw:path draw:style-name="gr3" draw:text-style-name="P107" svg:width="0.153cm" svg:height="0.256cm" svg:x="4.878cm" svg:y="0.526cm" svg:viewBox="0 0 154 257" svg:d="M30 228c13-14 27-28 40-41 61-53 84-74 84-112 0-44-34-75-81-75-44 0-73 35-73 69 0 22 20 22 21 22 7 0 20-4 20-21 0-10-7-19-21-19-3 0-3 0-5 0 9-25 30-39 52-39 35 0 52 31 52 63 0 31-19 61-41 84-24 28-49 57-74 84-4 3-4 4-4 14 47 0 96 0 143 0 3-22 8-45 11-67-3 0-7 0-10 0-1 11-4 29-8 34-3 4-28 4-37 4-23 0-46 0-69 0z"><text:p/></draw:path><draw:path draw:style-name="gr3" draw:text-style-name="P107" svg:width="0.209cm" svg:height="0.174cm" svg:x="5.063cm" svg:y="0.613cm" svg:viewBox="0 0 210 175" svg:d="M23 148c-1 6-3 15-3 17 0 7 5 10 11 10 4 0 12-2 14-10 0-1 6-20 8-29 2-12 5-23 8-35 3-9 5-16 6-25 2-7 6-19 6-20 5-12 26-47 62-47 18 0 21 14 21 27 0 23-19 73-25 90-3 9-3 14-3 18 0 18 13 31 32 31 36 0 50-56 50-60 0-3-3-3-4-3-5 0-5 1-7 7-8 26-20 48-39 48-7 0-9-4-9-13 0-10 3-19 6-28 8-19 25-62 25-84 0-27-17-42-46-42-34 0-53 25-59 34-2-22-19-34-36-34-18 0-26 15-29 22-6 13-12 36-12 37 0 5 3 4 4 5 5 0 5 0 7-9 7-28 14-46 29-46 7 0 12 5 12 17 0 9-1 14-7 33-8 30-14 60-22 89z"><text:p/></draw:path><draw:path draw:style-name="gr3" draw:text-style-name="P107" svg:width="0.255cm" svg:height="0.256cm" svg:x="5.392cm" svg:y="0.559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107" svg:width="0.153cm" svg:height="0.256cm" svg:x="5.776cm" svg:y="0.526cm" svg:viewBox="0 0 154 257" svg:d="M30 228c13-14 27-28 40-41 61-53 84-74 84-112 0-44-34-75-81-75-44 0-73 35-73 69 0 22 20 22 21 22 6 0 20-4 20-21 0-10-7-19-21-19-2 0-4 0-5 0 9-25 30-39 52-39 35 0 52 31 52 63 0 31-19 61-41 84-24 28-49 57-74 84-4 3-4 4-4 14 47 0 96 0 143 0 3-22 8-45 11-67-3 0-7 0-10 0-1 11-4 29-8 34-3 4-28 4-37 4-23 0-46 0-69 0z"><text:p/></draw:path><draw:path draw:style-name="gr3" draw:text-style-name="P107" svg:width="0.236cm" svg:height="0.223cm" svg:x="6.136cm" svg:y="0.309cm" svg:viewBox="0 0 237 224" svg:d="M229 121c4-2 8-4 8-9 0-4-4-6-8-9-72-33-143-67-215-100-4-3-5-3-6-3-5 0-8 3-8 8 0 3 2 5 8 8 67 32 135 64 202 96-67 32-135 64-202 96-6 2-8 5-8 9s3 7 8 7c1 0 2 0 6-3 72-33 143-67 215-100z"><text:p/></draw:path><draw:path draw:style-name="gr3" draw:text-style-name="P107" svg:width="0.16cm" svg:height="0.265cm" svg:x="6.575cm" svg:y="0cm" svg:viewBox="0 0 161 266" svg:d="M96 121c32-10 54-37 54-67 0-32-34-54-71-54-39 0-69 23-69 53 0 13 9 20 20 20 12 0 19-8 19-20 0-19-17-19-24-19 12-19 38-24 52-24 17 0 37 9 37 43 0 5-1 27-11 44-12 18-24 20-34 21-3 0-13 1-15 1-3 0-6 0-6 4 0 5 3 5 9 5s12 0 18 0c31 0 45 26 45 63 0 53-26 64-43 64-16 0-46-6-59-30 13 3 25-6 25-20 0-15-10-22-21-22-10 0-22 5-22 23 0 35 36 60 78 60 47 0 83-35 83-75 0-32-25-61-65-70z"><text:p/></draw:path><draw:path draw:style-name="gr3" draw:text-style-name="P107" svg:width="0.193cm" svg:height="0.014cm" svg:x="6.558cm" svg:y="0.415cm" svg:viewBox="0 0 194 15" svg:d="M97 15c-32 0-65 0-97 0 0-5 0-10 0-15 65 0 129 0 194 0 0 5 0 10 0 15-32 0-65 0-97 0z"><text:p/></draw:path><draw:path draw:style-name="gr3" draw:text-style-name="P107" svg:width="0.153cm" svg:height="0.264cm" svg:x="6.578cm" svg:y="0.526cm" svg:viewBox="0 0 154 265" svg:d="M154 179c0-46-32-84-74-84-18 0-35 6-49 19 0-25 0-49 0-74 8 2 21 4 33 4 48 0 75-35 75-40 0-3-1-4-4-4-1 0-1 0-3 1-8 3-26 11-53 11-15 0-33-2-52-11-3-1-3-1-4-1-3 0-3 3-3 10 0 37 0 76 0 113 0 8 0 11 4 11s5-1 6-4c4-6 18-27 49-27 21 0 30 18 33 25 7 14 8 29 8 49 0 13 0 36-10 53-9 14-23 25-41 25-28 0-50-21-57-44 1 1 2 1 7 1 12 0 18-9 18-18s-6-20-18-20c-6 0-19 3-19 21 0 33 26 70 69 70 45 0 85-36 85-86z"><text:p/></draw:path></draw:g></text:p>
                </text:list-item>
                <text:list-item>
                  <text:p text:style-name="P51"><text:span text:style-name="T64">נגדיר</text:span>:</text:p>
                  <text:p text:style-name="P15"><draw:g text:anchor-type="as-char" svg:y="-0.515cm" draw:z-index="78" draw:name="Shape36" draw:style-name="gr1"><svg:title>TexMaths</svg:title><svg:desc>11§display§r_1 := \frac{1}{n + 1} \cdot 0.5 = \frac{1}{2n + 2}§svg§600§FALSE§</svg:desc><draw:path draw:style-name="gr2" draw:text-style-name="P106" svg:width="4.346cm" svg:height="0.773cm" svg:x="0.01cm" svg:y="0.02cm" svg:viewBox="0 0 4347 774" svg:d="M0 0c1449 0 2898 0 4347 0 0 259 0 516 0 774-1449 0-2898 0-4347 0 0-258 0-515 0-774z"><text:p/></draw:path><draw:path draw:style-name="gr3" draw:text-style-name="P107" svg:width="0.156cm" svg:height="0.174cm" svg:x="0.001cm" svg:y="0.348cm" svg:viewBox="0 0 157 175" svg:d="M23 147c-1 7-3 16-3 18 0 7 5 10 11 10 4 0 11-3 14-11 1-1 14-54 16-61 3-13 9-39 12-50 2-5 12-23 22-32 3-2 14-12 30-12 10 0 16 4 17 4-12 2-20 11-20 21 0 7 3 14 14 14 10 0 21-9 21-23 0-13-12-25-32-25-25 0-41 19-49 30-3-18-17-30-35-30s-26 15-29 22c-6 13-12 36-12 37 0 5 3 4 4 5 5 0 5-1 7-9 7-27 14-46 29-46 6 0 12 3 12 17 0 8-1 13-7 32-8 30-14 60-22 89z"><text:p/></draw:path><draw:path draw:style-name="gr3" draw:text-style-name="P107" svg:width="0.098cm" svg:height="0.178cm" svg:x="0.194cm" svg:y="0.397cm" svg:viewBox="0 0 99 179" svg:d="M62 8c0-8-1-8-8-8-18 17-43 16-54 16 0 4 0 7 0 10 7 0 24 0 40-7 0 46 0 92 0 138 0 9 0 12-28 12-3 0-6 0-10 0 0 4 0 7 0 10 5 0 39-1 49-1 7 0 41 1 48 1 0-3 0-6 0-10-3 0-7 0-10 0-27 0-27-3-27-12 0-49 0-100 0-149z"><text:p/></draw:path><draw:path draw:style-name="gr3" draw:text-style-name="P107" svg:width="0.04cm" svg:height="0.165cm" svg:x="0.479cm" svg:y="0.352cm" svg:viewBox="0 0 41 166" svg:d="M41 20c0-11-9-20-20-20-12 0-21 8-21 20 0 11 9 21 21 21 11 0 20-9 20-21zM41 146c0-12-9-21-20-21-12 0-21 9-21 21 0 11 9 20 21 20 11 0 20-9 20-20z"><text:p/></draw:path><draw:path draw:style-name="gr3" draw:text-style-name="P107" svg:width="0.256cm" svg:height="0.089cm" svg:x="0.574cm" svg:y="0.37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127cm" svg:height="0.256cm" svg:x="1.394cm" svg:y="0cm" svg:viewBox="0 0 128 257" svg:d="M79 10c0-9 0-10-9-10-24 24-58 24-70 24 0 5 0 8 0 12 8 0 31 0 51-10 0 67 0 134 0 201 0 14-1 18-37 18-4 0-7 0-12 0 0 4 0 8 0 12 13-1 48-1 63-1s49 0 63 1c0-4 0-8 0-12-5 0-8 0-12 0-36 0-37-4-37-18 0-73 0-145 0-217z"><text:p/></draw:path><draw:path draw:style-name="gr3" draw:text-style-name="P107" svg:width="0.898cm" svg:height="0.014cm" svg:x="1.007cm" svg:y="0.412cm" svg:viewBox="0 0 899 15" svg:d="M0 0c299 0 600 0 899 0 0 6 0 10 0 15-299 0-600 0-899 0 0-5 0-9 0-15z"><text:p/></draw:path><draw:path draw:style-name="gr3" draw:text-style-name="P107" svg:width="0.208cm" svg:height="0.174cm" svg:x="1.019cm" svg:y="0.612cm" svg:viewBox="0 0 209 175" svg:d="M22 147c-1 6-3 16-3 17 0 8 5 11 11 11 5 0 12-3 14-11 1-1 6-19 8-29 3-12 5-23 9-35 2-8 4-16 6-25 1-7 5-18 5-20 6-12 26-47 63-47 17 0 21 14 21 27 0 24-20 74-25 90-3 9-4 14-4 18 0 18 14 32 31 32 37 0 51-57 51-59 0-5-3-5-4-5-5 0-5 1-6 7-8 26-21 48-39 48-7 0-10-3-10-13 0-9 4-19 7-26 7-21 23-64 23-86 0-26-16-41-44-41-35 0-53 24-60 33-2-21-18-33-35-33-19 0-26 14-30 22-5 13-11 35-11 37 0 4 3 4 4 4 4 0 5 0 7-9 7-28 14-46 29-46 7 0 11 5 11 18 0 8-1 12-6 32-8 30-15 60-23 89z"><text:p/></draw:path><draw:path draw:style-name="gr3" draw:text-style-name="P107" svg:width="0.256cm" svg:height="0.256cm" svg:x="1.347cm" svg:y="0.557cm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107" svg:width="0.127cm" svg:height="0.256cm" svg:x="1.746cm" svg:y="0.525cm" svg:viewBox="0 0 128 257" svg:d="M79 10c0-9 0-10-9-10-24 25-58 25-70 25 0 4 0 8 0 11 8 0 31 0 51-10 0 67 0 133 0 201 0 14-1 18-37 18-4 0-7 0-12 0 0 4 0 8 0 12 15-1 48-1 63-1s49 0 63 1c0-4 0-8 0-12-5 0-8 0-12 0-36 0-37-4-37-18 0-73 0-145 0-217z"><text:p/></draw:path><draw:path draw:style-name="gr3" draw:text-style-name="P107" svg:width="0.04cm" svg:height="0.04cm" svg:x="2.071cm" svg:y="0.401cm" svg:viewBox="0 0 41 41" svg:d="M41 20c0-11-9-20-20-20-12 0-21 8-21 20 0 11 9 21 21 21 11 0 20-9 20-21z"><text:p/></draw:path><draw:path draw:style-name="gr3" draw:text-style-name="P107" svg:width="0.162cm" svg:height="0.265cm" svg:x="2.245cm" svg:y="0.261cm" svg:viewBox="0 0 163 266" svg:d="M163 134c0-31-2-61-16-90-17-37-49-44-66-44-23 0-50 11-67 46-12 27-14 57-14 88 0 29 2 64 18 93 16 32 45 39 63 39 21 0 51-9 68-45 12-26 14-56 14-87zM81 257c-15 0-37-9-45-46-4-23-4-59-4-81 0-25 0-51 3-72 8-46 37-49 46-49 14 0 39 6 46 45 4 22 4 52 4 76 0 28 0 55-4 79-6 37-28 48-46 48z"><text:p/></draw:path><draw:path draw:style-name="gr3" draw:text-style-name="P107" svg:width="0.041cm" svg:height="0.04cm" svg:x="2.456cm" svg:y="0.476cm" svg:viewBox="0 0 42 41" svg:d="M42 21c0-12-10-21-21-21s-21 9-21 21c0 11 10 20 21 20s21-9 21-20z"><text:p/></draw:path><draw:path draw:style-name="gr3" draw:text-style-name="P107" svg:width="0.154cm" svg:height="0.265cm" svg:x="2.549cm" svg:y="0.261cm" svg:viewBox="0 0 155 266" svg:d="M155 180c0-46-32-84-74-84-18 0-35 5-49 20 0-26 0-51 0-76 8 2 21 5 33 5 47 0 75-35 75-41 0-2-1-4-5-4-1 0-1 0-2 1-8 5-27 12-53 12-15 0-33-3-51-11-4-1-4-1-5-1-4 0-4 3-4 9 0 38 0 76 0 114 0 7 0 10 5 10 4 0 4-1 6-3 4-7 19-28 49-28 20 0 30 19 33 26 7 14 7 29 7 48 0 13 0 36-9 53-10 15-24 25-42 25-27 0-49-21-56-43 1 0 2 0 7 0 12 0 19-10 19-18 0-10-7-19-19-19-6 0-20 2-20 21 0 33 28 70 70 70 46 0 85-37 85-86z"><text:p/></draw:path><draw:path draw:style-name="gr3" draw:text-style-name="P107" svg:width="0.255cm" svg:height="0.089cm" svg:x="2.853cm" svg:y="0.376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107" svg:width="0.126cm" svg:height="0.256cm" svg:x="3.77cm" svg:y="0cm" svg:viewBox="0 0 127 257" svg:d="M79 10c0-9 0-10-10-10-23 24-57 24-69 24 0 5 0 8 0 12 8 0 30 0 51-10 0 67 0 134 0 201 0 14-1 18-37 18-4 0-7 0-12 0 0 4 0 8 0 12 13-1 48-1 63-1s48 0 62 1c0-4 0-8 0-12-5 0-8 0-13 0-34 0-35-4-35-18 0-73 0-145 0-217z"><text:p/></draw:path><draw:path draw:style-name="gr3" draw:text-style-name="P107" svg:width="1.09cm" svg:height="0.014cm" svg:x="3.285cm" svg:y="0.412cm" svg:viewBox="0 0 1091 15" svg:d="M0 0c364 0 727 0 1091 0 0 6 0 10 0 15-364 0-727 0-1091 0 0-5 0-9 0-15z"><text:p/></draw:path><draw:path draw:style-name="gr3" draw:text-style-name="P107" svg:width="0.153cm" svg:height="0.256cm" svg:x="3.305cm" svg:y="0.525cm" svg:viewBox="0 0 154 257" svg:d="M30 228c13-13 27-27 40-40 61-54 84-75 84-113 0-44-35-75-82-75-43 0-72 35-72 70 0 21 19 21 20 21 6 0 21-4 21-20 0-9-8-20-21-20-3 0-3 0-6 1 10-26 31-40 53-40 35 0 52 31 52 63 0 31-20 61-41 86-24 27-49 55-74 82-4 5-4 4-4 14 47 0 96 0 143 0 3-23 8-45 11-67-3 0-7 0-10 0-2 11-4 29-9 34-2 4-27 4-36 4-23 0-46 0-69 0z"><text:p/></draw:path><draw:path draw:style-name="gr3" draw:text-style-name="P107" svg:width="0.209cm" svg:height="0.174cm" svg:x="3.49cm" svg:y="0.612cm" svg:viewBox="0 0 210 175" svg:d="M23 147c-1 6-3 16-3 17 0 8 5 11 11 11 4 0 11-3 14-11 0-1 5-19 8-29 2-12 5-23 8-35 2-8 4-16 6-25 2-7 5-18 6-20 5-12 26-47 62-47 18 0 21 14 21 27 0 24-18 74-25 90-3 9-3 14-3 18 0 18 13 32 32 32 36 0 50-57 50-59 0-5-4-5-5-5-4 0-4 1-6 7-8 26-21 48-39 48-7 0-9-3-9-13 0-9 3-19 6-26 8-21 25-64 25-86 0-26-18-41-46-41-34 0-53 24-60 33-1-21-18-33-35-33-18 0-26 14-29 22-6 13-12 35-12 37 0 4 3 3 4 4 5 0 5 0 7-9 7-28 14-46 29-46 7 0 12 5 12 18 0 8-1 12-7 32-8 30-14 60-22 89z"><text:p/></draw:path><draw:path draw:style-name="gr3" draw:text-style-name="P107" svg:width="0.255cm" svg:height="0.256cm" svg:x="3.819cm" svg:y="0.557cm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3" draw:text-style-name="P107" svg:width="0.153cm" svg:height="0.256cm" svg:x="4.203cm" svg:y="0.525cm" svg:viewBox="0 0 154 257" svg:d="M30 228c13-13 27-27 40-40 61-54 84-75 84-113 0-44-35-75-81-75-44 0-73 35-73 70 0 21 19 21 20 21 6 0 21-4 21-20 0-9-8-20-21-20-3 0-3 0-5 1 9-26 30-40 52-40 35 0 52 31 52 63 0 31-19 61-41 86-24 27-49 55-74 82-4 5-4 4-4 14 47 0 96 0 143 0 3-23 8-45 11-67-3 0-7 0-10 0-1 11-4 29-8 34-3 4-28 4-37 4-23 0-46 0-69 0z"><text:p/></draw:path></draw:g></text:p>
                </text:list-item>
                <text:list-item>
                  <text:p text:style-name="P51">וכמו כן;</text:p>
                  <text:p text:style-name="P15"><text:soft-page-break/><draw:g text:anchor-type="as-char" svg:y="-0.984cm" draw:z-index="163" draw:name="Shape37" draw:style-name="gr1"><svg:title>TexMaths</svg:title><svg:desc>11§latex§\begin{align*}
   (&amp;r_2 := \frac{1}{2n + 1} &gt; \frac{1}{2n + 2} = r_1) \\
    \rightarrow (&amp;r_2 &gt; r_1) \\
    \rightarrow (&amp;r_2 + r_1 &gt; 2r_1) \\
\end{align*}§svg§600§FALSE§</svg:desc><draw:path draw:style-name="gr2" draw:text-style-name="P106" svg:width="5.431cm" svg:height="1.93cm" svg:x="0.001cm" svg:y="0.021cm" svg:viewBox="0 0 5432 1931" svg:d="M2717 1931c-906 0-1812 0-2717 0 0-644 0-1288 0-1931 1811 0 3621 0 5432 0 0 643 0 1287 0 1931-905 0-1811 0-2715 0z"><text:p/></draw:path><draw:path draw:style-name="gr3" draw:text-style-name="P107" svg:width="0.088cm" svg:height="0.386cm" svg:x="0.514cm" svg:y="0.231cm" svg:viewBox="0 0 89 387" svg:d="M89 383c0-2 0-3-5-8-49-50-62-122-62-182 0-67 15-134 63-182 4-4 4-6 4-7 0-3-1-4-3-4-5 0-39 26-62 76-20 43-24 86-24 117 0 30 4 77 25 121 23 48 56 73 61 73 2 0 3-1 3-4z"><text:p/></draw:path><draw:path draw:style-name="gr3" draw:text-style-name="P107" svg:width="0.156cm" svg:height="0.174cm" svg:x="0.637cm" svg:y="0.349cm" svg:viewBox="0 0 157 175" svg:d="M23 147c-1 6-3 16-3 17 0 8 5 11 11 11 4 0 11-3 14-11 0-1 13-54 16-62 3-12 9-39 12-49 1-6 12-23 22-32 3-3 14-13 30-13 10 0 16 5 17 5-12 1-21 11-21 21 0 7 4 13 15 13 10 0 21-9 21-23 0-13-12-24-32-24-25 0-41 19-49 30-3-18-18-30-35-30-18 0-26 14-29 22-6 13-12 36-12 37 0 4 3 3 4 4 5 0 5 0 7-9 7-28 14-46 29-46 6 0 12 3 12 18 0 8-1 12-7 32-8 30-14 60-22 89z"><text:p/></draw:path><draw:path draw:style-name="gr3" draw:text-style-name="P107" svg:width="0.119cm" svg:height="0.179cm" svg:x="0.817cm" svg:y="0.4cm" svg:viewBox="0 0 120 180" svg:d="M120 131c-3 0-7 0-10 0-1 5-3 22-7 24-2 2-23 2-27 2-17 0-33 0-50 0 29-25 39-33 54-46 21-15 40-32 40-58 0-32-30-53-64-53-33 0-56 24-56 48 0 15 11 16 14 16 7 0 15-5 15-15 0-4-3-14-17-14 9-19 28-25 40-25 27 0 42 21 42 43 0 24-18 43-26 51-22 22-44 43-66 65-2 3-2 4-2 11 37 0 74 0 111 0 3-16 6-33 9-49z"><text:p/></draw:path><draw:path draw:style-name="gr3" draw:text-style-name="P107" svg:width="0.04cm" svg:height="0.166cm" svg:x="1.114cm" svg:y="0.353cm" svg:viewBox="0 0 41 167" svg:d="M41 21c0-11-10-21-21-21-12 0-20 10-20 21s8 21 20 21c11 0 21-10 21-21zM41 146c0-11-10-20-21-20-12 0-20 9-20 20s8 21 20 21c11 0 21-10 21-21z"><text:p/></draw:path><draw:path draw:style-name="gr3" draw:text-style-name="P107" svg:width="0.256cm" svg:height="0.089cm" svg:x="1.21cm" svg:y="0.379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107" svg:width="0.126cm" svg:height="0.256cm" svg:x="2.126cm" svg:y="0.001cm" svg:viewBox="0 0 127 257" svg:d="M79 10c0-9 0-10-10-10-23 25-57 25-69 25 0 5 0 8 0 12 8 0 30 0 51-11 0 67 0 133 0 200 0 15-3 19-37 19-4 0-7 0-12 0 0 5 0 8 0 12 13-1 46-1 63-1 15 0 48 0 62 1 0-4 0-7 0-12-5 0-8 0-13 0-34 0-35-4-35-19 0-72 0-144 0-216z"><text:p/></draw:path><draw:path draw:style-name="gr3" draw:text-style-name="P107" svg:width="1.09cm" svg:height="0.014cm" svg:x="1.642cm" svg:y="0.417cm" svg:viewBox="0 0 1091 15" svg:d="M546 15c-182 0-364 0-546 0 0-5 0-10 0-15 364 0 727 0 1091 0 0 5 0 10 0 15-181 0-364 0-545 0z"><text:p/></draw:path><draw:path draw:style-name="gr3" draw:text-style-name="P107" svg:width="0.153cm" svg:height="0.256cm" svg:x="1.662cm" svg:y="0.529cm" svg:viewBox="0 0 154 257" svg:d="M30 228c13-14 27-27 40-40 61-54 84-75 84-113 0-44-35-75-82-75-43 0-72 35-72 70 0 21 19 21 20 21 6 0 21-4 21-20 0-11-8-20-21-20-3 0-3 0-6 1 10-26 31-40 53-40 35 0 52 31 52 63 0 31-20 61-41 86-24 27-49 54-74 82-4 4-4 5-4 14 47 0 96 0 143 0 3-22 8-45 11-67-3 0-7 0-10 0-2 11-4 29-9 34-2 4-27 4-36 4-23 0-46 0-69 0z"><text:p/></draw:path><draw:path draw:style-name="gr3" draw:text-style-name="P107" svg:width="0.209cm" svg:height="0.174cm" svg:x="1.847cm" svg:y="0.614cm" svg:viewBox="0 0 210 175" svg:d="M23 147c-1 6-3 16-3 17 0 8 5 11 11 11 4 0 11-3 14-11 0-1 5-19 8-29 2-12 5-23 8-35 2-8 4-16 6-25 2-7 5-18 6-20 5-12 26-47 62-47 18 0 21 14 21 27 0 24-18 74-25 90-3 9-3 14-3 18 0 19 13 32 32 32 36 0 50-56 50-60s-4-4-5-4c-4 0-4 1-6 8-8 25-21 47-39 47-7 0-9-3-9-13 0-9 3-19 6-27 8-20 25-63 25-85 0-26-18-41-46-41-34 0-53 24-60 33-1-21-18-33-35-33-18 0-26 14-29 22-6 13-12 35-12 37 0 4 3 3 4 4 5 0 5 0 7-9 7-28 14-46 29-46 7 0 12 5 12 18 0 8-1 12-7 32-8 30-14 60-22 89z"><text:p/></draw:path><draw:path draw:style-name="gr3" draw:text-style-name="P107" svg:width="0.255cm" svg:height="0.256cm" svg:x="2.176cm" svg:y="0.559cm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107" svg:width="0.126cm" svg:height="0.256cm" svg:x="2.575cm" svg:y="0.529cm" svg:viewBox="0 0 127 257" svg:d="M79 10c0-9 0-10-10-10-23 24-57 24-69 24 0 5 0 8 0 12 8 0 30 0 51-10 0 67 0 133 0 200 0 15-3 19-37 19-4 0-7 0-12 0 0 5 0 8 0 12 13-1 46-1 63-1 15 0 48 0 62 1 0-4 0-7 0-12-5 0-8 0-13 0-34 0-35-4-35-19 0-72 0-144 0-216z"><text:p/></draw:path><draw:path draw:style-name="gr3" draw:text-style-name="P107" svg:width="0.236cm" svg:height="0.223cm" svg:x="2.918cm" svg:y="0.312cm" svg:viewBox="0 0 237 224" svg:d="M229 121c4-2 8-4 8-9 0-4-4-6-8-9-72-33-143-67-215-100-4-3-5-3-6-3-5 0-8 3-8 8 0 3 2 5 8 8 67 32 135 64 202 96-67 32-135 64-202 96-6 3-8 5-8 9s3 7 8 7c1 0 2 0 6-2 72-34 143-67 215-101z"><text:p/></draw:path><draw:path draw:style-name="gr3" draw:text-style-name="P107" svg:width="0.127cm" svg:height="0.256cm" svg:x="3.824cm" svg:y="0.001cm" svg:viewBox="0 0 128 257" svg:d="M79 10c0-9 0-10-9-10-24 25-58 25-70 25 0 5 0 8 0 12 8 0 31 0 51-11 0 67 0 133 0 200 0 15-1 19-37 19-4 0-7 0-12 0 0 5 0 8 0 12 13-1 48-1 63-1s49 0 63 1c0-4 0-7 0-12-5 0-8 0-12 0-36 0-37-4-37-19 0-72 0-144 0-216z"><text:p/></draw:path><draw:path draw:style-name="gr3" draw:text-style-name="P107" svg:width="1.089cm" svg:height="0.014cm" svg:x="3.341cm" svg:y="0.417cm" svg:viewBox="0 0 1090 15" svg:d="M546 15c-182 0-364 0-546 0 0-5 0-10 0-15 363 0 727 0 1090 0 0 5 0 10 0 15-181 0-363 0-544 0z"><text:p/></draw:path><draw:path draw:style-name="gr3" draw:text-style-name="P107" svg:width="0.153cm" svg:height="0.256cm" svg:x="3.36cm" svg:y="0.529cm" svg:viewBox="0 0 154 257" svg:d="M30 228c14-14 27-27 42-40 59-54 82-75 82-113 0-44-34-75-81-75-44 0-73 35-73 70 0 21 20 21 21 21 7 0 20-4 20-20 0-11-7-20-20-20-3 0-4 0-6 1 9-26 30-40 52-40 35 0 53 31 53 63 0 31-20 61-41 86-25 27-49 54-75 82-4 4-4 5-4 14 48 0 96 0 144 0 3-22 7-45 10-67-3 0-5 0-9 0-2 11-5 29-9 34-2 4-28 4-36 4-23 0-47 0-70 0z"><text:p/></draw:path><draw:path draw:style-name="gr3" draw:text-style-name="P107" svg:width="0.208cm" svg:height="0.174cm" svg:x="3.545cm" svg:y="0.614cm" svg:viewBox="0 0 209 175" svg:d="M22 147c-1 6-3 16-3 17 0 8 5 11 11 11 5 0 12-3 14-11 1-1 6-19 8-29 3-12 5-23 9-35 2-8 4-16 6-25 1-7 5-18 5-20 6-12 26-47 63-47 17 0 21 14 21 27 0 24-20 74-25 90-3 9-4 14-4 18 0 19 14 32 31 32 37 0 51-56 51-60s-3-4-4-4c-5 0-5 1-6 8-8 25-21 47-39 47-7 0-10-3-10-13 0-9 3-19 7-27 7-20 23-63 23-85 0-26-16-41-44-41-35 0-53 24-60 33-2-21-19-33-36-33-19 0-25 14-29 22-5 13-11 35-11 37 0 4 3 4 4 4 4 0 5 0 7-9 7-28 14-46 28-46 7 0 12 5 12 18 0 8-1 12-6 32-8 30-15 60-23 89z"><text:p/></draw:path><draw:path draw:style-name="gr3" draw:text-style-name="P107" svg:width="0.256cm" svg:height="0.256cm" svg:x="3.873cm" svg:y="0.559cm" svg:viewBox="0 0 257 257" svg:d="M136 136c37 0 72 0 108 0 6 0 13 0 13-7 0-8-7-8-13-8-36 0-71 0-108 0 0-36 0-72 0-108 0-5 0-13-7-13-8 0-8 8-8 13 0 36 0 72 0 108-36 0-71 0-108 0-5 0-13 0-13 8 0 7 8 7 13 7 37 0 72 0 108 0 0 37 0 73 0 109 0 5 0 12 8 12 7 0 7-7 7-12 0-36 0-72 0-109z"><text:p/></draw:path><draw:path draw:style-name="gr3" draw:text-style-name="P107" svg:width="0.154cm" svg:height="0.256cm" svg:x="4.257cm" svg:y="0.529cm" svg:viewBox="0 0 155 257" svg:d="M30 228c14-14 27-27 42-40 59-54 83-75 83-113 0-44-35-75-82-75-44 0-73 35-73 70 0 21 20 21 21 21 7 0 20-4 20-20 0-11-7-20-20-20-3 0-4 0-6 1 9-26 30-40 52-40 35 0 53 31 53 63 0 31-20 61-41 86-25 27-49 54-75 82-4 4-4 5-4 14 48 0 96 0 144 0 3-22 8-45 11-67-3 0-6 0-10 0-2 11-4 29-9 34-2 4-28 4-36 4-23 0-47 0-70 0z"><text:p/></draw:path><draw:path draw:style-name="gr3" draw:text-style-name="P107" svg:width="0.256cm" svg:height="0.089cm" svg:x="4.607cm" svg:y="0.379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107" svg:width="0.156cm" svg:height="0.174cm" svg:x="5.004cm" svg:y="0.349cm" svg:viewBox="0 0 157 175" svg:d="M23 147c-1 6-3 16-3 17 0 8 5 11 11 11 4 0 12-3 14-11 1-1 14-54 16-62 3-12 9-39 12-49 2-6 13-23 22-32 3-3 14-13 30-13 10 0 11 3 17 5-12 1-20 11-20 21 0 7 3 13 14 13 10 0 21-9 21-23 0-13-12-24-32-24-25 0-41 19-49 30-3-18-17-30-35-30s-26 14-29 22c-6 13-12 36-12 37 0 4 3 3 4 4 5 0 5 0 7-9 7-28 14-46 29-46 6 0 12 3 12 18 0 8-1 12-7 32-8 30-14 60-22 89z"><text:p/></draw:path><draw:path draw:style-name="gr3" draw:text-style-name="P107" svg:width="0.098cm" svg:height="0.179cm" svg:x="5.197cm" svg:y="0.4cm" svg:viewBox="0 0 99 180" svg:d="M62 8c0-7 0-8-8-8-18 18-43 18-54 18 0 3 0 6 0 9 7 0 25 0 40-7 0 46 0 91 0 137 0 10 0 13-28 13-3 0-6 0-10 0 0 4 0 7 0 10 6-1 39-1 49-1 8 0 43 0 48 1 0-3 0-6 0-10-3 0-7 0-10 0-27 0-27-3-27-13 0-49 0-100 0-149z"><text:p/></draw:path><draw:path draw:style-name="gr3" draw:text-style-name="P107" svg:width="0.089cm" svg:height="0.386cm" svg:x="5.363cm" svg:y="0.231cm" svg:viewBox="0 0 90 387" svg:d="M90 193c0-29-4-76-25-120-23-48-57-73-61-73-2 0-4 2-4 4 0 1 0 3 8 9 37 39 59 100 59 180 0 66-14 135-61 183-6 4-6 5-6 7s2 4 4 4c4 0 39-26 62-76 20-42 24-85 24-118z"><text:p/></draw:path><draw:path draw:style-name="gr3" draw:text-style-name="P107" svg:width="0.342cm" svg:height="0.201cm" svg:x="0.003cm" svg:y="1.097cm" svg:viewBox="0 0 343 202" svg:d="M300 109c-21 16-32 32-34 37-17 27-21 51-21 52 0 4 5 4 8 4 7 0 7-1 9-7 9-39 32-71 75-88 5-3 6-4 6-6 0-3-3-3-3-4-18-7-64-26-79-90-1-6-1-7-8-7-3 0-8 0-8 5 7 17 4 25 20 51 8 11 19 25 35 37-95 0-191 0-287 0-6 0-13 0-13 8s7 8 13 8c96 0 192 0 287 0z"><text:p/></draw:path><draw:path draw:style-name="gr3" draw:text-style-name="P107" svg:width="0.088cm" svg:height="0.386cm" svg:x="0.514cm" svg:y="1.007cm" svg:viewBox="0 0 89 387" svg:d="M89 383c0-2 0-3-5-9-49-49-62-121-62-181 0-67 15-134 63-182 4-4 4-6 4-7 0-3-1-4-3-4-5 0-39 26-62 76-20 43-24 86-24 117 0 30 4 77 25 121 23 48 56 73 61 73 2 0 3-1 3-4z"><text:p/></draw:path><draw:path draw:style-name="gr3" draw:text-style-name="P107" svg:width="0.156cm" svg:height="0.174cm" svg:x="0.637cm" svg:y="1.127cm" svg:viewBox="0 0 157 175" svg:d="M23 147c-1 6-3 16-3 17 0 8 5 11 11 11 4 0 11-3 14-11 0-1 13-54 16-62 3-12 9-39 12-49 1-6 12-23 22-32 3-3 14-13 30-13 10 0 16 5 17 5-12 1-21 11-21 21 0 6 4 13 15 13 10 0 21-9 21-23 0-13-12-24-32-24-25 0-41 19-49 30-3-18-18-30-35-30-18 0-26 14-29 22-6 13-12 36-12 37 0 4 3 3 4 4 5 0 5 0 7-9 7-28 14-46 29-46 6 0 12 3 12 17 0 9-1 13-7 33-8 30-14 60-22 89z"><text:p/></draw:path><draw:path draw:style-name="gr3" draw:text-style-name="P107" svg:width="0.119cm" svg:height="0.179cm" svg:x="0.817cm" svg:y="1.173cm" svg:viewBox="0 0 120 180" svg:d="M120 131c-3 0-7 0-10 0-1 5-3 22-7 24-2 2-23 2-27 2-17 0-33 0-50 0 29-25 39-33 54-46 21-15 40-32 40-58 0-33-30-53-64-53-33 0-56 24-56 48 0 15 11 16 14 16 7 0 15-5 15-15 0-4-3-14-17-14 9-19 28-25 40-25 27 0 42 21 42 43 0 24-18 43-26 51-22 22-44 43-66 65-2 3-2 4-2 11 37 0 74 0 111 0 3-16 6-33 9-49z"><text:p/></draw:path><draw:path draw:style-name="gr3" draw:text-style-name="P107" svg:width="0.234cm" svg:height="0.223cm" svg:x="1.113cm" svg:y="1.088cm" svg:viewBox="0 0 235 224" svg:d="M229 121c4-2 6-4 6-9 0-4-2-6-6-9-72-33-143-67-215-100-4-3-5-3-6-3-5 0-8 3-8 8 0 3 1 5 7 8 68 32 135 64 203 96-68 32-135 64-203 96-6 3-7 5-7 9s3 7 8 7c1 0 2 0 6-3 72-33 143-67 215-100z"><text:p/></draw:path><draw:path draw:style-name="gr3" draw:text-style-name="P107" svg:width="0.156cm" svg:height="0.174cm" svg:x="1.501cm" svg:y="1.127cm" svg:viewBox="0 0 157 175" svg:d="M22 147c-1 6-3 16-3 17 0 8 5 11 11 11 5 0 12-3 14-11 1-1 14-54 15-62 4-12 11-39 14-49 1-6 12-23 21-32 3-3 14-13 30-13 11 0 11 3 17 5-11 1-20 11-20 21 0 6 3 13 14 13 10 0 22-9 22-23 0-13-13-24-33-24-24 0-41 19-48 30-3-18-18-30-35-30-19 0-26 14-29 22-8 13-12 36-12 37 0 4 3 4 4 4 4 0 5 0 7-9 7-28 14-46 28-46 6 0 12 3 12 17 0 9-1 13-6 33-8 30-15 60-23 89z"><text:p/></draw:path><draw:path draw:style-name="gr3" draw:text-style-name="P107" svg:width="0.097cm" svg:height="0.179cm" svg:x="1.693cm" svg:y="1.173cm" svg:viewBox="0 0 98 180" svg:d="M61 8c0-7 0-8-8-8-18 18-42 18-53 18 0 3 0 6 0 9 7 0 24 0 39-7 0 46 0 91 0 137 0 10 0 13-27 13-3 0-6 0-10 0 0 4 0 7 0 10 5-1 38-1 48-1 8 0 42 0 48 1 0-3 0-6 0-10-3 0-7 0-10 0-27 0-27-3-27-13 0-49 0-100 0-149z"><text:p/></draw:path><draw:path draw:style-name="gr3" draw:text-style-name="P107" svg:width="0.088cm" svg:height="0.386cm" svg:x="1.859cm" svg:y="1.007cm" svg:viewBox="0 0 89 387" svg:d="M89 193c0-29-4-76-25-120-23-48-56-73-61-73-2 0-3 2-3 4 0 1 0 3 7 9 38 39 60 100 60 180 0 66-14 135-63 183-4 4-4 5-4 7s1 4 3 4c5 0 39-26 62-76 20-42 24-85 24-118z"><text:p/></draw:path><draw:path draw:style-name="gr3" draw:text-style-name="P107" svg:width="0.342cm" svg:height="0.201cm" svg:x="0.003cm" svg:y="1.678cm" svg:viewBox="0 0 343 202" svg:d="M300 109c-21 16-32 32-34 37-17 27-21 51-21 52 0 4 5 4 8 4 7 0 7-1 9-7 9-39 32-71 75-88 5-3 6-4 6-6 0-3-3-3-3-4-18-7-64-26-79-90-1-6-1-7-8-7-3 0-8 0-8 5 7 17 4 25 20 51 8 12 19 25 35 37-95 0-191 0-287 0-6 0-13 0-13 8s7 8 13 8c96 0 192 0 287 0z"><text:p/></draw:path><draw:path draw:style-name="gr3" draw:text-style-name="P107" svg:width="0.088cm" svg:height="0.386cm" svg:x="0.514cm" svg:y="1.584cm" svg:viewBox="0 0 89 387" svg:d="M89 383c0-2 0-2-5-8-49-50-62-122-62-182 0-67 15-134 63-182 4-4 4-6 4-7 0-3-1-4-3-4-5 0-39 26-62 76-20 43-24 86-24 117s4 77 25 121c23 48 56 73 61 73 2 0 3-1 3-4z"><text:p/></draw:path><draw:path draw:style-name="gr3" draw:text-style-name="P107" svg:width="0.156cm" svg:height="0.174cm" svg:x="0.637cm" svg:y="1.704cm" svg:viewBox="0 0 157 175" svg:d="M23 147c-1 6-3 16-3 17 0 8 5 11 11 11 4 0 11-3 14-11 0-1 13-54 16-62 3-12 9-39 12-49 1-6 12-23 22-32 3-2 14-13 30-13 10 0 16 5 17 5-12 1-21 11-21 21 0 7 4 13 15 13 10 0 21-9 21-23 0-13-12-24-32-24-25 0-41 19-49 30-3-18-18-30-35-30-18 0-26 14-29 22-6 13-12 36-12 37 0 4 3 3 4 4 5 0 5 0 7-9 7-28 14-46 29-46 6 0 12 3 12 18 0 8-1 12-7 32-8 30-14 60-22 89z"><text:p/></draw:path><draw:path draw:style-name="gr3" draw:text-style-name="P107" svg:width="0.119cm" svg:height="0.179cm" svg:x="0.817cm" svg:y="1.754cm" svg:viewBox="0 0 120 180" svg:d="M120 131c-3 0-7 0-10 0-1 5-3 22-7 24-2 2-23 2-27 2-17 0-33 0-50 0 29-25 39-33 54-46 21-15 40-32 40-58 0-32-30-53-64-53-33 0-56 24-56 48 0 15 11 16 14 16 7 0 15-5 15-15 0-4-3-14-17-14 9-19 28-25 40-25 27 0 42 21 42 43 0 24-18 43-26 53-22 20-44 42-66 63-2 3-2 4-2 11 37 0 74 0 111 0 3-16 6-33 9-49z"><text:p/></draw:path><draw:path draw:style-name="gr3" draw:text-style-name="P107" svg:width="0.255cm" svg:height="0.256cm" svg:x="1.081cm" svg:y="1.649cm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107" svg:width="0.156cm" svg:height="0.174cm" svg:x="1.458cm" svg:y="1.704cm" svg:viewBox="0 0 157 175" svg:d="M22 147c-1 6-3 16-3 17 0 8 5 11 11 11 5 0 12-3 14-11 1-1 14-54 15-62 4-12 11-39 14-49 1-6 12-23 21-32 3-2 14-13 30-13 11 0 11 3 17 5-11 1-20 11-20 21 0 7 3 13 14 13 10 0 22-9 22-23 0-13-13-24-33-24-24 0-41 19-49 30-2-18-17-30-35-30s-25 14-29 22c-7 13-11 36-11 37 0 4 3 4 4 4 4 0 5 0 7-9 7-28 14-46 28-46 6 0 12 3 12 18 0 8-1 12-6 32-8 30-15 60-23 89z"><text:p/></draw:path><draw:path draw:style-name="gr3" draw:text-style-name="P107" svg:width="0.097cm" svg:height="0.179cm" svg:x="1.65cm" svg:y="1.754cm" svg:viewBox="0 0 98 180" svg:d="M61 8c0-7 0-8-8-8-18 18-42 18-53 18 0 3 0 6 0 9 7 0 24 0 39-7 0 46 0 91 0 137 0 10 0 13-27 13-3 0-8 0-11 0 0 4 0 7 0 10 6-1 39-1 49-1 8 0 42 0 48 1 0-3 0-6 0-10-3 0-7 0-10 0-27 0-27-3-27-13 0-49 0-100 0-149z"><text:p/></draw:path><draw:path draw:style-name="gr3" draw:text-style-name="P107" svg:width="0.236cm" svg:height="0.223cm" svg:x="1.933cm" svg:y="1.665cm" svg:viewBox="0 0 237 224" svg:d="M229 121c4-2 8-4 8-9 0-4-4-6-8-9-72-33-142-67-214-100-5-3-6-3-7-3-5 0-8 3-8 8 0 3 2 6 8 8 67 32 135 64 202 96-67 32-135 64-202 96-6 3-8 5-8 9s3 7 8 7c1 0 2 0 7-2 72-34 142-67 214-101z"><text:p/></draw:path><draw:path draw:style-name="gr3" draw:text-style-name="P107" svg:width="0.153cm" svg:height="0.256cm" svg:x="2.329cm" svg:y="1.619cm" svg:viewBox="0 0 154 257" svg:d="M30 228c13-14 27-27 40-40 61-54 84-75 84-113 0-44-35-75-82-75-43 0-72 35-72 70 0 21 19 21 20 21 6 0 21-4 21-20 0-11-8-20-21-20-3 0-5 0-6 1 9-26 30-40 53-40 35 0 52 31 52 63 0 31-20 61-41 86-25 27-49 54-75 82-3 4-3 5-3 14 47 0 96 0 143 0 3-22 8-45 11-67-3 0-7 0-10 0-2 11-4 29-9 34-2 4-27 4-36 4-23 0-46 0-69 0z"><text:p/></draw:path><draw:path draw:style-name="gr3" draw:text-style-name="P107" svg:width="0.156cm" svg:height="0.174cm" svg:x="2.514cm" svg:y="1.704cm" svg:viewBox="0 0 157 175" svg:d="M23 147c-1 6-4 16-4 17 0 8 5 11 12 11 4 0 11-3 14-11 0-1 13-54 16-62 3-12 9-39 12-49 1-6 12-23 22-32 2-2 14-13 30-13 10 0 16 5 17 5-12 1-21 11-21 21 0 7 4 13 15 13 10 0 21-9 21-23 0-13-12-24-32-24-25 0-42 19-49 30-3-18-18-30-35-30-18 0-26 14-29 22-8 13-12 36-12 37 0 4 3 4 4 4 5 0 5 0 7-9 7-28 14-46 29-46 6 0 12 3 12 18 0 8-1 12-7 32-8 30-14 60-22 89z"><text:p/></draw:path><draw:path draw:style-name="gr3" draw:text-style-name="P107" svg:width="0.098cm" svg:height="0.179cm" svg:x="2.706cm" svg:y="1.754cm" svg:viewBox="0 0 99 180" svg:d="M62 8c0-7-1-8-9-8-17 18-42 18-53 18 0 3 0 6 0 9 7 0 24 0 40-7 0 46 0 91 0 137 0 10 0 13-28 13-3 0-6 0-10 0 0 4 0 7 0 10 5-1 38-1 49-1 7 0 41 0 48 1 0-3 0-6 0-10-3 0-8 0-11 0-26 0-26-3-26-13 0-49 0-100 0-149z"><text:p/></draw:path><draw:path draw:style-name="gr3" draw:text-style-name="P107" svg:width="0.088cm" svg:height="0.386cm" svg:x="2.871cm" svg:y="1.584cm" svg:viewBox="0 0 89 387" svg:d="M89 193c0-29-3-76-25-120-23-48-56-73-61-73-2 0-3 2-3 4 0 1 0 3 8 9 37 39 59 100 59 180 0 66-14 135-63 183-4 5-4 5-4 7s1 4 3 4c5 0 40-26 62-76 20-42 24-85 24-118z"><text:p/></draw:path></draw:g></text:p>
                </text:list-item>
                <text:list-item>
                  <text:p text:style-name="P51">נסכם:</text:p>
                  <text:p text:style-name="P15"><draw:g text:anchor-type="as-char" svg:y="-0.266cm" draw:z-index="77" draw:name="Shape38" draw:style-name="gr1"><svg:title>TexMaths</svg:title><svg:desc>11§display§b = a - 2r_1 + r_1 + r_2§svg§600§FALSE§</svg:desc><draw:path draw:style-name="gr2" draw:text-style-name="P106" svg:width="3.46cm" svg:height="0.284cm" svg:x="0.002cm" svg:y="0.02cm" svg:viewBox="0 0 3461 285" svg:d="M1731 285c-577 0-1154 0-1731 0 0-94 0-190 0-285 1154 0 2307 0 3461 0 0 95 0 191 0 285-576 0-1154 0-1730 0z"><text:p/></draw:path><draw:path draw:style-name="gr3" draw:text-style-name="P107" svg:width="0.141cm" svg:height="0.27cm" svg:x="0.001cm" svg:y="0cm" svg:viewBox="0 0 142 271" svg:d="M74 4c-1-1 0-4-5-4-9 0-37 3-47 4-3 0-8 0-8 8 0 5 4 5 10 5 18 0 19 2 19 6 0 2-3 16-6 24-11 42-21 84-32 126-4 18-5 24-5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107" svg:width="0.256cm" svg:height="0.089cm" svg:x="0.27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76cm" svg:height="0.174cm" svg:x="0.679cm" svg:y="0.097cm" svg:viewBox="0 0 177 175" svg:d="M129 25c-7-14-18-25-36-25-45 0-93 57-93 113 0 37 22 62 52 62 7 0 27-1 50-28 4 16 17 28 35 28 14 0 22-9 29-21 7-14 11-37 11-38 0-4-3-4-4-4-4 0-5 1-6 7-6 25-13 47-28 47-11 0-13-10-13-17 0-8 2-11 6-29 3-15 4-20 8-34 4-19 10-36 14-54 2-11 2-12 2-13 0-7-4-11-11-11-9 0-15 9-16 17zM104 126c-2 6-2 7-7 14-18 21-33 26-44 26-20 0-26-21-26-36 0-19 14-66 22-84 13-23 29-37 44-37 26 0 31 32 31 34s0 4-1 7c-6 25-12 50-19 76z"><text:p/></draw:path><draw:path draw:style-name="gr3" draw:text-style-name="P107" svg:width="0.235cm" svg:height="0.014cm" svg:x="0.985cm" svg:y="0.163cm" svg:viewBox="0 0 236 15" svg:d="M223 15c7 0 13 0 13-7 0-8-6-8-13-8-69 0-139 0-209 0-6 0-14 0-14 8 0 7 8 7 14 7 70 0 140 0 209 0z"><text:p/></draw:path><draw:path draw:style-name="gr3" draw:text-style-name="P107" svg:width="0.153cm" svg:height="0.255cm" svg:x="1.359cm" svg:y="0.012cm" svg:viewBox="0 0 154 256" svg:d="M30 226c13-13 27-27 40-40 61-52 84-73 84-111 0-44-34-75-81-75-44 0-73 35-73 69 0 22 20 22 21 22 6 0 20-4 20-20 0-10-7-20-21-20-2 0-4 0-5 1 9-26 30-40 52-40 35 0 52 31 52 63 0 31-19 62-41 85-24 26-49 54-74 81-4 5-4 6-4 15 47 0 96 0 143 0 3-22 8-44 11-68-3 0-7 0-10 0-1 13-4 29-8 36-3 2-28 2-37 2-23 0-46 0-69 0z"><text:p/></draw:path><draw:path draw:style-name="gr3" draw:text-style-name="P107" svg:width="0.156cm" svg:height="0.174cm" svg:x="1.544cm" svg:y="0.097cm" svg:viewBox="0 0 157 175" svg:d="M23 149c-1 5-3 14-3 16 0 7 5 10 11 10 4 0 12-3 14-11 1-1 14-54 15-60 4-14 10-40 13-51 2-5 13-23 22-31 3-3 14-13 30-13 10 0 11 3 17 4-12 2-20 12-20 22 0 6 4 13 14 13s21-8 21-23c0-13-12-25-32-25-25 0-41 20-49 30-3-17-17-30-35-30s-26 15-29 22c-7 13-12 36-12 37 0 5 4 5 5 5 4 0 4 0 7-9 6-27 14-46 28-46 6 0 12 3 12 17 0 9-1 13-7 33-8 30-14 60-22 90z"><text:p/></draw:path><draw:path draw:style-name="gr3" draw:text-style-name="P107" svg:width="0.098cm" svg:height="0.177cm" svg:x="1.736cm" svg:y="0.146cm" svg:viewBox="0 0 99 178" svg:d="M62 8c0-8 0-8-8-8-18 17-42 18-54 18 0 3 0 6 0 10 7 0 25 0 40-8 0 45 0 91 0 138 0 8 0 12-27 12-3 0-8 0-11 0 0 3 0 6 0 8 6 0 39-1 49-1 8 0 42 1 48 1 0-2 0-5 0-8-3 0-7 0-10 0-27 0-27-4-27-12 0-51 0-101 0-150z"><text:p/></draw:path><draw:path draw:style-name="gr3" draw:text-style-name="P107" svg:width="0.256cm" svg:height="0.255cm" svg:x="1.987cm" svg:y="0.043cm" svg:viewBox="0 0 257 256" svg:d="M136 137c37 0 72 0 108 0 6 0 13 0 13-8s-7-8-13-8c-36 0-71 0-108 0 0-36 0-71 0-108 0-5 0-13-7-13-8 0-8 8-8 13 0 37 0 72 0 108-36 0-72 0-108 0-5 0-13 0-13 8s8 8 13 8c36 0 72 0 108 0 0 35 0 71 0 106 0 6 0 13 8 13 7 0 7-7 7-13 0-35 0-71 0-106z"><text:p/></draw:path><draw:path draw:style-name="gr3" draw:text-style-name="P107" svg:width="0.156cm" svg:height="0.174cm" svg:x="2.363cm" svg:y="0.097cm" svg:viewBox="0 0 157 175" svg:d="M23 149c-2 5-4 14-4 16 0 7 5 10 12 10 4 0 11-3 14-11 0-1 13-54 15-60 3-14 10-40 13-51 1-5 12-23 22-31 2-3 14-13 30-13 10 0 10 3 16 4-11 2-20 12-20 22 0 6 3 13 14 13 10 0 22-8 22-23 0-13-12-25-32-25-25 0-43 20-49 30-3-17-18-30-35-30-18 0-26 15-29 22-8 13-12 36-12 37 0 5 3 5 4 5 5 0 5 0 7-9 7-27 14-46 29-46 6 0 12 3 12 17 0 9-3 13-7 33-8 30-14 60-22 90z"><text:p/></draw:path><draw:path draw:style-name="gr3" draw:text-style-name="P107" svg:width="0.097cm" svg:height="0.177cm" svg:x="2.556cm" svg:y="0.146cm" svg:viewBox="0 0 98 178" svg:d="M60 8c0-8 0-8-7-8-18 17-42 18-53 18 0 3 0 6 0 10 7 0 24 0 40-8 0 45 0 91 0 138 0 8 0 12-28 12-3 0-7 0-10 0 0 3 0 6 0 8 5 0 38-1 47-1s43 1 49 1c0-2 0-5 0-8-3 0-7 0-10 0-28 0-28-4-28-12 0-51 0-101 0-150z"><text:p/></draw:path><draw:path draw:style-name="gr3" draw:text-style-name="P107" svg:width="0.256cm" svg:height="0.255cm" svg:x="2.807cm" svg:y="0.043cm" svg:viewBox="0 0 257 256" svg:d="M136 137c37 0 72 0 108 0 6 0 13 0 13-8s-7-8-13-8c-36 0-71 0-108 0 0-36 0-71 0-108 0-5 0-13-7-13-8 0-8 8-8 13 0 37 0 72 0 108-36 0-72 0-108 0-5 0-13 0-13 8s8 8 13 8c36 0 72 0 108 0 0 35 0 71 0 106 0 6 0 13 8 13 7 0 7-7 7-13 0-35 0-71 0-106z"><text:p/></draw:path><draw:path draw:style-name="gr3" draw:text-style-name="P107" svg:width="0.156cm" svg:height="0.174cm" svg:x="3.183cm" svg:y="0.097cm" svg:viewBox="0 0 157 175" svg:d="M23 149c-1 5-3 14-3 16 0 7 5 10 11 10 4 0 12-3 14-11 1-1 14-54 15-60 4-14 10-40 13-51 2-5 13-23 22-31 3-3 14-13 30-13 10 0 11 3 17 4-12 2-20 12-20 22 0 6 3 13 14 13 10 0 21-8 21-23 0-13-12-25-32-25-25 0-41 20-49 30-3-17-17-30-35-30s-26 15-29 22c-7 13-12 36-12 37 0 5 3 3 4 5 5 0 5 0 7-9 7-27 14-46 29-46 6 0 12 3 12 17 0 9-1 13-7 33-8 30-14 60-22 90z"><text:p/></draw:path><draw:path draw:style-name="gr3" draw:text-style-name="P107" svg:width="0.119cm" svg:height="0.177cm" svg:x="3.363cm" svg:y="0.146cm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p>
                </text:list-item>
                <text:list-item>
                  <text:p text:style-name="P52">כלומר:</text:p>
                  <text:p text:style-name="P15"><draw:g text:anchor-type="as-char" svg:y="-0.52cm" draw:z-index="76" draw:name="Shape39" draw:style-name="gr1"><svg:title>TexMaths</svg:title><svg:desc>11§display§b &gt; a &gt; \frac{3}{5}§svg§600§FALSE§</svg:desc><draw:path draw:style-name="gr2" draw:text-style-name="P106" svg:width="1.598cm" svg:height="0.751cm" svg:x="0.002cm" svg:y="0.02cm" svg:viewBox="0 0 1599 752" svg:d="M800 752c-267 0-533 0-800 0 0-251 0-501 0-752 533 0 1065 0 1599 0 0 251 0 501 0 752-267 0-533 0-799 0z"><text:p/></draw:path><draw:path draw:style-name="gr3" draw:text-style-name="P107" svg:width="0.141cm" svg:height="0.271cm" svg:x="0.001cm" svg:y="0.251cm" svg:viewBox="0 0 142 272" svg:d="M74 4c0-1 0-4-5-4-9 0-37 3-47 3-3 1-8 1-8 8 0 6 4 6 9 6 19 0 20 2 20 5s-3 17-6 24c-11 42-21 85-32 127-4 19-5 25-5 38 0 37 20 61 48 61 47 0 94-57 94-113 0-36-21-62-52-62-17 0-33 11-45 23 10-39 19-77 29-116zM37 150c3-8 3-9 6-14 20-25 36-30 47-30 13 0 24 11 24 36 0 23-13 67-19 81-14 27-31 40-47 40-13 0-25-10-25-38 0-8 0-15 6-39 3-12 5-24 8-36z"><text:p/></draw:path><draw:path draw:style-name="gr3" draw:text-style-name="P107" svg:width="0.234cm" svg:height="0.222cm" svg:x="0.288cm" svg:y="0.31cm" svg:viewBox="0 0 235 223" svg:d="M229 120c3-1 6-3 6-8s-3-6-6-9c-72-34-143-67-215-101-5-2-5-2-6-2-5 0-8 3-8 8 0 3 1 5 7 9 68 31 135 63 203 95-68 32-135 64-203 96-6 2-7 4-7 8s3 7 8 7c1 0 1 0 6-2 72-34 143-68 215-101z"><text:p/></draw:path><draw:path draw:style-name="gr3" draw:text-style-name="P107" svg:width="0.176cm" svg:height="0.174cm" svg:x="0.678cm" svg:y="0.348cm" svg:viewBox="0 0 177 175" svg:d="M129 25c-7-14-18-25-36-25-45 0-93 57-93 113 0 37 22 62 52 62 7 0 27-1 50-29 2 17 17 29 35 29 14 0 22-9 29-21 6-14 11-37 11-38 0-4-3-4-4-4-5 0-5 1-6 7-6 25-13 47-30 47-9 0-11-10-11-17 0-8 0-11 5-29 4-15 5-20 9-34 4-18 10-36 14-54 2-11 2-12 2-13 0-7-4-11-11-11-10 0-15 9-16 17zM103 125c-1 7-1 8-7 15-17 21-33 26-43 26-20 0-26-21-26-36 0-19 13-66 21-84 12-23 30-37 45-37 26 0 31 32 31 34s-1 4-1 7c-6 25-13 50-20 75z"><text:p/></draw:path><draw:path draw:style-name="gr3" draw:text-style-name="P107" svg:width="0.234cm" svg:height="0.222cm" svg:x="1.006cm" svg:y="0.31cm" svg:viewBox="0 0 235 223" svg:d="M228 120c4-1 7-3 7-8s-3-6-7-9c-72-34-142-67-214-101-5-2-5-2-6-2-5 0-8 3-8 8 0 3 1 5 7 9 68 31 135 63 203 95-68 32-135 64-203 96-6 2-7 4-7 8s3 7 8 7c1 0 1 0 6-2 72-34 142-68 214-101z"><text:p/></draw:path><draw:path draw:style-name="gr3" draw:text-style-name="P107" svg:width="0.16cm" svg:height="0.265cm" svg:x="1.444cm" svg:y="0cm" svg:viewBox="0 0 161 266" svg:d="M96 121c32-10 54-37 54-67 0-32-35-54-71-54-39 0-69 23-69 53 0 13 9 20 20 20 12 0 19-9 19-20 0-19-17-19-24-19 12-19 39-24 52-24 16 0 37 9 37 43 0 4-1 27-11 44-11 19-24 20-34 21-3 0-12 1-15 1s-6 0-6 4c0 5 3 5 9 5s12 0 18 0c32 0 46 26 46 64 0 52-28 63-44 63-17 0-46-6-59-29 13 2 25-7 25-21 0-15-10-22-21-22-10 0-22 5-22 23 0 34 36 60 78 60 47 0 83-35 83-74 0-32-25-62-65-71z"><text:p/></draw:path><draw:path draw:style-name="gr3" draw:text-style-name="P107" svg:width="0.192cm" svg:height="0.014cm" svg:x="1.427cm" svg:y="0.416cm" svg:viewBox="0 0 193 15" svg:d="M97 15c-32 0-65 0-97 0 0-5 0-9 0-15 65 0 129 0 193 0 0 6 0 10 0 15-31 0-64 0-96 0z"><text:p/></draw:path><draw:path draw:style-name="gr3" draw:text-style-name="P107" svg:width="0.153cm" svg:height="0.265cm" svg:x="1.447cm" svg:y="0.527cm" svg:viewBox="0 0 154 266" svg:d="M154 181c0-47-32-85-74-85-18 0-35 5-48 20 0-26 0-51 0-76 8 2 20 5 32 5 48 0 75-35 75-41 0-2-2-4-4-4-1 0-1 0-3 1-8 5-26 12-53 12-15 0-33-3-52-11-2-1-3-1-4-1-3 0-3 3-3 9 0 38 0 76 0 114 0 7 0 10 5 10 2 0 4-1 5-3 4-7 18-28 49-28 21 0 30 19 33 26 7 14 8 30 8 48 0 13 0 37-10 53-9 15-23 25-41 25-28 0-50-21-57-43 1 0 2 0 7 0 13 0 19-9 19-18 0-10-6-19-19-19-6 0-19 2-19 21 0 33 26 70 69 70 45 0 85-37 85-85z"><text:p/></draw:path></draw:g></text:p>
                </text:list-item>
                <text:list-item>
                  <text:p text:style-name="P52">משמע <text:span text:style-name="T46">ש</text:span>צעד האינדוקציה הוכח, <text:span text:style-name="T1">כדרוש</text:span><text:span text:style-name="T18">.</text:span></text:p>
                </text:list-item>
              </text:list>
            </text:list-item>
          </text:list>
        </text:list-item>
        <text:list-item>
          <text:p text:style-name="P53"><text:span text:style-name="T1">מש"ל</text:span><text:span text:style-name="T18"> </text:span><text:span text:style-name="T18"><draw:g text:anchor-type="as-char" svg:y="-0.265cm" draw:z-index="75" draw:name="Shape40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P8" text:outline-level="3">סעיף (ה)</text:h>
      <text:list text:style-name="L7">
        <text:list-item>
          <text:p text:style-name="P54">צ.ל.:</text:p>
          <text:p text:style-name="P16"><draw:g text:anchor-type="as-char" svg:y="-0.559cm" draw:z-index="137" draw:name="Shape41" draw:style-name="gr1"><svg:title>TexMaths</svg:title><svg:desc>11§display§\forall n \in \mathbb{N}. \forall x \in \mathbb{R}.
\left((x &gt; 0) \land \left(x + \frac{1}{x} \in \mathbb{Z}\right)\right)
\rightarrow \left(x^n + \frac{1}{x^n} \in \mathbb{Z}\right)§svg§600§FALSE§</svg:desc><draw:path draw:style-name="gr2" draw:text-style-name="P106" svg:width="10.408cm" svg:height="0.884cm" svg:x="0.021cm" svg:y="0.021cm" svg:viewBox="0 0 10409 885" svg:d="M5205 885c-1735 0-3470 0-5205 0 0-295 0-589 0-885 3470 0 6940 0 10409 0 0 296 0 590 0 885-1735 0-3469 0-5204 0z"><text:p/></draw:path><draw:path draw:style-name="gr3" draw:text-style-name="P107" svg:width="0.215cm" svg:height="0.275cm" svg:x="0.001cm" svg:y="0.293cm" svg:viewBox="0 0 216 276" svg:d="M213 14c3-4 3-4 3-6 0-5-4-8-8-8-6 0-8 4-9 9-11 28-22 56-33 84-38 0-78 0-116 0-11-28-22-56-33-84-2-6-4-9-9-9-4 0-8 3-8 8 1 2 0 1 2 6 32 85 65 168 97 253 2 5 3 9 9 9 5 0 6-5 9-8 32-85 65-169 96-254zM55 109c35 0 70 0 106 0-18 46-36 91-53 137-18-46-35-91-53-137z"><text:p/></draw:path><draw:path draw:style-name="gr3" draw:text-style-name="P107" svg:width="0.208cm" svg:height="0.174cm" svg:x="0.228cm" svg:y="0.39cm" svg:viewBox="0 0 209 175" svg:d="M22 148c-1 6-3 15-3 17 0 6 5 10 11 10 5 0 12-3 14-10 1-1 6-20 8-29 3-12 5-23 9-35 2-9 4-18 6-26 1-7 5-18 5-19 6-12 26-47 63-47 17 0 21 14 21 27 0 23-20 73-25 89-3 9-4 15-4 19 0 17 14 31 31 31 37 0 51-56 51-60 0-3-3-3-4-3-5 0-5 1-6 7-8 26-21 48-39 48-7 0-10-4-10-13 0-10 4-19 7-28 7-21 23-62 23-84 0-27-16-42-44-42-35 0-53 25-60 34-2-22-18-34-35-34-19 0-26 15-30 22-5 13-11 36-11 37 0 5 3 5 4 5 4 0 5-1 7-9 7-28 14-46 29-46 7 0 11 5 11 17 0 9-1 12-6 33-8 30-15 60-23 89z"><text:p/></draw:path><draw:path draw:style-name="gr3" draw:text-style-name="P107" svg:width="0.193cm" svg:height="0.223cm" svg:x="0.588cm" svg:y="0.353cm" svg:viewBox="0 0 194 224" svg:d="M180 120c7 0 14 0 14-8s-7-8-14-8c-55 0-108 0-163 0 4-51 48-89 103-89 20 0 41 0 60 0 7 0 14 0 14-7 0-8-7-8-14-8-20 0-40 0-61 0-66 0-119 49-119 112 0 62 53 112 119 112 21 0 41 0 61 0 7 0 14 0 14-8s-7-8-14-8c-19 0-40 0-60 0-55 0-99-37-103-88 55 0 108 0 163 0z"><text:p/></draw:path><draw:path draw:style-name="gr3" draw:text-style-name="P107" svg:width="0.261cm" svg:height="0.27cm" svg:x="0.931cm" svg:y="0.298cm" svg:viewBox="0 0 262 271" svg:d="M33 35c0 63 0 125 0 188 0 21-3 27-22 27-4 0-11 2-11 7 0 7 6 7 13 7 20 0 40 0 60 0 6 0 13 0 13-7 0-5-7-7-12-7-21 0-24-8-24-28 0-59 0-118 0-177 56 74 111 147 167 221 3 4 5 5 7 5 7 0 7-5 7-12 0-73 0-146 0-218 0-22 3-27 22-28 2 0 9 0 9-6 0-7-7-7-13-7-19 0-38 0-56 0-8 0-14 0-14 7 0 6 7 6 11 6 22 1 25 9 25 29 0 40 0 80 0 121-39-53-79-105-117-158-3-5-4-5-13-5-22 0-45 0-67 0-8 0-14 0-14 7 0 5 6 6 8 6 11 1 18 8 22 12-1 4-1 5-1 10zM218 245c-56-75-112-148-168-222-4-5-4-5-8-10 15 0 31 0 46 0 43 58 87 118 130 176 0 19 0 37 0 56z"><text:p/></draw:path><draw:path draw:style-name="gr3" draw:text-style-name="P107" svg:width="0.04cm" svg:height="0.04cm" svg:x="1.233cm" svg:y="0.52cm" svg:viewBox="0 0 41 41" svg:d="M41 21c0-11-9-21-20-21-12 0-21 10-21 21s9 20 21 20c11 0 20-9 20-20z"><text:p/></draw:path><draw:path draw:style-name="gr3" draw:text-style-name="P107" svg:width="0.215cm" svg:height="0.275cm" svg:x="1.307cm" svg:y="0.293cm" svg:viewBox="0 0 216 276" svg:d="M213 14c3-4 3-4 3-6 0-5-4-8-8-8-6 0-8 4-9 9-11 28-22 56-33 84-38 0-78 0-116 0-11-28-22-56-33-84-2-6-4-9-9-9-4 0-8 3-8 8 1 2 0 1 2 6 32 85 65 168 97 253 2 5 4 9 9 9s6-5 9-8c32-85 65-169 96-254zM55 109c35 0 70 0 106 0-18 46-36 91-53 137-18-46-35-91-53-137z"><text:p/></draw:path><draw:path draw:style-name="gr3" draw:text-style-name="P107" svg:width="0.192cm" svg:height="0.174cm" svg:x="1.534cm" svg:y="0.39cm" svg:viewBox="0 0 193 175" svg:d="M118 54c2-10 11-45 38-45 2 0 11 0 19 5-10 1-18 11-18 21 0 6 4 13 15 13 8 0 21-7 21-23 0-20-24-25-37-25-22 0-36 21-40 30-10-26-31-30-42-30-40 0-62 51-62 59 0 5 3 5 5 5 3 0 4-1 4-5 13-40 40-50 53-50 6 0 21 3 21 26 0 11-7 38-21 91-7 24-20 41-38 41-2 0-11 0-18-6 8-2 17-9 17-20 0-10-9-14-14-14-11 0-21 10-21 22 0 18 19 26 36 26 26 0 40-27 41-29 4 14 19 29 42 29 39 0 61-50 61-60 0-3-3-3-4-3-3 0-4 1-5 4-13 41-39 51-52 51-14 0-21-13-21-26 0-8 2-17 7-33 4-18 8-37 13-54z"><text:p/></draw:path><draw:path draw:style-name="gr3" draw:text-style-name="P107" svg:width="0.193cm" svg:height="0.223cm" svg:x="1.882cm" svg:y="0.353cm" svg:viewBox="0 0 194 224" svg:d="M180 120c7 0 14 0 14-8s-7-8-14-8c-55 0-108 0-163 0 4-51 48-89 103-89 20 0 41 0 60 0 7 0 14 0 14-7 0-8-7-8-14-8-20 0-40 0-61 0-66 0-119 49-119 112 0 62 53 112 119 112 21 0 41 0 61 0 7 0 14 0 14-8s-7-8-14-8c-19 0-40 0-60 0-55 0-99-37-103-88 55 0 108 0 163 0z"><text:p/></draw:path><draw:path draw:style-name="gr3" draw:text-style-name="P107" svg:width="0.264cm" svg:height="0.263cm" svg:x="2.222cm" svg:y="0.298cm" svg:viewBox="0 0 265 264" svg:d="M97 143c4 0 10 0 14 0 20 29 39 59 58 90 4 5 14 21 17 26s4 5 13 5c18 0 35 0 53 0 8 0 13 0 13-7 0-3-2-5-5-7-15-3-33-28-43-40-2-5-22-30-48-72 35-5 68-20 68-65 0-54-58-73-103-73-40 0-80 0-121 0-7 0-13 0-13 7 0 6 7 6 10 6 22 0 24 3 24 22 0 65 0 129 0 193 0 20-2 22-24 22-3 0-10 0-10 7s6 7 13 7c35 0 71 0 106 0 6 0 12 0 12-7s-7-7-10-7c-22 0-24-3-24-22 0-28 0-57 0-85zM172 124c11-14 12-35 12-51 0-19-2-40-15-55 16 3 54 15 54 55 0 24-12 43-51 51zM97 34c0-8 0-21 24-21 33 0 50 13 50 60 0 49-13 57-74 57 0-32 0-64 0-96zM44 250c3-6 3-17 3-20 0-65 0-130 0-195 0-4 0-14-3-22 14 0 30 0 44 0-4 7-4 14-4 20 0 66 0 131 0 197 0 3 0 14 3 20-14 0-29 0-43 0zM127 143c3 0 4 0 7 0 6 0 15-1 20-2 6 9 47 78 80 109-12 0-25 0-37 0-23-36-47-72-70-107z"><text:p/></draw:path><draw:path draw:style-name="gr3" draw:text-style-name="P107" svg:width="0.04cm" svg:height="0.04cm" svg:x="2.528cm" svg:y="0.52cm" svg:viewBox="0 0 41 41" svg:d="M41 21c0-11-9-21-20-21-12 0-21 10-21 21s9 20 21 20c11 0 20-9 20-20z"><text:p/></draw:path><draw:path draw:style-name="gr3" draw:text-style-name="P107" svg:width="0.189cm" svg:height="0.924cm" svg:x="2.747cm" svg:y="0.001cm" svg:viewBox="0 0 190 925" svg:d="M190 921c0-2-1-3-1-4-14-14-40-39-66-81-62-100-91-225-91-372 0-105 14-239 78-353 31-55 63-87 79-103 2-3 1-3 1-4 0-4-2-4-7-4-6 0-7 0-12 5-130 119-171 295-171 457 0 151 35 304 133 419 8 10 22 25 39 40 4 4 5 4 11 4 5 0 7 0 7-4z"><text:p/></draw:path><draw:path draw:style-name="gr3" draw:text-style-name="P107" svg:width="0.088cm" svg:height="0.385cm" svg:x="2.99cm" svg:y="0.273cm" svg:viewBox="0 0 89 386" svg:d="M89 382c0-1 0-2-6-8-49-49-61-122-61-181 0-67 14-135 62-182 5-6 5-6 5-7 0-3-1-4-3-4-5 0-40 26-62 76-20 42-24 84-24 117 0 30 3 77 25 120 23 47 56 73 61 73 2 0 3-2 3-4z"><text:p/></draw:path><draw:path draw:style-name="gr3" draw:text-style-name="P107" svg:width="0.192cm" svg:height="0.174cm" svg:x="3.113cm" svg:y="0.39cm" svg:viewBox="0 0 193 175" svg:d="M118 54c2-10 11-45 38-45 1 0 11 0 19 5-11 1-19 11-19 21 0 6 5 13 16 13 7 0 21-7 21-23 0-20-24-25-37-25-22 0-36 21-40 30-10-26-31-30-42-30-40 0-63 51-63 59 0 5 4 5 6 5 3 0 4-1 4-5 13-40 38-50 52-50 7 0 21 3 21 26 0 11-7 38-21 91-6 24-20 41-37 41-2 0-11 0-19-6 9-2 18-9 18-20 0-10-9-14-14-14-12 0-21 10-21 22 0 18 19 26 36 26 26 0 39-27 41-29 4 14 18 29 41 29 40 0 62-50 62-60 0-3-3-3-5-3-3 0-3 1-4 4-14 41-40 51-52 51-16 0-21-13-21-26 0-8 2-17 7-33 4-18 8-37 13-54z"><text:p/></draw:path><draw:path draw:style-name="gr3" draw:text-style-name="P107" svg:width="0.236cm" svg:height="0.223cm" svg:x="3.462cm" svg:y="0.353cm" svg:viewBox="0 0 237 224" svg:d="M229 120c4-1 8-4 8-8 0-5-4-7-8-9-72-34-143-67-215-101-4-2-5-2-6-2-5 0-8 3-8 8 0 3 2 5 8 8 67 32 135 64 202 96-67 32-135 64-202 96-6 2-8 4-8 8s3 8 8 8c1 0 2 0 6-3 72-34 143-67 215-101z"><text:p/></draw:path><draw:path draw:style-name="gr3" draw:text-style-name="P107" svg:width="0.161cm" svg:height="0.264cm" svg:x="3.854cm" svg:y="0.305cm" svg:viewBox="0 0 162 265" svg:d="M162 133c0-31-1-62-16-90-17-38-49-43-65-43-23 0-51 10-67 45-13 28-14 57-14 88 0 28 1 64 17 93 16 31 45 39 63 39 21 0 51-8 67-45 14-27 15-56 15-87zM80 256c-14 0-37-9-44-46-4-23-4-58-4-81 0-26 0-51 3-72 7-46 37-49 45-49 14 0 39 7 47 45 3 22 3 51 3 76 0 28 0 54-5 80-5 36-27 47-45 47z"><text:p/></draw:path><draw:path draw:style-name="gr3" draw:text-style-name="P107" svg:width="0.088cm" svg:height="0.385cm" svg:x="4.054cm" svg:y="0.273cm" svg:viewBox="0 0 89 386" svg:d="M89 193c0-30-4-77-25-120-23-48-56-73-61-73-2 0-3 1-3 4 0 1 0 1 7 9 38 38 60 99 60 180 0 66-14 134-63 183-4 4-4 5-4 6 0 2 1 4 3 4 5 0 39-27 62-75 20-43 24-86 24-118z"><text:p/></draw:path><draw:path draw:style-name="gr3" draw:text-style-name="P107" svg:width="0.214cm" svg:height="0.238cm" svg:x="4.289cm" svg:y="0.329cm" svg:viewBox="0 0 215 239" svg:d="M116 9c-3-7-6-9-9-9-5 0-6 3-8 9-32 71-65 144-97 215-2 6-2 6-2 8 0 4 3 7 8 7 2 0 5 0 9-7 29-68 60-136 90-205 31 69 60 137 91 205 3 7 8 7 9 7 4 0 8-3 8-7 0-1 0-1-3-6-32-72-65-145-96-217z"><text:p/></draw:path><draw:path draw:style-name="gr3" draw:text-style-name="P107" svg:width="0.189cm" svg:height="0.924cm" svg:x="4.692cm" svg:y="0.001cm" svg:viewBox="0 0 190 925" svg:d="M190 921c0-2-1-3-2-4-14-14-39-39-66-81-61-100-90-225-90-372 0-105 14-239 78-353 30-55 62-87 79-103 2-3 1-3 1-4 0-4-3-4-8-4-6 0-6 0-13 5-128 119-169 295-169 457 0 151 34 304 133 419 8 10 22 25 38 40 5 4 5 4 11 4 5 0 8 0 8-4z"><text:p/></draw:path><draw:path draw:style-name="gr3" draw:text-style-name="P107" svg:width="0.192cm" svg:height="0.174cm" svg:x="4.908cm" svg:y="0.39cm" svg:viewBox="0 0 193 175" svg:d="M118 54c2-10 11-45 38-45 1 0 11 0 19 5-11 1-19 11-19 21 0 6 5 13 16 13 7 0 21-7 21-23 0-20-24-25-37-25-22 0-36 21-40 30-10-26-31-30-42-30-40 0-63 51-63 59 0 5 4 5 6 5 3 0 4-1 4-5 13-40 38-50 52-50 7 0 21 3 21 26 0 11-7 38-21 91-6 24-20 41-37 41-2 0-11 0-19-6 9-2 18-9 18-20 0-10-9-14-14-14-12 0-21 10-21 22 0 18 19 26 36 26 26 0 39-27 41-29 4 14 18 29 41 29 40 0 62-50 62-60 0-3-3-3-5-3-3 0-3 1-4 4-14 41-40 51-52 51-16 0-21-13-21-26 0-8 2-17 7-33 4-18 8-37 13-54z"><text:p/></draw:path><draw:path draw:style-name="gr3" draw:text-style-name="P107" svg:width="0.256cm" svg:height="0.256cm" svg:x="5.224cm" svg:y="0.336cm" svg:viewBox="0 0 257 257" svg:d="M136 136c37 0 72 0 108 0 6 0 13 0 13-7 0-8-7-8-13-8-36 0-71 0-108 0 0-36 0-73 0-109 0-5 0-12-7-12-8 0-8 7-8 12 0 36 0 73 0 109-36 0-71 0-108 0-5 0-13 0-13 8 0 7 8 7 13 7 37 0 72 0 108 0 0 35 0 72 0 108 0 5 0 13 8 13 7 0 7-8 7-13 0-36 0-73 0-108z"><text:p/></draw:path><draw:path draw:style-name="gr3" draw:text-style-name="P107" svg:width="0.127cm" svg:height="0.256cm" svg:x="5.683cm" svg:y="0.044cm" svg:viewBox="0 0 128 257" svg:d="M79 10c0-9 0-10-9-10-24 24-58 24-70 24 0 5 0 8 0 12 8 0 31 0 51-10 0 67 0 133 0 200 0 15-1 19-37 19-4 0-7 0-12 0 0 3 0 8 0 12 13-1 48-1 63-1s48 0 63 1c0-4 0-9 0-12-5 0-8 0-12 0-36 0-37-4-37-19 0-72 0-144 0-216z"><text:p/></draw:path><draw:path draw:style-name="gr3" draw:text-style-name="P107" svg:width="0.22cm" svg:height="0.014cm" svg:x="5.635cm" svg:y="0.457cm" svg:viewBox="0 0 221 15" svg:d="M110 15c-36 0-74 0-110 0 0-5 0-10 0-15 74 0 147 0 221 0 0 5 0 10 0 15-37 0-74 0-111 0z"><text:p/></draw:path><draw:path draw:style-name="gr3" draw:text-style-name="P107" svg:width="0.192cm" svg:height="0.174cm" svg:x="5.646cm" svg:y="0.655cm" svg:viewBox="0 0 193 175" svg:d="M118 54c2-10 12-45 38-45 2 0 11 0 20 4-11 2-19 12-19 21 0 7 5 14 15 14 8 0 21-7 21-23 0-20-24-25-37-25-22 0-35 21-39 30-10-26-31-30-42-30-41 0-63 49-63 59 0 5 3 4 5 5 3 0 4-1 5-5 13-40 39-50 52-50 7 0 21 3 21 25 0 12-7 39-21 92-7 24-20 41-37 41-3 0-12 0-19-6 10-2 17-9 17-20 0-10-7-14-14-14-11 0-21 10-21 22 0 18 20 26 36 26 26 0 40-27 41-29 4 14 19 29 42 29 39 0 61-50 61-60 0-3-3-3-4-3-3 0-4 1-5 4-13 41-39 51-51 51-15 0-22-13-22-26 0-8 3-17 7-34 4-18 8-36 13-53z"><text:p/></draw:path><draw:path draw:style-name="gr3" draw:text-style-name="P107" svg:width="0.192cm" svg:height="0.223cm" svg:x="6.042cm" svg:y="0.353cm" svg:viewBox="0 0 193 224" svg:d="M179 120c7 0 14 0 14-8s-7-8-14-8c-55 0-109 0-164 0 5-51 50-89 104-89 20 0 41 0 60 0 7 0 14 0 14-7 0-8-7-8-14-8-19 0-40 0-60 0-66 0-119 49-119 112 0 62 53 112 119 112 20 0 41 0 60 0 7 0 14 0 14-8s-7-8-14-8c-19 0-40 0-60 0-54 0-99-37-104-88 55 0 109 0 164 0z"><text:p/></draw:path><draw:path draw:style-name="gr3" draw:text-style-name="P107" svg:width="0.234cm" svg:height="0.263cm" svg:x="6.385cm" svg:y="0.298cm" svg:viewBox="0 0 235 264" svg:d="M220 14c3-5 3-6 3-7 0-7-5-7-12-7-59 0-117 0-177 0-13 0-13 1-14 11-2 18-3 35-6 53 0 1-1 3-1 4 0 6 5 8 8 8s5-3 7-7c1-9 4-25 28-40 22-15 49-16 62-16 11 0 21 0 32 0-49 79-97 158-146 237-4 5-4 6-4 7 0 7 7 7 13 7 66 0 133 0 199 0 11 0 11 0 14-10 3-27 6-52 9-77 0-3-3-7-6-7-6 0-7 5-8 12-6 31-36 68-91 68-19 0-36 0-55 0 48-79 97-157 145-236zM33 13c7 0 14 0 21 0v1c-11 6-18 12-23 17 1-6 1-12 2-18zM165 13c13 0 26 0 40 0-49 79-98 158-147 237-13 0-25 0-38 0 48-79 97-158 145-237zM186 250c11-6 21-15 30-25-1 8-3 12-4 25-8 0-17 0-26 0z"><text:p/></draw:path><draw:path draw:style-name="gr3" draw:text-style-name="P107" svg:width="0.189cm" svg:height="0.924cm" svg:x="6.646cm" svg:y="0.001cm" svg:viewBox="0 0 190 925" svg:d="M190 464c0-152-35-305-133-420-7-10-22-25-38-40-5-4-6-4-11-4s-8 0-8 4c0 1 1 3 2 4 15 14 40 39 66 81 62 100 90 225 90 373 0 104-14 238-78 352-30 55-62 87-78 103-1 1-2 2-2 4 0 4 3 4 8 4s6 0 12-6c130-118 170-294 170-455z"><text:p/></draw:path><draw:path draw:style-name="gr3" draw:text-style-name="P107" svg:width="0.189cm" svg:height="0.924cm" svg:x="6.931cm" svg:y="0.001cm" svg:viewBox="0 0 190 925" svg:d="M190 464c0-152-35-305-133-420-7-10-23-25-38-40-5-4-6-4-11-4s-8 0-8 4c0 1 1 4 2 4 13 14 40 39 65 81 63 100 91 225 91 373 0 104-14 238-78 352-30 55-62 87-79 103-1 1-1 2-1 4 0 4 3 4 8 4s6 0 12-6c130-118 170-294 170-455z"><text:p/></draw:path><draw:path draw:style-name="gr3" draw:text-style-name="P107" svg:width="0.342cm" svg:height="0.2cm" svg:x="7.33cm" svg:y="0.365cm" svg:viewBox="0 0 343 201" svg:d="M301 109c-20 15-31 32-35 36-17 27-13 34-20 52 0 4 5 4 8 4 7 0 7 0 8-8 9-37 32-70 76-88 4-1 5-2 5-4 0-3-2-4-3-4-17-7-64-27-78-92-1-4-1-5-8-5-3 0-8 0-8 4 0 1 4 26 20 52 8 11 19 24 35 37-95 0-191 0-287 0-7 0-14 0-14 8s7 8 14 8c96 0 192 0 287 0z"><text:p/></draw:path><draw:path draw:style-name="gr3" draw:text-style-name="P107" svg:width="0.189cm" svg:height="0.924cm" svg:x="7.883cm" svg:y="0.001cm" svg:viewBox="0 0 190 925" svg:d="M190 921c0-2-1-3-2-4-14-14-39-39-66-81-61-100-90-225-90-372 0-105 14-239 78-353 31-55 62-87 79-103 1-3 1-3 1-4 0-4-4-4-8-4-6 0-6 0-11 5-130 119-171 295-171 457 0 151 35 304 133 419 8 10 22 25 39 40 4 4 4 4 10 4 4 0 8 0 8-4z"><text:p/></draw:path><draw:path draw:style-name="gr3" draw:text-style-name="P107" svg:width="0.192cm" svg:height="0.174cm" svg:x="8.099cm" svg:y="0.39cm" svg:viewBox="0 0 193 175" svg:d="M118 54c2-10 11-45 38-45 1 0 11 0 19 5-11 1-19 11-19 21 0 6 5 13 16 13 8 0 21-7 21-23 0-20-24-25-37-25-22 0-36 21-40 30-10-26-31-30-42-30-40 0-62 51-62 59 0 5 3 5 5 5 3 0 4-1 4-5 13-40 40-50 53-50 6 0 21 3 21 26 0 11-7 38-21 91-7 24-20 41-38 41-2 0-11 0-18-6 8-2 17-9 17-20 0-10-9-14-14-14-11 0-21 10-21 22 0 18 19 26 36 26 26 0 40-27 41-29 4 14 19 29 42 29 39 0 61-50 61-60 0-3-3-3-4-3-4 0-4 1-5 4-14 41-39 51-52 51-14 0-21-13-21-26 0-8 2-17 7-33 4-18 8-37 13-54z"><text:p/></draw:path><draw:path draw:style-name="gr3" draw:text-style-name="P107" svg:width="0.164cm" svg:height="0.121cm" svg:x="8.321cm" svg:y="0.282cm" svg:viewBox="0 0 165 122" svg:d="M20 102c-1 3-2 10-2 11 0 6 4 9 8 9 6 0 10-3 11-6 2-3 4-12 5-17 2-5 4-18 6-24s4-12 5-18c3-11 3-13 11-24s21-25 41-25c15 0 16 13 16 18 0 17-12 47-16 59-4 6-5 9-5 14 0 14 12 23 27 23 26 0 38-37 38-42 0-3-3-3-4-3-4 0-4 2-5 4-6 22-18 33-28 33-7 0-8-3-8-10 0-5 2-8 7-21 3-8 14-37 14-52 0-27-21-31-35-31-22 0-38 14-45 24-3-19-19-24-30-24s-18 9-21 14c-7 10-10 26-10 28 0 3 3 3 4 3 5 0 5-1 7-9 3-15 9-28 20-28 6 0 9 5 9 13 0 5-4 14-5 22-2 6-4 19-6 25-4 11-6 23-9 34z"><text:p/></draw:path><draw:path draw:style-name="gr3" draw:text-style-name="P107" svg:width="0.256cm" svg:height="0.256cm" svg:x="8.626cm" svg:y="0.336cm" svg:viewBox="0 0 257 257" svg:d="M138 136c36 0 71 0 107 0 6 0 12 0 12-7 0-8-6-8-12-8-36 0-71 0-107 0 0-36 0-73 0-109 0-5 0-12-8-12-9 0-9 7-9 12 0 36 0 73 0 109-36 0-71 0-108 0-5 0-13 0-13 8 0 7 8 7 13 7 37 0 72 0 108 0 0 35 0 72 0 108 0 5 0 13 9 13 8 0 8-8 8-13 0-36 0-73 0-108z"><text:p/></draw:path><draw:path draw:style-name="gr3" draw:text-style-name="P107" svg:width="0.127cm" svg:height="0.256cm" svg:x="9.191cm" svg:y="0.044cm" svg:viewBox="0 0 128 257" svg:d="M79 10c0-9 0-10-9-10-24 24-58 24-70 24 0 5 0 8 0 12 8 0 31 0 51-10 0 67 0 133 0 200 0 15-1 19-37 19-4 0-7 0-12 0 0 3 0 8 0 12 13-1 48-1 63-1s49 0 63 1c0-4 0-9 0-12-5 0-8 0-12 0-36 0-37-4-37-19 0-72 0-144 0-216z"><text:p/></draw:path><draw:path draw:style-name="gr3" draw:text-style-name="P107" svg:width="0.431cm" svg:height="0.014cm" svg:x="9.037cm" svg:y="0.457cm" svg:viewBox="0 0 432 15" svg:d="M216 15c-72 0-144 0-216 0 0-5 0-10 0-15 144 0 288 0 432 0 0 5 0 10 0 15-72 0-144 0-216 0z"><text:p/></draw:path><draw:path draw:style-name="gr3" draw:text-style-name="P107" svg:width="0.192cm" svg:height="0.174cm" svg:x="9.05cm" svg:y="0.655cm" svg:viewBox="0 0 193 175" svg:d="M118 54c2-10 11-45 38-45 1 0 11 0 19 4-11 2-19 12-19 21 0 7 5 14 16 14 7 0 21-7 21-23 0-20-24-25-37-25-22 0-36 21-40 30-10-26-31-30-42-30-40 0-62 49-62 59 0 5 3 5 5 5 3 0 4-1 4-5 13-40 38-50 52-50 7 0 21 3 21 25 0 12-7 39-21 92-6 24-20 41-37 41-2 0-11 0-19-6 9-2 18-9 18-20 0-10-9-14-14-14-12 0-21 10-21 22 0 18 19 26 36 26 26 0 39-27 41-29 4 14 18 29 42 29 39 0 61-50 61-60 0-3-3-3-4-3-4 0-4 1-5 4-14 41-40 51-52 51-16 0-21-13-21-26 0-8 2-17 7-34 4-18 8-36 13-53z"><text:p/></draw:path><draw:path draw:style-name="gr3" draw:text-style-name="P107" svg:width="0.164cm" svg:height="0.12cm" svg:x="9.272cm" svg:y="0.594cm" svg:viewBox="0 0 165 121" svg:d="M20 101c-1 4-2 11-2 12 0 6 4 8 8 8 6 0 10-3 11-6 2-2 4-11 5-16 1-6 4-18 6-24 2-7 4-12 5-19 3-11 3-13 11-24s21-25 41-25c15 0 16 14 16 19 0 16-12 47-16 57-4 8-5 10-5 15 0 14 12 23 27 23 26 0 38-38 38-41s-3-3-4-3c-4 0-4 1-5 4-6 21-18 33-29 33-6 0-7-4-7-10s2-10 7-22c3-8 14-37 14-51 0-27-21-31-35-31-22 0-38 13-47 24-1-19-17-24-28-24s-18 8-21 14c-7 10-10 26-10 27 0 3 3 3 4 3 4 0 5 0 6-8 4-16 10-29 20-29 7 0 10 6 10 13 0 5-3 15-5 23-2 6-5 19-6 24-4 11-6 23-9 34z"><text:p/></draw:path><draw:path draw:style-name="gr3" draw:text-style-name="P107" svg:width="0.192cm" svg:height="0.223cm" svg:x="9.656cm" svg:y="0.353cm" svg:viewBox="0 0 193 224" svg:d="M179 120c7 0 14 0 14-8s-7-8-14-8c-55 0-109 0-164 0 5-51 50-89 104-89 20 0 41 0 60 0 7 0 14 0 14-7 0-8-7-8-14-8-21 0-40 0-61 0-66 0-118 49-118 112 0 62 52 112 118 112 21 0 40 0 61 0 7 0 14 0 14-8s-7-8-14-8c-19 0-40 0-60 0-54 0-99-37-104-88 55 0 109 0 164 0z"><text:p/></draw:path><draw:path draw:style-name="gr3" draw:text-style-name="P107" svg:width="0.234cm" svg:height="0.263cm" svg:x="9.999cm" svg:y="0.298cm" svg:viewBox="0 0 235 264" svg:d="M220 14c3-5 3-6 3-7 0-7-5-7-13-7-59 0-118 0-177 0-12 0-12 1-13 11-2 18-3 35-6 53 0 1-1 3-1 4 0 6 5 8 7 8 4 0 6-3 6-7 3-9 6-25 29-40 22-15 50-16 63-16 10 0 21 0 31 0-49 79-97 158-146 237-3 5-3 6-3 7 0 7 7 7 13 7 66 0 132 0 198 0 12 0 12 0 13-10 4-27 8-52 11-77 0-3-3-7-6-7-6 0-7 5-8 12-6 31-37 68-92 68-18 0-37 0-54 0 48-79 97-157 145-236zM33 13c7 0 14 0 21 0v1c-11 6-19 12-23 17 1-6 1-12 2-18zM165 13c13 0 26 0 40 0-49 79-98 158-147 237-13 0-26 0-39 0 48-79 98-158 146-237zM185 250c11-6 21-15 31-25-1 8-3 12-5 25-9 0-17 0-26 0z"><text:p/></draw:path><draw:path draw:style-name="gr3" draw:text-style-name="P107" svg:width="0.189cm" svg:height="0.924cm" svg:x="10.26cm" svg:y="0.001cm" svg:viewBox="0 0 190 925" svg:d="M190 464c0-152-35-305-133-420-7-10-23-25-38-40-5-4-6-4-11-4s-8 0-8 4c0 1 1 4 2 4 13 14 40 39 65 81 63 100 91 225 91 373 0 104-14 238-78 352-30 55-62 87-79 103 0 1-1 2-1 4 0 4 3 4 8 4s6 0 12-6c130-118 170-294 170-455z"><text:p/></draw:path></draw:g></text:p>
        </text:list-item>
        <text:list-item>
          <text:p text:style-name="P55">נסמן ב־<draw:g text:anchor-type="as-char" svg:y="-0.275cm" draw:z-index="50" draw:name="Shape42" draw:style-name="gr1"><svg:title>TexMaths</svg:title><svg:desc>11§display§A§svg§600§FALSE§</svg:desc><draw:path draw:style-name="gr2" draw:text-style-name="P106" svg:width="0.236cm" svg:height="0.234cm" svg:x="0.008cm" svg:y="0.02cm" svg:viewBox="0 0 237 235" svg:d="M0 0c79 0 158 0 237 0 0 78 0 157 0 235-79 0-158 0-237 0 0-78 0-157 0-235z"><text:p/></draw:path><draw:path draw:style-name="gr3" draw:text-style-name="P10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 את סדרת המספרים שמקיימים <draw:g text:anchor-type="as-char" svg:y="-0.33cm" draw:z-index="99" draw:name="Shape43" draw:style-name="gr1"><svg:title>TexMaths</svg:title><svg:desc>11§display§x \in \mathbb{R} \land (x &gt; 0) \land \left(x + \tfrac{1}{x} \in \mathbb{Z}\right)§svg§600§FALSE§</svg:desc><draw:path draw:style-name="gr2" draw:text-style-name="P106" svg:width="5.005cm" svg:height="0.425cm" svg:x="0.01cm" svg:y="0.018cm" svg:viewBox="0 0 5006 426" svg:d="M0 0c1668 0 3338 0 5006 0 0 142 0 284 0 426-1668 0-3338 0-5006 0 0-142 0-284 0-426z"><text:p/></draw:path><draw:path draw:style-name="gr3" draw:text-style-name="P107" svg:width="0.191cm" svg:height="0.174cm" svg:x="0.001cm" svg:y="0.161cm" svg:viewBox="0 0 192 175" svg:d="M118 54c2-10 12-45 38-45 2 0 11 0 20 4-11 2-19 12-19 21 0 7 5 13 15 13 8 0 20-6 20-22 0-20-23-25-36-25-22 0-35 20-39 30-10-27-31-30-42-30-41 0-63 49-63 59 0 4 3 3 4 4 4 0 5 0 6-4 13-41 38-50 52-50 7 0 21 3 21 25 0 12-7 37-21 91-7 25-20 41-37 41-3 0-12 0-19-5 9-2 18-10 18-21 0-10-9-14-14-14-12 0-22 10-22 22 0 19 20 27 36 27 26 0 40-28 41-30 4 14 19 30 42 30 39 0 61-51 61-60 0-4-3-4-4-4-3 0-4 2-6 4-12 41-38 51-50 51-16 0-22-12-22-25 0-9 3-18 6-34 5-18 9-36 14-53z"><text:p/></draw:path><draw:path draw:style-name="gr3" draw:text-style-name="P107" svg:width="0.191cm" svg:height="0.222cm" svg:x="0.351cm" svg:y="0.122cm" svg:viewBox="0 0 192 223" svg:d="M179 119c7 0 13 0 13-8s-6-8-13-8c-55 0-109 0-164 0 5-51 50-88 104-88 20 0 40 0 60 0 7 0 13 0 13-7 0-8-6-8-13-8-21 0-40 0-61 0-66 0-118 50-118 111 0 62 52 112 118 112 21 0 40 0 61 0 7 0 13 0 13-7 0-8-6-8-13-8-20 0-40 0-60 0-54 0-99-37-104-89 55 0 109 0 164 0z"><text:p/></draw:path><draw:path draw:style-name="gr3" draw:text-style-name="P107" svg:width="0.264cm" svg:height="0.262cm" svg:x="0.69cm" svg:y="0.067cm" svg:viewBox="0 0 265 263" svg:d="M97 143c4 0 10 0 14 0 20 30 39 59 58 89 4 6 14 20 18 27 2 4 3 4 12 4 18 0 36 0 54 0 7 0 12 0 12-8 0-2-2-5-5-6-15-3-33-27-43-40-3-3-22-29-48-70 34-7 67-21 67-67 0-53-56-72-102-72-41 0-80 0-121 0-6 0-13 0-13 7 0 6 8 6 10 6 22 0 24 4 24 22 0 64 0 129 0 194 0 17-2 20-24 20-2 0-10 0-10 6 0 8 7 8 13 8 35 0 71 0 106 0 6 0 13 0 13-8 0-6-7-6-11-6-22 0-24-3-24-20 0-29 0-57 0-86zM172 124c11-14 12-35 12-51 0-19-3-40-15-55 16 3 54 15 54 54 0 25-12 45-51 52zM97 34c0-8 0-21 24-21 33 0 49 13 49 60 0 49-12 56-73 56 0-32 0-63 0-95zM45 249c2-7 2-17 2-20 0-65 0-130 0-195 0-3 0-14-2-21 14 0 30 0 44 0-5 7-5 15-5 20 0 65 0 130 0 196 0 4 0 13 3 20-14 0-28 0-42 0zM126 143c4-1 5-1 8-1 6 0 14-1 20-1 7 9 48 77 80 108-12 0-25 0-37 0-23-36-47-71-71-106z"><text:p/></draw:path><draw:path draw:style-name="gr3" draw:text-style-name="P107" svg:width="0.215cm" svg:height="0.237cm" svg:x="1.069cm" svg:y="0.1cm" svg:viewBox="0 0 216 238" svg:d="M117 9c-4-7-6-9-9-9-5 0-6 3-9 9-32 71-64 143-96 214-2 6-3 7-3 8 0 3 4 7 8 7 3 0 6 0 10-7 29-68 60-136 90-205 31 69 60 137 91 205 3 7 7 7 9 7 4 0 8-4 8-7-2-2 0-1-3-5-32-73-65-146-96-217z"><text:p/></draw:path><draw:path draw:style-name="gr3" draw:text-style-name="P107" svg:width="0.089cm" svg:height="0.383cm" svg:x="1.43cm" svg:y="0.042cm" svg:viewBox="0 0 90 384" svg:d="M90 381c0-1 0-3-6-9-49-49-61-121-61-179 0-68 14-135 62-183 5-4 5-4 5-6 0-3-2-4-4-4-4 0-39 26-62 75-20 43-24 86-24 118 0 29 4 75 25 118 24 49 57 73 61 73 2 0 4-1 4-3z"><text:p/></draw:path><draw:path draw:style-name="gr3" draw:text-style-name="P107" svg:width="0.191cm" svg:height="0.174cm" svg:x="1.553cm" svg:y="0.161cm" svg:viewBox="0 0 192 175" svg:d="M118 54c3-10 12-45 38-45 2 0 11 0 20 4-11 2-19 12-19 21 0 7 5 13 15 13 8 0 20-6 20-22 0-20-22-25-35-25-23 0-36 20-40 30-10-27-31-30-42-30-41 0-63 49-63 59 0 4 3 3 4 4 4 0 5 0 6-4 13-41 38-50 52-50 7 0 21 3 21 25 0 12-7 37-21 91-7 25-20 41-37 41-2 0-12 0-19-5 9-2 18-10 18-21 0-10-9-14-14-14-12 0-22 10-22 22 0 19 20 27 36 27 27 0 40-28 41-30 4 14 19 30 42 30 39 0 61-51 61-60 0-4-3-4-4-4-3 0-4 2-4 4-14 41-40 51-52 51-16 0-21-12-21-25 0-9 2-18 7-34 4-18 7-36 12-53z"><text:p/></draw:path><draw:path draw:style-name="gr3" draw:text-style-name="P107" svg:width="0.234cm" svg:height="0.222cm" svg:x="1.903cm" svg:y="0.122cm" svg:viewBox="0 0 235 223" svg:d="M229 120c4-2 6-4 6-9 0-4-2-7-6-9-72-33-143-67-215-100-5-2-5-2-6-2-5 0-8 3-8 8 0 3 1 5 7 7 68 32 135 64 203 96-68 32-135 64-203 96-6 3-7 5-7 9s3 7 8 7c1 0 1 0 6-3 72-34 143-67 215-100z"><text:p/></draw:path><draw:path draw:style-name="gr3" draw:text-style-name="P107" svg:width="0.162cm" svg:height="0.263cm" svg:x="2.293cm" svg:y="0.074cm" svg:viewBox="0 0 163 264" svg:d="M163 134c0-31-2-61-16-90-17-37-49-44-66-44-23 0-50 11-67 46-12 27-14 57-14 88 0 29 2 63 18 93 16 29 45 37 63 37 21 0 51-8 67-43 13-26 15-57 15-87zM81 256c-15 0-38-10-45-46-4-23-4-58-4-81 0-25 0-50 3-71 8-46 36-49 46-49 12 0 39 6 45 45 5 22 5 50 5 75 0 29 0 56-5 80-5 35-27 47-45 47z"><text:p/></draw:path><draw:path draw:style-name="gr3" draw:text-style-name="P107" svg:width="0.089cm" svg:height="0.383cm" svg:x="2.493cm" svg:y="0.042cm" svg:viewBox="0 0 90 384" svg:d="M90 193c0-30-4-78-26-120-23-48-56-73-60-73-2 0-4 1-4 4 0 2 0 1 8 9 37 38 59 99 59 180 0 64-14 133-62 181-5 4-5 6-5 7 0 2 2 3 4 3 4 0 39-25 62-75 19-43 24-83 24-116z"><text:p/></draw:path><draw:path draw:style-name="gr3" draw:text-style-name="P107" svg:width="0.215cm" svg:height="0.237cm" svg:x="2.728cm" svg:y="0.1cm" svg:viewBox="0 0 216 238" svg:d="M117 9c-4-7-6-9-9-9-6 0-7 3-9 9-32 71-64 143-96 214-3 6-3 7-3 8 0 3 3 7 8 7 3 0 5 0 8-7 31-68 61-136 92-205 29 69 60 137 90 205 4 7 8 7 9 7 4 0 9-4 9-7-2-2 0-1-4-5-32-73-64-146-95-217z"><text:p/></draw:path><draw:path draw:style-name="gr3" draw:text-style-name="P107" svg:width="0.099cm" svg:height="0.46cm" svg:x="3.109cm" svg:y="0.003cm" svg:viewBox="0 0 100 461" svg:d="M100 456c0-1 0-2-1-3-18-19-44-49-61-112-8-35-12-75-12-110 0-101 25-172 71-222 3-4 3-5 3-6 0-3-3-3-4-3-6 0-27 23-32 29-40 47-64 116-64 202 0 54 9 131 59 196 5 4 30 34 37 34 1 0 4 0 4-5z"><text:p/></draw:path><draw:path draw:style-name="gr3" draw:text-style-name="P107" svg:width="0.191cm" svg:height="0.174cm" svg:x="3.238cm" svg:y="0.161cm" svg:viewBox="0 0 192 175" svg:d="M119 54c2-10 11-45 37-45 2 0 12 0 20 4-11 2-19 12-19 21 0 7 5 13 15 13 8 0 20-6 20-22 0-20-22-25-35-25-23 0-36 20-40 30-10-27-31-30-42-30-41 0-63 49-63 59 0 4 3 3 4 4 4 0 5 0 6-4 13-41 38-50 52-50 7 0 21 3 21 25 0 12-7 37-21 91-6 25-20 41-37 41-2 0-11 0-19-5 9-2 18-10 18-21 0-10-9-14-14-14-12 0-22 10-22 22 0 19 20 27 36 27 27 0 40-28 41-30 5 14 19 30 42 30 39 0 61-51 61-60 0-4-3-4-4-4-3 0-4 2-4 4-14 41-40 51-52 51-16 0-21-12-21-25 0-9 2-18 7-34 4-18 8-36 13-53z"><text:p/></draw:path><draw:path draw:style-name="gr3" draw:text-style-name="P107" svg:width="0.255cm" svg:height="0.254cm" svg:x="3.556cm" svg:y="0.107cm" svg:viewBox="0 0 256 255" svg:d="M136 135c37 0 72 0 108 0 6 0 12 0 12-7 0-8-6-8-12-8-36 0-71 0-108 0 0-36 0-72 0-108 0-5 0-12-7-12-8 0-8 7-8 12 0 36 0 72 0 108-36 0-73 0-109 0-5 0-12 0-12 8 0 7 7 7 12 7 36 0 73 0 109 0 0 36 0 72 0 107 0 6 0 13 8 13 7 0 7-7 7-13 0-35 0-71 0-107z"><text:p/></draw:path><draw:path draw:style-name="gr3" draw:text-style-name="P107" svg:width="0.098cm" svg:height="0.178cm" svg:x="4.007cm" svg:y="0cm" svg:viewBox="0 0 99 179" svg:d="M62 8c0-8-2-8-9-8-17 17-42 18-53 18 0 3 0 6 0 9 7 0 24 0 40-7 0 46 0 91 0 137 0 9 0 12-28 12-3 0-7 0-10 0 0 4 0 7 0 10 5 0 38-1 49-1 7 0 41 1 48 1 0-3 0-6 0-10-3 0-8 0-11 0-26 0-26-3-26-12 0-50 0-100 0-149z"><text:p/></draw:path><draw:path draw:style-name="gr3" draw:text-style-name="P107" svg:width="0.174cm" svg:height="0.014cm" svg:x="3.967cm" svg:y="0.227cm" svg:viewBox="0 0 175 15" svg:d="M0 0c58 0 117 0 175 0 0 6 0 10 0 15-58 0-117 0-175 0 0-5 0-9 0-15z"><text:p/></draw:path><draw:path draw:style-name="gr3" draw:text-style-name="P107" svg:width="0.144cm" svg:height="0.121cm" svg:x="3.979cm" svg:y="0.343cm" svg:viewBox="0 0 145 122" svg:d="M55 91c-3 9-12 23-25 23-1 0-9 0-16-3 12-3 12-13 12-15 0-6-4-10-11-10-6 0-15 6-15 16 0 13 15 20 29 20 13 0 24-8 30-19 7 15 21 19 32 19 31 0 48-34 48-42 0-3-4-3-5-3-3 0-3 2-4 4-6 19-22 33-38 33-11 0-16-6-16-17 0-7 6-31 14-62 6-21 18-27 27-27 4 1 8 0 14 4-9 2-12 10-12 14 0 7 4 10 11 10 5 0 15-4 15-16 0-15-17-20-28-20-14 0-25 10-30 20-6-11-18-20-33-20-30 0-47 34-47 42 0 3 3 2 4 3 3 0 4-1 5-4 7-21 25-33 38-33 9 0 15 5 15 17 0 6-3 20-5 29-4 12-6 24-9 37z"><text:p/></draw:path><draw:path draw:style-name="gr3" draw:text-style-name="P107" svg:width="0.193cm" svg:height="0.222cm" svg:x="4.328cm" svg:y="0.122cm" svg:viewBox="0 0 194 223" svg:d="M179 119c7 0 15 0 15-8s-8-8-15-8c-55 0-109 0-164 0 6-51 50-88 104-88 20 0 40 0 60 0 7 0 15 0 15-7 0-8-8-8-15-8-20 0-40 0-60 0-66 0-119 50-119 111 0 62 53 112 119 112 20 0 40 0 60 0 7 0 15 0 15-7 0-8-8-8-15-8-20 0-40 0-60 0-54 0-98-37-104-89 55 0 109 0 164 0z"><text:p/></draw:path><draw:path draw:style-name="gr3" draw:text-style-name="P107" svg:width="0.234cm" svg:height="0.262cm" svg:x="4.671cm" svg:y="0.067cm" svg:viewBox="0 0 235 263" svg:d="M220 13c3-4 3-5 3-6 0-7-5-7-12-7-59 0-118 0-177 0-13 0-13 1-14 11-2 18-4 34-6 52 0 2-1 3-1 5 0 6 5 7 8 7s5-2 6-6c2-9 5-26 29-40 22-15 48-16 62-16 11 0 21 0 32 0-49 78-97 158-146 236-4 5-4 5-4 6 0 8 7 8 13 8 66 0 133 0 199 0 11 0 11-1 13-11 4-24 7-50 10-75 0-4-3-6-6-6-6 0-7 3-8 11-7 31-36 67-91 67-19 0-37 0-55 0 48-78 97-158 145-236zM33 13c7 0 14 0 21 0-11 7-18 13-22 18 0-6 1-12 1-18zM165 13c13 0 26 0 40 0-49 78-98 158-147 236-13 0-25 0-38 0 48-78 97-158 145-236zM186 249c11-6 21-15 30-25-2 8-3 11-4 25-9 0-17 0-26 0z"><text:p/></draw:path><draw:path draw:style-name="gr3" draw:text-style-name="P107" svg:width="0.1cm" svg:height="0.46cm" svg:x="4.935cm" svg:y="0.003cm" svg:viewBox="0 0 101 461" svg:d="M101 231c0-55-10-132-60-197-4-4-29-34-36-34-2 0-5 1-5 3s1 4 2 5c19 19 44 51 61 112 8 35 12 75 12 111 0 37-4 77-15 114-14 54-37 85-57 107-3 3-2 3-3 4 0 4 3 5 5 5 6 0 27-23 31-29 40-47 65-116 65-201z"><text:p/></draw:path></draw:g><text:s/>(מסודרים לפי גודלם) לצורך הנוחות.</text:p>
        </text:list-item>
        <text:list-item>
          <text:p text:style-name="P56">כמו כן, לצורך הנוחות נגדיר גם:</text:p>
          <text:p text:style-name="P16"><draw:g text:anchor-type="as-char" svg:y="-0.517cm" draw:z-index="141" draw:name="Shape44" draw:style-name="gr1"><svg:title>TexMaths</svg:title><svg:desc>11§display§Q(m, n) := m^n + \frac{1}{m^n} \in \mathbb{Z}§svg§600§FALSE§</svg:desc><draw:path draw:style-name="gr2" draw:text-style-name="P106" svg:width="4.314cm" svg:height="0.745cm" svg:x="0.002cm" svg:y="0.018cm" svg:viewBox="0 0 4315 746" svg:d="M0 0c1438 0 2877 0 4315 0 0 248 0 498 0 746-1438 0-2877 0-4315 0 0-248 0-498 0-746z"><text:p/></draw:path><draw:path draw:style-name="gr3" draw:text-style-name="P107" svg:width="0.266cm" svg:height="0.345cm" svg:x="0.001cm" svg:y="0.246cm" svg:viewBox="0 0 267 346" svg:d="M151 269c59-23 116-91 116-166 0-61-40-103-99-103-82 0-168 88-168 177 0 65 44 103 99 103 10 0 23-1 39-5-3 24-3 24-3 29 0 12 0 42 32 42 46 0 65-70 65-75 0-2-2-3-4-3-4 0-4 2-5 4-8 28-32 37-45 37-17 0-24-10-27-40zM77 266c-30-11-43-42-43-76 0-27 10-82 40-123 28-40 65-57 92-57 39 0 67 30 67 81 0 39-20 129-84 165-3-13-6-42-35-42-19 0-39 20-39 40 0 8 1 8 2 12zM101 270c-5 0-17 0-17-16s14-31 30-31c17 0 25 10 25 33 0 6-1 7-5 8-10 4-22 6-33 6z"><text:p/></draw:path><draw:path draw:style-name="gr3" draw:text-style-name="P107" svg:width="0.088cm" svg:height="0.385cm" svg:x="0.327cm" svg:y="0.229cm" svg:viewBox="0 0 89 386" svg:d="M89 382c0-1 0-2-6-8-49-49-61-122-61-181 0-68 14-135 63-183 4-5 4-5 4-6 0-3-1-4-3-4-5 0-40 26-62 75-20 43-24 85-24 118 0 30 3 76 25 120 23 47 56 73 61 73 2 0 3-1 3-4z"><text:p/></draw:path><draw:path draw:style-name="gr3" draw:text-style-name="P107" svg:width="0.315cm" svg:height="0.174cm" svg:x="0.45cm" svg:y="0.346cm" svg:viewBox="0 0 316 175" svg:d="M22 148c-1 6-3 15-3 17 0 6 5 10 11 10 5 0 12-4 14-11 1 0 6-19 8-29 3-11 5-23 9-34 2-9 4-17 6-26 1-7 5-18 5-19 6-12 26-47 63-47 17 0 21 14 21 26 0 10-3 21-6 33-4 14-8 30-11 44-3 10-6 20-8 30-1 7-4 21-4 23 0 6 5 10 11 10 12 0 14-10 17-22 6-21 20-78 23-93 1-5 22-51 64-51 17 0 21 13 21 26 0 22-17 66-24 87-4 10-5 13-5 21 0 19 14 32 31 32 36 0 51-56 51-60 0-3-4-3-5-3-3 0-3 1-5 7-6 21-19 47-40 47-6 0-9-3-9-12 0-10 4-19 7-28 8-19 23-62 23-84 0-26-15-42-44-42-28 0-48 18-63 37-1-4-2-17-13-27-9-8-22-10-31-10-35 0-53 25-60 34-2-22-19-34-35-34-19 0-26 15-29 22-8 13-12 36-12 37 0 5 3 5 4 5 4 0 5-1 7-9 7-28 14-46 28-46 6 0 12 3 12 17 0 8-1 12-6 33-8 30-15 60-23 89z"><text:p/></draw:path><draw:path draw:style-name="gr3" draw:text-style-name="P107" svg:width="0.044cm" svg:height="0.114cm" svg:x="0.811cm" svg:y="0.476cm" svg:viewBox="0 0 45 115" svg:d="M45 41c0-26-10-41-24-41-13 0-21 10-21 21 0 10 8 20 21 20 4 0 10-1 13-5 1-1 1-1 2-1 0 2 1 0 1 6 0 28-13 51-26 64-4 4-4 5-4 6 0 3 2 4 3 4 4 0 35-29 35-74z"><text:p/></draw:path><draw:path draw:style-name="gr3" draw:text-style-name="P107" svg:width="0.209cm" svg:height="0.174cm" svg:x="0.961cm" svg:y="0.346cm" svg:viewBox="0 0 210 175" svg:d="M23 148c-1 6-3 15-3 17 0 6 5 10 11 10 4 0 12-4 14-11 2-10 6-19 8-29 2-11 5-23 8-34 3-9 5-17 6-26 2-7 6-18 6-19 5-12 26-47 62-47 18 0 21 14 21 26 0 24-18 74-25 90-3 9-3 15-3 18 0 19 13 32 32 32 36 0 50-56 50-60 0-3-3-3-4-3-5 0-5 1-7 7-8 26-20 47-39 47-7 0-9-3-9-12 0-10 3-19 6-28 8-21 25-62 25-84 0-27-17-42-46-42-34 0-53 25-59 34-2-22-19-34-36-34-18 0-26 15-29 22-6 13-12 36-12 37 0 5 4 5 6 5 3 0 3-1 5-9 7-28 14-46 29-46 7 0 12 4 12 17 0 8-1 12-7 33-8 30-14 60-22 89z"><text:p/></draw:path><draw:path draw:style-name="gr3" draw:text-style-name="P107" svg:width="0.089cm" svg:height="0.385cm" svg:x="1.204cm" svg:y="0.229cm" svg:viewBox="0 0 90 386" svg:d="M90 193c0-30-4-77-26-120-23-48-56-73-60-73-3 0-4 1-4 4 0 1 0 1 8 9 37 38 59 99 59 180 0 66-14 133-61 183-6 4-6 5-6 6 0 3 1 4 4 4 4 0 39-27 61-75 20-43 25-86 25-118z"><text:p/></draw:path><draw:path draw:style-name="gr3" draw:text-style-name="P107" svg:width="0.041cm" svg:height="0.165cm" svg:x="1.472cm" svg:y="0.352cm" svg:viewBox="0 0 42 166" svg:d="M42 21c0-12-10-21-21-21s-21 9-21 21c0 11 10 20 21 20s21-9 21-20zM42 146c0-11-10-21-21-21s-21 10-21 21 10 20 21 20 21-9 21-20z"><text:p/></draw:path><draw:path draw:style-name="gr3" draw:text-style-name="P107" svg:width="0.255cm" svg:height="0.09cm" svg:x="1.569cm" svg:y="0.376cm" svg:viewBox="0 0 256 91" svg:d="M243 16c7 0 13-1 13-8 0-8-6-8-12-8-77 0-155 0-232 0-5 0-12 0-12 8 0 7 7 8 12 8 77 0 154 0 231 0zM244 91c6 0 12 0 12-7 0-8-6-8-13-8-77 0-154 0-231 0-5 0-12 0-12 8 0 7 7 7 12 7 77 0 155 0 232 0z"><text:p/></draw:path><draw:path draw:style-name="gr3" draw:text-style-name="P107" svg:width="0.316cm" svg:height="0.174cm" svg:x="1.966cm" svg:y="0.346cm" svg:viewBox="0 0 317 175" svg:d="M23 148c-1 6-3 15-3 17 0 6 4 10 11 10 4 0 11-4 14-11 2-10 5-19 7-29 3-11 5-23 9-34 2-9 4-17 6-26 1-7 5-18 6-19 5-12 26-47 62-47 18 0 21 14 21 26 0 10-3 21-5 33-4 14-8 30-11 44-2 10-6 20-8 30-2 7-5 21-5 23 0 6 5 10 11 10 12 0 14-10 17-22 6-21 20-78 23-93 1-5 22-51 64-51 17 0 21 13 21 26 0 22-17 66-24 87-4 10-5 13-5 21 0 19 14 32 32 32 37 0 51-56 51-60 0-3-3-3-6-3s-3 1-5 7c-6 21-18 47-40 47-6 0-9-3-9-12 0-10 4-19 7-28 8-19 24-62 24-84 0-26-16-42-45-42-30 0-48 18-63 37 0-4-1-17-12-27-10-8-22-10-32-10-35 0-53 25-60 34-2-22-18-34-35-34-18 0-26 15-29 22-6 13-12 36-12 37 0 5 3 5 4 5 5 0 5-1 7-9 7-28 14-46 29-46 5 0 12 3 12 17 0 8-1 12-7 33-8 30-14 60-22 89z"><text:p/></draw:path><draw:path draw:style-name="gr3" draw:text-style-name="P107" svg:width="0.164cm" svg:height="0.121cm" svg:x="2.306cm" svg:y="0.24cm" svg:viewBox="0 0 165 122" svg:d="M20 102c-1 3-2 10-2 11 0 6 4 9 8 9 6 0 10-4 11-7 2-3 4-11 5-16s4-18 6-24 4-12 5-18c2-11 3-13 11-25 8-10 21-24 41-24 15 0 16 13 16 18 0 17-12 47-16 58-4 7-5 10-5 15 0 14 12 23 27 23 26 0 38-37 38-42 0-3-3-3-4-3-4 0-5 2-6 4-5 22-17 33-28 33-6 0-7-4-7-10 0-5 1-10 7-22 3-7 14-36 14-51 0-27-21-31-35-31-22 0-38 14-47 24-1-19-17-24-28-24s-18 9-21 14c-7 10-10 26-10 28 0 3 3 3 4 3 4 0 5-1 6-9 4-15 10-28 20-28 7 0 9 5 9 13 0 5-3 14-4 22-2 6-5 19-6 24-4 12-6 23-9 35z"><text:p/></draw:path><draw:path draw:style-name="gr3" draw:text-style-name="P107" svg:width="0.256cm" svg:height="0.255cm" svg:x="2.611cm" svg:y="0.294cm" svg:viewBox="0 0 257 256" svg:d="M136 136c37 0 72 0 108 0 6 0 13 0 13-7 0-8-7-8-13-8-36 0-71 0-108 0 0-36 0-73 0-109 0-5 0-12-7-12-8 0-8 7-8 12 0 36 0 73 0 109-36 0-71 0-108 0-5 0-13 0-13 8 0 7 8 7 13 7 37 0 72 0 108 0 0 35 0 72 0 108 0 5 0 12 8 12 7 0 7-7 7-12 0-36 0-73 0-108z"><text:p/></draw:path><draw:path draw:style-name="gr3" draw:text-style-name="P107" svg:width="0.127cm" svg:height="0.256cm" svg:x="3.235cm" svg:y="0cm" svg:viewBox="0 0 128 257" svg:d="M79 10c0-9 0-10-9-10-23 24-57 24-70 24 0 5 0 8 0 12 8 0 31 0 51-10 0 67 0 133 0 200 0 15-1 19-36 19-4 0-7 0-12 0 0 3 0 8 0 12 14-1 45-1 62-1 15 0 49 0 63 1 0-4 0-9 0-12-5 0-8 0-12 0-35 0-37-4-37-19 0-72 0-144 0-216z"><text:p/></draw:path><draw:path draw:style-name="gr3" draw:text-style-name="P107" svg:width="0.549cm" svg:height="0.014cm" svg:x="3.022cm" svg:y="0.413cm" svg:viewBox="0 0 550 15" svg:d="M0 0c184 0 366 0 550 0 0 5 0 10 0 15-184 0-366 0-550 0 0-5 0-10 0-15z"><text:p/></draw:path><draw:path draw:style-name="gr3" draw:text-style-name="P107" svg:width="0.316cm" svg:height="0.174cm" svg:x="3.033cm" svg:y="0.611cm" svg:viewBox="0 0 317 175" svg:d="M23 147c-1 7-3 16-3 18 0 6 5 10 11 10 4 0 12-4 14-11 0-1 6-19 8-29 2-11 5-23 8-34 3-9 5-17 6-26 2-7 6-18 6-19 5-12 26-47 62-47 18 0 21 14 21 26 0 10-2 21-5 32-4 15-8 30-11 45-2 10-6 20-8 30-1 7-4 21-4 23 0 6 4 10 11 10 12 0 14-10 17-22 5-22 19-78 23-94 1-4 21-50 64-50 17 0 21 13 21 26 0 22-16 66-24 87-3 9-6 13-6 21 0 19 15 32 32 32 37 0 51-56 51-60s-3-4-5-4c-4 0-4 1-5 8-7 19-19 47-40 47-6 0-10-3-10-12 0-10 5-20 8-28 7-19 23-62 23-84 0-26-15-42-44-42s-49 16-64 37c0-5-1-17-12-27-10-8-22-10-32-10-34 0-52 24-59 34-2-23-19-34-36-34-18 0-26 15-29 22-6 13-12 36-12 37 0 5 4 5 6 5 3 0 3-1 6-10 6-27 14-45 28-45 6 0 12 2 12 17 0 8-1 12-7 32-8 30-14 60-22 89z"><text:p/></draw:path><draw:path draw:style-name="gr3" draw:text-style-name="P107" svg:width="0.164cm" svg:height="0.121cm" svg:x="3.375cm" svg:y="0.549cm" svg:viewBox="0 0 165 122" svg:d="M21 102c-1 3-2 8-3 11 0 7 5 9 10 9 4 0 8-3 9-6 2-2 4-11 6-16 1-6 4-18 5-25 2-6 4-11 5-18 3-11 3-13 12-24 7-11 20-25 40-25 16 0 16 14 16 18 0 17-12 47-16 59-3 7-4 9-4 14 0 14 12 23 26 23 27 0 38-37 38-41s-2-3-3-4c-5 0-5 2-6 5-6 21-17 32-28 32-6 0-7-3-7-9s1-9 6-21c3-9 14-38 14-53 0-26-21-31-35-31-22 0-38 14-45 25-3-18-18-25-30-25-11 0-18 9-21 15-6 10-10 26-10 27 0 3 3 2 4 3 5 0 5-1 7-8 3-16 9-29 20-29 6 0 9 6 9 13 0 5-3 15-5 23-2 7-4 18-5 24-4 11-6 23-9 34z"><text:p/></draw:path><draw:path draw:style-name="gr3" draw:text-style-name="P107" svg:width="0.193cm" svg:height="0.222cm" svg:x="3.759cm" svg:y="0.309cm" svg:viewBox="0 0 194 223" svg:d="M179 120c7 0 15 0 15-8s-8-8-15-8c-55 0-109 0-164 0 5-52 50-89 104-89 20 0 41 0 60 0 7 0 15 0 15-7 0-8-8-8-15-8-19 0-40 0-60 0-66 0-119 49-119 112 0 62 53 111 119 111 20 0 41 0 60 0 7 0 15 0 15-8 0-7-8-7-15-7-19 0-40 0-60 0-54 0-99-37-104-88 55 0 109 0 164 0z"><text:p/></draw:path><draw:path draw:style-name="gr3" draw:text-style-name="P107" svg:width="0.234cm" svg:height="0.263cm" svg:x="4.102cm" svg:y="0.254cm" svg:viewBox="0 0 235 264" svg:d="M220 13c3-4 3-5 3-6 0-7-5-7-12-7-59 0-117 0-177 0-13 0-13 1-14 11-2 18-3 34-6 52 0 2-1 3-1 5 0 6 5 8 8 8s5-3 7-7c1-9 4-25 28-40 22-15 49-16 62-16 11 0 21 0 32 0-49 79-97 158-146 238-4 4-4 5-4 6 0 7 7 7 13 7 66 0 133 0 199 0 11 0 11 0 14-11 3-26 6-51 9-76 0-4-3-7-6-7-6 0-7 5-8 12-6 31-36 69-91 69-19 0-36 0-55 0 48-80 97-159 145-238zM33 13c7 0 14 0 21 0-11 7-18 13-23 18 1-6 1-12 2-18zM165 13c13 0 26 0 40 0-49 79-98 158-147 238-13 0-25 0-38 0 48-80 97-159 145-238zM186 251c11-7 21-16 30-26-1 8-3 11-4 26-8 0-17 0-26 0z"><text:p/></draw:path></draw:g></text:p>
        </text:list-item>
        <text:list-item>
          <text:p text:style-name="P57">נסכם: צ.ל.:</text:p>
          <text:p text:style-name="P16"><draw:g text:anchor-type="as-char" svg:y="-0.288cm" draw:z-index="142" draw:name="Shape45" draw:style-name="gr1"><svg:title>TexMaths</svg:title><svg:desc>11§display§\forall n \in \mathbb{N}. \forall k \in A. Q(k, n)§svg§600§FALSE§</svg:desc><draw:path draw:style-name="gr2" draw:text-style-name="P106" svg:width="3.746cm" svg:height="0.345cm" svg:x="0.021cm" svg:y="0.018cm" svg:viewBox="0 0 3747 346" svg:d="M1874 346c-625 0-1249 0-1874 0 0-116 0-230 0-346 1249 0 2498 0 3747 0 0 116 0 230 0 346-624 0-1249 0-1873 0z"><text:p/></draw:path><draw:path draw:style-name="gr3" draw:text-style-name="P107" svg:width="0.215cm" svg:height="0.274cm" svg:x="0.001cm" svg:y="0.018cm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107" svg:width="0.193cm" svg:height="0.221cm" svg:x="0.58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107" svg:width="0.26cm" svg:height="0.27cm" svg:x="0.931cm" svg:y="0.025cm" svg:viewBox="0 0 261 271" svg:d="M33 35c0 63 0 126 0 187 0 20-3 28-23 28-5 0-10 0-10 7 0 6 5 6 12 6 20 0 41 0 61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3" draw:text-style-name="P107" svg:width="0.04cm" svg:height="0.04cm" svg:x="1.233cm" svg:y="0.247cm" svg:viewBox="0 0 41 41" svg:d="M41 21c0-12-10-21-21-21-12 0-20 9-20 21 0 11 8 20 20 20 11 0 21-9 21-20z"><text:p/></draw:path><draw:path draw:style-name="gr3" draw:text-style-name="P107" svg:width="0.213cm" svg:height="0.274cm" svg:x="1.307cm" svg:y="0.018cm" svg:viewBox="0 0 214 275" svg:d="M213 14c1-4 1-4 1-6 0-5-2-8-7-8s-7 4-9 9c-11 28-21 56-32 85-40 0-78 0-118 0-11-29-21-57-32-85-2-6-3-9-8-9-4 0-8 3-8 8 0 1 0 1 2 6 32 84 65 169 97 252 1 6 3 9 9 9 5 0 6-4 9-7 31-84 64-169 96-254zM55 109c35 0 70 0 106 0-18 45-36 91-53 137-18-46-35-92-53-137z"><text:p/></draw:path><draw:path draw:style-name="gr3" draw:text-style-name="P107" svg:width="0.174cm" svg:height="0.27cm" svg:x="1.543cm" svg:y="0.018cm" svg:viewBox="0 0 175 271" svg:d="M89 4c0-1 0-4-4-4-10 0-38 3-48 3-3 1-7 1-7 8 0 6 3 6 8 6 19 0 20 2 20 6 0 2-1 6-1 8-19 74-37 147-56 220-1 6-1 7-1 9 0 9 8 11 11 11 4 0 11-3 13-8 2-4 19-74 21-84 13 2 45 8 45 32 0 3 0 5-1 8-1 5-1 9-1 13 0 23 15 39 35 39 12 0 22-7 31-21 10-17 13-38 13-39 0-3-3-3-4-3-4 0-5 1-6 7-7 27-16 47-33 47-7 0-12-4-12-18 0-6 1-15 2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107" svg:width="0.193cm" svg:height="0.221cm" svg:x="1.874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107" svg:width="0.264cm" svg:height="0.274cm" svg:x="2.22cm" svg:y="0.011cm" svg:viewBox="0 0 265 275" svg:d="M56 231c-15 26-31 31-48 32-5 1-8 1-8 8 0 2 2 4 5 4 10 0 22-1 33-1 13 0 27 1 39 1 2 0 8 0 8-7 0-4-5-5-7-5-9 0-19-3-19-13 0-4 4-9 6-14 10-17 20-32 30-49 31 0 64 0 96 0 1 9 7 60 7 64 0 11-20 12-28 12-5 0-9 0-9 8 0 4 4 4 5 4 15 0 33-1 48-1 10 0 35 1 44 1 3 0 7 0 7-7 0-5-3-5-9-5-24 0-24-2-25-13-8-79-15-160-23-240-1-8-1-10-8-10-6 0-8 3-10 7-45 74-89 149-134 224zM102 175c26-43 51-85 76-127 5 42 8 84 12 127-29 0-58 0-88 0z"><text:p/></draw:path><draw:path draw:style-name="gr3" draw:text-style-name="P107" svg:width="0.041cm" svg:height="0.04cm" svg:x="2.529cm" svg:y="0.247cm" svg:viewBox="0 0 42 41" svg:d="M42 21c0-12-10-21-21-21s-21 9-21 21c0 11 10 20 21 20s21-9 21-20z"><text:p/></draw:path><draw:path draw:style-name="gr3" draw:text-style-name="P107" svg:width="0.266cm" svg:height="0.345cm" svg:x="2.622cm" svg:y="0.017cm" svg:viewBox="0 0 267 346" svg:d="M151 269c59-23 116-91 116-166 0-61-40-103-99-103-83 0-168 88-168 177 0 63 43 103 99 103 10 0 23-3 37-6-1 23-1 24-1 30 0 12 0 42 32 42 46 0 65-71 65-75 0-2-3-3-4-3-4 0-5 1-5 4-10 26-32 36-45 36-19 0-24-10-27-39zM77 265c-30-12-43-41-43-76 0-26 10-81 40-122 27-39 63-57 92-57 39 0 67 30 67 81 0 39-20 128-85 164-2-13-5-41-34-41-21 0-39 19-39 39 0 8 1 9 2 12zM101 270c-5 0-17 0-17-17 0-15 14-31 30-31 17 0 23 9 23 33 0 6 0 6-3 8-11 5-22 7-33 7z"><text:p/></draw:path><draw:path draw:style-name="gr3" draw:text-style-name="P107" svg:width="0.089cm" svg:height="0.384cm" svg:x="2.947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107" svg:width="0.174cm" svg:height="0.27cm" svg:x="3.081cm" svg:y="0.018cm" svg:viewBox="0 0 175 271" svg:d="M89 4c0-1 0-4-5-4-9 0-37 3-47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9 12-7 25-19 33-28 19-21 37-37 55-37 3 0 3 0 4 0 4 1 5 1 8 3 0 0 0 1 2 1-19 2-22 17-22 21 0 7 4 14 14 14 11 0 22-8 22-24 0-11-9-24-27-24-11 0-28 3-56 34-13 14-28 30-43 36 14-55 27-109 40-163z"><text:p/></draw:path><draw:path draw:style-name="gr3" draw:text-style-name="P107" svg:width="0.045cm" svg:height="0.115cm" svg:x="3.305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107" svg:width="0.208cm" svg:height="0.174cm" svg:x="3.456cm" svg:y="0.115cm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107" svg:width="0.089cm" svg:height="0.384cm" svg:x="3.698cm" svg:y="0cm" svg:viewBox="0 0 90 385" svg:d="M90 193c0-30-4-76-25-120-23-48-57-73-61-73-2 0-4 2-4 4s0 2 8 9c37 38 59 99 59 180 0 65-14 133-62 181-5 6-5 6-5 7 0 2 2 4 4 4 4 0 39-26 62-76 20-41 24-84 24-116z"><text:p/></draw:path></draw:g></text:p>
        </text:list-item>
        <text:list-item>
          <text:p text:style-name="P58"><text:span text:style-name="T9">נ</text:span><text:span text:style-name="T8">וכיח </text:span>באינדוקציה <text:span text:style-name="T59">על </text:span><text:span text:style-name="T59"><draw:g text:anchor-type="as-char" svg:y="-0.173cm" draw:z-index="49" draw:name="Shape46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:</text:p>
          <text:list>
            <text:list-item>
              <text:p text:style-name="P59">בסיס:</text:p>
              <text:p text:style-name="P16"><draw:g text:anchor-type="as-char" svg:y="-0.517cm" draw:z-index="138" draw:name="Shape47" draw:style-name="gr1"><svg:title>TexMaths</svg:title><svg:desc>11§display§\forall k \in A. k^1 + \frac{1}{k^1} \in \mathbb{Z}§svg§600§FALSE§</svg:desc><draw:path draw:style-name="gr2" draw:text-style-name="P106" svg:width="3.314cm" svg:height="0.745cm" svg:x="0.021cm" svg:y="0.018cm" svg:viewBox="0 0 3315 746" svg:d="M1658 746c-553 0-1106 0-1658 0 0-248 0-498 0-746 1105 0 2210 0 3315 0 0 248 0 498 0 746-553 0-1105 0-1657 0z"><text:p/></draw:path><draw:path draw:style-name="gr3" draw:text-style-name="P107" svg:width="0.215cm" svg:height="0.275cm" svg:x="0.001cm" svg:y="0.249cm" svg:viewBox="0 0 216 276" svg:d="M213 14c3-4 3-4 3-6 0-5-4-8-8-8-6 0-8 4-10 9-11 28-21 56-32 84-39 0-78 0-118 0-11-28-20-56-31-84-2-6-4-9-9-9-4 0-8 3-8 8 1 2 0 1 2 6 32 85 65 168 97 253 2 5 3 9 9 9 5 0 6-5 9-8 32-85 65-169 96-254zM55 109c35 0 70 0 106 0-18 45-36 91-53 137-18-46-35-92-53-137z"><text:p/></draw:path><draw:path draw:style-name="gr3" draw:text-style-name="P107" svg:width="0.174cm" svg:height="0.27cm" svg:x="0.238cm" svg:y="0.249cm" svg:viewBox="0 0 175 271" svg:d="M89 4c0-1 0-4-4-4-9 0-38 3-48 3-3 1-7 1-7 8 0 4 3 4 10 4 17 0 18 4 18 7 0 2-1 5-1 8-18 74-37 148-56 223-1 4-1 5-1 7 0 9 8 11 11 11 6 0 11-3 13-7s19-75 22-85c13 1 44 8 44 33 0 2 0 4-1 8 0 4-1 10-1 13 0 23 15 38 35 38 12 0 22-6 31-19 10-18 14-39 14-40 0-3-4-3-5-3-3 0-3 1-6 6-7 28-16 48-33 48-7 0-12-4-12-18 0-7 1-15 2-22 3-7 3-8 3-12 0-24-25-36-58-40 13-7 25-19 33-28 19-21 37-38 55-38 3 0 3 0 4 0 5 2 5 2 9 4 1 0 1 1 1 1-19 2-22 16-22 21 0 6 4 14 15 14 10 0 21-9 21-24 0-11-9-24-26-24-11 0-29 3-57 34-13 14-28 29-42 36 13-54 26-109 39-163z"><text:p/></draw:path><draw:path draw:style-name="gr3" draw:text-style-name="P107" svg:width="0.193cm" svg:height="0.222cm" svg:x="0.569cm" svg:y="0.309cm" svg:viewBox="0 0 194 223" svg:d="M180 120c7 0 14 0 14-8s-7-8-14-8c-55 0-108 0-163 0 4-51 48-89 103-89 20 0 41 0 60 0 7 0 14 0 14-7 0-8-7-8-14-8-20 0-40 0-61 0-66 0-119 49-119 112 0 62 53 111 119 111 21 0 41 0 61 0 7 0 14 0 14-8 0-7-7-7-14-7-19 0-40 0-60 0-55 0-99-37-103-88 55 0 108 0 163 0z"><text:p/></draw:path><draw:path draw:style-name="gr3" draw:text-style-name="P107" svg:width="0.264cm" svg:height="0.275cm" svg:x="0.915cm" svg:y="0.242cm" svg:viewBox="0 0 265 276" svg:d="M56 232c-15 25-31 31-47 32-6 1-9 1-9 7 0 3 2 5 6 5 9 0 22-1 33-1 13 0 26 1 38 1 2 0 8 0 8-7 0-4-4-5-7-5-9 0-17-4-17-13 0-5 2-9 5-15 10-16 19-33 29-49 32 0 65 0 96 0 2 9 7 60 7 65 0 11-20 12-27 12-6 0-10 0-10 7 0 5 3 3 5 5 17 0 33-1 49-1 9 0 34 1 44 1 2 0 6 0 6-8 0-4-3-4-9-4-24 0-24-2-25-13-8-82-15-162-23-242-1-8-1-9-8-9-5 0-7 2-10 7-45 74-89 149-134 225zM102 175c26-42 51-85 76-127 5 42 8 85 12 127-29 0-58 0-88 0z"><text:p/></draw:path><draw:path draw:style-name="gr3" draw:text-style-name="P107" svg:width="0.04cm" svg:height="0.04cm" svg:x="1.226cm" svg:y="0.474cm" svg:viewBox="0 0 41 41" svg:d="M41 21c0-12-10-21-21-21s-20 9-20 21c0 11 9 20 20 20s21-9 21-20z"><text:p/></draw:path><draw:path draw:style-name="gr3" draw:text-style-name="P107" svg:width="0.174cm" svg:height="0.27cm" svg:x="1.32cm" svg:y="0.249cm" svg:viewBox="0 0 175 271" svg:d="M90 4c0-1 0-4-5-4-9 0-38 3-48 3-2 1-6 1-6 8 0 4 3 4 9 4 18 0 19 4 19 7 0 2-1 5-1 8-18 74-37 148-56 223-2 4-2 5-2 7 0 9 8 11 11 11 6 0 11-3 13-7s20-75 22-85c13 1 45 8 45 33 0 2 0 4-1 8s-2 10-2 13c0 23 15 38 36 38 11 0 22-6 30-19 10-18 14-39 14-40 0-3-3-3-4-3-4 0-4 1-6 6-7 28-16 48-34 48-6 0-12-4-12-18 0-7 2-15 4-22 1-7 1-8 1-12 0-24-25-36-58-40 13-7 26-19 35-28 17-21 36-38 55-38 2 0 2 0 3 0 4 2 5 2 8 4 1 0 1 1 2 1-19 2-22 16-22 21 0 6 4 14 14 14s21-9 21-24c0-11-9-24-25-24-11 0-29 3-58 34-13 14-27 29-42 36 13-54 27-109 40-163z"><text:p/></draw:path><draw:path draw:style-name="gr3" draw:text-style-name="P107" svg:width="0.097cm" svg:height="0.178cm" svg:x="1.542cm" svg:y="0.18cm" svg:viewBox="0 0 98 179" svg:d="M61 8c0-7 0-8-8-8-18 18-42 18-53 18 0 3 0 6 0 9 7 0 24 0 39-7 0 46 0 91 0 137 0 9 0 13-27 13-3 0-8 0-11 0 0 3 0 6 0 9 6 0 39-1 49-1 8 0 42 1 48 1 0-3 0-6 0-9-3 0-7 0-10 0-27 0-27-4-27-13 0-49 0-100 0-149z"><text:p/></draw:path><draw:path draw:style-name="gr3" draw:text-style-name="P107" svg:width="0.256cm" svg:height="0.255cm" svg:x="1.792cm" svg:y="0.295cm" svg:viewBox="0 0 257 256" svg:d="M136 136c37 0 72 0 108 0 6 0 13 0 13-7 0-8-7-8-13-8-36 0-71 0-108 0 0-36 0-73 0-109 0-5 0-12-7-12-8 0-8 7-8 12 0 36 0 73 0 109-36 0-71 0-108 0-5 0-13 0-13 8 0 7 8 7 13 7 37 0 72 0 108 0 0 35 0 72 0 108 0 5 0 12 8 12 7 0 7-7 7-12 0-36 0-73 0-108z"><text:p/></draw:path><draw:path draw:style-name="gr3" draw:text-style-name="P107" svg:width="0.127cm" svg:height="0.256cm" svg:x="2.335cm" svg:y="0.001cm" svg:viewBox="0 0 128 257" svg:d="M79 10c0-9 0-10-9-10-23 25-57 25-70 25 0 5 0 8 0 12 8 0 31 0 51-11 0 67 0 133 0 200 0 15-1 19-36 19-4 0-8 0-13 0 0 3 0 8 0 12 15-1 48-1 63-1s49 0 63 1c0-4 0-9 0-12-5 0-8 0-12 0-36 0-37-4-37-19 0-72 0-144 0-216z"><text:p/></draw:path><draw:path draw:style-name="gr3" draw:text-style-name="P107" svg:width="0.386cm" svg:height="0.014cm" svg:x="2.204cm" svg:y="0.414cm" svg:viewBox="0 0 387 15" svg:d="M194 15c-65 0-129 0-194 0 0-5 0-10 0-15 129 0 259 0 387 0 0 5 0 10 0 15-65 0-128 0-193 0z"><text:p/></draw:path><draw:path draw:style-name="gr3" draw:text-style-name="P107" svg:width="0.175cm" svg:height="0.271cm" svg:x="2.224cm" svg:y="0.514cm" svg:viewBox="0 0 176 272" svg:d="M90 4c-2-1 0-4-5-4-9 0-37 3-46 4-4 0-8 1-8 8 0 4 3 4 9 4 18 0 19 4 19 7 0 2-1 6-1 8-18 73-37 147-56 222-2 5-2 6-2 9 0 8 8 10 12 10 5 0 10-3 13-8 1-4 19-75 21-84 13 1 45 7 45 32 0 3 0 4-1 9-1 4-1 9-1 13 0 23 16 38 35 38 11 0 22-6 31-20 9-17 9-27 13-39 0-4-3-4-4-4-3 0-4 2-6 7-7 28-16 48-33 48-7 0-13-5-13-18 0-6 2-15 4-22 2-6 2-8 2-12 0-25-26-36-57-41 11-6 24-18 33-28 18-20 36-36 55-36 2 0 2 0 3 0 4 1 5 1 9 3l1 1c-19 1-22 16-22 21 0 6 4 13 14 13s22-8 22-23c0-12-9-24-26-24-11 0-29 3-58 34-13 14-27 30-42 35 13-54 27-109 40-163z"><text:p/></draw:path><draw:path draw:style-name="gr3" draw:text-style-name="P107" svg:width="0.097cm" svg:height="0.179cm" svg:x="2.447cm" svg:y="0.489cm" svg:viewBox="0 0 98 180" svg:d="M61 8c0-7 0-8-8-8-18 18-42 18-53 18 0 3 0 6 0 9 7 0 24 0 40-7 0 46 0 91 0 137 0 10 0 13-28 13-3 0-6 0-10 0 0 4 0 7 0 10 5-1 38-1 48-1 8 0 42 0 48 1 0-3 0-6 0-10-3 0-7 0-10 0-27 0-27-3-27-13 0-49 0-100 0-149z"><text:p/></draw:path><draw:path draw:style-name="gr3" draw:text-style-name="P107" svg:width="0.192cm" svg:height="0.222cm" svg:x="2.777cm" svg:y="0.309cm" svg:viewBox="0 0 193 223" svg:d="M179 120c7 0 14 0 14-8s-7-8-14-8c-55 0-109 0-164 0 5-51 50-89 104-89 20 0 41 0 60 0 7 0 14 0 14-7 0-8-7-8-14-8-19 0-40 0-60 0-67 0-119 49-119 112 0 62 52 111 119 111 20 0 41 0 60 0 7 0 14 0 14-8 0-7-7-7-14-7-19 0-40 0-60 0-54 0-99-37-104-88 55 0 109 0 164 0z"><text:p/></draw:path><draw:path draw:style-name="gr3" draw:text-style-name="P107" svg:width="0.234cm" svg:height="0.263cm" svg:x="3.12cm" svg:y="0.255cm" svg:viewBox="0 0 235 264" svg:d="M220 14c3-5 3-6 3-7 0-7-5-7-13-7-59 0-118 0-177 0-12 0-12 1-13 11-2 18-3 34-6 52 0 2-1 3-1 5 0 6 5 8 7 8 4 0 6-3 6-7 3-9 6-25 29-40 22-15 50-16 63-16 10 0 21 0 31 0-49 79-97 158-146 238-3 4-3 5-3 6 0 7 7 7 13 7 66 0 132 0 198 0 12 0 12 0 13-11 4-26 8-51 11-76 0-4-3-7-6-7-6 0-7 5-8 12-6 31-37 69-91 69-19 0-36 0-55 0 48-80 97-158 145-237zM33 13c7 0 14 0 21 0v1c-11 6-19 12-23 17 1-6 1-12 2-18zM165 13c13 0 26 0 40 0-49 79-98 158-147 238-13 0-26 0-39 0 48-80 98-159 146-238zM185 251c11-7 21-16 31-27-1 8-3 12-5 27-9 0-17 0-26 0z"><text:p/></draw:path></draw:g></text:p>
              <text:list>
                <text:list-item>
                  <text:p text:style-name="P60">שנכון לפי הגדרת המספרים ב־<draw:g text:anchor-type="as-char" svg:y="-0.275cm" draw:z-index="139" draw:name="Shape48" draw:style-name="gr1"><svg:title>TexMaths</svg:title><svg:desc>11§display§A§svg§600§FALSE§</svg:desc><draw:path draw:style-name="gr2" draw:text-style-name="P106" svg:width="0.236cm" svg:height="0.234cm" svg:x="0.008cm" svg:y="0.02cm" svg:viewBox="0 0 237 235" svg:d="M0 0c79 0 158 0 237 0 0 78 0 157 0 235-79 0-158 0-237 0 0-78 0-157 0-235z"><text:p/></draw:path><draw:path draw:style-name="gr3" draw:text-style-name="P10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</text:p>
                </text:list-item>
              </text:list>
            </text:list-item>
            <text:list-item>
              <text:p text:style-name="P61">צעד: <text:span text:style-name="T16">יהי </text:span><text:span text:style-name="T16"><draw:g text:anchor-type="as-char" svg:y="-0.288cm" draw:z-index="48" draw:name="Shape49" draw:style-name="gr1"><svg:title>TexMaths</svg:title><svg:desc>11§display§(0 \le k &lt; n) \land (k \in \mathbb{N})§svg§600§FALSE§</svg:desc><draw:path draw:style-name="gr2" draw:text-style-name="P106" svg:width="3.585cm" svg:height="0.345cm" svg:x="0.001cm" svg:y="0.018cm" svg:viewBox="0 0 3586 346" svg:d="M1794 346c-598 0-1196 0-1794 0 0-116 0-230 0-346 1196 0 2391 0 3586 0 0 116 0 230 0 346-597 0-1194 0-1792 0z"><text:p/></draw:path><draw:path draw:style-name="gr3" draw:text-style-name="P107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107" svg:width="0.161cm" svg:height="0.263cm" svg:x="0.147cm" svg:y="0.033cm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107" svg:width="0.236cm" svg:height="0.296cm" svg:x="0.464cm" svg:y="0.041cm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3" draw:text-style-name="P107" svg:width="0.175cm" svg:height="0.27cm" svg:x="0.861cm" svg:y="0.018cm" svg:viewBox="0 0 176 271" svg:d="M90 4c0-1 0-4-5-4-9 0-37 3-48 3-2 1-6 1-6 8 0 6 3 6 9 6 18 0 19 2 19 6 0 2-1 6-1 8-18 74-37 147-56 220-2 6-2 7-2 9 0 9 8 11 12 11 5 0 10-3 12-8 2-4 20-74 22-84 13 2 45 8 45 32 0 3 0 5-1 8-1 5-2 9-2 13 0 23 17 39 36 39 11 0 22-7 31-21 9-17 13-38 13-39 0-3-3-3-4-3-4 0-4 1-6 7-7 27-16 47-34 47-6 0-12-4-12-18 0-6 2-15 4-22 1-6 1-7 1-12 0-23-25-35-58-39 13-7 26-19 35-28 18-21 36-37 55-37 2 0 2 0 3 0 4 1 5 1 8 3 1 0 1 1 2 1-19 2-22 17-22 21 0 7 4 14 14 14s22-8 22-24c0-11-10-24-26-24-11 0-29 3-58 34-13 14-27 30-42 36 13-55 27-109 40-163z"><text:p/></draw:path><draw:path draw:style-name="gr3" draw:text-style-name="P107" svg:width="0.234cm" svg:height="0.221cm" svg:x="1.194cm" svg:y="0.078cm" svg:viewBox="0 0 235 222" svg:d="M229 17c4-4 6-5 6-9 0-5-3-8-7-8-1 0-1 0-7 2-71 34-143 67-214 101-4 3-7 3-7 8s3 7 7 9c71 33 143 67 214 100 6 2 6 2 7 2 4 0 7-3 7-7 0-5-2-6-6-8-68-32-135-64-204-96 69-32 136-63 204-94z"><text:p/></draw:path><draw:path draw:style-name="gr3" draw:text-style-name="P107" svg:width="0.208cm" svg:height="0.174cm" svg:x="1.581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089cm" svg:height="0.384cm" svg:x="1.822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107" svg:width="0.215cm" svg:height="0.238cm" svg:x="2.057cm" svg:y="0.055cm" svg:viewBox="0 0 216 239" svg:d="M117 9c-4-7-6-9-9-9-5 0-7 3-9 9-32 71-64 143-96 215-2 4-3 5-3 7 0 5 4 8 8 8 3 0 6-1 10-8 29-67 60-135 90-203 31 68 60 136 91 203 3 8 7 8 9 8 4 0 8-3 8-8 0-1 0-2-3-6-31-72-64-145-96-216z"><text:p/></draw:path><draw:path draw:style-name="gr3" draw:text-style-name="P107" svg:width="0.089cm" svg:height="0.384cm" svg:x="2.418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107" svg:width="0.175cm" svg:height="0.27cm" svg:x="2.551cm" svg:y="0.018cm" svg:viewBox="0 0 176 271" svg:d="M90 4c0-1 0-4-5-4-9 0-37 3-48 3-2 1-6 1-6 8 0 6 3 6 9 6 18 0 19 2 19 6 0 2-1 6-1 8-18 74-37 147-56 220-2 6-2 7-2 9 0 9 8 11 12 11 5 0 10-3 13-8 1-4 19-74 21-84 13 2 45 8 45 32 0 3 0 5-1 8-1 5-2 9-2 13 0 23 17 39 36 39 11 0 22-7 31-21 9-17 13-38 13-39 0-3-3-3-4-3-4 0-4 1-6 7-7 27-16 47-33 47-7 0-13-4-13-18 0-6 2-15 4-22 1-6 1-7 1-12 0-23-25-35-58-39 13-7 26-19 35-28 18-21 36-37 55-37 2 0 2 0 3 0 4 1 5 1 8 3 1 0 1 1 2 1-19 2-22 17-22 21 0 7 4 14 14 14s22-8 22-24c0-11-10-24-26-24-11 0-29 3-58 34-13 14-27 30-42 36 13-55 27-109 40-163z"><text:p/></draw:path><draw:path draw:style-name="gr3" draw:text-style-name="P107" svg:width="0.192cm" svg:height="0.221cm" svg:x="2.883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107" svg:width="0.261cm" svg:height="0.27cm" svg:x="3.226cm" svg:y="0.025cm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107" svg:width="0.089cm" svg:height="0.384cm" svg:x="3.51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6">, </text:span><text:span text:style-name="T10">נניח שמתקיים </text:span><text:span text:style-name="T10"><draw:g text:anchor-type="as-char" svg:y="-0.288cm" draw:z-index="143" draw:name="Shape50" draw:style-name="gr1"><svg:title>TexMaths</svg:title><svg:desc>11§display§\forall r \in A. Q(r, k)§svg§600§FALSE§</svg:desc><draw:path draw:style-name="gr2" draw:text-style-name="P106" svg:width="2.344cm" svg:height="0.345cm" svg:x="0.021cm" svg:y="0.018cm" svg:viewBox="0 0 2345 346" svg:d="M1173 346c-392 0-782 0-1173 0 0-116 0-230 0-346 782 0 1563 0 2345 0 0 116 0 230 0 346-390 0-782 0-1172 0z"><text:p/></draw:path><draw:path draw:style-name="gr3" draw:text-style-name="P107" svg:width="0.215cm" svg:height="0.274cm" svg:x="0.001cm" svg:y="0.018cm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107" svg:width="0.156cm" svg:height="0.174cm" svg:x="0.228cm" svg:y="0.115cm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7 14-46 28-46 6 0 12 3 12 17 0 8-1 13-6 32-8 30-15 60-23 90z"><text:p/></draw:path><draw:path draw:style-name="gr3" draw:text-style-name="P107" svg:width="0.193cm" svg:height="0.221cm" svg:x="0.54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107" svg:width="0.264cm" svg:height="0.274cm" svg:x="0.887cm" svg:y="0.011cm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9 84 13 127-29 0-59 0-89 0z"><text:p/></draw:path><draw:path draw:style-name="gr3" draw:text-style-name="P107" svg:width="0.04cm" svg:height="0.04cm" svg:x="1.196cm" svg:y="0.247cm" svg:viewBox="0 0 41 41" svg:d="M41 21c0-12-10-21-21-21-12 0-20 9-20 21 0 11 8 20 20 20 11 0 21-9 21-20z"><text:p/></draw:path><draw:path draw:style-name="gr3" draw:text-style-name="P107" svg:width="0.266cm" svg:height="0.345cm" svg:x="1.288cm" svg:y="0.017cm" svg:viewBox="0 0 267 346" svg:d="M151 269c59-23 116-91 116-166 0-61-40-103-99-103-82 0-168 88-168 177 0 63 44 103 99 103 10 0 23-3 39-6-3 23-3 24-3 30 0 12 0 42 32 42 46 0 65-71 65-75 0-2-2-3-4-3-4 0-4 1-5 4-8 26-32 36-45 36-17 0-24-10-27-39zM78 265c-31-12-44-41-44-76 0-26 10-81 40-122 28-39 65-57 92-57 39 0 67 30 67 81 0 39-20 128-84 164-3-13-6-41-35-41-19 0-39 19-39 39 0 8 2 9 3 12zM101 270c-5 0-17 0-17-17 0-15 14-31 30-31s25 9 25 33c0 6-1 6-5 8-10 5-22 7-33 7z"><text:p/></draw:path><draw:path draw:style-name="gr3" draw:text-style-name="P107" svg:width="0.088cm" svg:height="0.384cm" svg:x="1.614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107" svg:width="0.156cm" svg:height="0.174cm" svg:x="1.737cm" svg:y="0.115cm" svg:viewBox="0 0 157 175" svg:d="M22 148c-1 6-3 15-3 17 0 7 5 10 11 10 5 0 12-3 14-11 1-1 14-54 15-61 4-13 11-39 14-50 1-5 12-23 21-32 3-2 14-12 30-12 11 0 11 3 17 4-11 2-20 11-20 21 0 7 3 14 14 14 10 0 22-8 22-23 0-13-13-25-33-25-24 0-41 19-49 30-2-18-17-30-34-30-19 0-26 15-29 22-8 13-12 36-12 37 0 5 3 5 4 5 4 0 5-1 7-9 7-27 14-46 28-46 6 0 12 3 12 17 0 8-1 13-6 32-8 30-15 60-23 90z"><text:p/></draw:path><draw:path draw:style-name="gr3" draw:text-style-name="P107" svg:width="0.044cm" svg:height="0.115cm" svg:x="1.922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107" svg:width="0.174cm" svg:height="0.27cm" svg:x="2.083cm" svg:y="0.018cm" svg:viewBox="0 0 175 271" svg:d="M89 4c0-1 0-4-4-4-10 0-38 3-48 3-3 1-7 1-7 8 0 6 3 6 9 6 18 0 19 2 19 6 0 2-1 6-1 8-18 74-37 147-56 220-1 6-1 7-1 9 0 9 8 11 11 11 4 0 11-3 13-8 2-4 19-74 21-84 13 2 45 8 45 32 0 3 0 5-1 8-1 5-1 9-1 13 0 23 15 39 35 39 12 0 22-7 31-21 10-17 13-38 13-39 0-3-3-3-4-3-3 0-5 1-6 7-7 27-16 47-33 47-7 0-13-4-13-18 0-6 2-15 3-22 3-6 3-7 3-12 0-23-25-35-58-39 13-7 25-19 33-28 19-21 37-37 55-37 3 0 3 0 4 0 5 1 5 1 9 3 0 0 0 1 1 1-19 2-22 17-22 21 0 7 4 14 14 14 11 0 22-8 22-24 0-11-9-24-26-24-11 0-29 3-57 34-13 14-28 30-42 36 13-55 26-109 39-163z"><text:p/></draw:path><draw:path draw:style-name="gr3" draw:text-style-name="P107" svg:width="0.089cm" svg:height="0.384cm" svg:x="2.29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0">, </text:span><text:span text:style-name="T16">ו</text:span><text:span text:style-name="T10">נוכיח עבור </text:span><text:span text:style-name="T10"><draw:g text:anchor-type="as-char" svg:y="-0.288cm" draw:z-index="144" draw:name="Shape51" draw:style-name="gr1"><svg:title>TexMaths</svg:title><svg:desc>11§display§\forall r \in A. Q(r, n + 1)§svg§600§FALSE§</svg:desc><draw:path draw:style-name="gr2" draw:text-style-name="P106" svg:width="3.028cm" svg:height="0.345cm" svg:x="0.021cm" svg:y="0.018cm" svg:viewBox="0 0 3029 346" svg:d="M1516 346c-506 0-1011 0-1516 0 0-116 0-230 0-346 1010 0 2019 0 3029 0 0 116 0 230 0 346-505 0-1010 0-1513 0z"><text:p/></draw:path><draw:path draw:style-name="gr3" draw:text-style-name="P107" svg:width="0.215cm" svg:height="0.274cm" svg:x="0.001cm" svg:y="0.018cm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107" svg:width="0.156cm" svg:height="0.174cm" svg:x="0.228cm" svg:y="0.115cm" svg:viewBox="0 0 157 175" svg:d="M22 148c-1 6-3 15-3 17 0 7 5 10 11 10 5 0 12-3 14-11 1-1 14-54 15-61 4-13 11-39 14-50 1-5 12-23 20-32 4-2 15-12 31-12 11 0 11 3 17 4-11 2-20 11-20 21 0 7 3 14 14 14 10 0 22-8 22-23 0-13-13-25-33-25-24 0-42 19-49 30-2-18-17-30-35-30s-25 15-29 22c-7 13-11 36-11 37 0 5 3 5 4 5 4 0 5-1 7-9 7-27 14-46 27-46 7 0 13 3 13 17 0 8-2 13-6 32-8 30-15 60-23 90z"><text:p/></draw:path><draw:path draw:style-name="gr3" draw:text-style-name="P107" svg:width="0.193cm" svg:height="0.221cm" svg:x="0.54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107" svg:width="0.264cm" svg:height="0.274cm" svg:x="0.887cm" svg:y="0.011cm" svg:viewBox="0 0 265 275" svg:d="M56 231c-15 26-31 31-47 32-6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3" draw:text-style-name="P107" svg:width="0.04cm" svg:height="0.04cm" svg:x="1.197cm" svg:y="0.247cm" svg:viewBox="0 0 41 41" svg:d="M41 21c0-12-10-21-21-21-12 0-20 9-20 21 0 11 8 20 20 20 11 0 21-9 21-20z"><text:p/></draw:path><draw:path draw:style-name="gr3" draw:text-style-name="P107" svg:width="0.266cm" svg:height="0.345cm" svg:x="1.289cm" svg:y="0.017cm" svg:viewBox="0 0 267 346" svg:d="M151 269c59-23 116-91 116-166 0-61-40-103-99-103-82 0-168 88-168 177 0 63 44 103 99 103 10 0 23-3 38-6-2 23-2 24-2 30 0 12 0 42 32 42 46 0 65-71 65-75 0-2-2-3-4-3-4 0-4 1-5 4-9 26-32 36-45 36-17 0-24-10-27-39zM78 265c-31-12-44-41-44-76 0-26 10-81 40-122 28-39 65-57 92-57 40 0 67 30 67 81 0 39-20 128-85 164-2-13-5-41-34-41-19 0-39 19-39 39 0 8 2 9 3 12zM101 270c-5 0-17 0-17-17 0-15 14-31 30-31s25 9 25 33c0 6-2 6-5 8-10 5-22 7-33 7z"><text:p/></draw:path><draw:path draw:style-name="gr3" draw:text-style-name="P107" svg:width="0.088cm" svg:height="0.384cm" svg:x="1.614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107" svg:width="0.156cm" svg:height="0.174cm" svg:x="1.737cm" svg:y="0.115cm" svg:viewBox="0 0 157 175" svg:d="M22 148c-1 6-3 15-3 17 0 7 5 10 11 10 5 0 12-3 14-11 1-1 14-54 15-61 4-13 11-39 14-50 1-5 12-23 20-32 4-2 15-12 31-12 11 0 11 3 17 4-11 2-20 11-20 21 0 7 3 14 14 14 10 0 22-8 22-23 0-13-13-25-33-25-24 0-42 19-48 30-3-18-18-30-35-30-19 0-26 15-29 22-8 13-12 36-12 37 0 5 3 5 4 5 4 0 5-1 7-9 7-27 14-46 27-46 7 0 13 3 13 17 0 8-2 13-6 32-8 30-15 60-23 90z"><text:p/></draw:path><draw:path draw:style-name="gr3" draw:text-style-name="P107" svg:width="0.045cm" svg:height="0.115cm" svg:x="1.922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107" svg:width="0.208cm" svg:height="0.174cm" svg:x="2.072cm" svg:y="0.115cm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107" svg:width="0.256cm" svg:height="0.254cm" svg:x="2.4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107" svg:width="0.127cm" svg:height="0.254cm" svg:x="2.799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107" svg:width="0.089cm" svg:height="0.384cm" svg:x="2.98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10"><text:s/></text:span><text:span text:style-name="T16">(</text:span><text:span text:style-name="T43">שילוב של אינדוקציה רגילה עם אינדוקציה מלאה, חוקי כי עובדים על מספרים טבעיים</text:span><text:span text:style-name="T16">)</text:span><text:span text:style-name="T10">:</text:span></text:p>
              <text:list>
                <text:list-item>
                  <text:p text:style-name="P62"><text:span text:style-name="T10">לצורך הנוחות, </text:span><text:span text:style-name="T42">נניח שהפסוקים הבאים קשורים ע"י הכמת </text:span><text:span text:style-name="T42"><draw:g text:anchor-type="as-char" svg:y="-0.273cm" draw:z-index="140" draw:name="Shape52" draw:style-name="gr1"><svg:title>TexMaths</svg:title><svg:desc>11§display§\forall r \in A§svg§600§FALSE§</svg:desc><draw:path draw:style-name="gr2" draw:text-style-name="P106" svg:width="1.109cm" svg:height="0.25cm" svg:x="0.021cm" svg:y="0.02cm" svg:viewBox="0 0 1110 251" svg:d="M555 251c-186 0-370 0-555 0 0-84 0-167 0-251 369 0 740 0 1110 0 0 84 0 167 0 251-185 0-370 0-555 0z"><text:p/></draw:path><draw:path draw:style-name="gr3" draw:text-style-name="P107" svg:width="0.213cm" svg:height="0.274cm" svg:x="0.001cm" svg:y="0.012cm" svg:viewBox="0 0 214 275" svg:d="M213 14c1-4 1-4 1-6 0-5-2-8-7-8s-7 4-9 9c-11 28-21 56-32 85-40 0-78 0-118 0-11-29-21-57-32-85-1-6-3-9-8-9-4 0-8 3-8 8 0 1 0 1 2 6 32 84 65 168 97 251 2 6 3 10 9 10 5 0 6-4 9-9 31-83 64-168 96-252zM55 109c35 0 70 0 106 0-18 45-36 91-53 136-18-45-35-91-53-136z"><text:p/></draw:path><draw:path draw:style-name="gr3" draw:text-style-name="P107" svg:width="0.156cm" svg:height="0.173cm" svg:x="0.227cm" svg:y="0.108cm" svg:viewBox="0 0 157 174" svg:d="M23 147c-1 6-3 14-3 16 0 8 5 11 11 11 4 0 12-3 14-11 1-2 14-53 15-60 4-13 10-39 13-50 2-5 13-23 22-32 3-2 14-12 30-12 10 0 11 3 17 4-12 2-20 11-20 21 0 7 3 14 14 14 10 0 21-9 21-23 0-13-12-25-32-25-25 0-41 19-49 30-3-18-17-30-35-30s-25 15-29 22c-7 13-12 36-12 37 0 5 4 5 5 5 4 0 5-1 7-10 7-26 14-45 28-45 6 0 12 3 12 17 0 8-1 13-6 32-8 30-15 60-23 89z"><text:p/></draw:path><draw:path draw:style-name="gr3" draw:text-style-name="P107" svg:width="0.193cm" svg:height="0.221cm" svg:x="0.54cm" svg:y="0.071cm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107" svg:width="0.264cm" svg:height="0.274cm" svg:x="0.885cm" svg:y="0cm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5 42 8 84 12 126-29 0-58 0-88 0z"><text:p/></draw:path></draw:g></text:span><text:span text:style-name="T10">. </text:span>במילים אחרות, צ.ל. <draw:g text:anchor-type="as-char" svg:y="-0.33cm" draw:z-index="47" draw:name="Shape53" draw:style-name="gr1"><svg:title>TexMaths</svg:title><svg:desc>11§display§r^n + \tfrac{1}{r^n} \in \mathbb{Z}§svg§600§FALSE§</svg:desc><draw:path draw:style-name="gr2" draw:text-style-name="P106" svg:width="1.977cm" svg:height="0.425cm" svg:x="0.01cm" svg:y="0.018cm" svg:viewBox="0 0 1978 426" svg:d="M0 0c660 0 1318 0 1978 0 0 142 0 284 0 426-660 0-1318 0-1978 0 0-142 0-284 0-426z"><text:p/></draw:path><draw:path draw:style-name="gr3" draw:text-style-name="P107" svg:width="0.156cm" svg:height="0.174cm" svg:x="0.001cm" svg:y="0.161cm" svg:viewBox="0 0 157 175" svg:d="M23 147c-1 6-3 15-3 17 0 6 5 11 11 11 4 0 11-3 14-11 1-2 14-54 15-62 4-12 10-39 13-49 2-6 12-23 22-32 3-2 14-12 30-12 10 0 16 4 17 4-12 2-21 11-21 21 0 7 4 13 15 13 10 0 21-9 21-22 0-14-12-25-32-25-25 0-41 19-49 30-3-18-17-30-35-30s-26 15-29 22c-7 13-12 36-12 37 0 4 3 3 4 4 5 0 5 0 7-9 7-28 14-45 29-45 6 0 12 2 12 17 0 8-1 12-7 32-8 30-14 60-22 89z"><text:p/></draw:path><draw:path draw:style-name="gr3" draw:text-style-name="P107" svg:width="0.164cm" svg:height="0.121cm" svg:x="0.188cm" svg:y="0.053cm" svg:viewBox="0 0 165 122" svg:d="M20 102c-1 4-2 10-2 11 0 6 4 9 8 9 6 0 9-4 11-6 3-3 4-12 5-17 1-6 4-18 6-24 1-6 4-12 5-19 2-11 3-13 11-24 7-10 21-24 40-24 16 0 16 13 16 18 0 17-11 47-16 58-3 7-4 10-4 14 0 14 12 24 26 24 27 0 39-37 39-42 0-3-3-3-4-3-4 0-5 1-6 4-5 22-18 33-29 33-5 0-6-4-6-9 0-7 1-10 6-22 4-8 15-37 15-52 0-27-21-31-35-31-22 0-38 13-47 24-1-18-17-24-28-24-12 0-18 9-21 14-7 10-10 26-10 27 0 4 3 4 4 4 4 0 5-1 6-9 4-15 10-28 20-28 7 0 8 5 8 13 0 5-2 14-3 22-2 6-5 19-6 24-4 11-6 23-9 35z"><text:p/></draw:path><draw:path draw:style-name="gr3" draw:text-style-name="P107" svg:width="0.256cm" svg:height="0.254cm" svg:x="0.493cm" svg:y="0.107cm" svg:viewBox="0 0 257 255" svg:d="M136 135c37 0 72 0 108 0 6 0 13 0 13-7 0-8-7-8-13-8-36 0-71 0-108 0 0-36 0-72 0-108 0-5 0-12-7-12-8 0-8 7-8 12 0 36 0 72 0 108-36 0-72 0-108 0-5 0-13 0-13 8 0 7 8 7 13 7 36 0 72 0 108 0 0 36 0 72 0 107 0 5 0 13 8 13 7 0 7-8 7-13 0-35 0-71 0-107z"><text:p/></draw:path><draw:path draw:style-name="gr3" draw:text-style-name="P107" svg:width="0.097cm" svg:height="0.178cm" svg:x="1.026cm" svg:y="0cm" svg:viewBox="0 0 98 179" svg:d="M60 8c0-8 0-8-7-8-18 17-42 18-53 18 0 3 0 6 0 9 7 0 24 0 38-7 0 46 0 91 0 137 0 9 0 12-26 12-3 0-7 0-10 0 0 4 0 7 0 10 5 0 38-1 47-1s43 1 49 1c0-3 0-6 0-10-3 0-7 0-10 0-28 0-28-3-28-12 0-50 0-100 0-149z"><text:p/></draw:path><draw:path draw:style-name="gr3" draw:text-style-name="P107" svg:width="0.34cm" svg:height="0.014cm" svg:x="0.904cm" svg:y="0.227cm" svg:viewBox="0 0 341 15" svg:d="M0 0c113 0 228 0 341 0 0 6 0 10 0 15-113 0-228 0-341 0 0-5 0-9 0-15z"><text:p/></draw:path><draw:path draw:style-name="gr3" draw:text-style-name="P107" svg:width="0.125cm" svg:height="0.121cm" svg:x="0.916cm" svg:y="0.343cm" svg:viewBox="0 0 126 122" svg:d="M52 65c0-1 6-27 6-28 1-2 9-15 18-22 2-2 10-7 21-7 3 0 10 1 15 4-9 2-12 10-12 14 0 7 4 10 11 10s15-4 15-16c0-13-15-20-28-20-14 0-27 7-39 20-4-17-21-20-27-20-10 0-18 7-21 14-7 10-11 27-11 28 0 3 4 3 5 3 4 0 4-1 6-8 4-16 9-29 20-29 6 0 9 6 9 13 0 5-3 15-5 23-2 7-4 18-5 24-4 11-6 22-9 34-1 4-3 10-3 11 0 7 5 9 9 9s9-2 11-8c2-2 5-13 6-21 2-9 5-18 8-28z"><text:p/></draw:path><draw:path draw:style-name="gr3" draw:text-style-name="P107" svg:width="0.134cm" svg:height="0.086cm" svg:x="1.072cm" svg:y="0.3cm" svg:viewBox="0 0 135 87" svg:d="M20 66c-1 6-4 13-4 14 0 5 4 7 8 7 2 0 7-1 9-6 0-1 2-9 3-15 7-26 7-26 8-28 2-4 16-31 40-31 9 0 13 5 13 14 0 11-8 31-12 42-1 2-3 4-3 7 0 10 10 17 21 17 21 0 32-24 32-30 0-2-3-2-4-2-3 0-3 1-5 4-3 11-13 21-22 21-4 0-5-2-5-6 0-5 0-7 2-10 3-8 12-30 12-41 0-14-10-23-28-23s-30 11-37 19c-1-16-16-19-23-19-20 0-16 20-25 30 0 3 3 3 4 3 4 0 4-1 5-4 2-11 6-22 15-22 7 0 8 6 8 9 0 4-2 10-3 16-2 5-4 13-5 17-1 6-3 12-4 17z"><text:p/></draw:path><draw:path draw:style-name="gr3" draw:text-style-name="P107" svg:width="0.193cm" svg:height="0.222cm" svg:x="1.43cm" svg:y="0.122cm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" draw:text-style-name="P107" svg:width="0.234cm" svg:height="0.262cm" svg:x="1.773cm" svg:y="0.067cm" svg:viewBox="0 0 235 263" svg:d="M220 13c3-4 3-5 3-6 0-7-5-7-12-7-59 0-118 0-177 0-13 0-13 1-14 11-2 18-4 34-6 52 0 2-1 3-1 5 0 6 5 7 8 7s5-2 6-6c2-8 5-26 29-40 22-15 48-16 62-16 11 0 21 0 32 0-49 78-97 158-146 236-4 5-4 5-4 6 0 8 7 8 13 8 66 0 133 0 199 0 11 0 11-1 13-11 4-24 7-50 10-75 0-4-3-6-6-6-6 0-7 3-8 11-7 31-36 67-91 67-19 0-37 0-55 0 48-78 97-158 145-236zM33 13c7 0 14 0 21 0-11 7-18 13-22 18 0-6 1-12 1-18zM165 13c13 0 26 0 40 0-49 78-98 158-147 236-13 0-25 0-38 0 48-78 97-158 145-236zM186 249c11-6 21-15 30-25-2 8-3 11-4 25-9 0-17 0-26 0z"><text:p/></draw:path></draw:g>. נפשט <text:span text:style-name="T11">בעזרת הזהות שניתנה כחלק מהתרגיל</text:span>:</text:p>
                  <text:p text:style-name="P16"><text:soft-page-break/><draw:g text:anchor-type="as-char" svg:y="-0.799cm" draw:z-index="145" draw:name="Shape54" draw:style-name="gr1"><svg:title>TexMaths</svg:title><svg:desc>11§latex§\begin{align*}
  r^{(n - 1) + 1} + (r^{-1})^{(n - 1) + 1} &amp;= (r^{n - 1} + (r^{-1})^{n - 1})(r + r^{-1}) - r^{n - 1} \cdot r^{-1} - r \cdot (r^{-1})^{n - 1} \\
  &amp;= \left(r^{n - 1} + \frac{1\left}{r^{n - 1}}\right)\left(r + \frac{1}{r}\right) - \frac{r^{n - 1}}{r} - \frac{r}{r^{n - 1}}
\end{align*}§svg§600§FALSE§</svg:desc><draw:path draw:style-name="gr2" draw:text-style-name="P106" svg:width="13.683cm" svg:height="1.557cm" svg:x="0.01cm" svg:y="0.021cm" svg:viewBox="0 0 13684 1558" svg:d="M6842 1558c-2281 0-4562 0-6842 0 0-519 0-1039 0-1558 4561 0 9123 0 13684 0 0 519 0 1039 0 1558-2281 0-4561 0-6842 0z"><text:p/></draw:path><draw:path draw:style-name="gr3" draw:text-style-name="P107" svg:width="0.156cm" svg:height="0.175cm" svg:x="0.001cm" svg:y="0.194cm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4 0 6-9 7-28 14-46 28-46 6 0 12 3 12 17 0 9-1 14-6 33-7 30-15 60-23 89z"><text:p/></draw:path><draw:path draw:style-name="gr3" draw:text-style-name="P107" svg:width="0.069cm" svg:height="0.27cm" svg:x="0.207cm" svg:y="0.001cm" svg:viewBox="0 0 70 271" svg:d="M65 0c-52 36-65 93-65 135 0 39 11 97 65 136 2 0 5 0 5-4 0-2-1-2-3-4-35-32-48-78-48-128 0-72 27-109 49-128 1-2 2-3 2-4 0-3-3-3-5-3z"><text:p/></draw:path><draw:path draw:style-name="gr3" draw:text-style-name="P107" svg:width="0.164cm" svg:height="0.121cm" svg:x="0.309cm" svg:y="0.085cm" svg:viewBox="0 0 165 122" svg:d="M20 102c-1 4-1 8-2 11 0 7 4 9 8 9 6 0 10-3 11-5 2-3 4-11 5-18 2-4 4-18 6-24s4-11 5-18c3-11 3-13 11-24s21-25 41-25c15 0 16 14 16 18 0 17-12 47-16 59-4 7-5 10-5 14 0 14 12 23 27 23 26 0 38-37 38-41s-3-4-4-4c-4 0-4 2-5 4-6 22-18 33-28 33-7 0-8-3-8-8 0-7 2-10 7-22 3-9 14-38 14-53 0-27-21-31-35-31-22 0-38 14-45 25-3-18-19-25-30-25s-18 9-21 14c-7 11-10 27-10 28 0 3 3 3 4 3 5 0 5-1 7-8 3-16 9-29 19-29 7 0 10 6 10 13 0 5-3 15-5 23-2 7-5 18-6 24-4 11-6 23-9 34z"><text:p/></draw:path><draw:path draw:style-name="gr3" draw:text-style-name="P107" svg:width="0.182cm" svg:height="0.012cm" svg:x="0.517cm" svg:y="0.132cm" svg:viewBox="0 0 183 13" svg:d="M172 13c4 0 11 0 11-6 0-7-7-7-11-7-54 0-108 0-162 0-3 0-10 0-10 7 0 6 6 6 10 6 54 0 108 0 162 0z"><text:p/></draw:path><draw:path draw:style-name="gr3" draw:text-style-name="P107" svg:width="0.097cm" svg:height="0.179cm" svg:x="0.759cm" svg:y="0.024cm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107" svg:width="0.069cm" svg:height="0.27cm" svg:x="0.902cm" svg:y="0.001cm" svg:viewBox="0 0 70 271" svg:d="M6 0c-3 0-6 0-6 3 0 1 1 2 2 5 24 21 50 57 50 127 0 56-18 99-46 126-5 4-6 5-6 6s1 4 3 4c4 0 30-18 48-52 12-22 19-52 19-84 0-37-11-97-64-135z"><text:p/></draw:path><draw:path draw:style-name="gr3" draw:text-style-name="P107" svg:width="0.198cm" svg:height="0.199cm" svg:x="1.023cm" svg:y="0.037cm" svg:viewBox="0 0 199 200" svg:d="M107 107c27 0 55 0 82 0 4 0 10 0 10-7s-6-7-10-7c-27 0-55 0-82 0 0-27 0-55 0-82 0-4 0-11-7-11-8 0-8 7-8 11 0 27 0 55 0 82-27 0-55 0-82 0-3 0-10 0-10 7s6 7 10 7c27 0 55 0 82 0 0 27 0 56 0 83 0 4 0 10 7 10 8 0 8-6 8-10 0-27 0-56 0-83z"><text:p/></draw:path><draw:path draw:style-name="gr3" draw:text-style-name="P107" svg:width="0.098cm" svg:height="0.179cm" svg:x="1.271cm" svg:y="0.024cm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107" svg:width="0.255cm" svg:height="0.256cm" svg:x="1.523cm" svg:y="0.139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107" svg:width="0.089cm" svg:height="0.386cm" svg:x="1.925cm" svg:y="0.074cm" svg:viewBox="0 0 90 387" svg:d="M90 383c0-1 0-3-6-9-49-49-61-121-61-180 0-68 14-135 62-183 5-4 5-6 5-7 0-3-2-4-4-4-3 0-39 26-62 76-18 42-24 85-24 118 0 29 4 77 25 120 25 48 58 73 61 73 2 0 4-1 4-4z"><text:p/></draw:path><draw:path draw:style-name="gr3" draw:text-style-name="P107" svg:width="0.156cm" svg:height="0.175cm" svg:x="2.048cm" svg:y="0.194cm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3 0 6-9 7-28 14-46 28-46 6 0 12 3 12 17 0 9-1 14-7 33-8 30-14 60-22 89z"><text:p/></draw:path><draw:path draw:style-name="gr3" draw:text-style-name="P107" svg:width="0.182cm" svg:height="0.012cm" svg:x="2.252cm" svg:y="0.132cm" svg:viewBox="0 0 183 13" svg:d="M173 13c3 0 10 0 10-6 0-7-6-7-10-7-54 0-108 0-162 0-4 0-11 0-11 7 0 6 7 6 11 6 54 0 108 0 162 0z"><text:p/></draw:path><draw:path draw:style-name="gr3" draw:text-style-name="P107" svg:width="0.097cm" svg:height="0.179cm" svg:x="2.494cm" svg:y="0.024cm" svg:viewBox="0 0 98 180" svg:d="M62 8c0-7-1-8-9-8-18 18-42 18-53 18 0 3 0 6 0 9 7 0 24 0 40-7 0 46 0 92 0 138 0 9 0 12-28 12-3 0-6 0-10 0 0 4 0 7 0 10 5-1 38-1 48-1 8 0 42 0 48 1 0-3 0-6 0-10-3 0-7 0-10 0-26 0-26-3-26-12 0-50 0-100 0-150z"><text:p/></draw:path><draw:path draw:style-name="gr3" draw:text-style-name="P107" svg:width="0.088cm" svg:height="0.386cm" svg:x="2.66cm" svg:y="0.074cm" svg:viewBox="0 0 89 387" svg:d="M89 194c0-31-4-77-25-121-23-48-56-73-61-73-2 0-3 2-3 4 0 1 0 3 7 9 38 39 60 99 60 181 0 66-14 134-63 182-4 4-4 6-4 7 0 2 1 4 3 4 5 0 39-26 62-76 20-43 24-86 24-117z"><text:p/></draw:path><draw:path draw:style-name="gr3" draw:text-style-name="P107" svg:width="0.069cm" svg:height="0.27cm" svg:x="2.82cm" svg:y="0.001cm" svg:viewBox="0 0 70 271" svg:d="M65 0c-52 36-65 93-65 135 0 39 11 97 65 136 2 0 5 0 5-4 0-2-1-2-3-4-35-32-49-78-49-128 0-72 28-109 50-128 1-2 2-3 2-4 0-3-3-3-5-3z"><text:p/></draw:path><draw:path draw:style-name="gr3" draw:text-style-name="P107" svg:width="0.164cm" svg:height="0.121cm" svg:x="2.922cm" svg:y="0.085cm" svg:viewBox="0 0 165 122" svg:d="M20 102c-1 4-1 8-2 11 0 7 4 9 8 9 6 0 10-3 11-5 2-3 4-11 5-18 1-4 4-18 6-24s4-11 5-18c2-11 3-13 11-24s21-25 41-25c15 0 16 14 16 18 0 17-12 47-16 59-4 7-5 10-5 14 0 14 12 23 27 23 26 0 38-37 38-41s-3-4-4-4c-4 0-5 2-5 4-6 22-18 33-29 33-6 0-7-3-7-8 0-7 2-10 7-22 3-9 14-38 14-53 0-27-21-31-35-31-22 0-38 14-47 25-1-18-17-25-28-25s-18 9-21 14c-7 11-10 27-10 28 0 3 3 3 4 3 4 0 5-1 6-8 4-16 10-29 20-29 7 0 9 6 9 13 0 5-2 15-4 23-2 7-5 18-6 24-4 11-6 23-9 34z"><text:p/></draw:path><draw:path draw:style-name="gr3" draw:text-style-name="P107" svg:width="0.182cm" svg:height="0.012cm" svg:x="3.13cm" svg:y="0.132cm" svg:viewBox="0 0 183 13" svg:d="M172 13c4 0 11 0 11-6 0-7-7-7-11-7-54 0-108 0-162 0-4 0-10 0-10 7 0 6 6 6 10 6 54 0 108 0 162 0z"><text:p/></draw:path><draw:path draw:style-name="gr3" draw:text-style-name="P107" svg:width="0.098cm" svg:height="0.179cm" svg:x="3.371cm" svg:y="0.024cm" svg:viewBox="0 0 99 180" svg:d="M62 8c0-7 0-8-8-8-18 18-42 18-54 18 0 3 0 6 0 9 7 0 25 0 40-7 0 46 0 92 0 138 0 9 0 12-28 12-3 0-6 0-10 0 0 4 0 7 0 10 6-1 39-1 49-1 8 0 43 0 48 1 0-3 0-6 0-10-3 0-7 0-10 0-27 0-27-3-27-12 0-50 0-100 0-150z"><text:p/></draw:path><draw:path draw:style-name="gr3" draw:text-style-name="P107" svg:width="0.069cm" svg:height="0.27cm" svg:x="3.515cm" svg:y="0.001cm" svg:viewBox="0 0 70 271" svg:d="M6 0c-3 0-6 0-6 3 0 1 1 2 2 5 24 21 50 57 50 127 0 56-18 99-46 126-6 4-6 5-6 6s1 4 3 4c4 0 30-18 48-52 12-22 19-52 19-84 0-37-11-97-64-135z"><text:p/></draw:path><draw:path draw:style-name="gr3" draw:text-style-name="P107" svg:width="0.198cm" svg:height="0.199cm" svg:x="3.636cm" svg:y="0.037cm" svg:viewBox="0 0 199 200" svg:d="M106 107c27 0 56 0 83 0 4 0 10 0 10-7s-6-7-10-7c-27 0-56 0-83 0 0-27 0-55 0-82 0-4 0-11-6-11-8 0-8 7-8 11 0 27 0 55 0 82-27 0-55 0-82 0-3 0-10 0-10 7s6 7 10 7c27 0 55 0 82 0 0 27 0 56 0 83 0 4 0 10 7 10s7-6 7-10c0-27 0-56 0-83z"><text:p/></draw:path><draw:path draw:style-name="gr3" draw:text-style-name="P107" svg:width="0.098cm" svg:height="0.179cm" svg:x="3.883cm" svg:y="0.024cm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3" draw:text-style-name="P107" svg:width="0.256cm" svg:height="0.089cm" svg:x="4.156cm" svg:y="0.22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089cm" svg:height="0.386cm" svg:x="4.581cm" svg:y="0.074cm" svg:viewBox="0 0 90 387" svg:d="M90 383c0-1 0-3-6-9-49-49-61-121-61-180 0-68 14-135 62-183 5-4 5-6 5-7 0-3-2-4-4-4-3 0-39 26-62 76-20 42-24 85-24 118 0 29 4 77 25 120 25 48 58 73 61 73 2 0 4-1 4-4z"><text:p/></draw:path><draw:path draw:style-name="gr3" draw:text-style-name="P107" svg:width="0.156cm" svg:height="0.175cm" svg:x="4.704cm" svg:y="0.194cm" svg:viewBox="0 0 157 176" svg:d="M23 148c-1 6-3 15-3 17 0 7 5 11 11 11 4 0 12-3 14-11 1-2 14-54 16-62 3-12 9-39 12-49 2-6 13-24 22-32 3-3 14-13 30-13 10 0 11 3 17 4-12 2-20 12-20 22 0 6 5 13 14 13 10 0 21-8 21-23 0-13-12-25-32-25-25 0-41 20-49 30-3-17-17-30-35-30s-26 15-29 22c-6 13-12 36-12 38 0 4 4 4 6 4 3 0 3 0 5-9 7-28 15-46 29-46 6 0 12 3 12 17 0 9-1 14-7 33-8 30-14 60-22 89z"><text:p/></draw:path><draw:path draw:style-name="gr3" draw:text-style-name="P107" svg:width="0.164cm" svg:height="0.121cm" svg:x="4.891cm" svg:y="0.085cm" svg:viewBox="0 0 165 122" svg:d="M20 102c-1 4-1 8-2 11 0 7 4 9 8 9 6 0 10-3 11-5 2-3 4-11 5-18 2-4 4-18 6-24s4-11 5-18c3-11 3-13 11-24s21-25 41-25c15 0 16 14 16 18 0 17-12 47-16 59-4 7-5 10-5 14 0 14 12 23 27 23 26 0 38-37 38-41s-3-4-4-4c-4 0-4 2-5 4-6 22-18 33-28 33-7 0-8-3-8-8 0-7 2-10 7-22 3-9 14-38 14-53 0-27-21-31-35-31-22 0-38 14-45 25-3-18-19-25-30-25s-18 9-21 14c-7 11-10 27-10 28 0 3 3 3 4 3 5 0 5-1 7-8 3-16 9-29 20-29 6 0 9 6 9 13 0 5-3 15-5 23-2 7-4 18-6 24-4 11-6 23-9 34z"><text:p/></draw:path><draw:path draw:style-name="gr3" draw:text-style-name="P107" svg:width="0.182cm" svg:height="0.012cm" svg:x="5.099cm" svg:y="0.132cm" svg:viewBox="0 0 183 13" svg:d="M172 13c4 0 11 0 11-6 0-7-7-7-11-7-54 0-107 0-161 0-4 0-11 0-11 7 0 6 6 6 11 6 54 0 107 0 161 0z"><text:p/></draw:path><draw:path draw:style-name="gr3" draw:text-style-name="P107" svg:width="0.097cm" svg:height="0.179cm" svg:x="5.341cm" svg:y="0.024cm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107" svg:width="0.256cm" svg:height="0.256cm" svg:x="5.592cm" svg:y="0.139cm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107" svg:width="0.088cm" svg:height="0.386cm" svg:x="5.995cm" svg:y="0.074cm" svg:viewBox="0 0 89 387" svg:d="M89 383c0-1 0-3-6-9-49-49-61-121-61-180 0-68 14-135 63-183 4-4 4-6 4-7 0-3-1-4-3-4-5 0-39 26-62 76-20 42-24 85-24 118 0 29 4 77 25 120 23 48 56 73 61 73 2 0 3-1 3-4z"><text:p/></draw:path><draw:path draw:style-name="gr3" draw:text-style-name="P107" svg:width="0.156cm" svg:height="0.175cm" svg:x="6.119cm" svg:y="0.194cm" svg:viewBox="0 0 157 176" svg:d="M23 148c-2 6-4 15-4 17 0 7 5 11 12 11 4 0 11-3 14-11 0-2 13-54 16-62 2-12 9-39 12-49 1-6 12-24 22-32 2-3 14-13 30-13 10 0 10 3 16 4-11 2-20 12-20 22 0 6 3 13 14 13 10 0 22-8 22-23 0-13-12-25-32-25-25 0-42 20-49 30-3-17-18-30-35-30-18 0-26 15-29 22-8 13-12 36-12 38 0 4 3 4 4 4 5 0 5 0 7-9 7-28 14-46 29-46 6 0 12 3 12 17 0 9-2 14-7 33-8 30-14 60-22 89z"><text:p/></draw:path><draw:path draw:style-name="gr3" draw:text-style-name="P107" svg:width="0.183cm" svg:height="0.012cm" svg:x="6.321cm" svg:y="0.132cm" svg:viewBox="0 0 184 13" svg:d="M173 13c4 0 11 0 11-6 0-7-7-7-11-7-54 0-108 0-162 0-4 0-11 0-11 7 0 6 7 6 11 6 54 0 108 0 162 0z"><text:p/></draw:path><draw:path draw:style-name="gr3" draw:text-style-name="P107" svg:width="0.098cm" svg:height="0.179cm" svg:x="6.563cm" svg:y="0.024cm" svg:viewBox="0 0 99 180" svg:d="M62 8c0-7-1-8-8-8-18 18-43 18-54 18 0 3 0 6 0 9 7 0 25 0 40-7 0 46 0 92 0 138 0 9 0 12-28 12-3 0-6 0-10 0 0 4 0 7 0 10 6-1 39-1 49-1 8 0 41 0 48 1 0-3 0-6 0-10-3 0-7 0-10 0-27 0-27-3-27-12 0-50 0-100 0-150z"><text:p/></draw:path><draw:path draw:style-name="gr3" draw:text-style-name="P107" svg:width="0.089cm" svg:height="0.386cm" svg:x="6.729cm" svg:y="0.074cm" svg:viewBox="0 0 90 387" svg:d="M90 194c0-31-4-77-25-121-24-48-57-73-61-73-2 0-4 2-4 4 0 1 0 3 8 9 37 39 59 99 59 181 0 66-14 134-61 182-6 4-6 6-6 7 0 2 2 4 4 4 4 0 39-26 62-76 20-43 24-86 24-117z"><text:p/></draw:path><draw:path draw:style-name="gr3" draw:text-style-name="P107" svg:width="0.165cm" svg:height="0.121cm" svg:x="6.869cm" svg:y="0.085cm" svg:viewBox="0 0 166 122" svg:d="M21 102c-1 4-2 8-3 11 0 7 5 9 10 9 4 0 7-3 9-5 3-3 5-11 6-18 1-4 4-18 5-24 3-6 4-11 5-18 3-11 4-13 12-24s20-25 41-25c15 0 15 14 15 18 0 17-11 47-15 59-4 7-5 10-5 14 0 14 12 23 26 23 27 0 39-37 39-41s-3-4-4-4c-5 0-5 2-6 4-6 22-17 33-28 33-6 0-7-3-7-8 0-7 1-10 7-22 3-9 14-38 14-53 0-27-21-31-35-31-23 0-39 14-46 25-3-18-18-25-29-25-12 0-19 9-22 14-6 11-10 27-10 28 0 3 4 3 6 3 3 0 3-1 5-8 4-16 9-29 20-29 6 0 9 6 9 13 0 5-3 15-5 23-2 7-4 18-5 24-4 11-6 23-9 34z"><text:p/></draw:path><draw:path draw:style-name="gr3" draw:text-style-name="P107" svg:width="0.182cm" svg:height="0.012cm" svg:x="7.077cm" svg:y="0.132cm" svg:viewBox="0 0 183 13" svg:d="M173 13c4 0 10 0 10-6 0-7-6-7-10-7-54 0-108 0-162 0-4 0-11 0-11 7 0 6 7 6 11 6 54 0 108 0 162 0z"><text:p/></draw:path><draw:path draw:style-name="gr3" draw:text-style-name="P107" svg:width="0.098cm" svg:height="0.179cm" svg:x="7.319cm" svg:y="0.024cm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3" draw:text-style-name="P107" svg:width="0.088cm" svg:height="0.386cm" svg:x="7.485cm" svg:y="0.074cm" svg:viewBox="0 0 89 387" svg:d="M89 194c0-31-3-77-25-121-23-48-56-73-61-73-2 0-3 2-3 4 0 1 0 3 8 9 37 39 59 99 59 181 0 66-14 134-63 182-4 4-4 6-4 7 0 2 1 4 3 4 5 0 40-26 62-76 20-43 24-86 24-117z"><text:p/></draw:path><draw:path draw:style-name="gr3" draw:text-style-name="P107" svg:width="0.089cm" svg:height="0.386cm" svg:x="7.651cm" svg:y="0.074cm" svg:viewBox="0 0 90 387" svg:d="M90 383c0-1 0-3-6-9-49-49-61-121-61-180 0-68 14-135 62-183 5-4 5-6 5-7 0-3-2-4-4-4-3 0-39 26-62 76-18 42-24 85-24 118 0 29 4 77 26 120 24 48 57 73 60 73 2 0 4-1 4-4z"><text:p/></draw:path><draw:path draw:style-name="gr3" draw:text-style-name="P107" svg:width="0.156cm" svg:height="0.175cm" svg:x="7.774cm" svg:y="0.194cm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3 0 6-9 7-28 14-46 28-46 6 0 12 3 12 17 0 9-1 14-6 33-7 30-15 60-23 89z"><text:p/></draw:path><draw:path draw:style-name="gr3" draw:text-style-name="P107" svg:width="0.256cm" svg:height="0.256cm" svg:x="8.056cm" svg:y="0.139cm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107" svg:width="0.156cm" svg:height="0.175cm" svg:x="8.432cm" svg:y="0.194cm" svg:viewBox="0 0 157 176" svg:d="M23 148c-1 6-3 15-3 17 0 7 5 11 11 11 4 0 12-3 14-11 1-2 14-54 16-62 3-12 9-39 12-49 2-6 13-24 22-32 3-3 14-13 30-13 10 0 16 4 17 4-12 2-20 12-20 22 0 6 3 13 14 13 10 0 21-8 21-23 0-13-12-25-32-25-25 0-41 20-49 30-3-17-17-30-35-30s-26 15-29 22c-6 13-12 36-12 38 0 4 3 3 4 4 5 0 5 0 7-9 7-28 14-46 29-46 6 0 12 3 12 17 0 9-1 14-7 33-8 30-14 60-22 89z"><text:p/></draw:path><draw:path draw:style-name="gr3" draw:text-style-name="P107" svg:width="0.182cm" svg:height="0.012cm" svg:x="8.636cm" svg:y="0.132cm" svg:viewBox="0 0 183 13" svg:d="M172 13c4 0 11 0 11-6 0-7-6-7-11-7-54 0-107 0-161 0-4 0-11 0-11 7 0 6 7 6 11 6 54 0 107 0 161 0z"><text:p/></draw:path><draw:path draw:style-name="gr3" draw:text-style-name="P107" svg:width="0.097cm" svg:height="0.179cm" svg:x="8.878cm" svg:y="0.024cm" svg:viewBox="0 0 98 180" svg:d="M61 8c0-7 0-8-8-8-18 18-42 18-53 18 0 3 0 6 0 9 7 0 24 0 39-7 0 46 0 92 0 138 0 9 0 12-27 12-3 0-6 0-10 0 0 4 0 7 0 10 5-1 38-1 48-1 8 0 42 0 48 1 0-3 0-6 0-10-3 0-7 0-10 0-27 0-27-3-27-12 0-50 0-100 0-150z"><text:p/></draw:path><draw:path draw:style-name="gr3" draw:text-style-name="P107" svg:width="0.088cm" svg:height="0.386cm" svg:x="9.044cm" svg:y="0.074cm" svg:viewBox="0 0 89 387" svg:d="M89 194c0-31-4-77-25-121-23-48-56-73-61-73-2 0-3 2-3 4 0 1 0 3 7 9 38 39 60 99 60 181 0 66-14 134-63 182-4 4-4 6-4 7 0 2 1 4 3 4 5 0 39-26 62-76 20-43 24-86 24-117z"><text:p/></draw:path><draw:path draw:style-name="gr3" draw:text-style-name="P107" svg:width="0.234cm" svg:height="0.014cm" svg:x="9.29cm" svg:y="0.261cm" svg:viewBox="0 0 235 15" svg:d="M222 15c7 0 13 0 13-7 0-8-6-8-13-8-69 0-139 0-209 0-6 0-13 0-13 8 0 7 7 7 13 7 70 0 140 0 209 0z"><text:p/></draw:path><draw:path draw:style-name="gr3" draw:text-style-name="P107" svg:width="0.156cm" svg:height="0.175cm" svg:x="9.655cm" svg:y="0.194cm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107" svg:width="0.164cm" svg:height="0.121cm" svg:x="9.842cm" svg:y="0.085cm" svg:viewBox="0 0 165 122" svg:d="M20 102c-1 4-1 8-2 11 0 7 4 9 8 9 5 0 9-3 11-5 3-3 4-11 5-18 1-4 4-18 5-24 3-6 4-11 6-18 2-11 3-13 11-24s20-25 41-25c15 0 15 14 15 18 0 17-11 47-15 59-4 7-5 10-5 14 0 14 12 23 27 23 26 0 38-37 38-41s-3-4-4-4c-4 0-5 2-6 4-5 22-17 33-28 33-6 0-7-3-7-8 0-7 1-10 7-22 3-9 14-38 14-53 0-27-21-31-35-31-23 0-38 14-47 25-1-18-17-25-28-25-12 0-18 9-21 14-7 11-10 27-10 28 0 3 3 3 4 3 4 0 5-1 6-8 4-16 10-29 20-29 7 0 9 6 9 13 0 5-4 15-5 23-2 7-4 18-5 24-4 11-6 23-9 34z"><text:p/></draw:path><draw:path draw:style-name="gr3" draw:text-style-name="P107" svg:width="0.183cm" svg:height="0.012cm" svg:x="10.049cm" svg:y="0.132cm" svg:viewBox="0 0 184 13" svg:d="M173 13c4 0 11 0 11-6 0-7-7-7-11-7-54 0-108 0-162 0-4 0-11 0-11 7 0 6 7 6 11 6 54 0 108 0 162 0z"><text:p/></draw:path><draw:path draw:style-name="gr3" draw:text-style-name="P107" svg:width="0.098cm" svg:height="0.179cm" svg:x="10.291cm" svg:y="0.024cm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107" svg:width="0.041cm" svg:height="0.041cm" svg:x="10.554cm" svg:y="0.246cm" svg:viewBox="0 0 42 42" svg:d="M42 21c0-11-10-21-21-21s-21 10-21 21 10 21 21 21 21-10 21-21z"><text:p/></draw:path><draw:path draw:style-name="gr3" draw:text-style-name="P107" svg:width="0.156cm" svg:height="0.175cm" svg:x="10.726cm" svg:y="0.194cm" svg:viewBox="0 0 157 176" svg:d="M23 148c-1 6-3 15-3 17 0 7 5 11 11 11 4 0 11-3 14-11 1-2 14-54 16-62 3-12 9-39 12-49 2-6 12-24 22-32 3-3 14-13 30-13 10 0 16 4 17 4-12 2-21 12-21 22 0 6 4 13 15 13 10 0 21-8 21-23 0-13-12-25-32-25-25 0-41 20-49 30-3-17-17-30-35-30s-26 15-29 22c-6 13-12 36-12 38 0 4 3 3 4 4 5 0 5 0 7-9 7-28 14-46 29-46 6 0 12 3 12 17 0 9-1 14-7 33-8 30-14 60-22 89z"><text:p/></draw:path><draw:path draw:style-name="gr3" draw:text-style-name="P107" svg:width="0.182cm" svg:height="0.012cm" svg:x="10.929cm" svg:y="0.132cm" svg:viewBox="0 0 183 13" svg:d="M172 13c4 0 11 0 11-6 0-7-7-7-11-7-54 0-107 0-161 0-4 0-11 0-11 7 0 6 6 6 11 6 54 0 107 0 161 0z"><text:p/></draw:path><draw:path draw:style-name="gr3" draw:text-style-name="P107" svg:width="0.097cm" svg:height="0.179cm" svg:x="11.171cm" svg:y="0.024cm" svg:viewBox="0 0 98 180" svg:d="M61 8c0-7 0-8-8-8-18 18-42 18-53 18 0 3 0 6 0 9 7 0 24 0 39-7 0 46 0 92 0 138 0 9 0 12-27 12-3 0-8 0-11 0 0 4 0 7 0 10 6-1 39-1 49-1 8 0 42 0 48 1 0-3 0-6 0-10-3 0-7 0-10 0-27 0-27-3-27-12 0-50 0-100 0-150z"><text:p/></draw:path><draw:path draw:style-name="gr3" draw:text-style-name="P107" svg:width="0.234cm" svg:height="0.014cm" svg:x="11.433cm" svg:y="0.261cm" svg:viewBox="0 0 235 15" svg:d="M222 15c7 0 13 0 13-7 0-8-6-8-13-8-69 0-139 0-209 0-6 0-13 0-13 8 0 7 7 7 13 7 70 0 140 0 209 0z"><text:p/></draw:path><draw:path draw:style-name="gr3" draw:text-style-name="P107" svg:width="0.156cm" svg:height="0.175cm" svg:x="11.798cm" svg:y="0.194cm" svg:viewBox="0 0 157 176" svg:d="M23 148c-1 6-3 15-3 17 0 7 5 11 11 11 4 0 12-3 14-11 1-2 14-54 16-62 3-12 9-39 12-49 2-6 13-24 22-32 3-3 14-13 30-13 10 0 16 4 17 4-12 2-20 12-20 22 0 6 3 13 14 13 10 0 21-8 21-23 0-13-12-25-32-25-25 0-41 20-49 30-3-17-17-30-35-30s-26 15-29 22c-6 13-12 36-12 38 0 4 3 3 4 4 5 0 5 0 7-9 7-28 14-46 29-46 6 0 12 3 12 17 0 9-1 14-7 33-8 30-14 60-22 89z"><text:p/></draw:path><draw:path draw:style-name="gr3" draw:text-style-name="P107" svg:width="0.04cm" svg:height="0.041cm" svg:x="12.092cm" svg:y="0.246cm" svg:viewBox="0 0 41 42" svg:d="M41 21c0-11-10-21-21-21s-20 10-20 21 9 21 20 21 21-10 21-21z"><text:p/></draw:path><draw:path draw:style-name="gr3" draw:text-style-name="P107" svg:width="0.088cm" svg:height="0.386cm" svg:x="12.29cm" svg:y="0.074cm" svg:viewBox="0 0 89 387" svg:d="M89 383c0-1 0-3-6-9-48-49-61-121-61-180 0-68 15-135 63-183 4-4 4-6 4-7 0-3-1-4-3-4-5 0-39 26-62 76-20 42-24 85-24 118 0 29 4 77 25 120 23 48 56 73 61 73 2 0 3-1 3-4z"><text:p/></draw:path><draw:path draw:style-name="gr3" draw:text-style-name="P107" svg:width="0.156cm" svg:height="0.175cm" svg:x="12.413cm" svg:y="0.194cm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107" svg:width="0.182cm" svg:height="0.012cm" svg:x="12.617cm" svg:y="0.132cm" svg:viewBox="0 0 183 13" svg:d="M172 13c4 0 11 0 11-6 0-7-7-7-11-7-54 0-107 0-161 0-4 0-11 0-11 7 0 6 6 6 11 6 54 0 107 0 161 0z"><text:p/></draw:path><draw:path draw:style-name="gr3" draw:text-style-name="P107" svg:width="0.097cm" svg:height="0.179cm" svg:x="12.859cm" svg:y="0.024cm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107" svg:width="0.089cm" svg:height="0.386cm" svg:x="13.024cm" svg:y="0.074cm" svg:viewBox="0 0 90 387" svg:d="M90 194c0-31-4-77-25-121-23-48-57-73-61-73-2 0-4 2-4 4 0 1 0 3 8 9 38 39 60 99 60 181 0 66-14 134-62 182-6 4-6 6-6 7 0 2 2 4 4 4 4 0 39-26 62-76 20-43 24-86 24-117z"><text:p/></draw:path><draw:path draw:style-name="gr3" draw:text-style-name="P107" svg:width="0.164cm" svg:height="0.121cm" svg:x="13.166cm" svg:y="0.085cm" svg:viewBox="0 0 165 122" svg:d="M20 102c-1 4-1 8-2 11 0 7 4 9 8 9 5 0 9-3 11-5 3-3 4-11 5-18 1-4 4-18 5-24 3-6 4-11 6-18 2-11 3-13 11-24s20-25 41-25c15 0 15 14 15 18 0 17-11 47-15 59-4 7-5 10-5 14 0 14 12 23 27 23 26 0 38-37 38-41s-3-4-4-4c-4 0-5 2-6 4-5 22-17 33-28 33-6 0-7-3-7-8 0-7 1-10 7-22 3-9 14-38 14-53 0-27-21-31-35-31-23 0-38 14-47 25-1-18-17-25-28-25-12 0-18 9-22 14-6 11-9 27-9 28 0 3 3 3 4 3 4 0 4-1 6-8 4-16 10-29 20-29 7 0 9 6 9 13 0 5-4 15-5 23-2 7-4 18-5 24-4 11-6 23-9 34z"><text:p/></draw:path><draw:path draw:style-name="gr3" draw:text-style-name="P107" svg:width="0.183cm" svg:height="0.012cm" svg:x="13.372cm" svg:y="0.132cm" svg:viewBox="0 0 184 13" svg:d="M173 13c4 0 11 0 11-6 0-7-7-7-11-7-54 0-108 0-162 0-4 0-11 0-11 7 0 6 7 6 11 6 54 0 108 0 162 0z"><text:p/></draw:path><draw:path draw:style-name="gr3" draw:text-style-name="P107" svg:width="0.098cm" svg:height="0.179cm" svg:x="13.614cm" svg:y="0.024cm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107" svg:width="0.256cm" svg:height="0.09cm" svg:x="4.156cm" svg:y="1.09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107" svg:width="0.188cm" svg:height="0.925cm" svg:x="4.624cm" svg:y="0.673cm" svg:viewBox="0 0 189 926" svg:d="M189 921c0-1 0-2-1-3-14-14-41-39-66-81-63-99-90-225-90-373 0-104 13-239 77-354 31-54 63-86 79-103 1-2 1-2 1-4 0-3-2-3-7-3-6 0-7 0-13 5-129 118-169 295-169 458 0 152 34 305 132 419 8 10 23 25 39 39 4 5 5 5 11 5 5 0 7 0 7-5z"><text:p/></draw:path><draw:path draw:style-name="gr3" draw:text-style-name="P107" svg:width="0.156cm" svg:height="0.174cm" svg:x="4.838cm" svg:y="1.061cm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6-28 14-46 28-46 6 0 12 3 12 17 0 8-1 12-7 32-8 30-14 61-22 90z"><text:p/></draw:path><draw:path draw:style-name="gr3" draw:text-style-name="P107" svg:width="0.164cm" svg:height="0.121cm" svg:x="5.025cm" svg:y="0.955cm" svg:viewBox="0 0 165 122" svg:d="M20 102c-1 4-2 10-2 11 0 6 4 9 8 9 6 0 10-4 11-7 2-3 4-11 5-16 2-6 4-18 6-24s4-12 5-18c3-12 3-14 11-25 8-10 21-24 41-24 15 0 16 13 16 18 0 17-12 47-16 58-3 7-4 9-4 15 0 14 11 23 26 23 26 0 38-37 38-42 0-3-3-3-4-3-4 0-4 1-5 4-6 22-18 33-28 33-7 0-8-4-8-10 0-5 2-9 7-22 3-7 14-36 14-51 0-27-21-31-35-31-22 0-38 13-45 24-3-19-19-24-30-24s-18 8-21 14c-7 10-10 26-10 27 0 4 3 4 4 4 5 0 5-1 7-9 3-15 9-28 20-28 6 0 9 5 9 13 0 4-4 14-5 22-2 6-4 19-6 24-4 12-6 23-9 35z"><text:p/></draw:path><draw:path draw:style-name="gr3" draw:text-style-name="P107" svg:width="0.182cm" svg:height="0.012cm" svg:x="5.233cm" svg:y="0.998cm" svg:viewBox="0 0 183 13" svg:d="M172 13c4 0 11 0 11-6 0-7-7-7-11-7-54 0-107 0-161 0-4 0-11 0-11 7 0 6 6 6 11 6 54 0 107 0 161 0z"><text:p/></draw:path><draw:path draw:style-name="gr3" draw:text-style-name="P107" svg:width="0.097cm" svg:height="0.178cm" svg:x="5.475cm" svg:y="0.895cm" svg:viewBox="0 0 98 179" svg:d="M61 8c0-8 0-8-8-8-18 18-42 18-53 18 0 3 0 6 0 9 7 0 24 0 39-7 0 46 0 91 0 137 0 9 0 12-27 12-3 0-8 0-11 0 0 4 0 7 0 10 6 0 39-1 49-1 8 0 42 1 48 1 0-3 0-6 0-10-3 0-7 0-10 0-27 0-27-3-27-12 0-49 0-100 0-149z"><text:p/></draw:path><draw:path draw:style-name="gr3" draw:text-style-name="P107" svg:width="0.256cm" svg:height="0.256cm" svg:x="5.726cm" svg:y="1.007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107" svg:width="0.127cm" svg:height="0.256cm" svg:x="6.392cm" svg:y="0.715cm" svg:viewBox="0 0 128 257" svg:d="M79 10c0-10 0-10-9-10-24 24-58 24-70 24 0 5 0 8 0 12 8 0 31 0 51-10 0 67 0 133 0 201 0 14-1 18-37 18-4 0-7 0-12 0 0 5 0 8 0 12 13-1 48-1 63-1s48 0 63 1c0-4 0-7 0-12-5 0-9 0-14 0-34 0-35-4-35-18 0-73 0-145 0-217z"><text:p/></draw:path><draw:path draw:style-name="gr3" draw:text-style-name="P107" svg:width="0.79cm" svg:height="0.014cm" svg:x="6.137cm" svg:y="1.128cm" svg:viewBox="0 0 791 15" svg:d="M396 15c-132 0-264 0-396 0 0-5 0-10 0-15 264 0 527 0 791 0 0 5 0 10 0 15-132 0-263 0-395 0z"><text:p/></draw:path><draw:path draw:style-name="gr3" draw:text-style-name="P107" svg:width="0.156cm" svg:height="0.174cm" svg:x="6.148cm" svg:y="1.326cm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6-28 14-46 28-46 6 0 12 3 12 17 0 8-1 12-7 32-8 30-14 61-22 90z"><text:p/></draw:path><draw:path draw:style-name="gr3" draw:text-style-name="P107" svg:width="0.164cm" svg:height="0.121cm" svg:x="6.335cm" svg:y="1.266cm" svg:viewBox="0 0 165 122" svg:d="M20 102c-1 5-1 8-2 11 0 7 4 9 8 9 6 0 10-3 11-5 2-3 4-11 5-17 2-5 4-18 6-24 2-7 4-12 5-19 3-11 3-13 11-24s21-25 41-25c15 0 16 14 16 19 0 16-12 47-16 58-4 7-4 10-4 14 0 14 11 23 26 23 26 0 38-37 38-41 0-3-3-3-4-3-4 0-4 1-5 4-6 21-18 32-28 32-7 0-8-3-8-8 0-7 2-10 7-22 3-9 14-38 14-53 0-26-21-31-35-31-22 0-38 14-45 25-3-18-19-25-30-25s-18 9-21 15c-7 10-10 26-10 27 0 3 3 3 4 3 5 0 5 0 7-8 3-16 9-29 20-29 6 0 9 6 9 13 0 5-3 15-5 23-2 7-4 18-6 24-4 11-6 23-9 34z"><text:p/></draw:path><draw:path draw:style-name="gr3" draw:text-style-name="P107" svg:width="0.182cm" svg:height="0.012cm" svg:x="6.543cm" svg:y="1.311cm" svg:viewBox="0 0 183 13" svg:d="M172 13c4 0 11 0 11-6 0-7-7-7-11-7-54 0-107 0-161 0-4 0-11 0-11 7 0 6 6 6 11 6 54 0 107 0 161 0z"><text:p/></draw:path><draw:path draw:style-name="gr3" draw:text-style-name="P107" svg:width="0.097cm" svg:height="0.178cm" svg:x="6.785cm" svg:y="1.208cm" svg:viewBox="0 0 98 179" svg:d="M61 7c0-7 0-7-8-7-18 16-42 16-53 16 0 4 0 7 0 10 7 0 24 0 39-7 0 46 0 92 0 138 0 9 0 12-27 12-3 0-8 0-11 0 0 4 0 7 0 10 6 0 39-1 49-1 8 0 42 1 48 1 0-3 0-6 0-10-3 0-7 0-10 0-27 0-27-3-27-12 0-50 0-100 0-150z"><text:p/></draw:path><draw:path draw:style-name="gr3" draw:text-style-name="P107" svg:width="0.189cm" svg:height="0.925cm" svg:x="6.988cm" svg:y="0.673cm" svg:viewBox="0 0 190 926" svg:d="M190 464c0-153-35-306-133-421-7-9-22-24-38-39-5-4-6-4-11-4s-8 0-8 3c0 2 1 4 2 5 13 14 40 39 65 81 63 100 91 225 91 374 0 104-14 239-78 352-30 55-62 87-79 103 0 1-1 2-1 3 0 5 3 5 8 5s6 0 12-6c130-117 170-294 170-456z"><text:p/></draw:path><draw:path draw:style-name="gr3" draw:text-style-name="P107" svg:width="0.189cm" svg:height="0.925cm" svg:x="7.403cm" svg:y="0.673cm" svg:viewBox="0 0 190 926" svg:d="M190 921c0-1-1-2-2-3-14-14-39-39-66-81-61-99-90-225-90-373 0-104 14-239 78-354 31-54 62-86 79-103 1-2 1-2 1-4 0-3-4-3-8-3-6 0-6 0-11 5-130 118-171 295-171 458 0 152 35 305 133 419 8 10 22 25 39 39 4 5 4 5 10 5 4 0 8 0 8-5z"><text:p/></draw:path><draw:path draw:style-name="gr3" draw:text-style-name="P107" svg:width="0.156cm" svg:height="0.174cm" svg:x="7.619cm" svg:y="1.061cm" svg:viewBox="0 0 157 175" svg:d="M22 148c-1 6-3 15-3 17 0 7 5 10 12 10 4 0 11-3 14-11 0-1 13-54 16-61 2-13 9-39 12-50 1-5 12-23 21-32 3-2 15-12 31-12 10 0 10 3 16 4-11 2-20 11-20 21 0 7 3 14 14 14 10 0 22-8 22-23 0-13-12-25-32-25-25 0-42 19-49 30-3-18-18-30-35-30-19 0-26 15-29 22-8 13-12 36-12 37 0 5 3 5 4 5 4 0 5-1 7-9 7-28 14-46 29-46 6 0 11 3 11 17 0 8-1 12-6 32-8 30-15 61-23 90z"><text:p/></draw:path><draw:path draw:style-name="gr3" draw:text-style-name="P107" svg:width="0.255cm" svg:height="0.256cm" svg:x="7.901cm" svg:y="1.007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107" svg:width="0.127cm" svg:height="0.256cm" svg:x="8.346cm" svg:y="0.715cm" svg:viewBox="0 0 128 257" svg:d="M79 10c0-10 0-10-9-10-24 24-58 24-70 24 0 5 0 8 0 12 8 0 31 0 51-10 0 67 0 133 0 201 0 14-1 18-37 18-4 0-7 0-12 0 0 5 0 8 0 12 13-1 48-1 63-1s48 0 63 1c0-4 0-7 0-12-5 0-8 0-12 0-36 0-37-4-37-18 0-73 0-145 0-217z"><text:p/></draw:path><draw:path draw:style-name="gr3" draw:text-style-name="P107" svg:width="0.192cm" svg:height="0.014cm" svg:x="8.312cm" svg:y="1.128cm" svg:viewBox="0 0 193 15" svg:d="M96 15c-32 0-64 0-96 0 0-5 0-10 0-15 64 0 129 0 193 0 0 5 0 10 0 15-32 0-65 0-97 0z"><text:p/></draw:path><draw:path draw:style-name="gr3" draw:text-style-name="P107" svg:width="0.156cm" svg:height="0.174cm" svg:x="8.326cm" svg:y="1.326cm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8 14-46 28-46 6 0 12 3 12 17 0 8-1 12-6 32-7 30-15 61-23 90z"><text:p/></draw:path><draw:path draw:style-name="gr3" draw:text-style-name="P107" svg:width="0.189cm" svg:height="0.925cm" svg:x="8.565cm" svg:y="0.673cm" svg:viewBox="0 0 190 926" svg:d="M190 464c0-153-35-306-133-421-7-9-23-24-38-39-5-4-6-4-11-4s-8 0-8 3c0 2 1 4 2 5 13 14 40 39 65 81 63 100 90 225 90 374 0 104-13 239-77 352-30 55-62 87-79 103-1 1-1 2-1 3 0 5 3 5 8 5s6 0 12-6c130-117 170-294 170-456z"><text:p/></draw:path><draw:path draw:style-name="gr3" draw:text-style-name="P107" svg:width="0.236cm" svg:height="0.014cm" svg:x="8.953cm" svg:y="1.128cm" svg:viewBox="0 0 237 15" svg:d="M223 15c7 0 14 0 14-7 0-8-7-8-14-8-69 0-139 0-209 0-6 0-14 0-14 8 0 7 8 7 14 7 70 0 140 0 209 0z"><text:p/></draw:path><draw:path draw:style-name="gr3" draw:text-style-name="P107" svg:width="0.156cm" svg:height="0.175cm" svg:x="9.366cm" svg:y="0.801cm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107" svg:width="0.164cm" svg:height="0.121cm" svg:x="9.553cm" svg:y="0.713cm" svg:viewBox="0 0 165 122" svg:d="M20 102c-1 4-2 10-2 11 0 6 4 9 8 9 5 0 9-4 11-7 3-2 4-11 5-16 1-6 4-18 5-24 3-7 4-12 6-19 2-11 3-13 11-24s20-24 41-24c15 0 15 13 15 18 0 17-11 47-15 58-4 7-5 9-5 15 0 14 12 23 27 23 26 0 38-37 38-42 0-3-3-3-4-3-4 0-5 1-6 4-5 22-17 33-28 33-6 0-7-4-7-10 0-5 1-9 7-22 3-7 14-36 14-51 0-27-21-31-35-31-23 0-38 13-47 24-1-19-17-24-28-24-12 0-18 8-21 14-7 10-10 26-10 27 0 4 3 4 4 4 4 0 5-1 6-9 4-15 10-28 20-28 7 0 9 5 9 13 0 4-3 14-5 22s-4 19-5 24c-4 12-6 23-9 35z"><text:p/></draw:path><draw:path draw:style-name="gr3" draw:text-style-name="P107" svg:width="0.183cm" svg:height="0.012cm" svg:x="9.76cm" svg:y="0.758cm" svg:viewBox="0 0 184 13" svg:d="M173 13c4 0 11 0 11-6 0-7-7-7-11-7-54 0-108 0-162 0-4 0-11 0-11 5 0 8 7 8 11 8 54 0 108 0 162 0z"><text:p/></draw:path><draw:path draw:style-name="gr3" draw:text-style-name="P107" svg:width="0.098cm" svg:height="0.178cm" svg:x="10.002cm" svg:y="0.652cm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" draw:text-style-name="P107" svg:width="0.79cm" svg:height="0.014cm" svg:x="9.355cm" svg:y="1.128cm" svg:viewBox="0 0 791 15" svg:d="M395 15c-132 0-263 0-395 0 0-5 0-10 0-15 264 0 527 0 791 0 0 5 0 10 0 15-132 0-264 0-396 0z"><text:p/></draw:path><draw:path draw:style-name="gr3" draw:text-style-name="P107" svg:width="0.157cm" svg:height="0.174cm" svg:x="9.668cm" svg:y="1.326cm" svg:viewBox="0 0 158 175" svg:d="M23 148c-1 6-3 15-3 17 0 7 5 10 11 10 4 0 12-3 14-11 1-1 14-54 16-61 3-13 9-39 13-50 1-5 12-23 21-32 3-2 14-12 30-12 10 0 11 3 17 4-11 2-20 11-20 21 0 7 3 14 14 14 10 0 22-8 22-23 0-13-13-25-33-25-24 0-41 19-49 30-2-18-17-30-35-30s-24 15-29 22c-6 13-12 36-12 37 0 5 4 5 6 5 3 0 4-1 6-9 7-28 14-46 28-46 6 0 12 3 12 17 0 8-1 12-6 32-7 30-15 61-23 90z"><text:p/></draw:path><draw:path draw:style-name="gr3" draw:text-style-name="P107" svg:width="0.234cm" svg:height="0.014cm" svg:x="10.311cm" svg:y="1.128cm" svg:viewBox="0 0 235 15" svg:d="M222 15c7 0 13 0 13-7 0-8-6-8-13-8-69 0-139 0-209 0-6 0-13 0-13 8 0 7 7 7 13 7 70 0 140 0 209 0z"><text:p/></draw:path><draw:path draw:style-name="gr3" draw:text-style-name="P107" svg:width="0.156cm" svg:height="0.175cm" svg:x="11.026cm" svg:y="0.801cm" svg:viewBox="0 0 157 176" svg:d="M22 148c-1 6-3 15-3 17 0 7 5 11 11 11 5 0 12-3 14-11 1-2 14-54 15-62 4-12 11-39 14-49 1-6 12-24 21-32 3-3 14-13 31-13 10 0 10 3 16 4-11 2-20 12-20 22 0 6 3 13 14 13 10 0 22-8 22-23 0-13-13-25-32-25-25 0-42 20-49 30-3-17-18-30-35-30-19 0-26 15-29 22-8 13-12 36-12 38 0 4 3 4 4 4 4 0 5 0 7-9 7-28 14-46 29-46 5 0 11 3 11 17 0 9-1 14-6 33-8 30-15 60-23 89z"><text:p/></draw:path><draw:path draw:style-name="gr3" draw:text-style-name="P107" svg:width="0.79cm" svg:height="0.014cm" svg:x="10.711cm" svg:y="1.128cm" svg:viewBox="0 0 791 15" svg:d="M396 15c-132 0-264 0-396 0 0-5 0-10 0-15 264 0 527 0 791 0 0 5 0 10 0 15-132 0-263 0-395 0z"><text:p/></draw:path><draw:path draw:style-name="gr3" draw:text-style-name="P107" svg:width="0.156cm" svg:height="0.174cm" svg:x="10.722cm" svg:y="1.326cm" svg:viewBox="0 0 157 175" svg:d="M23 148c-1 6-3 15-3 17 0 7 5 10 11 10 4 0 11-3 14-11 1-1 14-54 16-61 3-13 9-39 12-50 2-5 12-23 22-32 3-2 14-12 30-12 10 0 16 4 17 4-12 2-20 11-20 21 0 7 3 14 14 14 10 0 21-8 21-23 0-13-12-25-32-25-25 0-41 19-49 30-3-18-17-30-35-30s-26 15-29 22c-6 13-12 36-12 37 0 5 3 4 4 5 5 0 5-1 7-9 7-28 14-46 29-46 6 0 12 3 12 17 0 8-1 12-7 32-8 30-14 61-22 90z"><text:p/></draw:path><draw:path draw:style-name="gr3" draw:text-style-name="P107" svg:width="0.164cm" svg:height="0.121cm" svg:x="10.909cm" svg:y="1.266cm" svg:viewBox="0 0 165 122" svg:d="M20 102c-1 5-1 8-2 11 0 7 4 9 8 9 6 0 10-3 11-5 2-3 4-11 5-17 1-5 4-18 6-24 2-7 4-12 5-19 3-11 3-13 11-24s21-25 41-25c15 0 16 14 16 19 0 16-12 47-16 58-4 7-5 10-5 14 0 14 12 23 27 23 26 0 38-37 38-41 0-3-3-3-4-3-4 0-4 1-5 4-6 21-18 32-29 32-6 0-7-3-7-8 0-7 2-10 7-22 3-9 14-38 14-53 0-26-21-31-35-31-22 0-38 14-47 25-1-18-17-25-28-25s-18 9-21 15c-7 10-10 26-10 27 0 3 3 3 4 3 4 0 5 0 6-8 4-16 10-29 20-29 7 0 10 6 10 13 0 5-3 15-5 23-2 7-5 18-6 24-4 11-6 23-9 34z"><text:p/></draw:path><draw:path draw:style-name="gr3" draw:text-style-name="P107" svg:width="0.182cm" svg:height="0.012cm" svg:x="11.117cm" svg:y="1.311cm" svg:viewBox="0 0 183 13" svg:d="M172 13c4 0 11 0 11-6 0-7-7-7-11-7-54 0-108 0-162 0-4 0-10 0-10 7 0 6 6 6 10 6 54 0 108 0 162 0z"><text:p/></draw:path><draw:path draw:style-name="gr3" draw:text-style-name="P107" svg:width="0.098cm" svg:height="0.178cm" svg:x="11.358cm" svg:y="1.208cm" svg:viewBox="0 0 99 179" svg:d="M62 7c0-7 0-7-8-7-18 16-42 16-54 16 0 4 0 7 0 10 7 0 25 0 40-7 0 46 0 92 0 138 0 9 0 12-27 12-3 0-7 0-11 0 0 4 0 7 0 10 6 0 39-1 49-1 8 0 43 1 48 1 0-3 0-6 0-10-3 0-7 0-10 0-27 0-27-3-27-12 0-50 0-100 0-150z"><text:p/></draw:path></draw:g></text:p>
                </text:list-item>
                <text:list-item>
                  <text:p text:style-name="P63">לפי <text:span text:style-name="T12">ה"</text:span><text:span text:style-name="T13">א</text:span><text:span text:style-name="T17"> </text:span>לכל <draw:g text:anchor-type="as-char" svg:y="-0.173cm" draw:z-index="98" draw:name="Shape55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טבעי <text:s/><draw:g text:anchor-type="as-char" svg:y="-0.337cm" draw:z-index="146" draw:name="Shape56" draw:style-name="gr1"><svg:title>TexMaths</svg:title><svg:desc>11§display§r^{n - 1} + (r^{-1})^{n - 1}§svg§600§FALSE§</svg:desc><draw:path draw:style-name="gr2" draw:text-style-name="P106" svg:width="2.683cm" svg:height="0.395cm" svg:x="0.01cm" svg:y="0.021cm" svg:viewBox="0 0 2684 396" svg:d="M1343 396c-447 0-895 0-1343 0 0-132 0-264 0-396 894 0 1790 0 2684 0 0 132 0 264 0 396-446 0-894 0-1341 0z"><text:p/></draw:path><draw:path draw:style-name="gr3" draw:text-style-name="P107" svg:width="0.156cm" svg:height="0.174cm" svg:x="0.001cm" svg:y="0.17cm" svg:viewBox="0 0 157 175" svg:d="M23 148c-1 6-3 15-3 16 0 8 5 11 11 11 4 0 12-3 14-11 1-1 14-54 16-60 3-14 9-40 12-51 2-4 13-23 22-32 3-2 14-12 30-12 10 0 11 3 17 4-12 2-20 11-20 21 0 7 3 15 14 15 10 0 21-10 21-24 0-13-12-25-32-25-25 0-41 19-49 30-3-18-17-30-35-30s-26 15-29 22c-6 13-12 36-12 38 0 4 4 4 6 4 3 0 3-1 6-9 7-27 14-46 28-46 6 0 12 3 12 17 0 8-1 13-6 32-7 30-15 60-23 90z"><text:p/></draw:path><draw:path draw:style-name="gr3" draw:text-style-name="P107" svg:width="0.164cm" svg:height="0.121cm" svg:x="0.188cm" svg:y="0.062cm" svg:viewBox="0 0 165 122" svg:d="M20 103c-1 3-2 9-2 11 0 5 4 8 8 8 6 0 10-4 11-6 2-4 4-11 5-17 2-5 4-17 6-24 2-6 4-12 5-18 3-12 3-14 11-25 8-10 21-24 41-24 15 0 16 13 16 18 0 17-12 47-16 58-4 8-4 10-4 15 0 15 11 23 26 23 26 0 38-37 38-42 0-3-3-3-4-3-4 0-4 1-5 5-6 22-18 33-28 33-7 0-8-5-8-10 0-6 2-10 7-22 3-8 14-37 14-52 0-27-21-31-35-31-22 0-38 13-45 24-3-18-19-24-30-24s-18 9-21 14c-7 10-10 26-10 28 0 3 3 3 4 3 5 0 5-1 7-9 3-15 9-28 20-28 6 0 9 5 9 13 0 5-4 14-5 22-2 7-4 19-6 24-4 11-6 23-9 36z"><text:p/></draw:path><draw:path draw:style-name="gr3" draw:text-style-name="P107" svg:width="0.182cm" svg:height="0.012cm" svg:x="0.396cm" svg:y="0.107cm" svg:viewBox="0 0 183 13" svg:d="M172 13c4 0 11 0 11-6 0-7-7-7-11-7-54 0-107 0-161 0-4 0-11 0-11 7 0 6 6 6 11 6 54 0 107 0 161 0z"><text:p/></draw:path><draw:path draw:style-name="gr3" draw:text-style-name="P107" svg:width="0.098cm" svg:height="0.179cm" svg:x="0.637cm" svg:y="0.001cm" svg:viewBox="0 0 99 180" svg:d="M62 8c0-8 0-8-8-8-18 18-42 18-54 18 0 3 0 6 0 10 7 0 25 0 40-8 0 46 0 91 0 138 0 9 0 12-27 12-3 0-7 0-11 0 0 3 0 6 0 10 6 0 39-1 49-1 8 0 43 1 48 1 0-4 0-7 0-10-3 0-7 0-10 0-27 0-27-3-27-12 0-51 0-101 0-150z"><text:p/></draw:path><draw:path draw:style-name="gr3" draw:text-style-name="P107" svg:width="0.256cm" svg:height="0.255cm" svg:x="0.889cm" svg:y="0.115cm" svg:viewBox="0 0 257 256" svg:d="M136 136c37 0 72 0 108 0 6 0 13 0 13-8s-7-8-13-8c-36 0-71 0-108 0 0-36 0-71 0-108 0-5 0-12-7-12-8 0-8 7-8 12 0 37 0 72 0 108-36 0-71 0-108 0-5 0-13 0-13 8s8 8 13 8c37 0 72 0 108 0 0 36 0 72 0 108 0 5 0 12 8 12 7 0 7-7 7-12 0-36 0-72 0-108z"><text:p/></draw:path><draw:path draw:style-name="gr3" draw:text-style-name="P107" svg:width="0.089cm" svg:height="0.385cm" svg:x="1.292cm" svg:y="0.051cm" svg:viewBox="0 0 90 386" svg:d="M90 382c0-2 0-2-6-8-49-50-61-123-61-181 0-67 14-135 62-183 5-4 5-4 5-6 0-3-2-4-4-4-3 0-39 26-61 75-19 43-25 86-25 118 0 31 4 76 26 120 24 48 57 73 60 73 2 0 4-1 4-4z"><text:p/></draw:path><draw:path draw:style-name="gr3" draw:text-style-name="P107" svg:width="0.156cm" svg:height="0.174cm" svg:x="1.414cm" svg:y="0.17cm" svg:viewBox="0 0 157 175" svg:d="M23 148c-1 6-3 15-3 16 0 8 5 11 11 11 4 0 12-3 14-11 1-1 14-54 16-60 3-14 9-40 12-51 2-4 13-23 22-32 3-2 14-12 30-12 10 0 11 3 17 4-12 2-20 11-20 21 0 7 3 15 14 15 10 0 21-10 21-24 0-13-12-25-32-25-25 0-41 19-49 30-3-18-17-30-35-30s-26 15-29 22c-6 13-12 36-12 38 0 4 4 4 6 4 3 0 4-1 6-9 7-27 14-46 28-46 6 0 12 3 12 17 0 8-1 13-6 32-7 30-15 60-23 90z"><text:p/></draw:path><draw:path draw:style-name="gr3" draw:text-style-name="P107" svg:width="0.182cm" svg:height="0.012cm" svg:x="1.617cm" svg:y="0.107cm" svg:viewBox="0 0 183 13" svg:d="M172 13c4 0 11 0 11-6 0-7-6-7-11-7-54 0-107 0-161 0-4 0-11 0-11 7 0 6 7 6 11 6 54 0 107 0 161 0z"><text:p/></draw:path><draw:path draw:style-name="gr3" draw:text-style-name="P107" svg:width="0.097cm" svg:height="0.179cm" svg:x="1.859cm" svg:y="0.001cm" svg:viewBox="0 0 98 180" svg:d="M61 8c0-8 0-8-8-8-18 18-42 18-53 18 0 3 0 6 0 10 7 0 24 0 40-8 0 46 0 91 0 138 0 9 0 12-28 12-3 0-6 0-10 0 0 3 0 6 0 10 5 0 38-1 48-1 8 0 42 1 48 1 0-4 0-7 0-10-3 0-7 0-10 0-27 0-27-3-27-12 0-51 0-101 0-150z"><text:p/></draw:path><draw:path draw:style-name="gr3" draw:text-style-name="P107" svg:width="0.088cm" svg:height="0.385cm" svg:x="2.025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107" svg:width="0.164cm" svg:height="0.121cm" svg:x="2.166cm" svg:y="0.062cm" svg:viewBox="0 0 165 122" svg:d="M20 103c-1 3-2 9-2 11 0 5 4 8 8 8 6 0 10-4 11-6 2-4 4-11 5-17 1-5 4-17 6-24 2-6 4-12 5-18 2-12 3-14 11-25 8-10 21-24 41-24 15 0 15 13 15 18 0 17-11 47-15 58-4 8-5 10-5 15 0 15 12 23 27 23 26 0 38-37 38-42 0-3-3-3-4-3-4 0-5 1-6 5-5 22-17 33-28 33-6 0-7-5-7-10 0-6 1-10 7-22 3-8 14-37 14-52 0-27-21-31-35-31-22 0-38 13-47 24-1-18-17-24-28-24s-18 9-21 14c-7 10-10 26-10 28 0 3 3 3 4 3 4 0 5-1 6-9 4-15 10-28 20-28 7 0 9 5 9 13 0 5-3 14-4 22-2 7-5 19-6 24-4 11-6 23-9 36z"><text:p/></draw:path><draw:path draw:style-name="gr3" draw:text-style-name="P107" svg:width="0.183cm" svg:height="0.012cm" svg:x="2.373cm" svg:y="0.107cm" svg:viewBox="0 0 184 13" svg:d="M173 13c4 0 11 0 11-6 0-7-7-7-11-7-54 0-108 0-162 0-4 0-11 0-11 7 0 6 7 6 11 6 54 0 108 0 162 0z"><text:p/></draw:path><draw:path draw:style-name="gr3" draw:text-style-name="P107" svg:width="0.098cm" svg:height="0.179cm" svg:x="2.615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text:s text:c="2"/>שלם. <text:span text:style-name="T14">נוסף על כך, מתוך הגדרת </text:span><text:span text:style-name="T14"><draw:g text:anchor-type="as-char" svg:y="-0.173cm" draw:z-index="97" draw:name="Shape57" draw:style-name="gr1"><svg:title>TexMaths</svg:title><svg:desc>11§display§r§svg§600§FALSE§</svg:desc><draw:path draw:style-name="gr2" draw:text-style-name="P106" svg:width="0.128cm" svg:height="0.132cm" svg:x="0.009cm" svg:y="0.018cm" svg:viewBox="0 0 129 133" svg:d="M0 0c43 0 86 0 129 0 0 44 0 89 0 133-43 0-86 0-129 0 0-44 0-89 0-133z"><text:p/></draw:path><draw:path draw:style-name="gr3" draw:text-style-name="P107" svg:width="0.154cm" svg:height="0.172cm" svg:x="0.001cm" svg:y="0cm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</text:span><text:span text:style-name="T14"><text:s/>כאיבר ב־</text:span><text:span text:style-name="T14"><draw:g text:anchor-type="as-char" svg:y="-0.275cm" draw:z-index="96" draw:name="Shape58" draw:style-name="gr1"><svg:title>TexMaths</svg:title><svg:desc>11§display§A§svg§600§FALSE§</svg:desc><draw:path draw:style-name="gr2" draw:text-style-name="P106" svg:width="0.236cm" svg:height="0.234cm" svg:x="0.008cm" svg:y="0.02cm" svg:viewBox="0 0 237 235" svg:d="M0 0c79 0 158 0 237 0 0 78 0 157 0 235-79 0-158 0-237 0 0-78 0-157 0-235z"><text:p/></draw:path><draw:path draw:style-name="gr3" draw:text-style-name="P10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4">, ומתוך הגדרת האיברים ב־</text:span><text:span text:style-name="T14"><draw:g text:anchor-type="as-char" svg:y="-0.275cm" draw:z-index="95" draw:name="Shape59" draw:style-name="gr1"><svg:title>TexMaths</svg:title><svg:desc>11§display§A§svg§600§FALSE§</svg:desc><draw:path draw:style-name="gr2" draw:text-style-name="P106" svg:width="0.236cm" svg:height="0.234cm" svg:x="0.008cm" svg:y="0.02cm" svg:viewBox="0 0 237 235" svg:d="M0 0c79 0 158 0 237 0 0 78 0 157 0 235-79 0-158 0-237 0 0-78 0-157 0-235z"><text:p/></draw:path><draw:path draw:style-name="gr3" draw:text-style-name="P10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4">, ידוע כי </text:span><text:span text:style-name="T14"><draw:g text:anchor-type="as-char" svg:y="-0.33cm" draw:z-index="94" draw:name="Shape60" draw:style-name="gr1"><svg:title>TexMaths</svg:title><svg:desc>11§display§r + \tfrac{1}{r}§svg§600§FALSE§</svg:desc><draw:path draw:style-name="gr2" draw:text-style-name="P106" svg:width="0.814cm" svg:height="0.425cm" svg:x="0.01cm" svg:y="0.018cm" svg:viewBox="0 0 815 426" svg:d="M0 0c271 0 544 0 815 0 0 142 0 284 0 426-271 0-544 0-815 0 0-142 0-284 0-426z"><text:p/></draw:path><draw:path draw:style-name="gr3" draw:text-style-name="P107" svg:width="0.156cm" svg:height="0.174cm" svg:x="0.001cm" svg:y="0.161cm" svg:viewBox="0 0 157 175" svg:d="M23 147c-1 6-3 15-3 17 0 6 5 11 11 11 4 0 11-3 14-11 1-2 14-54 15-62 4-12 10-39 13-49 2-6 12-23 22-32 3-2 14-12 30-12 10 0 16 4 17 4-12 2-21 11-21 21 0 7 4 13 15 13 10 0 21-8 21-22s-12-25-32-25c-25 0-41 19-49 30-3-18-17-30-35-30s-26 15-29 22c-7 13-12 36-12 37 0 4 3 3 4 4 5 0 5 0 7-9 7-28 14-45 29-45 6 0 12 2 12 17 0 8-1 12-7 32-8 30-14 60-22 89z"><text:p/></draw:path><draw:path draw:style-name="gr3" draw:text-style-name="P107" svg:width="0.255cm" svg:height="0.254cm" svg:x="0.282cm" svg:y="0.107cm" svg:viewBox="0 0 256 255" svg:d="M136 135c35 0 72 0 108 0 4 0 12 0 12-7 0-8-8-8-12-8-36 0-73 0-108 0 0-36 0-72 0-108 0-5 0-12-7-12-8 0-8 7-8 12 0 36 0 72 0 108-36 0-73 0-109 0-5 0-12 0-12 8 0 7 7 7 12 7 36 0 73 0 109 0 0 36 0 72 0 107 0 6 0 13 8 13 7 0 7-7 7-13 0-35 0-71 0-107z"><text:p/></draw:path><draw:path draw:style-name="gr3" draw:text-style-name="P107" svg:width="0.097cm" svg:height="0.178cm" svg:x="0.721cm" svg:y="0cm" svg:viewBox="0 0 98 179" svg:d="M60 8c0-8 0-8-7-8-18 17-42 18-53 18 0 3 0 6 0 9 7 0 24 0 40-7 0 46 0 91 0 137 0 9 0 12-28 12-3 0-7 0-10 0 0 4 0 7 0 10 5 0 38-1 47-1s43 1 49 1c0-3 0-6 0-10-3 0-7 0-10 0-28 0-28-3-28-12 0-50 0-100 0-149z"><text:p/></draw:path><draw:path draw:style-name="gr3" draw:text-style-name="P107" svg:width="0.153cm" svg:height="0.014cm" svg:x="0.691cm" svg:y="0.227cm" svg:viewBox="0 0 154 15" svg:d="M0 0c52 0 102 0 154 0 0 6 0 10 0 15-52 0-102 0-154 0 0-5 0-9 0-15z"><text:p/></draw:path><draw:path draw:style-name="gr3" draw:text-style-name="P107" svg:width="0.124cm" svg:height="0.121cm" svg:x="0.706cm" svg:y="0.343cm" svg:viewBox="0 0 125 122" svg:d="M51 65c0-1 6-27 6-28 1-2 9-15 18-22 2-2 10-7 22-7 2 0 8 1 14 4-9 2-12 10-12 14 0 7 4 10 11 10 6 0 15-4 15-16 0-13-15-20-28-20-15 0-27 7-39 20-4-17-21-20-27-20-10 0-17 7-21 14-7 10-10 27-10 28 0 3 3 3 4 3 4 0 5-1 6-8 4-16 10-29 20-29 7 0 8 6 8 13 0 5-3 15-4 23-2 7-4 18-5 24-4 11-6 22-9 34-1 4-2 10-2 11 0 7 4 9 8 9 5 0 10-2 12-8 0-2 4-13 5-21 2-9 5-18 8-28z"><text:p/></draw:path></draw:g></text:span><text:span text:style-name="T14"><text:s/></text:span><text:span text:style-name="T17">שלם</text:span><text:span text:style-name="T14">. </text:span><text:span text:style-name="T15">משום שמכפלת </text:span><text:span text:style-name="T17">שלמים</text:span><text:span text:style-name="T15"> תוצאתה </text:span><text:span text:style-name="T17">שלמה</text:span><text:span text:style-name="T15">,</text:span><text:span text:style-name="T14"> נותר להוכיח כי </text:span><text:span text:style-name="T31">לכל </text:span><text:span text:style-name="T31"><draw:g text:anchor-type="as-char" svg:y="-0.173cm" draw:z-index="91" draw:name="Shape61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1">,</text:span><text:span text:style-name="T14"> </text:span><text:span text:style-name="T14"><draw:g text:anchor-type="as-char" svg:y="-0.4cm" draw:z-index="147" draw:name="Shape62" draw:style-name="gr1"><svg:title>TexMaths</svg:title><svg:desc>11§display§- (\tfrac{r^{n - 1}}{r} + \tfrac{r}{r^{n - 1}})§svg§600§FALSE§</svg:desc><draw:path draw:style-name="gr2" draw:text-style-name="P106" svg:width="2.544cm" svg:height="0.494cm" svg:x="0cm" svg:y="0.019cm" svg:viewBox="0 0 2545 495" svg:d="M1273 495c-425 0-848 0-1273 0 0-166 0-330 0-495 848 0 1697 0 2545 0 0 165 0 329 0 495-424 0-848 0-1272 0z"><text:p/></draw:path><draw:path draw:style-name="gr3" draw:text-style-name="P107" svg:width="0.235cm" svg:height="0.016cm" svg:x="0.012cm" svg:y="0.296cm" svg:viewBox="0 0 236 17" svg:d="M223 17c7 0 13 1 13-8 0-8-6-9-13-9-69 0-139 0-209 0-6 0-14 1-14 9 0 9 8 8 14 8 70 0 140 0 209 0z"><text:p/></draw:path><draw:path draw:style-name="gr3" draw:text-style-name="P107" svg:width="0.089cm" svg:height="0.386cm" svg:x="0.319cm" svg:y="0.109cm" svg:viewBox="0 0 90 387" svg:d="M90 383c0-2 0-2-6-8-49-49-61-123-61-181 0-68 14-136 62-184 5-4 5-4 5-7 0-2-2-3-4-3-4 0-39 26-62 75-20 43-24 86-24 119 0 30 4 76 25 120 23 47 57 73 61 73 2 0 4-1 4-4z"><text:p/></draw:path><draw:path draw:style-name="gr3" draw:text-style-name="P107" svg:width="0.124cm" svg:height="0.121cm" svg:x="0.491cm" svg:y="0.126cm" svg:viewBox="0 0 125 122" svg:d="M51 64c0-1 6-25 6-27 1-2 9-16 18-23 3-2 10-6 22-6 2 0 9 0 14 3-9 2-11 10-11 15 0 6 4 10 10 10 7 0 15-5 15-16 0-14-14-20-28-20-15 0-27 6-39 19-4-17-21-19-27-19-10 0-17 6-21 13-7 11-10 27-10 28 0 3 3 3 4 3 4 0 5 0 6-8 4-16 10-28 20-28 7 0 8 5 8 13 0 4-1 14-3 22s-5 19-6 24c-4 12-6 23-9 35-1 4-2 10-2 11 0 6 4 9 8 9 5 0 10-3 12-9 0-1 4-13 5-19 2-10 5-20 8-30z"><text:p/></draw:path><draw:path draw:style-name="gr3" draw:text-style-name="P107" svg:width="0.134cm" svg:height="0.086cm" svg:x="0.647cm" svg:y="0.044cm" svg:viewBox="0 0 135 87" svg:d="M20 66c-1 5-4 13-4 14 0 5 5 7 8 7s7-1 9-7c1-1 3-9 4-14 7-26 7-26 7-27 2-6 16-33 40-33 9 0 14 5 14 14 0 11-9 31-13 42-1 2-1 5-1 9 0 9 8 16 20 16 21 0 31-25 31-30 0-3-3-3-4-3-3 0-3 1-5 4-3 13-12 22-22 22-4 0-5-3-5-7s1-6 2-10c3-8 12-30 12-41 0-14-10-22-28-22-17 0-30 10-37 19-1-16-16-19-23-19-20 0-25 29-25 30 0 2 3 2 4 2 4 0 4-1 5-3 3-11 7-23 15-23 7 0 8 6 8 11 0 2-2 9-3 14-2 5-4 13-4 17-2 6-3 13-5 18z"><text:p/></draw:path><draw:path draw:style-name="gr3" draw:text-style-name="P107" svg:width="0.146cm" svg:height="0.01cm" svg:x="0.83cm" svg:y="0.078cm" svg:viewBox="0 0 147 11" svg:d="M140 11c2 0 7 0 7-5 0-6-5-6-7-6-44 0-87 0-131 0-4 0-9 0-9 6 0 5 5 5 9 5 44 0 87 0 131 0z"><text:p/></draw:path><draw:path draw:style-name="gr3" draw:text-style-name="P107" svg:width="0.079cm" svg:height="0.128cm" svg:x="1.036cm" svg:y="0cm" svg:viewBox="0 0 80 129" svg:d="M49 6c0-6 0-6-6-6-14 12-35 12-40 12-1 0-2 0-3 0 0 3 0 6 0 9 1 0 2 0 3 0 5 0 18 0 29-6 0 32 0 65 0 97 0 6 0 8-21 8-3 0-6 0-9 0 0 3 0 6 0 9 10-1 28-1 39-1s28 0 39 1c0-3 0-6 0-9-3 0-6 0-10 0-21 0-21-2-21-8 0-35 0-71 0-106z"><text:p/></draw:path><draw:path draw:style-name="gr3" draw:text-style-name="P107" svg:width="0.681cm" svg:height="0.016cm" svg:x="0.477cm" svg:y="0.296cm" svg:viewBox="0 0 682 17" svg:d="M341 17c-113 0-228 0-341 0 0-6 0-11 0-17 228 0 454 0 682 0 0 6 0 11 0 17-113 0-228 0-341 0z"><text:p/></draw:path><draw:path draw:style-name="gr3" draw:text-style-name="P107" svg:width="0.124cm" svg:height="0.121cm" svg:x="0.756cm" svg:y="0.416cm" svg:viewBox="0 0 125 122" svg:d="M51 65c0-2 6-26 6-28 1-2 9-15 18-22 3-2 10-7 22-7 2 0 9 0 14 3-8 2-11 10-11 15 0 6 4 10 10 10 7 0 15-5 15-16 0-14-14-20-28-20-15 0-27 6-39 19-4-17-21-19-27-19-10 0-17 7-21 13-7 11-10 27-10 29 0 3 3 3 4 3 4 0 5-1 6-9 4-16 10-28 20-28 7 0 8 5 8 13 0 5-1 14-3 22s-5 19-6 24c-4 12-6 23-9 35-1 4-2 10-2 11 0 6 4 9 8 9 5 0 10-2 12-7 0-3 4-15 5-21 2-10 5-19 8-29z"><text:p/></draw:path><draw:path draw:style-name="gr3" draw:text-style-name="P107" svg:width="0.256cm" svg:height="0.256cm" svg:x="1.313cm" svg:y="0.176cm" svg:viewBox="0 0 257 257" svg:d="M136 137c37 0 72 0 108 0 6 0 13 1 13-8 0-8-7-9-13-9-36 0-71 0-108 0 0-36 0-72 0-108 0-5 0-12-7-12-8 0-8 7-8 12 0 36 0 72 0 108-36 0-72 0-108 0-5 0-13 1-13 9 0 9 8 8 13 8 36 0 72 0 108 0 0 36 0 71 0 108 0 5 0 12 8 12 7 0 7-7 7-12 0-37 0-72 0-108z"><text:p/></draw:path><draw:path draw:style-name="gr3" draw:text-style-name="P107" svg:width="0.124cm" svg:height="0.121cm" svg:x="2.003cm" svg:y="0.126cm" svg:viewBox="0 0 125 122" svg:d="M51 64c0-1 6-25 6-27 1-2 9-16 18-23 2-2 10-6 22-6 2 0 9 0 14 3-9 2-12 10-12 15 0 6 5 10 11 10 7 0 15-5 15-16 0-14-15-20-28-20-15 0-27 6-39 19-4-17-21-19-27-19-10 0-17 6-21 13-7 11-10 27-10 28 0 3 3 3 4 3 4 0 4 0 6-8 4-16 10-28 20-28 7 0 8 5 8 13 0 4-2 14-4 22s-4 19-5 24c-4 12-6 23-9 35-1 4-2 10-2 11 0 6 4 9 8 9 5 0 10-3 12-9 0-1 4-13 5-19 2-10 5-20 8-30z"><text:p/></draw:path><draw:path draw:style-name="gr3" draw:text-style-name="P107" svg:width="0.681cm" svg:height="0.016cm" svg:x="1.725cm" svg:y="0.296cm" svg:viewBox="0 0 682 17" svg:d="M341 17c-113 0-228 0-341 0 0-6 0-11 0-17 228 0 454 0 682 0 0 6 0 11 0 17-113 0-228 0-341 0z"><text:p/></draw:path><draw:path draw:style-name="gr3" draw:text-style-name="P107" svg:width="0.124cm" svg:height="0.121cm" svg:x="1.738cm" svg:y="0.416cm" svg:viewBox="0 0 125 122" svg:d="M51 65c0-2 6-26 6-28 1-2 9-15 18-22 2-2 10-7 22-7 2 0 9 0 14 3-9 2-12 10-12 15 0 6 4 10 11 10s15-5 15-16c0-14-15-20-28-20-15 0-27 6-39 19-4-17-21-19-27-19-10 0-17 7-21 13-7 11-10 27-10 29 0 3 3 3 4 3 4 0 4-1 6-9 4-16 10-28 20-28 6 0 8 5 8 13 0 5-2 14-4 22s-4 19-5 24c-4 12-6 23-9 35-1 4-2 10-2 11 0 6 4 9 8 9 5 0 10-2 11-7 1-3 5-15 6-21 2-10 5-19 8-29z"><text:p/></draw:path><draw:path draw:style-name="gr3" draw:text-style-name="P107" svg:width="0.134cm" svg:height="0.086cm" svg:x="1.894cm" svg:y="0.37cm" svg:viewBox="0 0 135 87" svg:d="M20 66c-1 5-4 13-4 14 0 5 4 7 8 7 2 0 7-1 9-7 0-1 2-9 4-14 6-26 6-26 7-27 2-6 16-32 40-32 9 0 14 4 14 13 0 11-9 31-13 42-1 2-3 5-3 9 0 9 10 16 21 16 21 0 32-25 32-30 0-3-3-3-4-3-3 0-3 1-5 4-3 13-12 22-22 22-4 0-5-3-5-7s1-6 2-10c3-8 12-30 12-41 0-14-10-22-28-22s-30 10-37 19c-1-16-16-19-23-19-20 0-25 29-25 30 0 2 3 2 4 2 4 0 4-1 5-3 2-11 6-22 15-22 7 0 8 5 8 10 0 2-2 9-3 14-2 5-4 13-5 17-1 6-3 13-4 18z"><text:p/></draw:path><draw:path draw:style-name="gr3" draw:text-style-name="P107" svg:width="0.146cm" svg:height="0.01cm" svg:x="2.078cm" svg:y="0.4cm" svg:viewBox="0 0 147 11" svg:d="M139 11c3 0 8 0 8-5 0-6-5-6-8-6-44 0-87 0-131 0-3 0-8 0-8 6 0 5 5 5 8 5 44 0 87 0 131 0z"><text:p/></draw:path><draw:path draw:style-name="gr3" draw:text-style-name="P107" svg:width="0.078cm" svg:height="0.128cm" svg:x="2.283cm" svg:y="0.326cm" svg:viewBox="0 0 79 129" svg:d="M49 6c0-6-1-6-6-6-14 12-35 12-40 12-1 0-2 0-3 0 0 3 0 6 0 9 1 0 2 0 3 0 5 0 18 0 29-6 0 32 0 65 0 97 0 6 0 8-21 8-3 0-7 0-10 0 0 3 0 6 0 9 11-1 29-1 40-1s28 0 38 1c0-3 0-6 0-9-3 0-5 0-9 0-21 0-21-2-21-8 0-35 0-71 0-106z"><text:p/></draw:path><draw:path draw:style-name="gr3" draw:text-style-name="P107" svg:width="0.089cm" svg:height="0.386cm" svg:x="2.475cm" svg:y="0.109cm" svg:viewBox="0 0 90 387" svg:d="M90 194c0-31-4-77-25-121-23-48-57-73-61-73-2 0-4 1-4 3 0 3 0 3 8 10 37 38 59 99 59 181 0 66-14 133-62 183-5 4-5 4-5 6 0 3 2 4 4 4 4 0 39-27 62-75 20-43 24-86 24-118z"><text:p/></draw:path></draw:g></text:span><text:span text:style-name="T14"><text:s/>(יתרת המשוואה) </text:span><text:span text:style-name="T32">שלם</text:span><text:span text:style-name="T14">:</text:span></text:p>
                  <text:list>
                    <text:list-item>
                      <text:p text:style-name="P64">נצמצם:</text:p>
                    </text:list-item>
                  </text:list>
                  <text:p text:style-name="P16"><draw:g text:anchor-type="as-char" svg:y="-1.388cm" draw:z-index="148" draw:name="Shape63" draw:style-name="gr1"><svg:title>TexMaths</svg:title><svg:desc>11§latex§\begin{align*}
  \frac{r^{n - 1}}{r} + \frac{r}{r^{n - 1}} &amp;= \frac{r^{2n - 2} + r^2}{r^n} \\
  &amp;= \frac{(r^{n - 2} + r^{-n + 2})\cancel{r^n}} {\cancel{r^n}} \\
  &amp;= r^{n - 2} + \frac{1}{r^{n - 2}}
\end{align}§svg§600§FALSE§</svg:desc><draw:path draw:style-name="gr2" draw:text-style-name="P106" svg:width="5.748cm" svg:height="2.736cm" svg:x="0.021cm" svg:y="0.021cm" svg:viewBox="0 0 5749 2737" svg:d="M2875 2737c-959 0-1917 0-2875 0 0-912 0-1825 0-2737 1916 0 3833 0 5749 0 0 912 0 1825 0 2737-958 0-1916 0-2874 0z"><text:p/></draw:path><draw:path draw:style-name="gr3" draw:text-style-name="P107" svg:width="0.156cm" svg:height="0.174cm" svg:x="0.012cm" svg:y="0.151cm" svg:viewBox="0 0 157 175" svg:d="M23 147c-1 7-3 16-3 17 0 8 5 11 11 11 4 0 12-3 14-11 1-1 14-54 15-61 4-13 10-40 13-50 2-6 13-23 22-32 3-2 14-13 30-13 10 0 11 3 17 5-12 1-20 11-20 21 0 7 3 13 14 13 10 0 21-9 21-22 0-14-12-25-32-25-25 0-41 19-49 30-3-18-17-30-35-30s-26 14-29 22c-7 13-12 36-12 37 0 4 4 4 5 4 4 0 4 0 7-9 7-28 14-46 28-46 6 0 12 3 12 18 0 8-1 12-6 32-8 30-15 60-23 89z"><text:p/></draw:path><draw:path draw:style-name="gr3" draw:text-style-name="P107" svg:width="0.164cm" svg:height="0.121cm" svg:x="0.199cm" svg:y="0.061cm" svg:viewBox="0 0 165 122" svg:d="M21 102c-1 4-3 10-3 11 0 7 4 9 8 9 6 0 10-3 11-5 1-4 4-11 5-18 2-4 4-18 6-24 1-6 4-12 5-18 3-11 3-13 11-24 7-11 21-25 40-25 17 0 17 14 17 18 0 17-12 47-17 59-2 6-3 10-3 14 0 14 11 23 25 23 28 0 39-37 39-42 0-3-3-3-4-3-4 0-4 2-5 4-6 22-17 33-28 33-6 0-7-3-7-8 0-7 1-10 5-22 4-9 15-38 15-53 0-27-21-31-35-31-22 0-38 14-46 24-2-19-18-24-29-24s-18 9-21 14c-6 10-10 26-10 28 0 3 3 2 4 3 5 0 5-1 7-8 3-16 9-29 20-29 6 0 9 5 9 13 0 5-3 14-5 22-2 6-4 19-6 25-3 11-6 23-8 34z"><text:p/></draw:path><draw:path draw:style-name="gr3" draw:text-style-name="P107" svg:width="0.182cm" svg:height="0.012cm" svg:x="0.407cm" svg:y="0.109cm" svg:viewBox="0 0 183 13" svg:d="M172 13c4 0 11 0 11-6 0-7-7-7-11-7-54 0-107 0-161 0-4 0-11 0-11 7 0 6 5 6 11 6 54 0 107 0 161 0z"><text:p/></draw:path><draw:path draw:style-name="gr3" draw:text-style-name="P107" svg:width="0.097cm" svg:height="0.179cm" svg:x="0.649cm" svg:y="0.001cm" svg:viewBox="0 0 98 180" svg:d="M60 8c0-8 0-8-7-8-18 18-42 18-53 18 0 3 0 6 0 10 7 0 24 0 38-8 0 46 0 91 0 137 0 9 0 14-26 14-3 0-8 0-11 0 0 3 0 6 0 9 6-1 39-1 48-1s43 0 49 1c0-3 0-6 0-9-3 0-7 0-10 0-28 0-28-5-28-14 0-49 0-100 0-149z"><text:p/></draw:path><draw:path draw:style-name="gr3" draw:text-style-name="P107" svg:width="0.79cm" svg:height="0.014cm" svg:x="0.001cm" svg:y="0.478cm" svg:viewBox="0 0 791 15" svg:d="M396 15c-132 0-264 0-396 0 0-5 0-9 0-15 264 0 527 0 791 0 0 6 0 10 0 15-132 0-263 0-395 0z"><text:p/></draw:path><draw:path draw:style-name="gr3" draw:text-style-name="P107" svg:width="0.156cm" svg:height="0.174cm" svg:x="0.316cm" svg:y="0.679cm" svg:viewBox="0 0 157 175" svg:d="M23 147c-1 6-4 15-4 17 0 8 5 11 12 11 4 0 11-3 14-11 0-2 13-54 15-62 4-12 10-39 13-49 1-6 12-23 22-32 2-3 14-13 30-13 10 0 10 3 16 4-11 2-20 12-20 22 0 6 4 13 15 13 10 0 21-8 21-23 0-13-12-24-32-24-25 0-43 19-49 30-3-18-18-30-35-30-18 0-26 14-29 22-8 12-12 36-12 37 0 4 3 4 4 4 5 0 5 0 7-9 7-28 14-46 29-46 6 0 12 3 12 17 0 9-1 14-7 33-8 30-14 60-22 89z"><text:p/></draw:path><draw:path draw:style-name="gr3" draw:text-style-name="P107" svg:width="0.256cm" svg:height="0.256cm" svg:x="0.946cm" svg:y="0.358cm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3" draw:text-style-name="P107" svg:width="0.156cm" svg:height="0.174cm" svg:x="1.672cm" svg:y="0.151cm" svg:viewBox="0 0 157 175" svg:d="M23 147c-1 7-4 16-4 17 0 8 5 11 12 11 4 0 11-3 14-11 0-1 13-54 15-61 3-13 10-40 13-50 1-6 12-23 22-32 2-2 14-13 30-13 10 0 10 3 16 5-11 1-20 11-20 21 0 7 4 13 15 13 10 0 21-9 21-22 0-14-12-25-32-25-25 0-43 19-49 30-3-18-18-30-35-30-18 0-26 14-29 22-8 13-12 36-12 37 0 4 3 4 4 4 5 0 5 0 7-9 7-28 14-46 29-46 6 0 12 3 12 18 0 8-1 12-7 32-8 30-14 60-22 89z"><text:p/></draw:path><draw:path draw:style-name="gr3" draw:text-style-name="P107" svg:width="0.79cm" svg:height="0.014cm" svg:x="1.357cm" svg:y="0.478cm" svg:viewBox="0 0 791 15" svg:d="M396 15c-132 0-264 0-396 0 0-5 0-9 0-15 264 0 527 0 791 0 0 6 0 10 0 15-132 0-263 0-395 0z"><text:p/></draw:path><draw:path draw:style-name="gr3" draw:text-style-name="P107" svg:width="0.156cm" svg:height="0.174cm" svg:x="1.368cm" svg:y="0.679cm" svg:viewBox="0 0 157 175" svg:d="M23 147c-1 6-3 15-3 17 0 8 5 11 11 11 4 0 12-3 14-11 1-2 14-54 15-62 4-12 10-39 13-49 2-6 13-23 22-32 3-3 14-13 30-13 10 0 11 3 17 4-12 2-20 12-20 22 0 6 3 13 14 13 10 0 21-8 21-23 0-13-12-24-32-24-25 0-41 19-49 30-3-18-17-30-35-30s-26 14-29 22c-7 12-12 36-12 37 0 4 4 4 5 4 4 0 4 0 7-9 7-28 14-46 28-46 6 0 12 3 12 17 0 9-1 14-6 33-8 30-15 60-23 89z"><text:p/></draw:path><draw:path draw:style-name="gr3" draw:text-style-name="P107" svg:width="0.164cm" svg:height="0.121cm" svg:x="1.555cm" svg:y="0.619cm" svg:viewBox="0 0 165 122" svg:d="M20 102c0 4-2 10-2 11 0 6 4 9 8 9 6 0 10-4 11-6 1-4 4-12 5-17 2-6 4-18 6-24 1-6 4-12 5-19 3-11 3-13 11-24 7-10 21-24 40-24 16 0 17 13 17 18 0 17-12 47-17 58-2 7-3 9-3 15 0 14 11 23 25 23 28 0 39-37 39-42 0-3-3-3-4-3-4 0-4 1-5 4-6 22-19 33-28 33-7 0-8-4-8-9 0-6 2-10 6-22 4-8 15-37 15-52 0-27-21-31-35-31-22 0-38 13-46 24-2-18-18-24-29-24s-18 8-21 14c-7 10-10 26-10 27 0 4 3 4 4 4 5 0 5-1 7-9 3-15 9-28 20-28 6 0 9 5 9 13 0 4-4 14-5 22-2 6-4 19-6 24-4 12-6 23-9 35z"><text:p/></draw:path><draw:path draw:style-name="gr3" draw:text-style-name="P107" svg:width="0.182cm" svg:height="0.012cm" svg:x="1.763cm" svg:y="0.662cm" svg:viewBox="0 0 183 13" svg:d="M172 13c4 0 11 0 11-6 0-7-7-7-11-7-54 0-107 0-161 0-4 0-11 0-11 7 0 6 5 6 11 6 54 0 107 0 161 0z"><text:p/></draw:path><draw:path draw:style-name="gr3" draw:text-style-name="P107" svg:width="0.097cm" svg:height="0.178cm" svg:x="2.005cm" svg:y="0.558cm" svg:viewBox="0 0 98 179" svg:d="M60 8c0-8 0-8-7-8-18 17-42 18-53 18 0 3 0 6 0 9 5 0 24 1 38-7 0 46 0 91 0 137 0 9 0 12-26 12-3 0-8 0-11 0 0 4 0 7 0 10 6 0 39-1 48-1s43 1 49 1c0-3 0-6 0-10-3 0-7 0-10 0-28 0-28-3-28-12 0-49 0-100 0-149z"><text:p/></draw:path><draw:path draw:style-name="gr3" draw:text-style-name="P107" svg:width="0.256cm" svg:height="0.089cm" svg:x="2.324cm" svg:y="0.441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107" svg:width="0.156cm" svg:height="0.174cm" svg:x="2.767cm" svg:y="0.151cm" svg:viewBox="0 0 157 175" svg:d="M23 147c-1 7-3 16-3 17 0 8 5 11 11 11 4 0 12-3 14-11 1-1 14-54 15-61 4-13 10-40 13-50 2-6 13-23 22-32 3-2 14-13 30-13 10 0 11 3 17 5-12 1-20 11-20 21 0 7 3 13 14 13 10 0 21-9 21-22 0-14-12-25-32-25-25 0-41 19-49 30-3-18-17-30-35-30s-26 14-29 22c-7 13-12 36-12 37 0 4 4 4 5 4 4 0 4 0 7-9 7-28 14-46 28-46 6 0 12 3 12 18 0 8-1 12-6 32-8 30-15 60-23 89z"><text:p/></draw:path><draw:path draw:style-name="gr3" draw:text-style-name="P107" svg:width="0.119cm" svg:height="0.179cm" svg:x="2.958cm" svg:y="0.001cm" svg:viewBox="0 0 120 180" svg:d="M120 131c-3 0-7 0-10 0 0 5-3 22-7 24-2 2-23 2-26 2-17 0-34 0-51 0 29-25 39-33 55-46 20-15 39-32 39-58 0-33-29-53-64-53-33 0-56 24-56 48 0 15 12 16 14 16 7 0 15-5 15-15 0-4-3-14-16-14 8-20 27-25 39-25 27 0 41 21 41 43 0 24-16 43-25 52-22 22-44 42-66 64-2 3-2 4-2 11 37 0 74 0 111 0 3-16 6-33 9-49z"><text:p/></draw:path><draw:path draw:style-name="gr3" draw:text-style-name="P107" svg:width="0.164cm" svg:height="0.121cm" svg:x="3.107cm" svg:y="0.061cm" svg:viewBox="0 0 165 122" svg:d="M21 102c-1 4-3 10-3 11 0 7 5 9 8 9 6 0 10-3 11-5 1-4 4-11 5-18 2-4 4-18 6-24 1-6 4-12 5-18 3-11 3-13 11-24 7-11 21-25 40-25 17 0 17 14 17 18 0 17-12 47-17 59-2 6-3 10-3 14 0 14 11 23 25 23 28 0 39-37 39-42 0-3-3-3-4-3-4 0-4 2-5 4-6 22-17 33-28 33-6 0-7-3-7-8 0-7 1-10 5-22 4-9 15-38 15-53 0-27-21-31-35-31-22 0-38 14-46 24-2-19-18-24-29-24s-18 9-21 14c-6 10-10 26-10 28 0 3 3 2 4 3 5 0 5-1 7-8 3-16 9-29 20-29 6 0 9 5 9 13 0 5-3 14-5 22-2 6-4 19-6 25-3 11-6 23-8 34z"><text:p/></draw:path><draw:path draw:style-name="gr3" draw:text-style-name="P107" svg:width="0.182cm" svg:height="0.012cm" svg:x="3.315cm" svg:y="0.109cm" svg:viewBox="0 0 183 13" svg:d="M172 13c4 0 11 0 11-6 0-7-7-7-11-7-54 0-107 0-161 0-4 0-11 0-11 7 0 6 5 6 11 6 54 0 107 0 161 0z"><text:p/></draw:path><draw:path draw:style-name="gr3" draw:text-style-name="P107" svg:width="0.119cm" svg:height="0.179cm" svg:x="3.544cm" svg:y="0.001cm" svg:viewBox="0 0 120 180" svg:d="M120 131c-3 0-6 0-9 0-1 5-3 22-8 24-2 2-23 2-26 2-17 0-33 0-50 0 29-25 38-33 54-46 20-15 39-32 39-58 0-33-29-53-63-53s-57 24-57 48c0 15 12 16 14 16 7 0 15-5 15-15 0-4-2-14-16-14 9-20 27-25 40-25 26 0 40 21 40 43 0 24-16 43-25 52-22 22-43 42-65 64-3 3-3 4-3 11 37 0 75 0 112 0 2-16 6-33 8-49z"><text:p/></draw:path><draw:path draw:style-name="gr3" draw:text-style-name="P107" svg:width="0.256cm" svg:height="0.256cm" svg:x="3.808cm" svg:y="0.096cm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3" draw:text-style-name="P107" svg:width="0.156cm" svg:height="0.174cm" svg:x="4.184cm" svg:y="0.151cm" svg:viewBox="0 0 157 175" svg:d="M23 147c-1 7-3 16-3 17 0 8 5 11 11 11 4 0 11-3 14-11 1-1 14-54 15-61 4-13 10-40 13-50 2-6 12-23 22-32 3-2 14-13 30-13 10 0 16 5 17 5-12 1-21 11-21 21 0 7 4 13 15 13 10 0 21-9 21-22 0-14-12-25-32-25-25 0-41 19-49 30-3-18-17-30-35-30s-26 14-29 22c-7 13-12 36-12 37 0 4 3 3 4 4 5 0 5 0 7-9 7-28 14-46 29-46 6 0 12 3 12 18 0 8-1 12-7 32-8 30-14 60-22 89z"><text:p/></draw:path><draw:path draw:style-name="gr3" draw:text-style-name="P107" svg:width="0.118cm" svg:height="0.179cm" svg:x="4.375cm" svg:y="0.001cm" svg:viewBox="0 0 119 180" svg:d="M119 131c-4 0-6 0-9 0-1 5-3 22-7 24-2 2-23 2-27 2-17 0-33 0-50 0 29-25 38-33 54-46 20-15 39-32 39-58 0-33-29-53-63-53s-56 24-56 48c0 15 11 16 14 16 7 0 15-5 15-15 0-4-3-14-17-14 9-20 28-25 40-25 27 0 41 21 41 43 0 24-17 43-26 52-22 22-43 42-65 64-2 3-2 4-2 11 37 0 74 0 111 0 2-16 6-33 8-49z"><text:p/></draw:path><draw:path draw:style-name="gr3" draw:text-style-name="P107" svg:width="1.775cm" svg:height="0.014cm" svg:x="2.756cm" svg:y="0.478cm" svg:viewBox="0 0 1776 15" svg:d="M889 15c-296 0-593 0-889 0 0-5 0-9 0-15 592 0 1183 0 1776 0 0 6 0 10 0 15-296 0-591 0-887 0z"><text:p/></draw:path><draw:path draw:style-name="gr3" draw:text-style-name="P107" svg:width="0.156cm" svg:height="0.174cm" svg:x="3.457cm" svg:y="0.679cm" svg:viewBox="0 0 157 175" svg:d="M23 147c-1 6-3 15-3 17 0 8 4 11 11 11 4 0 11-3 14-11 0-2 13-54 15-62 4-12 10-39 13-49 1-6 12-23 22-32 2-3 14-13 30-13 10 0 16 4 17 4-12 2-21 12-21 22 0 6 4 13 15 13 10 0 21-8 21-23 0-13-12-24-32-24-25 0-43 19-49 30-3-18-18-30-35-30-18 0-26 14-29 22-7 12-12 36-12 37 0 4 3 4 4 4 5 0 5 0 7-9 7-28 14-46 29-46 6 0 12 3 12 17 0 9-1 14-7 33-8 30-14 60-22 89z"><text:p/></draw:path><draw:path draw:style-name="gr3" draw:text-style-name="P107" svg:width="0.164cm" svg:height="0.121cm" svg:x="3.644cm" svg:y="0.619cm" svg:viewBox="0 0 165 122" svg:d="M20 102c-1 4-2 10-2 11 0 6 4 9 8 9 5 0 9-4 11-6 1-4 4-12 5-17 1-6 4-18 5-24 2-6 4-12 6-19 2-11 3-13 11-24 7-10 20-24 40-24 16 0 16 13 16 18 0 17-11 47-16 58-3 7-4 9-4 15 0 14 12 23 25 23 28 0 40-37 40-42 0-3-3-3-4-3-4 0-5 1-6 4-5 22-18 33-29 33-5 0-6-4-6-9 0-6 1-10 6-22 4-8 15-37 15-52 0-27-21-31-35-31-24 0-38 13-47 24-2-18-17-24-28-24-12 0-18 8-22 14-6 10-9 26-9 27 0 4 3 4 4 4 4 0 4-1 6-9 4-15 10-28 20-28 7 0 8 5 8 13 0 4-3 14-4 22-2 8-4 19-5 24-4 12-6 23-9 35z"><text:p/></draw:path><draw:path draw:style-name="gr3" draw:text-style-name="P107" svg:width="0.256cm" svg:height="0.089cm" svg:x="2.324cm" svg:y="1.435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107" svg:width="0.089cm" svg:height="0.385cm" svg:x="2.795cm" svg:y="1.029cm" svg:viewBox="0 0 90 386" svg:d="M90 383c0-1 0-2-6-9-49-48-62-122-62-180 0-69 15-136 63-184 5-4 5-6 5-7 0-2-2-3-4-3-5 0-39 26-62 75-20 43-24 86-24 119 0 29 4 75 25 119 23 48 56 73 61 73 2 0 4-1 4-3z"><text:p/></draw:path><draw:path draw:style-name="gr3" draw:text-style-name="P107" svg:width="0.156cm" svg:height="0.174cm" svg:x="2.917cm" svg:y="1.148cm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8 14-46 29-46 6 0 12 3 12 17 0 8-1 12-7 33-8 30-14 60-22 89z"><text:p/></draw:path><draw:path draw:style-name="gr3" draw:text-style-name="P107" svg:width="0.164cm" svg:height="0.121cm" svg:x="3.104cm" svg:y="1.059cm" svg:viewBox="0 0 165 122" svg:d="M20 102c-1 5-1 8-2 11 0 7 4 9 8 9 5 0 9-3 11-5 3-3 4-11 5-17 1-5 4-17 5-24 2-7 4-12 6-19 2-11 3-13 11-24 7-11 20-25 40-25 16 0 16 14 16 19 0 16-11 47-16 58-3 7-4 10-4 14 0 14 12 23 26 23 27 0 39-37 39-41 0-3-3-3-4-3-4 0-5 1-6 4-5 21-18 32-29 32-5 0-6-3-6-8 0-7 1-10 6-22 4-9 15-38 15-53 0-26-21-31-35-31-24 0-38 14-47 25-1-18-17-25-28-25-12 0-18 9-21 15-7 10-10 26-10 27 0 3 3 3 4 3 4 0 5 0 6-8 4-16 10-29 20-29 7 0 8 6 8 13 0 5-3 15-4 23-2 7-4 18-5 24-4 11-6 23-9 34z"><text:p/></draw:path><draw:path draw:style-name="gr3" draw:text-style-name="P107" svg:width="0.183cm" svg:height="0.012cm" svg:x="3.311cm" svg:y="1.104cm" svg:viewBox="0 0 184 13" svg:d="M173 13c4 0 11 0 11-6 0-7-7-7-11-7-54 0-108 0-162 0-4 0-11 0-11 7 0 6 7 6 11 6 54 0 108 0 162 0z"><text:p/></draw:path><draw:path draw:style-name="gr3" draw:text-style-name="P107" svg:width="0.119cm" svg:height="0.178cm" svg:x="3.541cm" svg:y="1cm" svg:viewBox="0 0 120 179" svg:d="M120 130c-3 0-7 0-10 0 0 6-3 22-7 25-2 1-23 1-26 1-17 0-34 0-51 0 29-25 39-33 54-45 21-16 40-33 40-58 0-33-29-53-64-53-33 0-56 23-56 48 0 14 12 15 14 15 7 0 15-5 15-15 0-4-3-14-16-14 8-19 27-25 39-25 27 0 41 22 41 44 0 23-16 42-25 52-22 20-44 42-66 63-2 4-2 4-2 11 37 0 74 0 111 0 3-16 6-33 9-49z"><text:p/></draw:path><draw:path draw:style-name="gr3" draw:text-style-name="P107" svg:width="0.255cm" svg:height="0.256cm" svg:x="3.805cm" svg:y="1.092cm" svg:viewBox="0 0 256 257" svg:d="M136 136c37 0 72 0 108 0 6 0 12 0 12-7 0-8-6-8-12-8-36 0-71 0-108 0 0-36 0-73 0-109 0-5 0-12-7-12-8 0-8 7-8 12 0 36 0 73 0 109-36 0-73 0-109 0-4 0-12 0-12 8 0 7 8 7 12 7 36 0 73 0 109 0 0 37 0 72 0 108 0 6 0 13 8 13 7 0 7-7 7-13 0-36 0-71 0-108z"><text:p/></draw:path><draw:path draw:style-name="gr3" draw:text-style-name="P107" svg:width="0.156cm" svg:height="0.174cm" svg:x="4.181cm" svg:y="1.148cm" svg:viewBox="0 0 157 175" svg:d="M22 148c-1 6-3 15-3 17 0 7 5 10 11 10 5 0 12-3 14-11 1-1 14-54 16-61 3-13 10-39 13-50 1-5 12-23 20-32 4-2 15-12 32-12 10 0 10 3 16 4-11 2-20 11-20 21 0 7 3 14 14 14 10 0 22-8 22-23 0-13-13-25-32-25-25 0-43 19-49 30-3-18-18-30-35-30-19 0-26 15-29 22-8 13-12 36-12 37 0 5 3 5 4 5 4 0 5-1 7-9 7-28 14-46 29-46 6 0 11 3 11 17 0 8-2 12-6 33-8 30-15 60-23 89z"><text:p/></draw:path><draw:path draw:style-name="gr3" draw:text-style-name="P107" svg:width="0.183cm" svg:height="0.012cm" svg:x="4.383cm" svg:y="1.104cm" svg:viewBox="0 0 184 13" svg:d="M173 13c4 0 11 0 11-6 0-7-7-7-11-7-54 0-108 0-162 0-4 0-11 0-11 7 0 6 7 6 11 6 54 0 108 0 162 0z"><text:p/></draw:path><draw:path draw:style-name="gr3" draw:text-style-name="P107" svg:width="0.164cm" svg:height="0.121cm" svg:x="4.609cm" svg:y="1.059cm" svg:viewBox="0 0 165 122" svg:d="M20 102c-1 5-1 8-2 11 0 7 4 9 8 9 6 0 10-3 11-5 1-3 4-11 5-17 2-5 4-17 6-24 1-7 4-12 5-19 3-11 3-13 11-24 7-11 21-25 40-25 16 0 17 14 17 19 0 16-12 47-17 58-3 7-4 10-4 14 0 14 12 23 26 23 27 0 39-37 39-41 0-3-3-3-4-3-4 0-4 1-5 4-6 21-19 32-28 32-7 0-8-3-8-8 0-7 2-10 6-22 4-9 15-38 15-53 0-26-21-31-35-31-22 0-38 14-46 25-2-18-18-25-29-25s-18 9-21 15c-7 10-10 26-10 27 0 3 3 3 4 3 5 0 5 0 7-8 3-16 9-29 20-29 6 0 9 6 9 13 0 5-4 15-5 23-2 8-4 18-6 24-4 11-6 23-9 34z"><text:p/></draw:path><draw:path draw:style-name="gr3" draw:text-style-name="P107" svg:width="0.198cm" svg:height="0.198cm" svg:x="4.806cm" svg:y="1.01cm" svg:viewBox="0 0 199 199" svg:d="M107 106c27 0 55 0 82 0 3 0 10 0 10-7s-5-7-10-7c-27 0-55 0-82 0 0-27 0-55 0-82 0-3 0-10-7-10s-7 6-7 10c0 27 0 55 0 82-27 0-56 0-83 0-3 0-10 0-10 7s7 7 10 7c27 0 56 0 83 0 0 27 0 56 0 83 0 3 0 10 7 10s7-7 7-10c0-27 0-56 0-83z"><text:p/></draw:path><draw:path draw:style-name="gr3" draw:text-style-name="P107" svg:width="0.119cm" svg:height="0.178cm" svg:x="5.041cm" svg:y="1cm" svg:viewBox="0 0 120 179" svg:d="M120 130c-3 0-6 0-9 0-1 6-4 22-8 25-2 1-23 1-26 1-17 0-33 0-50 0 28-25 38-33 54-45 20-16 39-33 39-58 0-33-29-53-64-53-33 0-56 23-56 48 0 14 12 15 14 15 7 0 15-5 15-15 0-4-2-14-16-14 8-19 27-25 40-25 26 0 40 22 40 44 0 23-16 42-25 52-22 20-43 42-65 63-3 4-3 4-3 11 37 0 75 0 112 0 2-16 6-33 8-49z"><text:p/></draw:path><draw:path draw:style-name="gr3" draw:text-style-name="P107" svg:width="0.089cm" svg:height="0.385cm" svg:x="5.219cm" svg:y="1.029cm" svg:viewBox="0 0 90 386" svg:d="M90 194c0-31-4-77-25-121-23-48-57-73-61-73-2 0-4 1-4 3 0 1 0 3 8 9 38 39 60 100 60 182 0 66-14 133-63 182-5 5-5 6-5 7 0 2 2 3 4 3 4 0 39-26 62-75 20-43 24-86 24-117z"><text:p/></draw:path><draw:path draw:style-name="gr3" draw:text-style-name="P107" svg:width="0.4cm" svg:height="0.305cm" svg:x="5.302cm" svg:y="1.068cm" svg:viewBox="0 0 401 306" svg:d="M399 14c1-1 2-3 2-6 0-5-3-8-7-8-1 0-4 1-5 2-128 97-257 193-386 290-2 2-3 4-3 6 0 4 3 8 8 8 1 0 3-1 4-2 129-97 259-193 387-290z"><text:p/></draw:path><draw:path draw:style-name="gr3" draw:text-style-name="P107" svg:width="0.402cm" svg:height="0.304cm" svg:x="5.387cm" svg:y="1.006cm" svg:viewBox="0 0 403 305" svg:d="M399 13c2-1 4-3 4-5 0-5-4-8-8-8-2 0-3 0-5 1-128 97-258 193-387 289-2 3-3 5-3 7 0 4 4 8 8 8 2 0 3-1 5-1 129-97 258-194 386-291z"><text:p/></draw:path><draw:path draw:style-name="gr3" draw:text-style-name="P107" svg:width="0.156cm" svg:height="0.174cm" svg:x="5.359cm" svg:y="1.148cm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3 4 4 5 5 0 5-1 7-9 7-28 14-46 29-46 6 0 12 3 12 17 0 8-1 12-7 33-8 30-14 60-22 89z"><text:p/></draw:path><draw:path draw:style-name="gr3" draw:text-style-name="P107" svg:width="0.164cm" svg:height="0.121cm" svg:x="5.546cm" svg:y="1.059cm" svg:viewBox="0 0 165 122" svg:d="M20 102c-1 5-1 8-2 11 0 7 4 9 8 9 6 0 10-3 11-5 1-3 4-11 5-17 2-5 4-17 6-24 1-7 4-12 5-19 3-11 3-13 11-24 7-11 21-25 40-25 16 0 17 14 17 19 0 16-12 47-17 58-3 7-4 10-4 14 0 14 12 23 26 23 27 0 39-37 39-41 0-3-3-3-4-3-4 0-4 1-5 4-6 21-19 32-28 32-7 0-8-3-8-8 0-7 2-10 6-22 4-9 15-38 15-53 0-26-21-31-35-31-22 0-38 14-46 25-2-18-18-25-29-25s-18 9-21 15c-7 10-10 26-10 27 0 3 3 3 4 3 5 0 5 0 7-8 3-16 9-29 19-29 7 0 10 6 10 13 0 5-4 15-5 23-2 8-5 18-6 24-4 11-6 23-9 34z"><text:p/></draw:path><draw:path draw:style-name="gr3" draw:text-style-name="P107" svg:width="2.986cm" svg:height="0.014cm" svg:x="2.756cm" svg:y="1.473cm" svg:viewBox="0 0 2987 15" svg:d="M1494 15c-499 0-996 0-1494 0 0-5 0-9 0-15 995 0 1992 0 2987 0 0 6 0 10 0 15-497 0-995 0-1493 0z"><text:p/></draw:path><draw:path draw:style-name="gr3" draw:text-style-name="P107" svg:width="0.402cm" svg:height="0.305cm" svg:x="4.005cm" svg:y="1.596cm" svg:viewBox="0 0 403 306" svg:d="M399 14c2-1 4-3 4-6 0-5-4-8-8-8-2 0-3 1-5 1-128 97-258 194-387 290-1 2-3 4-3 7s4 8 9 8c1 0 2-1 4-2 129-97 258-193 386-290z"><text:p/></draw:path><draw:path draw:style-name="gr3" draw:text-style-name="P107" svg:width="0.4cm" svg:height="0.305cm" svg:x="4.092cm" svg:y="1.531cm" svg:viewBox="0 0 401 306" svg:d="M399 14c1-1 2-3 2-6 0-5-3-8-7-8-1 0-4 1-5 2-128 97-257 193-386 289-2 3-3 5-3 7 0 5 3 8 8 8 1 0 3-1 4-2 129-97 259-193 387-290z"><text:p/></draw:path><draw:path draw:style-name="gr3" draw:text-style-name="P107" svg:width="0.156cm" svg:height="0.174cm" svg:x="4.063cm" svg:y="1.672cm" svg:viewBox="0 0 157 175" svg:d="M23 147c-1 7-4 16-4 18 0 7 5 10 12 10 4 0 11-3 14-11 0-1 13-54 15-61 3-13 10-40 13-50 1-6 12-23 22-32 2-2 14-12 30-12 10 0 10 3 16 4-11 2-20 11-20 21 0 7 4 13 15 13 10 0 21-8 21-22s-12-25-32-25c-25 0-43 19-49 30-3-18-18-30-35-30-18 0-26 15-29 22-8 13-12 36-12 37 0 4 3 4 4 4 5 0 5 0 7-9 7-28 14-45 29-45 6 0 12 2 12 17 0 8-1 13-7 32-8 30-14 60-22 89z"><text:p/></draw:path><draw:path draw:style-name="gr3" draw:text-style-name="P107" svg:width="0.165cm" svg:height="0.121cm" svg:x="4.249cm" svg:y="1.583cm" svg:viewBox="0 0 166 122" svg:d="M21 102c-1 4-3 10-3 11 0 7 5 9 9 9 5 0 8-3 10-5 1-4 5-11 6-18 1-4 4-18 5-24 3-6 4-12 5-18 3-11 4-13 12-24s20-25 41-25c15 0 15 14 15 18 0 17-11 47-15 59-4 7-5 10-5 14 0 14 12 23 25 23 28 0 40-37 40-42 0-3-3-3-4-3-5 0-5 2-6 4-5 22-17 33-28 33-6 0-7-3-7-8 0-7 1-10 7-22 3-9 14-38 14-53 0-27-21-31-35-31-23 0-39 14-47 25-2-18-17-25-28-25-12 0-18 9-22 14-6 11-10 27-10 28 0 3 4 3 5 3 4 0 4-1 6-8 4-16 9-29 20-29 6 0 9 5 9 13 0 5-3 15-5 23-2 7-4 18-5 24-4 11-6 23-9 34z"><text:p/></draw:path><draw:path draw:style-name="gr3" draw:text-style-name="P107" svg:width="0.256cm" svg:height="0.089cm" svg:x="2.324cm" svg:y="2.36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107" svg:width="0.156cm" svg:height="0.174cm" svg:x="2.721cm" svg:y="2.337cm" svg:viewBox="0 0 157 175" svg:d="M23 147c-1 6-3 15-3 17 0 8 5 11 11 11 4 0 12-3 14-11 1-2 14-54 15-62 4-12 10-39 13-49 2-6 13-23 22-32 3-3 14-13 30-13 10 0 16 5 17 5-12 1-20 11-20 21 0 6 3 13 14 13 10 0 21-9 21-23 0-13-12-24-32-24-25 0-41 19-49 30-3-18-17-30-35-30s-26 14-29 22c-7 13-12 36-12 37 0 4 3 3 4 4 5 0 5 0 7-9 7-28 14-46 29-46 6 0 12 3 12 17 0 9-1 13-7 33-8 30-14 60-22 89z"><text:p/></draw:path><draw:path draw:style-name="gr3" draw:text-style-name="P107" svg:width="0.164cm" svg:height="0.121cm" svg:x="2.907cm" svg:y="2.228cm" svg:viewBox="0 0 165 122" svg:d="M20 102c-1 4-1 8-2 11 0 7 4 9 8 9 6 0 10-3 11-5 1-3 4-11 5-17 2-5 4-18 6-25 1-6 4-11 5-18 3-11 3-13 11-24 7-11 21-25 40-25 16 0 17 14 17 18 0 17-12 47-17 59-3 7-4 10-4 14 0 14 12 23 26 23 27 0 39-37 39-41s-3-4-4-4c-4 0-4 2-5 6-6 20-19 31-28 31-7 0-8-3-8-8 0-7 2-10 6-22 4-9 15-38 15-53 0-27-21-31-35-31-22 0-38 14-46 25-2-18-18-25-29-25s-18 9-21 15c-7 10-10 26-10 27 0 3 3 3 4 3 5 0 5-1 6-8 4-16 10-29 20-29 7 0 10 6 10 13 0 5-4 15-5 23-2 8-5 18-6 24-4 11-6 23-9 34z"><text:p/></draw:path><draw:path draw:style-name="gr3" draw:text-style-name="P107" svg:width="0.182cm" svg:height="0.012cm" svg:x="3.115cm" svg:y="2.276cm" svg:viewBox="0 0 183 13" svg:d="M172 13c4 0 11 0 11-6 0-7-7-7-11-7-54 0-108 0-162 0-3 0-10 0-10 7 0 6 5 6 10 6 54 0 108 0 162 0z"><text:p/></draw:path><draw:path draw:style-name="gr3" draw:text-style-name="P107" svg:width="0.119cm" svg:height="0.179cm" svg:x="3.344cm" svg:y="2.168cm" svg:viewBox="0 0 120 180" svg:d="M120 131c-3 0-7 0-10 0 0 5-3 22-7 24-2 2-23 2-26 2-17 0-34 0-51 0 29-25 39-33 55-45 20-16 39-33 39-59 0-32-29-53-64-53-33 0-56 24-56 48 0 15 12 16 14 16 7 0 15-5 15-15 0-4-3-14-16-14 8-19 27-25 40-25 26 0 40 22 40 43 0 24-16 43-25 53-22 20-43 43-65 63-3 3-3 4-3 11 37 0 74 0 111 0 3-16 6-33 9-49z"><text:p/></draw:path><draw:path draw:style-name="gr3" draw:text-style-name="P107" svg:width="0.256cm" svg:height="0.256cm" svg:x="3.608cm" svg:y="2.282cm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3" draw:text-style-name="P107" svg:width="0.127cm" svg:height="0.256cm" svg:x="4.352cm" svg:y="1.989cm" svg:viewBox="0 0 128 257" svg:d="M79 10c0-9 0-10-9-10-24 25-58 25-70 25 0 5 0 8 0 12 8 0 31 0 51-11 0 68 0 134 0 201 0 14-2 18-37 18-4 0-7 0-12 0 0 5 0 8 0 12 13-1 47-1 63-1 15 0 49 0 63 1 0-4 0-7 0-12-5 0-8 0-13 0-35 0-36-4-36-18 0-73 0-144 0-217z"><text:p/></draw:path><draw:path draw:style-name="gr3" draw:text-style-name="P107" svg:width="0.79cm" svg:height="0.014cm" svg:x="4.019cm" svg:y="2.404cm" svg:viewBox="0 0 791 15" svg:d="M395 15c-132 0-263 0-395 0 0-5 0-9 0-15 264 0 527 0 791 0 0 6 0 10 0 15-132 0-264 0-396 0z"><text:p/></draw:path><draw:path draw:style-name="gr3" draw:text-style-name="P107" svg:width="0.156cm" svg:height="0.174cm" svg:x="4.03cm" svg:y="2.602cm" svg:viewBox="0 0 157 175" svg:d="M23 147c-1 6-3 16-3 17 0 8 5 11 11 11 4 0 11-3 14-11 1-1 13-54 15-62 4-12 10-39 13-49 2-6 12-23 22-32 3-3 14-13 30-13 10 0 16 5 17 5-12 1-21 11-21 21 0 6 4 13 15 13 10 0 21-9 21-23 0-13-12-24-32-24-25 0-41 19-49 30-3-18-18-30-35-30-18 0-26 14-29 22-7 13-12 36-12 37 0 4 3 3 4 4 5 0 5 0 7-9 7-28 14-46 29-46 6 0 12 3 12 17 0 9-1 14-7 33-8 30-14 60-22 89z"><text:p/></draw:path><draw:path draw:style-name="gr3" draw:text-style-name="P107" svg:width="0.164cm" svg:height="0.121cm" svg:x="4.217cm" svg:y="2.542cm" svg:viewBox="0 0 165 122" svg:d="M20 102c-1 4-2 10-2 11 0 6 4 9 8 9 5 0 9-4 11-6 1-4 4-11 5-17 1-4 4-18 5-24 2-6 4-12 6-18 2-12 3-13 11-25 7-10 20-24 40-24 16 0 16 13 16 18 0 17-11 47-16 58-3 7-4 11-4 15 0 14 12 23 26 23 27 0 39-37 39-42 0-3-3-3-4-3-4 0-5 2-6 4-5 22-18 33-29 33-5 0-6-3-6-9s1-9 6-22c4-8 15-37 15-52 0-27-21-31-35-31-24 0-38 13-47 24-1-18-17-24-28-24-12 0-18 9-21 14-7 10-10 26-10 28 0 3 3 3 4 3 4 0 5-1 6-9 4-15 10-28 20-28 7 0 8 5 8 13 0 5-3 14-4 22-2 8-4 19-5 24-4 12-6 23-9 35z"><text:p/></draw:path><draw:path draw:style-name="gr3" draw:text-style-name="P107" svg:width="0.183cm" svg:height="0.012cm" svg:x="4.424cm" svg:y="2.589cm" svg:viewBox="0 0 184 13" svg:d="M173 13c4 0 11 0 11-6 0-7-7-7-11-7-54 0-108 0-162 0-4 0-11 0-11 7 0 6 7 6 11 6 54 0 108 0 162 0z"><text:p/></draw:path><draw:path draw:style-name="gr3" draw:text-style-name="P107" svg:width="0.119cm" svg:height="0.178cm" svg:x="4.654cm" svg:y="2.481cm" svg:viewBox="0 0 120 179" svg:d="M120 131c-3 0-7 0-10 0 0 5-3 22-7 24-2 1-23 1-26 1-17 0-34 0-51 0 29-24 39-32 54-45 21-15 40-33 40-58 0-33-29-53-64-53-33 0-56 23-56 48 0 15 12 16 14 16 7 0 15-5 15-15 0-5-3-14-16-14 8-20 27-25 39-25 27 0 41 21 41 43 0 23-16 42-25 52-22 22-44 42-66 64-2 3-2 4-2 10 37 0 74 0 111 0 3-16 6-32 9-48z"><text:p/></draw:path></draw:g></text:p>
                  <text:list text:continue-numbering="true">
                    <text:list-item>
                      <text:p text:style-name="P65">לפי ה"א לכל <draw:g text:anchor-type="as-char" svg:y="-0.173cm" draw:z-index="93" draw:name="Shape64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טבעי <draw:g text:anchor-type="as-char" svg:y="-0.339cm" draw:z-index="149" draw:name="Shape65" draw:style-name="gr1"><svg:title>TexMaths</svg:title><svg:desc>11§display§r^{n - 2} + \tfrac{1}{r^{n - 2}}§svg§600§FALSE§</svg:desc><draw:path draw:style-name="gr2" draw:text-style-name="P106" svg:width="1.95cm" svg:height="0.433cm" svg:x="0.01cm" svg:y="0.018cm" svg:viewBox="0 0 1951 434" svg:d="M977 434c-326 0-651 0-977 0 0-145 0-289 0-434 650 0 1301 0 1951 0 0 145 0 289 0 434-324 0-650 0-974 0z"><text:p/></draw:path><draw:path draw:style-name="gr3" draw:text-style-name="P107" svg:width="0.156cm" svg:height="0.174cm" svg:x="0.001cm" svg:y="0.168cm" svg:viewBox="0 0 157 175" svg:d="M23 148c-1 6-3 15-3 17 0 6 5 10 11 10 4 0 12-4 14-11 1-1 14-54 16-61 3-13 9-39 12-50 2-5 13-23 22-32 3-2 14-12 30-12 10 0 11 3 17 4-12 2-20 11-20 21 0 7 3 14 14 14 10 0 21-8 21-23 0-13-12-25-32-25-25 0-41 19-49 30-3-18-17-30-35-30s-26 15-29 22c-6 13-12 36-12 37 0 5 4 5 6 5 3 0 3-1 6-9 7-28 14-46 28-46 6 0 12 3 12 17 0 8-1 12-6 32-7 30-15 60-23 90z"><text:p/></draw:path><draw:path draw:style-name="gr3" draw:text-style-name="P107" svg:width="0.164cm" svg:height="0.121cm" svg:x="0.188cm" svg:y="0.061cm" svg:viewBox="0 0 165 122" svg:d="M20 102c-1 3-2 10-2 11 0 6 4 9 8 9 6 0 10-4 11-7s4-11 5-16c2-5 4-18 6-24 1-6 4-12 5-18 3-11 3-13 11-25 7-10 21-24 40-24 16 0 17 13 17 18 0 17-12 46-17 57-3 8-4 11-4 16 0 14 12 23 26 23 27 0 39-37 39-42 0-3-3-3-4-3-4 0-4 2-5 4-6 22-18 33-28 33-7 0-8-4-8-10 0-5 2-10 6-22 4-7 15-36 15-51 0-27-21-31-35-31-22 0-38 14-46 24-2-19-18-24-29-24s-18 9-21 14c-7 10-10 26-10 28 0 3 3 3 4 3 5 0 5-1 7-9 3-15 9-28 20-28 6 0 9 5 9 13 0 5-4 14-5 22-2 6-4 19-6 24-4 12-6 23-9 35z"><text:p/></draw:path><draw:path draw:style-name="gr3" draw:text-style-name="P107" svg:width="0.182cm" svg:height="0.012cm" svg:x="0.396cm" svg:y="0.106cm" svg:viewBox="0 0 183 13" svg:d="M172 13c4 0 11 0 11-6 0-7-7-7-11-7-54 0-108 0-162 0-3 0-10 0-10 7 0 6 6 6 10 6 54 0 108 0 162 0z"><text:p/></draw:path><draw:path draw:style-name="gr3" draw:text-style-name="P107" svg:width="0.119cm" svg:height="0.178cm" svg:x="0.625cm" svg:y="0cm" svg:viewBox="0 0 120 179" svg:d="M120 131c-3 0-7 0-10 0 0 5-3 22-7 24-2 1-23 1-26 1-16 0-34 0-51 0 29-24 39-32 55-45 20-15 39-33 39-58 0-33-29-53-64-53-33 0-56 24-56 48 0 15 12 16 14 16 7 0 15-5 15-15 0-4-3-14-16-14 8-20 27-25 40-25 26 0 41 21 41 43 0 24-17 41-26 51-22 21-43 43-65 65-3 2-3 2-3 10 37 0 74 0 111 0 3-16 6-33 9-48z"><text:p/></draw:path><draw:path draw:style-name="gr3" draw:text-style-name="P107" svg:width="0.256cm" svg:height="0.254cm" svg:x="0.889cm" svg:y="0.114cm" svg:viewBox="0 0 257 255" svg:d="M136 136c37 0 72 0 108 0 6 0 13 0 13-7 0-8-7-8-13-8-36 0-71 0-108 0 0-36 0-73 0-109 0-5 0-12-7-12-8 0-8 7-8 12 0 36 0 73 0 109-36 0-71 0-108 0-5 0-13 0-13 8 0 7 8 7 13 7 37 0 72 0 108 0 0 35 0 72 0 108 0 5 0 11 8 11 7 0 7-6 7-11 0-36 0-73 0-108z"><text:p/></draw:path><draw:path draw:style-name="gr3" draw:text-style-name="P107" svg:width="0.097cm" svg:height="0.178cm" svg:x="1.593cm" svg:y="0.008cm" svg:viewBox="0 0 98 179" svg:d="M60 8c0-8 0-8-7-8-18 16-42 18-53 18 0 3 0 6 0 9 6 0 24 0 38-7 0 46 0 91 0 137 0 9 0 12-26 12-3 0-8 0-11 0 0 3 0 7 0 10 6 0 39-1 48-1s43 1 49 1c0-3 0-7 0-10-3 0-7 0-10 0-28 0-28-3-28-12 0-50 0-100 0-149z"><text:p/></draw:path><draw:path draw:style-name="gr3" draw:text-style-name="P107" svg:width="0.681cm" svg:height="0.014cm" svg:x="1.299cm" svg:y="0.235cm" svg:viewBox="0 0 682 15" svg:d="M341 15c-113 0-228 0-341 0 0-5 0-10 0-15 228 0 454 0 682 0 0 5 0 10 0 15-114 0-228 0-341 0z"><text:p/></draw:path><draw:path draw:style-name="gr3" draw:text-style-name="P107" svg:width="0.126cm" svg:height="0.121cm" svg:x="1.311cm" svg:y="0.352cm" svg:viewBox="0 0 127 122" svg:d="M52 65c0-2 5-27 6-28 0-2 9-15 17-22 3-2 11-7 22-7 3 0 10 0 15 3-9 3-12 10-12 15 0 6 5 10 11 10 7 0 16-5 16-16 0-15-16-20-29-20-14 0-26 5-39 19-5-17-22-19-27-19-11 0-18 7-22 14-6 10-10 26-10 28 0 3 3 2 4 3 5 0 5-1 7-9 4-16 9-28 20-28 6 0 9 5 9 13 0 5-3 14-5 22-2 6-4 19-5 24-4 12-6 23-9 35-1 3-3 10-3 11 0 6 5 9 10 9 3 0 8-2 11-8 1-2 3-14 5-21 2-10 6-18 8-28z"><text:p/></draw:path><draw:path draw:style-name="gr3" draw:text-style-name="P107" svg:width="0.134cm" svg:height="0.086cm" svg:x="1.469cm" svg:y="0.308cm" svg:viewBox="0 0 135 87" svg:d="M20 66c-1 4-4 13-4 14 0 5 4 7 7 7s8-1 10-7c0-1 2-10 3-14 7-26 7-26 8-28 2-5 15-31 40-31 10 0 13 4 13 13 0 11-8 31-12 42-1 2-3 5-3 8 0 10 10 17 21 17 21 0 32-25 32-30 0-3-3-3-4-3-3 0-3 1-5 4-4 12-13 22-21 22-5 0-6-3-6-8 0-3 0-5 2-9 3-8 12-30 12-41 0-14-10-22-28-22s-30 10-37 19c-1-16-16-19-24-19-19 0-24 29-24 30 0 2 2 1 3 2 4 0 5-1 5-3 3-11 7-22 15-22 7 0 9 5 9 9 0 3-2 10-3 16-2 4-4 12-5 16-1 6-3 12-4 18z"><text:p/></draw:path><draw:path draw:style-name="gr3" draw:text-style-name="P107" svg:width="0.146cm" svg:height="0.01cm" svg:x="1.652cm" svg:y="0.339cm" svg:viewBox="0 0 147 11" svg:d="M139 11c3 0 8 0 8-6 0-5-5-5-8-5-44 0-87 0-131 0-4 0-8 0-8 5 0 6 4 6 8 6 44 0 87 0 131 0z"><text:p/></draw:path><draw:path draw:style-name="gr3" draw:text-style-name="P107" svg:width="0.095cm" svg:height="0.128cm" svg:x="1.848cm" svg:y="0.264cm" svg:viewBox="0 0 96 129" svg:d="M96 91c-3 0-6 0-8 0-1 5-3 16-6 18-2 1-17 1-20 1-14 0-26 0-39 0 13-9 28-20 40-28 16-12 33-23 33-44 0-24-23-38-51-38-26 0-45 15-45 34 0 10 8 12 11 12 5 0 11-3 11-12 0-7-4-10-11-11 5-9 17-14 30-14 18 0 34 11 34 29 0 17-11 29-26 42s-31 27-47 40c-2 2-2 2-2 3s0 3 0 6c30 0 59 0 89 0 2-14 4-26 7-38z"><text:p/></draw:path></draw:g><text:s/>שלם. <text:span text:style-name="T31">משום שכפל מספר שלם ב־</text:span><text:span text:style-name="T31"><draw:g text:anchor-type="as-char" svg:y="-0.288cm" draw:z-index="92" draw:name="Shape66" draw:style-name="gr1"><svg:title>TexMaths</svg:title><svg:desc>11§display§(-1)§svg§600§FALSE§</svg:desc><draw:path draw:style-name="gr2" draw:text-style-name="P106" svg:width="0.713cm" svg:height="0.344cm" svg:x="0.001cm" svg:y="0.018cm" svg:viewBox="0 0 714 345" svg:d="M0 0c238 0 477 0 714 0 0 115 0 230 0 345-237 0-476 0-714 0 0-115 0-230 0-345z"><text:p/></draw:path><draw:path draw:style-name="gr3" draw:text-style-name="P107" svg:width="0.088cm" svg:height="0.383cm" svg:x="0.02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107" svg:width="0.235cm" svg:height="0.014cm" svg:x="0.164cm" svg:y="0.182cm" svg:viewBox="0 0 236 15" svg:d="M222 15c7 0 14 0 14-7 0-8-7-8-14-8-70 0-139 0-209 0-6 0-13 0-13 8 0 7 7 7 13 7 70 0 139 0 209 0z"><text:p/></draw:path><draw:path draw:style-name="gr3" draw:text-style-name="P107" svg:width="0.127cm" svg:height="0.256cm" svg:x="0.464cm" svg:y="0.032cm" svg:viewBox="0 0 128 257" svg:d="M79 10c0-9 0-10-9-10-23 25-57 25-70 25 0 5 0 8 0 12 8 0 31 0 51-9 0 66 0 132 0 198 0 13-1 18-36 18-4 0-7 0-12 0 0 5 0 9 0 13 14-3 47-3 62-3s49 0 63 3c0-4 0-8 0-13-5 0-8 0-12 0-36 0-37-4-37-18 0-72 0-145 0-216z"><text:p/></draw:path><draw:path draw:style-name="gr3" draw:text-style-name="P107" svg:width="0.088cm" svg:height="0.383cm" svg:x="0.646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1"> הינו מספר שלם, ניתן לקבוע כי </text:span><text:span text:style-name="T31"><draw:g text:anchor-type="as-char" svg:y="-0.355cm" draw:z-index="151" draw:name="Shape67" draw:style-name="gr1"><svg:title>TexMaths</svg:title><svg:desc>11§display§\forall r \in A. - \tfrac{r^n}{r} - \tfrac{r}{r^n} \in \mathbb{Z}§svg§600§FALSE§</svg:desc><draw:path draw:style-name="gr2" draw:text-style-name="P106" svg:width="3.759cm" svg:height="0.449cm" svg:x="0.02cm" svg:y="0.018cm" svg:viewBox="0 0 3760 450" svg:d="M0 0c1253 0 2507 0 3760 0 0 150 0 300 0 450-1253 0-2507 0-3760 0 0-150 0-300 0-450z"><text:p/></draw:path><draw:path draw:style-name="gr3" draw:text-style-name="P107" svg:width="0.214cm" svg:height="0.275cm" svg:x="0cm" svg:y="0.085cm" svg:viewBox="0 0 215 276" svg:d="M213 14c2-3 2-4 2-6 0-4-3-8-8-8s-7 4-9 9c-11 29-21 56-32 85-39 0-78 0-118 0-11-29-20-56-31-85-3-6-4-9-9-9-4 0-8 4-8 8 0 1 0 1 2 6 32 84 65 169 97 253 1 5 3 9 9 9 5 0 6-5 8-8 33-84 64-169 97-254zM55 109c35 0 69 0 105 0-18 45-35 92-52 137-18-45-35-92-53-137z"><text:p/></draw:path><draw:path draw:style-name="gr3" draw:text-style-name="P107" svg:width="0.156cm" svg:height="0.174cm" svg:x="0.226cm" svg:y="0.182cm" svg:viewBox="0 0 157 175" svg:d="M23 149c-1 5-3 14-3 16 0 7 5 10 11 10 4 0 12-2 14-10 1-2 14-55 16-61 3-12 9-40 12-50 2-5 13-24 22-32 3-3 14-13 30-13 10 0 11 3 17 4-12 2-20 12-20 22 0 6 3 14 14 14 10 0 21-9 21-24 0-13-12-25-32-25-25 0-41 20-49 30-3-17-17-30-35-30s-26 15-29 22c-6 13-12 36-12 39s4 3 6 3c3 0 3 0 6-9 7-27 14-46 28-46 6 0 12 3 12 17 0 9-1 14-7 34-8 29-14 59-22 89z"><text:p/></draw:path><draw:path draw:style-name="gr3" draw:text-style-name="P107" svg:width="0.193cm" svg:height="0.224cm" svg:x="0.539cm" svg:y="0.145cm" svg:viewBox="0 0 194 225" svg:d="M180 120c7 0 14 0 14-7 0-8-7-8-14-8-55 0-108 0-163 0 4-52 48-90 103-90 20 0 41 0 60 0 7 0 14 0 14-7 0-8-7-8-14-8-20 0-40 0-61 0-66 0-119 51-119 113 0 61 53 112 119 112 21 0 41 0 61 0 7 0 14 0 14-8 0-7-7-7-14-7-19 0-40 0-60 0-55 0-99-38-103-90 55 0 108 0 163 0z"><text:p/></draw:path><draw:path draw:style-name="gr3" draw:text-style-name="P107" svg:width="0.264cm" svg:height="0.276cm" svg:x="0.886cm" svg:y="0.078cm" svg:viewBox="0 0 265 277" svg:d="M56 233c-15 25-31 31-47 32-6 0-9 0-9 7 0 3 2 5 6 5 9 0 22-1 33-1 13 0 26 1 38 1 2 0 8 0 8-8 0-4-4-4-7-4-9-1-17-5-17-15 0-4 2-7 5-13 10-16 19-33 29-48 32 0 65 0 96 0 2 7 7 59 7 63 0 12-20 13-27 13-6 0-10 0-10 7 0 5 3 4 5 5 17 0 33-1 49-1 9 0 34 1 44 1 2 0 6 0 6-8 0-4-3-4-9-4-24 0-24-4-25-15-8-79-15-160-23-240-1-8-1-10-8-10-5 0-7 3-10 7-45 75-89 150-134 226zM102 177c26-44 51-87 76-128 5 41 8 84 12 128-29 0-58 0-88 0z"><text:p/></draw:path><draw:path draw:style-name="gr3" draw:text-style-name="P107" svg:width="0.04cm" svg:height="0.041cm" svg:x="1.196cm" svg:y="0.309cm" svg:viewBox="0 0 41 42" svg:d="M41 21c0-11-10-21-21-21s-20 10-20 21 9 21 20 21 21-10 21-21z"><text:p/></draw:path><draw:path draw:style-name="gr3" draw:text-style-name="P107" svg:width="0.236cm" svg:height="0.014cm" svg:x="1.387cm" svg:y="0.249cm" svg:viewBox="0 0 237 15" svg:d="M223 15c7 0 14 0 14-7 0-8-7-8-14-8-69 0-139 0-209 0-6 0-14 0-14 8 0 7 8 7 14 7 70 0 140 0 209 0z"><text:p/></draw:path><draw:path draw:style-name="gr3" draw:text-style-name="P107" svg:width="0.126cm" svg:height="0.121cm" svg:x="1.801cm" svg:y="0.083cm" svg:viewBox="0 0 127 122" svg:d="M51 65c1-2 6-26 7-27 0-3 8-16 17-23 3-2 11-7 22-7 3 0 10 0 15 3-9 3-12 11-12 15 0 6 5 10 11 10s16-5 16-16c0-14-16-20-30-20-13 0-25 6-38 20-5-17-22-20-28-20-10 0-17 7-21 14-6 10-10 26-10 28 0 3 3 2 4 3 5 0 5-1 7-7 3-17 9-30 20-30 6 0 9 5 9 13 0 5-3 14-5 22-2 7-4 19-6 25-3 11-6 22-8 35-1 3-3 10-3 11 0 5 5 8 8 8 5 0 10-2 13-7 1-2 3-15 5-21 2-10 4-19 7-29z"><text:p/></draw:path><draw:path draw:style-name="gr3" draw:text-style-name="P107" svg:width="0.134cm" svg:height="0.086cm" svg:x="1.957cm" svg:y="0cm" svg:viewBox="0 0 135 87" svg:d="M20 66c-1 6-3 13-3 15 0 4 3 6 6 6s8-1 10-5c0-1 2-10 3-16 7-26 7-26 7-27 3-5 16-32 41-32 8 0 13 5 13 14 0 11-8 31-12 42-1 2-2 4-2 8 0 10 9 16 20 16 21 0 32-24 32-30 0-2-3-2-4-2-3 0-3 1-4 5-5 11-14 22-22 22-5 0-6-4-6-8 0-5 0-7 2-10 4-8 12-30 12-41 0-14-10-23-28-23s-30 11-37 19c-1-16-16-19-24-19-18 0-16 20-24 30 0 3 2 3 3 3 4 0 5-1 5-4 3-11 7-22 15-22 7 0 9 6 9 10 0 3-2 9-3 15s-4 13-5 18-3 11-4 16z"><text:p/></draw:path><draw:path draw:style-name="gr3" draw:text-style-name="P107" svg:width="0.34cm" svg:height="0.014cm" svg:x="1.789cm" svg:y="0.249cm" svg:viewBox="0 0 341 15" svg:d="M0 0c113 0 228 0 341 0 0 6 0 10 0 15-113 0-228 0-341 0 0-5 0-9 0-15z"><text:p/></draw:path><draw:path draw:style-name="gr3" draw:text-style-name="P107" svg:width="0.126cm" svg:height="0.121cm" svg:x="1.895cm" svg:y="0.368cm" svg:viewBox="0 0 127 122" svg:d="M52 65c0-2 5-26 6-27 0-3 9-16 17-23 3-2 11-7 22-7 3 0 10 0 15 4-9 2-12 10-12 14 0 6 5 10 11 10 7 0 16-5 16-16 0-14-16-20-29-20-14 0-26 6-39 20-5-17-22-20-27-20-11 0-18 7-22 14-6 10-10 27-10 28 0 3 3 2 4 3 5 0 5-1 7-7 4-17 9-30 20-30 6 0 9 6 9 13 0 5-3 15-5 23-2 7-4 18-5 24-4 11-6 22-9 35-1 3-3 10-3 11 0 6 5 8 10 8 3 0 8-2 11-7 1-2 3-14 5-21 2-10 6-19 8-29z"><text:p/></draw:path><draw:path draw:style-name="gr3" draw:text-style-name="P107" svg:width="0.236cm" svg:height="0.014cm" svg:x="2.293cm" svg:y="0.249cm" svg:viewBox="0 0 237 15" svg:d="M223 15c7 0 14 0 14-7 0-8-7-8-14-8-69 0-139 0-209 0-6 0-14 0-14 8 0 7 8 7 14 7 70 0 140 0 209 0z"><text:p/></draw:path><draw:path draw:style-name="gr3" draw:text-style-name="P107" svg:width="0.126cm" svg:height="0.121cm" svg:x="2.801cm" svg:y="0.083cm" svg:viewBox="0 0 127 122" svg:d="M52 65c0-2 5-26 6-27 0-3 9-16 17-23 3-2 11-7 22-7 3 0 10 0 15 3-9 3-12 11-12 15 0 6 5 10 11 10 7 0 16-5 16-16 0-14-16-20-29-20-14 0-26 6-39 20-4-17-20-20-27-20-10 0-18 7-22 14-6 10-10 26-10 28 0 3 4 3 6 3 3 0 3-1 5-7 4-17 9-30 20-30 6 0 9 5 9 13 0 5-3 14-5 22-2 7-4 19-5 25-4 11-6 22-9 35-1 3-3 10-3 11 0 5 5 8 10 8 3 0 8-2 11-7 1-2 3-15 5-21 2-10 6-19 8-29z"><text:p/></draw:path><draw:path draw:style-name="gr3" draw:text-style-name="P107" svg:width="0.34cm" svg:height="0.014cm" svg:x="2.694cm" svg:y="0.249cm" svg:viewBox="0 0 341 15" svg:d="M0 0c113 0 228 0 341 0 0 6 0 10 0 15-113 0-228 0-341 0 0-5 0-9 0-15z"><text:p/></draw:path><draw:path draw:style-name="gr3" draw:text-style-name="P107" svg:width="0.126cm" svg:height="0.121cm" svg:x="2.706cm" svg:y="0.368cm" svg:viewBox="0 0 127 122" svg:d="M51 65c1-2 6-26 7-27 0-3 8-16 17-23 3-2 11-7 22-7 3 0 10 0 15 4-9 2-12 10-12 14 0 6 5 10 11 10s16-5 16-16c0-14-16-20-30-20-13 0-25 6-38 20-5-17-22-20-28-20-10 0-17 7-21 14-6 10-10 27-10 28 0 3 3 2 4 3 5 0 5-1 7-7 3-17 9-30 20-30 6 0 9 6 9 13 0 5-3 15-5 23-2 7-4 18-5 24-4 11-6 22-9 35-1 3-3 10-3 11 0 6 5 8 10 8 3 0 8-2 11-7 1-2 3-14 5-21 2-10 4-19 7-29z"><text:p/></draw:path><draw:path draw:style-name="gr3" draw:text-style-name="P107" svg:width="0.134cm" svg:height="0.086cm" svg:x="2.864cm" svg:y="0.325cm" svg:viewBox="0 0 135 87" svg:d="M20 66c-1 6-3 13-3 15 0 4 3 6 6 6s8-1 10-5c0-1 2-11 3-16 7-26 7-26 8-27 2-6 15-32 40-32 8 0 13 5 13 13 0 11-8 31-12 42-1 3-2 5-2 9 0 10 9 16 20 16 21 0 32-25 32-30 0-2-3-2-4-2-3 0-3 0-4 5-5 11-14 21-22 21-5 0-6-3-6-7 0-5 0-7 2-11 4-8 12-30 12-40 0-14-10-23-28-23s-30 10-37 19c-1-16-16-19-24-19-18 0-16 20-24 30 0 2 2 2 3 2 4 0 5-1 5-3 3-11 7-22 15-22 7 0 9 5 9 10 0 3-2 9-3 15s-4 13-5 18-3 11-4 16z"><text:p/></draw:path><draw:path draw:style-name="gr3" draw:text-style-name="P107" svg:width="0.193cm" svg:height="0.224cm" svg:x="3.221cm" svg:y="0.145cm" svg:viewBox="0 0 194 225" svg:d="M179 120c7 0 15 0 15-7 0-8-8-8-15-8-55 0-109 0-164 0 5-52 50-90 104-90 20 0 41 0 60 0 7 0 15 0 15-7 0-8-8-8-15-8-19 0-40 0-60 0-66 0-119 51-119 113 0 61 53 112 119 112 20 0 41 0 60 0 7 0 15 0 15-8 0-7-8-7-15-7-19 0-40 0-60 0-54 0-99-38-104-90 55 0 109 0 164 0z"><text:p/></draw:path><draw:path draw:style-name="gr3" draw:text-style-name="P107" svg:width="0.234cm" svg:height="0.264cm" svg:x="3.564cm" svg:y="0.09cm" svg:viewBox="0 0 235 265" svg:d="M220 14c3-5 3-5 3-6 0-8-5-8-12-8-59 0-117 0-177 0-13 0-13 1-14 11-2 18-3 35-6 53 0 1-1 3-1 4 0 6 5 8 8 8s5-2 7-5c1-10 4-27 28-41 22-15 49-16 62-16 11 0 21 0 32 0-49 79-97 158-146 236-4 5-4 6-4 7 0 8 7 8 13 8 66 0 133 0 199 0 11 0 11-1 14-11 3-25 6-50 9-75 0-5-3-8-6-8-6 0-7 4-8 12-6 32-36 67-91 67-19 0-36 0-55 0 48-78 97-157 145-236zM33 14c7 0 14 0 21 0-11 6-18 12-23 17 1-6 1-11 2-17zM165 14c13 0 26 0 40 0-49 79-98 158-147 236-13 0-25 0-38 0 48-78 97-157 145-236zM186 250c11-5 21-13 30-24-1 8-3 12-4 24-8 0-17 0-26 0z"><text:p/></draw:path></draw:g></text:span><text:span text:style-name="T31">, </text:span><text:span text:style-name="T2">כדרוש</text:span><text:span text:style-name="T31">. </text:span></text:p>
                    </text:list-item>
                  </text:list>
                </text:list-item>
                <text:list-item>
                  <text:p text:style-name="P65">נסכם: הביטוי מהווה הכפלה של שני מספרים שלמים וחיסור של מספר שלם נוסף, תוצאה אשר ידוע שהיא טבעית. <text:span text:style-name="T45">כל זאת בקשיאה עבור </text:span><text:span text:style-name="T45"><draw:g text:anchor-type="as-char" svg:y="-0.273cm" draw:z-index="150" draw:name="Shape68" draw:style-name="gr1"><svg:title>TexMaths</svg:title><svg:desc>11§display§\forall r \in A§svg§600§FALSE§</svg:desc><draw:path draw:style-name="gr2" draw:text-style-name="P106" svg:width="1.109cm" svg:height="0.25cm" svg:x="0.021cm" svg:y="0.02cm" svg:viewBox="0 0 1110 251" svg:d="M555 251c-186 0-370 0-555 0 0-84 0-167 0-251 369 0 740 0 1110 0 0 84 0 167 0 251-185 0-370 0-555 0z"><text:p/></draw:path><draw:path draw:style-name="gr3" draw:text-style-name="P107" svg:width="0.213cm" svg:height="0.274cm" svg:x="0.001cm" svg:y="0.012cm" svg:viewBox="0 0 214 275" svg:d="M213 14c1-4 1-4 1-6 0-5-2-8-7-8s-7 4-9 9c-11 28-21 56-32 85-40 0-78 0-118 0-11-29-21-57-32-85-1-6-3-9-8-9-4 0-8 3-8 8 0 1 0 1 2 6 32 84 65 168 97 251 2 6 3 10 9 10 5 0 6-4 9-9 31-83 64-168 96-252zM55 109c35 0 70 0 106 0-18 45-36 91-53 136-18-45-35-91-53-136z"><text:p/></draw:path><draw:path draw:style-name="gr3" draw:text-style-name="P107" svg:width="0.156cm" svg:height="0.173cm" svg:x="0.227cm" svg:y="0.108cm" svg:viewBox="0 0 157 174" svg:d="M23 147c-1 6-3 14-3 16 0 8 5 11 11 11 4 0 12-3 14-11 1-2 14-53 15-60 4-13 10-39 13-50 2-5 13-23 22-32 3-2 14-12 30-12 10 0 11 3 17 4-12 2-20 11-20 21 0 7 3 14 14 14 10 0 21-9 21-23 0-13-12-25-32-25-25 0-41 19-49 30-3-18-17-30-35-30s-25 15-29 22c-7 13-12 36-12 37 0 5 4 5 5 5 4 0 5-1 7-10 7-26 14-45 28-45 6 0 12 3 12 17 0 8-1 13-6 32-8 30-15 60-23 89z"><text:p/></draw:path><draw:path draw:style-name="gr3" draw:text-style-name="P107" svg:width="0.193cm" svg:height="0.221cm" svg:x="0.54cm" svg:y="0.071cm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107" svg:width="0.264cm" svg:height="0.274cm" svg:x="0.885cm" svg:y="0cm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5 42 8 84 12 126-29 0-58 0-88 0z"><text:p/></draw:path></draw:g></text:span><text:span text:style-name="T45">. </text:span><text:span text:style-name="T1">צעד האינדוקציה הוכח</text:span><text:span text:style-name="T18">.</text:span></text:p>
                </text:list-item>
              </text:list>
            </text:list-item>
          </text:list>
        </text:list-item>
        <text:list-item>
          <text:p text:style-name="P66"><text:span text:style-name="T19">האינדוקציה הוכחה</text:span><text:span text:style-name="T18"> </text:span><text:span text:style-name="T19">ו</text:span><text:span text:style-name="T18">ההוכחה השולמה, כדרוש.</text:span></text:p>
        </text:list-item>
        <text:list-item>
          <text:p text:style-name="P67">מש"ל <draw:g text:anchor-type="as-char" svg:y="-0.265cm" draw:z-index="90" draw:name="Shape69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9" text:outline-level="3">שאלה <text:span text:style-name="T33">(ו)</text:span></text:h>
      <text:list text:style-name="L8">
        <text:list-item>
          <text:p text:style-name="P28">צ.ל.:</text:p>
          <text:p text:style-name="P17"><draw:g text:anchor-type="as-char" svg:y="-0.288cm" draw:z-index="71" draw:name="Shape70" draw:style-name="gr1"><svg:title>TexMaths</svg:title><svg:desc>11§display§\forall n \in \mathbb{N}. n \ge 12 \rightarrow (\exists m, k \in \mathbb{N}. n = 3m + 7k)§svg§600§FALSE§</svg:desc><draw:path draw:style-name="gr2" draw:text-style-name="P106" svg:width="7.219cm" svg:height="0.344cm" svg:x="0.02cm" svg:y="0.018cm" svg:viewBox="0 0 7220 345" svg:d="M0 0c2407 0 4813 0 7220 0 0 115 0 230 0 345-2407 0-4813 0-7220 0 0-115 0-230 0-345z"><text:p/></draw:path><draw:path draw:style-name="gr3" draw:text-style-name="P107" svg:width="0.213cm" svg:height="0.273cm" svg:x="0cm" svg:y="0.019cm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107" svg:width="0.209cm" svg:height="0.173cm" svg:x="0.225cm" svg:y="0.115cm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5 0 7-9 7-28 14-46 28-46 7 0 12 5 12 18 0 8-1 13-6 32-8 30-15 60-23 90z"><text:p/></draw:path><draw:path draw:style-name="gr3" draw:text-style-name="P107" svg:width="0.193cm" svg:height="0.221cm" svg:x="0.586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107" svg:width="0.261cm" svg:height="0.269cm" svg:x="0.928cm" svg:y="0.025cm" svg:viewBox="0 0 262 270" svg:d="M34 34c0 63 0 126 0 187 0 21-3 28-23 28-4 0-11 1-11 6 0 8 7 8 13 8 20 0 41 0 61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9 243c-56-73-112-147-168-221-5-4-5-5-9-9 15 0 31 0 46 0 44 59 87 117 131 175 0 18 0 37 0 55z"><text:p/></draw:path><draw:path draw:style-name="gr3" draw:text-style-name="P107" svg:width="0.04cm" svg:height="0.041cm" svg:x="1.232cm" svg:y="0.247cm" svg:viewBox="0 0 41 42" svg:d="M41 21c0-11-10-21-21-21-12 0-20 10-20 21s8 21 20 21c11 0 21-10 21-21z"><text:p/></draw:path><draw:path draw:style-name="gr3" draw:text-style-name="P107" svg:width="0.209cm" svg:height="0.173cm" svg:x="1.317cm" svg:y="0.115cm" svg:viewBox="0 0 210 174" svg:d="M23 148c-1 5-3 14-3 16 0 7 5 10 11 10 4 0 12-2 14-10 0-1 6-20 8-29 3-12 5-24 9-35 2-9 4-16 5-25 2-7 6-18 6-20 5-12 26-47 62-47 18 0 21 14 21 27 0 24-19 73-25 91-3 8-3 13-3 17 0 18 13 31 31 31 37 0 51-56 51-59 0-4-3-4-4-4-5 0-5 1-7 7-8 26-20 48-40 48-6 0-8-4-8-13 0-10 3-19 6-27 8-20 24-63 24-85 0-26-16-41-45-41-34 0-52 24-59 33-2-21-19-33-36-33-18 0-26 14-29 22-7 13-12 35-12 37 0 4 4 4 5 4 4 0 4 0 7-9 6-28 14-46 28-46 7 0 12 5 12 18 0 8-1 13-7 32-8 30-14 60-22 90z"><text:p/></draw:path><draw:path draw:style-name="gr3" draw:text-style-name="P107" svg:width="0.235cm" svg:height="0.295cm" svg:x="1.677cm" svg:y="0.041cm" svg:viewBox="0 0 236 296" svg:d="M229 120c4-2 7-4 7-9 0-3-2-5-7-9-72-34-142-67-214-100-5-2-6-2-7-2-5 0-8 3-8 8 0 4 3 6 8 9 67 31 135 62 202 94-67 32-135 64-202 95-8 3-8 5-8 9 0 3 3 7 8 7 1 0 2 0 6-3 72-33 143-66 215-99zM222 296c7 0 14 0 14-8 0-7-8-7-14-7-69 0-138 0-208 0-6 0-14 0-14 7 0 8 7 8 13 8 69 0 140 0 209 0z"><text:p/></draw:path><draw:path draw:style-name="gr3" draw:text-style-name="P107" svg:width="0.127cm" svg:height="0.256cm" svg:x="2.088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107" svg:width="0.153cm" svg:height="0.256cm" svg:x="2.266cm" svg:y="0.032cm" svg:viewBox="0 0 154 257" svg:d="M30 227c13-13 27-27 40-40 61-53 84-74 84-112 0-44-34-75-81-75-44 0-73 36-73 70 0 21 20 21 21 21 6 0 20-4 20-19 0-10-7-20-21-20-4 0-4 0-5 0 9-26 30-40 52-40 35 0 52 32 52 63s-19 62-41 86c-24 27-49 54-74 81-4 4-4 5-4 15 47 0 96 0 143 0 3-22 8-45 11-67-3 0-7 0-10 0-1 10-4 27-8 34-3 3-28 3-37 3-23 0-46 0-69 0z"><text:p/></draw:path><draw:path draw:style-name="gr3" draw:text-style-name="P107" svg:width="0.342cm" svg:height="0.198cm" svg:x="2.568cm" svg:y="0.092cm" svg:viewBox="0 0 343 199" svg:d="M301 108c-22 16-32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107" svg:width="0.088cm" svg:height="0.383cm" svg:x="3.08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107" svg:width="0.171cm" svg:height="0.265cm" svg:x="3.213cm" svg:y="0.019cm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107" svg:width="0.316cm" svg:height="0.173cm" svg:x="3.418cm" svg:y="0.115cm" svg:viewBox="0 0 317 174" svg:d="M23 148c-1 5-4 14-4 16 0 7 5 10 12 10 4 0 11-2 14-10 0-1 4-20 7-29 3-12 5-24 8-35 3-9 5-16 7-25 1-7 4-18 6-20 5-12 25-47 62-47 18 0 21 14 21 27 0 10-3 21-5 32-4 14-8 30-11 45-3 9-6 19-8 29-2 8-6 21-6 23 0 7 6 10 11 10 13 0 15-9 18-22 6-21 20-77 23-93 1-4 22-51 64-51 16 0 21 13 21 27 0 22-17 66-24 86-4 10-5 14-5 22 0 18 13 31 32 31 36 0 51-56 51-59 0-4-4-4-6-4-3 0-3 1-5 7-6 21-18 48-40 48-6 0-9-4-9-13 0-10 4-19 7-27 8-20 24-63 24-85 0-24-16-41-45-41-30 0-48 17-63 37 0-5-1-18-12-27-10-8-22-10-32-10-35 0-54 24-60 33-2-22-18-33-35-33-18 0-26 14-29 22-8 13-12 36-12 37 0 4 3 4 4 4 5 0 5 0 7-9 7-28 14-46 29-46 5 0 12 3 12 18 0 8-1 13-7 32-8 30-14 60-22 90z"><text:p/></draw:path><draw:path draw:style-name="gr3" draw:text-style-name="P107" svg:width="0.045cm" svg:height="0.115cm" svg:x="3.777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107" svg:width="0.174cm" svg:height="0.269cm" svg:x="3.938cm" svg:y="0.019cm" svg:viewBox="0 0 175 270" svg:d="M89 3c-1-1 0-3-4-3-9 0-38 2-48 3-3 0-7 1-7 8 0 4 3 4 10 4 17 0 18 4 18 7 0 2-1 6-1 8-19 73-37 147-56 221-1 6-1 6-1 9 0 9 8 10 11 10 4 0 11-4 13-8 2-3 19-74 22-84 13 1 44 8 44 32 0 4 0 5-1 8 0 6-1 10-1 14 0 22 15 38 35 38 12 0 22-6 31-20 10-18 14-39 14-40 0-3-4-3-5-3-4 0-4 1-6 7-7 28-16 48-33 48-7 0-12-4-12-19 0-6 1-15 2-21 3-6 3-8 3-12 0-24-25-35-58-39 12-7 25-19 33-29 19-20 37-37 55-37 3 0 4 0 4 1 5 1 5 1 8 3 2 0 2 0 2 1-19 1-22 17-22 21 0 7 4 13 15 13 10 0 21-9 21-23 0-12-9-24-27-24-11 0-28 3-56 34-13 14-28 30-43 35 14-55 27-109 40-163z"><text:p/></draw:path><draw:path draw:style-name="gr3" draw:text-style-name="P107" svg:width="0.193cm" svg:height="0.221cm" svg:x="4.269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107" svg:width="0.261cm" svg:height="0.269cm" svg:x="4.612cm" svg:y="0.025cm" svg:viewBox="0 0 262 270" svg:d="M33 34c0 63 0 126 0 187 0 21-2 28-22 28-4 0-11 1-11 6 0 8 5 8 13 8 20 0 40 0 60 0 6 0 13 0 13-8 0-5-7-6-12-6-21 0-25-8-25-29 0-58 0-117 0-175 57 73 112 147 168 219 3 5 5 6 7 6 7 0 7-6 7-12 0-72 0-145 0-217 0-22 3-28 22-28 2 0 9 0 9-6 0-7-7-7-13-7-19 0-38 0-57 0-7 0-13 0-13 7 0 6 7 6 11 6 22 0 24 8 24 29 0 39 0 79 0 120-38-53-78-105-116-156-3-6-5-6-13-6-22 0-45 0-67 0-8 0-14 0-14 7 0 5 6 6 8 6 11 1 19 8 22 12-1 4-1 4-1 9zM218 243c-56-73-112-147-169-221-3-4-3-5-7-9 15 0 31 0 46 0 43 59 87 117 130 175 0 18 0 37 0 55z"><text:p/></draw:path><draw:path draw:style-name="gr3" draw:text-style-name="P107" svg:width="0.04cm" svg:height="0.041cm" svg:x="4.915cm" svg:y="0.247cm" svg:viewBox="0 0 41 42" svg:d="M41 21c0-11-9-21-20-21-12 0-21 10-21 21s9 21 21 21c11 0 20-10 20-21z"><text:p/></draw:path><draw:path draw:style-name="gr3" draw:text-style-name="P107" svg:width="0.208cm" svg:height="0.173cm" svg:x="5cm" svg:y="0.115cm" svg:viewBox="0 0 209 174" svg:d="M22 148c-1 5-3 14-3 16 0 7 5 10 11 10 5 0 12-2 14-10 1-1 5-20 8-29 3-12 5-24 8-35 3-9 5-16 7-25 1-7 4-18 4-20 7-12 27-47 64-47 17 0 21 14 21 27 0 24-20 73-25 91-3 8-5 13-5 17 0 18 14 31 32 31 37 0 51-56 51-59 0-4-3-4-4-4-5 0-5 1-6 7-8 26-21 48-40 48-6 0-9-4-9-13 0-10 3-19 7-27 7-20 23-63 23-85 0-26-16-41-44-41-35 0-54 24-60 33-2-21-19-33-36-33-19 0-25 14-29 22-7 13-11 35-11 37 0 4 3 4 4 4 4 0 5 0 7-9 7-28 14-46 27-46 8 0 13 5 13 18 0 8-2 13-6 32-8 30-15 60-23 90z"><text:p/></draw:path><draw:path draw:style-name="gr3" draw:text-style-name="P107" svg:width="0.255cm" svg:height="0.089cm" svg:x="5.3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16cm" svg:height="0.263cm" svg:x="5.753cm" svg:y="0.032cm" svg:viewBox="0 0 161 264" svg:d="M96 121c32-10 54-37 54-67 0-32-35-54-72-54-38 0-68 23-68 53 0 13 9 20 20 20 12 0 19-8 19-20 0-19-18-19-24-19 12-19 38-24 52-24 15 0 37 9 37 43 0 5-1 27-11 44-12 19-25 20-34 20-3 1-13 1-15 1-3 1-6 1-6 5 0 5 3 5 9 5s11 0 17 0c32 0 46 25 46 64 0 50-27 61-43 61-18 0-46-6-59-28 13 2 25-7 25-21s-10-21-22-21c-9 0-21 5-21 21 0 35 35 60 78 60 47 0 83-35 83-72 0-32-26-62-65-71z"><text:p/></draw:path><draw:path draw:style-name="gr3" draw:text-style-name="P107" svg:width="0.316cm" svg:height="0.173cm" svg:x="5.941cm" svg:y="0.115cm" svg:viewBox="0 0 317 174" svg:d="M23 148c-2 5-4 14-4 16 0 7 5 10 12 10 4 0 11-2 14-10 0-1 4-20 7-29 3-12 5-24 8-35 3-9 5-16 7-25 1-7 4-18 6-20 5-12 25-47 62-47 18 0 21 14 21 27 0 10-3 21-5 32-4 14-8 30-11 45-3 9-6 19-8 29-2 8-6 21-6 23 0 7 6 10 11 10 13 0 15-9 18-22 6-21 20-77 23-93 1-4 22-51 64-51 16 0 21 13 21 27 0 22-17 66-24 86-4 10-5 14-5 22 0 18 13 31 32 31 36 0 51-56 51-59 0-4-5-4-6-4-3 0-3 1-5 7-6 21-18 48-40 48-6 0-9-4-9-13 0-10 4-19 7-27 8-20 24-63 24-85 0-24-16-41-45-41-30 0-48 17-63 37 0-5-1-18-12-27-10-8-22-10-32-10-35 0-54 24-60 33-2-22-18-33-35-33-18 0-26 14-29 22-8 13-12 36-12 37 0 4 3 4 4 4 5 0 5 0 7-9 7-28 14-46 29-46 5 0 12 3 12 18 0 8-3 13-7 32-8 30-14 60-22 90z"><text:p/></draw:path><draw:path draw:style-name="gr3" draw:text-style-name="P107" svg:width="0.256cm" svg:height="0.256cm" svg:x="6.376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107" svg:width="0.165cm" svg:height="0.267cm" svg:x="6.762cm" svg:y="0.025cm" svg:viewBox="0 0 166 268" svg:d="M163 25c3-4 3-5 3-13-31 0-63 0-93 0-48 0-49-4-50-12-3 0-7 0-10 0-4 26-9 53-13 79 3 0 7 0 10 0 1-6 4-31 10-35 2-2 33-2 37-2 27 0 54 0 80 0-4 6-34 48-42 60-36 53-48 105-48 145 0 3 0 21 18 21 17 0 17-18 17-21 0-7 0-14 0-20 0-21 2-41 5-62 1-9 6-42 24-66 18-25 34-49 52-74z"><text:p/></draw:path><draw:path draw:style-name="gr3" draw:text-style-name="P107" svg:width="0.174cm" svg:height="0.269cm" svg:x="6.956cm" svg:y="0.019cm" svg:viewBox="0 0 175 270" svg:d="M89 3c-1-1 0-3-4-3-9 0-38 2-48 3-3 0-7 1-7 8 0 4 3 4 10 4 17 0 18 4 18 7 0 2-1 6-1 8-19 73-37 147-56 221-1 6-1 6-1 9 0 9 8 10 11 10 5 0 11-4 13-8 2-3 19-74 22-84 13 1 44 8 44 32 0 4 0 5-1 8 0 6-1 10-1 14 0 22 15 38 35 38 12 0 22-6 31-20 10-18 14-39 14-40 0-3-4-3-5-3-4 0-4 1-6 7-7 28-16 48-33 48-7 0-12-4-12-19 0-6 1-15 2-21 3-6 3-8 3-12 0-24-25-35-58-39 12-7 25-19 33-29 19-20 37-37 55-37 3 0 4 0 5 1 4 1 4 1 7 3 2 0 2 0 2 1-19 1-22 17-22 21 0 7 4 13 15 13 10 0 21-9 21-23 0-12-9-24-27-24-11 0-28 3-56 34-13 14-28 30-43 35 14-55 27-109 40-163z"><text:p/></draw:path><draw:path draw:style-name="gr3" draw:text-style-name="P107" svg:width="0.089cm" svg:height="0.383cm" svg:x="7.169cm" svg:y="0cm" svg:viewBox="0 0 90 384" svg:d="M90 193c0-30-4-77-25-120-23-48-57-73-61-73-2 0-4 1-4 3 0 3 0 3 8 10 38 38 60 99 60 180 0 65-14 132-63 181-5 5-5 5-5 6 0 3 2 4 4 4 4 0 39-26 62-75 20-43 24-85 24-116z"><text:p/></draw:path></draw:g></text:p>
        </text:list-item>
        <text:list-item>
          <text:p text:style-name="P29">נוכיח באמצעות אינדוקציה:</text:p>
          <text:list>
            <text:list-item>
              <text:p text:style-name="P30">בסיס (<draw:g text:anchor-type="as-char" svg:y="-0.259cm" draw:z-index="119" draw:name="Shape71" draw:style-name="gr1"><svg:title>TexMaths</svg:title><svg:desc>11§display§n=12§svg§600§FALSE§</svg:desc><draw:path draw:style-name="gr2" draw:text-style-name="P106" svg:width="1.072cm" svg:height="0.218cm" svg:x="0.01cm" svg:y="0.019cm" svg:viewBox="0 0 1073 219" svg:d="M0 0c358 0 715 0 1073 0 0 73 0 146 0 219-358 0-715 0-1073 0 0-73 0-146 0-219z"><text:p/></draw:path><draw:path draw:style-name="gr3" draw:text-style-name="P107" svg:width="0.208cm" svg:height="0.172cm" svg:x="0.001cm" svg:y="0.086cm" svg:viewBox="0 0 209 173" svg:d="M23 146c-1 6-3 15-3 17 0 7 5 10 11 10 4 0 11-3 14-11 0-1 5-18 8-28 2-11 5-22 8-33 2-9 5-18 6-26 2-7 5-18 6-19 5-12 26-47 62-47 18 0 21 14 21 27 0 23-18 73-25 89-3 8-3 12-3 17 0 18 13 31 30 31 37 0 51-55 51-58s-3-3-4-3c-4 0-4 1-6 6-8 26-21 47-39 47-7 0-9-4-9-13s3-18 6-26c8-21 23-62 23-84 0-27-16-42-44-42-34 0-53 25-60 34-1-22-18-34-35-34-18 0-26 15-29 22-6 13-12 36-12 37 0 5 3 2 4 5 5 0 5-1 7-9 7-28 14-46 29-46 7 0 12 5 12 17 0 9-1 12-7 33-8 29-14 58-22 87z"><text:p/></draw:path><draw:path draw:style-name="gr3" draw:text-style-name="P107" svg:width="0.255cm" svg:height="0.089cm" svg:x="0.351cm" svg:y="0.116cm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107" svg:width="0.127cm" svg:height="0.254cm" svg:x="0.77cm" svg:y="0cm" svg:viewBox="0 0 128 255" svg:d="M79 10c0-9 0-10-9-10-24 24-58 24-70 24 0 5 0 8 0 12 8 0 31 0 51-10 0 66 0 132 0 198 0 14-1 18-37 18-4 0-7 0-12 0 0 5 0 8 0 13 13-2 48-2 63-2s49 0 63 2c0-5 0-8 0-13-5 0-8 0-12 0-36 0-37-4-37-18 0-72 0-143 0-214z"><text:p/></draw:path><draw:path draw:style-name="gr3" draw:text-style-name="P107" svg:width="0.153cm" svg:height="0.254cm" svg:x="0.949cm" svg:y="0cm" svg:viewBox="0 0 154 255" svg:d="M30 225c13-13 27-26 40-40 61-52 84-72 84-110 0-44-35-75-81-75-44 0-73 35-73 69 0 22 19 22 21 22 5 0 20-4 20-21 0-10-8-20-21-20-3 0-3 0-5 2 9-26 30-40 52-40 35 0 52 31 52 63 0 30-20 60-41 83-24 27-49 55-74 82-4 5-4 6-4 15 47 0 96 0 143 0 3-22 8-44 11-67-3 0-7 0-10 0-2 12-4 28-9 34-2 3-27 3-36 3-23 0-46 0-69 0z"><text:p/></draw:path></draw:g>):</text:p>
              <text:p text:style-name="P17"><draw:g text:anchor-type="as-char" svg:y="-0.288cm" draw:z-index="120" draw:name="Shape72" draw:style-name="gr1"><svg:title>TexMaths</svg:title><svg:desc>11§display§12 = 3 \cdot 4 + 7 \cdot 0 \text{ (}m=4, k=0\text{)}§svg§600§FALSE§</svg:desc><draw:path draw:style-name="gr2" draw:text-style-name="P106" svg:width="5.197cm" svg:height="0.344cm" svg:x="0.001cm" svg:y="0.018cm" svg:viewBox="0 0 5198 345" svg:d="M0 0c1733 0 3465 0 5198 0 0 115 0 230 0 345-1733 0-3465 0-5198 0 0-115 0-230 0-345z"><text:p/></draw:path><draw:path draw:style-name="gr3" draw:text-style-name="P107" svg:width="0.127cm" svg:height="0.256cm" svg:x="0.015cm" svg:y="0.032cm" svg:viewBox="0 0 128 257" svg:d="M79 10c0-9 0-10-9-10-24 25-57 25-70 25 0 5 0 8 0 12 8 0 31 0 51-9 0 66 0 132 0 198 0 13-1 18-36 18-4 0-8 0-13 0 0 5 0 9 0 13 15-3 48-3 63-3s49 0 63 3c0-4 0-8 0-13-5 0-8 0-12 0-36 0-37-4-37-18 0-72 0-145 0-216z"><text:p/></draw:path><draw:path draw:style-name="gr3" draw:text-style-name="P107" svg:width="0.153cm" svg:height="0.256cm" svg:x="0.194cm" svg:y="0.032cm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8-9 34-3 3-28 3-36 3-23 0-47 0-70 0z"><text:p/></draw:path><draw:path draw:style-name="gr3" draw:text-style-name="P107" svg:width="0.255cm" svg:height="0.089cm" svg:x="0.497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159cm" svg:height="0.263cm" svg:x="0.9cm" svg:y="0.032cm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3" draw:text-style-name="P107" svg:width="0.04cm" svg:height="0.041cm" svg:x="1.196cm" svg:y="0.168cm" svg:viewBox="0 0 41 42" svg:d="M41 21c0-11-10-21-21-21-12 0-20 10-20 21s8 21 20 21c11 0 21-10 21-21z"><text:p/></draw:path><draw:path draw:style-name="gr3" draw:text-style-name="P107" svg:width="0.171cm" svg:height="0.259cm" svg:x="1.366cm" svg:y="0.025cm" svg:viewBox="0 0 172 260" svg:d="M103 196c0 11 0 22 0 33 0 14-1 19-29 19-2 0-6 0-8 0 0 4 0 9 0 12 15-2 35-2 52-2 16 0 36 0 53 2 0-3 0-8 0-12-4 0-6 0-9 0-29 0-29-5-29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107" svg:width="0.255cm" svg:height="0.256cm" svg:x="1.657cm" svg:y="0.064cm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107" svg:width="0.165cm" svg:height="0.267cm" svg:x="2.043cm" svg:y="0.025cm" svg:viewBox="0 0 166 268" svg:d="M163 25c3-4 3-5 3-13-31 0-63 0-93 0-48 0-49-4-50-12-3 0-6 0-10 0-4 26-9 53-13 79 3 0 7 0 10 0 1-6 4-31 10-35 2-2 33-2 37-2 27 0 54 0 81 0-5 6-36 48-43 60-36 53-49 105-49 145 0 3-1 21 18 21 17 0 19-18 19-21 0-7 0-14 0-20 0-21 1-41 4-62 1-9 7-42 23-66 18-25 35-49 53-74z"><text:p/></draw:path><draw:path draw:style-name="gr3" draw:text-style-name="P107" svg:width="0.041cm" svg:height="0.041cm" svg:x="2.333cm" svg:y="0.168cm" svg:viewBox="0 0 42 42" svg:d="M42 21c0-11-10-21-21-21s-21 10-21 21 10 21 21 21 21-10 21-21z"><text:p/></draw:path><draw:path draw:style-name="gr3" draw:text-style-name="P107" svg:width="0.162cm" svg:height="0.263cm" svg:x="2.509cm" svg:y="0.032cm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107" svg:width="0.088cm" svg:height="0.383cm" svg:x="2.854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107" svg:width="0.315cm" svg:height="0.173cm" svg:x="2.977cm" svg:y="0.115cm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5 14-5 22 0 18 14 31 31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3" draw:text-style-name="P107" svg:width="0.256cm" svg:height="0.089cm" svg:x="3.43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71cm" svg:height="0.259cm" svg:x="3.83cm" svg:y="0.025cm" svg:viewBox="0 0 172 260" svg:d="M103 196c0 11 0 22 0 33 0 14-1 19-29 19-2 0-6 0-8 0 0 4 0 9 0 12 15-2 35-2 52-2 16 0 36 0 53 2 0-3 0-8 0-12-4 0-6 0-9 0-29 0-29-5-29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107" svg:width="0.044cm" svg:height="0.115cm" svg:x="4.046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107" svg:width="0.174cm" svg:height="0.269cm" svg:x="4.207cm" svg:y="0.019cm" svg:viewBox="0 0 175 270" svg:d="M89 3c-1-1 0-3-4-3-10 0-38 2-48 3-3 0-7 1-7 8 0 4 3 4 9 4 18 0 19 4 19 7 0 2-1 6-1 8-18 73-37 147-56 221-1 6-1 6-1 9 0 9 8 10 11 10 4 0 11-4 13-8 1-3 19-74 21-84 13 1 45 8 45 32 0 4 0 5-1 8-1 6-1 10-1 14 0 22 15 38 35 38 12 0 22-6 31-20 10-18 13-39 13-40 0-3-3-3-4-3-3 0-5 1-6 7-7 28-16 48-33 48-7 0-13-4-13-19 0-6 2-15 3-21 3-6 3-8 3-12 0-24-25-35-58-39 13-7 25-19 33-29 19-20 37-37 55-37 3 0 4 0 4 1 5 1 5 1 9 3l1 1c-19 1-22 17-22 21 0 7 4 13 14 13 11 0 22-9 22-23 0-12-9-24-26-24-11 0-29 3-57 34-13 14-28 30-42 35 13-55 26-109 39-163z"><text:p/></draw:path><draw:path draw:style-name="gr3" draw:text-style-name="P107" svg:width="0.255cm" svg:height="0.089cm" svg:x="4.528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107" svg:width="0.162cm" svg:height="0.263cm" svg:x="4.928cm" svg:y="0.032cm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107" svg:width="0.089cm" svg:height="0.383cm" svg:x="5.128cm" svg:y="0cm" svg:viewBox="0 0 90 384" svg:d="M90 193c0-30-4-77-25-120-23-48-56-73-61-73-2 0-4 1-4 3 0 3 0 3 8 10 38 38 60 99 60 180 0 65-14 132-62 181-6 5-6 5-6 6 0 3 2 4 4 4 5 0 39-26 62-75 20-43 24-85 24-116z"><text:p/></draw:path></draw:g></text:p>
            </text:list-item>
            <text:list-item>
              <text:p text:style-name="P31">צעד: נניח באינדוקציה על <draw:g text:anchor-type="as-char" svg:y="-0.173cm" draw:z-index="121" draw:name="Shape73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וכיח על <draw:g text:anchor-type="as-char" svg:y="-0.254cm" draw:z-index="122" draw:name="Shape74" draw:style-name="gr1"><svg:title>TexMaths</svg:title><svg:desc>11§display§ n + 1§svg§600§FALSE§</svg:desc><draw:path draw:style-name="gr2" draw:text-style-name="P106" svg:width="0.824cm" svg:height="0.247cm" svg:x="0.01cm" svg:y="0.02cm" svg:viewBox="0 0 825 248" svg:d="M0 0c275 0 550 0 825 0 0 83 0 165 0 248-275 0-550 0-825 0 0-83 0-165 0-248z"><text:p/></draw:path><draw:path draw:style-name="gr3" draw:text-style-name="P107" svg:width="0.208cm" svg:height="0.173cm" svg:x="0.001cm" svg:y="0.086cm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107" svg:width="0.256cm" svg:height="0.255cm" svg:x="0.329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107" svg:width="0.127cm" svg:height="0.255cm" svg:x="0.727cm" svg:y="0cm" svg:viewBox="0 0 128 256" svg:d="M79 10c0-9 0-10-9-10-24 24-58 24-70 24 0 5 0 8 0 12 8 0 31 0 51-10 0 67 0 133 0 199 0 14-2 18-37 18-4 0-7 0-12 0 0 5 0 8 0 13 14-2 48-2 63-2s49 0 63 2c0-5 0-8 0-13-5 0-8 0-13 0-35 0-36-4-36-18 0-72 0-144 0-215z"><text:p/></draw:path></draw:g>:</text:p>
              <text:list>
                <text:list-item>
                  <text:p text:style-name="P32">לפי הנחת האינדוקציה <draw:g text:anchor-type="as-char" svg:y="-0.288cm" draw:z-index="123" draw:name="Shape75" draw:style-name="gr1"><svg:title>TexMaths</svg:title><svg:desc>11§display§\exists a, b \in \mathbb{N}. (a + b = n) \land (3 \mid a) \land (7 \mid b)§svg§600§FALSE§</svg:desc><draw:path draw:style-name="gr2" draw:text-style-name="P106" svg:width="6.288cm" svg:height="0.345cm" svg:x="0.001cm" svg:y="0.018cm" svg:viewBox="0 0 6289 346" svg:d="M3145 346c-1048 0-2097 0-3145 0 0-116 0-230 0-346 2097 0 4192 0 6289 0 0 116 0 230 0 346-1049 0-2097 0-3144 0z"><text:p/></draw:path><draw:path draw:style-name="gr3" draw:text-style-name="P107" svg:width="0.171cm" svg:height="0.265cm" svg:x="0.003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107" svg:width="0.175cm" svg:height="0.174cm" svg:x="0.212cm" svg:y="0.115cm" svg:viewBox="0 0 176 175" svg:d="M129 25c-8-14-19-25-37-25-45 0-92 57-92 113 0 37 21 62 51 62 7 0 27-1 50-29 3 16 17 29 35 29 14 0 22-9 29-21 7-14 11-37 11-38 0-4-3-4-4-4-4 0-5 1-6 7-7 25-13 47-29 47-11 0-12-10-12-17 0-9 1-11 6-29 3-17 4-20 8-34 4-18 9-36 14-54 2-11 2-12 2-13 0-7-4-11-11-11-9 0-14 9-15 17zM103 124c-2 8-2 8-7 15-18 22-33 27-44 27-20 0-26-21-26-36 0-19 14-66 22-84 12-23 29-37 45-37 25 0 30 32 30 34s0 4-1 7c-7 24-12 49-19 74z"><text:p/></draw:path><draw:path draw:style-name="gr3" draw:text-style-name="P107" svg:width="0.045cm" svg:height="0.115cm" svg:x="0.433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107" svg:width="0.141cm" svg:height="0.27cm" svg:x="0.591cm" svg:y="0.018cm" svg:viewBox="0 0 142 271" svg:d="M74 4c0-1 0-4-5-4-9 0-37 3-47 3-3 1-8 1-8 8 0 6 4 6 10 6 19 0 19 2 19 6 0 2-3 16-6 23-11 42-21 84-32 127-4 19-5 25-5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3" draw:text-style-name="P107" svg:width="0.193cm" svg:height="0.221cm" svg:x="0.878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107" svg:width="0.261cm" svg:height="0.27cm" svg:x="1.22cm" svg:y="0.025cm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3-6-6-6-14-6-22 0-45 0-67 0-7 0-13 0-13 7 0 6 6 6 8 6 11 1 18 8 22 12-1 4-1 5-1 10zM219 243c-56-72-112-146-168-220-5-5-5-5-9-10 15 0 31 0 46 0 44 59 87 117 131 176 0 18 0 37 0 54z"><text:p/></draw:path><draw:path draw:style-name="gr3" draw:text-style-name="P107" svg:width="0.04cm" svg:height="0.04cm" svg:x="1.524cm" svg:y="0.247cm" svg:viewBox="0 0 41 41" svg:d="M41 21c0-12-10-21-21-21s-20 9-20 21c0 11 9 20 20 20s21-9 21-20z"><text:p/></draw:path><draw:path draw:style-name="gr3" draw:text-style-name="P107" svg:width="0.088cm" svg:height="0.384cm" svg:x="1.636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107" svg:width="0.176cm" svg:height="0.174cm" svg:x="1.763cm" svg:y="0.115cm" svg:viewBox="0 0 177 175" svg:d="M129 25c-8-14-19-25-37-25-45 0-92 57-92 113 0 37 21 62 51 62 8 0 27-1 50-29 3 16 17 29 35 29 14 0 23-9 29-21 7-14 12-37 12-38 0-4-3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3" draw:text-style-name="P107" svg:width="0.256cm" svg:height="0.254cm" svg:x="2.059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107" svg:width="0.142cm" svg:height="0.27cm" svg:x="2.442cm" svg:y="0.018cm" svg:viewBox="0 0 143 271" svg:d="M75 4c0-1 0-4-6-4-9 0-36 3-47 3-2 1-7 1-7 8 0 6 4 6 9 6 19 0 20 2 20 6 0 2-3 16-6 23-11 42-20 84-31 127-5 19-7 25-7 37 0 37 21 61 49 61 47 0 94-57 94-112 0-36-21-62-52-62-17 0-34 11-45 23 10-39 19-77 29-116zM38 150c3-8 3-9 6-13 19-26 36-31 46-31 14 0 24 11 24 36 0 23-12 66-18 80-14 27-31 40-47 40-13 0-25-10-25-38 0-8 0-15 6-39 3-12 5-24 8-35z"><text:p/></draw:path><draw:path draw:style-name="gr3" draw:text-style-name="P107" svg:width="0.256cm" svg:height="0.09cm" svg:x="2.71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07" svg:width="0.209cm" svg:height="0.174cm" svg:x="3.116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107" svg:width="0.089cm" svg:height="0.384cm" svg:x="3.358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107" svg:width="0.215cm" svg:height="0.238cm" svg:x="3.594cm" svg:y="0.055cm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107" svg:width="0.089cm" svg:height="0.384cm" svg:x="3.954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107" svg:width="0.158cm" svg:height="0.263cm" svg:x="4.083cm" svg:y="0.033cm" svg:viewBox="0 0 159 264" svg:d="M96 121c32-11 54-37 54-68 0-32-35-53-72-53-38 0-68 23-68 52 0 13 9 21 20 21 12 0 19-9 19-20 0-20-18-20-24-20 12-19 38-24 52-24 15 0 37 9 37 44 0 4-1 26-11 44-12 18-25 20-34 20-3 0-13 1-15 1-3 0-6 1-6 4 0 5 3 5 9 5s11 0 17 0c32 0 46 26 46 63 0 52-27 63-43 63-18 0-46-6-59-29 13 2 25-7 25-20 0-15-10-22-22-22-9 0-21 5-21 23 0 34 35 59 78 59 47 0 81-35 81-74 0-31-24-61-63-69z"><text:p/></draw:path><draw:path draw:style-name="gr3" draw:text-style-name="P107" svg:width="0.014cm" svg:height="0.384cm" svg:x="4.413cm" svg:y="0cm" svg:viewBox="0 0 15 385" svg:d="M15 14c0-6 0-14-7-14-8 0-8 8-8 14 0 119 0 238 0 357 0 7 0 14 8 14 7 0 7-7 7-14 0-119 0-238 0-357z"><text:p/></draw:path><draw:path draw:style-name="gr3" draw:text-style-name="P107" svg:width="0.176cm" svg:height="0.174cm" svg:x="4.597cm" svg:y="0.115cm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3" draw:text-style-name="P107" svg:width="0.089cm" svg:height="0.384cm" svg:x="4.808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107" svg:width="0.215cm" svg:height="0.238cm" svg:x="5.043cm" svg:y="0.055cm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107" svg:width="0.089cm" svg:height="0.384cm" svg:x="5.404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107" svg:width="0.164cm" svg:height="0.268cm" svg:x="5.538cm" svg:y="0.025cm" svg:viewBox="0 0 165 269" svg:d="M162 26c3-5 3-5 3-14-31 0-63 0-94 0-47 0-48-4-49-12-3 0-7 0-10 0-4 26-8 53-12 79 3 0 5 0 9 0 1-5 5-29 10-35 3-2 33-2 38-2 27 0 53 0 79 0-4 6-34 48-43 61-35 52-47 105-47 145 0 3 0 21 18 21 17 0 17-18 17-21 0-7 0-13 0-20 0-21 1-42 5-63 1-9 6-42 24-66s34-48 52-73z"><text:p/></draw:path><draw:path draw:style-name="gr3" draw:text-style-name="P107" svg:width="0.014cm" svg:height="0.384cm" svg:x="5.863cm" svg:y="0cm" svg:viewBox="0 0 15 385" svg:d="M15 14c0-6 0-14-7-14-8 0-8 8-8 14 0 119 0 238 0 357 0 7 0 14 8 14 7 0 7-7 7-14 0-119 0-238 0-357z"><text:p/></draw:path><draw:path draw:style-name="gr3" draw:text-style-name="P107" svg:width="0.141cm" svg:height="0.27cm" svg:x="6.05cm" svg:y="0.018cm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3" draw:text-style-name="P107" svg:width="0.089cm" svg:height="0.384cm" svg:x="6.219cm" svg:y="0cm" svg:viewBox="0 0 90 385" svg:d="M90 193c0-30-4-76-25-120-24-48-57-73-61-73-2 0-4 2-4 4s0 2 8 9c37 38 59 99 59 180 0 65-14 133-62 181-5 6-5 6-5 7 0 2 2 4 4 4 4 0 39-26 62-76 20-41 24-84 24-116z"><text:p/></draw:path></draw:g>. </text:p>
                </text:list-item>
                <text:list-item>
                  <text:p text:style-name="P33">נמצא:</text:p>
                  <text:p text:style-name="P17"><draw:g text:anchor-type="as-char" svg:y="-0.266cm" draw:z-index="124" draw:name="Shape76" draw:style-name="gr1"><svg:title>TexMaths</svg:title><svg:desc>11§display§n + 1 = a + b + 1 = a - 2 \cdot 3 + b + 7§svg§600§FALSE§</svg:desc><draw:path draw:style-name="gr2" draw:text-style-name="P106" svg:width="6.035cm" svg:height="0.258cm" svg:x="0.01cm" svg:y="0.02cm" svg:viewBox="0 0 6036 259" svg:d="M0 0c2012 0 4024 0 6036 0 0 86 0 173 0 259-2012 0-4024 0-6036 0 0-86 0-173 0-259z"><text:p/></draw:path><draw:path draw:style-name="gr3" draw:text-style-name="P107" svg:width="0.209cm" svg:height="0.173cm" svg:x="0.001cm" svg:y="0.097cm" svg:viewBox="0 0 210 174" svg:d="M23 148c-1 5-3 14-3 15 0 8 5 11 11 11 4 0 11-3 14-11 0-1 6-17 8-27 2-12 5-23 7-34 3-9 6-18 7-27 2-7 6-18 6-19 5-12 26-47 62-47 18 0 21 14 21 26 0 25-19 74-25 91-3 9-3 13-3 18 0 17 13 30 31 30 37 0 51-55 51-58 0-5-4-5-5-5-4 0-4 2-6 8-8 26-20 47-40 47-6 0-8-4-8-13 0-8 3-18 6-26 8-21 24-63 24-85 0-27-16-42-45-42-34 0-54 25-60 34-1-22-18-34-35-34-18 0-26 15-29 22-7 13-12 37-12 38 0 4 3 2 4 4 5 0 5-1 7-9 7-27 14-46 29-46 7 0 12 4 12 17 0 8-1 13-7 33-8 29-14 59-22 89z"><text:p/></draw:path><draw:path draw:style-name="gr3" draw:text-style-name="P107" svg:width="0.255cm" svg:height="0.255cm" svg:x="0.33cm" svg:y="0.043cm" svg:viewBox="0 0 256 256" svg:d="M136 136c37 0 72 0 108 0 6 0 12 0 12-8s-6-8-12-8c-36 0-71 0-108 0 0-36 0-71 0-108 0-4 0-12-7-12-8 0-8 8-8 12 0 37 0 72 0 108-36 0-73 0-109 0-5 0-12 0-12 8s7 8 12 8c36 0 73 0 109 0 0 35 0 72 0 107 0 5 0 13 8 13 7 0 7-8 7-13 0-35 0-72 0-107z"><text:p/></draw:path><draw:path draw:style-name="gr3" draw:text-style-name="P107" svg:width="0.127cm" svg:height="0.255cm" svg:x="0.729cm" svg:y="0.012cm" svg:viewBox="0 0 128 256" svg:d="M79 10c0-9 0-10-9-10-24 24-58 24-70 24 0 5 0 8 0 12 8 0 30 0 51-10 0 67 0 133 0 199 0 15-2 19-37 19-4 0-7 0-12 0 0 4 0 8 0 12 13-1 47-1 63-1 15 0 48 0 63 1 0-4 0-8 0-12-5 0-9 0-14 0-34 0-35-4-35-19 0-72 0-143 0-215z"><text:p/></draw:path><draw:path draw:style-name="gr3" draw:text-style-name="P107" svg:width="0.256cm" svg:height="0.09cm" svg:x="1.016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107" svg:width="0.176cm" svg:height="0.173cm" svg:x="1.419cm" svg:y="0.097cm" svg:viewBox="0 0 177 174" svg:d="M129 25c-8-14-19-25-37-25-45 0-92 57-92 114 0 36 21 60 51 60 7 0 27-2 50-27 3 14 17 27 35 27 14 0 22-8 29-21s12-36 12-37c0-5-4-5-5-5-4 0-4 3-6 8-5 25-13 47-29 47-11 0-12-10-12-17 0-9 1-12 6-29 4-16 4-20 9-34 4-19 8-36 13-54 3-11 3-12 3-13 0-7-5-11-12-11-9 0-14 9-15 17zM103 125c-2 7-2 7-7 14-18 20-33 27-44 27-19 0-25-20-25-36 0-19 13-66 21-84 12-23 30-37 45-37 26 0 30 32 30 34s0 4-1 7c-7 24-12 49-19 75z"><text:p/></draw:path><draw:path draw:style-name="gr3" draw:text-style-name="P107" svg:width="0.256cm" svg:height="0.255cm" svg:x="1.715cm" svg:y="0.043cm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107" svg:width="0.142cm" svg:height="0.271cm" svg:x="2.097cm" svg:y="0cm" svg:viewBox="0 0 143 272" svg:d="M75 4c-2-1 0-4-6-4-9 0-36 3-47 4-2 0-7 0-7 8 0 5 4 5 9 5 19 0 20 2 20 6 0 2-3 16-6 23-11 42-20 84-31 125-5 20-7 27-7 40 0 36 21 61 49 61 46 0 94-58 94-114 0-34-21-61-52-61-17 0-34 11-45 23 10-38 19-77 29-116zM38 150c3-9 3-9 6-13 19-26 36-31 46-31 14 0 24 11 24 36 0 21-12 67-19 81-13 25-30 40-46 40-13 0-26-10-26-39 0-8 0-15 7-40 3-11 5-23 8-34z"><text:p/></draw:path><draw:path draw:style-name="gr3" draw:text-style-name="P107" svg:width="0.256cm" svg:height="0.255cm" svg:x="2.353cm" svg:y="0.043cm" svg:viewBox="0 0 257 256" svg:d="M136 136c37 0 73 0 109 0 5 0 12 0 12-8s-7-8-12-8c-36 0-72 0-109 0 0-36 0-71 0-108 0-4 0-12-7-12-8 0-8 8-8 12 0 37 0 72 0 108-36 0-72 0-108 0-5 0-13 0-13 8s8 8 13 8c36 0 72 0 108 0 0 35 0 72 0 107 0 5 0 13 8 13 7 0 7-8 7-13 0-35 0-72 0-107z"><text:p/></draw:path><draw:path draw:style-name="gr3" draw:text-style-name="P107" svg:width="0.127cm" svg:height="0.255cm" svg:x="2.752cm" svg:y="0.012cm" svg:viewBox="0 0 128 256" svg:d="M79 10c0-9 0-10-9-10-23 24-57 24-70 24 0 5 0 8 0 12 8 0 31 0 51-10 0 67 0 133 0 199 0 15-2 19-36 19-4 0-7 0-12 0 0 4 0 8 0 12 13-1 45-1 62-1 15 0 49 0 63 1 0-4 0-8 0-12-5 0-8 0-13 0-34 0-36-4-36-19 0-72 0-143 0-215z"><text:p/></draw:path><draw:path draw:style-name="gr3" draw:text-style-name="P107" svg:width="0.256cm" svg:height="0.09cm" svg:x="3.039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107" svg:width="0.176cm" svg:height="0.173cm" svg:x="3.44cm" svg:y="0.097cm" svg:viewBox="0 0 177 174" svg:d="M129 25c-7-14-18-25-36-25-45 0-93 57-93 114 0 36 22 60 52 60 7 0 27-2 50-27 4 14 17 27 35 27 14 0 22-8 29-21s11-36 11-37c0-5-3-5-4-5-4 0-5 3-6 8-6 25-13 47-28 47-11 0-13-10-13-17 0-9 2-12 6-29 3-16 4-20 8-34 4-19 10-36 14-54 2-11 2-12 2-13 0-7-4-11-11-11-9 0-14 9-16 17zM104 125c-2 7-2 7-7 14-18 20-33 27-44 27-20 0-26-20-26-36 0-19 14-66 22-84 13-23 29-37 44-37 26 0 31 32 31 34s0 4-1 7c-6 24-12 49-19 75z"><text:p/></draw:path><draw:path draw:style-name="gr3" draw:text-style-name="P107" svg:width="0.235cm" svg:height="0.014cm" svg:x="3.747cm" svg:y="0.162cm" svg:viewBox="0 0 236 15" svg:d="M223 15c7 0 13 0 13-7 0-8-6-8-13-8-69 0-139 0-209 0-6 0-14 0-14 8 0 7 8 7 14 7 70 0 140 0 209 0z"><text:p/></draw:path><draw:path draw:style-name="gr3" draw:text-style-name="P107" svg:width="0.153cm" svg:height="0.255cm" svg:x="4.121cm" svg:y="0.012cm" svg:viewBox="0 0 154 256" svg:d="M30 226c13-13 27-26 40-39 61-52 84-73 84-112 0-44-34-75-81-75-44 0-73 35-73 70 0 22 20 22 21 22 6 0 20-5 20-21 0-10-7-20-21-20-2 0-4 0-5 0 9-25 30-39 52-39 35 0 52 31 52 63 0 31-19 61-40 84-25 28-49 55-75 83-4 4-4 5-4 14 48 0 96 0 144 0 3-22 7-44 10-67-3 0-6 0-9 0-2 12-5 28-9 34-3 3-28 3-37 3-23 0-46 0-69 0z"><text:p/></draw:path><draw:path draw:style-name="gr3" draw:text-style-name="P107" svg:width="0.04cm" svg:height="0.04cm" svg:x="4.415cm" svg:y="0.15cm" svg:viewBox="0 0 41 41" svg:d="M41 20c0-11-10-20-21-20s-20 8-20 20c0 11 9 21 20 21s21-9 21-21z"><text:p/></draw:path><draw:path draw:style-name="gr3" draw:text-style-name="P107" svg:width="0.16cm" svg:height="0.264cm" svg:x="4.591cm" svg:y="0.012cm" svg:viewBox="0 0 161 265" svg:d="M96 121c32-11 54-37 54-68 0-32-35-53-71-53-39 0-69 23-69 52 0 13 9 21 20 21 12 0 19-9 19-20 0-20-17-20-24-20 12-19 38-23 52-23 16 0 37 8 37 43 0 4-1 26-11 44-12 18-24 20-34 20-3 0-12 1-15 1s-6 1-6 5 3 4 9 4 12 0 18 0c31 0 45 25 45 63 0 53-27 64-43 64-17 0-46-7-59-30 13 2 25-7 25-21s-10-22-21-22c-10 0-22 6-22 23 0 36 36 61 78 61 47 0 83-35 83-75 0-32-25-61-65-69z"><text:p/></draw:path><draw:path draw:style-name="gr3" draw:text-style-name="P107" svg:width="0.255cm" svg:height="0.255cm" svg:x="4.876cm" svg:y="0.043cm" svg:viewBox="0 0 256 256" svg:d="M136 136c37 0 72 0 108 0 6 0 12 0 12-8s-6-8-12-8c-36 0-71 0-108 0 0-36 0-71 0-108 0-4 0-12-7-12-8 0-8 8-8 12 0 37 0 72 0 108-36 0-73 0-109 0-5 0-12 0-12 8s7 8 12 8c36 0 73 0 109 0 0 35 0 72 0 107 0 5 0 13 8 13 7 0 7-8 7-13 0-35 0-72 0-107z"><text:p/></draw:path><draw:path draw:style-name="gr3" draw:text-style-name="P107" svg:width="0.141cm" svg:height="0.271cm" svg:x="5.258cm" svg:y="0cm" svg:viewBox="0 0 142 272" svg:d="M74 4c-1-1 0-4-5-4-9 0-37 3-47 4-3 0-8 0-8 8 0 5 4 5 10 5 18 0 19 2 19 6 0 2-3 16-6 23-11 42-21 84-32 125-4 20-5 27-5 40 0 36 20 61 48 61 47 0 94-58 94-114 0-34-21-61-52-61-17 0-33 11-45 23 10-38 19-77 29-116zM37 150c3-9 3-9 7-13 19-26 36-31 46-31 13 0 24 11 24 36 0 21-13 67-19 81-14 25-31 40-47 40-13 0-25-10-25-39 0-8 0-15 7-40 2-11 5-23 7-34z"><text:p/></draw:path><draw:path draw:style-name="gr3" draw:text-style-name="P107" svg:width="0.256cm" svg:height="0.255cm" svg:x="5.513cm" svg:y="0.043cm" svg:viewBox="0 0 257 256" svg:d="M136 136c37 0 72 0 108 0 6 0 13 0 13-8s-7-8-13-8c-36 0-71 0-108 0 0-36 0-71 0-108 0-4 0-12-7-12-8 0-8 8-8 12 0 37 0 72 0 108-36 0-73 0-109 0-4 0-12 0-12 8s8 8 12 8c36 0 73 0 109 0 0 35 0 72 0 107 0 5 0 13 8 13 7 0 7-8 7-13 0-35 0-72 0-107z"><text:p/></draw:path><draw:path draw:style-name="gr3" draw:text-style-name="P107" svg:width="0.165cm" svg:height="0.268cm" svg:x="5.899cm" svg:y="0.006cm" svg:viewBox="0 0 166 269" svg:d="M163 26c3-4 3-5 3-13-31 0-63 0-93 0-48 0-49-5-50-13-3 0-7 0-10 0-4 26-9 53-13 79 3 0 7 0 10 0 1-5 4-29 10-34 2-3 33-3 37-3 27 0 54 0 80 0-4 7-35 49-42 62-36 51-49 105-49 143 0 5 0 22 19 22 17 0 17-17 17-22s0-12 0-18c0-23 2-44 5-65 1-8 6-40 23-65 18-24 35-48 53-73z"><text:p/></draw:path></draw:g></text:p>
                </text:list-item>
                <text:list-item>
                  <text:p text:style-name="P34">כלומר, <draw:g text:anchor-type="as-char" svg:y="-0.254cm" draw:z-index="125" draw:name="Shape77" draw:style-name="gr1"><svg:title>TexMaths</svg:title><svg:desc>11§display§n + 1§svg§600§FALSE§</svg:desc><draw:path draw:style-name="gr2" draw:text-style-name="P106" svg:width="0.824cm" svg:height="0.247cm" svg:x="0.01cm" svg:y="0.02cm" svg:viewBox="0 0 825 248" svg:d="M0 0c275 0 550 0 825 0 0 83 0 165 0 248-275 0-550 0-825 0 0-83 0-165 0-248z"><text:p/></draw:path><draw:path draw:style-name="gr3" draw:text-style-name="P107" svg:width="0.208cm" svg:height="0.173cm" svg:x="0.001cm" svg:y="0.086cm" svg:viewBox="0 0 209 174" svg:d="M23 146c-1 7-3 16-3 17 0 8 5 11 11 11 4 0 11-3 14-11 0-1 5-19 8-28 2-12 5-23 8-34 2-8 5-17 6-26 2-7 5-18 6-19 5-12 26-47 62-47 18 0 21 14 21 27 0 23-19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107" svg:width="0.256cm" svg:height="0.255cm" svg:x="0.329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107" svg:width="0.127cm" svg:height="0.255cm" svg:x="0.727cm" svg:y="0cm" svg:viewBox="0 0 128 256" svg:d="M79 10c0-9 0-10-9-10-24 24-58 24-70 24 0 5 0 8 0 12 8 0 31 0 51-10 0 67 0 133 0 199 0 14-1 18-37 18-4 0-7 0-12 0 0 5 0 8 0 13 15-2 48-2 63-2s49 0 63 2c0-5 0-8 0-13-5 0-8 0-12 0-36 0-37-4-37-18 0-72 0-144 0-215z"><text:p/></draw:path></draw:g><text:s/>מקיים <draw:g text:anchor-type="as-char" svg:y="-0.266cm" draw:z-index="126" draw:name="Shape78" draw:style-name="gr1"><svg:title>TexMaths</svg:title><svg:desc>11§display§\exists k, m \in \mathbb{N}. n + 1 = 3m + 7k§svg§600§FALSE§</svg:desc><draw:path draw:style-name="gr2" draw:text-style-name="P106" svg:width="4.565cm" svg:height="0.301cm" svg:x="0.001cm" svg:y="0.02cm" svg:viewBox="0 0 4566 302" svg:d="M2283 302c-761 0-1522 0-2283 0 0-100 0-202 0-302 1522 0 3043 0 4566 0 0 100 0 202 0 302-762 0-1523 0-2283 0z"><text:p/></draw:path><draw:path draw:style-name="gr3" draw:text-style-name="P107" svg:width="0.171cm" svg:height="0.266cm" svg:x="0.003cm" svg:y="0cm" svg:viewBox="0 0 172 267" svg:d="M172 14c0-13-2-14-14-14-48 0-96 0-145 0-6 0-13 0-13 8 0 7 7 7 13 7 47 0 96 0 143 0 0 38 0 74 0 112-46 0-91 0-137 0-7 0-15 0-15 8 0 7 8 7 15 7 46 0 91 0 137 0 0 37 0 73 0 109-47 0-96 0-143 0-6 0-13 0-13 8s7 8 13 8c49 0 97 0 145 0 12 0 14-1 14-13 0-80 0-160 0-240z"><text:p/></draw:path><draw:path draw:style-name="gr3" draw:text-style-name="P107" svg:width="0.174cm" svg:height="0.27cm" svg:x="0.218cm" svg:y="0cm" svg:viewBox="0 0 175 271" svg:d="M89 4c-1-1 0-4-4-4-9 0-38 3-48 4-3 0-7 0-7 8 0 5 3 5 10 5 17 0 18 2 18 6 0 2-1 6-1 8-19 74-37 148-56 222-1 4-1 5-1 7 0 9 8 11 11 11 5 0 11-3 13-7s19-75 22-84c13 1 44 6 44 32 0 2 0 4-1 7 0 5-1 10-1 14 0 23 15 38 35 38 12 0 22-6 31-20 10-17 14-38 14-39 0-4-4-4-5-4-4 0-4 2-5 7-8 29-17 47-34 47-7 0-12-3-12-17 0-7 1-16 3-22 2-7 2-8 2-12 0-25-25-35-58-39 12-8 25-20 33-29 19-21 37-37 55-37 3 0 4 0 5 0 4 1 4 1 7 3 2 1 2 1 2 2-19 1-22 16-22 21 0 6 4 14 15 14 10 0 21-9 21-25 0-11-9-24-27-24-11 0-28 3-56 34-13 16-28 31-43 37 14-56 27-110 40-164z"><text:p/></draw:path><draw:path draw:style-name="gr3" draw:text-style-name="P107" svg:width="0.044cm" svg:height="0.115cm" svg:x="0.443cm" svg:y="0.229cm" svg:viewBox="0 0 45 116" svg:d="M45 41c0-26-10-41-25-41-12 0-20 10-20 21 0 10 8 20 20 20 5 0 10-1 14-5 1-1 1-1 1-1 1 0 1 0 1 6 0 28-13 52-26 64-5 4-5 5-5 6 0 3 3 5 5 5 4 0 35-30 35-75z"><text:p/></draw:path><draw:path draw:style-name="gr3" draw:text-style-name="P107" svg:width="0.316cm" svg:height="0.174cm" svg:x="0.593cm" svg:y="0.097cm" svg:viewBox="0 0 317 175" svg:d="M23 149c-1 5-4 14-4 16 0 7 5 10 12 10 4 0 11-3 14-11 2-10 4-18 7-28 3-12 5-24 8-35 3-8 5-17 7-26 1-7 4-18 6-19 5-12 25-47 62-47 18 0 21 14 21 27 0 9-3 20-5 32-4 15-8 29-11 44-3 10-6 20-8 30-2 8-6 21-6 23 0 7 6 10 11 10 13 0 15-10 18-22 6-21 20-78 23-92 1-6 22-52 64-52 16 0 21 13 21 27 0 22-17 67-24 86-4 10-5 14-5 21 0 19 13 32 32 32 36 0 51-56 51-59 0-4-5-4-6-4-3 0-3 2-5 7-6 21-18 48-40 48-6 0-9-4-9-13 0-10 4-18 7-27 8-20 24-63 24-85 0-25-16-42-45-42-30 0-48 18-63 37 0-4-1-17-12-26-10-9-22-11-32-11-35 0-54 25-60 34-2-22-18-34-35-34-18 0-26 15-29 22-8 14-12 36-12 38 0 4 3 4 4 4 5 0 5 0 7-9 7-27 14-46 29-46 5 0 12 3 12 17 0 9-1 13-7 34-8 29-14 59-22 89z"><text:p/></draw:path><draw:path draw:style-name="gr3" draw:text-style-name="P107" svg:width="0.193cm" svg:height="0.222cm" svg:x="1.06cm" svg:y="0.059cm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107" svg:width="0.261cm" svg:height="0.27cm" svg:x="1.402cm" svg:y="0.005cm" svg:viewBox="0 0 262 271" svg:d="M34 35c0 63 0 126 0 188 0 20-3 27-23 27-4 0-11 0-11 7s7 7 13 7c20 0 41 0 61 0 6 0 12 0 12-7s-6-7-11-7c-21 0-24-8-24-28 0-59 0-117 0-176 56 73 111 147 167 220 3 4 5 5 7 5 7 0 7-6 7-13 0-72 0-144 0-217 0-21 3-27 21-27 2 0 9-1 9-6 0-8-6-8-12-8-19 0-39 0-58 0-6 0-12 0-12 8 0 6 7 6 11 6 21 0 25 8 25 29 0 40 0 79 0 120-39-53-79-105-117-157-3-6-4-6-14-6-22 0-45 0-67 0-7 0-13 0-13 8 0 5 6 6 8 6 11 1 18 7 22 11-1 4-1 5-1 10zM219 244c-56-73-112-147-168-221-5-4-5-5-9-9 15 0 31 0 46 0 44 59 87 117 131 175 0 18 0 37 0 55z"><text:p/></draw:path><draw:path draw:style-name="gr3" draw:text-style-name="P107" svg:width="0.04cm" svg:height="0.04cm" svg:x="1.706cm" svg:y="0.229cm" svg:viewBox="0 0 41 41" svg:d="M41 21c0-11-10-21-21-21-12 0-20 10-20 21s8 20 20 20c11 0 21-9 21-20z"><text:p/></draw:path><draw:path draw:style-name="gr3" draw:text-style-name="P107" svg:width="0.209cm" svg:height="0.174cm" svg:x="1.791cm" svg:y="0.097cm" svg:viewBox="0 0 210 175" svg:d="M23 149c-1 5-3 14-3 16 0 7 5 10 11 10 4 0 12-3 14-11 2-10 6-18 8-28 2-12 5-24 7-35 4-8 6-17 7-26 2-7 6-18 6-19 5-12 26-47 62-47 18 0 21 14 21 27 0 24-19 73-25 90-3 9-3 14-3 17 0 19 13 32 31 32 37 0 51-56 51-59 0-4-3-4-4-4-5 0-5 2-7 7-8 27-20 48-40 48-6 0-8-4-8-13 0-10 3-18 6-27 8-21 24-63 24-85 0-27-16-42-45-42-34 0-52 25-59 34-2-22-19-34-36-34-18 0-26 15-29 22-7 13-12 36-12 38 0 4 4 4 5 4 4 0 4 0 6-9 7-27 14-46 29-46 7 0 12 5 12 17 0 9-1 13-7 34-8 29-14 59-22 89z"><text:p/></draw:path><draw:path draw:style-name="gr3" draw:text-style-name="P107" svg:width="0.255cm" svg:height="0.255cm" svg:x="2.12cm" svg:y="0.043cm" svg:viewBox="0 0 256 256" svg:d="M136 137c37 0 72 0 108 0 6 0 12 0 12-8s-6-8-12-8c-36 0-71 0-108 0 0-36 0-71 0-108 0-5 0-13-7-13-8 0-8 8-8 13 0 37 0 72 0 108-36 0-73 0-109 0-5 0-12 0-12 8s7 8 12 8c36 0 73 0 109 0 0 35 0 71 0 107 0 5 0 12 8 12 7 0 7-7 7-12 0-36 0-72 0-107z"><text:p/></draw:path><draw:path draw:style-name="gr3" draw:text-style-name="P107" svg:width="0.127cm" svg:height="0.255cm" svg:x="2.518cm" svg:y="0.012cm" svg:viewBox="0 0 128 256" svg:d="M79 10c0-9 0-10-9-10-24 24-58 24-70 24 0 5 0 8 0 12 8 0 31 0 51-10 0 67 0 134 0 200 0 13-2 18-37 18-4 0-7 0-12 0 0 4 0 9 0 12 13-1 47-1 63-1 15 0 48 0 63 1 0-3 0-8 0-12-5 0-8 0-13 0-35 0-36-4-36-18 0-72 0-144 0-216z"><text:p/></draw:path><draw:path draw:style-name="gr3" draw:text-style-name="P107" svg:width="0.255cm" svg:height="0.089cm" svg:x="2.806cm" svg:y="0.127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107" svg:width="0.158cm" svg:height="0.264cm" svg:x="3.208cm" svg:y="0.012cm" svg:viewBox="0 0 159 265" svg:d="M96 121c32-11 54-37 54-68s-35-53-72-53c-38 0-68 23-68 53 0 12 9 20 20 20 12 0 19-9 19-20 0-20-18-20-24-20 12-19 38-23 52-23 15 0 37 8 37 43 0 4-1 26-11 44-12 19-25 20-35 20-2 0-12 1-14 1-3 1-7 1-7 4 0 5 4 5 10 5s11 0 17 0c32 0 46 26 46 63 0 53-27 64-44 64s-45-7-58-29c13 1 25-7 25-22 0-13-11-20-22-20-9 0-21 4-21 21 0 35 35 61 78 61 46 0 81-36 81-75 0-30-24-61-63-69z"><text:p/></draw:path><draw:path draw:style-name="gr3" draw:text-style-name="P107" svg:width="0.315cm" svg:height="0.174cm" svg:x="3.396cm" svg:y="0.097cm" svg:viewBox="0 0 316 175" svg:d="M22 149c-1 5-3 14-3 16 0 7 5 10 11 10 5 0 12-3 14-11 1 0 5-18 8-28 3-12 5-24 8-35 3-8 5-17 7-26 1-7 4-18 4-19 7-12 27-47 64-47 18 0 21 14 21 27 0 9-3 20-6 32-4 15-7 29-10 44-3 10-6 20-8 30-2 8-6 21-6 23 0 7 6 10 11 10 13 0 15-10 18-22 6-21 20-78 23-92 1-6 22-52 64-52 16 0 21 13 21 27 0 22-17 67-24 86-4 10-5 14-5 21 0 19 13 32 31 32 36 0 51-56 51-59 0-4-4-4-5-4-3 0-3 2-5 7-6 21-19 48-40 48-6 0-9-4-9-13 0-10 4-18 7-27 8-20 23-63 23-85 0-25-15-42-44-42s-48 18-63 37c-1-4-2-17-12-26s-22-11-32-11c-35 0-54 25-60 34-2-22-19-34-35-34-19 0-26 15-29 22-8 14-12 36-12 38 0 4 3 4 4 4 4 0 5 0 7-9 7-27 14-46 29-46 5 0 11 3 11 17 0 9-2 13-6 34-8 29-15 59-23 89z"><text:p/></draw:path><draw:path draw:style-name="gr3" draw:text-style-name="P107" svg:width="0.256cm" svg:height="0.255cm" svg:x="3.832cm" svg:y="0.043cm" svg:viewBox="0 0 257 256" svg:d="M136 137c37 0 72 0 108 0 6 0 13 0 13-8s-7-8-13-8c-36 0-71 0-108 0 0-36 0-71 0-108 0-5 0-13-7-13-8 0-8 8-8 13 0 37 0 72 0 108-36 0-73 0-109 0-5 0-12 0-12 8s7 8 12 8c36 0 73 0 109 0 0 35 0 71 0 107 0 5 0 12 8 12 7 0 7-7 7-12 0-36 0-72 0-107z"><text:p/></draw:path><draw:path draw:style-name="gr3" draw:text-style-name="P107" svg:width="0.165cm" svg:height="0.268cm" svg:x="4.218cm" svg:y="0.006cm" svg:viewBox="0 0 166 269" svg:d="M163 26c3-4 3-5 3-13-31 0-63 0-93 0-48 0-49-5-50-13-3 0-7 0-10 0-4 26-9 54-13 81 3 0 7 0 10 0 1-7 4-31 10-36 2-2 33-2 37-2 27 0 54 0 80 0-4 6-35 47-42 61-36 52-49 104-49 144 0 3 0 21 19 21 17 0 17-18 17-21 0-6 0-13 0-20 0-21 2-42 5-63 1-8 6-41 23-66 18-24 35-48 53-73z"><text:p/></draw:path><draw:path draw:style-name="gr3" draw:text-style-name="P107" svg:width="0.174cm" svg:height="0.27cm" svg:x="4.412cm" svg:y="0cm" svg:viewBox="0 0 175 271" svg:d="M89 4c-1-1 0-4-4-4-10 0-38 3-48 4-3 0-7 0-7 8 0 5 3 5 8 5 19 0 20 2 20 6 0 2-1 6-1 8-19 74-37 148-56 222-1 4-1 5-1 7 0 9 8 11 11 11 4 0 11-3 13-7 1-4 19-75 21-84 13 1 45 6 45 32 0 2 0 4-1 7-1 5-1 10-1 14 0 23 15 38 35 38 12 0 22-6 31-20 10-17 13-38 13-39 0-4-3-4-4-4-4 0-5 2-6 7-7 29-16 47-33 47-7 0-13-3-13-17 0-7 2-16 3-22 3-7 3-8 3-12 0-25-25-35-58-39 12-8 25-20 33-29 19-21 37-37 55-37 3 0 3 0 4 0 5 1 5 1 8 3 0 1 0 1 2 2-19 1-22 16-22 21 0 6 4 14 14 14 11 0 22-9 22-25 0-11-9-24-27-24-11 0-28 3-56 34-13 16-28 31-43 37 14-56 27-110 40-164z"><text:p/></draw:path></draw:g><text:s/>(משום ש־<draw:g text:anchor-type="as-char" svg:y="-0.254cm" draw:z-index="127" draw:name="Shape79" draw:style-name="gr1"><svg:title>TexMaths</svg:title><svg:desc>11§display§a, -6§svg§600§FALSE§</svg:desc><draw:path draw:style-name="gr2" draw:text-style-name="P106" svg:width="0.811cm" svg:height="0.289cm" svg:x="0.006cm" svg:y="0.02cm" svg:viewBox="0 0 812 290" svg:d="M0 0c271 0 541 0 812 0 0 97 0 194 0 290-271 0-541 0-812 0 0-96 0-193 0-290z"><text:p/></draw:path><draw:path draw:style-name="gr3" draw:text-style-name="P107" svg:width="0.176cm" svg:height="0.173cm" svg:x="0.001cm" svg:y="0.086cm" svg:viewBox="0 0 177 174" svg:d="M129 25c-7-14-19-25-35-25-46 0-94 57-94 113 0 37 21 61 52 61 7 0 26-1 49-28 4 17 17 28 35 28 15 0 24-8 29-20 7-14 12-37 12-38 0-4-3-4-4-4-5 0-5 1-6 7-6 25-14 47-29 47-10 0-13-10-13-17 0-8 1-11 6-29 4-15 5-20 9-34 4-19 9-37 13-54 3-11 3-12 3-13 0-7-4-11-11-11-10 0-15 9-16 17zM103 125c-2 7-2 8-7 15-17 21-33 26-44 26-19 0-24-21-24-35 0-20 12-67 20-85 13-23 30-37 46-37 25 0 30 32 30 34s-1 4-1 7c-6 25-13 50-20 75z"><text:p/></draw:path><draw:path draw:style-name="gr3" draw:text-style-name="P107" svg:width="0.044cm" svg:height="0.115cm" svg:x="0.223cm" svg:y="0.214cm" svg:viewBox="0 0 45 116" svg:d="M45 41c0-26-10-41-25-41-12 0-20 10-20 21 0 10 8 20 20 20 5 0 10-1 14-5 1-1 1-1 1-1 1 0 1 0 1 6 0 28-13 51-26 65-4 3-4 4-4 5 0 3 2 5 4 5 4 0 35-30 35-75z"><text:p/></draw:path><draw:path draw:style-name="gr3" draw:text-style-name="P107" svg:width="0.234cm" svg:height="0.014cm" svg:x="0.394cm" svg:y="0.153cm" svg:viewBox="0 0 235 15" svg:d="M222 15c7 0 13 0 13-7 0-8-6-8-13-8-70 0-140 0-209 0-6 0-13 0-13 8 0 7 7 7 13 7 69 0 139 0 209 0z"><text:p/></draw:path><draw:path draw:style-name="gr3" draw:text-style-name="P107" svg:width="0.16cm" svg:height="0.263cm" svg:x="0.677cm" svg:y="0cm" svg:viewBox="0 0 161 264" svg:d="M35 130c0-3 0-7 0-9 0-98 47-111 67-111 10 0 27 2 34 15-5 0-21 0-21 18 0 11 9 17 18 17 7 0 18-3 18-18 0-23-17-42-49-42-49 0-102 50-102 135 0 102 45 129 81 129 43 0 80-36 80-87 0-48-35-85-77-85-27 0-41 20-49 38zM81 253c-24 0-36-23-38-29-7-17-7-49-7-56 0-28 12-67 46-67 7 0 25 0 37 24 6 14 6 33 6 52 0 18 0 38-6 51-11 24-29 25-38 25z"><text:p/></draw:path></draw:g> מתחלקים ב־<draw:g text:anchor-type="as-char" svg:y="-0.265cm" draw:z-index="156" draw:name="Shape80" draw:style-name="gr1"><svg:title>TexMaths</svg:title><svg:desc>11§display§3§svg§600§FALSE§</svg:desc><draw:path draw:style-name="gr2" draw:text-style-name="P106" svg:width="0.134cm" svg:height="0.224cm" svg:x="0.004cm" svg:y="0.018cm" svg:viewBox="0 0 135 225" svg:d="M0 0c45 0 90 0 135 0 0 75 0 150 0 225-45 0-90 0-135 0 0-75 0-150 0-225z"><text:p/></draw:path><draw:path draw:style-name="gr3" draw:text-style-name="P107" svg:width="0.157cm" svg:height="0.264cm" svg:x="0.001cm" svg:y="0cm" svg:viewBox="0 0 158 265" svg:d="M94 121c31-10 54-37 54-68s-34-53-70-53c-38 0-68 23-68 53 0 12 9 20 20 20 12 0 19-9 19-20 0-20-18-20-24-20 12-19 38-23 52-23s35 8 35 43c0 4 0 28-10 44-12 19-24 20-34 20-2 0-12 1-14 1-3 1-7 1-7 4 0 5 4 5 10 5s11 0 17 0c30 0 45 25 45 63 0 53-27 64-43 64-17 0-45-7-58-29 13 1 25-7 25-22 0-13-11-21-22-21-9 0-21 5-21 22 0 35 35 61 77 61 46 0 81-36 81-75 0-31-24-61-64-69z"><text:p/></draw:path></draw:g>, וכי <draw:g text:anchor-type="as-char" svg:y="-0.266cm" draw:z-index="128" draw:name="Shape81" draw:style-name="gr1"><svg:title>TexMaths</svg:title><svg:desc>11§display§b, 7§svg§600§FALSE§</svg:desc><draw:path draw:style-name="gr2" draw:text-style-name="P106" svg:width="0.483cm" svg:height="0.301cm" svg:x="0.002cm" svg:y="0.02cm" svg:viewBox="0 0 484 302" svg:d="M243 302c-81 0-162 0-243 0 0-100 0-202 0-302 162 0 322 0 484 0 0 100 0 202 0 302-80 0-161 0-241 0z"><text:p/></draw:path><draw:path draw:style-name="gr3" draw:text-style-name="P107" svg:width="0.141cm" svg:height="0.27cm" svg:x="0.001cm" svg:y="0cm" svg:viewBox="0 0 142 271" svg:d="M74 4c-2-1 0-4-6-4-9 0-36 3-46 4-3 0-8 0-8 8 0 5 4 5 9 5 19 0 20 2 20 6 0 2-3 16-6 24-11 42-20 84-31 126-5 18-6 24-6 38 0 36 20 60 48 60 47 0 94-57 94-112 0-34-21-62-52-62-17 0-33 12-45 23 10-38 19-77 29-116zM37 150c3-8 3-9 6-13 20-26 36-31 46-31 14 0 25 12 25 36 0 23-13 66-19 81-14 26-31 39-47 39-13 0-25-9-25-38 0-8 0-14 6-38 3-12 5-24 8-36z"><text:p/></draw:path><draw:path draw:style-name="gr3" draw:text-style-name="P107" svg:width="0.044cm" svg:height="0.115cm" svg:x="0.182cm" svg:y="0.229cm" svg:viewBox="0 0 45 116" svg:d="M45 41c0-26-10-41-24-41-13 0-21 10-21 21 0 10 8 20 21 20 4 0 9-1 13-5 1-1 1-1 2-1 0 2 0 0 0 6 0 28-13 52-26 64-3 4-3 5-3 6 0 3 1 5 3 5 4 0 35-30 35-75z"><text:p/></draw:path><draw:path draw:style-name="gr3" draw:text-style-name="P107" svg:width="0.165cm" svg:height="0.268cm" svg:x="0.34cm" svg:y="0.006cm" svg:viewBox="0 0 166 269" svg:d="M163 26c3-4 3-5 3-13-32 0-63 0-93 0-48 0-49-5-50-13-3 0-7 0-10 0-4 26-9 54-13 81 3 0 7 0 10 0 1-7 4-31 10-36 2-2 33-2 37-2 27 0 53 0 80 0-4 6-35 47-42 61-36 52-49 104-49 144 0 3 0 21 19 21 17 0 17-18 17-21 0-6 0-13 0-20 0-21 2-42 5-63 1-8 6-41 23-66 18-24 35-48 53-73z"><text:p/></draw:path></draw:g><text:s/>מתחלקים ב־<draw:g text:anchor-type="as-char" svg:y="-0.27cm" draw:z-index="157" draw:name="Shape82" draw:style-name="gr1"><svg:title>TexMaths</svg:title><svg:desc>11§display§7§svg§600§FALSE§</svg:desc><draw:path draw:style-name="gr2" draw:text-style-name="P106" svg:width="0.147cm" svg:height="0.229cm" svg:x="0cm" svg:y="0.018cm" svg:viewBox="0 0 148 230" svg:d="M74 230c-24 0-50 0-74 0 0-77 0-153 0-230 50 0 98 0 148 0 0 77 0 153 0 230-24 0-50 0-74 0z"><text:p/></draw:path><draw:path draw:style-name="gr3" draw:text-style-name="P107" svg:width="0.165cm" svg:height="0.269cm" svg:x="0.002cm" svg:y="0cm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).</text:p>
                </text:list-item>
                <text:list-item>
                  <text:p text:style-name="P34"><text:soft-page-break/><text:span text:style-name="T53">זאת מותר להגיד בהנחה ש־</text:span><text:span text:style-name="T53"><draw:g text:anchor-type="as-char" svg:y="-0.254cm" draw:z-index="72" draw:name="Shape83" draw:style-name="gr1"><svg:title>TexMaths</svg:title><svg:desc>11§display§3m- 6 \ge 0 \implies m=2, a=6§svg§600§FALSE§</svg:desc><draw:path draw:style-name="gr2" draw:text-style-name="P106" svg:width="5.034cm" svg:height="0.289cm" svg:x="0.004cm" svg:y="0.02cm" svg:viewBox="0 0 5035 290" svg:d="M0 0c1679 0 3357 0 5035 0 0 97 0 194 0 290-1678 0-3356 0-5035 0 0-96 0-193 0-290z"><text:p/></draw:path><draw:path draw:style-name="gr3" draw:text-style-name="P107" svg:width="0.16cm" svg:height="0.263cm" svg:x="0.001cm" svg:y="0cm" svg:viewBox="0 0 161 264" svg:d="M96 121c32-10 54-37 54-68s-34-53-72-53-68 23-68 53c0 12 9 20 20 20 12 0 20-9 20-20 0-20-18-20-25-20 12-19 38-23 52-23 15 0 37 8 37 43 0 4-1 27-11 44-12 19-25 20-34 20-3 1-13 1-15 1-3 1-6 1-6 4 0 5 3 4 9 4s12 0 18 0c31 0 45 27 45 63 0 53-26 64-43 64-16 0-46-7-59-29 13 2 25-6 25-22 0-13-10-20-22-20-9 0-21 5-21 22 0 35 35 60 78 60 47 0 83-35 83-75 0-29-26-60-65-68z"><text:p/></draw:path><draw:path draw:style-name="gr3" draw:text-style-name="P107" svg:width="0.316cm" svg:height="0.173cm" svg:x="0.189cm" svg:y="0.086cm" svg:viewBox="0 0 317 174" svg:d="M23 149c-1 5-4 14-4 16 0 6 5 9 12 9 4 0 11-4 14-10 2-10 5-19 7-29 3-12 5-23 9-34 2-9 4-16 6-26 1-6 5-18 6-19 5-12 25-47 62-47 18 0 21 14 21 27 0 9-3 20-5 32-4 15-8 29-11 44-2 10-6 20-8 30-2 8-5 21-5 23 0 6 5 9 11 9 12 0 14-9 17-21 6-21 20-78 23-92 1-6 22-52 64-52 17 0 21 13 21 27 0 22-17 66-24 86-4 10-5 13-5 21 0 19 14 31 32 31 37 0 51-55 51-58 0-4-3-4-6-4s-3 1-5 7c-6 21-18 47-40 47-6 0-9-3-9-12 0-10 4-19 7-27 8-20 24-63 24-85 0-25-16-42-45-42-30 0-48 18-63 37 0-4-1-17-12-26-10-9-22-11-32-11-35 0-53 25-60 34-2-22-18-34-35-34-18 0-26 15-29 22-8 14-12 36-12 37 0 5 3 5 4 5 5 0 5 0 7-9 7-28 14-46 29-46 5 0 12 3 12 17 0 9-1 14-7 33-8 30-14 60-22 90z"><text:p/></draw:path><draw:path draw:style-name="gr3" draw:text-style-name="P107" svg:width="0.236cm" svg:height="0.014cm" svg:x="0.635cm" svg:y="0.153cm" svg:viewBox="0 0 237 15" svg:d="M223 15c7 0 14 0 14-7 0-8-7-8-14-8-69 0-139 0-209 0-6 0-14 0-14 8 0 7 8 7 14 7 70 0 140 0 209 0z"><text:p/></draw:path><draw:path draw:style-name="gr3" draw:text-style-name="P107" svg:width="0.16cm" svg:height="0.263cm" svg:x="1.006cm" svg:y="0cm" svg:viewBox="0 0 161 264" svg:d="M35 130c0-3 0-7 0-9 0-98 49-111 68-111 9 0 26 2 35 15-7 0-22 0-22 18 0 11 9 17 17 17 7 0 19-3 19-18 0-23-18-42-50-42-49 0-102 50-102 135 0 102 45 129 81 129 43 0 80-36 80-87 0-48-34-85-77-85-27 0-41 20-49 38zM81 253c-24 0-36-23-38-29-7-17-7-49-7-56 0-28 12-67 48-67 5 0 23 0 35 24 8 14 8 33 8 52 0 18 0 38-7 51-12 24-30 25-39 25z"><text:p/></draw:path><draw:path draw:style-name="gr3" draw:text-style-name="P107" svg:width="0.236cm" svg:height="0.295cm" svg:x="1.322cm" svg:y="0.012cm" svg:viewBox="0 0 237 296" svg:d="M229 120c5-2 8-6 8-9s-3-5-8-9c-72-34-142-67-214-100-5-2-6-2-7-2-5 0-8 3-8 8 0 4 3 5 8 7 67 32 135 64 202 96-67 31-134 63-201 94-8 3-9 6-9 8 0 5 3 8 8 8 1 0 2 0 7-2 72-33 142-66 214-99zM223 296c7 0 14 0 14-8 0-7-8-7-15-7-69 0-138 0-208 0-5 0-14 0-14 7 0 8 8 8 13 8 71 0 140 0 210 0z"><text:p/></draw:path><draw:path draw:style-name="gr3" draw:text-style-name="P107" svg:width="0.162cm" svg:height="0.263cm" svg:x="1.714cm" svg:y="0cm" svg:viewBox="0 0 163 264" svg:d="M163 133c0-31-2-62-16-90-18-36-49-43-66-43-23 0-51 10-67 46-13 27-14 56-14 87 0 30 1 63 17 92 17 31 45 39 63 39 21 0 51-8 69-45 12-26 14-55 14-86zM80 255c-14 0-37-9-44-46-4-23-4-57-4-80 0-25 0-51 3-71 7-46 37-49 45-49 14 0 39 6 47 45 3 21 3 50 3 75 0 28 0 54-3 79-7 36-29 47-47 47z"><text:p/></draw:path><draw:path draw:style-name="gr3" draw:text-style-name="P107" svg:width="0.255cm" svg:height="0.089cm" svg:x="2.129cm" svg:y="0.116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07" svg:width="0.342cm" svg:height="0.21cm" svg:x="2.364cm" svg:y="0.054cm" svg:viewBox="0 0 343 211" svg:d="M260 77c15 13 35 24 48 30-14 5-33 15-48 29-82 0-164 0-246 0-6 0-14 0-14 8s7 8 13 8c76 0 153 0 229 0-19 16-38 50-38 55 0 4 4 4 6 4 3 0 7 0 8-3 8-14 19-35 44-56 26-23 53-34 72-40 7-2 8-2 8-3 1 0 1-2 1-2 0-1 0-2 0-2 0-2-1-2-1-2-1 0-1-1-9-3-52-15-91-51-112-91-4-8-5-9-11-9-2 0-6 0-6 4 0 6 19 39 38 58-76 0-153 0-229 0-6 0-13 0-13 7 0 8 8 8 14 8 82 0 164 0 246 0z"><text:p/></draw:path><draw:path draw:style-name="gr3" draw:text-style-name="P107" svg:width="0.316cm" svg:height="0.173cm" svg:x="2.954cm" svg:y="0.086cm" svg:viewBox="0 0 317 174" svg:d="M23 149c-1 5-3 14-3 16 0 6 5 9 11 9 4 0 12-4 14-10 1 0 6-19 8-29 3-12 5-23 9-34 2-9 4-16 6-26 1-6 5-18 5-19 5-12 26-47 62-47 18 0 21 14 21 27 0 9-2 20-5 32-4 15-8 29-11 44-2 10-6 20-8 30-1 8-4 21-4 23 0 6 5 9 11 9 12 0 14-9 17-21 6-21 20-78 23-92 1-6 21-52 64-52 17 0 21 13 21 27 0 22-16 66-24 86-3 10-6 13-6 21 0 19 15 31 32 31 37 0 51-55 51-58 0-4-3-4-5-4-4 0-4 1-5 7-7 21-19 47-40 47-6 0-10-3-10-12 0-10 5-19 8-27 7-20 23-63 23-85 0-25-15-42-44-42s-48 18-62 37c-2-4-3-17-14-26-10-9-22-11-32-11-34 0-52 25-59 34-2-22-19-34-36-34-18 0-26 15-29 22-6 14-12 36-12 37 0 5 4 5 6 5 3 0 3 0 6-9 7-28 14-46 28-46 6 0 12 3 12 17 0 9-1 14-6 33-7 30-15 60-23 90z"><text:p/></draw:path><draw:path draw:style-name="gr3" draw:text-style-name="P107" svg:width="0.256cm" svg:height="0.089cm" svg:x="3.412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153cm" svg:height="0.254cm" svg:x="3.818cm" svg:y="0cm" svg:viewBox="0 0 154 255" svg:d="M30 225c13-13 27-26 40-39 61-52 84-73 84-111 0-44-35-75-81-75-44 0-73 35-73 69 0 22 19 22 20 22 6 0 21-4 21-21 0-10-8-19-21-19-3 0-3 0-5 1 9-26 30-40 52-40 35 0 52 31 52 63 0 31-20 61-41 84-24 27-49 54-74 82-4 4-4 5-4 14 47 0 96 0 143 0 3-22 8-44 11-67-3 0-7 0-10 0-1 12-4 29-8 35-3 2-28 2-37 2-23 0-46 0-69 0z"><text:p/></draw:path><draw:path draw:style-name="gr3" draw:text-style-name="P107" svg:width="0.044cm" svg:height="0.115cm" svg:x="4.024cm" svg:y="0.214cm" svg:viewBox="0 0 45 116" svg:d="M45 41c0-26-9-41-24-41-13 0-21 10-21 21 0 10 8 20 21 20 4 0 10-1 13-5 1-1 1-1 2-1 0 2 1 0 1 6 0 28-14 51-26 65-4 3-4 4-4 5 0 3 2 5 3 5 4 0 35-30 35-75z"><text:p/></draw:path><draw:path draw:style-name="gr3" draw:text-style-name="P107" svg:width="0.176cm" svg:height="0.173cm" svg:x="4.178cm" svg:y="0.086cm" svg:viewBox="0 0 177 174" svg:d="M129 25c-7-14-18-25-35-25-46 0-94 57-94 113 0 37 22 61 52 61 7 0 27-1 50-28 3 17 17 28 36 28 13 0 22-8 28-20 7-14 11-37 11-38 0-4-3-4-4-4-5 0-5 1-6 7-6 25-13 47-29 47-10 0-11-10-11-17 0-8 0-11 4-29 4-15 5-20 9-34 4-19 10-37 14-54 2-11 2-12 2-13 0-7-4-11-11-11-9 0-15 9-16 17zM103 125c-1 7-1 8-7 15-17 21-33 26-43 26-20 0-25-21-25-35 0-20 12-67 20-85 13-23 30-37 46-37 25 0 30 32 30 34s-1 4-1 7c-6 25-13 50-20 75z"><text:p/></draw:path><draw:path draw:style-name="gr3" draw:text-style-name="P107" svg:width="0.256cm" svg:height="0.089cm" svg:x="4.496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16cm" svg:height="0.263cm" svg:x="4.899cm" svg:y="0cm" svg:viewBox="0 0 161 264" svg:d="M35 130c0-3 0-7 0-9 0-98 48-111 67-111 10 0 26 2 34 15-5 0-20 0-20 18 0 11 8 17 17 17 7 0 18-3 18-18 0-23-17-42-49-42-49 0-102 50-102 135 0 102 45 129 81 129 43 0 80-36 80-87 0-48-34-85-77-85-27 0-41 20-49 38zM81 253c-25 0-36-23-38-29-8-17-8-49-8-56 0-28 13-67 48-67 6 0 24 0 36 24 6 14 6 33 6 52 0 18 0 38-6 51-11 24-29 25-38 25z"><text:p/></draw:path></draw:g></text:span><text:span text:style-name="T53">, </text:span><text:span text:style-name="T54">או במילים אחרות: </text:span><text:span text:style-name="T54"><draw:g text:anchor-type="as-char" svg:y="-0.288cm" draw:z-index="70" draw:name="Shape84" draw:style-name="gr1"><svg:title>TexMaths</svg:title><svg:desc>11§display§(\exists m, k n - 6 = 3m + 7k)§svg§600§FALSE§</svg:desc><draw:path draw:style-name="gr2" draw:text-style-name="P106" svg:width="3.985cm" svg:height="0.345cm" svg:x="0.001cm" svg:y="0.018cm" svg:viewBox="0 0 3986 346" svg:d="M1994 346c-665 0-1329 0-1994 0 0-116 0-230 0-346 1329 0 2657 0 3986 0 0 116 0 230 0 346-664 0-1329 0-1992 0z"><text:p/></draw:path><draw:path draw:style-name="gr3" draw:text-style-name="P107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107" svg:width="0.172cm" svg:height="0.265cm" svg:x="0.153cm" svg:y="0.018cm" svg:viewBox="0 0 173 266" svg:d="M173 13c0-12-2-13-15-13-48 0-96 0-145 0-5 0-13 0-13 8 0 7 8 7 13 7 48 0 96 0 143 0 0 37 0 73 0 111-46 0-91 0-137 0-7 0-13-2-13 7 0 8 6 9 13 9 46 0 91 0 137 0 0 36 0 73 0 109-47 0-95 0-143 0-5 0-13 0-13 8 0 7 8 7 13 7 49 0 97 0 145 0 13 0 15-1 15-13 0-79 0-159 0-240z"><text:p/></draw:path><draw:path draw:style-name="gr3" draw:text-style-name="P107" svg:width="0.316cm" svg:height="0.174cm" svg:x="0.358cm" svg:y="0.115cm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0 13 20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107" svg:width="0.044cm" svg:height="0.115cm" svg:x="0.72cm" svg:y="0.247cm" svg:viewBox="0 0 45 116" svg:d="M45 41c0-26-10-41-25-41-12 0-20 10-20 21 0 10 8 20 20 20 5 0 10-1 14-5 1-1 1-1 1-1 1 0 1 0 1 6 0 28-13 51-26 64-4 4-4 5-4 6 0 2 2 5 4 5 4 0 35-30 35-75z"><text:p/></draw:path><draw:path draw:style-name="gr3" draw:text-style-name="P107" svg:width="0.174cm" svg:height="0.27cm" svg:x="0.879cm" svg:y="0.018cm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3 17-23 21 0 7 4 14 15 14 10 0 21-8 21-24 0-11-9-24-26-24-11 0-29 3-57 34-13 14-28 30-42 36 13-55 27-109 40-163z"><text:p/></draw:path><draw:path draw:style-name="gr3" draw:text-style-name="P107" svg:width="0.208cm" svg:height="0.174cm" svg:x="1.083cm" svg:y="0.115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107" svg:width="0.234cm" svg:height="0.016cm" svg:x="1.422cm" svg:y="0.182cm" svg:viewBox="0 0 235 17" svg:d="M222 17c7 0 13-2 13-9 0-8-6-8-13-8-69 0-139 0-209 0-6 0-13 0-13 8 0 7 7 9 13 9 70 0 140 0 209 0z"><text:p/></draw:path><draw:path draw:style-name="gr3" draw:text-style-name="P107" svg:width="0.159cm" svg:height="0.263cm" svg:x="1.792cm" svg:y="0.033cm" svg:viewBox="0 0 160 264" svg:d="M34 130c0-3 0-7 0-9 0-98 49-112 68-112 9 0 26 3 34 15-6 0-22 0-22 18 0 12 10 17 19 17 6 0 18-3 18-17 0-24-18-42-50-42-49 0-101 50-101 134 0 103 44 130 80 130 43 0 80-36 80-86 0-49-35-87-77-87-27 0-41 20-49 39zM80 253c-24 0-36-23-38-28-7-18-7-49-7-55 0-30 12-69 48-69 5 0 24 0 36 23 6 15 6 35 6 53 0 19 0 38-6 51-12 23-30 25-39 25z"><text:p/></draw:path><draw:path draw:style-name="gr3" draw:text-style-name="P107" svg:width="0.256cm" svg:height="0.09cm" svg:x="2.097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107" svg:width="0.16cm" svg:height="0.263cm" svg:x="2.5cm" svg:y="0.033cm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3" draw:text-style-name="P107" svg:width="0.316cm" svg:height="0.174cm" svg:x="2.688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107" svg:width="0.256cm" svg:height="0.254cm" svg:x="3.124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65cm" svg:height="0.268cm" svg:x="3.51cm" svg:y="0.025cm" svg:viewBox="0 0 166 269" svg:d="M163 26c3-5 3-5 3-14-31 0-63 0-93 0-48 0-49-4-50-12-3 0-6 0-10 0-4 26-9 53-13 79 3 0 7 0 10 0 1-5 4-29 10-35 2-2 33-2 37-2 27 0 54 0 81 0-5 6-36 48-43 61-36 52-49 105-49 145 0 3 0 21 19 21 18 0 18-18 18-21 0-7 0-13 0-20 0-21 1-42 4-63 1-9 7-42 23-66 18-24 35-48 53-73z"><text:p/></draw:path><draw:path draw:style-name="gr3" draw:text-style-name="P107" svg:width="0.174cm" svg:height="0.27cm" svg:x="3.704cm" svg:y="0.018cm" svg:viewBox="0 0 175 271" svg:d="M89 4c0-1 0-4-4-4-10 0-38 3-48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5-35-58-39 13-7 25-19 33-28 19-21 37-37 55-37 3 0 3 0 4 0 5 1 5 1 9 3 0 0 0 1 1 1-19 2-22 17-22 21 0 7 4 14 14 14 11 0 22-8 22-24 0-11-9-24-26-24-11 0-29 3-57 34-13 14-28 30-42 36 13-55 26-109 39-163z"><text:p/></draw:path><draw:path draw:style-name="gr3" draw:text-style-name="P107" svg:width="0.089cm" svg:height="0.384cm" svg:x="3.91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54"><text:s/>שנכון לפי הנחת האינדוקציה, עבור </text:span><text:span text:style-name="T54"><draw:g text:anchor-type="as-char" svg:y="-0.254cm" draw:z-index="69" draw:name="Shape85" draw:style-name="gr1"><svg:title>TexMaths</svg:title><svg:desc>11§display§n \ge 18§svg§600§FALSE§</svg:desc><draw:path draw:style-name="gr2" draw:text-style-name="P106" svg:width="1.075cm" svg:height="0.268cm" svg:x="0.01cm" svg:y="0.02cm" svg:viewBox="0 0 1076 269" svg:d="M0 0c359 0 717 0 1076 0 0 89 0 179 0 269-359 0-717 0-1076 0 0-90 0-180 0-269z"><text:p/></draw:path><draw:path draw:style-name="gr3" draw:text-style-name="P107" svg:width="0.209cm" svg:height="0.173cm" svg:x="0.001cm" svg:y="0.086cm" svg:viewBox="0 0 210 174" svg:d="M23 147c-1 7-3 15-3 16 0 8 5 11 11 11 4 0 11-3 14-11 0-1 5-18 8-28 2-12 5-23 8-34 2-9 5-17 6-26 2-7 5-18 6-19 5-12 26-47 62-47 18 0 21 14 21 27 0 23-18 73-25 89-3 9-3 14-3 18 0 18 13 31 32 31 36 0 50-55 50-58 0-4-4-4-5-4-4 0-4 1-6 7-8 26-21 46-39 46-7 0-9-3-9-11 0-10 3-19 6-27 8-21 25-63 25-85 0-27-18-42-46-42-34 0-53 25-60 34-1-22-18-34-35-34-18 0-26 15-29 22-6 13-12 36-12 37 0 5 3 3 4 5 5 0 5-1 7-9 7-27 14-46 29-46 7 0 12 5 12 17 0 9-1 13-7 33-8 29-14 59-22 88z"><text:p/></draw:path><draw:path draw:style-name="gr3" draw:text-style-name="P107" svg:width="0.236cm" svg:height="0.296cm" svg:x="0.361cm" svg:y="0.011cm" svg:viewBox="0 0 237 297" svg:d="M229 121c5-2 8-5 8-9s-2-6-8-9c-72-34-142-67-214-100-4-3-6-3-7-3-5 0-8 4-8 8 0 5 3 6 8 9 67 31 135 63 202 95-67 31-134 63-201 94-8 3-9 6-9 9 0 4 4 7 8 7 2 0 2 0 7-2 72-33 142-66 214-99zM223 297c7 0 14 0 14-8 0-7-8-7-15-7-69 0-138 0-208 0-5 0-14 0-14 7 0 8 8 8 14 8 70 0 140 0 209 0z"><text:p/></draw:path><draw:path draw:style-name="gr3" draw:text-style-name="P107" svg:width="0.127cm" svg:height="0.254cm" svg:x="0.77cm" svg:y="0cm" svg:viewBox="0 0 128 255" svg:d="M79 10c0-9 0-10-9-10-24 24-58 24-70 24 0 5 0 8 0 12 8 0 31 0 51-10 0 66 0 132 0 199 0 14-1 18-36 18-4 0-8 0-13 0 0 5 0 9 0 12 15-1 48-1 63-1s49 0 63 1c0-3 0-7 0-12-5 0-8 0-12 0-36 0-37-4-37-18 0-72 0-144 0-215z"><text:p/></draw:path><draw:path draw:style-name="gr3" draw:text-style-name="P107" svg:width="0.16cm" svg:height="0.263cm" svg:x="0.945cm" svg:y="0cm" svg:viewBox="0 0 161 264" svg:d="M47 80c-17-11-19-24-19-30 0-25 25-40 52-40 29 0 53 20 53 47 0 22-15 41-38 54-16-11-32-21-48-31zM103 117c28-15 48-34 48-60 0-35-35-57-71-57-38 0-69 29-69 64 0 8 0 24 17 43 4 4 18 14 28 21-23 11-56 32-56 69 0 41 40 67 80 67 44 0 81-32 81-74 0-13-5-30-19-46-8-8-13-12-39-27zM65 133c15 10 32 20 47 29 11 7 29 20 29 43 0 28-29 48-61 48-33 0-60-24-60-56 0-22 12-45 45-64z"><text:p/></draw:path></draw:g></text:span><text:span text:style-name="T54">. בשביל </text:span><text:span text:style-name="T54"><draw:g text:anchor-type="as-char" svg:y="-0.254cm" draw:z-index="68" draw:name="Shape86" draw:style-name="gr1"><svg:title>TexMaths</svg:title><svg:desc>11§display§12 \le n&lt; 18§svg§600§FALSE§</svg:desc><draw:path draw:style-name="gr2" draw:text-style-name="P106" svg:width="1.977cm" svg:height="0.268cm" svg:x="0.001cm" svg:y="0.02cm" svg:viewBox="0 0 1978 269" svg:d="M0 0c659 0 1319 0 1978 0 0 89 0 179 0 269-659 0-1319 0-1978 0 0-90 0-180 0-269z"><text:p/></draw:path><draw:path draw:style-name="gr3" draw:text-style-name="P107" svg:width="0.127cm" svg:height="0.254cm" svg:x="0.015cm" svg:y="0cm" svg:viewBox="0 0 128 255" svg:d="M79 10c0-9 0-10-9-10-24 24-57 24-70 24 0 5 0 8 0 12 8 0 31 0 51-10 0 66 0 132 0 199 0 14-1 18-36 18-4 0-8 0-13 0 0 5 0 9 0 12 15-1 48-1 63-1s49 0 63 1c0-3 0-7 0-12-5 0-8 0-12 0-36 0-37-4-37-18 0-72 0-144 0-215z"><text:p/></draw:path><draw:path draw:style-name="gr3" draw:text-style-name="P107" svg:width="0.153cm" svg:height="0.254cm" svg:x="0.194cm" svg:y="0cm" svg:viewBox="0 0 154 255" svg:d="M30 226c13-14 27-27 40-40 61-52 84-73 84-111 0-44-34-75-81-75-44 0-73 35-73 69 0 22 20 22 21 22 7 0 20-4 20-21 0-9-7-19-21-19-2 0-3 0-5 1 9-26 30-40 52-40 35 0 52 31 52 63 0 31-19 61-40 83-25 28-49 56-75 83-4 4-4 6-4 14 48 0 96 0 144 0 3-22 7-44 10-67-3 0-5 0-9 0-2 12-5 29-9 34-3 4-28 4-37 4-23 0-46 0-69 0z"><text:p/></draw:path><draw:path draw:style-name="gr3" draw:text-style-name="P107" svg:width="0.236cm" svg:height="0.296cm" svg:x="0.507cm" svg:y="0.011cm" svg:viewBox="0 0 237 297" svg:d="M229 17c4-3 8-4 8-9 0-4-4-8-8-8-2 0-6 2-8 3-71 33-142 66-213 100-7 4-8 6-8 9 0 4 2 7 8 9 71 33 142 66 213 99 6 2 7 2 8 2 3 0 8-3 8-7s-3-6-9-9c-67-31-134-63-202-94 68-32 136-64 203-95zM222 297c7 0 15 0 15-8 0-7-9-7-15-7-69 0-138 0-208 0-6 0-14 0-14 7 0 8 7 8 13 8 70 0 140 0 209 0z"><text:p/></draw:path><draw:path draw:style-name="gr3" draw:text-style-name="P107" svg:width="0.208cm" svg:height="0.173cm" svg:x="0.894cm" svg:y="0.086cm" svg:viewBox="0 0 209 174" svg:d="M23 147c-2 7-4 15-4 16 0 8 5 11 12 11 4 0 11-3 14-11 0-1 5-18 7-28 3-12 5-23 9-34 2-9 4-17 6-26 1-7 5-18 6-19 5-12 25-47 62-47 18 0 21 14 21 27 0 23-18 73-25 89-3 9-4 14-4 18 0 18 14 31 31 31 37 0 51-55 51-58 0-4-3-4-4-4-5 0-5 1-6 7-8 26-21 46-39 46-7 0-10-3-10-11 0-10 4-19 7-27 7-21 23-63 23-85 0-27-16-42-44-42-35 0-53 25-60 34-2-22-18-34-35-34-18 0-26 15-30 22-5 13-11 36-11 37 0 5 3 5 4 5 5 0 5-1 7-9 7-27 14-46 29-46 7 0 12 5 12 17 0 9-2 13-7 33-8 29-14 59-22 88z"><text:p/></draw:path><draw:path draw:style-name="gr3" draw:text-style-name="P107" svg:width="0.236cm" svg:height="0.221cm" svg:x="1.253cm" svg:y="0.048cm" svg:viewBox="0 0 237 222" svg:d="M229 17c4-3 8-5 8-9 0-5-4-8-8-8-1 0-2 0-8 3-71 33-142 66-213 100-5 3-8 4-8 9s3 7 8 8c71 33 142 67 213 100 6 2 7 2 8 2 4 0 8-3 8-7 0-5-4-7-8-9-67-31-135-63-203-94 68-32 136-64 203-95z"><text:p/></draw:path><draw:path draw:style-name="gr3" draw:text-style-name="P107" svg:width="0.127cm" svg:height="0.254cm" svg:x="1.663cm" svg:y="0cm" svg:viewBox="0 0 128 255" svg:d="M79 10c0-9 0-10-9-10-24 24-58 24-70 24 0 5 0 8 0 12 8 0 31 0 51-10 0 66 0 132 0 199 0 14-1 18-37 18-4 0-7 0-12 0 0 5 0 9 0 12 13-1 48-1 63-1s49 0 63 1c0-3 0-7 0-12-5 0-8 0-12 0-36 0-37-4-37-18 0-72 0-144 0-215z"><text:p/></draw:path><draw:path draw:style-name="gr3" draw:text-style-name="P107" svg:width="0.16cm" svg:height="0.263cm" svg:x="1.838cm" svg:y="0cm" svg:viewBox="0 0 161 264" svg:d="M47 80c-17-11-19-24-19-30 0-25 25-40 52-40 29 0 53 20 53 47 0 22-15 41-38 54-16-11-32-21-48-31zM103 117c28-15 48-34 48-60 0-35-35-57-71-57-38 0-69 29-69 64 0 8 0 24 17 43 4 4 18 14 28 21-23 11-56 32-56 69 0 41 40 67 80 67 44 0 81-32 81-74 0-13-5-30-19-46-8-8-14-12-39-27zM65 133c15 10 32 20 47 29 11 7 29 20 29 43 0 28-29 48-61 48-33 0-60-24-60-56 0-22 12-45 45-64z"><text:p/></draw:path></draw:g></text:span><text:span text:style-name="T54"><text:s/>נבדוק ידנית את הטענה, נמצא כי היא נכונה עבור כל חמשת המספרים האלו.</text:span></text:p>
                </text:list-item>
                <text:list-item>
                  <text:p text:style-name="P35"><text:s/><text:span text:style-name="T54">לכן, </text:span><text:span text:style-name="T1">צעד האינדוקציה הוכח</text:span><text:span text:style-name="T18">, </text:span><text:span text:style-name="T20">כדרוש.</text:span></text:p>
                </text:list-item>
              </text:list>
            </text:list-item>
          </text:list>
        </text:list-item>
        <text:list-item>
          <text:p text:style-name="P36"><text:span text:style-name="T1">מש"ל</text:span> <draw:g text:anchor-type="as-char" svg:y="-0.265cm" draw:z-index="129" draw:name="Shape87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<text:span text:style-name="T34">3. </text:span>הוכחת היחידות של המשפט היסודי של האריתמטיקה</text:h>
      <text:list text:style-name="L9">
        <text:list-item>
          <text:p text:style-name="P69"><text:span text:style-name="T35">צ.ל.: שתי מכפלות של גורמים ראשוניים השוות לאותו </text:span><text:span text:style-name="T36">מספר </text:span><text:span text:style-name="T36"><draw:g text:anchor-type="as-char" svg:y="-0.173cm" draw:z-index="131" draw:name="Shape88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5">, זהות </text:span><text:span text:style-name="T36">(עבור </text:span><text:span text:style-name="T36"><draw:g text:anchor-type="as-char" svg:y="-0.254cm" draw:z-index="132" draw:name="Shape89" draw:style-name="gr1"><svg:title>TexMaths</svg:title><svg:desc>11§display§n \ge 2§svg§600§FALSE§</svg:desc><draw:path draw:style-name="gr2" draw:text-style-name="P106" svg:width="0.878cm" svg:height="0.268cm" svg:x="0.01cm" svg:y="0.02cm" svg:viewBox="0 0 879 269" svg:d="M0 0c293 0 587 0 879 0 0 89 0 179 0 269-292 0-586 0-879 0 0-90 0-180 0-269z"><text:p/></draw:path><draw:path draw:style-name="gr3" draw:text-style-name="P107" svg:width="0.208cm" svg:height="0.173cm" svg:x="0.001cm" svg:y="0.086cm" svg:viewBox="0 0 209 174" svg:d="M23 147c-1 7-3 15-3 16 0 8 5 11 11 11 4 0 11-3 14-11 0-1 5-18 8-28 2-12 5-23 8-34 2-9 4-17 6-26 2-7 5-18 6-19 5-12 26-47 62-47 18 0 21 14 21 27 0 23-18 73-25 89-3 9-3 14-3 18 0 18 13 31 30 31 37 0 51-55 51-58 0-4-3-4-4-4-4 0-4 1-6 7-7 26-21 46-39 46-7 0-9-3-9-11 0-10 3-19 6-27 8-21 24-63 24-85 0-27-17-42-45-42-35 0-53 25-60 34-1-22-18-34-35-34-18 0-26 15-29 22-6 13-12 36-12 37 0 5 3 3 4 5 5 0 5-1 7-9 7-27 14-46 29-46 7 0 12 5 12 17 0 9-1 13-7 33-8 29-14 59-22 88z"><text:p/></draw:path><draw:path draw:style-name="gr3" draw:text-style-name="P107" svg:width="0.236cm" svg:height="0.296cm" svg:x="0.361cm" svg:y="0.011cm" svg:viewBox="0 0 237 297" svg:d="M229 121c4-2 8-5 8-9s-3-6-8-9c-72-34-142-67-214-100-5-3-6-3-7-3-5 0-8 4-8 8 0 5 3 6 8 9 67 31 135 63 202 95-67 31-134 63-201 94-8 3-9 6-9 9 0 4 3 7 8 7 1 0 2 0 7-2 72-33 142-66 214-99zM222 297c7 0 15 0 15-8 0-7-9-7-15-7-69 0-138 0-208 0-5 0-14 0-14 7 0 8 8 8 13 8 70 0 140 0 209 0z"><text:p/></draw:path><draw:path draw:style-name="gr3" draw:text-style-name="P107" svg:width="0.153cm" svg:height="0.254cm" svg:x="0.755cm" svg:y="0cm" svg:viewBox="0 0 154 255" svg:d="M30 226c13-14 27-27 40-40 61-52 84-73 84-111 0-44-35-75-81-75-44 0-73 35-73 69 0 22 20 22 21 22 7 0 20-4 20-21 0-9-7-19-21-19-3 0-3 0-5 1 9-26 30-40 52-40 35 0 52 31 52 63 0 31-19 61-41 83-24 28-49 56-74 83-4 4-4 6-4 14 47 0 96 0 143 0 3-22 8-44 11-67-3 0-7 0-10 0-2 12-4 29-8 34-3 4-28 4-37 4-23 0-46 0-69 0z"><text:p/></draw:path></draw:g></text:span><text:span text:style-name="T36">).</text:span></text:p>
        </text:list-item>
        <text:list-item>
          <text:p text:style-name="P70">נוכיח באינדוקציה:</text:p>
          <text:list>
            <text:list-item>
              <text:p text:style-name="P71">בסיס <text:span text:style-name="T37">(</text:span><text:span text:style-name="T37"><draw:g text:anchor-type="as-char" svg:y="-0.259cm" draw:z-index="133" draw:name="Shape90" draw:style-name="gr1"><svg:title>TexMaths</svg:title><svg:desc>11§display§n = 2§svg§600§FALSE§</svg:desc><draw:path draw:style-name="gr2" draw:text-style-name="P106" svg:width="0.878cm" svg:height="0.218cm" svg:x="0.01cm" svg:y="0.019cm" svg:viewBox="0 0 879 219" svg:d="M0 0c293 0 587 0 879 0 0 73 0 146 0 219-292 0-586 0-879 0 0-73 0-146 0-219z"><text:p/></draw:path><draw:path draw:style-name="gr3" draw:text-style-name="P107" svg:width="0.208cm" svg:height="0.172cm" svg:x="0.001cm" svg:y="0.086cm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3" draw:text-style-name="P107" svg:width="0.255cm" svg:height="0.089cm" svg:x="0.351cm" svg:y="0.116cm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107" svg:width="0.153cm" svg:height="0.254cm" svg:x="0.755cm" svg:y="0cm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37">): נכון באופן ריק.</text:span></text:p>
            </text:list-item>
            <text:list-item>
              <text:p text:style-name="P72">לצורך הנוחות, נגדיר <draw:g text:anchor-type="as-char" svg:y="-0.598cm" draw:z-index="60" draw:name="Shape91" draw:style-name="gr1"><svg:title>TexMaths</svg:title><svg:desc>11§display§P(x) = \prod^x_{i = 0} i§svg§600§FALSE§</svg:desc><draw:path draw:style-name="gr2" draw:text-style-name="P106" svg:width="1.975cm" svg:height="1.021cm" svg:x="0.006cm" svg:y="0.02cm" svg:viewBox="0 0 1976 1022" svg:d="M0 0c659 0 1317 0 1976 0 0 341 0 681 0 1022-659 0-1317 0-1976 0 0-341 0-681 0-1022z"><text:p/></draw:path><draw:path draw:style-name="gr3" draw:text-style-name="P107" svg:width="0.275cm" svg:height="0.263cm" svg:x="0.001cm" svg:y="0.338cm" svg:viewBox="0 0 276 264" svg:d="M101 142c22 0 44 0 66 0 55 0 109-40 109-84 0-29-25-58-76-58-42 0-83 0-125 0-8 0-12 0-12 8 0 4 3 4 11 4 5 0 12 1 17 1 6 1 8 2 8 7 0 1 0 2-1 6-18 70-34 139-52 208-4 15-4 18-35 18-7 0-11 0-11 8 0 4 4 4 6 4 11 0 38-1 49-1 8 0 17 0 24 0 9 0 18 1 26 1 3 0 7 0 7-8 0-4-3-4-11-4-14 0-24 0-24-7 0-2 0-4 1-6 8-33 16-65 23-97zM130 28c3-15 4-16 21-16 12 0 24 0 36 0 33 0 53 11 53 38 0 15-8 48-23 61-19 18-42 21-60 21-17 0-36 0-54 0 9-35 18-69 27-104z"><text:p/></draw:path><draw:path draw:style-name="gr3" draw:text-style-name="P107" svg:width="0.089cm" svg:height="0.385cm" svg:x="0.326cm" svg:y="0.313cm" svg:viewBox="0 0 90 386" svg:d="M90 382c0-1 0-2-6-8-49-49-62-122-62-181 0-68 15-135 63-183 5-4 5-6 5-7 0-2-2-3-4-3-3 0-39 26-62 75-20 43-24 86-24 118 0 30 4 77 25 121 23 47 58 72 61 72 2 0 4-1 4-4z"><text:p/></draw:path><draw:path draw:style-name="gr3" draw:text-style-name="P107" svg:width="0.191cm" svg:height="0.174cm" svg:x="0.449cm" svg:y="0.431cm" svg:viewBox="0 0 192 175" svg:d="M118 54c2-10 11-45 38-45 2 0 11 0 20 4-11 2-19 12-19 21 0 7 5 13 15 13 8 0 20-6 20-22 0-19-23-25-36-25-22 0-35 21-41 30-8-27-29-30-40-30-41 0-63 50-63 59 0 4 3 4 4 4 4 0 5 0 6-4 13-41 39-50 52-50 6 0 21 3 21 25 0 12-7 39-21 93-7 23-20 39-38 39-2 0-11 0-18-4 10-2 17-11 17-21 0-11-8-14-14-14-11 0-21 9-21 23 0 17 20 25 36 25 26 0 40-28 41-30 4 15 19 30 42 30 39 0 61-50 61-59 0-5-3-5-4-5-3 0-4 2-5 5-13 41-39 50-51 50-15 0-22-12-22-25 0-9 2-17 7-34 4-18 8-35 13-53z"><text:p/></draw:path><draw:path draw:style-name="gr3" draw:text-style-name="P107" svg:width="0.088cm" svg:height="0.385cm" svg:x="0.681cm" svg:y="0.313cm" svg:viewBox="0 0 89 386" svg:d="M89 193c0-30-4-77-25-120-23-48-56-73-61-73-2 0-3 1-3 3 0 1 0 3 7 9 38 39 60 100 60 181 0 66-14 134-63 182-4 5-4 6-4 7 0 2 1 4 3 4 5 0 39-26 62-76 20-41 24-84 24-117z"><text:p/></draw:path><draw:path draw:style-name="gr3" draw:text-style-name="P107" svg:width="0.256cm" svg:height="0.089cm" svg:x="0.937cm" svg:y="0.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44cm" svg:height="0.121cm" svg:x="1.498cm" svg:y="0cm" svg:viewBox="0 0 145 122" svg:d="M55 90c-3 10-12 24-25 24-1 0-10 0-16-4 11-3 12-13 12-14 0-6-4-10-11-10s-15 6-15 16c0 14 15 20 29 20 12 0 23-8 30-20 6 15 21 20 32 20 31 0 48-34 48-42 0-3-4-3-5-3-3 0-4 1-5 4-6 19-21 33-37 33-11 0-16-7-16-17 0-7 7-32 14-62 6-21 18-27 27-27 4 1 8 0 14 3-9 3-12 10-12 15 0 6 4 10 11 10 6 0 15-5 15-16 0-16-17-20-28-20-14 0-25 9-30 19-6-11-18-19-33-19-30 0-47 33-47 42 0 3 3 3 4 3 3 0 3-1 6-4 6-22 23-33 36-33 10 0 16 4 16 17 0 6-3 19-5 29-4 12-6 24-9 36z"><text:p/></draw:path><draw:path draw:style-name="gr3" draw:text-style-name="P107" svg:width="0.45cm" svg:height="0.538cm" svg:x="1.348cm" svg:y="0.236cm" svg:viewBox="0 0 451 539" svg:d="M451 539c0-6 0-13 0-20-52 0-64-17-64-42 0-139 0-277 0-414 0-26 12-42 64-42 0-7 0-14 0-21-151 0-300 0-451 0 0 7 0 14 0 21 52 0 64 18 64 42 0 137 0 275 0 414 0 25-12 42-64 42 0 7 0 14 0 20 62 0 124 0 186 0 0-6 0-13 0-20-51 0-63-17-63-42 0-152 0-304 0-456 68 0 137 0 205 0 0 152 0 304 0 456 0 25-12 42-63 42 0 7 0 14 0 20 62 0 123 0 186 0z"><text:p/></draw:path><draw:path draw:style-name="gr3" draw:text-style-name="P107" svg:width="0.081cm" svg:height="0.182cm" svg:x="1.335cm" svg:y="0.877cm" svg:viewBox="0 0 82 183" svg:d="M75 11c0-4-4-11-11-11s-15 8-15 15c0 5 4 10 10 10 9 0 16-7 16-14zM20 147c-1 5-2 7-2 13 0 12 11 23 25 23 27 0 39-38 39-42 0-3-3-2-4-3-4 0-4 1-5 4-7 22-18 33-29 33-5 0-7-4-7-10 0-7 1-11 5-18 2-6 5-14 9-20 2-7 12-32 13-36 0-2 1-5 1-7 0-14-11-23-25-23-28 0-40 36-40 40 0 5 3 4 4 5 5 0 5-3 6-5 7-24 19-33 29-33 4 0 6 2 6 9s-1 11-8 28c-5 14-12 28-17 42z"><text:p/></draw:path><draw:path draw:style-name="gr3" draw:text-style-name="P107" svg:width="0.198cm" svg:height="0.072cm" svg:x="1.451cm" svg:y="0.953cm" svg:viewBox="0 0 199 73" svg:d="M189 13c4 0 10 0 10-7 0-6-6-6-10-6-59 0-120 0-179 0-3 0-10 0-10 6 0 7 7 7 10 7 59 0 120 0 179 0zM189 73c4 0 10 0 10-7s-6-7-10-7c-59 0-120 0-179 0-3 0-10 0-10 7s7 7 10 7c59 0 120 0 179 0z"><text:p/></draw:path><draw:path draw:style-name="gr3" draw:text-style-name="P107" svg:width="0.124cm" svg:height="0.184cm" svg:x="1.683cm" svg:y="0.877cm" svg:viewBox="0 0 125 185" svg:d="M125 94c0-30-3-52-15-71-9-12-25-23-47-23-63 0-63 74-63 94 0 18 0 91 63 91 62 0 62-73 62-91zM63 177c-12 0-29-8-34-30-4-15-4-37-4-57s0-40 4-56c6-21 23-26 34-26 15 0 28 9 34 24 4 14 4 34 4 58 0 20 0 40-3 56-6 26-24 31-35 31z"><text:p/></draw:path><draw:path draw:style-name="gr3" draw:text-style-name="P107" svg:width="0.101cm" svg:height="0.259cm" svg:x="1.899cm" svg:y="0.346cm" svg:viewBox="0 0 102 260" svg:d="M99 14c0-7-5-14-14-14-11 0-21 10-21 21 0 7 5 13 14 13s21-9 21-20zM69 160c5-13 5-13 9-24 3-7 4-13 4-19 0-18-12-32-30-32-37 0-52 56-52 59s3 2 4 3c5 0 5 0 7-6 11-36 26-47 40-47 2 0 8 0 8 12 0 7-2 16-4 19-2 10-20 55-26 72-4 10-9 23-9 31 0 19 13 32 32 32 36 0 50-56 50-60s-3-4-4-4c-4 0-4 1-6 8-7 24-19 47-39 47-7 0-10-3-10-12 0-10 2-16 11-40 5-13 10-26 15-39z"><text:p/></draw:path></draw:g></text:p>
            </text:list-item>
            <text:list-item>
              <text:p text:style-name="P73">צעד: נניח באינדוקציה שזה נכון עבור <draw:g text:anchor-type="as-char" svg:y="-0.266cm" draw:z-index="134" draw:name="Shape92" draw:style-name="gr1"><svg:title>TexMaths</svg:title><svg:desc>11§display§2 \le k &lt; n§svg§600§FALSE§</svg:desc><draw:path draw:style-name="gr2" draw:text-style-name="P106" svg:width="1.615cm" svg:height="0.278cm" svg:x="0.001cm" svg:y="0.019cm" svg:viewBox="0 0 1616 279" svg:d="M0 0c539 0 1078 0 1616 0 0 93 0 185 0 279-538 0-1077 0-1616 0 0-94 0-186 0-279z"><text:p/></draw:path><draw:path draw:style-name="gr3" draw:text-style-name="P107" svg:width="0.153cm" svg:height="0.254cm" svg:x="0.001cm" svg:y="0.012cm" svg:viewBox="0 0 154 255" svg:d="M30 225c13-13 27-26 40-40 61-51 84-72 84-110 0-44-35-75-83-75-42 0-71 35-71 69 0 22 19 22 20 22 6 0 20-4 20-21 0-10-7-20-20-20-4 0-5 0-6 0 9-24 30-38 53-38 35 0 52 31 52 63 0 30-20 60-41 84-25 26-49 54-75 81-3 5-3 6-3 15 47 0 96 0 143 0 3-22 8-44 11-67-3 0-7 0-10 0-2 12-4 28-9 34-2 3-27 3-36 3-23 0-46 0-69 0z"><text:p/></draw:path><draw:path draw:style-name="gr3" draw:text-style-name="P107" svg:width="0.235cm" svg:height="0.295cm" svg:x="0.313cm" svg:y="0.022cm" svg:viewBox="0 0 236 296" svg:d="M229 16c4-2 7-3 7-8s-3-8-7-8c-2 0-6 2-7 2-71 34-143 67-214 101-7 3-8 6-8 9s3 5 8 9c71 33 143 66 214 99 5 2 6 2 7 2 4 0 7-4 7-8 0-3-1-5-7-9-67-30-136-62-203-93 67-32 136-64 203-96zM223 296c7 0 13 0 13-7 0-8-7-8-14-8-69 0-138 0-208 0-5 0-14 0-14 8 0 7 8 7 14 7 70 0 140 0 209 0z"><text:p/></draw:path><draw:path draw:style-name="gr3" draw:text-style-name="P107" svg:width="0.175cm" svg:height="0.269cm" svg:x="0.71cm" svg:y="0cm" svg:viewBox="0 0 176 270" svg:d="M90 4c-2-1 0-4-5-4-9 0-37 3-48 4-2 0-6 0-6 8 0 4 3 4 9 4 18 0 19 3 19 7 0 2-1 6-1 8-18 73-37 146-56 219-2 6-2 7-2 9 0 9 8 11 12 11s10-3 13-8c1-4 19-74 21-84 13 1 45 6 45 33 0 2 0 3-1 7-1 5-2 9-2 14 0 23 16 38 36 38 11 0 22-7 31-21 9-16 13-37 13-38 0-5-3-5-4-5-5 0-5 3-6 8-7 27-16 47-34 47-6 0-12-4-12-17 0-7 2-16 3-22 2-7 2-8 2-12 0-26-25-37-58-41 12-7 26-18 34-26 19-21 37-38 55-38 3 0 3 0 4 0 4 1 5 1 7 4 2 0 2 1 3 2-19 1-22 15-22 20 0 6 4 14 14 14s22-9 22-24c0-11-10-24-26-24-11 0-29 3-58 34-13 14-27 29-43 35 14-54 28-108 41-162z"><text:p/></draw:path><draw:path draw:style-name="gr3" draw:text-style-name="P107" svg:width="0.234cm" svg:height="0.221cm" svg:x="1.041cm" svg:y="0.059cm" svg:viewBox="0 0 235 222" svg:d="M229 16c4-2 6-4 6-8 0-5-3-8-7-8-1 0-1 0-7 2-71 34-143 67-214 101-4 2-7 2-7 8 0 4 3 6 7 9 71 33 143 67 214 100 6 2 6 2 7 2 4 0 7-4 7-8s-2-7-6-9c-68-32-136-62-204-94 68-32 136-63 204-95z"><text:p/></draw:path><draw:path draw:style-name="gr3" draw:text-style-name="P107" svg:width="0.208cm" svg:height="0.172cm" svg:x="1.428cm" svg:y="0.096cm" svg:viewBox="0 0 209 173" svg:d="M22 147c-1 7-3 14-3 15 0 8 5 11 11 11 5 0 12-3 14-11 1-1 5-17 8-27 3-12 5-23 8-34 3-9 5-18 7-26 1-7 4-18 4-19 7-12 27-47 64-47 17 0 21 14 21 26 0 24-20 74-25 90-3 9-5 13-5 18 0 17 14 30 32 30 37 0 51-54 51-58s-3-4-4-4c-5 0-5 1-6 8-9 26-21 46-40 46-6 0-9-4-9-11 0-10 3-20 7-28 7-21 23-62 23-84 0-27-16-42-44-42-35 0-54 25-60 34-2-22-19-34-36-34-19 0-25 15-29 22-6 13-11 36-11 37 0 5 3 5 4 5 4 0 5-1 7-9 7-28 14-46 27-46 8 0 13 5 13 17 0 8-2 12-6 32-8 30-15 59-23 89z"><text:p/></draw:path></draw:g>, ונוכיח עבור <draw:g text:anchor-type="as-char" svg:y="-0.173cm" draw:z-index="158" draw:name="Shape93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pan text:style-name="T48">:</text:span></text:p>
              <text:list>
                <text:list-item>
                  <text:p text:style-name="P74">לפי חלק הקיום במשפט, ניתן לבטא את n כמכפלת ראשוניים. נניח בשלילה כי קיימות שתי מכפלות שונות כאלו, ונקראן <draw:g text:anchor-type="as-char" svg:y="-0.266cm" draw:z-index="160" draw:name="Shape94" draw:style-name="gr1"><svg:title>TexMaths</svg:title><svg:desc>11§display§a, b§svg§600§FALSE§</svg:desc><draw:path draw:style-name="gr2" draw:text-style-name="P106" svg:width="0.495cm" svg:height="0.301cm" svg:x="0.006cm" svg:y="0.02cm" svg:viewBox="0 0 496 302" svg:d="M249 302c-84 0-166 0-249 0 0-100 0-202 0-302 165 0 330 0 496 0 0 100 0 202 0 302-83 0-166 0-247 0z"><text:p/></draw:path><draw:path draw:style-name="gr3" draw:text-style-name="P107" svg:width="0.176cm" svg:height="0.174cm" svg:x="0.001cm" svg:y="0.097cm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107" svg:width="0.044cm" svg:height="0.115cm" svg:x="0.224cm" svg:y="0.229cm" svg:viewBox="0 0 45 116" svg:d="M45 41c0-26-10-41-25-41-12 0-20 10-20 21 0 10 8 20 20 20 4 0 10-1 14-5 1-1 1-1 1-1 1 0 1 0 1 6 0 28-13 52-26 64-4 4-4 5-4 6 0 3 2 5 4 5 4 0 35-30 35-75z"><text:p/></draw:path><draw:path draw:style-name="gr3" draw:text-style-name="P107" svg:width="0.141cm" svg:height="0.27cm" svg:x="0.379cm" svg:y="0cm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:</text:p>
                  <text:p text:style-name="P21"><draw:g text:anchor-type="as-char" svg:y="-0.483cm" draw:z-index="57" draw:name="Shape95" draw:style-name="gr1"><svg:title>TexMaths</svg:title><svg:desc>11§latex§\begin{alignat*} \\
  a &amp;= \{a_1, a_2, \dots, a_t\} &amp;\land P(a) &amp;= n \\
  b &amp;= \{b_1, b_2, \dots, b_m\} &amp;\land P(b) &amp;= n
\end{alignat}§svg§600§FALSE§</svg:desc><draw:path draw:style-name="gr2" draw:text-style-name="P106" svg:width="5.034cm" svg:height="0.925cm" svg:x="0.006cm" svg:y="0.02cm" svg:viewBox="0 0 5035 926" svg:d="M0 0c1679 0 3356 0 5035 0 0 308 0 617 0 926-1679 0-3356 0-5035 0 0-309 0-618 0-926z"><text:p/></draw:path><draw:path draw:style-name="gr3" draw:text-style-name="P107" svg:width="0.176cm" svg:height="0.174cm" svg:x="0.001cm" svg:y="0.119cm" svg:viewBox="0 0 177 175" svg:d="M129 25c-7-14-18-25-35-25-46 0-94 57-94 113 0 37 21 62 52 62 7 0 26-1 49-29 4 17 18 29 35 29 15 0 24-9 29-21 7-14 12-37 12-38 0-4-3-4-4-4-5 0-5 1-6 7-6 25-13 48-29 48-10 0-11-11-11-18 0-8 0-11 4-29 4-15 5-20 9-34 4-18 10-36 14-54 2-11 2-12 2-13 0-7-4-11-11-11-10 0-15 9-16 17zM103 125c-2 7-2 8-7 15-17 21-33 27-44 27-19 0-24-22-24-36 0-20 12-67 20-85 13-23 30-37 46-37 25 0 30 32 30 34s-1 4-1 7c-6 25-13 50-20 75z"><text:p/></draw:path><draw:path draw:style-name="gr3" draw:text-style-name="P107" svg:width="0.256cm" svg:height="0.089cm" svg:x="0.319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35cm" svg:height="0.385cm" svg:x="0.734cm" svg:y="0cm" svg:viewBox="0 0 136 386" svg:d="M81 52c0-16 10-41 52-43 2-1 3-2 3-5 0-4-3-4-6-4-40 0-75 20-75 48 0 30 0 59 0 88 0 16 0 28-15 40-14 12-29 12-37 13-2 0-3 1-3 5 0 3 2 3 6 3 25 2 44 17 48 35 1 5 1 5 1 19 0 25 0 51 0 76 0 16 0 28 19 44 15 11 40 15 56 15 3 0 6 0 6-4 0-3-2-3-5-4-24-2-44-14-48-34-2-3-2-4-2-18 0-28 0-54 0-81 0-17-3-24-15-37-9-8-20-12-31-14 32-9 46-28 46-50 0-31 0-61 0-92z"><text:p/></draw:path><draw:path draw:style-name="gr3" draw:text-style-name="P107" svg:width="0.176cm" svg:height="0.174cm" svg:x="0.914cm" svg:y="0.119cm" svg:viewBox="0 0 177 175" svg:d="M129 25c-7-14-19-25-35-25-46 0-94 57-94 113 0 37 21 62 52 62 7 0 26-1 49-29 4 17 18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107" svg:width="0.098cm" svg:height="0.178cm" svg:x="1.132cm" svg:y="0.169cm" svg:viewBox="0 0 99 179" svg:d="M62 8c0-8 0-8-8-8-18 17-42 18-54 18 0 3 0 5 0 8 7 0 25 0 40-6 0 46 0 91 0 137 0 9 0 12-27 12-3 0-7 0-11 0 0 4 0 7 0 10 6 0 39-1 49-1 8 0 43 1 48 1 0-3 0-6 0-10-3 0-7 0-10 0-27 0-27-3-27-12 0-49 0-100 0-149z"><text:p/></draw:path><draw:path draw:style-name="gr3" draw:text-style-name="P107" svg:width="0.044cm" svg:height="0.115cm" svg:x="1.31cm" svg:y="0.25cm" svg:viewBox="0 0 45 116" svg:d="M45 41c0-26-10-41-25-41-12 0-20 10-20 21 0 10 8 20 20 20 4 0 10-1 13-5 1-1 1-1 2-1s1 0 1 6c0 28-13 51-26 65-4 4-4 4-4 5 0 3 2 5 4 5 4 0 35-30 35-75z"><text:p/></draw:path><draw:path draw:style-name="gr3" draw:text-style-name="P107" svg:width="0.175cm" svg:height="0.174cm" svg:x="1.464cm" svg:y="0.119cm" svg:viewBox="0 0 176 175" svg:d="M129 25c-8-14-19-25-37-25-45 0-92 57-92 113 0 37 21 62 51 62 7 0 27-1 50-29 4 17 17 29 35 29 14 0 22-9 29-21 7-14 11-37 11-38 0-4-3-4-4-4-4 0-5 1-6 7-6 25-13 48-28 48-11 0-13-11-13-18 0-8 2-11 6-29 3-15 4-20 8-34 4-18 10-36 14-54 2-11 2-12 2-13 0-7-4-11-11-11-9 0-14 9-15 17zM103 125c-2 7-2 8-7 15-18 21-33 27-44 27-20 0-26-22-26-36 0-20 14-67 22-85 13-23 29-37 46-37 24 0 29 32 29 34s0 4-1 7c-6 25-12 50-19 75z"><text:p/></draw:path><draw:path draw:style-name="gr3" draw:text-style-name="P107" svg:width="0.118cm" svg:height="0.178cm" svg:x="1.67cm" svg:y="0.169cm" svg:viewBox="0 0 119 179" svg:d="M119 130c-3 0-6 0-9 0-1 6-3 22-7 25-2 1-23 1-27 1-17 0-33 0-50 0 29-25 38-33 54-45 20-16 39-33 39-58 0-33-29-53-63-53s-56 23-56 48c0 14 11 16 14 16 7 0 15-6 15-14 0-6-3-15-17-15 9-20 28-25 40-25 27 0 42 21 42 43 0 23-18 42-27 52-22 20-43 42-65 63-2 4-2 4-2 11 37 0 74 0 111 0 2-16 6-33 8-49z"><text:p/></draw:path><draw:path draw:style-name="gr3" draw:text-style-name="P107" svg:width="0.044cm" svg:height="0.115cm" svg:x="1.859cm" svg:y="0.25cm" svg:viewBox="0 0 45 116" svg:d="M45 41c0-26-10-41-24-41-13 0-21 10-21 21 0 10 8 20 21 20 4 0 9-1 13-5 1-1 1-1 2-1 0 2 0 0 0 6 0 28-13 51-25 65-4 4-4 4-4 5 0 3 1 5 3 5 4 0 35-30 35-75z"><text:p/></draw:path><draw:path draw:style-name="gr3" draw:text-style-name="P107" svg:width="0.04cm" svg:height="0.04cm" svg:x="2.031cm" svg:y="0.25cm" svg:viewBox="0 0 41 41" svg:d="M41 21c0-11-9-21-20-21s-21 10-21 21 10 20 21 20 20-9 20-20z"><text:p/></draw:path><draw:path draw:style-name="gr3" draw:text-style-name="P107" svg:width="0.041cm" svg:height="0.04cm" svg:x="2.202cm" svg:y="0.25cm" svg:viewBox="0 0 42 41" svg:d="M42 21c0-11-10-21-21-21s-21 10-21 21 10 20 21 20 21-9 21-20z"><text:p/></draw:path><draw:path draw:style-name="gr3" draw:text-style-name="P107" svg:width="0.04cm" svg:height="0.04cm" svg:x="2.375cm" svg:y="0.25cm" svg:viewBox="0 0 41 41" svg:d="M41 21c0-11-10-21-21-21s-20 10-20 21 9 20 20 20 21-9 21-20z"><text:p/></draw:path><draw:path draw:style-name="gr3" draw:text-style-name="P107" svg:width="0.044cm" svg:height="0.115cm" svg:x="2.546cm" svg:y="0.25cm" svg:viewBox="0 0 45 116" svg:d="M45 41c0-26-10-41-25-41-12 0-20 10-20 21 0 10 8 20 20 20 5 0 10-1 14-5 1-1 1-1 1-1 1 0 1 0 1 6 0 28-13 51-26 65-4 4-4 4-4 5 0 3 2 5 4 5 4 0 35-30 35-75z"><text:p/></draw:path><draw:path draw:style-name="gr3" draw:text-style-name="P107" svg:width="0.176cm" svg:height="0.174cm" svg:x="2.7cm" svg:y="0.119cm" svg:viewBox="0 0 177 175" svg:d="M129 25c-8-14-19-25-37-25-45 0-92 57-92 113 0 37 21 62 51 62 7 0 27-1 50-29 4 17 17 29 35 29 14 0 22-9 29-21 7-14 12-37 12-38 0-4-4-4-5-4-4 0-4 1-5 7-6 25-14 48-29 48-11 0-13-11-13-18 0-8 2-11 6-29 4-15 4-20 9-34 4-18 9-36 13-54 3-11 3-12 3-13 0-7-5-11-12-11-9 0-14 9-15 17zM103 125c-2 7-2 8-7 15-18 21-33 27-44 27-19 0-24-22-24-36 0-20 12-67 20-85 13-23 30-37 46-37 25 0 30 32 30 34s-1 4-2 7c-6 25-12 50-19 75z"><text:p/></draw:path><draw:path draw:style-name="gr3" draw:text-style-name="P107" svg:width="0.09cm" svg:height="0.172cm" svg:x="2.9cm" svg:y="0.178cm" svg:viewBox="0 0 91 173" svg:d="M55 63c9 0 19 0 28 0 5 0 8 0 8-6 0-4-3-4-8-4-9 0-17 0-26 0 4-13 7-27 10-40 0-1 1-3 1-4 0-5-3-9-9-9-7 0-11 6-13 12-2 7 2-6-10 41-8 0-18 0-27 0-6 0-9 0-9 6 0 4 3 4 8 4 9 0 16 0 25 0-5 21-10 43-15 64-3 6-5 16-5 19 0 17 15 27 30 27 30 0 46-39 46-42s-3-3-4-3c-4 0-4 0-6 4-7 18-21 33-36 33-6 0-9-4-9-13 0-3 1-9 1-11 7-27 13-52 20-78z"><text:p/></draw:path><draw:path draw:style-name="gr3" draw:text-style-name="P107" svg:width="0.137cm" svg:height="0.385cm" svg:x="3.052cm" svg:y="0cm" svg:viewBox="0 0 138 386" svg:d="M56 335c0 16-10 40-52 43-2 1-4 2-4 4 0 4 4 4 8 4 38 0 73-18 75-48 0-30 0-60 0-88 0-14 0-28 15-40 13-11 27-12 36-13 2 0 4-1 4-3 0-5-3-5-6-5-26-2-45-15-48-35-1-3-1-4-1-19 0-25 0-50 0-76 0-16 0-28-19-44-16-11-43-15-56-15-4 0-8 0-8 4s3 4 7 5c24 1 43 13 48 33 1 3 1 4 1 19 0 27 0 53 0 81 0 18 3 24 16 36 7 8 19 12 29 16-31 9-45 26-45 48 0 31 0 62 0 93z"><text:p/></draw:path><draw:path draw:style-name="gr3" draw:text-style-name="P107" svg:width="0.214cm" svg:height="0.239cm" svg:x="3.282cm" svg:y="0.058cm" svg:viewBox="0 0 215 240" svg:d="M116 9c-4-7-6-9-9-9-5 0-6 3-9 9-32 71-64 144-96 216-2 5-2 5-2 7 0 5 3 8 8 8 2 0 5-1 9-8 29-68 60-136 90-204 31 68 60 136 91 204 3 8 7 8 9 8 4 0 8-3 8-8 0-1 0-1-3-6-32-73-65-145-96-217z"><text:p/></draw:path><draw:path draw:style-name="gr3" draw:text-style-name="P107" svg:width="0.275cm" svg:height="0.262cm" svg:x="3.533cm" svg:y="0.026cm" svg:viewBox="0 0 276 263" svg:d="M102 141c22 0 44 0 66 0 55 0 108-40 108-83 0-29-25-58-76-58-42 0-83 0-125 0-7 0-11 0-11 7 0 4 3 4 11 4 5 0 12 1 16 1 7 1 9 2 9 7 0 1-1 2-2 6-18 70-34 139-52 208-3 16-4 19-35 19-7 0-11 0-11 7 0 4 6 4 7 4 11 0 38-1 48-1 9 0 18 1 25 1 9 0 17 0 26 0 2 0 7 0 7-8 0-3-3-3-11-3-14 0-25 0-25-8 0-2 1-4 1-6 8-33 17-65 24-97zM130 26c3-14 4-15 21-15 12 0 25 0 37 0 32 0 53 11 53 37 0 16-8 49-23 63-20 17-43 20-60 20-18 0-36 0-55 0 9-35 18-69 27-105z"><text:p/></draw:path><draw:path draw:style-name="gr3" draw:text-style-name="P107" svg:width="0.088cm" svg:height="0.385cm" svg:x="3.858cm" svg:y="0cm" svg:viewBox="0 0 89 386" svg:d="M89 383c0-1 0-2-6-9-49-48-61-122-61-180 0-69 14-136 63-184 4-4 4-4 4-6 0-3-1-4-3-4-5 0-40 26-62 75-20 43-24 86-24 119 0 29 3 76 25 120 23 47 56 72 61 72 2 0 3-1 3-3z"><text:p/></draw:path><draw:path draw:style-name="gr3" draw:text-style-name="P107" svg:width="0.175cm" svg:height="0.174cm" svg:x="3.986cm" svg:y="0.119cm" svg:viewBox="0 0 176 175" svg:d="M129 25c-8-14-19-25-37-25-45 0-92 57-92 113 0 37 21 62 51 62 7 0 27-1 50-29 4 17 17 29 35 29 14 0 22-9 29-21 7-14 11-37 11-38 0-4-3-4-4-4-4 0-5 1-6 7-6 25-13 48-28 48-11 0-13-11-13-18 0-8 2-11 6-29 4-15 4-20 8-34 4-18 10-36 14-54 2-11 2-12 2-13 0-7-4-11-11-11-9 0-14 9-15 17zM103 125c-2 7-2 8-7 15-18 21-33 27-44 27-20 0-26-22-26-36 0-20 14-67 22-85 13-23 30-37 46-37 24 0 29 32 29 34s0 4-1 7c-6 25-12 50-19 75z"><text:p/></draw:path><draw:path draw:style-name="gr3" draw:text-style-name="P107" svg:width="0.089cm" svg:height="0.385cm" svg:x="4.196cm" svg:y="0cm" svg:viewBox="0 0 90 386" svg:d="M90 194c0-31-4-77-25-121-24-48-57-73-61-73-2 0-4 1-4 4 0 2 0 2 8 9 37 38 59 99 59 181 0 66-14 133-61 182-6 5-6 6-6 7 0 2 2 3 4 3 4 0 39-26 62-75 20-42 24-85 24-117z"><text:p/></draw:path><draw:path draw:style-name="gr3" draw:text-style-name="P107" svg:width="0.256cm" svg:height="0.089cm" svg:x="4.453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4.852cm" svg:y="0.119cm" svg:viewBox="0 0 209 175" svg:d="M22 149c-1 5-3 14-3 16 0 7 5 10 11 10 5 0 12-3 14-11 1 0 6-19 8-29 3-11 5-23 9-34 2-9 4-17 6-26 1-7 5-18 5-19 6-12 26-47 63-47 17 0 21 14 21 26 0 24-20 74-25 90-3 9-4 15-4 18 0 19 13 32 31 32 37 0 51-56 51-59 0-4-3-4-4-4-5 0-5 1-6 7-9 26-21 48-39 48-7 0-10-4-10-13 0-10 3-19 7-27 7-21 23-63 23-85 0-27-16-42-44-42-35 0-53 25-60 34-2-22-19-34-36-34-19 0-25 15-29 22-7 13-11 36-11 37 0 5 3 5 4 5 4 0 5-1 7-9 7-27 14-46 28-46 7 0 12 4 12 17 0 8-1 13-6 33-8 30-15 60-23 90z"><text:p/></draw:path><draw:path draw:style-name="gr3" draw:text-style-name="P107" svg:width="0.142cm" svg:height="0.272cm" svg:x="0.042cm" svg:y="0.601cm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107" svg:width="0.256cm" svg:height="0.089cm" svg:x="0.319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35cm" svg:height="0.385cm" svg:x="0.734cm" svg:y="0.58cm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4-15-36-9-8-20-12-31-15 32-9 46-27 46-49 0-31 0-61 0-92z"><text:p/></draw:path><draw:path draw:style-name="gr3" draw:text-style-name="P107" svg:width="0.142cm" svg:height="0.272cm" svg:x="0.916cm" svg:y="0.601cm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107" svg:width="0.097cm" svg:height="0.178cm" svg:x="1.095cm" svg:y="0.747cm" svg:viewBox="0 0 98 179" svg:d="M61 8c0-8 0-8-8-8-18 17-42 17-53 17 0 3 0 6 0 9 6 0 24 0 39-7 0 46 0 92 0 138 0 9 0 12-27 12-3 0-8 0-11 0 0 4 0 7 0 10 6 0 39-1 49-1 8 0 42 1 48 1 0-3 0-6 0-10-3 0-7 0-10 0-27 0-27-3-27-12 0-49 0-100 0-149z"><text:p/></draw:path><draw:path draw:style-name="gr3" draw:text-style-name="P107" svg:width="0.044cm" svg:height="0.115cm" svg:x="1.272cm" svg:y="0.827cm" svg:viewBox="0 0 45 116" svg:d="M45 41c0-26-10-41-25-41-12 0-20 10-20 21 0 10 8 20 20 20 4 0 10-1 13-5 2-1 1-1 2-1s1 0 1 6c0 28-13 51-26 64-4 4-4 5-4 6 0 3 2 5 4 5 4 0 35-30 35-75z"><text:p/></draw:path><draw:path draw:style-name="gr3" draw:text-style-name="P107" svg:width="0.141cm" svg:height="0.272cm" svg:x="1.428cm" svg:y="0.601cm" svg:viewBox="0 0 142 273" svg:d="M75 4c-2-1 0-4-6-4-8 0-37 3-47 4-3 0-8 2-8 8 0 5 5 5 10 5 19 0 19 3 19 6s-3 17-6 24c-9 42-20 84-30 126-6 20-7 26-7 39 0 37 21 61 50 61 45 0 92-57 92-113 0-36-20-62-51-62-18 0-34 11-45 23 10-38 19-78 29-117zM37 151c4-9 4-9 7-13 19-26 36-31 46-31 15 0 24 11 24 36 0 22-13 67-19 82-12 26-31 39-45 39s-27-10-27-38c0-8 0-15 7-40 2-12 5-24 7-35z"><text:p/></draw:path><draw:path draw:style-name="gr3" draw:text-style-name="P107" svg:width="0.119cm" svg:height="0.178cm" svg:x="1.593cm" svg:y="0.747cm" svg:viewBox="0 0 120 179" svg:d="M120 130c-3 0-7 0-10 0-1 6-3 22-7 25-2 1-23 1-27 1-17 0-33 0-50 0 29-25 39-33 54-45 21-16 40-33 40-58 0-33-30-53-64-53s-56 23-56 48c0 14 11 15 14 15 7 0 15-5 15-15 0-4-3-14-17-14 9-19 28-25 40-25 27 0 42 22 42 44 0 23-18 42-26 52-22 20-44 42-66 63-2 4-2 4-2 11 37 0 74 0 111 0 3-16 6-33 9-49z"><text:p/></draw:path><draw:path draw:style-name="gr3" draw:text-style-name="P107" svg:width="0.044cm" svg:height="0.115cm" svg:x="1.782cm" svg:y="0.827cm" svg:viewBox="0 0 45 116" svg:d="M45 41c0-26-9-41-24-41-13 0-21 10-21 21 0 10 8 20 21 20 4 0 10-1 13-5 1-1 1-1 2-1 0 2 1 0 1 6 0 28-14 51-26 64-4 4-4 5-4 6 0 3 2 5 3 5 4 0 35-30 35-75z"><text:p/></draw:path><draw:path draw:style-name="gr3" draw:text-style-name="P107" svg:width="0.041cm" svg:height="0.04cm" svg:x="1.954cm" svg:y="0.827cm" svg:viewBox="0 0 42 41" svg:d="M42 21c0-12-10-21-21-21s-21 9-21 21c0 11 10 20 21 20s21-9 21-20z"><text:p/></draw:path><draw:path draw:style-name="gr3" draw:text-style-name="P107" svg:width="0.04cm" svg:height="0.04cm" svg:x="2.127cm" svg:y="0.827cm" svg:viewBox="0 0 41 41" svg:d="M41 21c0-12-10-21-21-21s-20 9-20 21c0 11 9 20 20 20s21-9 21-20z"><text:p/></draw:path><draw:path draw:style-name="gr3" draw:text-style-name="P107" svg:width="0.04cm" svg:height="0.04cm" svg:x="2.298cm" svg:y="0.827cm" svg:viewBox="0 0 41 41" svg:d="M41 21c0-12-10-21-21-21s-20 9-20 21c0 11 9 20 20 20s21-9 21-20z"><text:p/></draw:path><draw:path draw:style-name="gr3" draw:text-style-name="P107" svg:width="0.044cm" svg:height="0.115cm" svg:x="2.47cm" svg:y="0.827cm" svg:viewBox="0 0 45 116" svg:d="M45 41c0-26-10-41-25-41-12 0-20 10-20 21 0 10 8 20 20 20 5 0 10-1 14-5 1-1 1-1 2-1 0 2 0 0 0 6 0 28-13 51-26 64-4 4-4 5-4 6 0 3 2 5 4 5 4 0 35-30 35-75z"><text:p/></draw:path><draw:path draw:style-name="gr3" draw:text-style-name="P107" svg:width="0.142cm" svg:height="0.272cm" svg:x="2.625cm" svg:y="0.601cm" svg:viewBox="0 0 143 273" svg:d="M75 4c-2-1 0-4-6-4-8 0-37 3-47 4-2 0-7 2-7 8 0 5 4 5 9 5 19 0 20 3 20 6s-4 17-5 24c-11 42-21 84-32 126-5 20-7 26-7 39 0 37 21 61 50 61 45 0 93-57 93-113 0-36-21-62-52-62-17 0-34 11-45 23 10-38 19-78 29-117zM39 151c2-9 2-9 5-13 19-26 36-31 46-31 15 0 24 11 24 36 0 22-12 67-19 82-12 26-30 39-45 39-14 0-27-10-27-38 0-8 0-15 7-40 3-12 5-24 9-35z"><text:p/></draw:path><draw:path draw:style-name="gr3" draw:text-style-name="P107" svg:width="0.248cm" svg:height="0.121cm" svg:x="2.786cm" svg:y="0.806cm" svg:viewBox="0 0 249 122" svg:d="M105 98c-2 5-4 14-4 15 0 7 5 9 9 9 6 0 10-3 11-5 1-3 3-11 4-17 3-5 5-17 7-24 1-7 3-12 4-19 4-11 4-12 8-21 9-13 23-28 44-28 16 0 16 13 16 20 0 15-11 46-16 57-3 7-4 10-4 14 0 14 12 23 26 23 27 0 39-37 39-41 0-3-4-3-5-3-3 0-4 1-5 5-6 20-18 31-29 31-5 0-6-3-6-8 0-7 1-10 6-22 3-9 14-38 14-53 0-3 0-16-9-23-5-4-14-8-26-8-24 0-39 17-48 28-2-24-21-28-35-28-22 0-38 14-45 25-3-18-18-25-30-25-11 0-18 9-21 15-6 10-10 26-10 27 0 3 3 2 4 3 5 0 5 0 7-8 3-16 9-29 20-29 6 0 9 6 9 13 0 5-3 15-5 23-2 7-4 19-6 24-3 11-6 23-8 34-1 5-2 8-3 11 0 7 5 9 10 9 4 0 8-3 9-5 2-3 4-11 6-17 1-5 3-17 5-24s4-12 5-19c3-11 3-13 11-24s21-25 41-25c16 0 16 14 16 20s-1 9-4 25c-5 15-8 30-12 45z"><text:p/></draw:path><draw:path draw:style-name="gr3" draw:text-style-name="P107" svg:width="0.137cm" svg:height="0.385cm" svg:x="3.095cm" svg:y="0.58cm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3 24 15 37 9 8 20 12 31 15-32 8-46 27-46 49 0 31 0 62 0 93z"><text:p/></draw:path><draw:path draw:style-name="gr3" draw:text-style-name="P107" svg:width="0.215cm" svg:height="0.239cm" svg:x="3.319cm" svg:y="0.64cm" svg:viewBox="0 0 216 240" svg:d="M117 9c-4-7-6-9-9-9-5 0-6 3-9 9-32 71-64 144-96 216-2 4-3 5-3 7 0 5 4 8 8 8 3 0 6-1 10-8 29-69 60-137 90-206 31 69 60 137 91 206 3 8 7 8 9 8 4 0 8-3 8-8 0-1 0-2-3-6-31-73-64-145-96-217z"><text:p/></draw:path><draw:path draw:style-name="gr3" draw:text-style-name="P107" svg:width="0.275cm" svg:height="0.263cm" svg:x="3.571cm" svg:y="0.604cm" svg:viewBox="0 0 276 264" svg:d="M102 142c22 0 44 0 66 0 54 0 108-40 108-84 0-29-25-58-76-58-42 0-83 0-125 0-7 0-11 0-11 8 0 4 3 4 11 4 4 0 12 1 16 1 7 1 9 2 9 7 0 1-1 2-2 6-18 70-34 139-52 208-3 16-4 18-35 18-7 0-11 0-11 8 0 4 6 4 7 4 11 0 37-1 48-1 9 0 17 0 25 0 9 0 17 1 26 1 2 0 7 0 7-8 0-4-3-4-11-4-14 0-25 0-25-7 0-2 1-4 1-6 8-33 17-65 24-97zM130 28c3-15 4-16 21-16 12 0 25 0 37 0 32 0 53 11 53 38 0 15-8 48-23 61-20 18-43 21-60 21-18 0-36 0-55 0 9-35 18-69 27-104z"><text:p/></draw:path><draw:path draw:style-name="gr3" draw:text-style-name="P107" svg:width="0.088cm" svg:height="0.385cm" svg:x="3.897cm" svg:y="0.58cm" svg:viewBox="0 0 89 386" svg:d="M89 382c0-1 0-1-6-8-49-48-61-122-61-181 0-68 14-135 63-183 4-4 4-6 4-7 0-2-1-3-3-3-5 0-40 26-62 75-20 43-24 86-24 118 0 30 3 77 25 121 23 47 56 72 61 72 2 0 3-1 3-4z"><text:p/></draw:path><draw:path draw:style-name="gr3" draw:text-style-name="P107" svg:width="0.141cm" svg:height="0.272cm" svg:x="4.026cm" svg:y="0.601cm" svg:viewBox="0 0 142 273" svg:d="M74 4c-1-1 0-4-5-4-8 0-37 3-47 4-3 0-8 2-8 8 0 5 4 5 10 5 19 0 19 3 19 6s-3 17-6 24c-9 42-20 84-30 126-6 20-7 26-7 39 0 37 21 61 50 61 45 0 92-57 92-113 0-36-20-62-51-62-18 0-34 11-46 23 10-38 19-78 29-117zM37 151c3-9 3-9 7-13 19-26 36-31 46-31 13 0 24 11 24 36 0 22-13 67-19 82-14 26-31 39-45 39s-27-10-27-38c0-8 0-15 7-40 2-12 5-24 7-35z"><text:p/></draw:path><draw:path draw:style-name="gr3" draw:text-style-name="P107" svg:width="0.089cm" svg:height="0.385cm" svg:x="4.196cm" svg:y="0.58cm" svg:viewBox="0 0 90 386" svg:d="M90 193c0-30-4-76-25-120-24-48-57-73-61-73-2 0-4 1-4 3 0 1 0 3 8 9 37 39 59 100 59 181 0 66-14 134-61 183-6 5-6 5-6 6 0 3 2 4 4 4 4 0 39-26 62-75 20-42 24-85 24-118z"><text:p/></draw:path><draw:path draw:style-name="gr3" draw:text-style-name="P107" svg:width="0.256cm" svg:height="0.089cm" svg:x="4.453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4.852cm" svg:y="0.7cm" svg:viewBox="0 0 209 175" svg:d="M22 147c-1 7-3 16-3 18 0 7 5 10 11 10 5 0 12-3 14-11 1 0 6-19 8-29 3-11 5-23 9-34 2-9 4-17 6-26 1-7 5-18 5-19 6-12 26-47 63-47 17 0 21 14 21 26 0 24-20 74-25 90-3 9-4 14-4 18 0 19 13 32 31 32 37 0 51-56 51-59 0-5-3-5-4-5-5 0-5 2-6 8-9 26-21 47-39 47-7 0-10-3-10-12 0-10 3-19 7-27 7-21 23-63 23-85 0-27-16-42-44-42-35 0-53 24-60 34-2-22-19-34-36-34-19 0-25 15-29 22-7 13-11 36-11 37 0 5 3 5 4 5 4 0 5-1 7-10 7-26 14-45 28-45 7 0 12 4 12 17 0 8-1 13-6 32-8 30-15 60-23 89z"><text:p/></draw:path></draw:g></text:p>
                </text:list-item>
                <text:list-item>
                  <text:p text:style-name="P75">יהי <draw:g text:anchor-type="as-char" svg:y="-0.168cm" draw:z-index="67" draw:name="Shape96" draw:style-name="gr1"><svg:title>TexMaths</svg:title><svg:desc>11§display§q§svg§600§FALSE§</svg:desc><draw:path draw:style-name="gr2" draw:text-style-name="P106" svg:width="0.132cm" svg:height="0.203cm" svg:x="0.006cm" svg:y="0.018cm" svg:viewBox="0 0 133 204" svg:d="M67 204c-23 0-45 0-67 0 0-68 0-136 0-204 44 0 89 0 133 0 0 68 0 136 0 204-22 0-44 0-66 0z"><text:p/></draw:path><draw:path draw:style-name="gr3" draw:text-style-name="P107" svg:width="0.156cm" svg:height="0.242cm" svg:x="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text:s/>ראשוני <text:span text:style-name="T55">שמתחלק ב־</text:span><text:span text:style-name="T55"><draw:g text:anchor-type="as-char" svg:y="-0.173cm" draw:z-index="66" draw:name="Shape97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55">, כלומר, הוא גם מחלק את המכפלות </text:span><text:span text:style-name="T55"><draw:g text:anchor-type="as-char" svg:y="-0.173cm" draw:z-index="65" draw:name="Shape98" draw:style-name="gr1"><svg:title>TexMaths</svg:title><svg:desc>11§display§a§svg§600§FALSE§</svg:desc><draw:path draw:style-name="gr2" draw:text-style-name="P106" svg:width="0.15cm" svg:height="0.132cm" svg:x="0.006cm" svg:y="0.018cm" svg:viewBox="0 0 151 133" svg:d="M0 0c51 0 100 0 151 0 0 44 0 89 0 133-51 0-100 0-151 0 0-44 0-89 0-133z"><text:p/></draw:path><draw:path draw:style-name="gr3" draw:text-style-name="P107" svg:width="0.174cm" svg:height="0.172cm" svg:x="0.001cm" svg:y="0cm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/text:span><text:span text:style-name="T55"><text:s/>ו־</text:span><text:span text:style-name="T55"><draw:g text:anchor-type="as-char" svg:y="-0.27cm" draw:z-index="64" draw:name="Shape99" draw:style-name="gr1"><svg:title>TexMaths</svg:title><svg:desc>11§display§b§svg§600§FALSE§</svg:desc><draw:path draw:style-name="gr2" draw:text-style-name="P106" svg:width="0.118cm" svg:height="0.23cm" svg:x="0.003cm" svg:y="0.018cm" svg:viewBox="0 0 119 231" svg:d="M0 0c40 0 79 0 119 0 0 77 0 154 0 231-40 0-79 0-119 0 0-77 0-154 0-231z"><text:p/></draw:path><draw:path draw:style-name="gr3" draw:text-style-name="P107" svg:width="0.139cm" svg:height="0.27cm" svg:x="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55">.לפי הלמה של אוקלידס הוא מחלק את אחד מהמספרים במכפלות, ומשום שהמספרים מכפלות הם ראשוניים הם לא מתחלקים ביותר מעצמם לכן </text:span><text:span text:style-name="T55"><draw:g text:anchor-type="as-char" svg:y="-0.168cm" draw:z-index="63" draw:name="Shape100" draw:style-name="gr1"><svg:title>TexMaths</svg:title><svg:desc>11§display§q§svg§600§FALSE§</svg:desc><draw:path draw:style-name="gr2" draw:text-style-name="P106" svg:width="0.132cm" svg:height="0.203cm" svg:x="0.006cm" svg:y="0.018cm" svg:viewBox="0 0 133 204" svg:d="M67 204c-23 0-45 0-67 0 0-68 0-136 0-204 44 0 89 0 133 0 0 68 0 136 0 204-22 0-44 0-66 0z"><text:p/></draw:path><draw:path draw:style-name="gr3" draw:text-style-name="P107" svg:width="0.156cm" svg:height="0.242cm" svg:x="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55"><text:s/>חייב להיות אותו המספר – במילים אחרות </text:span><text:span text:style-name="T55"><draw:g text:anchor-type="as-char" svg:y="-0.168cm" draw:z-index="62" draw:name="Shape101" draw:style-name="gr1"><svg:title>TexMaths</svg:title><svg:desc>11§display§q§svg§600§FALSE§</svg:desc><draw:path draw:style-name="gr2" draw:text-style-name="P106" svg:width="0.132cm" svg:height="0.203cm" svg:x="0.006cm" svg:y="0.018cm" svg:viewBox="0 0 133 204" svg:d="M67 204c-23 0-45 0-67 0 0-68 0-136 0-204 44 0 89 0 133 0 0 68 0 136 0 204-22 0-44 0-66 0z"><text:p/></draw:path><draw:path draw:style-name="gr3" draw:text-style-name="P107" svg:width="0.156cm" svg:height="0.242cm" svg:x="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55"><text:s/>קיים במכפלות </text:span><text:span text:style-name="T55"><draw:g text:anchor-type="as-char" svg:y="-0.266cm" draw:z-index="61" draw:name="Shape102" draw:style-name="gr1"><svg:title>TexMaths</svg:title><svg:desc>11§display§a, b§svg§600§FALSE§</svg:desc><draw:path draw:style-name="gr2" draw:text-style-name="P106" svg:width="0.495cm" svg:height="0.301cm" svg:x="0.006cm" svg:y="0.02cm" svg:viewBox="0 0 496 302" svg:d="M249 302c-84 0-166 0-249 0 0-100 0-202 0-302 165 0 330 0 496 0 0 100 0 202 0 302-83 0-166 0-247 0z"><text:p/></draw:path><draw:path draw:style-name="gr3" draw:text-style-name="P107" svg:width="0.176cm" svg:height="0.174cm" svg:x="0.001cm" svg:y="0.097cm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107" svg:width="0.044cm" svg:height="0.115cm" svg:x="0.224cm" svg:y="0.229cm" svg:viewBox="0 0 45 116" svg:d="M45 41c0-26-10-41-25-41-12 0-20 10-20 21 0 10 8 20 20 20 4 0 10-1 14-5 1-1 1-1 1-1 1 0 1 0 1 6 0 28-13 52-26 64-4 4-4 5-4 6 0 3 2 5 4 5 4 0 35-30 35-75z"><text:p/></draw:path><draw:path draw:style-name="gr3" draw:text-style-name="P107" svg:width="0.141cm" svg:height="0.27cm" svg:x="0.379cm" svg:y="0cm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</text:span><text:span text:style-name="T55">. </text:span></text:p>
                </text:list-item>
                <text:list-item>
                  <text:p text:style-name="P75"><text:span text:style-name="T55">נתבונן ב־</text:span><text:span text:style-name="T55"><draw:g text:anchor-type="as-char" svg:y="-0.39cm" draw:z-index="59" draw:name="Shape103" draw:style-name="gr1"><svg:title>TexMaths</svg:title><svg:desc>11§display§\tfrac{n}{q} = \tfrac{P(a)}{q}, \tfrac{P(b)}{q}§svg§600§FALSE§</svg:desc><draw:path draw:style-name="gr2" draw:text-style-name="P106" svg:width="2.286cm" svg:height="0.533cm" svg:x="0.021cm" svg:y="0.018cm" svg:viewBox="0 0 2287 534" svg:d="M1144 534c-382 0-762 0-1144 0 0-178 0-356 0-534 762 0 1525 0 2287 0 0 178 0 356 0 534-381 0-762 0-1143 0z"><text:p/></draw:path><draw:path draw:style-name="gr3" draw:text-style-name="P107" svg:width="0.164cm" svg:height="0.121cm" svg:x="0.014cm" svg:y="0.12cm" svg:viewBox="0 0 165 122" svg:d="M20 102c-1 3-2 10-2 11 0 6 4 9 8 9 6 0 9-5 11-7 2-3 4-11 5-16 1-6 4-18 6-24s4-12 5-18c2-11 3-13 11-25 8-10 21-24 41-24 15 0 15 13 15 18 0 17-11 46-15 57-4 8-5 10-5 16 0 14 12 23 27 23 26 0 38-37 38-42 0-3-3-3-4-3-4 0-5 1-6 4-5 22-17 33-28 33-6 0-7-4-7-10 0-5 1-10 7-22 3-7 14-36 14-51 0-27-21-31-35-31-22 0-38 14-47 24-1-19-17-24-28-24-12 0-18 9-21 14-7 10-10 26-10 28 0 3 3 3 4 3 4 0 5-1 6-9 4-15 10-28 20-28 7 0 9 5 9 13 0 5-3 14-4 22-2 6-5 18-6 24-4 12-6 23-9 35z"><text:p/></draw:path><draw:path draw:style-name="gr3" draw:text-style-name="P107" svg:width="0.19cm" svg:height="0.014cm" svg:x="0.001cm" svg:y="0.287cm" svg:viewBox="0 0 191 15" svg:d="M96 15c-32 0-64 0-96 0 0-5 0-10 0-15 64 0 128 0 191 0 0 5 0 10 0 15-31 0-63 0-95 0z"><text:p/></draw:path><draw:path draw:style-name="gr3" draw:text-style-name="P107" svg:width="0.121cm" svg:height="0.17cm" svg:x="0.037cm" svg:y="0.4cm" svg:viewBox="0 0 122 171" svg:d="M121 8c1-1 1-3 1-5 0-1-1-3-3-3-3 0-14 9-20 18-2-6-12-18-29-18-35 0-70 38-70 77 0 26 18 45 41 45 15 0 28-10 34-15 0 1-8 35-9 39-4 14-4 15-21 15-3 0-8 0-8 6 0 2 2 4 5 4 9 0 17-1 27-1 9 0 21 1 30 1 2 0 6-1 6-6 0-4-5-4-8-4-6 0-13 0-13-3 0-1 0-1 1-5 12-49 24-97 36-145zM80 85c-1 4-1 5-4 9-11 13-23 20-34 20-10 0-20-7-20-26 0-14 8-44 14-55 12-21 27-25 34-25 19 0 25 21 25 23 0 1-1 3-1 4-5 17-9 33-14 50z"><text:p/></draw:path><draw:path draw:style-name="gr3" draw:text-style-name="P107" svg:width="0.256cm" svg:height="0.089cm" svg:x="0.367cm" svg:y="0.24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206cm" svg:height="0.182cm" svg:x="0.82cm" svg:y="0.018cm" svg:viewBox="0 0 207 183" svg:d="M74 100c16 0 32 0 48 0 46 0 85-29 85-58 0-23-22-42-60-42-31 0-62 0-94 0-6 0-9 0-9 5 0 4 3 4 9 4 4 0 5 0 10 1 5 0 6 1 6 3 0 1 0 2-1 7-12 47-24 94-36 141-2 11-2 12-23 12-6 0-9 0-9 7 1 1 0 3 4 3 8 0 28-1 36-1 4 0 14 0 18 1 6 0 12 0 18 0 1 0 5 0 5-5s-3-5-8-5c-4 0-6 0-10 0-7-1-7-1-7-4 0-2 0-1 1-5 6-22 11-43 17-64zM92 19c3-9 4-10 15-10s21 0 32 0c24 0 40 7 40 27 0 8-3 30-17 42-9 9-24 13-44 13-15 0-29 0-43 0 5-24 12-48 17-72z"><text:p/></draw:path><draw:path draw:style-name="gr3" draw:text-style-name="P107" svg:width="0.069cm" svg:height="0.268cm" svg:x="1.07cm" svg:y="0.001cm" svg:viewBox="0 0 70 269" svg:d="M65 0c-52 36-65 93-65 135 0 37 11 97 65 134 2 0 5 0 5-3 0-1-1-2-3-4-36-33-49-78-49-127 0-72 28-109 50-128 1-2 2-3 2-4 0-3-3-3-5-3z"><text:p/></draw:path><draw:path draw:style-name="gr3" draw:text-style-name="P107" svg:width="0.138cm" svg:height="0.121cm" svg:x="1.175cm" svg:y="0.085cm" svg:viewBox="0 0 139 122" svg:d="M98 16c-6-9-15-16-28-16-35 0-70 38-70 77 0 26 18 45 41 45 15 0 27-9 38-19 6 16 21 19 29 19 9 0 16-7 21-14 5-11 10-27 10-28 0-3-4-2-5-3-4 0-4 1-6 9-4 12-8 28-20 28-7 0-9-6-9-13 0-4 2-14 4-22 3-7 5-18 6-24 2-7 3-13 5-20 3-8 6-20 6-21 0-6-6-9-10-9s-11 4-12 11zM80 86c-1 6-7 12-13 17-2 2-13 11-25 11-10 0-20-7-20-26 0-14 8-44 14-55 12-21 27-25 34-25 19 0 25 21 25 23 0 1-1 3-1 4-5 17-9 34-14 51z"><text:p/></draw:path><draw:path draw:style-name="gr3" draw:text-style-name="P107" svg:width="0.069cm" svg:height="0.268cm" svg:x="1.345cm" svg:y="0.001cm" svg:viewBox="0 0 70 269" svg:d="M6 0c-3 0-6 0-6 3 0 1 1 2 2 5 23 21 50 57 50 127 0 56-18 99-46 125-6 5-6 4-6 6 0 1 1 3 3 3 4 0 30-18 48-52 12-22 19-50 19-82 0-38-12-97-64-135z"><text:p/></draw:path><draw:path draw:style-name="gr3" draw:text-style-name="P107" svg:width="0.646cm" svg:height="0.014cm" svg:x="0.801cm" svg:y="0.287cm" svg:viewBox="0 0 647 15" svg:d="M323 15c-107 0-215 0-323 0 0-5 0-10 0-15 216 0 431 0 647 0 0 5 0 10 0 15-108 0-216 0-324 0z"><text:p/></draw:path><draw:path draw:style-name="gr3" draw:text-style-name="P107" svg:width="0.121cm" svg:height="0.17cm" svg:x="1.065cm" svg:y="0.4cm" svg:viewBox="0 0 122 171" svg:d="M121 8c1-1 1-3 1-5 0-1-1-3-3-3-3 0-14 9-20 18-2-6-12-18-29-18-35 0-70 38-70 77 0 26 18 45 41 45 15 0 28-10 34-15 0 1-8 35-9 39-4 14-4 15-21 15-3 0-8 0-8 6 0 2 2 4 5 4 9 0 17-1 27-1 9 0 21 1 30 1 2 0 6-1 6-6 0-4-5-4-8-4-6 0-13 0-13-3 0-1 0-1 1-5 12-49 24-97 36-145zM80 85c-1 4-1 5-4 9-11 13-23 20-34 20-10 0-20-7-20-26 0-14 8-44 14-55 12-21 27-25 34-25 19 0 25 21 25 23 0 1-1 3-1 4-5 17-9 33-14 50z"><text:p/></draw:path><draw:path draw:style-name="gr3" draw:text-style-name="P107" svg:width="0.044cm" svg:height="0.114cm" svg:x="1.527cm" svg:y="0.346cm" svg:viewBox="0 0 45 115" svg:d="M45 41c0-26-10-41-25-41-12 0-20 10-20 21 0 10 8 20 20 20 5 0 10-1 14-5 1-1 1-1 1-1 1 0 1 0 1 6 0 28-13 51-26 63-4 5-4 6-4 7 0 3 2 4 4 4 4 0 35-29 35-74z"><text:p/></draw:path><draw:path draw:style-name="gr3" draw:text-style-name="P107" svg:width="0.206cm" svg:height="0.182cm" svg:x="1.73cm" svg:y="0.018cm" svg:viewBox="0 0 207 183" svg:d="M74 100c16 0 32 0 48 0 46 0 85-29 85-58 0-23-22-42-60-42-31 0-62 0-94 0-6 0-9 0-9 5 0 4 3 4 9 4 4 0 5 0 11 1 5 0 5 1 5 3 0 1 0 2-1 7-12 47-23 94-35 141-3 11-3 12-24 12-6 0-9 0-9 7 1 1 0 3 4 3 8 0 28-1 36-1 4 0 14 0 18 1 6 0 12 0 18 0 1 0 5 0 5-5s-3-5-8-5c-4 0-6 0-10 0-7-1-7-1-7-4 0-2 0-1 1-5 6-22 11-43 17-64zM92 19c3-9 4-10 15-10s21 0 32 0c25 0 40 7 40 27 0 8-3 30-16 42-10 9-25 13-45 13-15 0-29 0-43 0 5-24 12-48 17-72z"><text:p/></draw:path><draw:path draw:style-name="gr3" draw:text-style-name="P107" svg:width="0.069cm" svg:height="0.268cm" svg:x="1.981cm" svg:y="0.001cm" svg:viewBox="0 0 70 269" svg:d="M65 0c-52 36-65 93-65 135 0 37 11 97 65 134 2 0 5 0 5-3 0-1-1-2-3-4-35-33-48-78-48-127 0-72 27-109 49-128 1-2 2-3 2-4 0-3-3-3-5-3z"><text:p/></draw:path><draw:path draw:style-name="gr3" draw:text-style-name="P107" svg:width="0.108cm" svg:height="0.189cm" svg:x="2.089cm" svg:y="0.017cm" svg:viewBox="0 0 109 190" svg:d="M53 8c1 0 1-4 1-5s-1-3-4-3c-6 0-28 2-35 2-2 1-5 1-5 7 0 3 3 3 7 3 13 0 13 2 13 4 0 3-4 14-5 19-2 9-4 17-6 25-2 9-18 68-18 72-1 6-1 10-1 13 0 27 17 45 40 45 34 0 69-37 69-77 0-32-22-45-41-45-13 0-25 8-34 15 7-25 12-50 19-75zM40 182c-14 0-21-12-21-27 0-10 2-20 10-50 2-5 2-6 6-12 11-12 23-17 33-17s20 7 20 26c0 11-7 39-14 54-7 13-20 26-34 26z"><text:p/></draw:path><draw:path draw:style-name="gr3" draw:text-style-name="P107" svg:width="0.069cm" svg:height="0.268cm" svg:x="2.226cm" svg:y="0.001cm" svg:viewBox="0 0 70 269" svg:d="M6 0c-3 0-6 0-6 3 0 1 1 2 3 5 23 21 49 57 49 127 0 56-18 99-46 125-5 5-6 4-6 6 0 1 1 3 4 3 4 0 29-18 47-52 12-22 19-50 19-82 0-38-11-97-64-135z"><text:p/></draw:path><draw:path draw:style-name="gr3" draw:text-style-name="P107" svg:width="0.615cm" svg:height="0.014cm" svg:x="1.712cm" svg:y="0.287cm" svg:viewBox="0 0 616 15" svg:d="M308 15c-102 0-206 0-308 0 0-5 0-10 0-15 206 0 410 0 616 0 0 5 0 10 0 15-103 0-206 0-308 0z"><text:p/></draw:path><draw:path draw:style-name="gr3" draw:text-style-name="P107" svg:width="0.121cm" svg:height="0.17cm" svg:x="1.96cm" svg:y="0.4cm" svg:viewBox="0 0 122 171" svg:d="M121 8c0-1 1-3 1-5 0-1-1-3-3-3-3 0-14 9-20 18-3-6-12-18-30-18-34 0-69 38-69 77 0 26 18 45 41 45 15 0 28-10 34-15 0 1-9 35-10 39-3 14-3 15-21 15-3 0-7 0-7 6 0 2 2 4 5 4 9 0 17-1 27-1 9 0 21 1 30 1 2 0 4-1 4-6 0-4-3-4-6-4-6 0-13 0-13-3 0-1 0-1 1-5 12-49 24-97 36-145zM80 85c-1 4-1 5-4 9-11 13-23 20-34 20-10 0-20-7-20-26 0-14 8-44 14-55 12-21 27-25 33-25 20 0 25 21 25 23 0 1 0 3 0 4-5 17-9 33-14 50z"><text:p/></draw:path></draw:g></text:span><text:span text:style-name="T55">. </text:span><text:span text:style-name="T56">שתי המכפלות הללו מקיימות את ה"א לכן הן יחודייות לאותו הערך. </text:span><text:span text:style-name="T57">נוסיף את </text:span><text:span text:style-name="T57"><draw:g text:anchor-type="as-char" svg:y="-0.168cm" draw:z-index="58" draw:name="Shape104" draw:style-name="gr1"><svg:title>TexMaths</svg:title><svg:desc>11§display§q§svg§600§FALSE§</svg:desc><draw:path draw:style-name="gr2" draw:text-style-name="P106" svg:width="0.132cm" svg:height="0.203cm" svg:x="0.006cm" svg:y="0.018cm" svg:viewBox="0 0 133 204" svg:d="M67 204c-23 0-45 0-67 0 0-68 0-136 0-204 44 0 89 0 133 0 0 68 0 136 0 204-22 0-44 0-66 0z"><text:p/></draw:path><draw:path draw:style-name="gr3" draw:text-style-name="P107" svg:width="0.156cm" svg:height="0.242cm" svg:x="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57"><text:s/>למכפלות הראשוניים הקטנות יותר בחזרה ונמצא כי </text:span><text:span text:style-name="T58">המכפלות זהות והנחת השלילה שגויה. </text:span></text:p>
                </text:list-item>
              </text:list>
            </text:list-item>
          </text:list>
        </text:list-item>
        <text:list-item>
          <text:p text:style-name="P76"><text:span text:style-name="T1">מש"ל</text:span> <draw:g text:anchor-type="as-char" svg:y="-0.265cm" draw:z-index="135" draw:name="Shape105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4. הוכחה כי שבר אמיתי הוא סכומם של שני שברים יסודיים שונים זה מזה</text:h>
      <text:h text:style-name="P10" text:outline-level="3">סעיף (א) <text:span text:style-name="T44">– חימום</text:span></text:h>
      <text:p text:style-name="P3"><draw:g text:anchor-type="as-char" svg:y="-0.52cm" draw:z-index="84" draw:name="Shape106" draw:style-name="gr1"><svg:title>TexMaths</svg:title><svg:desc>11§display§\frac{3}{7} = \frac{1}{3} + \frac{1}{11} + \frac{1}{231}§svg§600§FALSE§</svg:desc><draw:path draw:style-name="gr2" draw:text-style-name="P106" svg:width="3.049cm" svg:height="0.751cm" svg:x="0.021cm" svg:y="0.02cm" svg:viewBox="0 0 3050 752" svg:d="M1526 752c-510 0-1018 0-1526 0 0-251 0-501 0-752 1016 0 2034 0 3050 0 0 251 0 501 0 752-508 0-1016 0-1524 0z"><text:p/></draw:path><draw:path draw:style-name="gr3" draw:text-style-name="P107" svg:width="0.16cm" svg:height="0.265cm" svg:x="0.018cm" svg:y="0cm" svg:viewBox="0 0 161 266" svg:d="M96 121c32-10 54-37 54-67 0-32-35-54-71-54-39 0-69 23-69 53 0 13 9 20 20 20 12 0 19-9 19-20 0-19-17-19-23-19 11-19 38-24 51-24 16 0 37 9 37 43 0 4-1 27-11 44-11 19-24 20-34 21-3 0-12 1-15 1s-6 0-6 4c0 5 3 5 9 5s12 0 18 0c32 0 46 26 46 64 0 52-28 63-44 63-17 0-46-6-59-29 13 2 25-7 25-21 0-15-10-22-21-22-10 0-22 5-22 23 0 34 36 60 78 60 47 0 83-35 83-74 0-32-25-62-65-71z"><text:p/></draw:path><draw:path draw:style-name="gr3" draw:text-style-name="P107" svg:width="0.193cm" svg:height="0.014cm" svg:x="0.001cm" svg:y="0.416cm" svg:viewBox="0 0 194 15" svg:d="M97 15c-32 0-65 0-97 0 0-5 0-9 0-15 65 0 129 0 194 0 0 6 0 10 0 15-32 0-65 0-97 0z"><text:p/></draw:path><draw:path draw:style-name="gr3" draw:text-style-name="P107" svg:width="0.165cm" svg:height="0.269cm" svg:x="0.023cm" svg:y="0.522cm" svg:viewBox="0 0 166 270" svg:d="M162 25c4-4 4-5 4-13-32 0-63 0-95 0-47 0-47-4-49-12-3 0-7 0-10 0-4 26-8 53-12 79 3 0 7 0 10 0 1-5 4-31 9-35 3-2 33-2 38-2 27 0 54 0 80 0-4 6-35 48-44 61-34 52-47 106-47 145 0 4 0 22 18 22 17 0 17-18 17-22 0-7 0-14 0-19 0-22 1-43 5-64 2-9 7-42 24-66 18-24 34-49 52-74z"><text:p/></draw:path><draw:path draw:style-name="gr3" draw:text-style-name="P107" svg:width="0.256cm" svg:height="0.089cm" svg:x="0.37cm" svg:y="0.37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27cm" svg:height="0.257cm" svg:x="0.837cm" svg:y="0cm" svg:viewBox="0 0 128 258" svg:d="M79 10c0-9 0-10-9-10-24 25-58 25-70 25 0 5 0 8 0 12 8 0 31 0 51-11 0 68 0 134 0 201 0 14-2 18-37 18-4 0-7 0-12 0 0 4 0 8 0 13 13-2 47-2 63-2 15 0 48 0 63 2 0-5 0-9 0-13-5 0-8 0-13 0-35 0-36-4-36-18 0-73 0-144 0-217z"><text:p/></draw:path><draw:path draw:style-name="gr3" draw:text-style-name="P107" svg:width="0.191cm" svg:height="0.014cm" svg:x="0.803cm" svg:y="0.416cm" svg:viewBox="0 0 192 15" svg:d="M96 15c-32 0-64 0-96 0 0-5 0-9 0-15 64 0 129 0 192 0 0 6 0 10 0 15-31 0-64 0-96 0z"><text:p/></draw:path><draw:path draw:style-name="gr3" draw:text-style-name="P107" svg:width="0.16cm" svg:height="0.265cm" svg:x="0.818cm" svg:y="0.527cm" svg:viewBox="0 0 161 266" svg:d="M96 122c32-11 55-38 55-68 0-32-34-54-72-54s-68 23-68 53c0 13 9 20 20 20 12 0 20-8 20-20 0-19-19-19-25-19 12-19 38-24 52-24 15 0 36 9 36 43 0 5 0 27-11 44-11 19-24 20-34 21-3 0-12 1-14 1-3 0-7 0-7 4 0 5 4 5 10 5s11 0 17 0c32 0 46 26 46 64 0 52-26 63-44 63-17 0-45-6-59-29 14 2 26-7 26-21 0-15-11-22-22-22-9 0-22 5-22 23 0 35 36 60 78 60 47 0 83-35 83-74 0-32-25-62-65-70z"><text:p/></draw:path><draw:path draw:style-name="gr3" draw:text-style-name="P107" svg:width="0.256cm" svg:height="0.255cm" svg:x="1.149cm" svg:y="0.296cm" svg:viewBox="0 0 257 256" svg:d="M136 136c37 0 72 0 108 0 6 0 13 0 13-7 0-8-7-8-13-8-36 0-71 0-108 0 0-36 0-73 0-109 0-5 0-12-7-12-8 0-8 7-8 12 0 36 0 73 0 109-36 0-72 0-108 0-5 0-13 0-13 8 0 7 8 7 13 7 36 0 72 0 108 0 0 36 0 72 0 108 0 6 0 12 8 12 7 0 7-6 7-12 0-36 0-72 0-108z"><text:p/></draw:path><draw:path draw:style-name="gr3" draw:text-style-name="P107" svg:width="0.127cm" svg:height="0.257cm" svg:x="1.691cm" svg:y="0cm" svg:viewBox="0 0 128 258" svg:d="M79 10c0-9 0-10-9-10-24 25-58 25-70 25 0 5 0 8 0 12 8 0 31 0 51-11 0 68 0 134 0 201 0 14-2 18-37 18-4 0-7 0-12 0 0 4 0 8 0 13 13-2 47-2 63-2 15 0 49 0 63 2 0-5 0-9 0-13-5 0-8 0-13 0-35 0-36-4-36-18 0-73 0-144 0-217z"><text:p/></draw:path><draw:path draw:style-name="gr3" draw:text-style-name="P107" svg:width="0.385cm" svg:height="0.014cm" svg:x="1.56cm" svg:y="0.416cm" svg:viewBox="0 0 386 15" svg:d="M194 15c-65 0-129 0-194 0 0-5 0-9 0-15 129 0 257 0 386 0 0 6 0 10 0 15-64 0-129 0-192 0z"><text:p/></draw:path><draw:path draw:style-name="gr3" draw:text-style-name="P107" svg:width="0.127cm" svg:height="0.257cm" svg:x="1.594cm" svg:y="0.527cm" svg:viewBox="0 0 128 258" svg:d="M79 10c0-9 0-10-9-10-24 25-58 25-70 25 0 5 0 8 0 12 8 0 31 0 51-9 0 66 0 132 0 199 0 14-2 18-37 18-4 0-7 0-12 0 0 4 0 8 0 13 14-2 47-2 63-2 15 0 49 0 63 2 0-5 0-9 0-13-5 0-8 0-13 0-35 0-36-4-36-18 0-73 0-144 0-217z"><text:p/></draw:path><draw:path draw:style-name="gr3" draw:text-style-name="P107" svg:width="0.127cm" svg:height="0.257cm" svg:x="1.787cm" svg:y="0.527cm" svg:viewBox="0 0 128 258" svg:d="M79 10c0-9 0-10-9-10-24 25-58 25-70 25 0 5 0 8 0 12 8 0 31 0 51-9 0 66 0 132 0 199 0 14-2 18-37 18-4 0-7 0-12 0 0 4 0 8 0 13 13-2 47-2 63-2 15 0 48 0 63 2 0-5 0-9 0-13-5 0-9 0-14 0-34 0-35-4-35-18 0-73 0-144 0-217z"><text:p/></draw:path><draw:path draw:style-name="gr3" draw:text-style-name="P107" svg:width="0.256cm" svg:height="0.255cm" svg:x="2.1cm" svg:y="0.296cm" svg:viewBox="0 0 257 256" svg:d="M136 136c37 0 72 0 108 0 6 0 13 0 13-7 0-8-7-8-13-8-36 0-71 0-108 0 0-36 0-73 0-109 0-5 0-12-7-12-8 0-8 7-8 12 0 36 0 73 0 109-36 0-72 0-108 0-5 0-13 0-13 8 0 7 8 7 13 7 36 0 72 0 108 0 0 36 0 72 0 108 0 6 0 12 8 12 7 0 7-6 7-12 0-36 0-72 0-108z"><text:p/></draw:path><draw:path draw:style-name="gr3" draw:text-style-name="P107" svg:width="0.127cm" svg:height="0.257cm" svg:x="2.739cm" svg:y="0cm" svg:viewBox="0 0 128 258" svg:d="M79 10c0-9 0-10-9-10-24 25-58 25-70 25 0 5 0 8 0 12 8 0 31 0 51-11 0 68 0 134 0 201 0 14-2 18-37 18-4 0-7 0-12 0 0 4 0 8 0 13 13-2 47-2 63-2 15 0 48 0 63 2 0-5 0-9 0-13-5 0-9 0-14 0-34 0-35-4-35-18 0-73 0-144 0-217z"><text:p/></draw:path><draw:path draw:style-name="gr3" draw:text-style-name="P107" svg:width="0.579cm" svg:height="0.014cm" svg:x="2.511cm" svg:y="0.416cm" svg:viewBox="0 0 580 15" svg:d="M289 15c-97 0-192 0-289 0 0-5 0-9 0-15 194 0 386 0 580 0 0 6 0 10 0 15-97 0-194 0-291 0z"><text:p/></draw:path><draw:path draw:style-name="gr3" draw:text-style-name="P107" svg:width="0.154cm" svg:height="0.257cm" svg:x="2.53cm" svg:y="0.527cm" svg:viewBox="0 0 155 258" svg:d="M30 228c14-13 27-27 41-40 60-54 84-74 84-113 0-44-35-75-82-75-44 0-73 36-73 70 0 22 20 22 21 22 6 0 20-5 20-20 0-10-7-20-20-20-3 0-5 0-6 0 9-26 30-40 53-40 34 0 52 32 52 63 0 32-20 61-41 86-25 27-49 55-75 82-4 5-4 6-4 15 48 0 96 0 144 0 3-24 8-46 11-68-3 0-7 0-10 0-2 13-4 29-9 35-2 3-28 3-36 3-23 0-47 0-70 0z"><text:p/></draw:path><draw:path draw:style-name="gr3" draw:text-style-name="P107" svg:width="0.16cm" svg:height="0.265cm" svg:x="2.72cm" svg:y="0.527cm" svg:viewBox="0 0 161 266" svg:d="M96 122c32-11 55-38 55-68 0-32-34-54-72-54-39 0-68 23-68 53 0 13 8 20 20 20s20-8 20-20c0-19-19-19-25-19 12-19 38-24 51-24 16 0 37 9 37 43 0 5 0 27-11 44-11 19-24 20-34 21-3 0-12 1-15 1-2 0-6 0-6 4 0 5 4 5 10 5s11 0 17 0c32 0 46 26 46 64 0 52-26 63-44 63-17 0-45-6-59-29 14 2 26-7 26-21 0-15-11-22-22-22-10 0-22 5-22 23 0 35 36 60 78 60 47 0 83-35 83-74 0-32-25-62-65-70z"><text:p/></draw:path><draw:path draw:style-name="gr3" draw:text-style-name="P107" svg:width="0.127cm" svg:height="0.257cm" svg:x="2.931cm" svg:y="0.527cm" svg:viewBox="0 0 128 258" svg:d="M79 10c0-9 0-10-9-10-23 25-57 25-70 25 0 5 0 8 0 12 8 0 31 0 51-9 0 66 0 132 0 199 0 14-2 18-36 18-4 0-7 0-12 0 0 4 0 8 0 13 13-2 46-2 62-2 15 0 49 0 63 2 0-5 0-9 0-13-5 0-8 0-13 0-35 0-36-4-36-18 0-73 0-144 0-217z"><text:p/></draw:path></draw:g></text:p>
      <text:h text:style-name="Heading_20_3" text:outline-level="3">סעיף (ב) <text:span text:style-name="T44">– הוכחה</text:span></text:h>
      <text:list text:style-name="L10">
        <text:list-item>
          <text:p text:style-name="P78">צ.ל.:</text:p>
          <text:p text:style-name="P18"><text:soft-page-break/><draw:g text:anchor-type="as-char" svg:y="-0.598cm" draw:z-index="159" draw:name="Shape107" draw:style-name="gr1"><svg:title>TexMaths</svg:title><svg:desc>11§display§\forall n \in \mathbb{N}. n \ge 1 \rightarrow \forall m \in \mathbb{N}. (m &gt; n)
\rightarrow
(\exists A:=\{a_1, a_2, ..., a_n \in \mathbb{N}\}.
(\forall t, m \in \mathbb{N}. a_t \neq a_m) \rightarrow \sum_{i=0}^n \frac{1}{A_i} = \frac{n}{m})§svg§600§FALSE§</svg:desc><draw:path draw:style-name="gr2" draw:text-style-name="P106" svg:width="16.914cm" svg:height="1.021cm" svg:x="0.02cm" svg:y="0.02cm" svg:viewBox="0 0 16915 1022" svg:d="M0 0c5639 0 11276 0 16915 0 0 341 0 681 0 1022-5639 0-11276 0-16915 0 0-341 0-681 0-1022z"><text:p/></draw:path><draw:path draw:style-name="gr3" draw:text-style-name="P107" svg:width="0.214cm" svg:height="0.276cm" svg:x="0cm" svg:y="0.334cm" svg:viewBox="0 0 215 277" svg:d="M213 15c2-4 2-5 2-7 0-4-3-8-8-8s-7 6-9 10c-11 29-21 56-32 85-39 0-78 0-118 0-11-29-20-56-31-85-3-6-4-10-9-10-4 0-8 4-8 8 0 1 0 2 2 7 32 85 65 169 97 254 1 5 3 8 9 8 5 0 6-4 8-8 33-85 64-169 97-254zM55 110c35 0 69 0 105 0-18 46-35 91-52 138-18-47-35-92-53-138z"><text:p/></draw:path><draw:path draw:style-name="gr3" draw:text-style-name="P107" svg:width="0.209cm" svg:height="0.174cm" svg:x="0.226cm" svg:y="0.431cm" svg:viewBox="0 0 210 175" svg:d="M23 147c-1 7-3 16-3 17 0 8 5 11 11 11 4 0 12-3 14-11 1-1 6-19 8-29 3-12 5-23 9-35 2-8 4-16 6-25 1-7 5-18 5-20 5-11 26-46 62-46 18 0 21 14 21 26 0 24-18 74-24 90-4 9-4 14-4 18 0 19 13 32 32 32 36 0 50-56 50-59 0-5-3-5-4-5-5 0-5 1-7 8-8 26-20 47-38 47-7 0-10-3-10-12 0-10 3-20 6-27 8-21 25-64 25-86 0-26-17-41-46-41-34 0-52 24-59 33-2-21-19-33-36-33-18 0-26 15-29 22-6 13-12 36-12 37 0 4 4 4 6 4 3 0 4 0 6-9 7-28 14-45 28-45 7 0 12 4 12 17 0 8-1 13-6 32-7 30-15 60-23 89z"><text:p/></draw:path><draw:path draw:style-name="gr3" draw:text-style-name="P107" svg:width="0.193cm" svg:height="0.222cm" svg:x="0.586cm" svg:y="0.394cm" svg:viewBox="0 0 194 223" svg:d="M179 119c7 0 15 0 15-8s-8-8-15-8c-55 0-109 0-164 0 6-51 50-88 105-88 20 0 40 0 59 0 7 0 15 0 15-7 0-8-8-8-15-8-19 0-40 0-60 0-66 0-119 50-119 111 0 62 53 112 119 112 20 0 41 0 60 0 7 0 15 0 15-7 0-8-8-8-15-8-19 0-39 0-59 0-55 0-99-37-105-89 55 0 109 0 164 0z"><text:p/></draw:path><draw:path draw:style-name="gr3" draw:text-style-name="P107" svg:width="0.261cm" svg:height="0.271cm" svg:x="0.928cm" svg:y="0.338cm" svg:viewBox="0 0 262 272" svg:d="M34 34c0 63 0 126 0 188 0 21-3 28-23 29-4 0-11 0-11 7 0 6 7 6 13 6 20 0 41 0 61 0 6 0 13 0 13-6 0-7-7-7-12-7-21-1-24-9-24-29 0-59 0-117 0-177 56 74 111 146 167 220 3 6 5 7 8 7 6 0 6-7 6-13 0-73 0-146 0-218 0-22 3-28 21-28 2 0 9 0 9-6 0-7-6-7-12-7-19 0-39 0-57 0-7 0-13 0-13 7 0 6 7 6 11 6 21 0 25 8 25 29 0 41 0 80 0 121-39-53-78-105-117-157-3-6-4-6-14-6-22 0-45 0-67 0-7 0-12 0-12 7 0 5 5 6 7 6 11 1 18 8 22 12-1 4-1 4-1 9zM219 244c-56-73-112-148-168-222-5-4-5-5-9-9 15 0 31 0 46 0 44 59 87 118 131 176 0 18 0 37 0 55z"><text:p/></draw:path><draw:path draw:style-name="gr3" draw:text-style-name="P107" svg:width="0.04cm" svg:height="0.04cm" svg:x="1.232cm" svg:y="0.56cm" svg:viewBox="0 0 41 41" svg:d="M41 20c0-11-10-20-21-20-12 0-20 8-20 20 0 11 8 21 20 21 11 0 21-9 21-21z"><text:p/></draw:path><draw:path draw:style-name="gr3" draw:text-style-name="P107" svg:width="0.209cm" svg:height="0.174cm" svg:x="1.317cm" svg:y="0.431cm" svg:viewBox="0 0 210 175" svg:d="M23 147c-1 7-3 16-3 17 0 8 5 11 11 11 4 0 12-3 14-11 0-1 6-19 8-29 2-12 5-23 8-35 3-8 5-16 6-25 2-7 6-18 6-20 5-11 26-46 62-46 18 0 21 14 21 26 0 24-18 74-25 90-3 9-3 14-3 18 0 19 13 32 32 32 36 0 50-56 50-59 0-5-3-5-4-5-5 0-5 1-7 8-8 26-20 47-39 47-7 0-9-3-9-12 0-10 3-20 6-27 8-21 25-64 25-86 0-26-17-41-46-41-34 0-52 24-59 33-2-21-19-33-36-33-18 0-26 15-29 22-6 13-12 36-12 37 0 4 4 4 6 4 3 0 3 0 6-9 6-28 14-45 28-45 7 0 12 4 12 17 0 8-1 13-7 32-8 30-14 60-22 89z"><text:p/></draw:path><draw:path draw:style-name="gr3" draw:text-style-name="P107" svg:width="0.236cm" svg:height="0.297cm" svg:x="1.678cm" svg:y="0.357cm" svg:viewBox="0 0 237 298" svg:d="M229 120c4-2 8-4 8-8s-3-6-8-9c-72-34-142-67-214-101-5-2-6-2-7-2-5 0-8 3-8 8 0 4 3 6 8 9 67 31 135 62 202 94-67 32-135 64-202 96-8 3-8 7-8 9 0 4 3 7 8 7 1 0 2 0 6-2 72-34 143-67 215-101zM222 298c7 0 15 0 15-7 0-8-9-8-15-8-69 0-138 0-208 0-6 0-14 0-14 8 0 7 7 7 13 7 70 0 140 0 209 0z"><text:p/></draw:path><draw:path draw:style-name="gr3" draw:text-style-name="P107" svg:width="0.127cm" svg:height="0.257cm" svg:x="2.088cm" svg:y="0.345cm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107" svg:width="0.342cm" svg:height="0.2cm" svg:x="2.375cm" svg:y="0.405cm" svg:viewBox="0 0 343 201" svg:d="M301 108c-20 16-31 32-35 37-16 27-20 51-20 52 0 4 5 4 8 4 7 0 7-1 9-7 9-39 31-71 75-88 4-3 5-4 5-6 0-3-2-3-2-4-18-7-64-26-79-90-1-5-1-6-8-6-3 0-8 0-8 4 0 2 4 26 20 51 8 12 19 25 35 37-95 0-191 0-287 0-6 0-14 0-14 8s8 8 14 8c96 0 192 0 287 0z"><text:p/></draw:path><draw:path draw:style-name="gr3" draw:text-style-name="P107" svg:width="0.214cm" svg:height="0.276cm" svg:x="2.848cm" svg:y="0.334cm" svg:viewBox="0 0 215 277" svg:d="M213 15c2-4 2-5 2-7 0-4-3-8-8-8s-7 6-9 10c-11 29-21 56-32 85-39 0-78 0-118 0-11-29-20-56-31-85-3-6-4-10-9-10-4 0-8 4-8 8 0 1 0 2 2 7 32 85 65 169 97 254 1 5 3 8 9 8 5 0 6-4 8-8 33-85 64-169 97-254zM55 110c35 0 70 0 106 0-18 46-36 91-53 138-18-47-35-92-53-138z"><text:p/></draw:path><draw:path draw:style-name="gr3" draw:text-style-name="P107" svg:width="0.316cm" svg:height="0.174cm" svg:x="3.073cm" svg:y="0.431cm" svg:viewBox="0 0 317 175" svg:d="M23 147c-1 7-3 16-3 17 0 8 5 11 11 11 4 0 12-3 14-11 1-1 6-19 8-29 3-12 5-23 9-35 2-8 4-16 6-25 1-7 5-18 5-20 5-11 26-46 62-46 18 0 21 14 21 26 0 10-2 21-5 32-4 16-8 30-11 45-2 10-6 20-8 30-1 8-4 21-4 22 0 8 5 11 11 11 12 0 14-10 17-22 6-22 20-78 23-94 1-4 21-50 64-50 17 0 21 13 21 26 0 22-16 66-24 87-3 9-6 13-6 21 0 19 15 32 32 32 37 0 51-56 51-59 0-5-3-5-5-5-3 0-3 1-5 8-6 20-19 47-40 47-6 0-8-3-8-12 0-10 3-20 6-27 8-21 23-64 23-86 0-24-15-41-44-41s-48 17-62 37c-2-5-3-18-14-27-8-8-22-10-30-10-36 0-54 24-61 33-2-22-19-33-36-33-18 0-24 15-29 22-6 13-12 36-12 37 0 4 4 4 6 4 3 0 4 0 6-9 7-28 14-45 28-45 6 0 12 2 12 17 0 8-1 13-6 32-7 30-15 60-23 89z"><text:p/></draw:path><draw:path draw:style-name="gr3" draw:text-style-name="P107" svg:width="0.192cm" svg:height="0.222cm" svg:x="3.542cm" svg:y="0.394cm" svg:viewBox="0 0 193 223" svg:d="M179 119c7 0 14 0 14-8s-7-8-14-8c-55 0-109 0-164 0 5-51 50-88 104-88 20 0 41 0 60 0 7 0 14 0 14-7 0-8-7-8-14-8-21 0-40 0-61 0-66 0-118 50-118 111 0 62 52 112 118 112 21 0 40 0 61 0 7 0 14 0 14-7 0-8-7-8-14-8-19 0-40 0-60 0-54 0-99-37-104-89 55 0 109 0 164 0z"><text:p/></draw:path><draw:path draw:style-name="gr3" draw:text-style-name="P107" svg:width="0.261cm" svg:height="0.271cm" svg:x="3.884cm" svg:y="0.338cm" svg:viewBox="0 0 262 272" svg:d="M34 34c0 63 0 126 0 188 0 21-3 28-23 29-4 0-11 0-11 7 0 6 7 6 13 6 20 0 41 0 61 0 6 0 12 0 12-6 0-7-6-7-11-7-22-1-25-9-25-29 0-59 0-117 0-177 56 74 111 146 167 220 3 6 5 7 9 7 6 0 6-7 6-13 0-73 0-146 0-218 0-22 3-28 21-28 2 0 9 0 9-6 0-7-6-7-13-7-19 0-38 0-56 0-7 0-14 0-14 7 0 6 8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107" svg:width="0.041cm" svg:height="0.04cm" svg:x="4.187cm" svg:y="0.56cm" svg:viewBox="0 0 42 41" svg:d="M42 20c0-11-10-20-21-20s-21 8-21 20c0 11 10 21 21 21s21-9 21-21z"><text:p/></draw:path><draw:path draw:style-name="gr3" draw:text-style-name="P107" svg:width="0.088cm" svg:height="0.385cm" svg:x="4.3cm" svg:y="0.313cm" svg:viewBox="0 0 89 386" svg:d="M89 382c0-1 0-2-6-8-49-49-61-122-61-181 0-68 14-135 63-183 4-4 4-6 4-7 0-2-1-3-3-3-5 0-40 26-62 75-20 43-24 86-24 118 0 30 3 77 25 121 23 47 56 72 61 72 2 0 3-1 3-4z"><text:p/></draw:path><draw:path draw:style-name="gr3" draw:text-style-name="P107" svg:width="0.315cm" svg:height="0.174cm" svg:x="4.423cm" svg:y="0.431cm" svg:viewBox="0 0 316 175" svg:d="M22 147c-1 7-3 16-3 17 0 8 5 11 11 11 5 0 12-3 14-11 1-1 6-19 8-29 3-12 5-23 9-35 2-8 4-16 6-25 1-7 5-18 5-20 6-11 26-46 63-46 17 0 21 14 21 26 0 10-3 21-6 32-4 16-7 30-10 45-4 10-6 20-9 30-1 8-4 21-4 22 0 8 5 11 11 11 12 0 14-10 17-22 6-22 20-78 23-94 1-4 22-50 64-50 17 0 21 13 21 26 0 22-17 66-24 87-4 9-5 13-5 21 0 19 14 32 31 32 36 0 51-56 51-59 0-5-4-5-5-5-3 0-3 1-5 8-6 20-19 47-40 47-6 0-9-3-9-12 0-10 4-20 7-27 8-21 23-64 23-86 0-24-15-41-44-41-28 0-48 17-63 37-1-5-2-18-12-27-10-8-23-10-32-10-35 0-53 24-60 33-2-22-19-33-35-33-19 0-26 15-29 22-8 13-12 36-12 37 0 4 3 4 4 4 4 0 5 0 7-9 7-28 14-45 28-45 6 0 12 2 12 17 0 8-1 13-6 32-8 30-15 60-23 89z"><text:p/></draw:path><draw:path draw:style-name="gr3" draw:text-style-name="P107" svg:width="0.236cm" svg:height="0.222cm" svg:x="4.891cm" svg:y="0.394cm" svg:viewBox="0 0 237 223" svg:d="M229 120c4-2 8-4 8-9 0-4-4-6-8-8-72-34-143-67-215-101-4-2-5-2-6-2-5 0-8 3-8 8 0 3 2 5 7 7 68 32 135 64 203 96-68 32-135 64-203 96-5 3-7 5-7 9s3 7 8 7c1 0 2 0 6-2 72-34 143-67 215-101z"><text:p/></draw:path><draw:path draw:style-name="gr3" draw:text-style-name="P107" svg:width="0.208cm" svg:height="0.174cm" svg:x="5.278cm" svg:y="0.431cm" svg:viewBox="0 0 209 175" svg:d="M23 147c-2 7-4 16-4 17 0 8 5 11 12 11 4 0 11-3 14-11 0-1 5-19 7-29 3-12 5-23 9-35 2-8 4-16 6-25 1-7 5-18 5-20 6-11 26-46 63-46 18 0 21 14 21 26 0 24-18 74-25 90-3 9-4 14-4 18 0 19 14 32 31 32 37 0 51-56 51-59 0-5-3-5-4-5-4 0-4 1-6 8-8 26-21 47-39 47-7 0-10-3-10-12 0-10 4-20 7-27 7-21 23-64 23-86 0-26-16-41-44-41-35 0-53 24-60 33-2-21-18-33-35-33-18 0-26 15-30 22-5 13-11 36-11 37 0 4 3 4 4 4 4 0 5 0 7-9 7-28 14-45 29-45 7 0 12 4 12 17 0 8-2 13-7 32-8 30-14 60-22 89z"><text:p/></draw:path><draw:path draw:style-name="gr3" draw:text-style-name="P107" svg:width="0.088cm" svg:height="0.385cm" svg:x="5.521cm" svg:y="0.313cm" svg:viewBox="0 0 89 386" svg:d="M89 193c0-30-4-77-25-120-23-48-56-73-61-73-2 0-3 1-3 3 0 1 0 3 7 9 38 39 60 100 60 181 0 66-14 134-63 182-4 5-4 6-4 7 0 2 1 4 3 4 5 0 39-26 62-76 20-41 24-84 24-117z"><text:p/></draw:path><draw:path draw:style-name="gr3" draw:text-style-name="P107" svg:width="0.342cm" svg:height="0.2cm" svg:x="5.777cm" svg:y="0.405cm" svg:viewBox="0 0 343 201" svg:d="M301 108c-20 16-31 32-35 37-17 27-20 51-20 52 0 4 5 4 8 4 7 0 7-1 8-7 9-39 32-71 76-88 4-3 5-4 5-6 0-3-2-3-3-4-17-7-64-26-78-90-1-5-1-6-8-6-3 0-8 0-8 4 0 2 4 26 20 51 8 12 19 25 35 37-95 0-191 0-287 0-7 0-14 0-14 8s7 8 14 8c96 0 192 0 287 0z"><text:p/></draw:path><draw:path draw:style-name="gr3" draw:text-style-name="P107" svg:width="0.088cm" svg:height="0.385cm" svg:x="6.289cm" svg:y="0.313cm" svg:viewBox="0 0 89 386" svg:d="M89 382c0-1 0-2-6-8-49-49-61-122-61-181 0-68 14-135 63-183 4-4 4-6 4-7 0-2-1-3-3-3-5 0-39 26-62 75-20 43-24 86-24 118 0 30 4 77 25 121 23 47 56 72 61 72 2 0 3-1 3-4z"><text:p/></draw:path><draw:path draw:style-name="gr3" draw:text-style-name="P107" svg:width="0.171cm" svg:height="0.268cm" svg:x="6.422cm" svg:y="0.334cm" svg:viewBox="0 0 172 269" svg:d="M172 14c0-12-1-14-14-14-48 0-96 0-145 0-6 0-13 0-13 8 0 7 7 9 13 9 48 0 96 0 143 0 0 36 0 73 0 110-46 0-91 0-137 0-7 0-13 0-13 7 0 8 6 8 13 8 46 0 91 0 137 0 0 37 0 74 0 111-47 0-95 0-143 0-6 0-13 0-13 8s7 8 13 8c49 0 97 0 145 0 13 0 14-2 14-15 0-80 0-159 0-240z"><text:p/></draw:path><draw:path draw:style-name="gr3" draw:text-style-name="P107" svg:width="0.264cm" svg:height="0.275cm" svg:x="6.629cm" svg:y="0.326cm" svg:viewBox="0 0 265 276" svg:d="M56 232c-15 26-31 31-48 32-5 0-8 0-8 8 0 2 2 4 6 4 9 0 22-1 33-1 12 0 26 1 38 1 2 0 8 0 8-7 0-5-4-5-7-5-9-1-17-3-17-13 0-4 2-9 4-14 10-17 20-33 30-50 32 0 65 0 96 0 2 8 7 61 7 65 0 11-20 12-27 12-6 0-10 0-10 8 0 4 4 4 5 4 17 0 33-1 49-1 9 0 34 1 44 1 2 0 6 0 6-7 0-5-3-5-9-5-24 0-24-2-25-13-8-80-15-162-23-242-1-8-1-9-8-9-6 0-7 2-10 7-45 74-89 150-134 225zM102 175c26-43 51-85 76-128 5 43 8 85 12 128-29 0-58 0-88 0z"><text:p/></draw:path><draw:path draw:style-name="gr3" draw:text-style-name="P107" svg:width="0.04cm" svg:height="0.165cm" svg:x="7.046cm" svg:y="0.436cm" svg:viewBox="0 0 41 166" svg:d="M41 20c0-11-9-20-20-20s-21 8-21 20c0 11 10 21 21 21s20-9 20-21zM41 145c0-11-9-20-20-20s-21 8-21 20c0 11 10 21 21 21s20-9 20-21z"><text:p/></draw:path><draw:path draw:style-name="gr3" draw:text-style-name="P107" svg:width="0.256cm" svg:height="0.089cm" svg:x="7.141cm" svg:y="0.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137cm" svg:height="0.385cm" svg:x="7.556cm" svg:y="0.313cm" svg:viewBox="0 0 138 386" svg:d="M81 51c0-16 10-40 52-42 2-1 5-2 5-5 0-4-4-4-8-4-39 0-74 20-75 48 0 30 0 59 0 88 0 15 0 28-15 40-14 11-28 12-37 12-2 1-3 2-3 5 0 4 2 4 6 4 26 2 45 15 48 34 1 5 1 6 1 20 0 25 0 51 0 76 0 16 0 28 19 43 15 12 40 16 56 16 4 0 8 0 8-4 0-5-4-5-7-5-24-1-43-14-48-33-2-4-2-4-2-18 0-28 0-55 0-82 0-17-3-24-15-36-8-8-20-12-30-15 31-9 45-27 45-49 0-31 0-63 0-93z"><text:p/></draw:path><draw:path draw:style-name="gr3" draw:text-style-name="P107" svg:width="0.176cm" svg:height="0.174cm" svg:x="7.736cm" svg:y="0.431cm" svg:viewBox="0 0 177 175" svg:d="M129 24c-7-14-18-24-35-24-46 0-94 56-94 113 0 37 22 62 52 62 7 0 27-2 50-29 4 16 17 29 36 29 13 0 22-9 28-21 7-14 11-37 11-38 0-5-3-5-4-5-4 0-5 2-6 8-6 24-13 47-29 47-10 0-11-10-11-17 0-9 1-13 4-29 4-17 5-20 9-35 4-18 10-37 14-54 2-10 2-11 2-13 0-7-4-10-11-10-9 0-15 9-16 16zM103 124c-1 8-1 8-7 15-17 22-32 27-43 27-20 0-25-21-25-36 0-19 12-67 22-85 11-22 28-36 44-36 25 0 30 31 30 34 0 2-1 4-1 5-6 26-13 51-20 76z"><text:p/></draw:path><draw:path draw:style-name="gr3" draw:text-style-name="P107" svg:width="0.097cm" svg:height="0.178cm" svg:x="7.955cm" svg:y="0.481cm" svg:viewBox="0 0 98 179" svg:d="M61 7c0-7 0-7-8-7-18 17-42 17-53 17 0 3 0 6 0 9 7 0 24 0 39-7 0 46 0 92 0 138 0 9 0 12-27 12-3 0-6 0-10 0 0 4 0 7 0 10 5-1 38-1 48-1 8 0 42 0 48 1 0-3 0-6 0-10-3 0-7 0-10 0-27 0-27-3-27-12 0-50 0-100 0-150z"><text:p/></draw:path><draw:path draw:style-name="gr3" draw:text-style-name="P107" svg:width="0.044cm" svg:height="0.115cm" svg:x="8.132cm" svg:y="0.56cm" svg:viewBox="0 0 45 116" svg:d="M45 41c0-26-10-41-24-41-13 0-21 10-21 20 0 11 8 21 21 21 4 0 9-1 13-6 1 0 1-1 2-1 0 2 0 1 0 7 0 28-13 51-26 64-4 4-4 5-4 6 0 2 2 5 4 5 4 0 35-30 35-75z"><text:p/></draw:path><draw:path draw:style-name="gr3" draw:text-style-name="P107" svg:width="0.176cm" svg:height="0.174cm" svg:x="8.286cm" svg:y="0.431cm" svg:viewBox="0 0 177 175" svg:d="M129 24c-7-14-19-24-35-24-47 0-94 56-94 113 0 37 21 62 52 62 7 0 26-2 49-29 4 16 17 29 35 29 15 0 24-9 29-21 7-14 12-37 12-38 0-5-3-5-4-5-5 0-5 2-6 8-6 24-14 47-29 47-10 0-13-10-13-17 0-9 2-13 6-29 4-17 5-20 9-35 4-18 9-37 13-54 3-10 3-11 3-13 0-7-4-10-11-10-10 0-15 9-16 16zM103 124c-2 8-2 8-7 15-17 22-33 27-44 27-19 0-24-21-24-36 0-19 12-67 20-85 13-22 30-36 46-36 25 0 30 31 30 34 0 2-1 4-1 5-6 26-13 51-20 76z"><text:p/></draw:path><draw:path draw:style-name="gr3" draw:text-style-name="P107" svg:width="0.119cm" svg:height="0.178cm" svg:x="8.491cm" svg:y="0.481cm" svg:viewBox="0 0 120 179" svg:d="M120 130c-3 0-7 0-10 0 0 5-3 22-7 24-2 2-23 2-26 2-16 0-34 0-51 0 29-25 39-33 55-45 20-16 39-33 39-59 0-32-29-52-64-52-33 0-56 23-56 48 0 14 12 15 14 15 7 0 15-5 15-15 0-4-3-14-16-14 8-19 27-25 40-25 26 0 41 22 41 43 0 24-17 43-26 53-22 20-43 42-65 63-3 3-3 4-3 11 37 0 74 0 111 0 3-16 6-33 9-49z"><text:p/></draw:path><draw:path draw:style-name="gr3" draw:text-style-name="P107" svg:width="0.045cm" svg:height="0.115cm" svg:x="8.68cm" svg:y="0.56cm" svg:viewBox="0 0 46 116" svg:d="M46 41c0-26-10-41-25-41-12 0-21 10-21 20 0 11 9 21 21 21 4 0 10-1 13-6 1 0 1-1 2-1s1 1 1 7c0 28-13 51-26 64-4 4-4 5-4 6 0 2 2 5 4 5 3 0 35-30 35-75z"><text:p/></draw:path><draw:path draw:style-name="gr3" draw:text-style-name="P107" svg:width="0.04cm" svg:height="0.04cm" svg:x="8.853cm" svg:y="0.56cm" svg:viewBox="0 0 41 41" svg:d="M41 20c0-11-10-20-21-20s-20 8-20 20c0 11 9 21 20 21s21-9 21-21z"><text:p/></draw:path><draw:path draw:style-name="gr3" draw:text-style-name="P107" svg:width="0.041cm" svg:height="0.04cm" svg:x="8.96cm" svg:y="0.56cm" svg:viewBox="0 0 42 41" svg:d="M42 20c0-11-10-20-21-20s-21 8-21 20c0 11 10 21 21 21s21-9 21-21z"><text:p/></draw:path><draw:path draw:style-name="gr3" draw:text-style-name="P107" svg:width="0.04cm" svg:height="0.04cm" svg:x="9.067cm" svg:y="0.56cm" svg:viewBox="0 0 41 41" svg:d="M41 20c0-11-9-20-20-20-12 0-21 8-21 20 0 11 9 21 21 21 11 0 20-9 20-21z"><text:p/></draw:path><draw:path draw:style-name="gr3" draw:text-style-name="P107" svg:width="0.044cm" svg:height="0.115cm" svg:x="9.175cm" svg:y="0.56cm" svg:viewBox="0 0 45 116" svg:d="M45 41c0-26-10-41-25-41-12 0-20 10-20 20 0 11 8 21 20 21 4 0 10-1 13-6 2 0 1-1 2-1s1 1 1 7c0 28-13 51-26 64-4 4-4 5-4 6 0 2 2 5 4 5 4 0 35-30 35-75z"><text:p/></draw:path><draw:path draw:style-name="gr3" draw:text-style-name="P107" svg:width="0.176cm" svg:height="0.174cm" svg:x="9.329cm" svg:y="0.431cm" svg:viewBox="0 0 177 175" svg:d="M129 24c-8-14-19-24-37-24-45 0-92 56-92 113 0 37 21 62 51 62 7 0 27-2 50-29 4 16 17 29 35 29 14 0 22-9 29-21 7-14 12-37 12-38 0-5-4-5-5-5-4 0-5 2-6 8-6 24-13 47-28 47-11 0-13-10-13-17 0-9 2-13 6-29 4-17 4-20 8-35 4-18 10-37 14-54 3-10 3-11 3-13 0-7-5-10-12-10-9 0-14 9-15 16zM103 124c-2 8-2 8-7 15-18 22-33 27-44 27-20 0-24-21-24-36 0-19 12-67 20-85 13-22 30-36 46-36 24 0 29 31 29 34 0 2 0 4-1 5-6 26-12 51-19 76z"><text:p/></draw:path><draw:path draw:style-name="gr3" draw:text-style-name="P107" svg:width="0.164cm" svg:height="0.121cm" svg:x="9.531cm" svg:y="0.539cm" svg:viewBox="0 0 165 122" svg:d="M20 102c-1 4-1 8-2 11 0 7 4 9 8 9 6 0 10-3 11-5 2-3 4-11 5-18 1-4 4-16 6-24 2-6 4-11 5-18 3-11 3-13 11-24s21-25 41-25c15 0 16 14 16 18 0 17-12 47-16 59-4 7-5 10-5 14 0 14 12 23 27 23 26 0 38-37 38-41s-3-4-4-4c-4 0-4 2-5 6-6 20-18 31-29 31-6 0-7-3-7-8 0-7 2-10 7-22 3-9 14-38 14-53 0-25-21-31-35-31-22 0-38 14-47 25-1-18-17-25-28-25s-18 9-21 15c-7 10-10 26-10 27 0 3 3 3 4 3 4 0 5-1 6-8 4-16 10-29 20-29 7 0 9 6 9 13 0 5-2 15-4 23-2 7-5 18-6 24-4 11-6 23-9 34z"><text:p/></draw:path><draw:path draw:style-name="gr3" draw:text-style-name="P107" svg:width="0.193cm" svg:height="0.222cm" svg:x="9.867cm" svg:y="0.394cm" svg:viewBox="0 0 194 223" svg:d="M180 119c7 0 14 0 14-8s-7-8-14-8c-55 0-108 0-163 0 4-51 48-88 103-88 20 0 41 0 60 0 7 0 14 0 14-7 0-8-7-8-14-8-20 0-40 0-61 0-66 0-119 50-119 111 0 62 53 112 119 112 21 0 41 0 61 0 7 0 14 0 14-7 0-8-7-8-14-8-19 0-40 0-60 0-55 0-99-37-103-89 55 0 108 0 163 0z"><text:p/></draw:path><draw:path draw:style-name="gr3" draw:text-style-name="P107" svg:width="0.261cm" svg:height="0.271cm" svg:x="10.21cm" svg:y="0.338cm" svg:viewBox="0 0 262 272" svg:d="M33 34c0 63 0 126 0 188 0 21-2 28-22 29-4 0-11 0-11 7 0 6 6 6 13 6 20 0 40 0 60 0 7 0 13 0 13-6 0-7-7-7-12-7-21-1-24-9-24-29 0-59 0-117 0-177 56 74 111 146 167 220 3 6 5 7 7 7 7 0 7-7 7-13 0-73 0-146 0-218 0-22 4-28 22-28 2 0 9 0 9-6 0-7-6-7-13-7-19 0-38 0-56 0-7 0-14 0-14 7 0 6 7 6 11 6 22 0 26 8 26 29 0 41 0 80 0 121-40-53-78-105-118-157-3-6-4-6-13-6-22 0-45 0-67 0-8 0-14 0-14 7 0 5 6 6 8 6 11 1 19 8 22 12-1 4-1 4-1 9zM218 244c-56-73-112-148-168-222-4-4-4-5-8-9 15 0 31 0 46 0 43 59 87 118 130 176 0 18 0 37 0 55z"><text:p/></draw:path><draw:path draw:style-name="gr3" draw:text-style-name="P107" svg:width="0.137cm" svg:height="0.385cm" svg:x="10.507cm" svg:y="0.313cm" svg:viewBox="0 0 138 386" svg:d="M56 335c0 15-10 40-53 42-1 0-3 3-3 5 0 4 4 4 8 4 37 0 73-18 73-48s0-60 0-88c0-16 0-28 16-41 14-11 28-12 37-12 2 0 4-2 4-4 0-4-3-4-7-5-25-1-44-15-48-34-2-4-2-4-2-19 0-25 0-50 0-76 0-16 0-28-18-44-16-12-42-15-55-15-4 0-8 0-8 4s2 4 7 5c24 1 43 13 48 33 1 3 1 4 1 19 0 26 0 53 0 80 0 17 3 24 16 37 7 8 18 11 29 15-32 8-45 26-45 49 0 31 0 62 0 93z"><text:p/></draw:path><draw:path draw:style-name="gr3" draw:text-style-name="P107" svg:width="0.04cm" svg:height="0.04cm" svg:x="10.707cm" svg:y="0.56cm" svg:viewBox="0 0 41 41" svg:d="M41 20c0-11-10-20-21-20-12 0-20 8-20 20 0 11 8 21 20 21 11 0 21-9 21-21z"><text:p/></draw:path><draw:path draw:style-name="gr3" draw:text-style-name="P107" svg:width="0.089cm" svg:height="0.385cm" svg:x="10.819cm" svg:y="0.313cm" svg:viewBox="0 0 90 386" svg:d="M90 382c0-1 0-2-6-8-49-49-62-122-62-181 0-68 15-135 63-183 5-4 5-6 5-7 0-2-2-3-4-3-3 0-39 26-62 75-20 43-24 86-24 118 0 30 4 77 25 121 23 47 58 72 61 72 2 0 4-1 4-4z"><text:p/></draw:path><draw:path draw:style-name="gr3" draw:text-style-name="P107" svg:width="0.214cm" svg:height="0.276cm" svg:x="10.931cm" svg:y="0.334cm" svg:viewBox="0 0 215 277" svg:d="M213 15c2-4 2-5 2-7 0-4-4-8-8-8-5 0-7 6-9 10-11 29-21 56-32 85-39 0-78 0-118 0-11-29-20-56-31-85-3-6-5-10-9-10-5 0-8 4-8 8 0 1 0 2 2 7 32 85 65 169 97 254 1 5 3 8 9 8 5 0 6-4 8-8 33-85 64-169 97-254zM55 110c35 0 69 0 105 0-18 46-35 91-52 138-18-47-35-92-53-138z"><text:p/></draw:path><draw:path draw:style-name="gr3" draw:text-style-name="P107" svg:width="0.118cm" svg:height="0.246cm" svg:x="11.154cm" svg:y="0.36cm" svg:viewBox="0 0 119 247" svg:d="M72 88c12 0 24 0 36 0 8 0 11 0 11-8 0-4-3-4-11-4-11 0-23 0-34 0 14-55 16-63 16-65 0-7-4-11-11-11-1 0-12 1-16 14-5 21-10 41-15 62-12 0-24 0-36 0-8 0-12 0-12 7 0 5 3 5 11 5 11 0 23 0 34 0-27 109-30 116-30 123 0 21 16 36 37 36 38 0 60-57 60-60 0-4-2-4-4-4-3 0-3 1-6 5-16 41-37 50-50 50-8 0-12-5-12-18 0-9 1-12 3-19 10-37 19-76 29-113z"><text:p/></draw:path><draw:path draw:style-name="gr3" draw:text-style-name="P107" svg:width="0.044cm" svg:height="0.115cm" svg:x="11.318cm" svg:y="0.56cm" svg:viewBox="0 0 45 116" svg:d="M45 41c0-26-9-41-24-41-13 0-21 10-21 20 0 11 8 21 21 21 4 0 10-1 13-6 1 0 1-1 2-1 0 2 1 1 1 7 0 28-14 51-26 64-4 4-4 5-4 6 0 2 2 5 3 5 4 0 35-30 35-75z"><text:p/></draw:path><draw:path draw:style-name="gr3" draw:text-style-name="P107" svg:width="0.316cm" svg:height="0.174cm" svg:x="11.468cm" svg:y="0.431cm" svg:viewBox="0 0 317 175" svg:d="M23 147c-1 7-3 16-3 17 0 8 5 11 11 11 4 0 12-3 14-11 1-1 6-19 8-29 3-12 5-23 9-35 2-8 4-16 6-25 1-7 5-18 5-20 5-11 26-46 62-46 18 0 21 14 21 26 0 10-2 21-5 32-4 16-8 30-11 45-2 10-6 20-8 30-1 8-4 21-4 22 0 8 5 11 11 11 12 0 14-10 17-22 6-22 20-78 23-94 1-4 21-50 64-50 17 0 21 13 21 26 0 22-16 66-24 87-3 9-6 13-6 21 0 19 15 32 32 32 37 0 51-56 51-59 0-5-3-5-5-5-3 0-3 1-5 8-7 20-19 47-40 47-6 0-10-3-10-12 0-10 5-20 8-27 7-21 23-64 23-86 0-24-15-41-44-41s-48 17-62 37c-2-5-3-18-14-27-8-8-22-10-32-10-34 0-52 24-59 33-2-22-19-33-36-33-18 0-26 15-29 22-6 13-12 36-12 37 0 4 4 4 6 4 3 0 4 0 6-9 7-28 14-45 28-45 6 0 12 2 12 17 0 8-1 13-6 32-7 30-15 60-23 89z"><text:p/></draw:path><draw:path draw:style-name="gr3" draw:text-style-name="P107" svg:width="0.192cm" svg:height="0.222cm" svg:x="11.936cm" svg:y="0.394cm" svg:viewBox="0 0 193 223" svg:d="M179 119c7 0 14 0 14-8s-7-8-14-8c-55 0-109 0-164 0 5-51 50-88 104-88 20 0 41 0 60 0 7 0 14 0 14-7 0-8-7-8-14-8-21 0-40 0-61 0-66 0-118 50-118 111 0 62 52 112 118 112 21 0 40 0 61 0 7 0 14 0 14-7 0-8-7-8-14-8-19 0-40 0-60 0-54 0-99-37-104-89 55 0 109 0 164 0z"><text:p/></draw:path><draw:path draw:style-name="gr3" draw:text-style-name="P107" svg:width="0.261cm" svg:height="0.271cm" svg:x="12.278cm" svg:y="0.338cm" svg:viewBox="0 0 262 272" svg:d="M34 34c0 63 0 126 0 188 0 21-3 28-23 29-4 0-11 0-11 7 0 6 7 6 13 6 20 0 41 0 61 0 6 0 12 0 12-6 0-7-7-7-11-7-22-1-25-9-25-29 0-59 0-117 0-177 56 74 111 146 167 220 3 6 5 7 9 7 6 0 6-7 6-13 0-73 0-146 0-218 0-22 3-28 21-28 2 0 9 0 9-6 0-7-6-7-13-7-19 0-38 0-56 0-7 0-14 0-14 7 0 6 7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107" svg:width="0.041cm" svg:height="0.04cm" svg:x="12.581cm" svg:y="0.56cm" svg:viewBox="0 0 42 41" svg:d="M42 20c0-11-10-20-21-20s-21 8-21 20c0 11 10 21 21 21s21-9 21-21z"><text:p/></draw:path><draw:path draw:style-name="gr3" draw:text-style-name="P107" svg:width="0.176cm" svg:height="0.174cm" svg:x="12.671cm" svg:y="0.431cm" svg:viewBox="0 0 177 175" svg:d="M129 24c-7-14-19-24-37-24-45 0-92 56-92 113 0 37 21 62 52 62 7 0 26-2 49-29 4 16 17 29 35 29 15 0 24-9 29-21 7-14 12-37 12-38 0-5-3-5-4-5-5 0-5 2-6 8-6 24-14 47-29 47-11 0-13-10-13-17 0-9 2-13 6-29 4-17 5-20 9-35 4-18 9-37 13-54 3-10 3-11 3-13 0-7-4-10-11-10-10 0-15 9-16 16zM103 124c-2 8-2 8-7 15-18 22-33 27-44 27-19 0-24-21-24-36 0-19 12-67 20-85 13-22 30-36 46-36 25 0 30 31 30 34 0 2-1 4-1 5-6 26-13 51-20 76z"><text:p/></draw:path><draw:path draw:style-name="gr3" draw:text-style-name="P107" svg:width="0.09cm" svg:height="0.171cm" svg:x="12.871cm" svg:y="0.491cm" svg:viewBox="0 0 91 172" svg:d="M55 63c9 0 19 0 28 0 5 0 8 0 8-7 0-3-3-3-7-3-9 0-18 0-27 0 4-13 7-28 10-41 1-1 1-2 1-3 0-5-3-9-9-9s-11 4-13 12c-2 7 2-6-10 41-8 0-18 0-27 0-6 0-9 0-9 5s3 5 8 5c9 0 17 0 26 0-5 21-11 43-16 64-1 6-5 16-5 19 0 16 15 26 30 26 30 0 47-38 47-41 0-4-3-3-4-4-3 0-5 1-7 5-6 17-21 32-36 32-6 0-9-3-9-13 0-2 1-8 1-11 7-26 13-52 20-77z"><text:p/></draw:path><draw:path draw:style-name="gr3" draw:text-style-name="P107" svg:width="0.192cm" svg:height="0.359cm" svg:x="13.157cm" svg:y="0.326cm" svg:viewBox="0 0 193 360" svg:d="M189 14c4-4 4-5 4-6 0-4-3-8-8-8s-6 2-9 8c-57 112-115 224-173 336-3 6-3 7-3 8 0 3 2 8 8 8 4 0 5-2 7-8 59-113 116-225 174-338z"><text:p/></draw:path><draw:path draw:style-name="gr3" draw:text-style-name="P107" svg:width="0.255cm" svg:height="0.089cm" svg:x="13.125cm" svg:y="0.4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107" svg:width="0.176cm" svg:height="0.174cm" svg:x="13.527cm" svg:y="0.431cm" svg:viewBox="0 0 177 175" svg:d="M129 24c-7-14-19-24-35-24-47 0-94 56-94 113 0 37 21 62 52 62 7 0 26-2 49-29 4 16 17 29 35 29 15 0 24-9 29-21 7-14 12-37 12-38 0-5-3-5-4-5-5 0-5 2-6 8-6 24-14 47-29 47-11 0-13-10-13-17 0-9 2-13 6-29 4-17 5-20 9-35 4-18 9-37 13-54 3-10 3-11 3-13 0-7-4-10-11-10-10 0-15 9-16 16zM103 124c-2 8-2 8-7 15-17 22-33 27-44 27-19 0-24-21-24-36 0-19 12-67 20-85 13-22 30-36 46-36 25 0 30 31 30 34 0 2-1 4-1 5-6 26-13 51-20 76z"><text:p/></draw:path><draw:path draw:style-name="gr3" draw:text-style-name="P107" svg:width="0.248cm" svg:height="0.121cm" svg:x="13.728cm" svg:y="0.539cm" svg:viewBox="0 0 249 122" svg:d="M105 98c-2 5-4 14-4 15 0 7 5 9 9 9 6 0 10-3 11-5 1-3 3-11 4-18 3-4 5-16 7-24 1-6 3-11 4-18 4-12 4-12 8-21 9-13 23-28 44-28 16 0 16 13 16 18 0 17-11 47-16 59-3 7-4 10-4 14 0 14 12 23 26 23 27 0 39-37 39-41s-4-4-5-4c-3 0-4 2-5 6-6 20-18 31-29 31-5 0-6-3-6-8 0-7 1-10 6-22 3-9 14-38 14-53 0-5 0-16-9-23-5-4-14-8-26-8-24 0-39 17-48 28-2-24-21-28-35-28-22 0-38 14-45 25-3-18-18-25-30-25-11 0-18 9-21 15-6 10-10 26-10 27 0 3 3 2 4 3 5 0 5-1 7-8 3-16 9-29 20-29 6 0 9 6 9 13 0 5-3 15-5 23-2 7-4 18-6 24-3 11-6 23-8 34-1 4-2 8-3 11 0 7 5 9 8 9 6 0 10-3 11-5 2-3 4-11 6-18 1-4 3-16 5-24 2-6 4-11 5-18 3-11 3-13 11-24s21-25 41-25c16 0 16 14 16 18 0 8-1 11-4 26-5 15-8 31-12 46z"><text:p/></draw:path><draw:path draw:style-name="gr3" draw:text-style-name="P107" svg:width="0.088cm" svg:height="0.385cm" svg:x="14.032cm" svg:y="0.313cm" svg:viewBox="0 0 89 386" svg:d="M89 193c0-30-4-77-25-120-23-48-56-73-61-73-2 0-3 1-3 3 0 1 0 3 7 9 38 39 60 100 60 181 0 66-14 134-63 182-4 5-4 6-4 7 0 2 1 4 3 4 5 0 39-26 62-76 20-41 24-84 24-117z"><text:p/></draw:path><draw:path draw:style-name="gr3" draw:text-style-name="P107" svg:width="0.342cm" svg:height="0.2cm" svg:x="14.288cm" svg:y="0.405cm" svg:viewBox="0 0 343 201" svg:d="M301 108c-20 16-31 32-35 37-17 27-20 51-20 52 0 4 5 4 8 4 7 0 7-1 8-7 9-39 32-71 76-88 4-3 5-4 5-6 0-3-2-3-3-4-17-7-64-26-78-90-1-5-1-6-8-6-3 0-8 0-8 4 0 2 4 26 20 51 8 12 19 25 35 37-95 0-191 0-287 0-7 0-14 0-14 8s7 8 14 8c96 0 192 0 287 0z"><text:p/></draw:path><draw:path draw:style-name="gr3" draw:text-style-name="P107" svg:width="0.165cm" svg:height="0.121cm" svg:x="14.957cm" svg:y="0cm" svg:viewBox="0 0 166 122" svg:d="M21 102c-1 4-3 10-3 11 0 6 5 9 10 9 4 0 7-4 9-6 3-4 5-11 6-17 1-5 4-18 5-24 3-6 4-12 5-18 3-11 4-13 12-25 8-10 20-24 41-24 15 0 15 13 15 18 0 17-11 47-15 58-4 7-5 10-5 15 0 14 12 23 26 23 27 0 39-37 39-42 0-3-3-2-4-3-5 0-5 1-6 4-6 22-17 33-28 33-6 0-7-4-7-9 0-6 1-10 6-22 3-8 15-37 15-52 0-27-21-31-35-31-23 0-39 14-46 24-3-18-18-24-29-24-12 0-19 9-22 14-6 10-10 26-10 28 0 3 4 3 6 3 3 0 3-1 5-9 4-15 9-28 20-28 6 0 9 5 9 13 0 5-3 14-5 22-2 7-4 19-5 24-4 12-6 23-9 35z"><text:p/></draw:path><draw:path draw:style-name="gr3" draw:text-style-name="P107" svg:width="0.513cm" svg:height="0.538cm" svg:x="14.783cm" svg:y="0.236cm" svg:viewBox="0 0 514 539" svg:d="M468 539c15-40 30-81 46-122-4 0-6 0-9 0-15 40-56 66-101 78-8 1-46 11-120 11-78 0-155 0-233 0 66-77 131-154 197-230 2-3 3-4 3-6-1-3 0-1-2-6-61-82-120-164-181-246 71 0 141 0 211 0 52 0 87 5 92 6 21 4 54 10 84 29 10 6 37 24 50 55 3 0 5 0 9 0-16-36-31-72-46-108-153 0-305 0-458 0-9 0-9 0-10 2 0 1 0 9 0 13 68 94 135 186 204 280-68 78-134 156-201 234-3 4-2 4-3 6 0 4 3 4 10 4 153 0 305 0 458 0z"><text:p/></draw:path><draw:path draw:style-name="gr3" draw:text-style-name="P107" svg:width="0.08cm" svg:height="0.182cm" svg:x="14.803cm" svg:y="0.877cm" svg:viewBox="0 0 81 183" svg:d="M75 11c0-4-3-11-11-11s-16 8-16 15c0 5 4 10 11 10 8 0 16-7 16-14zM20 147c-1 5-3 7-3 13 0 12 11 23 26 23 26 0 38-38 38-42 0-3-3-3-4-3-3 0-3 1-4 4-7 22-19 33-30 33-4 0-7-4-7-10 0-7 3-11 5-18 3-6 5-14 9-20 2-7 12-32 13-36 1-2 2-5 2-7 0-14-11-23-26-23-27 0-39 36-39 40 0 5 3 5 4 5 4 0 4-3 5-5 8-24 19-33 30-33 3 0 6 2 6 9s-2 11-9 28c-5 14-11 28-16 42z"><text:p/></draw:path><draw:path draw:style-name="gr3" draw:text-style-name="P107" svg:width="0.198cm" svg:height="0.072cm" svg:x="14.919cm" svg:y="0.953cm" svg:viewBox="0 0 199 73" svg:d="M188 13c5 0 11 0 11-7 0-6-6-6-10-6-59 0-120 0-179 0-3 0-10 0-10 6 0 7 6 7 10 7 59 0 119 0 178 0zM189 73c4 0 10 0 10-7s-6-7-11-7c-59 0-119 0-178 0-4 0-10 0-10 7s7 7 10 7c59 0 120 0 179 0z"><text:p/></draw:path><draw:path draw:style-name="gr3" draw:text-style-name="P107" svg:width="0.124cm" svg:height="0.184cm" svg:x="15.151cm" svg:y="0.877cm" svg:viewBox="0 0 125 185" svg:d="M125 94c0-30-3-52-15-71-9-12-25-23-47-23-63 0-63 74-63 94 0 18 0 91 63 91 62 0 62-73 62-91zM63 177c-12 0-29-8-34-30-5-15-5-37-5-57s0-40 5-56c5-21 23-26 34-26 14 0 28 9 34 24 4 14 4 34 4 58 0 20 0 40-3 56-6 26-24 31-35 31z"><text:p/></draw:path><draw:path draw:style-name="gr3" draw:text-style-name="P107" svg:width="0.127cm" svg:height="0.257cm" svg:x="15.577cm" svg:y="0.084cm" svg:viewBox="0 0 128 258" svg:d="M79 10c0-9 0-10-9-10-24 24-58 24-70 24 0 5 0 8 0 12 8 0 31 0 51-10 0 68 0 134 0 201 0 14-1 18-37 18-4 0-7 0-12 0 0 4 0 8 0 13 13-2 48-2 63-2s49 0 63 2c0-5 0-9 0-13-5 0-8 0-12 0-36 0-37-4-37-18 0-73 0-144 0-217z"><text:p/></draw:path><draw:path draw:style-name="gr3" draw:text-style-name="P107" svg:width="0.418cm" svg:height="0.014cm" svg:x="15.43cm" svg:y="0.497cm" svg:viewBox="0 0 419 15" svg:d="M0 0c140 0 279 0 419 0 0 6 0 10 0 15-140 0-279 0-419 0 0-5 0-9 0-15z"><text:p/></draw:path><draw:path draw:style-name="gr3" draw:text-style-name="P107" svg:width="0.264cm" svg:height="0.276cm" svg:x="15.444cm" svg:y="0.589cm" svg:viewBox="0 0 265 277" svg:d="M55 232c-15 27-31 32-47 33-5 0-8 0-8 8 0 2 1 4 4 4 11 0 22-1 33-1 14 0 27 1 39 1 3 0 8 0 8-7 0-5-4-5-6-5-10-1-19-4-19-13 0-5 3-9 6-14 10-17 20-33 30-50 32 0 65 0 96 0 2 8 6 61 6 64 0 12-20 13-28 13-5 0-8 0-8 8 0 4 4 4 5 4 16 0 32-1 49-1 8 0 33 1 42 1 3 0 8 0 8-7 0-5-4-5-9-5-24 0-24-3-25-14-8-80-16-161-24-241 0-8 0-10-7-10-6 0-7 3-11 7-45 74-89 150-134 225zM101 176c26-43 52-85 77-128 5 43 8 85 12 128-29 0-59 0-89 0z"><text:p/></draw:path><draw:path draw:style-name="gr3" draw:text-style-name="P107" svg:width="0.082cm" svg:height="0.181cm" svg:x="15.733cm" svg:y="0.745cm" svg:viewBox="0 0 83 182" svg:d="M75 10c0-4-2-10-10-10s-15 7-15 14c0 5 3 10 11 10 7 0 14-7 14-14zM20 147c-1 4-2 7-2 11 0 14 11 24 25 24 27 0 40-38 40-42s-4-4-5-4c-3 0-4 3-5 5-6 22-18 33-29 33-5 0-7-3-7-10 0-6 3-11 5-17 2-7 5-15 9-22 2-6 12-30 13-34 1-3 1-6 1-8 0-14-10-24-25-24-27 0-40 37-40 42 0 4 4 4 6 4 3 0 3-2 4-5 7-23 19-33 29-33 4 0 6 2 6 10 0 6-1 10-8 26-5 15-12 30-17 44z"><text:p/></draw:path><draw:path draw:style-name="gr3" draw:text-style-name="P107" svg:width="0.256cm" svg:height="0.089cm" svg:x="16.024cm" svg:y="0.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08cm" svg:height="0.174cm" svg:x="16.522cm" svg:y="0.17cm" svg:viewBox="0 0 209 175" svg:d="M22 149c-1 5-3 14-3 16 0 7 5 10 11 10 5 0 12-2 14-10 1-1 6-20 8-29 3-12 5-23 9-35 2-9 4-16 6-25 1-7 5-19 5-20 6-12 26-47 63-47 18 0 21 14 21 27 0 25-20 73-25 91-3 8-4 13-4 17 0 18 14 31 31 31 37 0 51-56 51-59 0-4-3-4-4-4-5 0-5 1-6 7-8 26-21 48-39 48-7 0-10-4-10-13 0-10 4-19 7-27 7-20 23-63 23-85 0-25-16-42-44-42-35 0-53 25-60 34-2-22-18-34-35-34-19 0-26 15-30 22-5 13-11 36-11 39s3 3 4 3c4 0 5 0 7-9 7-27 14-46 29-46 7 0 11 5 11 17 0 9-1 14-6 33-8 30-15 60-23 90z"><text:p/></draw:path><draw:path draw:style-name="gr3" draw:text-style-name="P107" svg:width="0.338cm" svg:height="0.014cm" svg:x="16.457cm" svg:y="0.497cm" svg:viewBox="0 0 339 15" svg:d="M0 0c113 0 226 0 339 0 0 6 0 10 0 15-113 0-226 0-339 0 0-5 0-9 0-15z"><text:p/></draw:path><draw:path draw:style-name="gr3" draw:text-style-name="P107" svg:width="0.316cm" svg:height="0.174cm" svg:x="16.468cm" svg:y="0.696cm" svg:viewBox="0 0 317 175" svg:d="M23 147c-1 6-4 15-4 17 0 7 5 11 12 11 4 0 11-3 14-11 0-1 5-19 7-29 3-12 5-23 9-35 2-8 4-16 6-25 1-7 5-18 6-20 5-12 26-47 62-47 18 0 21 14 21 27 0 10-3 21-5 32-4 16-8 30-11 45-2 10-6 19-8 29-2 8-5 21-5 23 0 7 5 11 11 11 12 0 14-10 17-22 6-22 20-78 23-94 1-5 22-51 64-51 17 0 21 13 21 27 0 22-17 66-24 87-4 9-5 13-5 21 0 18 14 32 32 32 37 0 51-57 51-59 0-5-3-5-5-5-4 0-4 1-6 7-6 21-18 48-40 48-6 0-9-4-9-13s4-19 7-28c8-19 24-62 24-84 0-26-16-41-45-41-30 0-48 17-63 37 0-5-1-18-12-27-10-9-22-10-32-10-35 0-53 24-60 33-2-22-18-33-35-33-18 0-26 14-29 22-8 13-12 36-12 37 0 4 3 4 4 4 5 0 5 0 7-9 7-28 14-46 29-46 5 0 12 3 12 17 0 9-1 14-7 33-8 30-14 60-22 89z"><text:p/></draw:path><draw:path draw:style-name="gr3" draw:text-style-name="P107" svg:width="0.089cm" svg:height="0.385cm" svg:x="16.864cm" svg:y="0.313cm" svg:viewBox="0 0 90 386" svg:d="M90 193c0-30-4-77-25-120-23-48-57-73-61-73-2 0-4 1-4 3 0 1 0 3 8 9 38 39 60 100 60 181 0 66-14 134-62 182-6 5-6 6-6 7 0 2 2 4 4 4 4 0 39-26 62-76 20-41 24-84 24-117z"><text:p/></draw:path></draw:g></text:p>
        </text:list-item>
        <text:list-item>
          <text:p text:style-name="P79">נסמן את הטענה האחרונה בגרירה ב־<draw:g text:anchor-type="as-char" svg:y="-0.288cm" draw:z-index="46" draw:name="Shape108" draw:style-name="gr1"><svg:title>TexMaths</svg:title><svg:desc>11§display§P(n)§svg§600§FALSE§</svg:desc><draw:path draw:style-name="gr2" draw:text-style-name="P106" svg:width="0.753cm" svg:height="0.345cm" svg:x="0.006cm" svg:y="0.018cm" svg:viewBox="0 0 754 346" svg:d="M378 346c-126 0-252 0-378 0 0-116 0-230 0-346 252 0 503 0 754 0 0 116 0 230 0 346-125 0-250 0-376 0z"><text:p/></draw:path><draw:path draw:style-name="gr3" draw:text-style-name="P107" svg:width="0.275cm" svg:height="0.261cm" svg:x="0.001cm" svg:y="0.025cm" svg:viewBox="0 0 276 262" svg:d="M102 141c22 0 43 0 65 0 55 0 109-40 109-83 0-29-25-58-76-58-42 0-83 0-125 0-8 0-12 0-12 7 0 5 4 5 12 5 4 0 12 0 16 0 6 1 8 2 8 7 0 1 0 2-1 7-18 69-34 138-52 206-4 15-4 18-35 18-7 0-11 0-11 8 0 4 4 4 7 4 9 0 37-1 48-1 8 0 16 0 25 0 8 0 17 1 24 1 4 0 8 0 8-8 0-4-3-4-10-4-14 0-25 0-25-7 0-2 0-4 1-6 8-32 17-64 24-96zM130 26c3-13 4-14 21-14 12 0 24 0 36 0 33 0 53 10 53 36 0 16-8 49-23 63-19 17-42 20-60 20s-36 0-54 0c9-35 18-69 27-105z"><text:p/></draw:path><draw:path draw:style-name="gr3" draw:text-style-name="P107" svg:width="0.088cm" svg:height="0.384cm" svg:x="0.326cm" svg:y="0cm" svg:viewBox="0 0 89 385" svg:d="M89 381c0-1 0-1-7-8-47-49-60-122-60-179 0-68 15-136 63-183 4-5 4-5 4-7 0-3-1-4-3-4-5 0-39 26-62 76-20 42-24 85-24 118 0 28 4 75 25 119 23 47 56 72 61 72 2 0 3-1 3-4z"><text:p/></draw:path><draw:path draw:style-name="gr3" draw:text-style-name="P107" svg:width="0.208cm" svg:height="0.174cm" svg:x="0.448cm" svg:y="0.115cm" svg:viewBox="0 0 209 175" svg:d="M23 148c-1 6-4 15-4 17 0 7 5 10 12 10 4 0 11-3 14-11 0-1 4-19 7-29 3-12 5-23 8-34 3-9 5-17 7-26 1-7 4-18 6-19 5-12 25-47 62-47 18 0 21 14 21 26 0 24-20 74-25 91-3 8-5 13-5 17 0 19 15 32 32 32 37 0 51-56 51-59 0-4-3-4-4-4-5 0-5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" draw:text-style-name="P107" svg:width="0.089cm" svg:height="0.384cm" svg:x="0.69cm" svg:y="0cm" svg:viewBox="0 0 90 385" svg:d="M90 194c0-31-4-77-25-121-23-48-57-73-61-73-2 0-4 2-4 4s0 2 8 9c37 38 59 99 59 181 0 64-14 132-62 180-5 6-5 6-5 7 0 2 2 4 4 4 4 0 39-26 62-76 20-41 24-84 24-115z"><text:p/></draw:path></draw:g>.</text:p>
        </text:list-item>
        <text:list-item>
          <text:p text:style-name="P80">נוכיח באינדוקציה:</text:p>
          <text:list>
            <text:list-item>
              <text:p text:style-name="P77"><text:span text:style-name="T39">בסיס </text:span><text:span text:style-name="T47">(</text:span><text:span text:style-name="T47"><draw:g text:anchor-type="as-char" svg:y="-0.259cm" draw:z-index="152" draw:name="Shape109" draw:style-name="gr1"><svg:title>TexMaths</svg:title><svg:desc>11§display§n=1§svg§600§FALSE§</svg:desc><draw:path draw:style-name="gr2" draw:text-style-name="P106" svg:width="0.868cm" svg:height="0.218cm" svg:x="0.01cm" svg:y="0.019cm" svg:viewBox="0 0 869 219" svg:d="M0 0c290 0 580 0 869 0 0 73 0 146 0 219-289 0-579 0-869 0 0-73 0-146 0-219z"><text:p/></draw:path><draw:path draw:style-name="gr3" draw:text-style-name="P107" svg:width="0.208cm" svg:height="0.172cm" svg:x="0.001cm" svg:y="0.086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107" svg:width="0.256cm" svg:height="0.089cm" svg:x="0.352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107" svg:width="0.127cm" svg:height="0.254cm" svg:x="0.771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47">)</text:span><text:span text:style-name="T39">:</text:span></text:p>
              <text:list>
                <text:list-item>
                  <text:p text:style-name="P81">עבור כל <draw:g text:anchor-type="as-char" svg:y="-0.173cm" draw:z-index="154" draw:name="Shape110" draw:style-name="gr1"><svg:title>TexMaths</svg:title><svg:desc>11§display§m§svg§600§FALSE§</svg:desc><draw:path draw:style-name="gr2" draw:text-style-name="P106" svg:width="0.286cm" svg:height="0.132cm" svg:x="0.01cm" svg:y="0.018cm" svg:viewBox="0 0 287 133" svg:d="M0 0c96 0 191 0 287 0 0 44 0 89 0 133-96 0-191 0-287 0 0-44 0-89 0-133z"><text:p/></draw:path><draw:path draw:style-name="gr3" draw:text-style-name="P107" svg:width="0.315cm" svg:height="0.172cm" svg:x="0.001cm" svg:y="0cm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text:s/>שמקיים <draw:g text:anchor-type="as-char" svg:y="-0.256cm" draw:z-index="153" draw:name="Shape111" draw:style-name="gr1"><svg:title>TexMaths</svg:title><svg:desc>11§display§m &gt; n = 1§svg§600§FALSE§</svg:desc><draw:path draw:style-name="gr2" draw:text-style-name="P106" svg:width="1.721cm" svg:height="0.231cm" svg:x="0.01cm" svg:y="0.018cm" svg:viewBox="0 0 1722 232" svg:d="M861 232c-287 0-574 0-861 0 0-77 0-155 0-232 574 0 1148 0 1722 0 0 77 0 155 0 232-287 0-574 0-861 0z"><text:p/></draw:path><draw:path draw:style-name="gr3" draw:text-style-name="P107" svg:width="0.316cm" svg:height="0.173cm" svg:x="0.001cm" svg:y="0.085cm" svg:viewBox="0 0 317 174" svg:d="M23 147c-1 5-3 14-3 16 0 6 5 11 11 11 4 0 12-3 14-11 0-1 6-18 8-28 3-12 5-24 9-35 2-8 4-16 5-25 2-7 6-18 6-20 5-12 26-47 62-47 18 0 21 14 21 27 0 10-2 21-5 32-4 14-8 30-11 45-3 9-6 19-8 29-1 7-4 20-4 22 0 6 4 11 11 11 12 0 14-10 17-22 5-21 19-77 23-93 1-4 21-51 64-51 17 0 21 13 21 27 0 22-17 66-24 87-4 9-6 13-6 21 0 16 13 31 32 31 36 0 51-56 51-59 0-4-4-4-5-4-4 0-4 1-5 7-7 21-19 47-40 47-6 0-10-4-10-13 0-8 4-18 8-27 7-19 23-62 23-84 0-26-15-41-44-41-30 0-49 16-64 37 0-5-1-18-12-27-10-8-22-10-32-10-34 0-52 24-59 33-2-22-19-33-36-33-18 0-26 14-29 22-7 13-12 36-12 37 0 4 4 4 5 4 4 0 4 0 7-9 7-28 14-46 28-46 6 0 12 3 12 18 0 8-1 13-7 32-8 30-14 60-22 89z"><text:p/></draw:path><draw:path draw:style-name="gr3" draw:text-style-name="P107" svg:width="0.235cm" svg:height="0.222cm" svg:x="0.469cm" svg:y="0.048cm" svg:viewBox="0 0 236 223" svg:d="M229 121c4-2 7-4 7-9 0-4-3-6-7-9-72-34-142-67-214-100-5-3-6-3-7-3-5 0-8 4-8 8s2 6 8 8c67 32 135 64 202 96-67 32-135 63-202 95-6 3-8 5-8 9s3 7 8 7c1 0 2 0 7-3 72-33 142-66 214-99z"><text:p/></draw:path><draw:path draw:style-name="gr3" draw:text-style-name="P107" svg:width="0.208cm" svg:height="0.173cm" svg:x="0.856cm" svg:y="0.085cm" svg:viewBox="0 0 209 174" svg:d="M23 147c-1 5-4 14-4 16 0 6 5 11 12 11 4 0 11-3 14-11 0-1 4-18 7-28 3-12 5-24 8-35 3-8 5-16 7-25 1-7 4-18 6-20 5-12 25-47 62-47 18 0 21 14 21 27 0 24-19 74-25 90-3 9-5 14-5 18 0 16 15 31 32 31 37 0 51-56 51-59 0-4-3-4-4-4-5 0-5 1-6 7-8 26-21 47-40 47-6 0-9-4-9-13 0-8 4-18 7-27 7-19 23-62 23-84 0-26-16-41-44-41-35 0-54 24-60 33-2-21-18-33-35-33-18 0-26 14-30 22-6 13-11 35-11 37 0 4 3 4 4 4 5 0 5 0 7-9 7-28 14-46 29-46 7 0 12 5 12 18 0 8-1 13-7 32-8 30-14 60-22 89z"><text:p/></draw:path><draw:path draw:style-name="gr3" draw:text-style-name="P107" svg:width="0.255cm" svg:height="0.089cm" svg:x="1.204cm" svg:y="0.11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107" svg:width="0.127cm" svg:height="0.255cm" svg:x="1.624cm" svg:y="0.001cm" svg:viewBox="0 0 128 256" svg:d="M79 10c0-9 0-10-9-10-24 25-58 25-70 25 0 5 0 8 0 12 8 0 31 0 51-11 0 66 0 134 0 200 0 14-2 18-37 18-4 0-7 0-12 0 0 5 0 8 0 12 13-1 47-1 63-1 15 0 48 0 63 1 0-4 0-7 0-12-5 0-8 0-13 0-35 0-36-4-36-18 0-72 0-145 0-216z"><text:p/></draw:path></draw:g>. נתבונן בשבר <draw:g text:anchor-type="as-char" svg:y="-0.33cm" draw:z-index="155" draw:name="Shape112" draw:style-name="gr1"><svg:title>TexMaths</svg:title><svg:desc>11§display§\tfrac{n}{m} = \tfrac{1}{m}§svg§600§FALSE§</svg:desc><draw:path draw:style-name="gr2" draw:text-style-name="P106" svg:width="1.115cm" svg:height="0.425cm" svg:x="0.02cm" svg:y="0.018cm" svg:viewBox="0 0 1116 426" svg:d="M0 0c372 0 744 0 1116 0 0 142 0 284 0 426-372 0-744 0-1116 0 0-142 0-284 0-426z"><text:p/></draw:path><draw:path draw:style-name="gr3" draw:text-style-name="P107" svg:width="0.165cm" svg:height="0.12cm" svg:x="0.054cm" svg:y="0.061cm" svg:viewBox="0 0 166 121" svg:d="M21 101c-1 5-2 7-3 11 0 7 5 9 10 9 4 0 7-3 9-6 2-2 4-11 6-16 1-6 4-18 5-24 3-7 4-12 5-19 3-11 3-13 12-24 8-11 20-24 41-24 15 0 15 13 15 18 0 16-12 47-15 58-4 7-5 10-5 14 0 14 12 23 26 23 27 0 39-37 39-41 0-3-3-2-4-3-5 0-5 1-6 4-6 21-17 32-28 32-6 0-7-3-7-8 0-7 1-10 6-22 3-9 14-38 14-52 0-27-20-31-35-31-22 0-38 13-45 24-3-18-18-24-29-24-12 0-19 8-22 14-6 10-10 26-10 27 0 3 4 3 6 3 3 0 3 0 5-8 4-15 9-28 20-28 6 0 9 5 9 13 0 4-3 14-5 22s-4 19-5 24c-4 11-6 22-9 34z"><text:p/></draw:path><draw:path draw:style-name="gr3" draw:text-style-name="P107" svg:width="0.273cm" svg:height="0.014cm" svg:x="0cm" svg:y="0.227cm" svg:viewBox="0 0 274 15" svg:d="M0 0c91 0 183 0 274 0 0 6 0 10 0 15-91 0-183 0-274 0 0-5 0-9 0-15z"><text:p/></draw:path><draw:path draw:style-name="gr3" draw:text-style-name="P107" svg:width="0.247cm" svg:height="0.121cm" svg:x="0.013cm" svg:y="0.343cm" svg:viewBox="0 0 248 122" svg:d="M105 98c-3 5-5 14-5 15 0 7 6 9 10 9s9-3 10-5c1-4 3-11 5-18 2-4 5-18 6-24 2-6 3-11 4-18 4-12 4-12 9-21 9-13 22-28 43-28 16 0 17 13 17 18 0 17-12 47-17 59-3 7-4 10-4 14 0 14 12 23 26 23 27 0 39-37 39-42 0-3-4-3-5-3-3 0-3 2-4 4-7 22-19 33-29 33-6 0-7-3-7-8 0-7 2-10 6-22 3-9 14-38 14-53 0-5 0-16-9-23-5-4-13-8-26-8-24 0-38 16-47 27-2-23-22-27-35-27-23 0-38 14-47 25-2-18-17-25-28-25-12 0-18 9-22 15-6 10-9 26-9 27 0 3 3 3 4 3 4 0 4-1 6-8 4-16 10-29 20-29 6 0 9 6 9 13 0 5-4 15-5 23-2 7-4 18-5 24-4 11-6 22-9 34-1 4-2 10-2 11 0 7 4 9 8 9 5 0 8-3 10-5 1-4 5-11 6-18 1-4 4-18 5-24 3-6 4-11 5-18 3-11 4-13 12-24s20-25 41-25c15 0 15 14 15 18 0 8-1 11-4 26-4 15-8 31-11 46z"><text:p/></draw:path><draw:path draw:style-name="gr3" draw:text-style-name="P107" svg:width="0.255cm" svg:height="0.089cm" svg:x="0.45cm" svg:y="0.189cm" svg:viewBox="0 0 256 90" svg:d="M243 15c6 0 13 0 13-7 0-8-7-8-12-8-77 0-155 0-232 0-5 0-12 0-12 8 0 7 7 7 13 7 77 0 153 0 230 0zM244 90c5 0 12 0 12-8 0-7-7-7-13-7-77 0-153 0-230 0-6 0-13 0-13 7 0 8 7 8 12 8 77 0 155 0 232 0z"><text:p/></draw:path><draw:path draw:style-name="gr3" draw:text-style-name="P107" svg:width="0.098cm" svg:height="0.178cm" svg:x="0.971cm" svg:y="0cm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107" svg:width="0.273cm" svg:height="0.014cm" svg:x="0.882cm" svg:y="0.227cm" svg:viewBox="0 0 274 15" svg:d="M0 0c91 0 183 0 274 0 0 6 0 10 0 15-91 0-183 0-274 0 0-5 0-9 0-15z"><text:p/></draw:path><draw:path draw:style-name="gr3" draw:text-style-name="P107" svg:width="0.248cm" svg:height="0.121cm" svg:x="0.894cm" svg:y="0.343cm" svg:viewBox="0 0 249 122" svg:d="M105 98c-2 5-4 14-4 15 0 7 5 9 9 9 6 0 10-3 11-5 1-4 3-11 4-18 3-4 5-18 7-24 1-6 3-11 5-18 3-12 3-12 8-21 8-13 22-28 43-28 16 0 16 13 16 18 0 17-11 47-16 59-3 7-4 10-4 14 0 14 12 23 26 23 27 0 39-37 39-42 0-3-4-3-5-3-3 0-4 2-5 4-6 22-18 33-29 33-5 0-6-3-6-8 0-7 1-10 6-22 4-9 15-38 15-53 0-5 0-16-10-23-5-4-14-8-26-8-24 0-39 16-48 27-2-23-21-27-35-27-22 0-38 14-45 25-3-18-18-25-29-25-12 0-19 9-22 15-6 10-10 26-10 27 0 3 4 3 6 3 3 0 3-1 5-8 4-16 9-29 20-29 6 0 9 6 9 13 0 5-3 15-5 23-2 7-4 18-5 24-4 11-6 22-9 34-1 4-3 10-3 11 0 7 5 9 10 9 4 0 8-3 9-5 2-4 4-11 6-18 1-4 4-18 5-24 3-6 4-11 5-18 3-11 3-13 12-24 7-11 20-25 40-25 16 0 16 14 16 18 0 8-1 11-4 26-5 15-8 31-12 46z"><text:p/></draw:path></draw:g>. מכיוון שהוא עצמו שבר יסודי, הוא מהווה את הסכום של עצמו והטענה נכונה באופן טריוואלי. </text:p>
                </text:list-item>
              </text:list>
            </text:list-item>
            <text:list-item>
              <text:p text:style-name="P77"><text:span text:style-name="T48">צעד: </text:span><text:span text:style-name="T60">יהי </text:span><text:span text:style-name="T60"><draw:g text:anchor-type="as-char" svg:y="-0.266cm" draw:z-index="45" draw:name="Shape113" draw:style-name="gr1"><svg:title>TexMaths</svg:title><svg:desc>11§display§0 &lt; k &lt; n§svg§600§FALSE§</svg:desc><draw:path draw:style-name="gr2" draw:text-style-name="P106" svg:width="1.615cm" svg:height="0.242cm" svg:x="0.006cm" svg:y="0.02cm" svg:viewBox="0 0 1616 243" svg:d="M808 243c-269 0-539 0-808 0 0-81 0-162 0-243 539 0 1077 0 1616 0 0 81 0 162 0 243-269 0-539 0-808 0z"><text:p/></draw:path><draw:path draw:style-name="gr3" draw:text-style-name="P107" svg:width="0.162cm" svg:height="0.264cm" svg:x="0.001cm" svg:y="0.012cm" svg:viewBox="0 0 163 265" svg:d="M163 134c0-31-2-62-16-91-17-36-49-43-66-43-23 0-51 10-67 46-12 27-14 57-14 88 0 27 1 62 18 91 16 32 44 40 63 40 21 0 50-9 67-45 13-27 15-57 15-86zM81 256c-15 0-38-10-45-46-4-24-4-59-4-81 0-25 0-51 3-72 8-45 36-48 46-48 12 0 38 6 45 45 5 21 5 51 5 75 0 28 0 54-5 78-6 37-28 49-45 49z"><text:p/></draw:path><draw:path draw:style-name="gr3" draw:text-style-name="P107" svg:width="0.234cm" svg:height="0.222cm" svg:x="0.319cm" svg:y="0.059cm" svg:viewBox="0 0 235 223" svg:d="M228 17c5-3 7-5 7-9 0-5-3-8-7-8-2 0-3 0-7 2-71 34-143 68-214 102-5 1-7 2-7 7s2 7 7 9c71 33 143 66 214 100 4 3 5 3 7 3 4 0 7-3 7-8 0-4-2-6-7-9-67-32-136-63-203-95 67-32 136-62 203-94z"><text:p/></draw:path><draw:path draw:style-name="gr3" draw:text-style-name="P107" svg:width="0.174cm" svg:height="0.27cm" svg:x="0.715cm" svg:y="0cm" svg:viewBox="0 0 175 271" svg:d="M90 4c-2-1 0-4-5-4-9 0-37 3-48 4-2 0-6 0-6 8 0 5 3 5 9 5 18 0 19 2 19 6 0 2-1 6-1 8-18 74-37 147-56 221-2 5-2 6-2 8 0 9 8 11 12 11s10-3 13-8c1-4 19-74 21-84 13 1 45 6 45 32 0 3 0 4-1 9-1 4-2 8-2 13 0 23 16 38 36 38 11 0 22-6 31-21 9-16 13-37 13-38 0-5-3-5-4-5-5 0-5 3-6 8-7 28-16 48-34 48-6 0-12-5-12-18 0-7 2-15 3-22 2-7 2-8 2-12 0-26-25-37-58-41 12-7 26-18 34-27 19-21 37-37 55-37 3 0 3 0 4 0 4 1 5 1 7 3 2 0 2 1 3 2-19 2-22 16-22 20 0 7 4 15 14 15s21-9 21-25c0-11-9-24-25-24-11 0-29 3-58 34-13 15-27 29-43 36 14-54 28-109 41-163z"><text:p/></draw:path><draw:path draw:style-name="gr3" draw:text-style-name="P107" svg:width="0.234cm" svg:height="0.222cm" svg:x="1.046cm" svg:y="0.059cm" svg:viewBox="0 0 235 223" svg:d="M229 17c4-3 6-5 6-9 0-5-3-8-7-8-2 0-3 0-7 2-71 34-143 68-214 102-5 1-7 2-7 7s2 7 7 9c71 33 143 66 214 100 4 3 5 3 7 3 4 0 7-3 7-8 0-4-2-6-6-9-68-32-136-63-204-95 68-32 136-62 204-94z"><text:p/></draw:path><draw:path draw:style-name="gr3" draw:text-style-name="P107" svg:width="0.209cm" svg:height="0.173cm" svg:x="1.431cm" svg:y="0.097cm" svg:viewBox="0 0 210 174" svg:d="M23 148c-1 5-3 14-3 15 0 8 5 11 11 11 4 0 12-3 14-11 1-1 6-17 8-27 3-12 5-23 9-34 2-9 4-18 6-27 1-7 5-18 5-19 5-12 26-47 62-47 18 0 21 14 21 26 0 25-19 74-25 91-3 9-3 13-3 17 0 17 13 31 31 31 37 0 51-55 51-58 0-5-3-5-4-5-5 0-5 2-7 8-8 26-20 47-40 47-5 0-8-4-8-13 0-8 3-18 6-26 8-21 24-63 24-85 0-27-16-42-45-42-34 0-52 25-59 34-2-22-19-34-36-34-18 0-26 15-29 22-7 13-12 36-12 38 0 4 4 4 5 4 4 0 5-1 7-9 7-27 14-46 28-46 7 0 12 5 12 17 0 8-1 13-6 32-8 30-15 60-23 90z"><text:p/></draw:path></draw:g></text:span><text:span text:style-name="T48">, </text:span><text:span text:style-name="T60">נניח </text:span><text:span text:style-name="T60"><draw:g text:anchor-type="as-char" svg:y="-0.288cm" draw:z-index="44" draw:name="Shape114" draw:style-name="gr1"><svg:title>TexMaths</svg:title><svg:desc>11§display§Q(k)§svg§600§FALSE§</svg:desc><draw:path draw:style-name="gr2" draw:text-style-name="P106" svg:width="0.739cm" svg:height="0.345cm" svg:x="0.002cm" svg:y="0.018cm" svg:viewBox="0 0 740 346" svg:d="M371 346c-125 0-248 0-371 0 0-116 0-230 0-346 246 0 494 0 740 0 0 116 0 230 0 346-123 0-246 0-369 0z"><text:p/></draw:path><draw:path draw:style-name="gr3" draw:text-style-name="P107" svg:width="0.266cm" svg:height="0.345cm" svg:x="0.001cm" svg:y="0.017cm" svg:viewBox="0 0 267 346" svg:d="M151 269c59-23 116-91 116-166 0-61-41-103-98-103-83 0-169 88-169 177 0 63 44 103 99 103 10 0 23-3 38-6-2 23-2 24-2 30 0 12 0 42 32 42 46 0 65-71 65-75 0-2-2-3-4-3-4 0-4 1-5 4-9 26-32 36-45 36-17 0-23-10-27-39zM78 265c-31-12-44-41-44-76 0-26 10-81 40-122 28-39 65-57 92-57 40 0 67 30 67 81 0 39-20 128-85 164-1-13-5-41-34-41-19 0-38 19-38 39 0 8 1 9 2 12zM101 270c-4 0-17 0-17-17 0-15 14-31 30-31s25 9 25 33c0 6-2 6-5 8-10 5-22 7-33 7z"><text:p/></draw:path><draw:path draw:style-name="gr3" draw:text-style-name="P107" svg:width="0.088cm" svg:height="0.384cm" svg:x="0.327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107" svg:width="0.174cm" svg:height="0.27cm" svg:x="0.459cm" svg:y="0.018cm" svg:viewBox="0 0 175 271" svg:d="M89 4c0-1 0-4-4-4-9 0-38 3-48 3-3 1-7 1-7 8 0 6 3 6 10 6 17 0 18 2 18 6 0 2-1 6-1 8-19 74-37 147-56 220-1 6-1 7-1 9 0 9 8 11 11 11 4 0 11-3 13-8 2-4 19-74 22-84 12 2 44 8 44 32 0 3 0 5-1 8-1 5-1 9-1 13 0 23 15 39 35 39 12 0 22-7 31-21 10-17 13-38 13-39 0-3-3-3-4-3-4 0-5 1-6 7-7 27-16 47-33 47-7 0-12-4-12-18 0-6 1-15 2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107" svg:width="0.089cm" svg:height="0.384cm" svg:x="0.67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0"><text:s/>ונוכיח </text:span><text:span text:style-name="T60"><draw:g text:anchor-type="as-char" svg:y="-0.288cm" draw:z-index="43" draw:name="Shape115" draw:style-name="gr1"><svg:title>TexMaths</svg:title><svg:desc>11§display§Q(n)§svg§600§FALSE§</svg:desc><draw:path draw:style-name="gr2" draw:text-style-name="P106" svg:width="0.758cm" svg:height="0.345cm" svg:x="0.002cm" svg:y="0.018cm" svg:viewBox="0 0 759 346" svg:d="M380 346c-127 0-254 0-380 0 0-116 0-230 0-346 253 0 506 0 759 0 0 116 0 230 0 346-127 0-253 0-379 0z"><text:p/></draw:path><draw:path draw:style-name="gr3" draw:text-style-name="P107" svg:width="0.266cm" svg:height="0.345cm" svg:x="0.001cm" svg:y="0.017cm" svg:viewBox="0 0 267 346" svg:d="M151 269c59-23 116-91 116-166 0-61-41-103-98-103-83 0-169 88-169 177 0 63 44 103 99 103 10 0 23-3 38-6-2 23-2 24-2 30 0 12 0 42 33 42 45 0 64-71 64-75 0-2-2-3-4-3-4 0-4 1-5 4-9 26-32 36-45 36-17 0-23-10-27-39zM78 265c-31-12-44-41-44-76 0-26 10-81 40-122 28-39 65-57 92-57 40 0 67 30 67 81 0 39-20 128-85 164-1-13-5-41-34-41-19 0-38 19-38 39 0 8 1 9 2 12zM101 270c-4 0-17 0-17-17 0-15 14-31 30-31s25 9 25 33c0 6-2 6-5 8-10 5-22 7-33 7z"><text:p/></draw:path><draw:path draw:style-name="gr3" draw:text-style-name="P107" svg:width="0.088cm" svg:height="0.384cm" svg:x="0.327cm" svg:y="0cm" svg:viewBox="0 0 89 385" svg:d="M89 381c0-1 0-1-7-8-48-49-60-122-60-179 0-68 14-136 63-183 4-5 4-5 4-7 0-3-1-4-3-4-5 0-40 26-62 76-20 42-24 85-24 118 0 28 4 75 25 119 23 47 56 72 61 72 2 0 3-1 3-4z"><text:p/></draw:path><draw:path draw:style-name="gr3" draw:text-style-name="P107" svg:width="0.208cm" svg:height="0.174cm" svg:x="0.449cm" svg:y="0.115cm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107" svg:width="0.089cm" svg:height="0.384cm" svg:x="0.691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60">:</text:span></text:p>
              <text:list>
                <text:list-item>
                  <text:p text:style-name="P82">יהי <draw:g text:anchor-type="as-char" svg:y="-0.206cm" draw:z-index="39" draw:name="Shape116" draw:style-name="gr1"><svg:title>TexMaths</svg:title><svg:desc>11§display§m &lt; n§svg§600§FALSE§</svg:desc><draw:path draw:style-name="gr2" draw:text-style-name="P106" svg:width="1.034cm" svg:height="0.181cm" svg:x="0.01cm" svg:y="0.02cm" svg:viewBox="0 0 1035 182" svg:d="M517 182c-173 0-344 0-517 0 0-60 0-122 0-182 344 0 690 0 1035 0 0 60 0 122 0 182-173 0-346 0-518 0z"><text:p/></draw:path><draw:path draw:style-name="gr3" draw:text-style-name="P107" svg:width="0.316cm" svg:height="0.172cm" svg:x="0.001cm" svg:y="0.037cm" svg:viewBox="0 0 317 173" svg:d="M23 146c-1 5-3 15-3 16 0 8 5 11 11 11 4 0 12-3 14-11 0-1 6-18 8-28 2-11 5-22 8-33 3-9 5-18 6-26 2-7 6-18 6-19 5-12 26-47 62-47 18 0 21 14 21 27 0 9-2 20-5 32-4 14-8 28-11 44-2 10-6 18-8 28-1 8-4 21-4 22 0 8 4 11 11 11 12 0 14-10 16-22 6-22 20-76 24-91 1-5 21-51 63-51 18 0 21 13 21 27 0 21-15 65-23 86-4 7-6 12-6 19 0 18 14 32 32 32 37 0 51-55 51-58 0-4-3-4-4-4-5 0-5 1-7 7-6 19-18 46-39 46-6 0-9-3-9-13 0-8 3-18 6-25 8-20 24-62 24-84 0-26-15-42-44-42s-49 18-64 37c0-4-1-17-12-27-10-8-22-10-32-10-34 0-52 25-59 34-2-22-19-34-36-34-18 0-26 15-29 22-6 14-12 36-12 37 0 5 4 5 6 5 3 0 3-2 6-9 7-28 14-46 28-46 6 0 12 3 12 17 0 9-1 12-7 33-8 29-14 58-22 87z"><text:p/></draw:path><draw:path draw:style-name="gr3" draw:text-style-name="P107" svg:width="0.235cm" svg:height="0.22cm" svg:x="0.469cm" svg:y="0cm" svg:viewBox="0 0 236 221" svg:d="M229 16c4-2 7-4 7-8 0-5-4-8-8-8-1 0-1 0-7 3-71 33-142 66-213 100-5 2-8 3-8 9 0 4 3 5 8 8 71 32 142 65 213 98 6 3 6 3 7 3 4 0 8-3 8-7 0-5-3-7-7-9-67-31-135-62-203-93 68-32 136-64 203-96z"><text:p/></draw:path><draw:path draw:style-name="gr3" draw:text-style-name="P107" svg:width="0.208cm" svg:height="0.172cm" svg:x="0.855cm" svg:y="0.037cm" svg:viewBox="0 0 209 173" svg:d="M22 146c-1 5-3 15-3 16 0 8 5 11 11 11 4 0 12-3 14-11 1-1 6-18 8-28 3-11 5-22 9-33 2-9 4-18 6-26 1-7 5-18 5-19 5-12 26-47 62-47 18 0 21 14 21 27 0 23-19 73-24 89-4 8-4 12-4 16 0 18 13 32 31 32 37 0 51-55 51-58 0-4-3-4-4-4-5 0-5 1-7 7-8 25-20 46-38 46-7 0-10-3-10-13 0-8 3-18 6-25 8-21 24-62 24-84 0-27-16-42-45-42-34 0-52 25-59 34-2-22-19-34-36-34-19 0-25 15-29 22-7 13-11 36-11 37 0 5 3 5 4 5 4 0 5-2 7-9 7-28 14-46 28-46 7 0 12 5 12 17 0 9-1 12-6 33-8 29-15 58-23 87z"><text:p/></draw:path></draw:g>, נתבונן ב־<draw:g text:anchor-type="as-char" svg:y="-0.272cm" draw:z-index="38" draw:name="Shape117" draw:style-name="gr1"><svg:title>TexMaths</svg:title><svg:desc>11§display§\tfrac{n}{m}§svg§600§FALSE§</svg:desc><draw:path draw:style-name="gr2" draw:text-style-name="P106" svg:width="0.231cm" svg:height="0.365cm" svg:x="0.02cm" svg:y="0.018cm" svg:viewBox="0 0 232 366" svg:d="M0 0c77 0 155 0 232 0 0 122 0 244 0 366-77 0-155 0-232 0 0-122 0-244 0-366z"><text:p/></draw:path><draw:path draw:style-name="gr3" draw:text-style-name="P107" svg:width="0.163cm" svg:height="0.121cm" svg:x="0.054cm" svg:y="0cm" svg:viewBox="0 0 164 122" svg:d="M20 102c-1 4-2 10-2 11 0 6 4 9 8 9 6 0 10-4 11-6 1-4 4-11 5-17 2-5 4-18 6-24s4-12 5-18c3-11 3-13 11-25 8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107" svg:width="0.271cm" svg:height="0.014cm" svg:x="0cm" svg:y="0.168cm" svg:viewBox="0 0 272 15" svg:d="M0 0c90 0 181 0 272 0 0 6 0 10 0 15-91 0-182 0-272 0 0-5 0-9 0-15z"><text:p/></draw:path><draw:path draw:style-name="gr3" draw:text-style-name="P107" svg:width="0.245cm" svg:height="0.121cm" svg:x="0.012cm" svg:y="0.284cm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8 17-47 28-2-24-20-28-34-28-22 0-38 14-45 25-3-18-18-25-29-25-12 0-19 9-22 14-6 11-10 27-10 28 0 3 4 3 5 3 4 0 4-1 6-8 4-16 9-29 20-29 6 0 9 5 9 13 0 5-3 15-5 23-2 7-4 18-5 24-4 11-6 22-9 34-1 4-3 10-3 11 0 7 5 9 10 9 4 0 8-3 9-5 1-4 4-11 6-18 1-4 4-18 5-24 3-6 4-12 5-18 3-11 3-13 11-24 7-11 21-25 41-25 15 0 16 14 16 18 0 7-1 11-6 26-4 15-7 31-10 46z"><text:p/></draw:path></draw:g>. </text:p>
                </text:list-item>
                <text:list-item>
                  <text:p text:style-name="P82">בתוך הפורום ניתן כי <draw:g text:anchor-type="as-char" svg:y="-0.33cm" draw:z-index="42" draw:name="Shape118" draw:style-name="gr1"><svg:title>TexMaths</svg:title><svg:desc>11§display§\exists q \ge 2. \tfrac{1}{q} &lt; \tfrac{n}{m} &lt; \tfrac{1}{q-1}§svg§600§FALSE§</svg:desc><draw:path draw:style-name="gr2" draw:text-style-name="P106" svg:width="3.413cm" svg:height="0.476cm" svg:x="0.001cm" svg:y="0.018cm" svg:viewBox="0 0 3414 477" svg:d="M0 0c1139 0 2276 0 3414 0 0 159 0 318 0 477-1138 0-2275 0-3414 0 0-159 0-318 0-477z"><text:p/></draw:path><draw:path draw:style-name="gr3" draw:text-style-name="P107" svg:width="0.172cm" svg:height="0.266cm" svg:x="0.002cm" svg:y="0.064cm" svg:viewBox="0 0 173 267" svg:d="M173 13c0-12-1-13-15-13-48 0-95 0-144 0-6 0-14 0-14 8 0 7 8 7 14 7 48 0 96 0 143 0 0 38 0 74 0 112-46 0-91 0-137 0-7 0-14 0-14 7 0 8 7 8 14 8 46 0 91 0 137 0 0 36 0 73 0 110-47 0-95 0-143 0-6 0-14 0-14 7 0 8 8 8 14 8 49 0 96 0 144 0 14 0 15-2 15-13 0-80 0-160 0-241z"><text:p/></draw:path><draw:path draw:style-name="gr3" draw:text-style-name="P107" svg:width="0.158cm" svg:height="0.245cm" svg:x="0.211cm" svg:y="0.161cm" svg:viewBox="0 0 159 246" svg:d="M159 4c0-1-1-3-3-3-4 0-20 16-26 27-9-21-24-28-37-28-46 0-93 57-93 113 0 38 23 62 52 62 16 0 31-9 45-23-3 13-17 66-18 69-3 11-5 13-27 14-6 0-9 0-9 7 1 1 0 4 4 4 14 0 27-1 40-1s26 1 39 1c3 0 7 0 7-8 0-3-3-3-10-3-18 0-18-4-18-7s1-5 2-9c17-71 35-143 52-215zM53 166c-23 0-26-29-26-36 0-18 12-61 18-76 12-29 33-45 48-45 26 0 31 31 31 34 0 2-22 87-23 88-5 11-27 35-48 35z"><text:p/></draw:path><draw:path draw:style-name="gr3" draw:text-style-name="P107" svg:width="0.235cm" svg:height="0.296cm" svg:x="0.521cm" svg:y="0.085cm" svg:viewBox="0 0 236 297" svg:d="M229 121c5-3 7-5 7-9s-1-6-7-8c-71-34-142-68-212-101-6-3-8-3-9-3-5 0-8 3-8 8 0 4 3 6 8 9 68 31 135 63 203 95-67 31-135 63-202 95-8 3-9 7-9 9 0 4 4 8 8 8 2 0 2 0 7-3 72-34 142-67 214-100zM223 297c7 0 13 0 13-7 0-8-7-8-14-8-69 0-138 0-208 0-5 0-14 0-14 8 0 7 8 7 14 7 70 0 140 0 209 0z"><text:p/></draw:path><draw:path draw:style-name="gr3" draw:text-style-name="P107" svg:width="0.153cm" svg:height="0.256cm" svg:x="0.917cm" svg:y="0.075cm" svg:viewBox="0 0 154 257" svg:d="M30 227c13-13 27-27 40-40 61-53 84-74 84-112 0-44-35-75-82-75-43 0-72 35-72 69 0 22 19 22 20 22 6 0 21-4 21-21 0-9-8-19-21-19-3 0-3 0-6 0 10-26 31-40 53-40 35 0 52 32 52 64 0 31-20 60-41 85-24 27-49 55-74 82-4 5-4 6-4 15 47 0 96 0 143 0 3-23 8-46 11-68-3 0-7 0-10 0-2 13-4 29-9 35-2 3-27 3-36 3-23 0-46 0-69 0z"><text:p/></draw:path><draw:path draw:style-name="gr3" draw:text-style-name="P107" svg:width="0.04cm" svg:height="0.04cm" svg:x="1.124cm" svg:y="0.29cm" svg:viewBox="0 0 41 41" svg:d="M41 21c0-11-9-21-20-21s-21 10-21 21 10 20 21 20 20-9 20-20z"><text:p/></draw:path><draw:path draw:style-name="gr3" draw:text-style-name="P107" svg:width="0.098cm" svg:height="0.179cm" svg:x="1.274cm" svg:y="0cm" svg:viewBox="0 0 99 180" svg:d="M62 8c0-8 0-8-8-8-18 17-42 18-54 18 0 3 0 6 0 10 7 0 25 0 40-8 0 46 0 91 0 138 0 8 0 12-27 12-3 0-8 0-11 0 0 3 0 6 0 10 6 0 39-2 49-2 8 0 42 2 48 2 0-4 0-7 0-10-3 0-7 0-10 0-27 0-27-4-27-12 0-51 0-101 0-150z"><text:p/></draw:path><draw:path draw:style-name="gr3" draw:text-style-name="P107" svg:width="0.153cm" svg:height="0.014cm" svg:x="1.245cm" svg:y="0.228cm" svg:viewBox="0 0 154 15" svg:d="M0 0c52 0 102 0 154 0 0 6 0 10 0 15-52 0-102 0-154 0 0-5 0-9 0-15z"><text:p/></draw:path><draw:path draw:style-name="gr3" draw:text-style-name="P107" svg:width="0.121cm" svg:height="0.171cm" svg:x="1.263cm" svg:y="0.345cm" svg:viewBox="0 0 122 172" svg:d="M121 8c0-1 1-2 1-5 0-1-1-3-4-3-2 0-13 9-19 18-3-6-12-18-30-18-34 0-69 39-69 77 0 27 18 45 41 45 15 0 28-10 34-15 0 1-9 35-10 39-3 16-4 16-21 16-3 0-7 0-7 7 0 1 2 3 5 3 9 0 19-1 27-1 9 0 21 1 29 1 3 0 5-1 5-6 0-4-3-4-6-4-6 0-13 0-13-3 0-1 0-1 1-6 12-48 24-97 36-145zM80 85c-1 5-1 5-5 10-10 12-23 20-33 20s-20-7-20-27c0-14 8-44 14-55 12-21 26-25 33-25 20 0 25 21 25 23 0 1 0 3-2 4-4 17-7 33-12 50z"><text:p/></draw:path><draw:path draw:style-name="gr3" draw:text-style-name="P107" svg:width="0.234cm" svg:height="0.223cm" svg:x="1.585cm" svg:y="0.122cm" svg:viewBox="0 0 235 224" svg:d="M229 17c4-4 6-5 6-9 0-5-3-8-7-8-1 0-1 0-7 2-71 34-143 67-214 102-5 2-7 3-7 8s2 7 7 8c71 33 143 67 214 101 6 3 6 3 7 3 4 0 7-4 7-8 0-5-2-6-6-8-68-32-136-64-204-96 68-32 136-64 204-95z"><text:p/></draw:path><draw:path draw:style-name="gr3" draw:text-style-name="P107" svg:width="0.164cm" svg:height="0.121cm" svg:x="2.06cm" svg:y="0.061cm" svg:viewBox="0 0 165 122" svg:d="M20 102c-1 4-2 10-2 11 0 6 4 9 8 9 6 0 10-4 11-6 1-3 4-11 5-17 2-5 4-17 6-24 1-7 4-12 5-19 3-11 3-13 11-24 7-11 21-24 41-24 15 0 16 13 16 18 0 17-12 47-16 58-4 7-5 10-5 14 0 14 12 24 26 24 27 0 39-37 39-42 0-3-3-3-4-3-4 0-4 1-5 5-6 22-18 33-28 33-7 0-8-5-8-10 0-7 2-10 6-22 4-8 15-37 15-52 0-27-21-31-35-31-22 0-38 13-46 24-2-18-18-24-29-24s-18 8-21 14c-7 10-10 26-10 27 0 4 3 4 4 4 5 0 5-1 7-9 3-15 9-28 19-28 7 0 10 5 10 13 0 4-4 14-5 22-2 8-5 19-6 24-4 12-6 23-9 35z"><text:p/></draw:path><draw:path draw:style-name="gr3" draw:text-style-name="P107" svg:width="0.273cm" svg:height="0.014cm" svg:x="2.006cm" svg:y="0.228cm" svg:viewBox="0 0 274 15" svg:d="M0 0c91 0 183 0 274 0 0 6 0 10 0 15-91 0-183 0-274 0 0-5 0-9 0-15z"><text:p/></draw:path><draw:path draw:style-name="gr3" draw:text-style-name="P107" svg:width="0.248cm" svg:height="0.121cm" svg:x="2.019cm" svg:y="0.345cm" svg:viewBox="0 0 249 122" svg:d="M105 97c-2 5-4 15-4 16 0 6 5 9 9 9 6 0 10-4 11-6 1-4 3-11 4-17 2-5 5-17 7-24 1-6 3-12 4-18 4-12 4-12 8-21 9-13 23-28 44-28 16 0 16 12 16 18 0 17-11 47-16 58-3 7-4 10-4 15 0 14 12 23 25 23 28 0 40-37 40-42 0-3-4-3-5-3-3 0-4 1-5 5-6 22-18 33-29 33-5 0-6-5-6-10 0-6 1-10 6-22 3-8 14-37 14-52 0-5 0-16-9-23-6-5-14-8-26-8-24 0-39 15-48 28-2-24-21-28-35-28-22 0-38 14-45 24-3-18-19-24-30-24s-18 9-21 14c-6 10-10 26-10 28 0 3 3 2 4 3 5 0 5-1 7-9 3-15 9-28 20-28 6 0 9 5 9 13 0 5-3 14-5 22-2 7-4 19-6 24-3 12-6 23-8 35-1 4-3 10-3 11 0 6 5 9 8 9 6 0 10-4 11-6 2-4 4-11 5-17 2-5 4-17 6-24 2-6 4-12 5-18 3-11 3-13 11-25 8-10 21-24 41-24 16 0 16 13 16 18 0 7-1 10-4 26-5 15-8 30-12 45z"><text:p/></draw:path><draw:path draw:style-name="gr3" draw:text-style-name="P107" svg:width="0.236cm" svg:height="0.223cm" svg:x="2.466cm" svg:y="0.122cm" svg:viewBox="0 0 237 224" svg:d="M229 17c4-4 8-5 8-9 0-5-5-8-9-8-1 0-1 0-7 2-71 34-143 67-214 102-4 2-7 3-7 8s3 7 7 8c71 33 143 67 214 101 6 3 6 3 7 3 4 0 9-4 9-8 0-5-4-6-8-8-68-32-135-64-204-96 69-32 136-64 204-95z"><text:p/></draw:path><draw:path draw:style-name="gr3" draw:text-style-name="P107" svg:width="0.098cm" svg:height="0.179cm" svg:x="3.114cm" svg:y="0cm" svg:viewBox="0 0 99 180" svg:d="M62 8c0-8-1-8-9-8-17 17-42 18-53 18 0 3 0 6 0 10 7 0 24 0 40-8 0 46 0 91 0 138 0 8 0 12-28 12-3 0-7 0-10 0 0 3 0 6 0 10 5 0 39-2 49-2 7 0 41 2 48 2 0-4 0-7 0-10-3 0-8 0-11 0-26 0-26-4-26-12 0-51 0-101 0-150z"><text:p/></draw:path><draw:path draw:style-name="gr3" draw:text-style-name="P107" svg:width="0.546cm" svg:height="0.014cm" svg:x="2.889cm" svg:y="0.228cm" svg:viewBox="0 0 547 15" svg:d="M0 0c183 0 364 0 547 0 0 6 0 10 0 15-183 0-364 0-547 0 0-5 0-9 0-15z"><text:p/></draw:path><draw:path draw:style-name="gr3" draw:text-style-name="P107" svg:width="0.12cm" svg:height="0.171cm" svg:x="2.905cm" svg:y="0.345cm" svg:viewBox="0 0 121 172" svg:d="M121 8c0-1 0-2 0-5 0-1-1-3-3-3s-15 9-20 18c-2-6-11-18-29-18-34 0-69 39-69 77 0 27 18 45 41 45 15 0 27-10 34-15 0 1-9 35-10 39-3 16-4 16-21 16-3 0-7 0-7 7 0 1 2 3 4 3 9 0 20-1 28-1 9 0 21 1 29 1 2 0 5-1 5-6 0-4-3-4-6-4-7 0-13 0-13-3 0-1 0-1 1-6 12-48 24-97 36-145zM80 85c-1 5-1 5-5 10-10 12-23 20-33 20-11 0-20-7-20-27 0-14 8-44 13-55 13-21 27-25 34-25 19 0 25 21 25 23 0 1 0 3-2 4-4 17-7 33-12 50z"><text:p/></draw:path><draw:path draw:style-name="gr3" draw:text-style-name="P107" svg:width="0.182cm" svg:height="0.012cm" svg:x="3.069cm" svg:y="0.39cm" svg:viewBox="0 0 183 13" svg:d="M172 13c4 0 11 0 11-6 0-7-6-7-11-7-54 0-107 0-161 0-4 0-11 0-11 7 0 6 7 6 11 6 54 0 107 0 161 0z"><text:p/></draw:path><draw:path draw:style-name="gr3" draw:text-style-name="P107" svg:width="0.097cm" svg:height="0.179cm" svg:x="3.311cm" svg:y="0.284cm" svg:viewBox="0 0 98 180" svg:d="M60 8c0-8 1-8-7-8-18 18-42 18-53 18 0 3 0 6 0 10 7 0 24 0 38-8 0 46 0 91 0 138 0 8 1 12-26 12-3 0-8 0-11 0 0 3 0 6 0 10 6 0 39-2 48-2s43 2 49 2c0-4 0-7 0-10-3 0-7 0-10 0-28 0-28-4-28-12 0-51 0-101 0-150z"><text:p/></draw:path></draw:g>, כלומר <draw:g text:anchor-type="as-char" svg:y="-0.33cm" draw:z-index="41" draw:name="Shape119" draw:style-name="gr1"><svg:title>TexMaths</svg:title><svg:desc>11§display§\tfrac{1}{q}§svg§600§FALSE§</svg:desc><draw:path draw:style-name="gr2" draw:text-style-name="P106" svg:width="0.111cm" svg:height="0.476cm" svg:x="0.02cm" svg:y="0.018cm" svg:viewBox="0 0 112 477" svg:d="M0 0c37 0 75 0 112 0 0 159 0 318 0 477-37 0-75 0-112 0 0-159 0-318 0-477z"><text:p/></draw:path><draw:path draw:style-name="gr3" draw:text-style-name="P107" svg:width="0.095cm" svg:height="0.179cm" svg:x="0.03cm" svg:y="0cm" svg:viewBox="0 0 96 180" svg:d="M61 8c0-8-1-8-9-8-17 17-41 18-52 18 0 3 0 6 0 10 6 0 24 0 39-8 0 46 0 91 0 138 0 8 0 12-27 12-3 0-8 0-11 0 0 3 0 6 0 10 6 0 39-2 49-2 7 0 40 2 46 2 0-4 0-7 0-10-3 0-7 0-10 0-25 0-25-4-25-12 0-51 0-101 0-150z"><text:p/></draw:path><draw:path draw:style-name="gr3" draw:text-style-name="P107" svg:width="0.151cm" svg:height="0.014cm" svg:x="0cm" svg:y="0.228cm" svg:viewBox="0 0 152 15" svg:d="M0 0c51 0 101 0 152 0 0 6 0 10 0 15-51 0-101 0-152 0 0-5 0-9 0-15z"><text:p/></draw:path><draw:path draw:style-name="gr3" draw:text-style-name="P107" svg:width="0.119cm" svg:height="0.171cm" svg:x="0.018cm" svg:y="0.345cm" svg:viewBox="0 0 120 172" svg:d="M119 8c1-1 1-2 1-5 0-1-1-3-3-3-3 0-14 9-20 18-2-6-11-18-28-18-34 0-69 39-69 77 0 27 18 45 41 45 15 0 27-10 34-15-1 1-9 35-10 39-3 16-4 16-21 16-3 0-7 0-7 7 0 1 2 3 4 3 10 0 20-1 28-1s19 1 28 1c2 0 6-1 6-6 0-4-5-4-8-4-6 0-12 0-12-3 0-1 0-1 1-6 12-48 24-97 35-145zM79 85c-2 5-2 5-4 10-10 12-23 20-33 20s-20-7-20-27c0-14 8-44 14-55 13-21 26-25 33-25 18 0 24 21 24 23 0 1-1 3-1 4-4 17-8 33-13 50z"><text:p/></draw:path></draw:g><text:s/>הוא השבר היסודי הכי גדול ב־<draw:g text:anchor-type="as-char" svg:y="-0.272cm" draw:z-index="40" draw:name="Shape120" draw:style-name="gr1"><svg:title>TexMaths</svg:title><svg:desc>11§display§\tfrac{n}{m}§svg§600§FALSE§</svg:desc><draw:path draw:style-name="gr2" draw:text-style-name="P106" svg:width="0.231cm" svg:height="0.365cm" svg:x="0.02cm" svg:y="0.018cm" svg:viewBox="0 0 232 366" svg:d="M0 0c77 0 155 0 232 0 0 122 0 244 0 366-77 0-155 0-232 0 0-122 0-244 0-366z"><text:p/></draw:path><draw:path draw:style-name="gr3" draw:text-style-name="P107" svg:width="0.163cm" svg:height="0.121cm" svg:x="0.054cm" svg:y="0cm" svg:viewBox="0 0 164 122" svg:d="M20 102c-1 4-2 10-2 11 0 6 4 9 8 9 6 0 10-4 11-6 1-4 4-11 5-17 2-5 4-18 6-24s4-12 5-18c3-11 3-13 11-25 7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107" svg:width="0.271cm" svg:height="0.014cm" svg:x="0cm" svg:y="0.168cm" svg:viewBox="0 0 272 15" svg:d="M0 0c90 0 181 0 272 0 0 6 0 10 0 15-91 0-182 0-272 0 0-5 0-9 0-15z"><text:p/></draw:path><draw:path draw:style-name="gr3" draw:text-style-name="P107" svg:width="0.245cm" svg:height="0.121cm" svg:x="0.012cm" svg:y="0.284cm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 7-11 21-25 41-25 15 0 16 14 16 18 0 7-1 11-6 26-4 15-7 31-10 46z"><text:p/></draw:path></draw:g>. <text:span text:style-name="T61">נגדיר </text:span><text:span text:style-name="T61"><draw:g text:anchor-type="as-char" svg:y="-0.173cm" draw:z-index="37" draw:name="Shape121" draw:style-name="gr1"><svg:title>TexMaths</svg:title><svg:desc>11§display§a§svg§600§FALSE§</svg:desc><draw:path draw:style-name="gr2" draw:text-style-name="P106" svg:width="0.15cm" svg:height="0.132cm" svg:x="0.006cm" svg:y="0.018cm" svg:viewBox="0 0 151 133" svg:d="M0 0c51 0 100 0 151 0 0 44 0 89 0 133-51 0-100 0-151 0 0-44 0-89 0-133z"><text:p/></draw:path><draw:path draw:style-name="gr3" draw:text-style-name="P107" svg:width="0.174cm" svg:height="0.172cm" svg:x="0.001cm" svg:y="0cm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61">:</text:span></text:p>
                  <text:p text:style-name="P18"><draw:g text:anchor-type="as-char" svg:y="-0.515cm" draw:z-index="36" draw:name="Shape122" draw:style-name="gr1"><svg:title>TexMaths</svg:title><svg:desc>11§display§a := \frac{n}{m} - \frac{1}{q}§svg§600§FALSE§</svg:desc><draw:path draw:style-name="gr2" draw:text-style-name="P106" svg:width="1.927cm" svg:height="0.816cm" svg:x="0.006cm" svg:y="0.02cm" svg:viewBox="0 0 1928 817" svg:d="M0 0c643 0 1285 0 1928 0 0 273 0 544 0 817-643 0-1285 0-1928 0 0-273 0-544 0-817z"><text:p/></draw:path><draw:path draw:style-name="gr3" draw:text-style-name="P107" svg:width="0.176cm" svg:height="0.174cm" svg:x="0.001cm" svg:y="0.347cm" svg:viewBox="0 0 177 175" svg:d="M129 25c-7-14-19-25-36-25-45 0-93 57-93 113 0 37 21 62 52 62 7 0 26-1 49-29 3 16 18 29 35 29 15 0 23-9 29-21 7-14 12-37 12-39 0-4-3-4-4-4-5 0-5 2-6 8-6 25-14 47-30 47-9 0-11-10-11-18s0-11 5-28c4-17 5-20 9-34 4-19 8-37 13-55 3-10 3-11 3-12 0-7-4-11-11-11-10 0-15 8-16 17zM103 124c-2 8-2 8-7 15-17 22-33 27-44 27-19 0-25-21-25-36 0-19 13-66 21-85 12-22 30-36 45-36 26 0 31 32 31 34s-1 4-1 6c-6 26-13 50-20 75z"><text:p/></draw:path><draw:path draw:style-name="gr3" draw:text-style-name="P107" svg:width="0.041cm" svg:height="0.165cm" svg:x="0.33cm" svg:y="0.352cm" svg:viewBox="0 0 42 166" svg:d="M42 21c0-12-10-21-21-21s-21 9-21 21c0 11 10 20 21 20s21-9 21-20zM42 146c0-12-10-21-21-21s-21 9-21 21c0 11 10 20 21 20s21-9 21-20z"><text:p/></draw:path><draw:path draw:style-name="gr3" draw:text-style-name="P107" svg:width="0.256cm" svg:height="0.089cm" svg:x="0.426cm" svg:y="0.37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07" svg:width="0.208cm" svg:height="0.174cm" svg:x="0.924cm" svg:y="0.087cm" svg:viewBox="0 0 209 175" svg:d="M22 147c-1 6-3 15-3 17 0 6 5 11 11 11 4 0 12-3 14-11 1-1 5-19 8-29 3-12 5-23 8-35 3-9 5-16 7-25 1-7 4-18 4-20 6-12 27-47 63-47 18 0 21 14 21 27 0 24-19 74-24 90-5 9-5 14-5 18 0 18 14 32 32 32 37 0 51-57 51-60 0-4-3-4-5-4-4 0-4 1-6 7-8 26-20 48-39 48-6 0-9-4-9-13s3-19 6-28c8-19 24-62 24-84 0-26-16-41-45-41-34 0-53 24-59 33-2-22-19-33-36-33-19 0-25 14-29 22-7 13-11 35-11 37 0 4 3 4 4 4 4 0 5 0 7-9 7-28 14-46 27-46 8 0 13 5 13 17 0 9-2 13-6 33-8 30-15 60-23 89z"><text:p/></draw:path><draw:path draw:style-name="gr3" draw:text-style-name="P107" svg:width="0.338cm" svg:height="0.014cm" svg:x="0.859cm" svg:y="0.413cm" svg:viewBox="0 0 339 15" svg:d="M0 0c113 0 225 0 339 0 0 5 0 10 0 15-114 0-226 0-339 0 0-5 0-10 0-15z"><text:p/></draw:path><draw:path draw:style-name="gr3" draw:text-style-name="P107" svg:width="0.315cm" svg:height="0.174cm" svg:x="0.87cm" svg:y="0.611cm" svg:viewBox="0 0 316 175" svg:d="M22 147c-1 6-3 16-3 17 0 8 5 11 11 11 5 0 12-3 14-11 1-1 5-19 8-29 3-12 5-23 8-35 3-8 5-16 7-25 1-7 4-18 4-20 7-12 27-46 64-46 17 0 21 13 21 26 0 10-3 21-6 32-4 15-7 30-10 45-3 10-6 20-8 30-2 8-6 21-6 22 0 8 6 11 11 11 13 0 15-10 18-22 6-22 20-78 23-94 1-4 22-50 64-50 16 0 21 12 21 26 0 22-17 66-24 87-4 9-5 13-5 21 0 18 13 32 31 32 36 0 51-56 51-60s-4-4-5-4c-3 0-3 1-5 8-6 20-19 47-40 47-7 0-9-3-9-13 0-9 4-19 7-27 8-20 23-63 23-85 0-25-15-41-44-41s-48 16-63 37c-1-5-2-18-12-27-10-8-23-10-32-10-35 0-54 24-60 33-2-22-19-33-35-33-19 0-26 14-29 22-8 13-12 36-12 37 0 4 3 4 4 4 4 0 5 0 7-9 7-28 14-45 29-45 5 0 11 2 11 17 0 8-2 12-6 32-8 30-15 60-23 89z"><text:p/></draw:path><draw:path draw:style-name="gr3" draw:text-style-name="P107" svg:width="0.235cm" svg:height="0.014cm" svg:x="1.36cm" svg:y="0.413cm" svg:viewBox="0 0 236 15" svg:d="M223 15c6 0 13 0 13-7 0-8-7-8-13-8-69 0-139 0-209 0-6 0-14 0-14 8 0 7 8 7 14 7 70 0 140 0 209 0z"><text:p/></draw:path><draw:path draw:style-name="gr3" draw:text-style-name="P107" svg:width="0.127cm" svg:height="0.256cm" svg:x="1.795cm" svg:y="0cm" svg:viewBox="0 0 128 257" svg:d="M79 10c0-9 0-10-9-10-24 24-58 24-70 24 0 5 0 8 0 12 8 0 30 0 51-10 0 67 0 133 0 201 0 14-2 18-37 18-4 0-7 0-12 0 0 3 0 8 0 12 13-1 47-1 63-1 15 0 48 0 63 1 0-4 0-9 0-12-5 0-9 0-14 0-34 0-35-4-35-18 0-73 0-145 0-217z"><text:p/></draw:path><draw:path draw:style-name="gr3" draw:text-style-name="P107" svg:width="0.192cm" svg:height="0.014cm" svg:x="1.76cm" svg:y="0.413cm" svg:viewBox="0 0 193 15" svg:d="M0 0c65 0 129 0 193 0 0 5 0 10 0 15-64 0-128 0-193 0 0-5 0-10 0-15z"><text:p/></draw:path><draw:path draw:style-name="gr3" draw:text-style-name="P107" svg:width="0.157cm" svg:height="0.244cm" svg:x="1.78cm" svg:y="0.611cm" svg:viewBox="0 0 158 245" svg:d="M158 4c0-2-1-4-3-4-4 0-20 15-26 26-9-21-25-26-37-26-45 0-92 57-92 113 0 38 22 62 51 62 16 0 31-10 45-23-4 13-16 65-17 69-3 10-6 12-28 12-5 0-9 0-9 8 2 1 0 4 5 4 12 0 26-1 39-1s26 1 39 1c3 0 7 0 7-7 0-5-3-5-10-5-19 0-19-2-19-5 0-4 1-6 3-9 17-72 35-143 52-215zM52 166c-23 0-26-30-26-36 0-19 12-61 19-77 12-29 32-44 47-44 26 0 31 31 31 33s-21 87-22 89c-6 11-27 35-49 35z"><text:p/></draw:path></draw:g></text:p>
                </text:list-item>
                <text:list-item>
                  <text:p text:style-name="P83">נוכל להפעיל על <draw:g text:anchor-type="as-char" svg:y="-0.173cm" draw:z-index="35" draw:name="Shape123" draw:style-name="gr1"><svg:title>TexMaths</svg:title><svg:desc>11§display§a§svg§600§FALSE§</svg:desc><draw:path draw:style-name="gr2" draw:text-style-name="P106" svg:width="0.15cm" svg:height="0.132cm" svg:x="0.006cm" svg:y="0.018cm" svg:viewBox="0 0 151 133" svg:d="M0 0c51 0 100 0 151 0 0 44 0 89 0 133-51 0-100 0-151 0 0-44 0-89 0-133z"><text:p/></draw:path><draw:path draw:style-name="gr3" draw:text-style-name="P107" svg:width="0.174cm" svg:height="0.172cm" svg:x="0.001cm" svg:y="0cm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text:s/>את הנחת האינדוקציה, משום שהוא <text:s/>קטן מ־<draw:g text:anchor-type="as-char" svg:y="-0.173cm" draw:z-index="34" draw:name="Shape124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. לכן, ניתן להרכיב אותו מחיבור שברים יסודיים. ניתן להוכיח כי <draw:g text:anchor-type="as-char" svg:y="-0.33cm" draw:z-index="33" draw:name="Shape125" draw:style-name="gr1"><svg:title>TexMaths</svg:title><svg:desc>11§display§a \neq \tfrac{1}{q}§svg§600§FALSE§</svg:desc><draw:path draw:style-name="gr2" draw:text-style-name="P106" svg:width="0.877cm" svg:height="0.476cm" svg:x="0.006cm" svg:y="0.018cm" svg:viewBox="0 0 878 477" svg:d="M0 0c292 0 586 0 878 0 0 159 0 318 0 477-292 0-586 0-878 0 0-159 0-318 0-477z"><text:p/></draw:path><draw:path draw:style-name="gr3" draw:text-style-name="P107" svg:width="0.176cm" svg:height="0.174cm" svg:x="0.001cm" svg:y="0.161cm" svg:viewBox="0 0 177 175" svg:d="M129 25c-7-14-19-25-36-25-45 0-93 57-93 113 0 37 21 62 52 62 7 0 26-1 49-29 3 17 18 29 35 29 15 0 23-9 29-21 6-14 12-37 12-38 0-4-3-4-4-4-5 0-5 1-6 7-7 25-14 47-30 47-10 0-11-10-11-17 0-8 0-11 5-29 4-15 5-20 9-34 4-18 8-36 13-54 3-11 3-12 3-13 0-7-4-11-11-11-10 0-15 9-16 17zM103 126c-2 6-2 7-7 14-17 21-33 26-44 26-19 0-25-21-25-36 0-19 13-66 21-84 12-23 30-37 45-37 26 0 31 32 31 34s-1 4-1 7c-7 25-13 50-20 76z"><text:p/></draw:path><draw:path draw:style-name="gr3" draw:text-style-name="P107" svg:width="0.191cm" svg:height="0.358cm" svg:x="0.351cm" svg:y="0.055cm" svg:viewBox="0 0 192 359" svg:d="M189 15c3-5 3-6 3-7 0-2-2-8-7-8s-6 2-9 8c-57 112-116 224-173 336-3 5-3 6-3 7 0 4 2 8 8 8 4 0 5-2 8-8 58-111 116-223 173-336z"><text:p/></draw:path><draw:path draw:style-name="gr3" draw:text-style-name="P107" svg:width="0.255cm" svg:height="0.089cm" svg:x="0.319cm" svg:y="0.191cm" svg:viewBox="0 0 256 90" svg:d="M243 15c6 0 13 0 13-7 0-8-7-8-12-8-78 0-155 0-232 0-4 0-12 0-12 8 0 7 8 7 13 7 77 0 153 0 230 0zM244 90c5 0 12 0 12-7 0-8-7-8-13-8-77 0-153 0-230 0-5 0-13 0-13 8 0 7 8 7 12 7 77 0 154 0 232 0z"><text:p/></draw:path><draw:path draw:style-name="gr3" draw:text-style-name="P107" svg:width="0.097cm" svg:height="0.179cm" svg:x="0.779cm" svg:y="0cm" svg:viewBox="0 0 98 180" svg:d="M60 8c0-8 0-8-7-8-18 17-42 18-53 18 0 3 0 6 0 10 7 0 24 0 38-8 0 46 0 91 0 138 0 8 0 12-26 12-3 0-7 0-10 0 0 3 0 6 0 10 5 0 38-2 47-2s43 2 49 2c0-4 0-7 0-10-3 0-7 0-10 0-28 0-28-4-28-12 0-51 0-101 0-150z"><text:p/></draw:path><draw:path draw:style-name="gr3" draw:text-style-name="P107" svg:width="0.153cm" svg:height="0.014cm" svg:x="0.75cm" svg:y="0.228cm" svg:viewBox="0 0 154 15" svg:d="M0 0c52 0 102 0 154 0 0 6 0 10 0 15-52 0-102 0-154 0 0-5 0-9 0-15z"><text:p/></draw:path><draw:path draw:style-name="gr3" draw:text-style-name="P107" svg:width="0.121cm" svg:height="0.171cm" svg:x="0.767cm" svg:y="0.345cm" svg:viewBox="0 0 122 172" svg:d="M121 8c1-1 1-2 1-5 0-1-1-3-3-3-4 0-15 9-20 18-2-6-12-18-29-18-35 0-70 39-70 77 0 27 18 45 41 45 15 0 28-10 34-15 0 1-9 35-10 39-3 16-3 16-20 16-3 0-8 0-8 7 0 1 1 3 5 3 9 0 17-1 27-1 9 0 21 1 30 1 2 0 5-1 5-6 0-4-4-4-7-4-6 0-13 0-13-3 0-1 0-1 1-6 12-48 24-97 36-145zM80 85c-1 5-1 5-4 10-11 12-23 20-34 20-10 0-20-7-20-27 0-14 8-44 14-55 12-21 27-25 34-25 19 0 25 21 25 23 0 1-2 3-2 4-4 17-8 33-13 50z"><text:p/></draw:path></draw:g>, דבר נכון כי <draw:g text:anchor-type="as-char" svg:y="-0.33cm" draw:z-index="32" draw:name="Shape126" draw:style-name="gr1"><svg:title>TexMaths</svg:title><svg:desc>11§display§\tfrac{1}{q}§svg§600§FALSE§</svg:desc><draw:path draw:style-name="gr2" draw:text-style-name="P106" svg:width="0.111cm" svg:height="0.476cm" svg:x="0.02cm" svg:y="0.018cm" svg:viewBox="0 0 112 477" svg:d="M0 0c37 0 75 0 112 0 0 159 0 318 0 477-37 0-75 0-112 0 0-159 0-318 0-477z"><text:p/></draw:path><draw:path draw:style-name="gr3" draw:text-style-name="P107" svg:width="0.095cm" svg:height="0.179cm" svg:x="0.03cm" svg:y="0cm" svg:viewBox="0 0 96 180" svg:d="M61 8c0-8-1-8-9-8-17 17-41 18-52 18 0 3 0 6 0 10 6 0 24 0 39-8 0 46 0 91 0 138 0 8 0 12-27 12-3 0-8 0-11 0 0 3 0 6 0 10 6 0 39-2 49-2 7 0 40 2 46 2 0-4 0-7 0-10-3 0-7 0-10 0-25 0-25-4-25-12 0-51 0-101 0-150z"><text:p/></draw:path><draw:path draw:style-name="gr3" draw:text-style-name="P107" svg:width="0.151cm" svg:height="0.014cm" svg:x="0cm" svg:y="0.228cm" svg:viewBox="0 0 152 15" svg:d="M0 0c51 0 101 0 152 0 0 6 0 10 0 15-51 0-101 0-152 0 0-5 0-9 0-15z"><text:p/></draw:path><draw:path draw:style-name="gr3" draw:text-style-name="P107" svg:width="0.119cm" svg:height="0.171cm" svg:x="0.018cm" svg:y="0.345cm" svg:viewBox="0 0 120 172" svg:d="M119 8c1-1 1-2 1-5 0-1-1-3-3-3-3 0-14 9-20 18-2-6-11-18-28-18-34 0-69 39-69 77 0 27 18 45 41 45 15 0 27-10 34-15-1 1-9 35-10 39-3 16-4 16-21 16-3 0-7 0-7 7 0 1 2 3 4 3 10 0 20-1 28-1s19 1 28 1c2 0 6-1 6-6 0-4-5-4-8-4-6 0-12 0-12-3 0-1 0-1 1-6 12-48 24-97 35-145zM79 85c-2 5-2 5-4 10-10 12-23 20-33 20s-20-7-20-27c0-14 8-44 14-55 13-21 26-25 33-25 18 0 24 21 24 23 0 1-1 3-1 4-4 17-8 33-13 50z"><text:p/></draw:path></draw:g><text:s/>הוא השבר היסודי הכי גדול ב־<draw:g text:anchor-type="as-char" svg:y="-0.272cm" draw:z-index="31" draw:name="Shape127" draw:style-name="gr1"><svg:title>TexMaths</svg:title><svg:desc>11§display§\tfrac{n}{m}§svg§600§FALSE§</svg:desc><draw:path draw:style-name="gr2" draw:text-style-name="P106" svg:width="0.231cm" svg:height="0.365cm" svg:x="0.02cm" svg:y="0.018cm" svg:viewBox="0 0 232 366" svg:d="M0 0c77 0 155 0 232 0 0 122 0 244 0 366-77 0-155 0-232 0 0-122 0-244 0-366z"><text:p/></draw:path><draw:path draw:style-name="gr3" draw:text-style-name="P107" svg:width="0.163cm" svg:height="0.121cm" svg:x="0.054cm" svg:y="0cm" svg:viewBox="0 0 164 122" svg:d="M20 102c-1 4-2 10-2 11 0 6 4 9 8 9 6 0 10-4 11-6 1-4 4-11 5-17 2-5 4-18 6-24s4-12 5-18c3-11 3-13 11-25 7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107" svg:width="0.271cm" svg:height="0.014cm" svg:x="0cm" svg:y="0.168cm" svg:viewBox="0 0 272 15" svg:d="M0 0c90 0 181 0 272 0 0 6 0 10 0 15-91 0-182 0-272 0 0-5 0-9 0-15z"><text:p/></draw:path><draw:path draw:style-name="gr3" draw:text-style-name="P107" svg:width="0.245cm" svg:height="0.121cm" svg:x="0.012cm" svg:y="0.284cm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 7-11 21-25 41-25 15 0 16 14 16 18 0 7-1 11-6 26-4 15-7 31-10 46z"><text:p/></draw:path></draw:g>. <text:span text:style-name="T62">מכאן ש־</text:span><text:span text:style-name="T62"><draw:g text:anchor-type="as-char" svg:y="-0.272cm" draw:z-index="30" draw:name="Shape128" draw:style-name="gr1"><svg:title>TexMaths</svg:title><svg:desc>11§display§\tfrac{n}{m}§svg§600§FALSE§</svg:desc><draw:path draw:style-name="gr2" draw:text-style-name="P106" svg:width="0.231cm" svg:height="0.365cm" svg:x="0.02cm" svg:y="0.018cm" svg:viewBox="0 0 232 366" svg:d="M0 0c77 0 155 0 232 0 0 122 0 244 0 366-77 0-155 0-232 0 0-122 0-244 0-366z"><text:p/></draw:path><draw:path draw:style-name="gr3" draw:text-style-name="P107" svg:width="0.163cm" svg:height="0.121cm" svg:x="0.054cm" svg:y="0cm" svg:viewBox="0 0 164 122" svg:d="M20 102c-1 4-2 10-2 11 0 6 4 9 8 9 6 0 10-4 11-6 1-4 4-11 5-17 2-5 4-18 6-24s4-12 5-18c3-11 3-13 11-25 8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107" svg:width="0.271cm" svg:height="0.014cm" svg:x="0cm" svg:y="0.168cm" svg:viewBox="0 0 272 15" svg:d="M0 0c90 0 181 0 272 0 0 6 0 10 0 15-91 0-182 0-272 0 0-5 0-9 0-15z"><text:p/></draw:path><draw:path draw:style-name="gr3" draw:text-style-name="P107" svg:width="0.245cm" svg:height="0.121cm" svg:x="0.012cm" svg:y="0.284cm" svg:viewBox="0 0 246 122" svg:d="M105 98c-2 5-4 14-4 15 0 7 5 9 9 9s9-3 11-5c1-4 3-11 4-18 2-4 5-18 6-24 2-6 3-12 5-18 1-12 2-12 7-21 9-13 22-28 43-28 15 0 16 12 16 18 0 17-12 47-16 59-2 6-3 10-3 14 0 14 11 23 25 23 26 0 38-37 38-42 0-3-3-3-4-3-3 0-4 2-4 4-7 22-19 33-29 33-7 0-8-3-8-8 0-7 3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s21-25 41-25c15 0 16 14 16 18 0 7-1 11-6 26-4 15-7 31-10 46z"><text:p/></draw:path></draw:g></text:span><text:span text:style-name="T62"> מורכב משברים יסודיים שונים. צעד האינדוקציה הוכח, והאינדוקציה הושלמה. </text:span></text:p>
                </text:list-item>
              </text:list>
            </text:list-item>
          </text:list>
        </text:list-item>
        <text:list-item>
          <text:p text:style-name="P84"><text:span text:style-name="T1">מש"ל </text:span><text:span text:style-name="T1"><draw:g text:anchor-type="as-char" svg:y="-0.265cm" draw:z-index="29" draw:name="Shape129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2" text:outline-level="2"><text:span text:style-name="T40">5. </text:span>הוכחת עקונות האינדוקציה על בסיס אינדוקציה רגילה</text:h>
      <text:h text:style-name="Heading_20_3" text:outline-level="3">שאלה (א) – עקרון האינדוקציה הזוגית</text:h>
      <text:list text:style-name="L11">
        <text:list-item>
          <text:p text:style-name="P89">צ.ל.:</text:p>
          <text:p text:style-name="P19"><draw:g text:anchor-type="as-char" svg:y="-0.288cm" draw:z-index="136" draw:name="Shape130" draw:style-name="gr1"><svg:title>TexMaths</svg:title><svg:desc>11§display§(\varphi(0) \land \varphi(1) \land (\forall n \in \mathbb{N}. \varphi(n) \rightarrow\varphi(n + 2)))
\rightarrow (\forall n \in \mathbb{N}. \varphi(n))§svg§600§FALSE§</svg:desc><draw:path draw:style-name="gr2" draw:text-style-name="P106" svg:width="10.011cm" svg:height="0.345cm" svg:x="0.001cm" svg:y="0.018cm" svg:viewBox="0 0 10012 346" svg:d="M5007 346c-1670 0-3338 0-5007 0 0-116 0-230 0-346 3337 0 6675 0 10012 0 0 116 0 230 0 346-1668 0-3337 0-5005 0z"><text:p/></draw:path><draw:path draw:style-name="gr3" draw:text-style-name="P107" svg:width="0.089cm" svg:height="0.384cm" svg:x="0.02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107" svg:width="0.219cm" svg:height="0.253cm" svg:x="0.151cm" svg:y="0.115cm" svg:viewBox="0 0 220 254" svg:d="M47 236c-2 4-2 5-2 7 0 8 8 11 11 11 2 0 11-1 14-11 2-2 4-15 14-69 4 1 6 1 13 1 64 0 123-60 123-121 0-31-14-54-44-54-56 0-79 75-102 151-42-8-63-30-63-57 0-11 9-54 32-81 3-3 2-3 3-4 0-2-1-5-5-5-10 0-41 57-41 94 0 35 26 64 67 74-6 21-13 43-20 64zM100 153c-3 0-3 0-6-1-5 0-6 0-6-1s7-36 8-42c12-50 43-86 77-86 26 0 37 20 37 39 0 44-50 91-110 91z"><text:p/></draw:path><draw:path draw:style-name="gr3" draw:text-style-name="P107" svg:width="0.088cm" svg:height="0.384cm" svg:x="0.424cm" svg:y="0cm" svg:viewBox="0 0 89 385" svg:d="M89 381c0-1 0-1-7-8-48-49-60-122-60-180 0-67 14-135 63-182 4-5 4-5 4-7 0-3-1-4-3-4-5 0-40 26-62 76-20 42-24 85-24 117 0 29 3 76 25 120 23 47 56 72 61 72 2 0 3-1 3-4z"><text:p/></draw:path><draw:path draw:style-name="gr3" draw:text-style-name="P107" svg:width="0.162cm" svg:height="0.263cm" svg:x="0.55cm" svg:y="0.033cm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3" draw:text-style-name="P107" svg:width="0.089cm" svg:height="0.384cm" svg:x="0.75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107" svg:width="0.215cm" svg:height="0.238cm" svg:x="0.986cm" svg:y="0.055cm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107" svg:width="0.219cm" svg:height="0.253cm" svg:x="1.328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2-50 42-86 76-86 26 0 37 20 37 39 0 44-49 91-110 91z"><text:p/></draw:path><draw:path draw:style-name="gr3" draw:text-style-name="P107" svg:width="0.088cm" svg:height="0.384cm" svg:x="1.599cm" svg:y="0cm" svg:viewBox="0 0 89 385" svg:d="M89 381c0-1 0-1-6-8-48-49-61-122-61-180 0-67 15-135 63-182 4-5 4-5 4-7 0-3-1-4-3-4-5 0-39 26-62 76-20 42-24 85-24 117 0 29 4 76 25 120 23 47 56 72 61 72 2 0 3-1 3-4z"><text:p/></draw:path><draw:path draw:style-name="gr3" draw:text-style-name="P107" svg:width="0.127cm" svg:height="0.254cm" svg:x="1.746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107" svg:width="0.088cm" svg:height="0.384cm" svg:x="1.92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107" svg:width="0.213cm" svg:height="0.238cm" svg:x="2.163cm" svg:y="0.055cm" svg:viewBox="0 0 214 239" svg:d="M116 9c-3-7-6-9-9-9-5 0-6 3-8 9-32 71-65 143-97 215-2 4-2 5-2 7 0 5 3 8 8 8 2 0 5-1 9-8 29-67 60-135 90-203 30 68 60 136 91 203 3 8 8 8 9 8 4 0 7-3 7-8 0-1 0-2-2-6-32-72-65-145-96-216z"><text:p/></draw:path><draw:path draw:style-name="gr3" draw:text-style-name="P107" svg:width="0.089cm" svg:height="0.384cm" svg:x="2.522cm" svg:y="0cm" svg:viewBox="0 0 90 385" svg:d="M90 381c0-1 0-1-6-8-49-49-61-122-61-180 0-67 14-135 62-182 5-5 5-5 5-7 0-3-1-4-4-4s-39 26-61 76c-20 42-25 85-25 117 0 29 4 76 26 120 23 47 57 72 60 72s4-1 4-4z"><text:p/></draw:path><draw:path draw:style-name="gr3" draw:text-style-name="P107" svg:width="0.215cm" svg:height="0.274cm" svg:x="2.635cm" svg:y="0.018cm" svg:viewBox="0 0 216 275" svg:d="M213 14c3-4 3-4 3-6 0-5-4-8-8-8-6 0-8 4-9 9-11 28-22 56-33 85-38 0-78 0-117 0-11-29-21-57-32-85-2-6-4-9-9-9-4 0-8 3-8 8 0 1 0 1 2 6 32 84 65 169 97 252 2 6 3 9 9 9 5 0 6-4 9-7 32-84 64-169 96-254zM55 109c35 0 70 0 106 0-18 45-36 91-53 137-18-46-35-92-53-137z"><text:p/></draw:path><draw:path draw:style-name="gr3" draw:text-style-name="P107" svg:width="0.208cm" svg:height="0.174cm" svg:x="2.861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193cm" svg:height="0.221cm" svg:x="3.221cm" svg:y="0.078cm" svg:viewBox="0 0 194 222" svg:d="M180 120c7 0 14-1 14-9 0-9-7-8-14-8-55 0-108 0-163 0 4-50 48-88 103-88 20 0 41 0 60 0 7 0 14 0 14-7 0-8-7-8-14-8-21 0-40 0-61 0-66 0-119 48-119 111 0 62 53 111 119 111 21 0 40 0 61 0 7 0 14 0 14-7s-7-7-14-7c-19 0-40 0-60 0-55 0-99-37-103-88 55 0 108 0 163 0z"><text:p/></draw:path><draw:path draw:style-name="gr3" draw:text-style-name="P107" svg:width="0.261cm" svg:height="0.27cm" svg:x="3.564cm" svg:y="0.025cm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29 0 45 0 44 59 87 117 131 176 0 18 0 37 0 54z"><text:p/></draw:path><draw:path draw:style-name="gr3" draw:text-style-name="P107" svg:width="0.04cm" svg:height="0.04cm" svg:x="3.867cm" svg:y="0.247cm" svg:viewBox="0 0 41 41" svg:d="M41 21c0-12-9-21-20-21-12 0-21 9-21 21 0 11 9 20 21 20 11 0 20-9 20-20z"><text:p/></draw:path><draw:path draw:style-name="gr3" draw:text-style-name="P107" svg:width="0.219cm" svg:height="0.253cm" svg:x="3.96cm" svg:y="0.115cm" svg:viewBox="0 0 220 254" svg:d="M46 236c-1 4-2 5-2 7 0 8 8 11 11 11 2 0 11-1 14-11 2-2 4-15 15-69 3 1 5 1 12 1 65 0 124-60 124-121 0-31-15-54-44-54-56 0-79 75-102 151-42-8-64-30-64-57 0-11 9-54 32-81 3-3 2-3 3-4 0-2-1-5-4-5-11 0-41 57-41 94 0 35 25 64 67 74-7 21-14 43-21 64zM100 153c-3 0-4 0-8-1-4 0-4 0-4-1s7-36 8-42c12-50 41-86 76-86 27 0 37 20 37 39 0 44-50 91-109 91z"><text:p/></draw:path><draw:path draw:style-name="gr3" draw:text-style-name="P107" svg:width="0.089cm" svg:height="0.384cm" svg:x="4.23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107" svg:width="0.209cm" svg:height="0.174cm" svg:x="4.355cm" svg:y="0.115cm" svg:viewBox="0 0 210 175" svg:d="M23 148c-1 6-3 15-3 17 0 7 5 10 11 10 4 0 11-3 14-11 0-1 4-19 7-29 3-12 5-23 8-34 3-9 5-17 7-26 2-7 4-18 6-19 5-12 26-47 62-47 18 0 21 14 21 26 0 24-18 74-25 91-3 8-3 13-3 17 0 19 13 32 30 32 38 0 52-56 52-59 0-4-4-4-5-4-4 0-4 1-6 7-8 26-21 47-39 47-7 0-9-3-9-12 0-10 3-19 6-27 8-21 24-63 24-85 0-27-17-42-45-42-35 0-54 25-60 34-1-22-18-34-35-34-18 0-26 15-29 22-6 13-12 36-12 37 0 5 3 4 4 5 5 0 5-1 7-9 7-27 14-46 29-46 7 0 12 4 12 17 0 8-1 13-7 32-8 30-14 60-22 90z"><text:p/></draw:path><draw:path draw:style-name="gr3" draw:text-style-name="P107" svg:width="0.088cm" svg:height="0.384cm" svg:x="4.59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107" svg:width="0.342cm" svg:height="0.2cm" svg:x="4.854cm" svg:y="0.092cm" svg:viewBox="0 0 343 201" svg:d="M301 109c-20 15-32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107" svg:width="0.219cm" svg:height="0.253cm" svg:x="5.346cm" svg:y="0.115cm" svg:viewBox="0 0 220 254" svg:d="M46 236c-2 4-2 5-2 7 0 8 8 11 11 11 2 0 11-1 14-11 1-2 4-15 15-69 3 1 5 1 12 1 64 0 124-60 124-121 0-31-15-54-44-54-56 0-79 75-103 151-42-8-63-30-63-57 0-11 9-54 32-81 3-3 2-3 3-4 0-2-1-5-4-5-11 0-41 57-41 94 0 35 25 64 66 74-7 21-13 43-20 64zM99 153c-2 0-3 0-7-1-4 0-5 0-5-1s7-36 8-42c12-50 43-86 77-86 26 0 37 20 37 39 0 44-51 91-110 91z"><text:p/></draw:path><draw:path draw:style-name="gr3" draw:text-style-name="P107" svg:width="0.088cm" svg:height="0.384cm" svg:x="5.618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107" svg:width="0.208cm" svg:height="0.174cm" svg:x="5.741cm" svg:y="0.115cm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3 13-7 32-8 30-14 60-22 90z"><text:p/></draw:path><draw:path draw:style-name="gr3" draw:text-style-name="P107" svg:width="0.256cm" svg:height="0.254cm" svg:x="6.069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107" svg:width="0.153cm" svg:height="0.254cm" svg:x="6.454cm" svg:y="0.033cm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draw:path draw:style-name="gr3" draw:text-style-name="P107" svg:width="0.088cm" svg:height="0.384cm" svg:x="6.65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107" svg:width="0.089cm" svg:height="0.384cm" svg:x="6.799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107" svg:width="0.089cm" svg:height="0.384cm" svg:x="6.95cm" svg:y="0cm" svg:viewBox="0 0 90 385" svg:d="M90 193c0-30-4-76-26-120-23-48-56-73-60-73-2 0-4 2-4 4s0 2 8 9c37 38 59 99 59 180 0 65-14 133-61 181-6 6-6 6-6 7 0 2 2 4 4 4 4 0 39-26 61-76 20-41 25-84 25-116z"><text:p/></draw:path><draw:path draw:style-name="gr3" draw:text-style-name="P107" svg:width="0.342cm" svg:height="0.2cm" svg:x="7.207cm" svg:y="0.092cm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107" svg:width="0.089cm" svg:height="0.384cm" svg:x="7.718cm" svg:y="0cm" svg:viewBox="0 0 90 385" svg:d="M90 381c0-1 0-1-6-8-49-49-61-122-61-180 0-67 14-135 62-182 5-5 5-5 5-7 0-3-2-4-4-4-3 0-39 26-62 76-20 42-24 85-24 117 0 29 4 76 25 120 23 47 58 72 61 72 2 0 4-1 4-4z"><text:p/></draw:path><draw:path draw:style-name="gr3" draw:text-style-name="P107" svg:width="0.214cm" svg:height="0.274cm" svg:x="7.83cm" svg:y="0.018cm" svg:viewBox="0 0 215 275" svg:d="M213 14c2-4 2-4 2-6 0-5-3-8-8-8s-7 4-9 9c-11 28-21 56-32 85-39 0-78 0-118 0-11-29-20-57-31-85-3-6-4-9-9-9-4 0-8 3-8 8 0 1 0 1 2 6 32 84 65 169 97 252 1 6 3 9 9 9 5 0 6-4 8-7 33-84 64-169 97-254zM55 109c35 0 70 0 106 0-18 45-36 91-53 137-18-46-35-92-53-137z"><text:p/></draw:path><draw:path draw:style-name="gr3" draw:text-style-name="P107" svg:width="0.209cm" svg:height="0.174cm" svg:x="8.055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4 15-29 22-6 13-12 36-12 37 0 5 4 5 6 5 3 0 4-1 6-9 7-27 14-46 28-46 7 0 12 4 12 17 0 8-1 13-6 32-7 30-15 60-23 90z"><text:p/></draw:path><draw:path draw:style-name="gr3" draw:text-style-name="P107" svg:width="0.193cm" svg:height="0.221cm" svg:x="8.416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107" svg:width="0.261cm" svg:height="0.27cm" svg:x="8.758cm" svg:y="0.025cm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8 0-6 0-12 0-12 7 0 6 7 6 11 6 21 1 25 9 25 29 0 39 0 80 0 121-39-53-79-105-117-157-3-6-4-6-14-6-22 0-45 0-67 0-7 0-12 0-12 7 0 6 5 6 7 6 11 1 18 8 22 12-1 4-1 5-1 10zM219 243c-56-72-112-146-168-220-5-5-5-5-9-10 15 0 31 0 46 0 44 59 87 117 131 176 0 18 0 37 0 54z"><text:p/></draw:path><draw:path draw:style-name="gr3" draw:text-style-name="P107" svg:width="0.04cm" svg:height="0.04cm" svg:x="9.062cm" svg:y="0.247cm" svg:viewBox="0 0 41 41" svg:d="M41 21c0-12-10-21-21-21-12 0-20 9-20 21 0 11 8 20 20 20 11 0 21-9 21-20z"><text:p/></draw:path><draw:path draw:style-name="gr3" draw:text-style-name="P107" svg:width="0.219cm" svg:height="0.253cm" svg:x="9.155cm" svg:y="0.115cm" svg:viewBox="0 0 220 254" svg:d="M46 236c-2 4-2 5-2 7 0 8 8 11 11 11 2 0 11-1 14-11 1-2 4-15 15-69 3 1 5 1 12 1 64 0 124-60 124-121 0-31-15-54-44-54-56 0-79 75-103 151-42-8-63-30-63-57 0-11 9-54 32-81 3-3 2-3 3-4 0-2-1-5-4-5-11 0-41 57-41 94 0 35 25 64 66 74-7 21-13 43-20 64zM99 153c-2 0-3 0-7-1-4 0-5 0-5-1s6-36 8-42c12-50 43-86 77-86 26 0 37 20 37 39 0 44-51 91-110 91z"><text:p/></draw:path><draw:path draw:style-name="gr3" draw:text-style-name="P107" svg:width="0.088cm" svg:height="0.384cm" svg:x="9.427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107" svg:width="0.208cm" svg:height="0.174cm" svg:x="9.55cm" svg:y="0.115cm" svg:viewBox="0 0 209 175" svg:d="M23 148c-2 6-4 15-4 17 0 7 5 10 12 10 4 0 11-3 14-11 0-1 5-19 7-29 3-12 5-23 9-34 2-9 4-17 6-26 1-7 5-18 6-19 5-12 25-47 62-47 18 0 21 14 21 26 0 24-19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107" svg:width="0.088cm" svg:height="0.384cm" svg:x="9.79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107" svg:width="0.089cm" svg:height="0.384cm" svg:x="9.943cm" svg:y="0cm" svg:viewBox="0 0 90 385" svg:d="M90 193c0-30-4-76-25-120-24-48-57-73-61-73-2 0-4 2-4 4s0 2 8 9c37 38 59 99 59 180 0 65-14 133-62 181-5 6-5 6-5 7 0 2 2 4 4 4 4 0 39-26 62-76 20-41 24-84 24-116z"><text:p/></draw:path></draw:g></text:p>
        </text:list-item>
        <text:list-item>
          <text:p text:style-name="P90">נניח את אגף ימין של הגרירה ונוכיח את אגף שמאל.</text:p>
        </text:list-item>
        <text:list-item>
          <text:p text:style-name="P91"><text:span text:style-name="T50">נגדיר פונקציה חדשה </text:span><text:span text:style-name="T50"><draw:g text:anchor-type="as-char" svg:y="-0.288cm" draw:z-index="74" draw:name="Shape131" draw:style-name="gr1"><svg:title>TexMaths</svg:title><svg:desc>11§display§\psi(x) = \varphi(2x)§svg§600§FALSE§</svg:desc><draw:path draw:style-name="gr2" draw:text-style-name="P106" svg:width="2.191cm" svg:height="0.345cm" svg:x="0.01cm" svg:y="0.018cm" svg:viewBox="0 0 2192 346" svg:d="M1097 346c-366 0-732 0-1097 0 0-116 0-230 0-346 731 0 1461 0 2192 0 0 116 0 230 0 346-365 0-731 0-1095 0z"><text:p/></draw:path><draw:path draw:style-name="gr3" draw:text-style-name="P107" svg:width="0.233cm" svg:height="0.345cm" svg:x="0.001cm" svg:y="0.018cm" svg:viewBox="0 0 234 346" svg:d="M176 10c0-1 1-4 1-6 0-4-3-4-5-4-4 0-4 1-6 8-21 84-43 169-64 254-29-4-44-19-44-44 0-8 0-17 21-70 1-5 5-11 5-19 0-18-14-32-32-32-38 0-52 56-52 59 0 5 4 5 6 5 3 0 3-1 5-8 11-36 26-47 40-47 3 0 10 0 10 12 0 10-5 20-10 33-18 48-18 58-18 65 0 36 30 52 67 54-3 14-3 15-9 35-1 4-8 35-8 37 1 2 0 4 4 4 1 0 3 0 3-1 1-1 4-11 5-17 5-19 10-37 15-57 14 0 48 0 85-42 15-18 24-33 27-45 5-9 12-43 12-60 0-22-9-27-16-27-10 0-20 10-20 19 0 5 2 7 7 10 3 4 13 14 13 33 0 25-20 55-33 69-34 34-60 34-73 34 21-84 43-168 64-252z"><text:p/></draw:path><draw:path draw:style-name="gr3" draw:text-style-name="P107" svg:width="0.089cm" svg:height="0.384cm" svg:x="0.294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107" svg:width="0.192cm" svg:height="0.174cm" svg:x="0.418cm" svg:y="0.115cm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107" svg:width="0.089cm" svg:height="0.384cm" svg:x="0.649cm" svg:y="0cm" svg:viewBox="0 0 90 385" svg:d="M90 193c0-30-4-76-25-120-24-48-57-73-61-73-2 0-4 2-4 4s0 2 8 9c37 38 59 99 59 180 0 65-14 133-61 181-6 6-6 6-6 7 0 2 2 4 4 4 4 0 39-26 62-76 19-41 24-84 24-116z"><text:p/></draw:path><draw:path draw:style-name="gr3" draw:text-style-name="P107" svg:width="0.257cm" svg:height="0.09cm" svg:x="0.907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107" svg:width="0.219cm" svg:height="0.253cm" svg:x="1.312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2-50 42-86 76-86 26 0 37 20 37 39 0 44-49 91-110 91z"><text:p/></draw:path><draw:path draw:style-name="gr3" draw:text-style-name="P107" svg:width="0.088cm" svg:height="0.384cm" svg:x="1.584cm" svg:y="0cm" svg:viewBox="0 0 89 385" svg:d="M89 381c0-1 0-1-6-8-48-49-61-122-61-180 0-67 15-135 63-182 4-5 4-5 4-7 0-3-1-4-3-4-5 0-39 26-62 76-20 42-24 85-24 117 0 29 4 76 25 120 23 47 56 72 61 72 2 0 3-1 3-4z"><text:p/></draw:path><draw:path draw:style-name="gr3" draw:text-style-name="P107" svg:width="0.154cm" svg:height="0.254cm" svg:x="1.715cm" svg:y="0.033cm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107" svg:width="0.192cm" svg:height="0.174cm" svg:x="1.901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107" svg:width="0.089cm" svg:height="0.384cm" svg:x="2.132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50">:</text:span></text:p>
        </text:list-item>
        <text:list-item>
          <text:p text:style-name="P91"><text:span text:style-name="T49">נוכיח באינדוקציה רגילה </text:span><text:span text:style-name="T49"><draw:g text:anchor-type="as-char" svg:y="-0.288cm" draw:z-index="28" draw:name="Shape132" draw:style-name="gr1"><svg:title>TexMaths</svg:title><svg:desc>11§display§\forall n \in \mathbb{N}. \psi(n)§svg§600§FALSE§</svg:desc><draw:path draw:style-name="gr2" draw:text-style-name="P106" svg:width="2.024cm" svg:height="0.345cm" svg:x="0.021cm" svg:y="0.018cm" svg:viewBox="0 0 2025 346" svg:d="M1014 346c-338 0-676 0-1014 0 0-116 0-230 0-346 675 0 1351 0 2025 0 0 116 0 230 0 346-337 0-674 0-1011 0z"><text:p/></draw:path><draw:path draw:style-name="gr3" draw:text-style-name="P107" svg:width="0.214cm" svg:height="0.274cm" svg:x="0.001cm" svg:y="0.018cm" svg:viewBox="0 0 215 275" svg:d="M214 14c1-4 1-4 1-6 0-5-3-8-8-8-4 0-7 4-9 9-11 28-21 56-32 85-39 0-78 0-118 0-11-29-20-57-31-85-2-6-4-9-9-9-4 0-8 3-8 8 0 1 0 1 2 6 32 84 65 169 97 252 2 6 3 9 9 9 5 0 6-4 9-7 32-84 65-169 97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5-63 25-85 0-27-17-42-46-42-34 0-52 25-59 34-2-22-19-34-36-34-19 0-25 15-29 22-7 13-11 36-11 37 0 5 3 5 4 5 4 0 5-1 7-9 7-27 14-46 28-46 7 0 12 4 12 17 0 8-1 13-6 32-8 30-15 60-23 90z"><text:p/></draw:path><draw:path draw:style-name="gr3" draw:text-style-name="P107" svg:width="0.192cm" svg:height="0.221cm" svg:x="0.588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107" svg:width="0.261cm" svg:height="0.27cm" svg:x="0.93cm" svg:y="0.025cm" svg:viewBox="0 0 262 271" svg:d="M34 35c0 63 0 126 0 187 0 20-3 28-23 28-4 0-11 0-11 7 0 6 7 6 13 6 20 0 41 0 61 0 6 0 12 0 12-6 0-7-7-7-11-7-22 0-25-9-25-29 0-58 0-118 0-176 56 74 111 148 167 220 3 5 5 6 9 6 5 0 5-7 5-13 0-72 0-145 0-217 0-21 5-27 22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107" svg:width="0.04cm" svg:height="0.04cm" svg:x="1.232cm" svg:y="0.247cm" svg:viewBox="0 0 41 41" svg:d="M41 21c0-12-9-21-20-21s-21 9-21 21c0 11 10 20 21 20s20-9 20-20z"><text:p/></draw:path><draw:path draw:style-name="gr3" draw:text-style-name="P107" svg:width="0.233cm" svg:height="0.345cm" svg:x="1.318cm" svg:y="0.018cm" svg:viewBox="0 0 234 346" svg:d="M175 10c0-1 1-4 1-6 0-4-3-4-4-4-5 0-5 1-7 8-21 84-43 169-64 254-29-4-44-19-44-44 0-8 0-17 21-70 1-5 5-11 5-19 0-18-13-32-32-32-37 0-51 56-51 59 0 5 3 5 4 5 4 0 5-1 7-8 10-36 25-47 39-47 3 0 9 0 9 12 0 10-4 20-8 33-19 48-19 58-19 65 0 36 30 52 67 54-3 14-3 15-9 35-1 4-9 35-9 37 2 2 0 4 5 4 1 0 3 0 4-1s4-11 5-17c4-19 10-37 14-57 14 0 48 0 85-42 15-18 24-33 28-45 4-9 12-43 12-60 0-22-11-27-17-27-10 0-19 10-19 19 0 5 2 7 6 10 4 4 13 14 13 33 0 25-20 55-33 69-34 34-59 34-73 34 21-84 43-168 64-252z"><text:p/></draw:path><draw:path draw:style-name="gr3" draw:text-style-name="P107" svg:width="0.088cm" svg:height="0.384cm" svg:x="1.6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1.734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7 26-21 47-39 47-7 0-10-3-10-12 0-10 3-19 7-27 7-21 24-63 24-85 0-27-17-42-45-42-35 0-53 25-60 34-2-22-18-34-35-34-19 0-26 15-30 22-5 13-11 36-11 37 0 5 3 5 4 5 4 0 5-1 7-9 7-27 14-46 28-46 8 0 12 4 12 17 0 8-1 13-6 32-8 30-15 60-23 90z"><text:p/></draw:path><draw:path draw:style-name="gr3" draw:text-style-name="P107" svg:width="0.089cm" svg:height="0.384cm" svg:x="1.97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1">:</text:span></text:p>
          <text:list>
            <text:list-item>
              <text:p text:style-name="P92">בסיס: <draw:g text:anchor-type="as-char" svg:y="-0.288cm" draw:z-index="161" draw:name="Shape133" draw:style-name="gr1"><svg:title>TexMaths</svg:title><svg:desc>11§display§m = 0 \implies \psi(0) = \varphi(0)§svg§600§FALSE§</svg:desc><draw:path draw:style-name="gr2" draw:text-style-name="P106" svg:width="4.042cm" svg:height="0.344cm" svg:x="0.01cm" svg:y="0.018cm" svg:viewBox="0 0 4043 345" svg:d="M0 0c1348 0 2695 0 4043 0 0 115 0 230 0 345-1348 0-2695 0-4043 0 0-115 0-230 0-345z"><text:p/></draw:path><draw:path draw:style-name="gr3" draw:text-style-name="P107" svg:width="0.316cm" svg:height="0.173cm" svg:x="0.001cm" svg:y="0.115cm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4-51 17 0 20 13 20 27 0 22-15 66-23 86-3 10-6 14-6 22 0 18 14 31 32 31 37 0 51-56 51-59 0-4-3-4-5-4-4 0-4 1-6 7-6 21-18 48-39 48-6 0-10-4-10-13 0-10 4-19 8-27 7-20 23-63 23-85 0-24-15-41-44-41s-49 17-64 37c0-5-1-18-12-27-10-8-22-10-32-10-34 0-53 24-60 33-1-22-18-33-35-33-18 0-26 14-29 22-6 13-12 36-12 37 0 4 3 3 4 4 5 0 5 0 7-9 7-28 14-46 29-46 6 0 12 3 12 18 0 8-1 13-7 32-8 30-14 60-22 90z"><text:p/></draw:path><draw:path draw:style-name="gr3" draw:text-style-name="P107" svg:width="0.255cm" svg:height="0.089cm" svg:x="0.459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107" svg:width="0.162cm" svg:height="0.263cm" svg:x="0.86cm" svg:y="0.032cm" svg:viewBox="0 0 163 264" svg:d="M163 133c0-30-2-61-16-89-18-37-49-44-66-44-23 0-51 10-67 46-13 27-14 57-14 87s1 63 18 93c16 31 44 38 63 38 20 0 50-7 68-44 12-27 14-56 14-87zM81 257c-15 0-38-10-45-48-4-22-4-57-4-80 0-24 0-50 3-71 7-46 37-49 46-49 13 0 38 6 46 45 3 22 3 51 3 75 0 30 0 55-3 79-7 36-29 49-46 49z"><text:p/></draw:path><draw:path draw:style-name="gr3" draw:text-style-name="P107" svg:width="0.255cm" svg:height="0.089cm" svg:x="1.27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107" svg:width="0.342cm" svg:height="0.209cm" svg:x="1.51cm" svg:y="0.085cm" svg:viewBox="0 0 343 210" svg:d="M260 76c16 14 35 24 48 30-14 6-33 16-48 29-82 0-164 0-246 0-6 0-14 0-14 8s7 8 13 8c76 0 153 0 229 0-19 17-38 50-38 55 0 4 4 4 6 4 3 0 7 0 8-3 9-14 19-33 44-56 26-23 53-34 72-40 7-2 8-2 8-3 1 0 1-1 1-2s0-1 0-3c0-1-1-1-1-1-1 0-1-1-9-3-52-15-91-49-112-91-4-8-5-8-11-8-2 0-6 0-6 4 0 5 19 39 38 57-76 0-153 0-229 0-6 0-13 0-13 7 0 8 8 8 14 8 82 0 164 0 246 0z"><text:p/></draw:path><draw:path draw:style-name="gr3" draw:text-style-name="P107" svg:width="0.233cm" svg:height="0.344cm" svg:x="2.1cm" svg:y="0.019cm" svg:viewBox="0 0 234 345" svg:d="M176 10c0-2 1-4 1-7s-3-3-5-3c-4 0-4 0-6 8-21 84-43 169-64 253-29-3-44-18-44-43 0-8 0-18 21-70 1-6 5-13 5-20 0-17-14-31-32-31-38 0-52 56-52 59 0 4 4 4 6 4 3 0 4-1 5-7 11-36 26-48 40-48 3 0 10 0 10 13 0 10-5 20-10 33-18 47-18 57-18 64 0 36 30 53 67 55-3 13-3 14-9 35-1 3-8 35-8 36 1 1 0 4 4 4 1 0 3 0 3-1 1-2 4-11 6-17 4-19 10-37 14-57 14 0 48 0 85-41 15-18 24-35 27-45 5-10 12-43 12-61 0-21-10-26-16-26-10 0-20 10-20 19 0 4 2 6 7 10 3 4 13 14 13 33 0 24-20 55-33 69-34 34-60 34-73 34 21-84 43-168 64-252z"><text:p/></draw:path><draw:path draw:style-name="gr3" draw:text-style-name="P107" svg:width="0.088cm" svg:height="0.383cm" svg:x="2.394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107" svg:width="0.162cm" svg:height="0.263cm" svg:x="2.52cm" svg:y="0.032cm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107" svg:width="0.089cm" svg:height="0.383cm" svg:x="2.721cm" svg:y="0cm" svg:viewBox="0 0 90 384" svg:d="M90 193c0-30-4-77-26-120-23-48-56-73-60-73-2 0-4 1-4 3 0 3 0 3 8 10 37 38 59 99 59 180 0 65-14 132-61 181-6 5-6 5-6 6 0 3 2 4 4 4 4 0 39-26 62-75 19-43 24-85 24-116z"><text:p/></draw:path><draw:path draw:style-name="gr3" draw:text-style-name="P107" svg:width="0.256cm" svg:height="0.089cm" svg:x="2.9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19cm" svg:height="0.252cm" svg:x="3.384cm" svg:y="0.115cm" svg:viewBox="0 0 220 253" svg:d="M46 235c-1 5-2 5-2 7 0 9 8 11 11 11 2 0 11-1 14-10 1-3 4-16 15-69 3 0 5 0 12 0 65 0 124-61 124-121 0-30-15-53-44-53-56 0-79 75-102 150-42-8-64-30-64-58 0-11 9-52 32-79 3-3 3-4 3-5s-1-4-4-4c-11 0-41 55-41 93 0 36 25 64 67 74-6 21-14 43-21 64zM99 152c-2 0-3 0-7 0s-4-1-4-2c2-15 7-35 8-42 11-49 42-86 76-86 26 0 37 21 37 40 0 43-49 90-110 90z"><text:p/></draw:path><draw:path draw:style-name="gr3" draw:text-style-name="P107" svg:width="0.088cm" svg:height="0.383cm" svg:x="3.656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107" svg:width="0.162cm" svg:height="0.263cm" svg:x="3.782cm" svg:y="0.032cm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107" svg:width="0.089cm" svg:height="0.383cm" svg:x="3.982cm" svg:y="0cm" svg:viewBox="0 0 90 384" svg:d="M90 193c0-30-4-77-25-120-23-48-56-73-61-73-2 0-4 1-4 3 0 3 0 3 8 10 38 38 60 99 60 180 0 65-14 132-62 181-6 5-6 5-6 6 0 3 2 4 4 4 5 0 39-26 62-75 20-43 24-85 24-116z"><text:p/></draw:path></draw:g><text:s/>שנכון לפי ההנחה שלנו. </text:p>
            </text:list-item>
            <text:list-item>
              <text:p text:style-name="P93">צעד <text:span text:style-name="T51">(במקום להניח, נוכיח בלוגיקה):</text:span></text:p>
              <text:list>
                <text:list-item>
                  <text:p text:style-name="P88"><text:span text:style-name="T62">נניח </text:span><text:span text:style-name="T62"><draw:g text:anchor-type="as-char" svg:y="-0.288cm" draw:z-index="27" draw:name="Shape134" draw:style-name="gr1"><svg:title>TexMaths</svg:title><svg:desc>11§display§\psi(n)§svg§600§FALSE§</svg:desc><draw:path draw:style-name="gr2" draw:text-style-name="P106" svg:width="0.716cm" svg:height="0.345cm" svg:x="0.01cm" svg:y="0.018cm" svg:viewBox="0 0 717 346" svg:d="M359 346c-119 0-239 0-359 0 0-116 0-230 0-346 240 0 478 0 717 0 0 116 0 230 0 346-119 0-239 0-358 0z"><text:p/></draw:path><draw:path draw:style-name="gr3" draw:text-style-name="P107" svg:width="0.233cm" svg:height="0.345cm" svg:x="0.001cm" svg:y="0.018cm" svg:viewBox="0 0 234 346" svg:d="M175 10c1-1 1-4 1-6 0-4-2-4-5-4s-4 1-5 8c-22 84-43 169-64 254-29-4-44-19-44-44 0-8 0-17 21-70 1-5 3-11 3-19 0-18-12-32-30-32-38 0-52 56-52 59 0 5 4 5 5 5 4 0 4-1 6-8 11-36 26-47 40-47 2 0 8 0 8 12 0 10-3 20-8 33-18 48-18 58-18 65 0 36 30 52 67 54-3 14-3 15-9 35-1 4-9 35-9 37 2 2 0 4 5 4 1 0 2 0 3-1s3-11 4-17c6-19 10-37 16-57 14 0 48 0 84-42 16-18 24-33 28-45 3-9 12-43 12-60 0-22-10-27-16-27-10 0-20 10-20 19 0 5 2 7 5 10 5 4 15 14 15 33 0 25-20 55-35 69-32 34-58 34-72 34 21-84 42-168 64-252z"><text:p/></draw:path><draw:path draw:style-name="gr3" draw:text-style-name="P107" svg:width="0.088cm" svg:height="0.384cm" svg:x="0.293cm" svg:y="0cm" svg:viewBox="0 0 89 385" svg:d="M89 381c0-1 0-1-5-8-49-49-62-122-62-180 0-67 15-135 63-182 4-5 4-5 4-7 0-3-1-4-3-4-5 0-39 26-62 76-20 42-24 85-24 117 0 29 4 76 25 120 23 47 56 72 61 72 2 0 3-1 3-4z"><text:p/></draw:path><draw:path draw:style-name="gr3" draw:text-style-name="P107" svg:width="0.208cm" svg:height="0.174cm" svg:x="0.415cm" svg:y="0.115cm" svg:viewBox="0 0 209 175" svg:d="M23 148c-1 6-3 15-3 17 0 7 4 10 11 10 4 0 11-3 14-11 0-1 4-19 7-29 3-12 5-23 8-34 3-9 5-17 7-26 1-7 4-18 6-19 5-12 25-47 62-47 18 0 21 14 21 26 0 24-19 74-25 91-4 8-5 13-5 17 0 19 15 32 32 32 36 0 51-56 51-59 0-4-4-4-5-4-4 0-4 1-5 7-8 26-21 47-40 47-6 0-10-3-10-12 0-10 5-19 8-27 7-21 23-63 23-85 0-27-16-42-44-42-35 0-54 25-60 34-2-22-18-34-35-34-18 0-26 15-30 22-6 13-11 36-11 37 0 5 3 5 4 5 5 0 5-1 7-9 7-27 14-46 29-46 7 0 12 4 12 17 0 8-1 13-7 32-8 30-14 60-22 90z"><text:p/></draw:path><draw:path draw:style-name="gr3" draw:text-style-name="P107" svg:width="0.089cm" svg:height="0.384cm" svg:x="0.657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2">. לפיכך </text:span><text:span text:style-name="T62"><draw:g text:anchor-type="as-char" svg:y="-0.288cm" draw:z-index="25" draw:name="Shape135" draw:style-name="gr1"><svg:title>TexMaths</svg:title><svg:desc>11§display§\varphi(2n)§svg§600§FALSE§</svg:desc><draw:path draw:style-name="gr2" draw:text-style-name="P106" svg:width="0.897cm" svg:height="0.344cm" svg:x="0.001cm" svg:y="0.018cm" svg:viewBox="0 0 898 345" svg:d="M0 0c299 0 599 0 898 0 0 115 0 230 0 345-299 0-599 0-898 0 0-115 0-230 0-345z"><text:p/></draw:path><draw:path draw:style-name="gr3" draw:text-style-name="P107" svg:width="0.218cm" svg:height="0.252cm" svg:x="0.001cm" svg:y="0.115cm" svg:viewBox="0 0 219 253" svg:d="M46 235c-2 5-2 5-2 7 0 9 8 11 11 11 2 0 11-1 14-10 1-3 4-16 13-69 5 0 7 0 14 0 63 0 123-61 123-121 0-30-15-53-44-53-56 0-79 75-102 150-42-8-63-30-63-58 0-11 9-52 32-79 3-3 3-4 3-5s-1-4-5-4c-10 0-40 55-40 93 0 36 25 64 66 74-7 21-13 43-20 64zM99 152c-3 0-3 0-7 0s-5-1-5-2c2-15 6-35 8-42 12-49 42-86 77-86 26 0 37 21 37 40 0 43-51 90-110 90z"><text:p/></draw:path><draw:path draw:style-name="gr3" draw:text-style-name="P107" svg:width="0.089cm" svg:height="0.383cm" svg:x="0.272cm" svg:y="0cm" svg:viewBox="0 0 90 384" svg:d="M90 380c0-1 0-1-6-8-49-48-61-121-61-179 0-67 14-135 62-183 5-4 5-4 5-7 0-2-2-3-4-3-4 0-39 26-61 75-20 43-25 86-25 118 0 28 4 76 26 119 23 47 56 72 60 72 2 0 4-1 4-4z"><text:p/></draw:path><draw:path draw:style-name="gr3" draw:text-style-name="P107" svg:width="0.153cm" svg:height="0.256cm" svg:x="0.404cm" svg:y="0.032cm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3" draw:text-style-name="P107" svg:width="0.208cm" svg:height="0.173cm" svg:x="0.587cm" svg:y="0.115cm" svg:viewBox="0 0 209 174" svg:d="M23 148c-1 5-3 14-3 16 0 7 4 10 11 10 4 0 11-2 14-10 0-1 4-20 7-29 3-12 5-24 8-35 3-9 5-16 7-25 1-7 4-18 6-20 5-12 25-47 62-47 18 0 21 14 21 27 0 24-19 73-25 91-3 8-5 13-5 17 0 18 15 31 32 31 37 0 51-56 51-59 0-4-3-4-5-4-3 0-3 1-5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107" svg:width="0.088cm" svg:height="0.383cm" svg:x="0.8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2">. לפי הנתון </text:span><text:span text:style-name="T62"><draw:g text:anchor-type="as-char" svg:y="-0.288cm" draw:z-index="26" draw:name="Shape136" draw:style-name="gr1"><svg:title>TexMaths</svg:title><svg:desc>11§display§\varphi(x) \rightarrow \varphi(x + 2)§svg§600§FALSE§</svg:desc><draw:path draw:style-name="gr2" draw:text-style-name="P106" svg:width="2.735cm" svg:height="0.344cm" svg:x="0.001cm" svg:y="0.018cm" svg:viewBox="0 0 2736 345" svg:d="M0 0c912 0 1824 0 2736 0 0 115 0 230 0 345-912 0-1824 0-2736 0 0-115 0-230 0-345z"><text:p/></draw:path><draw:path draw:style-name="gr3" draw:text-style-name="P107" svg:width="0.218cm" svg:height="0.252cm" svg:x="0.001cm" svg:y="0.115cm" svg:viewBox="0 0 219 253" svg:d="M46 235c-2 5-2 5-2 7 0 9 8 11 11 11 2 0 11-1 14-10 1-3 4-16 13-69 5 0 7 0 14 0 64 0 123-61 123-121 0-30-14-53-44-53-56 0-79 75-102 150-42-8-63-30-63-58 0-11 9-52 32-79 3-3 3-4 3-5s-1-4-5-4c-10 0-40 55-40 93 0 36 25 64 66 74-7 21-13 43-20 64zM99 152c-3 0-3 0-7 0s-5-1-5-2c2-15 6-35 8-42 12-49 43-86 77-86 26 0 37 21 37 40 0 43-51 90-110 90z"><text:p/></draw:path><draw:path draw:style-name="gr3" draw:text-style-name="P107" svg:width="0.088cm" svg:height="0.383cm" svg:x="0.273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107" svg:width="0.191cm" svg:height="0.173cm" svg:x="0.396cm" svg:y="0.115cm" svg:viewBox="0 0 192 174" svg:d="M118 54c2-10 11-46 38-46 1 0 11 0 19 5-11 2-19 12-19 21 0 7 5 13 16 13 7 0 20-6 20-22 0-19-23-25-36-25-22 0-36 20-41 29-9-26-30-29-41-29-40 0-63 50-63 59 0 4 4 4 6 4 3 0 4-1 4-5 13-40 38-50 52-50 7 0 20 4 20 26 0 12-6 38-20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" draw:text-style-name="P107" svg:width="0.089cm" svg:height="0.383cm" svg:x="0.627cm" svg:y="0cm" svg:viewBox="0 0 90 384" svg:d="M90 193c0-30-4-77-25-120-24-48-57-73-61-73-2 0-4 1-4 3 0 3 0 3 8 10 37 38 59 99 59 180 0 65-14 132-61 181-6 5-6 5-6 6 0 3 2 4 4 4 4 0 39-26 62-75 20-43 24-85 24-116z"><text:p/></draw:path><draw:path draw:style-name="gr3" draw:text-style-name="P107" svg:width="0.342cm" svg:height="0.198cm" svg:x="0.884cm" svg:y="0.092cm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3" draw:text-style-name="P107" svg:width="0.219cm" svg:height="0.252cm" svg:x="1.375cm" svg:y="0.115cm" svg:viewBox="0 0 220 253" svg:d="M46 235c-1 5-2 5-2 7 0 9 8 11 11 11 2 0 11-1 14-10 1-3 4-16 15-69 3 0 5 0 12 0 65 0 124-61 124-121 0-30-15-53-44-53-56 0-79 75-102 150-42-8-64-30-64-58 0-11 9-52 32-79 3-3 3-4 3-5s-1-4-4-4c-11 0-41 55-41 93 0 36 25 64 67 74-7 21-14 43-21 64zM99 152c-2 0-3 0-7 0s-4-1-4-2c2-15 7-35 8-42 11-49 41-86 76-86 26 0 37 21 37 40 0 43-50 90-110 90z"><text:p/></draw:path><draw:path draw:style-name="gr3" draw:text-style-name="P107" svg:width="0.088cm" svg:height="0.383cm" svg:x="1.647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107" svg:width="0.191cm" svg:height="0.173cm" svg:x="1.77cm" svg:y="0.115cm" svg:viewBox="0 0 192 174" svg:d="M118 54c2-10 11-46 38-46 2 0 11 0 19 5-10 2-18 12-18 21 0 7 4 13 15 13 8 0 20-6 20-22 0-19-23-25-36-25-22 0-36 20-41 29-9-26-29-29-41-29-40 0-62 50-62 59 0 4 3 4 5 4 3 0 4-1 5-5 12-40 39-50 52-50 6 0 21 4 21 26 0 12-7 38-21 92-7 24-20 40-38 40-2 0-11 0-18-5 8-2 17-10 17-21 0-10-9-13-14-13-11 0-21 10-21 22 0 17 19 25 36 25 26 0 40-26 41-29 4 15 19 29 42 29 39 0 61-50 61-59 0-4-3-4-4-4-3 0-4 1-6 5-12 40-38 50-51 50-14 0-21-13-21-25 0-9 2-18 6-34 5-18 9-35 14-53z"><text:p/></draw:path><draw:path draw:style-name="gr3" draw:text-style-name="P107" svg:width="0.256cm" svg:height="0.256cm" svg:x="2.087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107" svg:width="0.154cm" svg:height="0.256cm" svg:x="2.471cm" svg:y="0.032cm" svg:viewBox="0 0 155 257" svg:d="M30 227c14-13 27-27 42-40 59-53 83-74 83-112 0-44-35-75-82-75-44 0-73 36-73 70 0 21 20 21 21 21 7 0 20-4 20-19 0-10-7-20-20-20-3 0-4 0-6 0 9-26 30-40 53-40 34 0 52 32 52 63s-20 62-41 86c-25 27-49 54-75 81-4 4-4 5-4 15 48 0 96 0 144 0 3-22 8-45 11-67-3 0-6 0-10 0-2 10-4 27-9 34-2 3-28 3-36 3-23 0-47 0-70 0z"><text:p/></draw:path><draw:path draw:style-name="gr3" draw:text-style-name="P107" svg:width="0.089cm" svg:height="0.383cm" svg:x="2.666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62">, הטענה </text:span><text:span text:style-name="T62"><draw:g text:anchor-type="as-char" svg:y="-0.288cm" draw:z-index="24" draw:name="Shape137" draw:style-name="gr1"><svg:title>TexMaths</svg:title><svg:desc>11§display§\varphi(2n)§svg§600§FALSE§</svg:desc><draw:path draw:style-name="gr2" draw:text-style-name="P106" svg:width="0.897cm" svg:height="0.344cm" svg:x="0.001cm" svg:y="0.018cm" svg:viewBox="0 0 898 345" svg:d="M0 0c299 0 599 0 898 0 0 115 0 230 0 345-299 0-599 0-898 0 0-115 0-230 0-345z"><text:p/></draw:path><draw:path draw:style-name="gr3" draw:text-style-name="P107" svg:width="0.218cm" svg:height="0.252cm" svg:x="0.001cm" svg:y="0.115cm" svg:viewBox="0 0 219 253" svg:d="M46 235c-2 5-2 5-2 7 0 9 8 11 11 11 2 0 11-1 14-10 1-3 4-16 13-69 5 0 7 0 14 0 63 0 123-61 123-121 0-30-15-53-44-53-56 0-79 75-102 150-42-8-63-30-63-58 0-11 9-52 32-79 3-3 3-4 3-5s-1-4-5-4c-10 0-40 55-40 93 0 36 25 64 66 74-7 21-13 43-20 64zM99 152c-3 0-3 0-7 0s-5-1-5-2c2-15 6-35 8-42 12-49 42-86 77-86 26 0 37 21 37 40 0 43-51 90-110 90z"><text:p/></draw:path><draw:path draw:style-name="gr3" draw:text-style-name="P107" svg:width="0.089cm" svg:height="0.383cm" svg:x="0.272cm" svg:y="0cm" svg:viewBox="0 0 90 384" svg:d="M90 380c0-1 0-1-6-8-49-48-61-121-61-179 0-67 14-135 62-183 5-4 5-4 5-7 0-2-2-3-4-3-4 0-39 26-61 75-20 43-25 86-25 118 0 28 4 76 26 119 23 47 56 72 60 72 2 0 4-1 4-4z"><text:p/></draw:path><draw:path draw:style-name="gr3" draw:text-style-name="P107" svg:width="0.153cm" svg:height="0.256cm" svg:x="0.404cm" svg:y="0.032cm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3" draw:text-style-name="P107" svg:width="0.208cm" svg:height="0.173cm" svg:x="0.587cm" svg:y="0.115cm" svg:viewBox="0 0 209 174" svg:d="M23 148c-1 5-3 14-3 16 0 7 4 10 11 10 4 0 11-2 14-10 0-1 4-20 7-29 3-12 5-24 8-35 3-9 5-16 7-25 1-7 4-18 6-20 5-12 25-47 62-47 18 0 21 14 21 27 0 24-19 73-25 91-3 8-5 13-5 17 0 18 15 31 32 31 37 0 51-56 51-59 0-4-3-4-5-4-3 0-3 1-5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107" svg:width="0.088cm" svg:height="0.383cm" svg:x="0.8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2"><text:s/>גוררת </text:span><text:span text:style-name="T62"><draw:g text:anchor-type="as-char" svg:y="-0.288cm" draw:z-index="23" draw:name="Shape138" draw:style-name="gr1"><svg:title>TexMaths</svg:title><svg:desc>11§display§\varphi(2n + 2)§svg§600§FALSE§</svg:desc><draw:path draw:style-name="gr2" draw:text-style-name="P106" svg:width="1.565cm" svg:height="0.345cm" svg:x="0.001cm" svg:y="0.018cm" svg:viewBox="0 0 1566 346" svg:d="M783 346c-261 0-522 0-783 0 0-116 0-230 0-346 522 0 1044 0 1566 0 0 116 0 230 0 346-261 0-522 0-783 0z"><text:p/></draw:path><draw:path draw:style-name="gr3" draw:text-style-name="P107" svg:width="0.219cm" svg:height="0.253cm" svg:x="0.001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1-50 42-86 76-86 26 0 37 20 37 39 0 44-49 91-110 91z"><text:p/></draw:path><draw:path draw:style-name="gr3" draw:text-style-name="P107" svg:width="0.088cm" svg:height="0.384cm" svg:x="0.273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107" svg:width="0.153cm" svg:height="0.254cm" svg:x="0.404cm" svg:y="0.033cm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107" svg:width="0.208cm" svg:height="0.174cm" svg:x="0.59cm" svg:y="0.115cm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107" svg:width="0.256cm" svg:height="0.254cm" svg:x="0.917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53cm" svg:height="0.254cm" svg:x="1.301cm" svg:y="0.033cm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3" draw:text-style-name="P107" svg:width="0.089cm" svg:height="0.384cm" svg:x="1.49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2">, שזה </text:span><text:span text:style-name="T62"><draw:g text:anchor-type="as-char" svg:y="-0.288cm" draw:z-index="22" draw:name="Shape139" draw:style-name="gr1"><svg:title>TexMaths</svg:title><svg:desc>11§display§\psi(n + 1)§svg§600§FALSE§</svg:desc><draw:path draw:style-name="gr2" draw:text-style-name="P106" svg:width="1.383cm" svg:height="0.344cm" svg:x="0.01cm" svg:y="0.018cm" svg:viewBox="0 0 1384 345" svg:d="M0 0c461 0 923 0 1384 0 0 115 0 230 0 345-461 0-923 0-1384 0 0-115 0-230 0-345z"><text:p/></draw:path><draw:path draw:style-name="gr3" draw:text-style-name="P107" svg:width="0.233cm" svg:height="0.344cm" svg:x="0.001cm" svg:y="0.019cm" svg:viewBox="0 0 234 345" svg:d="M175 10c1-2 1-4 1-7s-2-3-4-3c-4 0-5 0-6 8-21 84-43 169-64 253-29-3-44-18-44-43 0-8 0-18 20-70 2-6 5-13 5-20 0-17-13-31-31-31-38 0-52 56-52 59 0 4 3 3 4 4 5 0 5-1 7-7 10-36 26-48 39-48 3 0 9 0 9 13 0 10-3 20-8 33-19 47-19 57-19 64 0 36 31 53 67 55-2 13-2 14-8 35-1 3-8 35-8 36 1 1 0 4 4 4 1 0 2 0 3-1 1-2 4-11 5-17 5-19 10-37 15-57 14 0 47 0 84-41 16-18 24-35 28-45s12-43 12-61c0-21-10-26-16-26-10 0-20 10-20 19 0 4 2 6 6 10s14 14 14 33c0 24-20 55-34 69-34 34-59 34-73 34 21-84 43-168 64-252z"><text:p/></draw:path><draw:path draw:style-name="gr3" draw:text-style-name="P107" svg:width="0.089cm" svg:height="0.383cm" svg:x="0.294cm" svg:y="0cm" svg:viewBox="0 0 90 384" svg:d="M90 380c0-1 0-1-6-8-49-48-62-121-62-179 0-67 15-135 63-183 5-4 5-4 5-7 0-2-2-3-4-3-3 0-39 26-62 75-20 43-24 86-24 118 0 28 4 76 25 119 23 47 58 72 61 72 2 0 4-1 4-4z"><text:p/></draw:path><draw:path draw:style-name="gr3" draw:text-style-name="P107" svg:width="0.208cm" svg:height="0.173cm" svg:x="0.417cm" svg:y="0.115cm" svg:viewBox="0 0 209 174" svg:d="M23 148c-1 5-3 14-3 16 0 7 5 10 11 10 4 0 11-2 14-10 0-1 5-20 8-29 2-12 5-24 8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107" svg:width="0.256cm" svg:height="0.256cm" svg:x="0.744cm" svg:y="0.064cm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107" svg:width="0.127cm" svg:height="0.256cm" svg:x="1.143cm" svg:y="0.032cm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107" svg:width="0.088cm" svg:height="0.383cm" svg:x="1.325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2">. לפיכך, צעד האינדוקציה הוכח. </text:span></text:p>
                </text:list-item>
              </text:list>
            </text:list-item>
          </text:list>
        </text:list-item>
        <text:list-item>
          <text:p text:style-name="P94"><text:span text:style-name="T52">כמו כן נגדיר </text:span><text:s/><draw:g text:anchor-type="as-char" svg:y="-0.288cm" draw:z-index="73" draw:name="Shape140" draw:style-name="gr1"><svg:title>TexMaths</svg:title><svg:desc>11§display§\vartheta(x) = \varphi(2x + 1)§svg§600§FALSE§</svg:desc><draw:path draw:style-name="gr2" draw:text-style-name="P106" svg:width="2.819cm" svg:height="0.344cm" svg:x="0.01cm" svg:y="0.018cm" svg:viewBox="0 0 2820 345" svg:d="M0 0c940 0 1880 0 2820 0 0 115 0 230 0 345-940 0-1880 0-2820 0 0-115 0-230 0-345z"><text:p/></draw:path><draw:path draw:style-name="gr3" draw:text-style-name="P107" svg:width="0.205cm" svg:height="0.273cm" svg:x="0.001cm" svg:y="0.018cm" svg:viewBox="0 0 206 274" svg:d="M187 134c8-33 8-53 8-58 0-14-4-76-43-76-33 0-57 41-57 70 0 38 36 57 62 65-8 35-14 57-27 82-5 11-23 49-46 49-27 0-29-19-29-30 0-10 3-24 6-32 2-9 4-17 6-29 2-7 3-12 6-18 1-6 3-15 3-20 0-24-18-36-35-36-18 0-26 15-29 22-6 14-12 37-12 38 0 3 3 2 4 3 5 0 5 0 7-9 7-27 14-46 29-46 6 0 12 3 12 19 0 7-6 28-9 43-2 6-6 19-7 27-3 11-5 21-5 32 0 36 26 44 52 44 40 0 82-60 102-132 3 1 14 3 17 3 2 0 4-1 4-4s-2-3-8-4c-3-2-8-3-11-3zM160 127c-19-7-57-22-57-58 0-23 21-61 48-61 10 0 20 6 20 46 0 24-6 51-11 73z"><text:p/></draw:path><draw:path draw:style-name="gr3" draw:text-style-name="P107" svg:width="0.088cm" svg:height="0.383cm" svg:x="0.258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107" svg:width="0.192cm" svg:height="0.173cm" svg:x="0.381cm" svg:y="0.115cm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107" svg:width="0.089cm" svg:height="0.383cm" svg:x="0.612cm" svg:y="0cm" svg:viewBox="0 0 90 384" svg:d="M90 193c0-30-4-77-25-120-23-48-57-73-61-73-2 0-4 1-4 3 0 3 0 3 8 10 37 38 59 99 59 180 0 65-14 132-61 181-6 5-6 5-6 6 0 3 2 4 4 4 4 0 39-26 62-75 20-43 24-85 24-116z"><text:p/></draw:path><draw:path draw:style-name="gr3" draw:text-style-name="P107" svg:width="0.256cm" svg:height="0.089cm" svg:x="0.86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07" svg:width="0.219cm" svg:height="0.252cm" svg:x="1.275cm" svg:y="0.115cm" svg:viewBox="0 0 220 253" svg:d="M46 235c-1 5-2 5-2 7 0 9 8 11 12 11 1 0 10-1 14-10 2-3 3-16 14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107" svg:width="0.089cm" svg:height="0.383cm" svg:x="1.546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107" svg:width="0.154cm" svg:height="0.256cm" svg:x="1.677cm" svg:y="0.032cm" svg:viewBox="0 0 155 257" svg:d="M30 227c14-13 27-27 42-40 60-53 83-74 83-112 0-44-35-75-82-75-44 0-73 36-73 70 0 21 20 21 21 21 7 0 20-4 20-19 0-10-7-20-20-20-3 0-4 0-6 0 9-26 30-40 53-40 35 0 52 32 52 63s-20 62-41 86c-25 27-49 54-75 81-4 4-4 5-4 15 48 0 96 0 144 0 3-22 8-45 11-67-3 0-6 0-10 0-2 10-4 27-9 34-2 3-28 3-36 3-23 0-47 0-70 0z"><text:p/></draw:path><draw:path draw:style-name="gr3" draw:text-style-name="P107" svg:width="0.192cm" svg:height="0.173cm" svg:x="1.863cm" svg:y="0.115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107" svg:width="0.256cm" svg:height="0.256cm" svg:x="2.18cm" svg:y="0.064cm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107" svg:width="0.127cm" svg:height="0.256cm" svg:x="2.579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107" svg:width="0.089cm" svg:height="0.383cm" svg:x="2.759cm" svg:y="0cm" svg:viewBox="0 0 90 384" svg:d="M90 193c0-30-4-77-25-120-23-48-56-73-61-73-2 0-4 1-4 3 0 3 0 3 8 10 38 38 60 99 60 180 0 65-14 132-62 181-6 5-6 5-6 6 0 3 2 4 4 4 5 0 39-26 62-75 20-43 24-85 24-116z"><text:p/></draw:path></draw:g>, ונוכיח באינדוקציה רגילה <draw:g text:anchor-type="as-char" svg:y="-0.288cm" draw:z-index="21" draw:name="Shape141" draw:style-name="gr1"><svg:title>TexMaths</svg:title><svg:desc>11§display§\forall n \in \mathbb{N}. \vartheta(n)§svg§600§FALSE§</svg:desc><draw:path draw:style-name="gr2" draw:text-style-name="P106" svg:width="1.988cm" svg:height="0.345cm" svg:x="0.021cm" svg:y="0.018cm" svg:viewBox="0 0 1989 346" svg:d="M995 346c-332 0-664 0-995 0 0-116 0-230 0-346 663 0 1326 0 1989 0 0 116 0 230 0 346-332 0-663 0-994 0z"><text:p/></draw:path><draw:path draw:style-name="gr3" draw:text-style-name="P107" svg:width="0.215cm" svg:height="0.274cm" svg:x="0.001cm" svg:y="0.018cm" svg:viewBox="0 0 216 275" svg:d="M214 14c2-4 2-4 2-6 0-5-4-8-8-8-5 0-8 4-10 9-11 28-21 56-32 85-39 0-78 0-118 0-11-29-20-57-31-85-2-6-4-9-9-9-4 0-8 3-8 8 0 1 0 1 2 6 32 84 65 169 97 252 2 6 3 9 9 9 5 0 6-4 9-7 32-84 65-169 97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107" svg:width="0.193cm" svg:height="0.221cm" svg:x="0.588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107" svg:width="0.261cm" svg:height="0.27cm" svg:x="0.93cm" svg:y="0.025cm" svg:viewBox="0 0 262 271" svg:d="M34 35c0 63 0 126 0 187 0 20-3 28-23 28-4 0-11 0-11 7 0 6 7 6 13 6 20 0 41 0 61 0 6 0 12 0 12-6 0-7-6-7-11-7-21 0-24-9-24-29 0-58 0-118 0-176 56 74 111 148 167 220 3 5 4 6 8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107" svg:width="0.04cm" svg:height="0.04cm" svg:x="1.233cm" svg:y="0.247cm" svg:viewBox="0 0 41 41" svg:d="M41 21c0-12-10-21-21-21s-20 9-20 21c0 11 9 20 20 20s21-9 21-20z"><text:p/></draw:path><draw:path draw:style-name="gr3" draw:text-style-name="P107" svg:width="0.205cm" svg:height="0.274cm" svg:x="1.317cm" svg:y="0.017cm" svg:viewBox="0 0 206 275" svg:d="M186 134c9-32 9-53 9-57 0-14-3-77-43-77-33 0-57 41-57 70 0 38 36 57 62 65-8 36-14 58-27 83-5 11-23 48-46 48-27 0-29-19-29-30 0-10 3-22 6-30 2-10 4-19 6-30 2-6 3-13 6-19 1-6 3-14 3-20 0-24-18-36-35-36-18 0-26 16-29 22-6 14-12 37-12 38 0 4 3 2 4 4 5 0 5-1 7-9 7-27 14-46 29-46 6 0 12 3 12 18 0 9-6 29-9 44-2 6-6 20-8 27-2 11-4 21-4 32 0 37 26 44 52 44 40 0 82-60 102-132 3 0 14 3 18 3 1 0 3-1 3-4s-2-4-8-5c-4-2-8-3-12-3zM160 127c-19-7-57-21-57-57 0-24 21-61 48-61 10 0 20 5 20 45 0 24-6 51-11 73z"><text:p/></draw:path><draw:path draw:style-name="gr3" draw:text-style-name="P107" svg:width="0.088cm" svg:height="0.384cm" svg:x="1.574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107" svg:width="0.208cm" svg:height="0.174cm" svg:x="1.697cm" svg:y="0.115cm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107" svg:width="0.089cm" svg:height="0.384cm" svg:x="1.939cm" svg:y="0cm" svg:viewBox="0 0 90 385" svg:d="M90 193c0-30-4-76-25-120-23-48-57-73-61-73-2 0-4 2-4 4s0 2 8 9c37 38 59 99 59 180 0 65-14 133-61 181-6 6-6 6-6 7 0 2 2 4 4 4 4 0 39-26 62-76 20-41 24-84 24-116z"><text:p/></draw:path></draw:g>:</text:p>
          <text:list>
            <text:list-item>
              <text:p text:style-name="P95">בסיס: <draw:g text:anchor-type="as-char" svg:y="-0.288cm" draw:z-index="20" draw:name="Shape142" draw:style-name="gr1"><svg:title>TexMaths</svg:title><svg:desc>11§display§n = 0 \implies \vartheta(0) = \vatphi(1)§svg§600§FALSE§</svg:desc><draw:path draw:style-name="gr2" draw:text-style-name="P106" svg:width="3.644cm" svg:height="0.345cm" svg:x="0.01cm" svg:y="0.018cm" svg:viewBox="0 0 3645 346" svg:d="M1824 346c-609 0-1216 0-1824 0 0-116 0-230 0-346 1215 0 2430 0 3645 0 0 116 0 230 0 346-607 0-1214 0-1821 0z"><text:p/></draw:path><draw:path draw:style-name="gr3" draw:text-style-name="P107" svg:width="0.209cm" svg:height="0.174cm" svg:x="0.001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107" svg:width="0.256cm" svg:height="0.09cm" svg:x="0.35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07" svg:width="0.162cm" svg:height="0.263cm" svg:x="0.752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107" svg:width="0.256cm" svg:height="0.09cm" svg:x="1.16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07" svg:width="0.342cm" svg:height="0.21cm" svg:x="1.402cm" svg:y="0.085cm" svg:viewBox="0 0 343 211" svg:d="M260 77c16 13 36 23 49 29-14 6-33 16-49 29-82 0-164 0-246 0-6 0-14 0-14 9 0 8 8 8 14 8 76 0 152 0 228 0-18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" draw:text-style-name="P107" svg:width="0.205cm" svg:height="0.274cm" svg:x="1.993cm" svg:y="0.017cm" svg:viewBox="0 0 206 275" svg:d="M186 134c8-32 8-53 8-57 0-14-3-77-43-77-32 0-58 41-58 70 0 38 37 57 64 65-9 36-14 58-27 83-6 11-23 48-46 48-27 0-29-19-29-30 0-10 3-22 4-30 3-10 6-19 8-30 1-6 3-13 4-19 3-6 5-14 5-20 0-24-18-36-35-36-18 0-26 16-29 22-8 14-12 37-12 38 0 4 3 4 4 4 5 0 5-1 7-9 7-27 14-46 29-46 6 0 12 3 12 18 0 9-6 29-9 44-2 6-6 20-8 27-3 11-5 21-5 32 0 37 27 44 52 44 41 0 83-60 102-132 4 0 15 3 17 3s5-1 5-4-4-4-9-5c-3-2-8-3-11-3zM159 127c-18-7-56-21-56-57 0-24 20-61 48-61 10 0 19 5 19 45 0 24-5 51-11 73z"><text:p/></draw:path><draw:path draw:style-name="gr3" draw:text-style-name="P107" svg:width="0.089cm" svg:height="0.384cm" svg:x="2.248cm" svg:y="0cm" svg:viewBox="0 0 90 385" svg:d="M90 381c0-1 0-1-6-8-49-49-61-122-61-180 0-67 14-135 62-182 5-5 5-5 5-7 0-3-2-4-4-4-4 0-39 26-62 76-19 42-24 85-24 117 0 29 4 76 25 120 24 47 57 72 61 72 2 0 4-1 4-4z"><text:p/></draw:path><draw:path draw:style-name="gr3" draw:text-style-name="P107" svg:width="0.162cm" svg:height="0.263cm" svg:x="2.376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107" svg:width="0.088cm" svg:height="0.384cm" svg:x="2.576cm" svg:y="0cm" svg:viewBox="0 0 89 385" svg:d="M89 193c0-30-4-76-25-120-23-48-56-73-61-73-2 0-3 2-3 4s0 2 8 9c37 38 59 99 59 180 0 65-14 133-63 181-4 6-4 6-4 7 0 2 1 4 3 4 5 0 39-26 62-76 20-41 24-84 24-116z"><text:p/></draw:path><draw:path draw:style-name="gr3" draw:text-style-name="P107" svg:width="0.255cm" svg:height="0.09cm" svg:x="2.83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107" svg:width="0.088cm" svg:height="0.384cm" svg:x="3.258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107" svg:width="0.127cm" svg:height="0.254cm" svg:x="3.404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107" svg:width="0.089cm" svg:height="0.384cm" svg:x="3.584cm" svg:y="0cm" svg:viewBox="0 0 90 385" svg:d="M90 193c0-30-4-76-25-120-23-48-57-73-61-73-2 0-4 2-4 4s0 2 8 9c37 38 59 99 59 180 0 65-14 133-62 181-5 6-5 6-5 7 0 2 2 4 4 4 4 0 39-26 62-76 20-41 24-84 24-116z"><text:p/></draw:path></draw:g><text:s/>שנכון לפי ההנחה שלנו. </text:p>
            </text:list-item>
            <text:list-item>
              <text:p text:style-name="P96"><text:soft-page-break/>צעד:</text:p>
              <text:list>
                <text:list-item>
                  <text:p text:style-name="P88"><text:span text:style-name="T62">נניח </text:span><text:span text:style-name="T62"><draw:g text:anchor-type="as-char" svg:y="-0.288cm" draw:z-index="19" draw:name="Shape143" draw:style-name="gr1"><svg:title>TexMaths</svg:title><svg:desc>11§display§\vartheta(n)§svg§600§FALSE§</svg:desc><draw:path draw:style-name="gr2" draw:text-style-name="P106" svg:width="0.679cm" svg:height="0.344cm" svg:x="0.01cm" svg:y="0.018cm" svg:viewBox="0 0 680 345" svg:d="M0 0c226 0 454 0 680 0 0 115 0 230 0 345-226 0-454 0-680 0 0-115 0-230 0-345z"><text:p/></draw:path><draw:path draw:style-name="gr3" draw:text-style-name="P107" svg:width="0.204cm" svg:height="0.273cm" svg:x="0.001cm" svg:y="0.018cm" svg:viewBox="0 0 205 274" svg:d="M186 134c7-33 7-53 7-58 0-14-2-76-42-76-32 0-58 41-58 70 0 38 37 57 64 65-9 35-14 57-27 82-5 11-23 49-47 49-26 0-28-19-28-30 0-10 3-24 5-32 3-9 5-17 7-29 1-7 3-12 4-18 3-6 5-15 5-20 0-24-18-36-35-36-18 0-26 15-29 22-7 14-12 37-12 38 0 3 3 2 4 3 5 0 5 0 7-9 7-27 14-46 29-46 6 0 12 3 12 19 0 7-6 28-9 43-2 6-6 19-8 27-2 11-4 21-4 32 0 36 26 44 51 44 41 0 83-60 103-132 3 1 14 3 16 3s4-1 4-4-3-3-8-4c-5-2-8-3-11-3zM159 127c-18-7-56-22-56-58 0-23 20-61 48-61 9 0 19 6 19 46 0 24-5 51-11 73z"><text:p/></draw:path><draw:path draw:style-name="gr3" draw:text-style-name="P107" svg:width="0.089cm" svg:height="0.383cm" svg:x="0.256cm" svg:y="0cm" svg:viewBox="0 0 90 384" svg:d="M90 380c0-1 0-1-7-8-48-48-60-121-60-179 0-67 14-135 62-183 5-4 5-4 5-7 0-2-2-3-4-3-4 0-39 26-62 75-20 43-24 86-24 118 0 28 4 76 25 119 23 47 57 72 61 72 2 0 4-1 4-4z"><text:p/></draw:path><draw:path draw:style-name="gr3" draw:text-style-name="P107" svg:width="0.208cm" svg:height="0.173cm" svg:x="0.378cm" svg:y="0.115cm" svg:viewBox="0 0 209 174" svg:d="M23 148c-1 5-3 14-3 16 0 7 5 10 11 10 4 0 11-2 14-10 0-1 4-20 8-29 2-12 5-24 7-35 3-9 5-16 7-25 2-7 4-18 6-20 5-12 26-47 62-47 18 0 21 14 21 27 0 24-19 73-25 91-4 8-4 13-4 17 0 18 14 31 31 31 36 0 51-56 51-59 0-4-4-4-5-4-3 0-3 1-5 7-8 26-21 48-40 48-6 0-8-4-8-13 0-10 3-19 6-27 8-20 23-63 23-85 0-26-16-41-44-41-35 0-54 24-60 33-1-21-18-33-35-33-18 0-26 14-29 22-7 13-12 35-12 37 0 4 3 3 4 4 5 0 5 0 7-9 7-28 14-46 29-46 7 0 12 5 12 18 0 8-1 13-7 32-8 30-14 60-22 90z"><text:p/></draw:path><draw:path draw:style-name="gr3" draw:text-style-name="P107" svg:width="0.088cm" svg:height="0.383cm" svg:x="0.621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2">, </text:span><text:span text:style-name="T63">ונוכיח </text:span><text:span text:style-name="T63"><draw:g text:anchor-type="as-char" svg:y="-0.288cm" draw:z-index="7" draw:name="Shape144" draw:style-name="gr1"><svg:title>TexMaths</svg:title><svg:desc>11§display§\vartheta(n + 1)§svg§600§FALSE§</svg:desc><draw:path draw:style-name="gr2" draw:text-style-name="P106" svg:width="1.347cm" svg:height="0.345cm" svg:x="0.01cm" svg:y="0.018cm" svg:viewBox="0 0 1348 346" svg:d="M674 346c-225 0-450 0-674 0 0-116 0-230 0-346 449 0 899 0 1348 0 0 116 0 230 0 346-225 0-449 0-674 0z"><text:p/></draw:path><draw:path draw:style-name="gr3" draw:text-style-name="P107" svg:width="0.205cm" svg:height="0.274cm" svg:x="0.001cm" svg:y="0.017cm" svg:viewBox="0 0 206 275" svg:d="M187 134c8-32 8-53 8-57 0-14-2-77-43-77-32 0-57 41-57 70 0 38 36 57 62 65-7 36-14 58-27 83-5 11-23 48-46 48-27 0-29-19-29-30 0-10 3-22 6-30 2-10 4-19 7-30 1-6 4-13 5-19s3-14 3-20c0-24-18-36-35-36-18 0-26 16-29 22-6 14-12 37-12 38 0 4 4 4 6 4 3 0 3-1 6-9 7-27 14-46 28-46 6 0 12 3 12 18 0 9-6 29-9 44-1 6-6 20-7 27-3 11-5 21-5 32 0 37 26 44 52 44 40 0 82-60 102-132 3 0 15 3 17 3s4-1 4-4-2-4-8-5c-3-2-8-3-11-3zM160 127c-19-7-55-21-55-57 0-24 19-61 46-61 10 0 21 5 21 45 0 24-7 51-12 73z"><text:p/></draw:path><draw:path draw:style-name="gr3" draw:text-style-name="P107" svg:width="0.088cm" svg:height="0.384cm" svg:x="0.257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0.381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256cm" svg:height="0.254cm" svg:x="0.707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27cm" svg:height="0.254cm" svg:x="1.107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107" svg:width="0.089cm" svg:height="0.384cm" svg:x="1.28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63">. </text:span></text:p>
                </text:list-item>
                <text:list-item>
                  <text:p text:style-name="P97">לפי הגדרת <draw:g text:anchor-type="as-char" svg:y="-0.275cm" draw:z-index="2" draw:name="Shape145" draw:style-name="gr1"><svg:title>TexMaths</svg:title><svg:desc>11§display§\vartheta§svg§600§FALSE§</svg:desc><draw:path draw:style-name="gr2" draw:text-style-name="P106" svg:width="0.173cm" svg:height="0.234cm" svg:x="0.01cm" svg:y="0.02cm" svg:viewBox="0 0 174 235" svg:d="M0 0c58 0 116 0 174 0 0 78 0 157 0 235-58 0-116 0-174 0 0-78 0-157 0-235z"><text:p/></draw:path><draw:path draw:style-name="gr3" draw:text-style-name="P107" svg:width="0.202cm" svg:height="0.274cm" svg:x="0.001cm" svg:y="0cm" svg:viewBox="0 0 203 275" svg:d="M184 134c8-32 8-53 8-57 0-14-3-77-43-77-32 0-56 41-56 70 0 38 35 56 62 65-8 34-15 56-27 83-5 11-23 48-45 48-26 0-28-20-28-31 0-10 3-22 4-31 2-10 5-18 8-29 1-6 2-12 4-19s5-14 5-20c0-23-18-35-35-35-18 0-26 15-29 22-7 13-12 35-12 36 0 5 3 4 4 5 5 0 5-1 7-9 7-26 14-45 28-45 7 0 13 3 13 17 0 9-6 29-9 43-2 7-6 20-8 28-3 12-5 22-5 33 0 36 27 44 52 44 40 0 80-61 100-133 3 0 14 3 18 3 1 0 3-1 3-4s-2-3-8-5c-3-1-8-2-11-2zM157 126c-19-6-54-21-54-56 0-24 19-61 45-61 10 0 21 5 21 45 0 25-7 50-12 72z"><text:p/></draw:path></draw:g>, <draw:g text:anchor-type="as-char" svg:y="-0.288cm" draw:z-index="1" draw:name="Shape146" draw:style-name="gr1"><svg:title>TexMaths</svg:title><svg:desc>11§display§\vartheta(n) \iff \varphi(2n + 1)§svg§600§FALSE§</svg:desc><draw:path draw:style-name="gr2" draw:text-style-name="P106" svg:width="3.464cm" svg:height="0.345cm" svg:x="0.01cm" svg:y="0.018cm" svg:viewBox="0 0 3465 346" svg:d="M1734 346c-579 0-1157 0-1734 0 0-116 0-230 0-346 1155 0 2310 0 3465 0 0 116 0 230 0 346-577 0-1155 0-1731 0z"><text:p/></draw:path><draw:path draw:style-name="gr3" draw:text-style-name="P107" svg:width="0.205cm" svg:height="0.274cm" svg:x="0.001cm" svg:y="0.017cm" svg:viewBox="0 0 206 275" svg:d="M187 134c8-32 8-53 8-57 0-14-2-77-43-77-32 0-57 41-57 70 0 38 36 57 62 65-7 36-14 58-27 83-5 11-23 48-46 48-27 0-29-19-29-30 0-10 3-22 6-30 2-10 4-19 7-30 1-6 4-13 5-19 2-6 3-14 3-20 0-24-18-36-35-36-18 0-26 16-29 22-6 14-12 37-12 38 0 4 4 4 6 4 3 0 3-1 6-9 7-27 14-46 28-46 6 0 12 3 12 18 0 9-6 29-9 44-1 6-4 20-7 27-3 11-5 21-5 32 0 37 26 44 51 44 42 0 83-60 103-132 4 0 15 3 17 3s4-1 4-4-2-4-8-5c-3-2-8-3-11-3zM161 127c-20-7-56-21-56-57 0-24 19-61 46-61 10 0 21 5 21 45 0 24-7 51-11 73z"><text:p/></draw:path><draw:path draw:style-name="gr3" draw:text-style-name="P107" svg:width="0.088cm" svg:height="0.384cm" svg:x="0.257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107" svg:width="0.208cm" svg:height="0.174cm" svg:x="0.381cm" svg:y="0.115cm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107" svg:width="0.088cm" svg:height="0.384cm" svg:x="0.624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107" svg:width="0.342cm" svg:height="0.21cm" svg:x="0.988cm" svg:y="0.085cm" svg:viewBox="0 0 343 211" svg:d="M330 152c7 0 13 0 13-8 0-9-6-9-13-9-82 0-164 0-246 0-16-13-36-23-49-29 15-6 33-16 49-29 82 0 164 0 246 0 7 0 13-1 13-9 0-9-6-7-13-7-76 0-153 0-229 0 19-18 39-52 39-57 0-4-5-4-7-4-3 0-6 0-8 3-7 15-18 36-44 58-26 24-52 34-72 39-7 2-7 3-8 3-1 2-1 2-1 3s0 2 1 3h1c0 1 1 1 8 3 53 16 91 51 113 93 4 6 5 6 10 6 2 0 7 0 7-3 0-4-20-38-39-56 76 0 153 0 229 0z"><text:p/></draw:path><draw:path draw:style-name="gr3" draw:text-style-name="P107" svg:width="0.342cm" svg:height="0.21cm" svg:x="1.31cm" svg:y="0.085cm" svg:viewBox="0 0 343 211" svg:d="M259 77c16 13 36 23 49 29-14 6-33 16-49 29-82 0-164 0-246 0-6 0-13 0-13 9 0 8 7 8 13 8 76 0 153 0 229 0-19 18-40 52-40 56 0 3 6 3 8 3 3 0 6 0 8-3 7-13 18-34 44-56 26-24 53-34 72-40 7-2 7-3 8-3 1-1 1-2 1-3s0-1-1-3h-1c0-1-1-1-8-3-53-15-91-50-113-92-4-8-4-8-10-8-2 0-8 0-8 4 0 5 20 39 40 57-76 0-153 0-229 0-6 0-13-2-13 7 0 8 7 9 13 9 82 0 164 0 246 0z"><text:p/></draw:path><draw:path draw:style-name="gr3" draw:text-style-name="P107" svg:width="0.219cm" svg:height="0.253cm" svg:x="1.907cm" svg:y="0.115cm" svg:viewBox="0 0 220 254" svg:d="M47 236c-2 4-2 5-2 7 0 8 8 11 11 11 2 0 11-1 14-11 1-2 4-15 14-69 4 1 6 1 13 1 64 0 123-60 123-121 0-31-14-54-44-54-56 0-79 75-102 151-42-8-63-30-63-57 0-11 9-54 32-81 3-3 2-3 3-4 0-2-1-5-5-5-10 0-41 57-41 94 0 35 26 64 67 74-6 21-13 43-20 64zM100 153c-3 0-3 0-6-1-5 0-6 0-6-1s7-36 8-42c12-50 43-86 77-86 26 0 37 20 37 39 0 44-50 91-110 91z"><text:p/></draw:path><draw:path draw:style-name="gr3" draw:text-style-name="P107" svg:width="0.088cm" svg:height="0.384cm" svg:x="2.18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107" svg:width="0.153cm" svg:height="0.254cm" svg:x="2.311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107" svg:width="0.209cm" svg:height="0.174cm" svg:x="2.496cm" svg:y="0.115cm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6 13-12 36-12 37 0 5 4 5 6 5 3 0 3-1 6-9 6-27 14-46 28-46 7 0 12 4 12 17 0 8-1 13-7 32-8 30-14 60-22 90z"><text:p/></draw:path><draw:path draw:style-name="gr3" draw:text-style-name="P107" svg:width="0.255cm" svg:height="0.254cm" svg:x="2.825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107" svg:width="0.127cm" svg:height="0.254cm" svg:x="3.224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107" svg:width="0.089cm" svg:height="0.384cm" svg:x="3.405cm" svg:y="0cm" svg:viewBox="0 0 90 385" svg:d="M90 193c0-30-4-76-25-120-24-48-57-73-61-73-2 0-4 2-4 4s0 2 8 9c37 38 59 99 59 180 0 65-14 133-61 181-6 6-6 6-6 7 0 2 2 4 4 4 4 0 39-26 62-76 20-41 24-84 24-116z"><text:p/></draw:path></draw:g>. מזאת, בשילוב עם הנתונים, ניתן להסיק כי <draw:g text:anchor-type="as-char" svg:y="-0.288cm" draw:z-index="0" draw:name="Shape147" draw:style-name="gr1"><svg:title>TexMaths</svg:title><svg:desc>11§display§\varphi(2n + 3)§svg§600§FALSE§</svg:desc><draw:path draw:style-name="gr2" draw:text-style-name="P106" svg:width="1.565cm" svg:height="0.345cm" svg:x="0.001cm" svg:y="0.018cm" svg:viewBox="0 0 1566 346" svg:d="M783 346c-261 0-522 0-783 0 0-116 0-230 0-346 522 0 1044 0 1566 0 0 116 0 230 0 346-261 0-522 0-783 0z"><text:p/></draw:path><draw:path draw:style-name="gr3" draw:text-style-name="P107" svg:width="0.219cm" svg:height="0.253cm" svg:x="0.001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1-50 42-86 76-86 26 0 37 20 37 39 0 44-49 91-110 91z"><text:p/></draw:path><draw:path draw:style-name="gr3" draw:text-style-name="P107" svg:width="0.088cm" svg:height="0.384cm" svg:x="0.273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107" svg:width="0.153cm" svg:height="0.254cm" svg:x="0.404cm" svg:y="0.033cm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107" svg:width="0.208cm" svg:height="0.174cm" svg:x="0.59cm" svg:y="0.115cm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107" svg:width="0.256cm" svg:height="0.254cm" svg:x="0.917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6cm" svg:height="0.263cm" svg:x="1.297cm" svg:y="0.033cm" svg:viewBox="0 0 161 264" svg:d="M96 121c32-11 55-37 55-68 0-32-34-53-72-53s-68 23-68 52c0 13 9 21 20 21 12 0 20-9 20-20 0-20-19-20-25-20 13-19 38-24 52-24 16 0 36 9 36 44 0 4 0 26-11 44s-24 20-34 20c-3 0-12 1-14 1-3 0-7 1-7 4 0 5 4 5 10 5s11 0 17 0c32 0 46 26 46 63 0 52-26 63-44 63-16 0-45-6-58-29 13 2 25-7 25-20 0-15-11-22-22-22-9 0-22 5-22 23 0 34 36 59 78 59 47 0 83-35 83-74 0-31-25-61-65-69z"><text:p/></draw:path><draw:path draw:style-name="gr3" draw:text-style-name="P107" svg:width="0.089cm" svg:height="0.384cm" svg:x="1.497cm" svg:y="0cm" svg:viewBox="0 0 90 385" svg:d="M90 193c0-30-4-76-25-120-23-48-57-73-61-73-2 0-4 2-4 4s0 2 8 9c37 38 59 99 59 180 0 65-14 133-61 181-6 6-6 6-6 7 0 2 2 4 4 4 4 0 39-26 62-76 20-41 24-84 24-116z"><text:p/></draw:path></draw:g>, אשר שווה ערך ל־<draw:g text:anchor-type="as-char" svg:y="-0.288cm" draw:z-index="167" draw:name="Shape148" draw:style-name="gr1"><svg:title>TexMaths</svg:title><svg:desc>11§display§\vartheta(n + 1)§svg§600§FALSE§</svg:desc><draw:path draw:style-name="gr2" draw:text-style-name="P106" svg:width="1.347cm" svg:height="0.345cm" svg:x="0.01cm" svg:y="0.018cm" svg:viewBox="0 0 1348 346" svg:d="M674 346c-225 0-450 0-674 0 0-116 0-230 0-346 449 0 899 0 1348 0 0 116 0 230 0 346-225 0-449 0-674 0z"><text:p/></draw:path><draw:path draw:style-name="gr3" draw:text-style-name="P107" svg:width="0.205cm" svg:height="0.274cm" svg:x="0.001cm" svg:y="0.017cm" svg:viewBox="0 0 206 275" svg:d="M187 134c8-32 8-53 8-57 0-14-2-77-43-77-32 0-57 41-57 70 0 38 36 57 62 65-7 36-14 58-27 83-5 11-23 48-46 48-27 0-29-19-29-30 0-10 3-22 6-30 2-10 4-19 7-30 1-6 4-13 5-19s3-14 3-20c0-24-18-36-35-36-18 0-26 16-29 22-6 14-12 37-12 38 0 4 4 4 6 4 3 0 3-1 6-9 7-27 14-46 28-46 6 0 12 3 12 18 0 9-6 29-9 44-1 6-6 20-7 27-3 11-5 21-5 32 0 37 26 44 52 44 40 0 82-60 102-132 3 0 15 3 17 3s4-1 4-4-2-4-8-5c-3-2-8-3-11-3zM160 127c-19-7-55-21-55-57 0-24 19-61 46-61 10 0 21 5 21 45 0 24-7 51-12 73z"><text:p/></draw:path><draw:path draw:style-name="gr3" draw:text-style-name="P107" svg:width="0.088cm" svg:height="0.384cm" svg:x="0.257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0.381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256cm" svg:height="0.254cm" svg:x="0.707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27cm" svg:height="0.254cm" svg:x="1.107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107" svg:width="0.089cm" svg:height="0.384cm" svg:x="1.287cm" svg:y="0cm" svg:viewBox="0 0 90 385" svg:d="M90 193c0-30-4-76-25-120-23-48-57-73-61-73-2 0-4 2-4 4s0 2 8 9c37 38 59 99 59 180 0 65-14 133-61 181-6 6-6 6-6 7 0 2 2 4 4 4 4 0 39-26 62-76 20-41 24-84 24-116z"><text:p/></draw:path></draw:g>. צעד האינדוקציה הוכח, כדרוש. </text:p>
                </text:list-item>
              </text:list>
            </text:list-item>
          </text:list>
        </text:list-item>
        <text:list-item>
          <text:p text:style-name="P98">נסכם:</text:p>
          <text:p text:style-name="P19"><draw:g text:anchor-type="as-char" svg:y="-0.288cm" draw:z-index="168" draw:name="Shape149" draw:style-name="gr1"><svg:title>TexMaths</svg:title><svg:desc>11§display§\mathbb{N} = \{x \in \mathbb{N} \mid \psi(x)\} \cup \{x \in \mathbb{N} \mid \vartheta(x)\}§svg§600§FALSE§</svg:desc><draw:path draw:style-name="gr2" draw:text-style-name="P106" svg:width="6.055cm" svg:height="0.345cm" svg:x="0.011cm" svg:y="0.018cm" svg:viewBox="0 0 6056 346" svg:d="M3029 346c-1010 0-2019 0-3029 0 0-116 0-230 0-346 2019 0 4037 0 6056 0 0 116 0 230 0 346-1009 0-2019 0-3027 0z"><text:p/></draw:path><draw:path draw:style-name="gr3" draw:text-style-name="P107" svg:width="0.261cm" svg:height="0.27cm" svg:x="0.001cm" svg:y="0.025cm" svg:viewBox="0 0 262 271" svg:d="M34 35c0 63 0 126 0 187 0 20-3 28-23 28-4 0-11 0-11 7 0 6 7 6 13 6 20 0 40 0 60 0 7 0 13 0 13-6 0-7-7-7-12-7-21 0-24-9-24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107" svg:width="0.256cm" svg:height="0.09cm" svg:x="0.39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07" svg:width="0.137cm" svg:height="0.384cm" svg:x="0.814cm" svg:y="0cm" svg:viewBox="0 0 138 385" svg:d="M81 52c0-16 10-41 52-43 2 0 5-2 5-5 0-4-4-4-8-4-39 0-74 20-75 48 0 29 0 59 0 89 0 15 0 27-15 39-14 12-28 12-37 13-2 0-3 1-3 5 0 3 2 3 6 3 26 2 45 14 48 34 1 4 1 5 1 19 0 25 0 51 0 76 0 16 0 29 19 43 15 12 40 16 56 16 4 0 8 0 8-4s-3-4-7-4c-24-2-43-15-48-33-2-5-2-5-2-19 0-27 0-54 0-82 0-17-3-24-15-35-8-8-20-12-30-14 31-10 45-28 45-50 0-31 0-61 0-92z"><text:p/></draw:path><draw:path draw:style-name="gr3" draw:text-style-name="P107" svg:width="0.192cm" svg:height="0.174cm" svg:x="0.99cm" svg:y="0.117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107" svg:width="0.193cm" svg:height="0.221cm" svg:x="1.34cm" svg:y="0.079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107" svg:width="0.261cm" svg:height="0.27cm" svg:x="1.682cm" svg:y="0.025cm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107" svg:width="0.014cm" svg:height="0.384cm" svg:x="2.106cm" svg:y="0cm" svg:viewBox="0 0 15 385" svg:d="M15 14c0-6 0-14-7-14-8 0-8 8-8 14 0 119 0 238 0 357 0 7 0 14 8 14 7 0 7-7 7-14 0-119 0-238 0-357z"><text:p/></draw:path><draw:path draw:style-name="gr3" draw:text-style-name="P107" svg:width="0.233cm" svg:height="0.345cm" svg:x="2.285cm" svg:y="0.02cm" svg:viewBox="0 0 234 346" svg:d="M176 10c0-1 1-4 1-6 0-4-3-4-5-4-4 0-4 1-6 8-21 84-43 169-64 254-29-4-44-19-44-44 0-8 0-17 21-70 1-5 5-11 5-19 0-18-14-32-32-32-38 0-52 56-52 59 0 5 4 5 6 5 3 0 4-1 5-8 11-36 26-47 40-47 3 0 10 0 10 12 0 10-5 20-10 33-18 48-18 58-18 65 0 36 30 52 67 54-3 14-3 15-9 35-1 4-8 35-8 37 1 2 0 4 4 4 1 0 3 0 3-1 1-1 4-11 6-17 4-19 10-37 14-57 14 0 48 0 85-42 15-18 24-33 27-45 5-9 12-43 12-60 0-22-10-27-16-27-10 0-20 10-20 19 0 5 2 7 7 10 3 4 13 14 13 33 0 25-20 55-33 69-34 34-60 34-73 34 21-84 43-168 64-252z"><text:p/></draw:path><draw:path draw:style-name="gr3" draw:text-style-name="P107" svg:width="0.088cm" svg:height="0.384cm" svg:x="2.579cm" svg:y="0cm" svg:viewBox="0 0 89 385" svg:d="M89 381c0-1 0-1-6-8-49-49-61-122-61-179 0-68 14-136 62-183 5-5 5-5 5-7 0-3-1-4-3-4-5 0-40 26-62 76-20 42-24 85-24 118 0 28 3 75 25 119 23 47 56 72 61 72 2 0 3-1 3-4z"><text:p/></draw:path><draw:path draw:style-name="gr3" draw:text-style-name="P107" svg:width="0.192cm" svg:height="0.174cm" svg:x="2.702cm" svg:y="0.117cm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107" svg:width="0.089cm" svg:height="0.384cm" svg:x="2.933cm" svg:y="0cm" svg:viewBox="0 0 90 385" svg:d="M90 194c0-31-4-77-25-121-23-48-57-73-61-73-2 0-4 2-4 4s0 2 8 9c37 38 59 99 59 181 0 64-14 132-61 180-6 6-6 6-6 7 0 2 2 4 4 4 4 0 39-26 62-76 20-41 24-84 24-115z"><text:p/></draw:path><draw:path draw:style-name="gr3" draw:text-style-name="P107" svg:width="0.137cm" svg:height="0.384cm" svg:x="3.088cm" svg:y="0cm" svg:viewBox="0 0 138 385" svg:d="M56 334c0 15-10 40-53 43-1 0-3 2-3 4 0 4 4 4 8 4 37 0 73-18 73-48 0-29 0-58 0-88 0-16 0-28 16-40 14-11 28-11 37-12 2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107" svg:width="0.214cm" svg:height="0.238cm" svg:x="3.361cm" svg:y="0.056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107" svg:width="0.137cm" svg:height="0.384cm" svg:x="3.711cm" svg:y="0cm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4-17-35-8-8-19-12-30-14 32-10 47-28 47-50 0-31 0-61 0-92z"><text:p/></draw:path><draw:path draw:style-name="gr3" draw:text-style-name="P107" svg:width="0.192cm" svg:height="0.174cm" svg:x="3.888cm" svg:y="0.117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07" svg:width="0.193cm" svg:height="0.221cm" svg:x="4.237cm" svg:y="0.079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107" svg:width="0.261cm" svg:height="0.27cm" svg:x="4.58cm" svg:y="0.025cm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107" svg:width="0.014cm" svg:height="0.384cm" svg:x="5.002cm" svg:y="0cm" svg:viewBox="0 0 15 385" svg:d="M15 14c0-6 0-14-7-14-8 0-8 8-8 14 0 119 0 238 0 357 0 7 0 14 8 14 7 0 7-7 7-14 0-119 0-238 0-357z"><text:p/></draw:path><draw:path draw:style-name="gr3" draw:text-style-name="P107" svg:width="0.205cm" svg:height="0.274cm" svg:x="5.183cm" svg:y="0.017cm" svg:viewBox="0 0 206 275" svg:d="M186 134c8-32 8-53 8-57 0-14-3-77-43-77-32 0-57 41-57 70 0 38 36 57 63 65-8 36-14 58-27 83-6 11-23 48-46 48-27 0-29-19-29-30 0-10 3-22 4-30 3-10 6-19 8-30 1-6 3-13 5-19s4-14 4-20c0-24-18-36-35-36-18 0-26 16-29 22-8 14-12 37-12 38 0 4 3 4 4 4 5 0 5-1 7-9 7-27 14-46 29-46 6 0 12 3 12 18 0 9-6 29-9 44-2 6-6 20-8 27-3 11-5 21-5 32 0 37 27 44 53 44 40 0 82-60 102-132 3 0 14 3 16 3 3 0 5-1 5-4s-4-4-9-5c-3-2-8-3-11-3zM160 127c-19-7-57-21-57-57 0-24 20-61 48-61 10 0 20 5 20 45 0 24-6 51-11 73z"><text:p/></draw:path><draw:path draw:style-name="gr3" draw:text-style-name="P107" svg:width="0.089cm" svg:height="0.384cm" svg:x="5.438cm" svg:y="0cm" svg:viewBox="0 0 90 385" svg:d="M90 381c0-1 0-1-6-8-49-49-61-122-61-179 0-68 14-136 62-183 5-5 5-5 5-7 0-3-2-4-4-4-3 0-39 26-62 76-18 42-24 85-24 118 0 28 4 75 26 119 24 47 57 72 60 72 2 0 4-1 4-4z"><text:p/></draw:path><draw:path draw:style-name="gr3" draw:text-style-name="P107" svg:width="0.192cm" svg:height="0.174cm" svg:x="5.561cm" svg:y="0.117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107" svg:width="0.089cm" svg:height="0.384cm" svg:x="5.793cm" svg:y="0cm" svg:viewBox="0 0 90 385" svg:d="M90 194c0-31-4-77-26-121-23-48-56-73-60-73-3 0-4 2-4 4s0 2 8 9c37 38 59 99 59 181 0 64-14 132-61 180-6 6-6 6-6 7 0 2 1 4 4 4 4 0 39-26 61-76 20-41 25-84 25-115z"><text:p/></draw:path><draw:path draw:style-name="gr3" draw:text-style-name="P107" svg:width="0.137cm" svg:height="0.384cm" svg:x="5.95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p>
        </text:list-item>
        <text:list-item>
          <text:p text:style-name="P99">במילים אחרות, <draw:g text:anchor-type="as-char" svg:y="-0.275cm" draw:z-index="53" draw:name="Shape150" draw:style-name="gr1"><svg:title>TexMaths</svg:title><svg:desc>11§display§\vartheta§svg§600§FALSE§</svg:desc><draw:path draw:style-name="gr2" draw:text-style-name="P106" svg:width="0.173cm" svg:height="0.234cm" svg:x="0.01cm" svg:y="0.02cm" svg:viewBox="0 0 174 235" svg:d="M0 0c58 0 116 0 174 0 0 78 0 157 0 235-58 0-116 0-174 0 0-78 0-157 0-235z"><text:p/></draw:path><draw:path draw:style-name="gr3" draw:text-style-name="P107" svg:width="0.202cm" svg:height="0.274cm" svg:x="0.001cm" svg:y="0cm" svg:viewBox="0 0 203 275" svg:d="M184 134c8-32 8-53 8-57 0-14-3-77-43-77-32 0-56 41-56 70 0 38 35 56 62 65-8 34-15 56-27 83-5 11-23 48-45 48-26 0-28-20-28-31 0-10 3-22 4-31 2-10 5-18 8-29 1-6 2-12 4-19s5-14 5-20c0-23-18-35-35-35-18 0-26 15-29 22-7 13-12 35-12 36 0 5 3 4 4 5 5 0 5-1 7-9 7-26 14-45 28-45 7 0 13 3 13 17 0 9-6 29-9 43-2 7-6 20-8 28-3 12-5 22-5 33 0 36 27 44 52 44 40 0 80-61 100-133 3 0 14 3 18 3 1 0 3-1 3-4s-2-3-8-5c-3-1-8-2-11-2zM157 126c-19-6-54-21-54-56 0-24 19-61 45-61 10 0 21 5 21 45 0 25-7 50-12 72z"><text:p/></draw:path></draw:g><text:s/>עוברת על המספרים האי־זוגיים ו־<draw:g text:anchor-type="as-char" svg:y="-0.27cm" draw:z-index="52" draw:name="Shape151" draw:style-name="gr1"><svg:title>TexMaths</svg:title><svg:desc>11§display§\psi§svg§600§FALSE§</svg:desc><draw:path draw:style-name="gr2" draw:text-style-name="P106" svg:width="0.203cm" svg:height="0.305cm" svg:x="0.01cm" svg:y="0.018cm" svg:viewBox="0 0 204 306" svg:d="M0 0c68 0 135 0 204 0 0 102 0 204 0 306-69 0-136 0-204 0 0-102 0-204 0-306z"><text:p/></draw:path><draw:path draw:style-name="gr3" draw:text-style-name="P107" svg:width="0.231cm" svg:height="0.345cm" svg:x="0.001cm" svg:y="0cm" svg:viewBox="0 0 232 346" svg:d="M174 10c0-1 1-3 1-6 0-4-3-4-5-4-4 0-4 1-6 8-21 84-42 169-63 254-28-4-44-19-44-44 0-8 0-18 21-70 2-5 5-11 5-19 0-18-13-32-32-32-37 0-51 56-51 59 0 5 3 3 4 5 5 0 5-1 7-8 10-36 25-47 39-47 3 0 9 0 9 12 0 10-4 20-8 33-19 48-19 58-19 65 0 36 30 52 67 54-3 14-3 15-9 35-1 4-9 35-9 36s0 5 5 5c1 0 3 0 4-1s4-11 5-17c4-19 8-38 14-57 13 0 47 0 84-41 15-19 23-35 27-47 3-9 12-42 12-59 0-22-10-27-16-27-10 0-20 10-20 19 0 5 2 7 5 11 5 3 15 14 15 32 0 24-20 56-33 69-34 34-60 34-72 34 21-84 42-168 63-252z"><text:p/></draw:path></draw:g> עוברת על הזוגיים, כך שיחדיו הן מרכיבות את <text:span text:style-name="T65">קבוצת</text:span> הטבעיים. משום שאנחנו יודעים שכל אחת מהן נכונה לכל <draw:g text:anchor-type="as-char" svg:y="-0.173cm" draw:z-index="51" draw:name="Shape152" draw:style-name="gr1"><svg:title>TexMaths</svg:title><svg:desc>11§display§n§svg§600§FALSE§</svg:desc><draw:path draw:style-name="gr2" draw:text-style-name="P106" svg:width="0.179cm" svg:height="0.132cm" svg:x="0.01cm" svg:y="0.018cm" svg:viewBox="0 0 180 133" svg:d="M0 0c60 0 120 0 180 0 0 44 0 89 0 133-60 0-120 0-180 0 0-44 0-89 0-133z"><text:p/></draw:path><draw:path draw:style-name="gr3" draw:text-style-name="P107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אז <draw:g text:anchor-type="as-char" svg:y="-0.288cm" draw:z-index="8" draw:name="Shape153" draw:style-name="gr1"><svg:title>TexMaths</svg:title><svg:desc>11§display§\forall n \in \mathbb{N}. \varphi(n)§svg§600§FALSE§</svg:desc><draw:path draw:style-name="gr2" draw:text-style-name="P106" svg:width="2.01cm" svg:height="0.345cm" svg:x="0.021cm" svg:y="0.018cm" svg:viewBox="0 0 2011 346" svg:d="M1006 346c-335 0-671 0-1006 0 0-116 0-230 0-346 671 0 1340 0 2011 0 0 116 0 230 0 346-336 0-671 0-1005 0z"><text:p/></draw:path><draw:path draw:style-name="gr3" draw:text-style-name="P107" svg:width="0.214cm" svg:height="0.274cm" svg:x="0.001cm" svg:y="0.018cm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5 0 12-3 14-11 1-1 5-19 8-29 3-12 5-23 8-34 3-9 5-17 7-26 1-7 4-18 4-19 7-12 27-47 64-47 17 0 21 14 21 26 0 24-20 74-25 91-3 8-5 13-5 17 0 19 14 32 32 32 37 0 51-56 51-59 0-4-3-4-5-4-4 0-4 1-5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107" svg:width="0.192cm" svg:height="0.221cm" svg:x="0.587cm" svg:y="0.078cm" svg:viewBox="0 0 193 222" svg:d="M179 120c7 0 14 0 14-8 0-9-7-9-14-9-55 0-109 0-164 0 6-50 50-88 105-88 20 0 39 0 59 0 7 0 14 0 14-7 0-8-7-8-14-8-20 0-40 0-60 0-66 0-119 50-119 112s53 110 119 110c20 0 40 0 60 0 7 0 14 0 14-7s-7-7-14-7c-20 0-39 0-59 0-55 0-99-37-105-88 55 0 109 0 164 0z"><text:p/></draw:path><draw:path draw:style-name="gr3" draw:text-style-name="P107" svg:width="0.261cm" svg:height="0.27cm" svg:x="0.929cm" svg:y="0.025cm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4 9 24 29 0 39 0 80 0 121-38-53-78-105-116-157-4-6-6-6-14-6-22 0-45 0-67 0-7 0-13 0-13 7 0 6 6 6 8 6 10 1 18 8 22 12-1 4-1 5-1 10zM219 243c-56-72-112-146-168-220-5-5-5-5-9-10 15 0 31 0 46 0 44 59 87 117 131 176 0 18 0 37 0 54z"><text:p/></draw:path><draw:path draw:style-name="gr3" draw:text-style-name="P107" svg:width="0.04cm" svg:height="0.04cm" svg:x="1.231cm" svg:y="0.247cm" svg:viewBox="0 0 41 41" svg:d="M41 21c0-12-10-21-21-21s-20 9-20 21c0 11 9 20 20 20s21-9 21-20z"><text:p/></draw:path><draw:path draw:style-name="gr3" draw:text-style-name="P107" svg:width="0.218cm" svg:height="0.253cm" svg:x="1.325cm" svg:y="0.115cm" svg:viewBox="0 0 219 254" svg:d="M46 236c-2 4-2 5-2 7 0 8 8 11 11 11 2 0 11-1 14-11 1-2 4-15 13-69 5 1 7 1 14 1 63 0 123-60 123-121 0-31-15-54-44-54-56 0-79 75-102 151-42-8-63-30-63-57 0-11 9-54 32-81 3-3 2-3 3-4 0-2-1-5-5-5-10 0-40 57-40 94 0 35 25 64 66 74-7 21-13 43-20 64zM99 153c-3 0-3 0-7-1-4 0-5 0-5-1s6-36 8-42c12-50 42-86 76-86 27 0 38 20 38 39 0 44-51 91-110 91z"><text:p/></draw:path><draw:path draw:style-name="gr3" draw:text-style-name="P107" svg:width="0.088cm" svg:height="0.384cm" svg:x="1.596cm" svg:y="0cm" svg:viewBox="0 0 89 385" svg:d="M89 381c0-1 0-1-7-8-48-49-60-122-60-179 0-68 14-136 62-183 5-5 5-5 5-7 0-3-1-4-3-4-5 0-40 26-62 76-20 42-24 85-24 118 0 28 3 75 25 119 23 47 56 72 61 72 2 0 3-1 3-4z"><text:p/></draw:path><draw:path draw:style-name="gr3" draw:text-style-name="P107" svg:width="0.208cm" svg:height="0.174cm" svg:x="1.719cm" svg:y="0.115cm" svg:viewBox="0 0 209 175" svg:d="M22 148c-1 6-3 15-3 17 0 7 5 10 11 10 5 0 12-3 14-11 1-1 5-19 8-29 3-12 5-23 8-34 3-9 5-17 7-26 1-7 4-18 4-19 7-12 27-47 64-47 17 0 20 14 20 26 0 24-19 74-24 91-3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107" svg:width="0.089cm" svg:height="0.384cm" svg:x="1.961cm" svg:y="0cm" svg:viewBox="0 0 90 385" svg:d="M90 194c0-31-4-77-25-121-23-48-57-73-61-73-2 0-4 2-4 4s0 2 8 9c37 38 59 99 59 181 0 64-14 132-62 180-5 6-5 6-5 7 0 2 2 4 4 4 4 0 39-26 62-76 20-41 24-84 24-115z"><text:p/></draw:path></draw:g><text:s/>נכון, <text:span text:style-name="T3">כדרוש</text:span><text:span text:style-name="T65">.</text:span></text:p>
        </text:list-item>
        <text:list-item>
          <text:p text:style-name="P100"><text:span text:style-name="T1">מש"ל</text:span> <draw:g text:anchor-type="as-char" svg:y="-0.265cm" draw:z-index="162" draw:name="Shape154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text:tab/></text:p>
        </text:list-item>
      </text:list>
      <text:h text:style-name="Heading_20_3" text:outline-level="3">שאלה (ב) – עקרון האינדוקציה המלאה</text:h>
      <text:list text:style-name="L12">
        <text:list-item>
          <text:p text:style-name="P101">צ.ל.:</text:p>
          <text:p text:style-name="P20"><draw:g text:anchor-type="as-char" svg:y="-0.288cm" draw:z-index="5" draw:name="Shape155" draw:style-name="gr1"><svg:title>TexMaths</svg:title><svg:desc>11§display§(\forall n \in \mathbb{N}. \forall k \in \mathbb{N}. \forall 0 &lt; k &lt; n. \varphi(k)
\rightarrow\varphi(n))
  \rightarrow (\forall n \in \mathbb{N}. \varphi(n))§svg§600§FALSE§</svg:desc><draw:path draw:style-name="gr2" draw:text-style-name="P106" svg:width="9.952cm" svg:height="0.344cm" svg:x="0.001cm" svg:y="0.018cm" svg:viewBox="0 0 9953 345" svg:d="M0 0c3318 0 6635 0 9953 0 0 115 0 230 0 345-3318 0-6635 0-9953 0 0-115 0-230 0-345z"><text:p/></draw:path><draw:path draw:style-name="gr3" draw:text-style-name="P107" svg:width="0.088cm" svg:height="0.383cm" svg:x="0.02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107" svg:width="0.214cm" svg:height="0.273cm" svg:x="0.132cm" svg:y="0.019cm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107" svg:width="0.209cm" svg:height="0.173cm" svg:x="0.358cm" svg:y="0.115cm" svg:viewBox="0 0 210 174" svg:d="M23 148c-1 5-3 14-3 16 0 7 5 10 11 10 4 0 11-2 14-10 0-1 5-20 8-29 2-12 5-24 8-35 2-9 4-16 6-25 2-7 5-18 6-20 5-12 26-47 62-47 18 0 21 14 21 27 0 24-18 73-25 91-3 8-3 13-3 17 0 18 13 31 32 31 36 0 50-56 50-59 0-4-4-4-5-4-4 0-4 1-6 7-8 26-21 48-39 48-7 0-9-4-9-13 0-10 3-19 6-27 8-20 25-63 25-85 0-26-18-41-46-41-35 0-53 24-60 33-1-21-18-33-35-33-18 0-26 14-29 22-6 13-12 35-12 37 0 4 3 3 4 4 5 0 5 0 7-9 7-28 14-46 29-46 7 0 12 5 12 18 0 8-1 13-7 32-8 30-14 60-22 90z"><text:p/></draw:path><draw:path draw:style-name="gr3" draw:text-style-name="P107" svg:width="0.192cm" svg:height="0.221cm" svg:x="0.718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107" svg:width="0.261cm" svg:height="0.269cm" svg:x="1.06cm" svg:y="0.025cm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107" svg:width="0.041cm" svg:height="0.041cm" svg:x="1.363cm" svg:y="0.247cm" svg:viewBox="0 0 42 42" svg:d="M42 21c0-11-10-21-21-21s-21 10-21 21 10 21 21 21 21-10 21-21z"><text:p/></draw:path><draw:path draw:style-name="gr3" draw:text-style-name="P107" svg:width="0.214cm" svg:height="0.273cm" svg:x="1.438cm" svg:y="0.019cm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107" svg:width="0.174cm" svg:height="0.269cm" svg:x="1.673cm" svg:y="0.019cm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107" svg:width="0.192cm" svg:height="0.221cm" svg:x="2.005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107" svg:width="0.261cm" svg:height="0.269cm" svg:x="2.348cm" svg:y="0.025cm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107" svg:width="0.041cm" svg:height="0.041cm" svg:x="2.65cm" svg:y="0.247cm" svg:viewBox="0 0 42 42" svg:d="M42 21c0-11-10-21-21-21s-21 10-21 21 10 21 21 21 21-10 21-21z"><text:p/></draw:path><draw:path draw:style-name="gr3" draw:text-style-name="P107" svg:width="0.214cm" svg:height="0.273cm" svg:x="2.725cm" svg:y="0.019cm" svg:viewBox="0 0 215 274" svg:d="M212 14c3-4 3-5 3-6 0-5-4-8-8-8-5 0-7 4-9 9-11 28-21 56-32 85-39 0-78 0-118 0-11-29-20-57-31-85-3-6-5-9-9-9-5 0-8 3-8 8 1 2 0 1 2 6 32 84 64 168 96 251 2 6 4 9 10 9 4 0 6-4 8-8 31-83 64-168 96-252zM55 109c35 0 69 0 105 0-18 45-35 90-52 135-18-45-35-90-53-135z"><text:p/></draw:path><draw:path draw:style-name="gr3" draw:text-style-name="P107" svg:width="0.162cm" svg:height="0.263cm" svg:x="2.955cm" svg:y="0.032cm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107" svg:width="0.234cm" svg:height="0.221cm" svg:x="3.273cm" svg:y="0.078cm" svg:viewBox="0 0 235 222" svg:d="M229 17c4-3 6-6 6-9 0-5-3-8-7-8-1 0-2 0-7 3-71 33-143 66-214 100-5 3-7 5-7 9 0 5 2 7 7 9 71 33 143 66 214 99 5 2 6 2 7 2 4 0 7-3 7-7s-2-6-6-8c-68-31-135-63-204-95 69-32 136-64 204-95z"><text:p/></draw:path><draw:path draw:style-name="gr3" draw:text-style-name="P107" svg:width="0.174cm" svg:height="0.269cm" svg:x="3.67cm" svg:y="0.019cm" svg:viewBox="0 0 175 270" svg:d="M89 3c-1-1 0-3-4-3-9 0-38 2-48 3-3 0-7 1-7 8 0 4 3 4 9 4 18 0 19 4 19 7 0 2-1 6-1 8-18 73-37 147-56 221-1 6-1 6-1 9 0 9 8 10 11 10 4 0 11-4 13-8 2-3 19-74 21-84 13 1 45 8 45 32 0 4 0 5-1 8-1 6-1 10-1 14 0 22 15 38 35 38 12 0 22-6 31-20 10-18 13-39 13-40 0-3-3-3-4-3-3 0-5 1-6 7-7 28-16 48-33 48-7 0-12-4-12-19 0-6 1-15 2-21 3-6 3-8 3-12 0-24-25-35-58-39 13-7 25-19 33-29 19-20 37-37 55-37 3 0 4 0 4 1 5 1 5 1 9 3l1 1c-19 1-22 17-22 21 0 7 4 13 14 13 11 0 22-9 22-23 0-12-9-24-26-24-11 0-29 3-57 34-13 14-28 30-42 35 13-55 26-109 39-163z"><text:p/></draw:path><draw:path draw:style-name="gr3" draw:text-style-name="P107" svg:width="0.236cm" svg:height="0.221cm" svg:x="4.001cm" svg:y="0.078cm" svg:viewBox="0 0 237 222" svg:d="M229 17c4-3 8-6 8-9 0-5-4-8-8-8-1 0-2 0-8 3-71 33-142 66-213 100-5 3-8 5-8 9 0 5 3 7 8 9 71 33 142 66 213 99 6 2 7 2 8 2 4 0 8-3 8-7s-4-6-8-8c-67-31-135-63-203-95 68-32 136-64 203-95z"><text:p/></draw:path><draw:path draw:style-name="gr3" draw:text-style-name="P107" svg:width="0.208cm" svg:height="0.173cm" svg:x="4.388cm" svg:y="0.115cm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107" svg:width="0.04cm" svg:height="0.041cm" svg:x="4.642cm" svg:y="0.247cm" svg:viewBox="0 0 41 42" svg:d="M41 21c0-11-9-21-20-21-12 0-21 10-21 21s9 21 21 21c11 0 20-10 20-21z"><text:p/></draw:path><draw:path draw:style-name="gr3" draw:text-style-name="P107" svg:width="0.219cm" svg:height="0.252cm" svg:x="4.736cm" svg:y="0.115cm" svg:viewBox="0 0 220 253" svg:d="M46 235c-1 5-2 5-2 7 0 9 8 11 12 11 1 0 10-1 14-10 2-3 3-16 14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107" svg:width="0.089cm" svg:height="0.383cm" svg:x="5.006cm" svg:y="0cm" svg:viewBox="0 0 90 384" svg:d="M90 380c0-1 0-1-6-8-49-48-62-121-62-179 0-67 15-135 63-183 5-4 5-4 5-7 0-2-2-3-4-3-3 0-39 26-62 75-20 43-24 86-24 118 0 28 4 76 25 119 23 47 58 72 61 72 2 0 4-1 4-4z"><text:p/></draw:path><draw:path draw:style-name="gr3" draw:text-style-name="P107" svg:width="0.174cm" svg:height="0.269cm" svg:x="5.139cm" svg:y="0.019cm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107" svg:width="0.088cm" svg:height="0.383cm" svg:x="5.354cm" svg:y="0cm" svg:viewBox="0 0 89 384" svg:d="M89 193c0-30-3-77-25-120-23-48-56-73-61-73-2 0-3 1-3 3 0 3 0 3 8 10 37 38 59 99 59 180 0 65-14 132-61 181-6 5-6 5-6 6 0 3 1 4 3 4 5 0 40-26 62-75 20-43 24-85 24-116z"><text:p/></draw:path><draw:path draw:style-name="gr3" draw:text-style-name="P107" svg:width="0.342cm" svg:height="0.198cm" svg:x="5.611cm" svg:y="0.092cm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107" svg:width="0.219cm" svg:height="0.252cm" svg:x="6.103cm" svg:y="0.115cm" svg:viewBox="0 0 220 253" svg:d="M46 235c-1 5-2 5-2 7 0 9 8 11 11 11 2 0 11-1 14-10 1-3 4-16 15-69 3 0 5 0 12 0 65 0 124-61 124-121 0-30-15-53-44-53-56 0-79 75-102 150-42-8-64-30-64-58 0-11 9-52 32-79 3-3 3-4 3-5s-1-4-4-4c-11 0-41 55-41 93 0 36 25 64 67 74-6 21-14 43-21 64zM99 152c-2 0-3 0-7 0s-4-1-4-2c2-15 7-35 8-42 11-49 42-86 76-86 26 0 37 21 37 40 0 43-49 90-110 90z"><text:p/></draw:path><draw:path draw:style-name="gr3" draw:text-style-name="P107" svg:width="0.088cm" svg:height="0.383cm" svg:x="6.375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107" svg:width="0.208cm" svg:height="0.173cm" svg:x="6.498cm" svg:y="0.115cm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107" svg:width="0.088cm" svg:height="0.383cm" svg:x="6.74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107" svg:width="0.089cm" svg:height="0.383cm" svg:x="6.891cm" svg:y="0cm" svg:viewBox="0 0 90 384" svg:d="M90 193c0-30-4-77-25-120-23-48-57-73-61-73-2 0-4 1-4 3 0 3 0 3 8 10 37 38 60 99 60 180 0 65-14 132-62 181-6 5-6 5-6 6 0 3 2 4 4 4 4 0 39-26 62-75 20-43 24-85 24-116z"><text:p/></draw:path><draw:path draw:style-name="gr3" draw:text-style-name="P107" svg:width="0.342cm" svg:height="0.198cm" svg:x="7.148cm" svg:y="0.092cm" svg:viewBox="0 0 343 199" svg:d="M301 108c-22 16-31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107" svg:width="0.089cm" svg:height="0.383cm" svg:x="7.658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107" svg:width="0.215cm" svg:height="0.273cm" svg:x="7.771cm" svg:y="0.019cm" svg:viewBox="0 0 216 274" svg:d="M213 14c3-4 3-5 3-6 0-5-4-8-8-8-6 0-8 4-9 9-11 28-22 56-33 85-38 0-78 0-116 0-11-29-22-57-33-85-2-6-4-9-9-9-4 0-8 3-8 8 1 2 0 1 2 6 32 84 65 168 97 251 2 6 3 9 9 9 5 0 6-4 9-8 32-83 65-168 96-252zM55 109c35 0 70 0 106 0-18 45-36 90-53 135-18-45-35-90-53-135z"><text:p/></draw:path><draw:path draw:style-name="gr3" draw:text-style-name="P107" svg:width="0.208cm" svg:height="0.173cm" svg:x="7.997cm" svg:y="0.115cm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107" svg:width="0.193cm" svg:height="0.221cm" svg:x="8.35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107" svg:width="0.261cm" svg:height="0.269cm" svg:x="8.7cm" svg:y="0.025cm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3" draw:text-style-name="P107" svg:width="0.04cm" svg:height="0.041cm" svg:x="9.003cm" svg:y="0.247cm" svg:viewBox="0 0 41 42" svg:d="M41 21c0-11-9-21-20-21-12 0-21 10-21 21s9 21 21 21c11 0 20-10 20-21z"><text:p/></draw:path><draw:path draw:style-name="gr3" draw:text-style-name="P107" svg:width="0.219cm" svg:height="0.252cm" svg:x="9.096cm" svg:y="0.115cm" svg:viewBox="0 0 220 253" svg:d="M46 235c-1 5-2 5-2 7 0 9 8 11 11 11 2 0 11-1 14-10 3-3 4-16 15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107" svg:width="0.089cm" svg:height="0.383cm" svg:x="9.368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107" svg:width="0.209cm" svg:height="0.173cm" svg:x="9.491cm" svg:y="0.115cm" svg:viewBox="0 0 210 174" svg:d="M23 148c-1 5-3 14-3 16 0 7 5 10 11 10 4 0 11-2 14-10 0-1 5-20 7-29 3-12 5-24 9-35 2-9 4-16 6-25 2-7 5-18 6-20 5-12 26-47 62-47 18 0 21 14 21 27 0 24-18 73-25 91-3 8-3 13-3 17 0 18 13 31 30 31 38 0 52-56 52-59 0-4-4-4-5-4-4 0-4 1-6 7-8 26-21 48-39 48-7 0-9-4-9-13 0-10 3-19 6-27 8-20 25-63 25-85 0-26-18-41-46-41-35 0-53 24-60 33-1-21-18-33-35-33-18 0-26 14-29 22-6 13-12 35-12 37 0 4 3 3 4 4 5 0 5 0 7-9 7-28 14-46 29-46 7 0 12 5 12 18 0 8-1 13-7 32-8 30-14 60-22 90z"><text:p/></draw:path><draw:path draw:style-name="gr3" draw:text-style-name="P107" svg:width="0.088cm" svg:height="0.383cm" svg:x="9.734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107" svg:width="0.089cm" svg:height="0.383cm" svg:x="9.884cm" svg:y="0cm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02">נניח את אגף שמאל של הגרירה, ונוכיח שאגף ימין נובע ממנו:</text:p>
        </text:list-item>
        <text:list-item>
          <text:p text:style-name="P85"><text:span text:style-name="T18">נוכיח באינדוקציה </text:span><text:span text:style-name="T18"><draw:g text:anchor-type="as-char" svg:y="-0.288cm" draw:z-index="18" draw:name="Shape156" draw:style-name="gr1"><svg:title>TexMaths</svg:title><svg:desc>11§display§\forall n \in \mathbb{N}. \varphi(n)§svg§600§FALSE§</svg:desc><draw:path draw:style-name="gr2" draw:text-style-name="P106" svg:width="2.01cm" svg:height="0.345cm" svg:x="0.021cm" svg:y="0.018cm" svg:viewBox="0 0 2011 346" svg:d="M1006 346c-335 0-671 0-1006 0 0-116 0-230 0-346 671 0 1340 0 2011 0 0 116 0 230 0 346-336 0-671 0-1005 0z"><text:p/></draw:path><draw:path draw:style-name="gr3" draw:text-style-name="P107" svg:width="0.214cm" svg:height="0.274cm" svg:x="0.001cm" svg:y="0.018cm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5 0 12-3 14-11 1-1 5-19 8-29 3-12 5-23 8-34 3-9 5-17 7-26 1-7 4-18 4-19 7-12 27-47 64-47 17 0 21 14 21 26 0 24-20 74-25 91-3 8-5 13-5 17 0 19 14 32 32 32 37 0 51-56 51-59 0-4-3-4-5-4-4 0-4 1-5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107" svg:width="0.192cm" svg:height="0.221cm" svg:x="0.587cm" svg:y="0.078cm" svg:viewBox="0 0 193 222" svg:d="M179 120c7 0 14 0 14-8 0-9-7-9-14-9-55 0-109 0-164 0 6-50 50-88 105-88 20 0 39 0 59 0 7 0 14 0 14-7 0-8-7-8-14-8-20 0-40 0-60 0-66 0-119 50-119 112s53 110 119 110c20 0 40 0 60 0 7 0 14 0 14-7s-7-7-14-7c-20 0-39 0-59 0-55 0-99-37-105-88 55 0 109 0 164 0z"><text:p/></draw:path><draw:path draw:style-name="gr3" draw:text-style-name="P107" svg:width="0.261cm" svg:height="0.27cm" svg:x="0.929cm" svg:y="0.025cm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4 9 24 29 0 39 0 80 0 121-38-53-78-105-116-157-4-6-6-6-14-6-22 0-45 0-67 0-7 0-13 0-13 7 0 6 6 6 8 6 10 1 18 8 22 12-1 4-1 5-1 10zM219 243c-56-72-112-146-168-220-5-5-5-5-9-10 15 0 31 0 46 0 44 59 87 117 131 176 0 18 0 37 0 54z"><text:p/></draw:path><draw:path draw:style-name="gr3" draw:text-style-name="P107" svg:width="0.04cm" svg:height="0.04cm" svg:x="1.231cm" svg:y="0.247cm" svg:viewBox="0 0 41 41" svg:d="M41 21c0-12-10-21-21-21s-20 9-20 21c0 11 9 20 20 20s21-9 21-20z"><text:p/></draw:path><draw:path draw:style-name="gr3" draw:text-style-name="P107" svg:width="0.218cm" svg:height="0.253cm" svg:x="1.325cm" svg:y="0.115cm" svg:viewBox="0 0 219 254" svg:d="M46 236c-2 4-2 5-2 7 0 8 8 11 11 11 2 0 11-1 14-11 1-2 4-15 13-69 5 1 7 1 14 1 63 0 123-60 123-121 0-31-15-54-44-54-56 0-79 75-102 151-42-8-63-30-63-57 0-11 9-54 32-81 3-3 2-3 3-4 0-2-1-5-5-5-10 0-40 57-40 94 0 35 25 64 66 74-7 21-13 43-20 64zM99 153c-3 0-3 0-7-1-4 0-5 0-5-1s6-36 8-42c12-50 42-86 76-86 27 0 38 20 38 39 0 44-51 91-110 91z"><text:p/></draw:path><draw:path draw:style-name="gr3" draw:text-style-name="P107" svg:width="0.088cm" svg:height="0.384cm" svg:x="1.596cm" svg:y="0cm" svg:viewBox="0 0 89 385" svg:d="M89 381c0-1 0-1-7-8-48-49-60-122-60-179 0-68 14-136 62-183 5-5 5-5 5-7 0-3-1-4-3-4-5 0-40 26-62 76-20 42-24 85-24 118 0 28 3 75 25 119 23 47 56 72 61 72 2 0 3-1 3-4z"><text:p/></draw:path><draw:path draw:style-name="gr3" draw:text-style-name="P107" svg:width="0.208cm" svg:height="0.174cm" svg:x="1.719cm" svg:y="0.115cm" svg:viewBox="0 0 209 175" svg:d="M22 148c-1 6-3 15-3 17 0 7 5 10 11 10 5 0 12-3 14-11 1-1 5-19 8-29 3-12 5-23 8-34 3-9 5-17 7-26 1-7 4-18 4-19 7-12 27-47 64-47 17 0 20 14 20 26 0 24-19 74-24 91-3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107" svg:width="0.089cm" svg:height="0.384cm" svg:x="1.961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18">:</text:span></text:p>
          <text:list>
            <text:list-item>
              <text:p text:style-name="P85"><text:span text:style-name="T18">בסיס: </text:span><text:span text:style-name="T22">נתבונן ב־</text:span><text:span text:style-name="T22"><draw:g text:anchor-type="as-char" svg:y="-0.265cm" draw:z-index="6" draw:name="Shape157" draw:style-name="gr1"><svg:title>TexMaths</svg:title><svg:desc>11§display§n = 0§svg§600§FALSE§</svg:desc><draw:path draw:style-name="gr2" draw:text-style-name="P106" svg:width="0.882cm" svg:height="0.224cm" svg:x="0.01cm" svg:y="0.018cm" svg:viewBox="0 0 883 225" svg:d="M0 0c295 0 589 0 883 0 0 75 0 150 0 225-294 0-588 0-883 0 0-75 0-150 0-225z"><text:p/></draw:path><draw:path draw:style-name="gr3" draw:text-style-name="P107" svg:width="0.208cm" svg:height="0.173cm" svg:x="0.001cm" svg:y="0.085cm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107" svg:width="0.255cm" svg:height="0.089cm" svg:x="0.351cm" svg:y="0.115cm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107" svg:width="0.162cm" svg:height="0.264cm" svg:x="0.75cm" svg:y="0cm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</text:span><text:span text:style-name="T22">. לפי </text:span><text:span text:style-name="T23">הנתון של הגרירה, </text:span><text:span text:style-name="T23"><draw:g text:anchor-type="as-char" svg:y="-0.288cm" draw:z-index="4" draw:name="Shape158" draw:style-name="gr1"><svg:title>TexMaths</svg:title><svg:desc>11§display§\forall k. 0 &lt; k &lt; 0 \rightarrow \varphi(k) \rightarrow \varphi(0)§svg§600§FALSE§</svg:desc><draw:path draw:style-name="gr2" draw:text-style-name="P106" svg:width="4.802cm" svg:height="0.344cm" svg:x="0.02cm" svg:y="0.018cm" svg:viewBox="0 0 4803 345" svg:d="M0 0c1601 0 3203 0 4803 0 0 115 0 230 0 345-1600 0-3202 0-4803 0 0-115 0-230 0-345z"><text:p/></draw:path><draw:path draw:style-name="gr3" draw:text-style-name="P107" svg:width="0.214cm" svg:height="0.273cm" svg:x="0cm" svg:y="0.019cm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107" svg:width="0.174cm" svg:height="0.269cm" svg:x="0.237cm" svg:y="0.019cm" svg:viewBox="0 0 175 270" svg:d="M89 3c-2-1 0-3-5-3-9 0-37 2-47 3-3 0-7 1-7 8 0 4 3 4 9 4 18 0 19 4 19 7 0 2-1 6-1 8-18 73-37 147-56 221-1 6-1 6-1 9 0 9 8 10 11 10 4 0 11-4 13-8 1-3 19-74 21-84 13 1 45 8 45 32 0 4 0 5-1 8-1 6-1 10-1 14 0 22 15 38 35 38 12 0 22-6 31-20 10-18 13-39 13-40 0-3-3-3-4-3-3 0-5 1-6 7-7 28-16 48-33 48-7 0-13-4-13-19 0-6 2-15 3-21 3-6 3-8 3-12 0-24-26-35-58-39 13-7 25-19 33-29 19-20 37-37 55-37 3 0 4 0 4 1 4 1 5 1 9 3l1 1c-19 1-22 17-22 21 0 7 4 13 14 13 11 0 22-9 22-23 0-12-9-24-26-24-11 0-29 3-58 34-12 14-27 30-43 35 14-55 28-109 41-163z"><text:p/></draw:path><draw:path draw:style-name="gr3" draw:text-style-name="P107" svg:width="0.041cm" svg:height="0.041cm" svg:x="0.461cm" svg:y="0.247cm" svg:viewBox="0 0 42 42" svg:d="M42 21c0-11-10-21-21-21s-21 10-21 21 10 21 21 21 21-10 21-21z"><text:p/></draw:path><draw:path draw:style-name="gr3" draw:text-style-name="P107" svg:width="0.162cm" svg:height="0.263cm" svg:x="0.55cm" svg:y="0.032cm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3" draw:text-style-name="P107" svg:width="0.236cm" svg:height="0.221cm" svg:x="0.868cm" svg:y="0.078cm" svg:viewBox="0 0 237 222" svg:d="M229 17c4-3 8-6 8-9 0-5-4-8-8-8-1 0-2 0-7 3-71 33-143 66-214 100-5 3-8 5-8 9 0 5 3 7 8 9 71 33 143 66 214 99 5 2 6 2 7 2 4 0 8-3 8-7s-4-6-8-8c-67-31-135-63-203-95 68-32 136-64 203-95z"><text:p/></draw:path><draw:path draw:style-name="gr3" draw:text-style-name="P107" svg:width="0.174cm" svg:height="0.269cm" svg:x="1.265cm" svg:y="0.019cm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107" svg:width="0.234cm" svg:height="0.221cm" svg:x="1.597cm" svg:y="0.078cm" svg:viewBox="0 0 235 222" svg:d="M229 17c4-3 6-6 6-9 0-5-3-8-7-8-1 0-1 0-7 3-71 33-143 66-214 100-5 3-7 5-7 9 0 5 2 7 7 9 71 33 143 66 214 99 6 2 6 2 7 2 4 0 7-3 7-7s-2-6-6-8c-68-31-135-63-204-95 69-32 136-64 204-95z"><text:p/></draw:path><draw:path draw:style-name="gr3" draw:text-style-name="P107" svg:width="0.162cm" svg:height="0.263cm" svg:x="1.988cm" svg:y="0.032cm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3" draw:text-style-name="P107" svg:width="0.342cm" svg:height="0.198cm" svg:x="2.295cm" svg:y="0.092cm" svg:viewBox="0 0 343 199" svg:d="M301 108c-22 16-31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107" svg:width="0.219cm" svg:height="0.252cm" svg:x="2.786cm" svg:y="0.115cm" svg:viewBox="0 0 220 253" svg:d="M46 235c-1 5-1 5-1 7 0 9 7 11 11 11 2 0 10-1 14-10 2-3 4-16 14-69 3 0 6 0 13 0 64 0 123-61 123-121 0-30-15-53-44-53-56 0-79 75-102 150-42-8-64-30-64-58 0-11 9-52 32-79 3-3 3-4 3-5s0-4-4-4c-11 0-41 55-41 93 0 36 25 64 67 74-6 21-14 43-21 64zM100 152c-3 0-4 0-6 0-6 0-6-1-6-2 2-15 7-35 8-42 12-49 42-86 77-86 26 0 36 21 36 40 0 43-49 90-109 90z"><text:p/></draw:path><draw:path draw:style-name="gr3" draw:text-style-name="P107" svg:width="0.089cm" svg:height="0.383cm" svg:x="3.057cm" svg:y="0cm" svg:viewBox="0 0 90 384" svg:d="M90 380c0-1 0-1-6-8-49-48-61-121-61-179 0-67 14-135 62-183 5-4 5-4 5-7 0-2-2-3-4-3-3 0-39 26-62 75-20 43-24 86-24 118 0 28 4 76 25 119 25 47 58 72 61 72 2 0 4-1 4-4z"><text:p/></draw:path><draw:path draw:style-name="gr3" draw:text-style-name="P107" svg:width="0.175cm" svg:height="0.269cm" svg:x="3.19cm" svg:y="0.019cm" svg:viewBox="0 0 176 270" svg:d="M90 3c-2-1 0-3-5-3-9 0-37 2-46 3-4 0-8 1-8 8 0 4 3 4 9 4 18 0 19 4 19 7 0 2-1 6-1 8-18 73-37 147-56 221-2 6-2 6-2 9 0 9 8 10 12 10 5 0 10-4 13-8 1-3 19-74 21-84 13 1 45 8 45 32 0 4 0 5-1 8-1 6-1 10-1 14 0 22 16 38 35 38 11 0 22-6 31-20 9-18 13-39 13-40 0-3-3-3-4-3-3 0-4 1-6 7-7 28-16 48-33 48-7 0-13-4-13-19 0-6 2-15 4-21s2-8 2-12c0-24-26-35-57-39 11-7 24-19 33-29 18-20 36-37 55-37 2 0 2 0 3 1 4 1 5 1 9 3l1 1c-19 1-22 17-22 21 0 7 4 13 14 13s22-9 22-23c0-12-9-24-26-24-11 0-29 3-58 34-13 14-27 30-42 35 13-55 27-109 40-163z"><text:p/></draw:path><draw:path draw:style-name="gr3" draw:text-style-name="P107" svg:width="0.089cm" svg:height="0.383cm" svg:x="3.405cm" svg:y="0cm" svg:viewBox="0 0 90 384" svg:d="M90 193c0-30-4-77-26-120-23-48-56-73-60-73-2 0-4 1-4 3 0 3 0 3 8 10 37 38 59 99 59 180 0 65-14 132-61 181-6 5-6 5-6 6 0 3 2 4 4 4 4 0 39-26 62-75 19-43 24-85 24-116z"><text:p/></draw:path><draw:path draw:style-name="gr3" draw:text-style-name="P107" svg:width="0.342cm" svg:height="0.198cm" svg:x="3.662cm" svg:y="0.092cm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3" draw:text-style-name="P107" svg:width="0.219cm" svg:height="0.252cm" svg:x="4.154cm" svg:y="0.115cm" svg:viewBox="0 0 220 253" svg:d="M46 235c-1 5-2 5-2 7 0 9 8 11 11 11 2 0 11-1 14-10 3-3 4-16 15-69 3 0 5 0 12 0 65 0 124-61 124-121 0-30-15-53-44-53-56 0-79 75-102 150-42-8-64-30-64-58 0-11 9-52 32-79 3-3 3-4 3-5s-1-4-4-4c-11 0-41 55-41 93 0 36 25 64 67 74-6 21-14 43-21 64zM100 152c-3 0-4 0-8 0s-4-1-4-2c2-15 7-35 8-42 12-49 42-86 76-86 26 0 37 21 37 40 0 43-49 90-109 90z"><text:p/></draw:path><draw:path draw:style-name="gr3" draw:text-style-name="P107" svg:width="0.088cm" svg:height="0.383cm" svg:x="4.426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107" svg:width="0.162cm" svg:height="0.263cm" svg:x="4.552cm" svg:y="0.032cm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3" draw:text-style-name="P107" svg:width="0.089cm" svg:height="0.383cm" svg:x="4.753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23">. </text:span><text:span text:style-name="T24">הגרירה הראשונה נכונה באופן ריק, לכן </text:span><text:span text:style-name="T24"><draw:g text:anchor-type="as-char" svg:y="-0.288cm" draw:z-index="3" draw:name="Shape159" draw:style-name="gr1"><svg:title>TexMaths</svg:title><svg:desc>11§display§T \rightarrow \varphi(0)§svg§600§FALSE§</svg:desc><draw:path draw:style-name="gr2" draw:text-style-name="P106" svg:width="1.546cm" svg:height="0.345cm" svg:x="0.011cm" svg:y="0.018cm" svg:viewBox="0 0 1547 346" svg:d="M774 346c-258 0-516 0-774 0 0-116 0-230 0-346 516 0 1031 0 1547 0 0 116 0 230 0 346-257 0-516 0-773 0z"><text:p/></draw:path><draw:path draw:style-name="gr3" draw:text-style-name="P107" svg:width="0.261cm" svg:height="0.259cm" svg:x="0.001cm" svg:y="0.025cm" svg:viewBox="0 0 262 260" svg:d="M155 26c3-9 4-13 9-14 3 0 16 0 24 0 40 0 57 1 57 31 0 7-2 21-3 31-1 2-1 6-1 7 0 3 1 6 4 6 5 0 6-3 6-9 3-22 7-45 11-67 0-2 0-5 0-7 0-4-4-4-10-4-72 0-143 0-215 0-8 0-10 0-12 8-7 23-15 45-23 68-1 0-2 5-2 7s1 4 4 4c4 0 5-2 7-9 21-59 31-66 88-66 5 0 10 0 15 0 10 0 10 1 10 5 0 2-1 6-1 7-17 68-34 137-52 205-3 14-4 19-46 19-13 0-16 0-16 7 0 5 4 5 6 5 11 0 22-1 32-1 11 0 22 0 33 0s22 0 32 0c11 0 23 1 34 1 4 0 8 0 8-8 0-4-2-4-12-4s-16 0-25 0c-11-1-15-4-15-9 0-2 0-2 1-8 18-68 34-136 52-205z"><text:p/></draw:path><draw:path draw:style-name="gr3" draw:text-style-name="P107" svg:width="0.342cm" svg:height="0.2cm" svg:x="0.399cm" svg:y="0.092cm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107" svg:width="0.219cm" svg:height="0.253cm" svg:x="0.89cm" svg:y="0.115cm" svg:viewBox="0 0 220 254" svg:d="M46 236c-1 4-2 5-2 7 0 8 8 11 12 11 1 0 10-1 14-11 1-2 3-15 14-69 3 1 5 1 12 1 65 0 124-60 124-121 0-31-15-54-44-54-56 0-79 75-102 151-42-8-64-30-64-57 0-11 9-54 32-81 3-3 2-3 3-4 0-2-1-5-4-5-11 0-41 57-41 94 0 35 25 64 67 74-7 21-14 43-21 64zM100 153c-3 0-4 0-8-1-4 0-4 0-4-1s7-36 8-42c12-50 41-86 76-86 26 0 37 20 37 39 0 44-50 91-109 91z"><text:p/></draw:path><draw:path draw:style-name="gr3" draw:text-style-name="P107" svg:width="0.088cm" svg:height="0.384cm" svg:x="1.161cm" svg:y="0cm" svg:viewBox="0 0 89 385" svg:d="M89 381c0-1 0-1-7-8-47-49-60-122-60-180 0-67 15-135 63-182 4-5 4-5 4-7 0-3-1-4-3-4-5 0-39 26-62 76-20 42-24 85-24 117 0 29 4 76 25 120 23 47 56 72 61 72 2 0 3-1 3-4z"><text:p/></draw:path><draw:path draw:style-name="gr3" draw:text-style-name="P107" svg:width="0.162cm" svg:height="0.263cm" svg:x="1.288cm" svg:y="0.033cm" svg:viewBox="0 0 163 264" svg:d="M163 133c0-31-2-61-16-90-17-37-49-43-65-43-24 0-51 10-68 45-12 28-14 57-14 88 0 29 2 64 18 92 16 32 45 39 63 39 21 0 51-7 67-45 13-25 15-55 15-86zM81 255c-15 0-37-9-45-46-3-22-3-58-3-80 0-26 0-51 2-72 8-45 36-49 46-49 14 0 39 7 47 45 3 22 3 52 3 76 0 28 0 55-5 79-5 36-27 47-45 47z"><text:p/></draw:path><draw:path draw:style-name="gr3" draw:text-style-name="P107" svg:width="0.089cm" svg:height="0.384cm" svg:x="1.488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24"><text:s/>והוכחנו את הבסיס. </text:span></text:p>
            </text:list-item>
            <text:list-item>
              <text:p text:style-name="P103">צעד:</text:p>
              <text:list>
                <text:list-item>
                  <text:p text:style-name="P86"><text:span text:style-name="T21">טענה </text:span><text:span text:style-name="T25">(</text:span><text:span text:style-name="T27">1</text:span><text:span text:style-name="T25">)</text:span><text:span text:style-name="T21">: </text:span><text:span text:style-name="T18">נניח </text:span><text:span text:style-name="T18"><draw:g text:anchor-type="as-char" svg:y="-0.288cm" draw:z-index="17" draw:name="Shape160" draw:style-name="gr1"><svg:title>TexMaths</svg:title><svg:desc>11§display§\varphi(n)§svg§600§FALSE§</svg:desc><draw:path draw:style-name="gr2" draw:text-style-name="P106" svg:width="0.706cm" svg:height="0.345cm" svg:x="0.001cm" svg:y="0.018cm" svg:viewBox="0 0 707 346" svg:d="M355 346c-119 0-237 0-355 0 0-116 0-230 0-346 236 0 471 0 707 0 0 116 0 230 0 346-118 0-236 0-352 0z"><text:p/></draw:path><draw:path draw:style-name="gr3" draw:text-style-name="P107" svg:width="0.219cm" svg:height="0.253cm" svg:x="0.001cm" svg:y="0.115cm" svg:viewBox="0 0 220 254" svg:d="M46 236c-1 4-2 5-2 7 0 8 8 11 11 11 2 0 11-1 14-11 2-2 4-15 15-69 3 1 5 1 12 1 65 0 124-60 124-121 0-31-15-54-44-54-56 0-79 75-103 151-41-8-63-30-63-57 0-11 9-54 32-81 3-3 2-3 3-4 0-2-1-5-4-5-11 0-41 57-41 94 0 35 25 64 67 74-6 21-14 43-21 64zM99 153c-2 0-3 0-6-1-5 0-6 0-6-1s7-36 9-42c11-50 42-86 76-86 26 0 37 20 37 39 0 44-50 91-110 91z"><text:p/></draw:path><draw:path draw:style-name="gr3" draw:text-style-name="P107" svg:width="0.088cm" svg:height="0.384cm" svg:x="0.273cm" svg:y="0cm" svg:viewBox="0 0 89 385" svg:d="M89 381c0-1 0-1-6-8-49-49-61-122-61-180 0-67 14-135 63-182 4-5 4-5 4-7 0-3-1-4-3-4-4 0-39 26-62 76-20 42-24 85-24 117 0 29 4 76 25 120 23 47 57 72 61 72 2 0 3-1 3-4z"><text:p/></draw:path><draw:path draw:style-name="gr3" draw:text-style-name="P107" svg:width="0.208cm" svg:height="0.174cm" svg:x="0.396cm" svg:y="0.115cm" svg:viewBox="0 0 209 175" svg:d="M22 148c-1 6-3 15-3 17 0 7 5 10 11 10 5 0 12-3 14-11 1-1 6-19 8-29 3-12 5-23 9-34 2-9 4-17 6-26 1-7 5-18 5-19 6-12 26-47 63-47 17 0 21 14 21 26 0 24-19 74-25 91-3 8-4 13-4 17 0 19 14 32 32 32 36 0 50-56 50-59 0-4-3-4-4-4-5 0-5 1-6 7-7 26-21 47-39 47-7 0-10-3-10-12 0-10 3-19 8-27 6-21 23-63 23-85 0-27-17-42-44-42-36 0-54 25-61 34-2-22-18-34-35-34-19 0-26 15-30 22-5 13-11 36-11 37 0 5 3 5 4 5 4 0 5-1 7-9 7-27 14-46 29-46 7 0 11 4 11 17 0 8-1 13-6 32-8 30-15 60-23 90z"><text:p/></draw:path><draw:path draw:style-name="gr3" draw:text-style-name="P107" svg:width="0.089cm" svg:height="0.384cm" svg:x="0.638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8">. לפי הנתונים, יהי </text:span><text:span text:style-name="T18"><draw:g text:anchor-type="as-char" svg:y="-0.266cm" draw:z-index="15" draw:name="Shape161" draw:style-name="gr1"><svg:title>TexMaths</svg:title><svg:desc>11§display§0 &lt; k &lt; n§svg§600§FALSE§</svg:desc><draw:path draw:style-name="gr2" draw:text-style-name="P106" svg:width="1.615cm" svg:height="0.242cm" svg:x="0.006cm" svg:y="0.02cm" svg:viewBox="0 0 1616 243" svg:d="M808 243c-269 0-539 0-808 0 0-81 0-162 0-243 539 0 1077 0 1616 0 0 81 0 162 0 243-269 0-539 0-808 0z"><text:p/></draw:path><draw:path draw:style-name="gr3" draw:text-style-name="P107" svg:width="0.162cm" svg:height="0.264cm" svg:x="0.001cm" svg:y="0.012cm" svg:viewBox="0 0 163 265" svg:d="M163 134c0-31-2-62-16-91-17-36-49-43-66-43-23 0-51 10-67 46-12 27-14 57-14 88 0 27 1 62 18 91 16 32 44 40 63 40 21 0 50-9 67-45 13-27 15-57 15-86zM81 256c-15 0-38-10-45-46-4-24-4-59-4-81 0-25 0-51 3-72 8-45 36-48 46-48 12 0 38 6 45 45 5 21 5 51 5 75 0 28 0 54-5 78-6 37-28 49-45 49z"><text:p/></draw:path><draw:path draw:style-name="gr3" draw:text-style-name="P107" svg:width="0.234cm" svg:height="0.222cm" svg:x="0.319cm" svg:y="0.059cm" svg:viewBox="0 0 235 223" svg:d="M228 17c5-3 7-5 7-9 0-5-3-8-7-8-2 0-3 0-7 2-71 34-143 68-214 102-5 1-7 2-7 7s2 7 7 9c71 33 143 66 214 100 4 3 5 3 7 3 4 0 7-3 7-8 0-4-2-6-7-9-67-32-136-63-203-95 67-32 136-62 203-94z"><text:p/></draw:path><draw:path draw:style-name="gr3" draw:text-style-name="P107" svg:width="0.174cm" svg:height="0.27cm" svg:x="0.715cm" svg:y="0cm" svg:viewBox="0 0 175 271" svg:d="M90 4c-2-1 0-4-5-4-9 0-37 3-48 4-2 0-6 0-6 8 0 5 3 5 9 5 18 0 19 2 19 6 0 2-1 6-1 8-18 74-37 147-56 221-2 5-2 6-2 8 0 9 8 11 12 11s10-3 13-8c1-4 19-74 21-84 13 1 45 6 45 32 0 3 0 4-1 9-1 4-2 8-2 13 0 23 16 38 36 38 11 0 22-6 31-21 9-16 13-37 13-38 0-5-3-5-4-5-5 0-5 3-6 8-7 28-16 48-34 48-6 0-12-5-12-18 0-7 2-15 3-22 2-7 2-8 2-12 0-26-25-37-58-41 12-7 26-18 34-27 19-21 37-37 55-37 3 0 3 0 4 0 4 1 5 1 7 3 2 0 2 1 3 2-19 2-22 16-22 20 0 7 4 15 14 15s21-9 21-25c0-11-9-24-25-24-11 0-29 3-58 34-13 15-27 29-43 36 14-54 28-109 41-163z"><text:p/></draw:path><draw:path draw:style-name="gr3" draw:text-style-name="P107" svg:width="0.234cm" svg:height="0.222cm" svg:x="1.046cm" svg:y="0.059cm" svg:viewBox="0 0 235 223" svg:d="M229 17c4-3 6-5 6-9 0-5-3-8-7-8-2 0-3 0-7 2-71 34-143 68-214 102-5 1-7 2-7 7s2 7 7 9c71 33 143 66 214 100 4 3 5 3 7 3 4 0 7-3 7-8 0-4-2-6-6-9-68-32-136-63-204-95 68-32 136-62 204-94z"><text:p/></draw:path><draw:path draw:style-name="gr3" draw:text-style-name="P107" svg:width="0.209cm" svg:height="0.173cm" svg:x="1.431cm" svg:y="0.097cm" svg:viewBox="0 0 210 174" svg:d="M23 148c-1 5-3 14-3 15 0 8 5 11 11 11 4 0 12-3 14-11 1-1 6-17 8-27 3-12 5-23 9-34 2-9 4-18 6-27 1-7 5-18 5-19 5-12 26-47 62-47 18 0 21 14 21 26 0 25-19 74-25 91-3 9-3 13-3 17 0 17 13 31 31 31 37 0 51-55 51-58 0-5-3-5-4-5-5 0-5 2-7 8-8 26-20 47-40 47-5 0-8-4-8-13 0-8 3-18 6-26 8-21 24-63 24-85 0-27-16-42-45-42-34 0-52 25-59 34-2-22-19-34-36-34-18 0-26 15-29 22-7 13-12 36-12 38 0 4 4 4 5 4 4 0 5-1 7-9 7-27 14-46 28-46 7 0 12 5 12 17 0 8-1 13-6 32-8 30-15 60-23 90z"><text:p/></draw:path></draw:g></text:span><text:span text:style-name="T18"><text:s/>כך ש־</text:span><text:span text:style-name="T18"><draw:g text:anchor-type="as-char" svg:y="-0.288cm" draw:z-index="14" draw:name="Shape162" draw:style-name="gr1"><svg:title>TexMaths</svg:title><svg:desc>11§display§\forall k. \varphi(k)§svg§600§FALSE§</svg:desc><draw:path draw:style-name="gr2" draw:text-style-name="P106" svg:width="1.221cm" svg:height="0.344cm" svg:x="0.02cm" svg:y="0.018cm" svg:viewBox="0 0 1222 345" svg:d="M0 0c407 0 815 0 1222 0 0 115 0 230 0 345-407 0-815 0-1222 0 0-115 0-230 0-345z"><text:p/></draw:path><draw:path draw:style-name="gr3" draw:text-style-name="P107" svg:width="0.213cm" svg:height="0.273cm" svg:x="0cm" svg:y="0.019cm" svg:viewBox="0 0 214 274" svg:d="M212 14c3-4 2-5 2-6 0-5-3-8-7-8-5 0-7 4-9 9-11 28-21 56-32 85-39 0-78 0-118 0-11-29-20-57-31-85-3-6-4-9-9-9-4 0-8 3-8 8 1 2 0 1 2 6 32 84 65 168 97 251 1 6 3 9 9 9 5 0 6-4 7-8 32-83 65-168 97-252zM55 109c35 0 69 0 105 0-18 45-35 90-52 135-18-45-35-90-53-135z"><text:p/></draw:path><draw:path draw:style-name="gr3" draw:text-style-name="P107" svg:width="0.174cm" svg:height="0.269cm" svg:x="0.235cm" svg:y="0.019cm" svg:viewBox="0 0 175 270" svg:d="M90 3c-2-1 0-3-5-3-9 0-37 2-48 3-2 0-6 1-6 8 0 4 3 4 9 4 18 0 19 4 19 7 0 2-1 6-1 8-18 73-37 147-56 221-2 6-2 6-2 9 0 9 8 10 12 10 5 0 10-4 12-8 2-3 20-74 22-84 13 1 45 8 45 32 0 4 0 5-1 8-1 6-2 10-2 14 0 22 15 38 36 38 11 0 22-6 30-20 10-18 14-39 14-40 0-3-3-3-4-3-4 0-4 1-6 7-7 28-16 48-34 48-6 0-12-4-12-19 0-6 2-15 4-21 1-6 1-8 1-12 0-24-25-35-58-39 13-7 26-20 35-29 17-20 36-37 55-37 2 0 2 0 3 1 4 1 5 1 8 3 1 0 1 0 2 1-19 1-22 17-22 21 0 7 4 13 14 13s21-9 21-23c0-12-9-24-25-24-11 0-29 3-58 34-13 14-27 30-43 35 14-55 28-109 41-163z"><text:p/></draw:path><draw:path draw:style-name="gr3" draw:text-style-name="P107" svg:width="0.04cm" svg:height="0.041cm" svg:x="0.461cm" svg:y="0.247cm" svg:viewBox="0 0 41 42" svg:d="M41 21c0-11-9-21-20-21s-21 10-21 21 10 21 21 21 20-10 20-21z"><text:p/></draw:path><draw:path draw:style-name="gr3" draw:text-style-name="P107" svg:width="0.219cm" svg:height="0.252cm" svg:x="0.554cm" svg:y="0.115cm" svg:viewBox="0 0 220 253" svg:d="M46 235c-1 5-2 5-2 7 0 9 8 11 12 11 1 0 10-1 14-10 1-3 3-16 14-69 3 0 5 0 12 0 65 0 124-61 124-121 0-30-15-53-44-53-56 0-79 75-102 150-42-8-64-30-64-58 0-11 9-52 32-79 3-3 3-4 3-5s-1-4-4-4c-11 0-41 55-41 93 0 36 25 64 67 74-7 21-14 43-21 64zM100 152c-3 0-4 0-8 0s-4-1-4-2c2-15 7-35 8-42 12-49 42-86 76-86 26 0 37 21 37 40 0 43-50 90-109 90z"><text:p/></draw:path><draw:path draw:style-name="gr3" draw:text-style-name="P107" svg:width="0.088cm" svg:height="0.383cm" svg:x="0.825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107" svg:width="0.174cm" svg:height="0.269cm" svg:x="0.958cm" svg:y="0.019cm" svg:viewBox="0 0 175 270" svg:d="M89 3c-1-1 0-3-4-3-9 0-38 2-48 3-3 0-7 1-7 8 0 4 4 4 10 4 18 0 18 4 18 7 0 2-1 6-1 8-18 73-37 147-56 221-1 6-1 6-1 9 0 9 8 10 11 10 6 0 11-4 13-8 2-3 20-74 22-84 13 1 45 8 45 32 0 4 0 5-2 8 0 6-1 10-1 14 0 22 15 38 35 38 12 0 22-6 31-20 10-18 14-39 14-40 0-3-3-3-4-3-4 0-4 1-6 7-7 28-16 48-34 48-7 0-12-4-12-19 0-6 1-15 3-21s2-8 2-12c0-24-25-35-58-39 13-7 25-20 33-29 19-20 37-37 55-37 4 0 4 0 5 1 4 1 4 1 8 3 1 0 1 0 1 1-18 1-22 17-22 21 0 7 4 13 15 13 10 0 21-9 21-23 0-12-9-24-27-24-11 0-28 3-56 34-13 14-28 30-43 35 14-55 27-109 40-163z"><text:p/></draw:path><draw:path draw:style-name="gr3" draw:text-style-name="P107" svg:width="0.088cm" svg:height="0.383cm" svg:x="1.17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8">.</text:span></text:p>
                </text:list-item>
                <text:list-item>
                  <text:p text:style-name="P87"><text:span text:style-name="T21">טענה </text:span><text:span text:style-name="T25">(</text:span><text:span text:style-name="T27">2</text:span><text:span text:style-name="T25">)</text:span><text:span text:style-name="T21">:</text:span><text:span text:style-name="T18"> נניח בשלילה ש־</text:span><text:span text:style-name="T18"><draw:g text:anchor-type="as-char" svg:y="-0.288cm" draw:z-index="16" draw:name="Shape163" draw:style-name="gr1"><svg:title>TexMaths</svg:title><svg:desc>11§display§\varphi(n + 1)§svg§600§FALSE§</svg:desc><draw:path draw:style-name="gr2" draw:text-style-name="P106" svg:width="1.371cm" svg:height="0.345cm" svg:x="0.001cm" svg:y="0.018cm" svg:viewBox="0 0 1372 346" svg:d="M687 346c-229 0-458 0-687 0 0-116 0-230 0-346 458 0 914 0 1372 0 0 116 0 230 0 346-229 0-458 0-685 0z"><text:p/></draw:path><draw:path draw:style-name="gr3" draw:text-style-name="P107" svg:width="0.219cm" svg:height="0.253cm" svg:x="0.001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107" svg:width="0.088cm" svg:height="0.384cm" svg:x="0.273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0.396cm" svg:y="0.115cm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256cm" svg:height="0.254cm" svg:x="0.723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27cm" svg:height="0.254cm" svg:x="1.122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107" svg:width="0.089cm" svg:height="0.384cm" svg:x="1.30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8"> שגוי. </text:span><text:span text:style-name="T28">על בסיס זאת</text:span><text:span text:style-name="T18"> </text:span><text:span text:style-name="T18"><draw:g text:anchor-type="as-char" svg:y="-0.254cm" draw:z-index="13" draw:name="Shape164" draw:style-name="gr1"><svg:title>TexMaths</svg:title><svg:desc>11§display§n + 1§svg§600§FALSE§</svg:desc><draw:path draw:style-name="gr2" draw:text-style-name="P106" svg:width="0.824cm" svg:height="0.247cm" svg:x="0.01cm" svg:y="0.02cm" svg:viewBox="0 0 825 248" svg:d="M0 0c275 0 550 0 825 0 0 83 0 165 0 248-275 0-550 0-825 0 0-83 0-165 0-248z"><text:p/></draw:path><draw:path draw:style-name="gr3" draw:text-style-name="P107" svg:width="0.208cm" svg:height="0.173cm" svg:x="0.001cm" svg:y="0.086cm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107" svg:width="0.256cm" svg:height="0.255cm" svg:x="0.329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107" svg:width="0.127cm" svg:height="0.255cm" svg:x="0.727cm" svg:y="0cm" svg:viewBox="0 0 128 256" svg:d="M79 10c0-9 0-10-9-10-24 24-58 24-70 24 0 5 0 8 0 12 8 0 31 0 51-10 0 67 0 133 0 199 0 14-2 18-37 18-4 0-7 0-12 0 0 5 0 8 0 13 14-2 48-2 63-2s49 0 63 2c0-5 0-8 0-13-5 0-8 0-13 0-35 0-36-4-36-18 0-72 0-143 0-215z"><text:p/></draw:path></draw:g></text:span><text:span text:style-name="T18"><text:s/>הוא המספר הקטן ביותר עליו </text:span><text:span text:style-name="T18"><draw:g text:anchor-type="as-char" svg:y="-0.175cm" draw:z-index="12" draw:name="Shape165" draw:style-name="gr1"><svg:title>TexMaths</svg:title><svg:desc>11§display§\varphi§svg§600§FALSE§</svg:desc><draw:path draw:style-name="gr2" draw:text-style-name="P106" svg:width="0.198cm" svg:height="0.212cm" svg:x="0.001cm" svg:y="0.018cm" svg:viewBox="0 0 199 213" svg:d="M0 0c66 0 133 0 199 0 0 72 0 142 0 213-66 0-133 0-199 0 0-71 0-141 0-213z"><text:p/></draw:path><draw:path draw:style-name="gr3" draw:text-style-name="P107" svg:width="0.218cm" svg:height="0.252cm" svg:x="0.001cm" svg:y="0cm" svg:viewBox="0 0 219 253" svg:d="M47 234c-3 6-3 6-3 8 0 9 8 11 11 11s10-1 15-10c1-3 3-15 13-70 3 0 7 1 13 1 63 0 123-60 123-121 0-30-15-53-44-53-55 0-79 75-102 148-42-7-63-27-63-56 0-9 9-52 32-79 3-3 3-4 3-5s-1-4-5-4c-10 0-40 56-40 93 0 35 25 64 66 72-6 22-13 43-19 65zM100 151c-4 0-5 0-7 0-6 0-6 0-6-3 3-13 7-34 8-39 12-50 41-87 77-87 26 0 36 21 36 40 0 44-50 89-108 89z"><text:p/></draw:path></draw:g></text:span><text:span text:style-name="T18"><text:s text:c="2"/>נכון. לפי </text:span><text:span text:style-name="T21">טענה </text:span><text:span text:style-name="T25">(</text:span><text:span text:style-name="T27">1</text:span><text:span text:style-name="T25">)</text:span><text:span text:style-name="T21">, כל המספרים שלפניו גם הם </text:span><text:span text:style-name="T28">מקיימים את </text:span><text:span text:style-name="T28"><draw:g text:anchor-type="as-char" svg:y="-0.175cm" draw:z-index="169" draw:name="Shape166" draw:style-name="gr1"><svg:title>TexMaths</svg:title><svg:desc>11§display§\varphi§svg§600§FALSE§</svg:desc><draw:path draw:style-name="gr2" draw:text-style-name="P106" svg:width="0.198cm" svg:height="0.212cm" svg:x="0.001cm" svg:y="0.018cm" svg:viewBox="0 0 199 213" svg:d="M0 0c66 0 133 0 199 0 0 72 0 142 0 213-66 0-133 0-199 0 0-71 0-141 0-213z"><text:p/></draw:path><draw:path draw:style-name="gr3" draw:text-style-name="P107" svg:width="0.218cm" svg:height="0.252cm" svg:x="0.001cm" svg:y="0cm" svg:viewBox="0 0 219 253" svg:d="M46 234c-2 6-2 6-2 8 0 9 8 11 11 11s10-1 15-10c1-3 3-15 13-70 3 0 7 1 13 1 63 0 123-60 123-121 0-30-15-53-44-53-55 0-79 75-102 148-42-7-63-27-63-56 0-9 9-52 32-79 3-3 3-4 3-5s-1-4-5-4c-10 0-40 57-40 93 0 35 25 64 66 72-6 22-13 43-20 65zM100 151c-4 0-5 0-7 0-6 0-6 0-6-3 3-13 7-34 8-39 12-50 41-87 77-87 26 0 36 21 36 40 0 44-50 89-108 89z"><text:p/></draw:path></draw:g></text:span><text:span text:style-name="T21">.</text:span></text:p>
                </text:list-item>
                <text:list-item>
                  <text:p text:style-name="P105"><text:span text:style-name="T30">משמע, ש</text:span><text:span text:style-name="T18">לפי טענה </text:span><text:span text:style-name="T25">(</text:span><text:span text:style-name="T27">2</text:span><text:span text:style-name="T25">)</text:span><text:span text:style-name="T18">, העובדה שכל המספרים שלפניו </text:span><text:span text:style-name="T29">מקיימים </text:span><text:span text:style-name="T29"><draw:g text:anchor-type="as-char" svg:y="-0.175cm" draw:z-index="170" draw:name="Shape167" draw:style-name="gr1"><svg:title>TexMaths</svg:title><svg:desc>11§display§\varphi§svg§600§FALSE§</svg:desc><draw:path draw:style-name="gr2" draw:text-style-name="P106" svg:width="0.198cm" svg:height="0.212cm" svg:x="0.001cm" svg:y="0.018cm" svg:viewBox="0 0 199 213" svg:d="M0 0c66 0 133 0 199 0 0 72 0 142 0 213-66 0-133 0-199 0 0-71 0-141 0-213z"><text:p/></draw:path><draw:path draw:style-name="gr3" draw:text-style-name="P107" svg:width="0.218cm" svg:height="0.252cm" svg:x="0.001cm" svg:y="0cm" svg:viewBox="0 0 219 253" svg:d="M47 234c-3 6-3 6-3 8 0 9 8 11 11 11s10-1 15-10c1-3 3-15 13-70 3 0 7 1 13 1 63 0 123-60 123-121 0-30-15-53-44-53-55 0-79 75-102 148-42-7-63-27-63-56 0-10 9-52 32-79 3-3 3-4 3-5s-1-4-5-4c-10 0-40 56-40 93 0 35 25 64 66 72-6 22-13 43-19 65zM100 151c-4 0-5 0-7 0-6 0-6 0-6-3 3-13 7-34 8-39 12-50 41-87 77-87 26 0 36 21 36 40 0 44-50 89-108 89z"><text:p/></draw:path></draw:g></text:span><text:span text:style-name="T18"><text:s/></text:span><text:span text:style-name="T1">לא גוררת</text:span><text:span text:style-name="T18"> את </text:span><text:span text:style-name="T18"><draw:g text:anchor-type="as-char" svg:y="-0.288cm" draw:z-index="11" draw:name="Shape166" draw:style-name="gr1"><svg:title>TexMaths</svg:title><svg:desc>11§display§\varphi(n + 1)§svg§600§FALSE§</svg:desc><draw:path draw:style-name="gr2" draw:text-style-name="P106" svg:width="1.371cm" svg:height="0.345cm" svg:x="0.001cm" svg:y="0.018cm" svg:viewBox="0 0 1372 346" svg:d="M687 346c-229 0-458 0-687 0 0-116 0-230 0-346 458 0 914 0 1372 0 0 116 0 230 0 346-229 0-458 0-685 0z"><text:p/></draw:path><draw:path draw:style-name="gr3" draw:text-style-name="P107" svg:width="0.219cm" svg:height="0.253cm" svg:x="0.001cm" svg:y="0.115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107" svg:width="0.088cm" svg:height="0.384cm" svg:x="0.273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0.396cm" svg:y="0.115cm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256cm" svg:height="0.254cm" svg:x="0.723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27cm" svg:height="0.254cm" svg:x="1.122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107" svg:width="0.089cm" svg:height="0.384cm" svg:x="1.30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8"><text:s/></text:span><text:span text:style-name="T29">(לפי טענת השלילה)</text:span><text:span text:style-name="T18">, זאת בניגוד לנתון כי </text:span><text:span text:style-name="T18"><draw:g text:anchor-type="as-char" svg:y="-0.288cm" draw:z-index="10" draw:name="Shape167" draw:style-name="gr1"><svg:title>TexMaths</svg:title><svg:desc>11§display§\forall n \in \mathbb{N}. \forall 0 \le k &lt; n. \varphi(k)§svg§600§FALSE§</svg:desc><draw:path draw:style-name="gr2" draw:text-style-name="P106" svg:width="3.984cm" svg:height="0.345cm" svg:x="0.021cm" svg:y="0.018cm" svg:viewBox="0 0 3985 346" svg:d="M1993 346c-664 0-1329 0-1993 0 0-116 0-230 0-346 1329 0 2656 0 3985 0 0 116 0 230 0 346-665 0-1329 0-1992 0z"><text:p/></draw:path><draw:path draw:style-name="gr3" draw:text-style-name="P107" svg:width="0.215cm" svg:height="0.274cm" svg:x="0.001cm" svg:y="0.018cm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107" svg:width="0.208cm" svg:height="0.174cm" svg:x="0.228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" draw:text-style-name="P107" svg:width="0.193cm" svg:height="0.221cm" svg:x="0.587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107" svg:width="0.261cm" svg:height="0.27cm" svg:x="0.93cm" svg:y="0.025cm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107" svg:width="0.04cm" svg:height="0.04cm" svg:x="1.233cm" svg:y="0.247cm" svg:viewBox="0 0 41 41" svg:d="M41 21c0-12-10-21-21-21-12 0-20 9-20 21 0 11 8 20 20 20 11 0 21-9 21-20z"><text:p/></draw:path><draw:path draw:style-name="gr3" draw:text-style-name="P107" svg:width="0.215cm" svg:height="0.274cm" svg:x="1.307cm" svg:y="0.018cm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107" svg:width="0.162cm" svg:height="0.263cm" svg:x="1.536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107" svg:width="0.235cm" svg:height="0.296cm" svg:x="1.854cm" svg:y="0.041cm" svg:viewBox="0 0 236 297" svg:d="M229 17c4-3 7-5 7-9 0-5-3-8-7-8-2 0-6 2-8 2-71 34-142 67-213 101-7 4-8 6-8 9 0 4 2 6 8 9 71 33 142 66 213 99 6 2 7 2 8 2 3 0 7-3 7-7s-2-6-8-8c-67-32-136-64-203-95 68-32 136-64 204-95zM222 297c7 0 14 0 14-7 0-8-8-8-14-8-69 0-138 0-208 0-6 0-14 0-14 8 0 7 7 7 13 7 69 0 140 0 209 0z"><text:p/></draw:path><draw:path draw:style-name="gr3" draw:text-style-name="P107" svg:width="0.174cm" svg:height="0.27cm" svg:x="2.25cm" svg:y="0.018cm" svg:viewBox="0 0 175 271" svg:d="M90 4c0-1 0-4-5-4-9 0-38 3-48 3-3 1-7 1-7 8 0 6 4 6 10 6 18 0 18 2 18 6 0 2-1 6-1 8-19 74-37 147-56 220-1 6-1 7-1 9 0 9 8 11 11 11 5 0 11-3 13-8 2-4 20-74 22-84 13 2 45 8 45 32 0 3 0 5-1 8-1 5-2 9-2 13 0 23 15 39 35 39 12 0 22-7 31-21 10-17 14-38 14-39 0-3-3-3-4-3-5 0-5 1-6 7-7 27-16 47-34 47-7 0-12-4-12-18 0-6 1-15 3-22 2-6 2-7 2-12 0-23-25-35-58-39 12-7 25-19 33-28 19-21 37-37 56-37 3 0 3 0 4 0 4 1 4 1 7 3 2 0 2 1 3 1-19 2-23 17-23 21 0 7 4 14 15 14 10 0 21-8 21-24 0-11-9-24-27-24-11 0-28 3-56 34-13 14-28 30-43 36 14-55 28-109 41-163z"><text:p/></draw:path><draw:path draw:style-name="gr3" draw:text-style-name="P107" svg:width="0.235cm" svg:height="0.221cm" svg:x="2.581cm" svg:y="0.078cm" svg:viewBox="0 0 236 222" svg:d="M229 17c5-4 7-5 7-9 0-5-3-8-7-8-1 0-2 0-7 2-71 34-143 67-214 101-5 3-8 3-8 8s3 7 8 9c71 33 143 67 214 100 5 2 6 2 7 2 4 0 7-3 7-7 0-5-2-6-7-8-67-32-136-64-203-96 67-32 136-63 203-94z"><text:p/></draw:path><draw:path draw:style-name="gr3" draw:text-style-name="P107" svg:width="0.209cm" svg:height="0.174cm" svg:x="2.968cm" svg:y="0.115cm" svg:viewBox="0 0 210 175" svg:d="M23 148c-1 6-3 15-3 17 0 7 5 10 11 10 4 0 12-3 14-11 0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7 32-8 30-14 60-22 90z"><text:p/></draw:path><draw:path draw:style-name="gr3" draw:text-style-name="P107" svg:width="0.041cm" svg:height="0.04cm" svg:x="3.222cm" svg:y="0.247cm" svg:viewBox="0 0 42 41" svg:d="M42 21c0-12-10-21-21-21s-21 9-21 21c0 11 10 20 21 20s21-9 21-20z"><text:p/></draw:path><draw:path draw:style-name="gr3" draw:text-style-name="P107" svg:width="0.219cm" svg:height="0.253cm" svg:x="3.316cm" svg:y="0.115cm" svg:viewBox="0 0 220 254" svg:d="M46 236c-1 4-1 5-1 7 0 8 7 11 11 11 2 0 10-1 14-11 1-2 4-15 14-69 3 1 6 1 13 1 64 0 123-60 123-121 0-31-14-54-44-54-56 0-79 75-102 151-42-8-64-30-64-57 0-11 9-54 33-81 2-3 1-3 2-4 0-2 0-5-4-5-11 0-41 57-41 94 0 35 25 64 67 74-7 21-14 43-21 64zM100 153c-3 0-4 0-7-1-5 0-5 0-5-1s7-36 8-42c12-50 41-86 77-86 26 0 36 20 36 39 0 44-50 91-109 91z"><text:p/></draw:path><draw:path draw:style-name="gr3" draw:text-style-name="P107" svg:width="0.089cm" svg:height="0.384cm" svg:x="3.588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107" svg:width="0.174cm" svg:height="0.27cm" svg:x="3.722cm" svg:y="0.018cm" svg:viewBox="0 0 175 271" svg:d="M89 4c0-1 0-4-4-4-10 0-38 3-48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107" svg:width="0.089cm" svg:height="0.384cm" svg:x="3.935cm" svg:y="0cm" svg:viewBox="0 0 90 385" svg:d="M90 193c0-30-4-76-25-120-24-48-57-73-61-73-2 0-4 2-4 4s0 2 8 9c37 38 59 99 59 180 0 65-14 133-62 181-5 6-5 6-5 7 0 2 2 4 4 4 4 0 39-26 62-76 20-41 24-84 24-116z"><text:p/></draw:path></draw:g></text:span><text:span text:style-name="T18">. לפי זאת, הנחת שלילה של טענה </text:span><text:span text:style-name="T26">(</text:span><text:span text:style-name="T27">2</text:span><text:span text:style-name="T26">)</text:span><text:span text:style-name="T18"> שגויה ו־</text:span><text:span text:style-name="T18"><draw:g text:anchor-type="as-char" svg:y="-0.277cm" draw:z-index="9" draw:name="Shape168" draw:style-name="gr1"><svg:title>TexMaths</svg:title><svg:desc>11§latex§\varphi(n + 1)§svg§600§FALSE§</svg:desc><draw:path draw:style-name="gr2" draw:text-style-name="P106" svg:width="1.371cm" svg:height="0.345cm" svg:x="0.001cm" svg:y="0.021cm" svg:viewBox="0 0 1372 346" svg:d="M687 346c-229 0-458 0-687 0 0-116 0-230 0-346 458 0 914 0 1372 0 0 116 0 230 0 346-229 0-458 0-685 0z"><text:p/></draw:path><draw:path draw:style-name="gr3" draw:text-style-name="P107" svg:width="0.219cm" svg:height="0.253cm" svg:x="0.001cm" svg:y="0.12cm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107" svg:width="0.088cm" svg:height="0.384cm" svg:x="0.273cm" svg:y="0.001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107" svg:width="0.208cm" svg:height="0.174cm" svg:x="0.396cm" svg:y="0.12cm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107" svg:width="0.256cm" svg:height="0.254cm" svg:x="0.723cm" svg:y="0.066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107" svg:width="0.127cm" svg:height="0.254cm" svg:x="1.122cm" svg:y="0.034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107" svg:width="0.089cm" svg:height="0.384cm" svg:x="1.303cm" svg:y="0.001cm" svg:viewBox="0 0 90 385" svg:d="M90 193c0-30-4-76-25-120-23-48-57-73-61-73-2 0-4 2-4 4s0 2 8 9c37 38 59 99 59 180 0 65-14 133-61 181-6 6-6 6-6 7 0 2 2 4 4 4 4 0 39-26 62-76 20-41 24-84 24-116z"><text:p/></draw:path></draw:g></text:span><text:span text:style-name="T18"> <text:s/>נכון. </text:span></text:p>
                </text:list-item>
                <text:list-item>
                  <text:p text:style-name="P104">צעד האינדוקציה הוכח, והאינדוקציה הושלמה. </text:p>
                </text:list-item>
              </text:list>
            </text:list-item>
          </text:list>
        </text:list-item>
        <text:list-item>
          <text:p text:style-name="P68">מש"ל <draw:g text:anchor-type="as-char" svg:y="-0.265cm" draw:z-index="56" draw:name="Shape169" draw:style-name="gr1"><svg:title>TexMaths</svg:title><svg:desc>11§display§\blacksquare§svg§600§FALSE§</svg:desc><draw:path draw:style-name="gr2" draw:text-style-name="P106" svg:width="0.236cm" svg:height="0.224cm" svg:x="0.001cm" svg:y="0.018cm" svg:viewBox="0 0 237 225" svg:d="M120 225c-41 0-80 0-120 0 0-75 0-150 0-225 79 0 158 0 237 0 0 75 0 150 0 225-39 0-79 0-117 0z"><text:p/></draw:path><draw:path draw:style-name="gr3" draw:text-style-name="P107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p text:style-name="P4"/>
      <text:p text:style-name="P2">(סוף <text:span text:style-name="T66">– תרגיל בית 1, 15.11.2023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DejaVu Sans" svg:font-family="'DejaVu Sans'" style:font-adornments="Book" style:font-family-generic="swiss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pitch="variable"/>
    <style:font-face style:name="StarSymbol" svg:font-family="Star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Noto Sans Display" fo:font-family="'Noto Sans Display'" style:font-style-name="Regular" style:font-family-generic="swiss" style:font-pitch="variable" fo:font-size="11pt" fo:font-weight="normal" style:font-name-complex="Liberation Sans1" style:font-family-complex="'Liberation Sans'" style:font-style-name-complex="Regular" style:font-family-generic-complex="swiss" style:font-pitch-complex="variable" style:font-size-complex="11pt" style:language-complex="he" style:country-complex="I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V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8:42:21.499455873</meta:creation-date>
    <meta:editing-duration>P1DT17H37M11S</meta:editing-duration>
    <meta:editing-cycles>276</meta:editing-cycles>
    <meta:generator>LibreOffice/7.4.7.2$Linux_X86_64 LibreOffice_project/40$Build-2</meta:generator>
    <dc:title>fancy (he)</dc:title>
    <dc:date>2023-11-15T22:02:47.102829921</dc:date>
    <meta:document-statistic meta:table-count="0" meta:image-count="0" meta:object-count="0" meta:page-count="8" meta:paragraph-count="160" meta:word-count="954" meta:character-count="4597" meta:non-whitespace-character-count="3815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  <meta:template xlink:type="simple" xlink:actuate="onRequest" xlink:title="fancy (he)" xlink:href="../../../.config/libreoffice/4/user/template/fancy%20(he).ott" meta:date="2023-11-10T18:42:20.990013925"/>
  </office:meta>
</office:document-meta>
</file>